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BC00003BA600001B639AD8580D.svm"/>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79B00003B8900001B63DD853387.svm"/>
  <manifest:file-entry manifest:media-type="" manifest:full-path="Pictures/2000061300003BB400001B830B24A84D.svm"/>
  <manifest:file-entry manifest:media-type="" manifest:full-path="Pictures/200003F500003B9700001B63BE958291.svm"/>
  <manifest:file-entry manifest:media-type="" manifest:full-path="Pictures/2000071800003B8900001B4AD397E596.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svg:stroke-width="0.152cm" draw:textarea-horizontal-align="center" draw:textarea-vertical-align="middle" fo:padding-top="0.201cm" fo:padding-bottom="0.201cm" fo:padding-left="0.326cm" fo:padding-right="0.326cm"/>
    </style:style>
    <style:style style:name="gr84"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5"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6"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7"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1"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2"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textarea-horizontal-align="center" draw:textarea-vertical-align="middle"/>
    </style:style>
    <style:style style:name="gr94"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5"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7"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8"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9"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0"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1"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2"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3"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5"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6" style:family="graphic">
      <style:graphic-properties draw:ole-draw-aspect="1"/>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draw:fill="solid" draw:fill-color="#ffffff" draw:textarea-horizontal-align="center" draw:textarea-vertical-align="middle"/>
    </style:style>
    <style:style style:name="gr109" style:family="graphic" style:parent-style-name="standard">
      <style:graphic-properties draw:stroke="solid" svg:stroke-color="#b3b3b3"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0.202cm"/>
    </style:style>
    <style:style style:name="gr111" style:family="graphic" style:parent-style-name="standard">
      <style:graphic-properties draw:stroke="none" draw:fill="none" draw:fill-color="#ffffff" draw:textarea-horizontal-align="left" draw:auto-grow-width="true" fo:min-height="0.061cm" fo:min-width="0.046cm"/>
    </style:style>
    <style:style style:name="gr112" style:family="graphic" style:parent-style-name="standard">
      <style:graphic-properties draw:stroke="none" draw:fill="none" draw:fill-color="#ffffff" draw:textarea-horizontal-align="left" draw:auto-grow-width="true" fo:min-height="0.061cm" fo:min-width="0cm"/>
    </style:style>
    <style:style style:name="gr113" style:family="graphic" style:parent-style-name="standard">
      <style:graphic-properties draw:stroke="none" svg:stroke-color="#b3b3b3" draw:fill="solid" draw:fill-color="#004586" draw:textarea-horizontal-align="center" draw:textarea-vertical-align="middle"/>
    </style:style>
    <style:style style:name="gr114" style:family="graphic" style:parent-style-name="standard">
      <style:graphic-properties draw:stroke="solid" svg:stroke-color="#000000" draw:textarea-horizontal-align="center" draw:textarea-vertical-align="middle"/>
    </style:style>
    <style:style style:name="gr115" style:family="graphic" style:parent-style-name="standard">
      <style:graphic-properties draw:stroke="none" svg:stroke-color="#000000" draw:fill="solid" draw:fill-color="#004586" draw:textarea-horizontal-align="center" draw:textarea-vertical-align="middle"/>
    </style:style>
    <style:style style:name="gr116" style:family="graphic" style:parent-style-name="standard">
      <style:graphic-properties draw:stroke="none" svg:stroke-color="#000000" draw:fill="solid" draw:fill-color="#ff420e" draw:textarea-horizontal-align="center" draw:textarea-vertical-align="middle"/>
    </style:style>
    <style:style style:name="gr117" style:family="graphic" style:parent-style-name="standard">
      <style:graphic-properties draw:stroke="none" draw:fill="none" draw:fill-color="#ffffff" draw:textarea-horizontal-align="left" draw:auto-grow-width="true" fo:min-height="0.061cm" fo:min-width="1cm"/>
    </style:style>
    <style:style style:name="gr118" style:family="graphic" style:parent-style-name="standard">
      <style:graphic-properties draw:stroke="none" draw:fill="none" draw:fill-color="#ffffff" draw:textarea-horizontal-align="left" draw:auto-grow-width="true" fo:min-height="0.061cm" fo:min-width="1.156cm"/>
    </style:style>
    <style:style style:name="gr119" style:family="graphic" style:parent-style-name="standard">
      <style:graphic-properties draw:stroke="none" draw:fill="none" draw:fill-color="#ffffff" draw:textarea-horizontal-align="left" draw:auto-grow-width="true" fo:min-height="0.103cm" fo:min-width="0.682cm"/>
    </style:style>
    <style:style style:name="gr120" style:family="graphic" style:parent-style-name="standard">
      <style:graphic-properties draw:stroke="none" draw:fill="none" draw:fill-color="#ffffff" draw:textarea-horizontal-align="left" draw:auto-grow-width="true" fo:min-height="0.113cm" fo:min-width="0.595cm"/>
    </style:style>
    <style:style style:name="gr121" style:family="graphic" style:parent-style-name="standard">
      <style:graphic-properties draw:stroke="none" draw:fill="none" draw:fill-color="#ffffff" draw:textarea-horizontal-align="left" draw:auto-grow-width="true" fo:min-height="0.062cm" fo:min-width="0.046cm"/>
    </style:style>
    <style:style style:name="gr122" style:family="graphic" style:parent-style-name="standard">
      <style:graphic-properties draw:stroke="none" draw:fill="none" draw:fill-color="#ffffff" draw:textarea-horizontal-align="left" draw:auto-grow-width="true" fo:min-height="0.062cm" fo:min-width="0cm"/>
    </style:style>
    <style:style style:name="gr123" style:family="graphic" style:parent-style-name="standard">
      <style:graphic-properties draw:stroke="none" draw:fill="none" draw:fill-color="#ffffff" draw:textarea-horizontal-align="left" draw:auto-grow-width="true" fo:min-height="0.062cm" fo:min-width="0.999cm"/>
    </style:style>
    <style:style style:name="gr124" style:family="graphic" style:parent-style-name="standard">
      <style:graphic-properties draw:stroke="none" draw:fill="none" draw:fill-color="#ffffff" draw:textarea-horizontal-align="left" draw:auto-grow-width="true" fo:min-height="0.062cm" fo:min-width="1.155cm"/>
    </style:style>
    <style:style style:name="gr125" style:family="graphic" style:parent-style-name="standard">
      <style:graphic-properties draw:stroke="none" draw:fill="none" draw:fill-color="#ffffff" draw:textarea-horizontal-align="left" draw:auto-grow-width="true" fo:min-height="0.102cm" fo:min-width="1.593cm"/>
    </style:style>
    <style:style style:name="gr126" style:family="graphic" style:parent-style-name="standard">
      <style:graphic-properties draw:stroke="none" draw:fill="none" draw:fill-color="#ffffff" draw:textarea-horizontal-align="left" draw:auto-grow-width="true" fo:min-height="0.113cm" fo:min-width="0.591cm"/>
    </style:style>
    <style:style style:name="gr127" style:family="graphic" style:parent-style-name="standard">
      <style:graphic-properties draw:stroke="none" svg:stroke-color="#000000" draw:fill="solid" draw:fill-color="#ffd320"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0.734cm"/>
    </style:style>
    <style:style style:name="gr129" style:family="graphic" style:parent-style-name="standard">
      <style:graphic-properties draw:stroke="none" draw:fill="none" draw:fill-color="#ffffff" draw:textarea-horizontal-align="left" draw:auto-grow-width="true" fo:min-height="0.061cm" fo:min-width="0.985cm"/>
    </style:style>
    <style:style style:name="gr130" style:family="graphic" style:parent-style-name="standard">
      <style:graphic-properties draw:stroke="none" draw:fill="none" draw:fill-color="#ffffff" draw:textarea-horizontal-align="left" draw:auto-grow-width="true" fo:min-height="0.061cm" fo:min-width="1.282cm"/>
    </style:style>
    <style:style style:name="gr131" style:family="graphic" style:parent-style-name="standard">
      <style:graphic-properties draw:stroke="none" draw:fill="none" draw:fill-color="#ffffff" draw:textarea-horizontal-align="left" draw:auto-grow-width="true" fo:min-height="0.061cm" fo:min-width="0.938cm"/>
    </style:style>
    <style:style style:name="gr132" style:family="graphic" style:parent-style-name="standard">
      <style:graphic-properties draw:stroke="none" draw:fill="none" draw:fill-color="#ffffff" draw:textarea-horizontal-align="left" draw:auto-grow-width="true" fo:min-height="0.061cm" fo:min-width="0.594cm"/>
    </style:style>
    <style:style style:name="gr133" style:family="graphic" style:parent-style-name="standard">
      <style:graphic-properties draw:stroke="none" draw:fill="none" draw:fill-color="#ffffff" draw:textarea-horizontal-align="left" draw:auto-grow-width="true" fo:min-height="0.103cm" fo:min-width="0.683cm"/>
    </style:style>
    <style:style style:name="gr134" style:family="graphic" style:parent-style-name="standard">
      <style:graphic-properties draw:stroke="none" draw:fill="none" draw:fill-color="#ffffff" draw:textarea-horizontal-align="left" draw:auto-grow-width="true" fo:min-height="0.113cm" fo:min-width="3.108cm"/>
    </style:style>
    <style:style style:name="gr135" style:family="graphic" style:parent-style-name="standard">
      <style:graphic-properties svg:stroke-color="#00ff00" draw:textarea-horizontal-align="center" draw:textarea-vertical-align="middle"/>
    </style:style>
    <style:style style:name="gr136"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8"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9"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1"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3" style:family="graphic" style:parent-style-name="standard">
      <style:graphic-properties draw:stroke="none" draw:fill="none" draw:fill-color="#ffffff" draw:textarea-horizontal-align="left" draw:auto-grow-width="true" fo:min-height="0.062cm" fo:min-width="0.125cm"/>
    </style:style>
    <style:style style:name="gr144" style:family="graphic" style:parent-style-name="standard">
      <style:graphic-properties draw:stroke="none" draw:fill="none" draw:fill-color="#ffffff" draw:textarea-horizontal-align="left" draw:auto-grow-width="true" fo:min-height="0.102cm" fo:min-width="1.455cm"/>
    </style:style>
    <style:style style:name="gr145" style:family="graphic" style:parent-style-name="standard">
      <style:graphic-properties draw:stroke="none" draw:fill="none" draw:fill-color="#ffffff" draw:textarea-horizontal-align="left" draw:auto-grow-width="true" fo:min-height="0.113cm" fo:min-width="1.878cm"/>
    </style:style>
    <style:style style:name="gr146" style:family="graphic" style:parent-style-name="standard">
      <style:graphic-properties draw:stroke="none" svg:stroke-color="#000000" draw:fill="solid" draw:fill-color="#579d1c" draw:textarea-horizontal-align="center" draw:textarea-vertical-align="middle"/>
    </style:style>
    <style:style style:name="gr147" style:family="graphic" style:parent-style-name="standard">
      <style:graphic-properties draw:stroke="none" svg:stroke-color="#000000" draw:fill="solid" draw:fill-color="#7e0021" draw:textarea-horizontal-align="center" draw:textarea-vertical-align="middle"/>
    </style:style>
    <style:style style:name="gr148" style:family="graphic" style:parent-style-name="standard">
      <style:graphic-properties draw:stroke="none" svg:stroke-color="#000000" draw:fill="solid" draw:fill-color="#83caff" draw:textarea-horizontal-align="center" draw:textarea-vertical-align="middle"/>
    </style:style>
    <style:style style:name="gr149" style:family="graphic" style:parent-style-name="standard">
      <style:graphic-properties draw:stroke="none" draw:fill="none" draw:fill-color="#ffffff" draw:textarea-horizontal-align="left" draw:auto-grow-width="true" fo:min-height="0.061cm" fo:min-width="1.079cm"/>
    </style:style>
    <style:style style:name="gr150" style:family="graphic" style:parent-style-name="standard">
      <style:graphic-properties draw:stroke="none" draw:fill="none" draw:fill-color="#ffffff" draw:textarea-horizontal-align="left" draw:auto-grow-width="true" fo:min-height="0.061cm" fo:min-width="0.812cm"/>
    </style:style>
    <style:style style:name="gr151" style:family="graphic" style:parent-style-name="standard">
      <style:graphic-properties draw:stroke="none" draw:fill="none" draw:fill-color="#ffffff" draw:textarea-horizontal-align="left" draw:auto-grow-width="true" fo:min-height="0.103cm" fo:min-width="3.264cm"/>
    </style:style>
    <style:style style:name="gr152" style:family="graphic" style:parent-style-name="standard">
      <style:graphic-properties draw:fill="solid" draw:fill-color="#ffffff" draw:textarea-horizontal-align="center" draw:textarea-vertical-align="middle"/>
    </style:style>
    <style:style style:name="gr153" style:family="graphic" style:parent-style-name="standard">
      <style:graphic-properties draw:fill="solid" draw:fill-color="#ffffff" draw:textarea-horizontal-align="center" draw:textarea-vertical-align="middle"/>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00ff00" draw:textarea-vertical-align="middle" draw:auto-grow-height="false" fo:min-height="0.749cm" fo:min-width="0.499cm"/>
    </style:style>
    <style:style style:name="gr15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7" style:family="graphic" style:parent-style-name="standard">
      <style:graphic-properties draw:fill="solid" draw:fill-color="#ff0000" draw:textarea-horizontal-align="center" draw:textarea-vertical-align="middle"/>
    </style:style>
    <style:style style:name="gr158" style:family="graphic" style:parent-style-name="standard">
      <style:graphic-properties draw:fill="none" draw:textarea-vertical-align="middle" draw:auto-grow-height="false" fo:min-height="0.749cm" fo:min-width="0.499cm"/>
    </style:style>
    <style:style style:name="gr159" style:family="graphic" style:parent-style-name="standard">
      <style:graphic-properties draw:stroke="none" draw:fill="none" draw:fill-color="#ffffff" draw:textarea-horizontal-align="left" draw:auto-grow-width="true" fo:min-height="0.061cm" fo:min-width="1.908cm"/>
    </style:style>
    <style:style style:name="gr160" style:family="graphic" style:parent-style-name="standard">
      <style:graphic-properties draw:stroke="none" draw:fill="none" draw:fill-color="#ffffff" draw:textarea-horizontal-align="left" draw:auto-grow-width="true" fo:min-height="0.061cm" fo:min-width="2.131cm"/>
    </style:style>
    <style:style style:name="gr161" style:family="graphic" style:parent-style-name="standard">
      <style:graphic-properties draw:stroke="none" draw:fill="none" draw:fill-color="#ffffff" draw:textarea-horizontal-align="left" draw:auto-grow-width="true" fo:min-height="0.103cm" fo:min-width="3.268cm"/>
    </style:style>
    <style:style style:name="gr162" style:family="graphic" style:parent-style-name="standard">
      <style:graphic-properties draw:stroke="none" draw:fill="none" draw:fill-color="#ffffff" draw:textarea-horizontal-align="left" draw:auto-grow-width="true" fo:min-height="0.113cm" fo:min-width="1.516cm"/>
    </style:style>
    <style:style style:name="gr163" style:family="graphic" style:parent-style-name="standard">
      <style:graphic-properties draw:stroke="none" svg:stroke-color="#b3b3b3" draw:fill="solid" draw:fill-color="#ff420e" draw:textarea-horizontal-align="center" draw:textarea-vertical-align="middle"/>
    </style:style>
    <style:style style:name="gr164" style:family="graphic" style:parent-style-name="standard">
      <style:graphic-properties draw:stroke="none" draw:fill="none" draw:fill-color="#ffffff" draw:textarea-horizontal-align="left" draw:auto-grow-width="true" fo:min-height="0.062cm" fo:min-width="2.393cm"/>
    </style:style>
    <style:style style:name="gr165" style:family="graphic" style:parent-style-name="standard">
      <style:graphic-properties draw:stroke="none" draw:fill="none" draw:fill-color="#ffffff" draw:textarea-horizontal-align="left" draw:auto-grow-width="true" fo:min-height="0.062cm" fo:min-width="0.077cm"/>
    </style:style>
    <style:style style:name="gr166" style:family="graphic" style:parent-style-name="standard">
      <style:graphic-properties draw:stroke="none" draw:fill="none" draw:fill-color="#ffffff" draw:textarea-horizontal-align="left" draw:auto-grow-width="true" fo:min-height="0.062cm" fo:min-width="2.065cm"/>
    </style:style>
    <style:style style:name="gr167" style:family="graphic" style:parent-style-name="standard">
      <style:graphic-properties draw:stroke="none" draw:fill="none" draw:fill-color="#ffffff" draw:textarea-horizontal-align="left" draw:auto-grow-width="true" fo:min-height="0.062cm" fo:min-width="0.688cm"/>
    </style:style>
    <style:style style:name="gr168" style:family="graphic" style:parent-style-name="standard">
      <style:graphic-properties draw:stroke="none" draw:fill="none" draw:fill-color="#ffffff" draw:textarea-horizontal-align="left" draw:auto-grow-width="true" fo:min-height="0.102cm" fo:min-width="3.257cm"/>
    </style:style>
    <style:style style:name="gr169" style:family="graphic" style:parent-style-name="standard">
      <style:graphic-properties draw:stroke="none" draw:fill="none" draw:fill-color="#ffffff" draw:textarea-horizontal-align="left" draw:auto-grow-width="true" fo:min-height="0.113cm" fo:min-width="1.509cm"/>
    </style:style>
    <style:style style:name="gr170" style:family="graphic" style:parent-style-name="standard">
      <style:graphic-properties draw:stroke="none" draw:fill="none" draw:fill-color="#ffffff" draw:textarea-horizontal-align="left" draw:auto-grow-width="true" fo:min-height="0.061cm" fo:min-width="2.395cm"/>
    </style:style>
    <style:style style:name="gr171" style:family="graphic" style:parent-style-name="standard">
      <style:graphic-properties draw:stroke="none" draw:fill="none" draw:fill-color="#ffffff" draw:textarea-horizontal-align="left" draw:auto-grow-width="true" fo:min-height="0.061cm" fo:min-width="0.077cm"/>
    </style:style>
    <style:style style:name="gr172" style:family="graphic" style:parent-style-name="standard">
      <style:graphic-properties draw:stroke="none" draw:fill="none" draw:fill-color="#ffffff" draw:textarea-horizontal-align="left" draw:auto-grow-width="true" fo:min-height="0.061cm" fo:min-width="2.067cm"/>
    </style:style>
    <style:style style:name="gr173" style:family="graphic" style:parent-style-name="standard">
      <style:graphic-properties draw:stroke="none" draw:fill="none" draw:fill-color="#ffffff" draw:textarea-horizontal-align="left" draw:auto-grow-width="true" fo:min-height="0.061cm" fo:min-width="0.689cm"/>
    </style:style>
    <style:style style:name="gr174" style:family="graphic" style:parent-style-name="standard">
      <style:graphic-properties draw:stroke="none" draw:fill="none" draw:fill-color="#ffffff" draw:textarea-horizontal-align="left" draw:auto-grow-width="true" fo:min-height="0.103cm" fo:min-width="3.214cm"/>
    </style:style>
    <style:style style:name="gr175" style:family="graphic" style:parent-style-name="standard">
      <style:graphic-properties draw:fill="solid" draw:fill-color="#33cc66" draw:textarea-horizontal-align="center" draw:textarea-vertical-align="middle"/>
    </style:style>
    <style:style style:name="gr176" style:family="graphic" style:parent-style-name="standard">
      <style:graphic-properties draw:fill="solid" draw:fill-color="#33cc66" draw:textarea-horizontal-align="center" draw:textarea-vertical-align="middle"/>
    </style:style>
    <style:style style:name="gr177" style:family="graphic" style:parent-style-name="standard">
      <style:graphic-properties draw:fill="solid" draw:fill-color="#00dcff" draw:textarea-horizontal-align="center" draw:textarea-vertical-align="middle"/>
    </style:style>
    <style:style style:name="gr178" style:family="graphic" style:parent-style-name="standard">
      <style:graphic-properties draw:marker-end="Arrow" draw:marker-end-width="0.3cm" draw:fill="solid" draw:fill-color="#33cc66" draw:textarea-horizontal-align="center" draw:textarea-vertical-align="middle"/>
    </style:style>
    <style:style style:name="gr179" style:family="graphic" style:parent-style-name="standard">
      <style:graphic-properties draw:textarea-horizontal-align="justify" draw:textarea-vertical-align="middle" draw:auto-grow-height="false"/>
    </style:style>
    <style:style style:name="gr180" style:family="graphic" style:parent-style-name="standard">
      <style:graphic-properties draw:fill="solid" draw:fill-color="#008000" draw:textarea-vertical-align="middle" draw:auto-grow-height="false" fo:min-height="0.749cm" fo:min-width="0.499cm"/>
    </style:style>
    <style:style style:name="gr181" style:family="graphic" style:parent-style-name="standard">
      <style:graphic-properties draw:fill="solid" draw:fill-color="#00ff00" draw:textarea-horizontal-align="justify" draw:textarea-vertical-align="middle" draw:auto-grow-height="false"/>
    </style:style>
    <style:style style:name="gr182" style:family="graphic" style:parent-style-name="standard">
      <style:graphic-properties draw:stroke="none" draw:fill="none" draw:fill-color="#ffffff" draw:textarea-horizontal-align="left" draw:auto-grow-width="true" fo:min-height="0.061cm" fo:min-width="1.501cm"/>
    </style:style>
    <style:style style:name="gr183" style:family="graphic" style:parent-style-name="standard">
      <style:graphic-properties draw:stroke="none" draw:fill="none" draw:fill-color="#ffffff" draw:textarea-horizontal-align="left" draw:auto-grow-width="true" fo:min-height="0.103cm" fo:min-width="4.506cm"/>
    </style:style>
    <style:style style:name="gr184" style:family="graphic" style:parent-style-name="standard">
      <style:graphic-properties draw:stroke="none" draw:fill="none" draw:fill-color="#ffffff" draw:textarea-horizontal-align="left" draw:auto-grow-width="true" fo:min-height="0.061cm" fo:min-width="0.125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314004" draw:textarea-horizontal-align="center" draw:textarea-vertical-align="middle"/>
    </style:style>
    <style:style style:name="gr187" style:family="graphic" style:parent-style-name="standard">
      <style:graphic-properties draw:stroke="none" svg:stroke-color="#000000" draw:fill="solid" draw:fill-color="#aecf00" draw:textarea-horizontal-align="center" draw:textarea-vertical-align="middle"/>
    </style:style>
    <style:style style:name="gr188" style:family="graphic" style:parent-style-name="standard">
      <style:graphic-properties draw:stroke="none" draw:fill="none" draw:fill-color="#ffffff" draw:textarea-horizontal-align="left" draw:auto-grow-width="true" fo:min-height="0.061cm" fo:min-width="0.891cm"/>
    </style:style>
    <style:style style:name="gr189" style:family="graphic" style:parent-style-name="standard">
      <style:graphic-properties draw:stroke="none" draw:fill="none" draw:fill-color="#ffffff" draw:textarea-horizontal-align="left" draw:auto-grow-width="true" fo:min-height="0.061cm" fo:min-width="1.048cm"/>
    </style:style>
    <style:style style:name="gr190" style:family="graphic" style:parent-style-name="standard">
      <style:graphic-properties draw:stroke="none" draw:fill="none" draw:fill-color="#ffffff" draw:textarea-horizontal-align="left" draw:auto-grow-width="true" fo:min-height="0.061cm" fo:min-width="1.205cm"/>
    </style:style>
    <style:style style:name="gr191" style:family="graphic" style:parent-style-name="standard">
      <style:graphic-properties draw:stroke="none" draw:fill="none" draw:fill-color="#ffffff" draw:textarea-horizontal-align="left" draw:auto-grow-width="true" fo:min-height="0.061cm" fo:min-width="1.361cm"/>
    </style:style>
    <style:style style:name="gr192" style:family="graphic" style:parent-style-name="standard">
      <style:graphic-properties draw:stroke="none" draw:fill="none" draw:fill-color="#ffffff" draw:textarea-horizontal-align="left" draw:auto-grow-width="true" fo:min-height="0.103cm" fo:min-width="2.702cm"/>
    </style:style>
    <style:style style:name="gr193" style:family="graphic" style:parent-style-name="standard">
      <style:graphic-properties draw:stroke="none" draw:fill="none" draw:fill-color="#ffffff" draw:textarea-horizontal-align="left" draw:auto-grow-width="true" fo:min-height="0.113cm" fo:min-width="5.288cm"/>
    </style:style>
    <style:style style:name="gr194" style:family="graphic" style:parent-style-name="standard">
      <style:graphic-properties draw:stroke="none" draw:fill="none" draw:fill-color="#ffffff" draw:textarea-horizontal-align="left" draw:auto-grow-width="true" fo:min-height="0.113cm" fo:min-width="5.182cm"/>
    </style:style>
    <style:style style:name="gr195" style:family="graphic" style:parent-style-name="standard">
      <style:graphic-properties draw:marker-start-width="0.276cm" draw:marker-end="Arrow" draw:marker-end-width="0.376cm" draw:textarea-horizontal-align="center" draw:textarea-vertical-align="middle"/>
    </style:style>
    <style:style style:name="gr19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9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9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9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none" draw:fill="none" draw:fill-color="#ffffff" draw:textarea-horizontal-align="left" draw:auto-grow-width="true" fo:min-height="0.063cm" fo:min-width="0.204cm"/>
    </style:style>
    <style:style style:name="gr202" style:family="graphic" style:parent-style-name="standard">
      <style:graphic-properties draw:stroke="none" draw:fill="none" draw:fill-color="#ffffff" draw:textarea-horizontal-align="left" draw:auto-grow-width="true" fo:min-height="0.063cm" fo:min-width="0.047cm"/>
    </style:style>
    <style:style style:name="gr203" style:family="graphic" style:parent-style-name="standard">
      <style:graphic-properties draw:stroke="none" draw:fill="none" draw:fill-color="#ffffff" draw:textarea-horizontal-align="left" draw:auto-grow-width="true" fo:min-height="0.063cm" fo:min-width="0cm"/>
    </style:style>
    <style:style style:name="gr204" style:family="graphic" style:parent-style-name="standard">
      <style:graphic-properties draw:stroke="none" draw:fill="none" draw:fill-color="#ffffff" draw:textarea-horizontal-align="left" draw:auto-grow-width="true" fo:min-height="0.063cm" fo:min-width="1.504cm"/>
    </style:style>
    <style:style style:name="gr205" style:family="graphic" style:parent-style-name="standard">
      <style:graphic-properties draw:stroke="none" draw:fill="none" draw:fill-color="#ffffff" draw:textarea-horizontal-align="left" draw:auto-grow-width="true" fo:min-height="0.103cm" fo:min-width="2.255cm"/>
    </style:style>
    <style:style style:name="gr206" style:family="graphic" style:parent-style-name="standard">
      <style:graphic-properties draw:stroke="none" draw:fill="none" draw:fill-color="#ffffff" draw:textarea-horizontal-align="left" draw:auto-grow-width="true" fo:min-height="0.114cm" fo:min-width="1.513cm"/>
    </style:style>
    <style:style style:name="gr207" style:family="graphic" style:parent-style-name="standard">
      <style:graphic-properties draw:stroke="none" draw:fill="none" draw:fill-color="#ffffff" draw:textarea-horizontal-align="left" draw:auto-grow-width="true" fo:min-height="0.063cm" fo:min-width="2.272cm"/>
    </style:style>
    <style:style style:name="gr208" style:family="graphic" style:parent-style-name="standard">
      <style:graphic-properties draw:stroke="none" draw:fill="none" draw:fill-color="#ffffff" draw:textarea-horizontal-align="left" draw:auto-grow-width="true" fo:min-height="0.063cm" fo:min-width="0.548cm"/>
    </style:style>
    <style:style style:name="gr209" style:family="graphic" style:parent-style-name="standard">
      <style:graphic-properties draw:stroke="none" draw:fill="none" draw:fill-color="#ffffff" draw:textarea-horizontal-align="left" draw:auto-grow-width="true" fo:min-height="0.061cm" fo:min-width="0.361cm"/>
    </style:style>
    <style:style style:name="gr210" style:family="graphic" style:parent-style-name="standard">
      <style:graphic-properties draw:stroke="none" draw:fill="none" draw:fill-color="#ffffff" draw:textarea-horizontal-align="left" draw:auto-grow-width="true" fo:min-height="0.061cm" fo:min-width="0.203cm"/>
    </style:style>
    <style:style style:name="gr211" style:family="graphic" style:parent-style-name="standard">
      <style:graphic-properties draw:stroke="none" draw:fill="none" draw:fill-color="#ffffff" draw:textarea-horizontal-align="left" draw:auto-grow-width="true" fo:min-height="0.061cm" fo:min-width="1.77cm"/>
    </style:style>
    <style:style style:name="gr212" style:family="graphic" style:parent-style-name="standard">
      <style:graphic-properties draw:stroke="none" draw:fill="none" draw:fill-color="#ffffff" draw:textarea-horizontal-align="left" draw:auto-grow-width="true" fo:min-height="0.061cm" fo:min-width="2.256cm"/>
    </style:style>
    <style:style style:name="gr213" style:family="graphic" style:parent-style-name="standard">
      <style:graphic-properties draw:stroke="none" draw:fill="none" draw:fill-color="#ffffff" draw:textarea-horizontal-align="left" draw:auto-grow-width="true" fo:min-height="0.061cm" fo:min-width="0.314cm"/>
    </style:style>
    <style:style style:name="gr214" style:family="graphic" style:parent-style-name="standard">
      <style:graphic-properties draw:stroke="none" draw:fill="none" draw:fill-color="#ffffff" draw:textarea-horizontal-align="left" draw:auto-grow-width="true" fo:min-height="0.103cm" fo:min-width="1.39cm"/>
    </style:style>
    <style:style style:name="gr215" style:family="graphic" style:parent-style-name="standard">
      <style:graphic-properties draw:stroke="none" draw:fill="none" draw:fill-color="#ffffff" draw:textarea-horizontal-align="left" draw:auto-grow-width="true" fo:min-height="0.063cm" fo:min-width="1.85cm"/>
    </style:style>
    <style:style style:name="gr216" style:family="graphic" style:parent-style-name="standard">
      <style:graphic-properties draw:stroke="none" draw:fill="none" draw:fill-color="#ffffff" draw:textarea-horizontal-align="left" draw:auto-grow-width="true" fo:min-height="0.063cm" fo:min-width="0.314cm"/>
    </style:style>
    <style:style style:name="gr217" style:family="graphic" style:parent-style-name="standard">
      <style:graphic-properties draw:stroke="none" draw:fill="none" draw:fill-color="#ffffff" draw:textarea-horizontal-align="left" draw:auto-grow-width="true" fo:min-height="0.063cm" fo:min-width="2.148cm"/>
    </style:style>
    <style:style style:name="gr218" style:family="graphic" style:parent-style-name="standard">
      <style:graphic-properties draw:stroke="none" draw:fill="none" draw:fill-color="#ffffff" draw:textarea-horizontal-align="left" draw:auto-grow-width="true" fo:min-height="0.063cm" fo:min-width="1.318cm"/>
    </style:style>
    <style:style style:name="gr219" style:family="graphic" style:parent-style-name="standard">
      <style:graphic-properties draw:stroke="none" draw:fill="none" draw:fill-color="#ffffff" draw:textarea-horizontal-align="left" draw:auto-grow-width="true" fo:min-height="0.063cm" fo:min-width="2.478cm"/>
    </style:style>
    <style:style style:name="gr220" style:family="graphic" style:parent-style-name="standard">
      <style:graphic-properties draw:stroke="none" draw:fill="none" draw:fill-color="#ffffff" draw:textarea-horizontal-align="left" draw:auto-grow-width="true" fo:min-height="0.114cm" fo:min-width="2.892cm"/>
    </style:style>
    <style:style style:name="gr221" style:family="graphic" style:parent-style-name="standard">
      <style:graphic-properties draw:stroke="none" draw:fill="none" draw:fill-color="#ffffff" draw:textarea-horizontal-align="left" draw:auto-grow-width="true" fo:min-height="0.063cm" fo:min-width="1.74cm"/>
    </style:style>
    <style:style style:name="gr222" style:family="graphic" style:parent-style-name="standard">
      <style:graphic-properties draw:stroke="none" draw:fill="none" draw:fill-color="#ffffff" draw:textarea-horizontal-align="left" draw:auto-grow-width="true" fo:min-height="0.061cm" fo:min-width="2.443cm"/>
    </style:style>
    <style:style style:name="gr223" style:family="graphic" style:parent-style-name="standard">
      <style:graphic-properties draw:stroke="none" draw:fill="none" draw:fill-color="#ffffff" draw:textarea-horizontal-align="left" draw:auto-grow-width="true" fo:min-height="0.061cm" fo:min-width="2.209cm"/>
    </style:style>
    <style:style style:name="gr224" style:family="graphic" style:parent-style-name="standard">
      <style:graphic-properties draw:stroke="none" draw:fill="none" draw:fill-color="#ffffff" draw:textarea-horizontal-align="left" draw:auto-grow-width="true" fo:min-height="0.061cm" fo:min-width="0.377cm"/>
    </style:style>
    <style:style style:name="gr225" style:family="graphic" style:parent-style-name="standard">
      <style:graphic-properties draw:stroke="none" draw:fill="none" draw:fill-color="#ffffff" draw:textarea-horizontal-align="left" draw:auto-grow-width="true" fo:min-height="0.061cm" fo:min-width="2.364cm"/>
    </style:style>
    <style:style style:name="gr226" style:family="graphic" style:parent-style-name="standard">
      <style:graphic-properties draw:stroke="none" draw:fill="none" draw:fill-color="#ffffff" draw:textarea-horizontal-align="left" draw:auto-grow-width="true" fo:min-height="0.061cm" fo:min-width="2.178cm"/>
    </style:style>
    <style:style style:name="gr227" style:family="graphic" style:parent-style-name="standard">
      <style:graphic-properties draw:stroke="none" draw:fill="none" draw:fill-color="#ffffff" draw:textarea-horizontal-align="left" draw:auto-grow-width="true" fo:min-height="0.061cm" fo:min-width="2.115cm"/>
    </style:style>
    <style:style style:name="gr228" style:family="graphic" style:parent-style-name="standard">
      <style:graphic-properties draw:stroke="none" draw:fill="none" draw:fill-color="#ffffff" draw:textarea-horizontal-align="left" draw:auto-grow-width="true" fo:min-height="0.061cm" fo:min-width="1.832cm"/>
    </style:style>
    <style:style style:name="gr229" style:family="graphic" style:parent-style-name="standard">
      <style:graphic-properties draw:stroke="none" draw:fill="none" draw:fill-color="#ffffff" draw:textarea-horizontal-align="left" draw:auto-grow-width="true" fo:min-height="0.061cm" fo:min-width="1.973cm"/>
    </style:style>
    <style:style style:name="gr230" style:family="graphic" style:parent-style-name="standard">
      <style:graphic-properties draw:stroke="none" draw:fill="none" draw:fill-color="#ffffff" draw:textarea-horizontal-align="left" draw:auto-grow-width="true" fo:min-height="0.061cm" fo:min-width="1.754cm"/>
    </style:style>
    <style:style style:name="gr231" style:family="graphic" style:parent-style-name="standard">
      <style:graphic-properties draw:stroke="none" draw:fill="none" draw:fill-color="#ffffff" draw:textarea-horizontal-align="left" draw:auto-grow-width="true" fo:min-height="0.103cm" fo:min-width="1.518cm"/>
    </style:style>
    <style:style style:name="gr232" style:family="graphic" style:parent-style-name="standard">
      <style:graphic-properties draw:stroke="none" draw:fill="none" draw:fill-color="#ffffff" draw:textarea-horizontal-align="left" draw:auto-grow-width="true" fo:min-height="0.113cm" fo:min-width="2.897cm"/>
    </style:style>
    <style:style style:name="gr233" style:family="graphic" style:parent-style-name="standard">
      <style:graphic-properties draw:stroke="none" draw:fill="none" draw:fill-color="#ffffff" draw:textarea-horizontal-align="left" draw:auto-grow-width="true" fo:min-height="0.061cm" fo:min-width="1.393cm"/>
    </style:style>
    <style:style style:name="gr234" style:family="graphic" style:parent-style-name="standard">
      <style:graphic-properties draw:stroke="none" draw:fill="none" draw:fill-color="#ffffff" draw:textarea-horizontal-align="left" draw:auto-grow-width="true" fo:min-height="0.103cm" fo:min-width="2.348cm"/>
    </style:style>
    <style:style style:name="gr235" style:family="graphic" style:parent-style-name="standard">
      <style:graphic-properties draw:stroke="none" draw:fill="none" draw:fill-color="#ffffff" draw:textarea-horizontal-align="left" draw:auto-grow-width="true" fo:min-height="0.113cm" fo:min-width="1.49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text-properties fo:color="#800000"/>
    </style:style>
    <style:style style:name="P19" style:family="paragraph">
      <style:text-properties fo:color="#800000" fo:font-size="12pt" style:font-size-asian="12pt" style:font-size-complex="12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1"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2"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3" style:family="paragraph">
      <style:paragraph-properties fo:text-align="center"/>
      <style:text-properties fo:font-size="14pt" style:font-size-asian="14pt" style:font-size-complex="14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4pt" style:font-size-asian="14pt" style:font-size-complex="14pt"/>
    </style:style>
    <style:style style:name="P26" style:family="paragraph">
      <style:text-properties fo:font-size="16pt" style:font-size-asian="16pt" style:font-size-complex="16pt"/>
    </style:style>
    <style:style style:name="P27" style:family="paragraph">
      <style:text-properties fo:font-size="20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fo:color="#800000"/>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tyle="italic" style:font-style-asian="italic" style:font-style-complex="italic"/>
    </style:style>
    <style:style style:name="T1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78) rotate (0.785572696322499) translate (12.3820549514814cm 7.93688915225448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office:forms form:automatic-focus="false" form:apply-design-mode="false"/>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office:forms form:automatic-focus="false" form:apply-design-mode="false"/>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2" draw:layer="layout" svg:width="11.399cm" svg:height="0.877cm" svg:x="7.016cm" svg:y="13.335cm">
          <draw:text-box>
            <text:p text:style-name="P1"><text:span text:style-name="T10">Status des Zielsensors (Ziel in Reichweite = 1)</text:span></text:p>
          </draw:text-box>
        </draw:frame>
        <draw:line draw:style-name="gr40" draw:text-style-name="P5" draw:layer="layout" svg:x1="5.08cm" svg:y1="14.605cm" svg:x2="6.985cm" svg:y2="14.605cm">
          <text:p/>
        </draw:line>
        <draw:frame draw:style-name="gr56" draw:text-style-name="P12" draw:layer="layout" svg:width="11.399cm" svg:height="0.881cm" svg:x="7.016cm" svg:y="13.97cm">
          <draw:text-box>
            <text:p text:style-name="P1"><text:span text:style-name="T10">Vergebener </text:span><text:span text:style-name="T9">reward</text:span><text:span text:style-name="T10"> für bearbeitete </text:span><text:span text:style-name="T9">action set</text:span><text:span text:style-name="T10"> Listen</text:span></text:p>
          </draw:text-box>
        </draw:frame>
        <draw:line draw:style-name="gr51" draw:text-style-name="P9" draw:layer="layout" svg:x1="4.446cm" svg:y1="7.62cm" svg:x2="5.716cm" svg:y2="7.62cm">
          <text:p/>
        </draw:line>
        <draw:frame draw:style-name="gr52" draw:text-style-name="P15" draw:layer="layout" svg:width="0.739cm" svg:height="0.725cm" svg:x="3.811cm" svg:y="6.985cm">
          <draw:text-box>
            <text:p><text:span text:style-name="T12">1</text:span></text:p>
          </draw:text-box>
        </draw:frame>
        <draw:frame draw:style-name="gr52" draw:text-style-name="P15" draw:layer="layout" svg:width="0.739cm" svg:height="0.725cm" svg:x="3.811cm" svg:y="10.07cm">
          <draw:text-box>
            <text:p><text:span text:style-name="T12">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6" draw:layer="layout" svg:x1="19.051cm" svg:y1="14.605cm" svg:x2="19.051cm" svg:y2="11.43cm">
          <text:p/>
        </draw:line>
        <draw:frame draw:style-name="gr52" draw:text-style-name="P15" draw:layer="layout" svg:width="4.02cm" svg:height="0.725cm" svg:x="16.936cm" svg:y="14.515cm">
          <draw:text-box>
            <text:p text:style-name="P9"><text:span text:style-name="T12">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4.896cm" svg:height="0.725cm" svg:x="10.795cm" svg:y="12.065cm">
          <draw:text-box>
            <text:p><text:span text:style-name="T12">ActionSets im Speicher</text:span></text:p>
          </draw:text-box>
        </draw:frame>
        <draw:line draw:style-name="gr48" draw:text-style-name="P5" draw:layer="layout" svg:x1="8.89cm" svg:y1="7.62cm" svg:x2="13.335cm" svg:y2="7.62cm">
          <text:p/>
        </draw:line>
        <draw:frame draw:style-name="gr52" draw:text-style-name="P17" draw:layer="layout" svg:width="0.853cm" svg:height="0.963cm" svg:x="8.672cm" svg:y="8.255cm">
          <draw:text-box>
            <text:p><text:span text:style-name="T13">?</text:span></text:p>
          </draw:text-box>
        </draw:frame>
        <draw:frame draw:style-name="gr52" draw:text-style-name="P15" draw:layer="layout" svg:width="4.676cm" svg:height="1.203cm" svg:x="8.502cm" svg:y="8.961cm">
          <draw:text-box>
            <text:p><text:span text:style-name="T12">Zu vergebener </text:span><text:span text:style-name="T7">reward</text:span></text:p>
            <text:p><text:span text:style-name="T12">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8" draw:layer="layout" svg:width="1.27cm" svg:height="0.963cm" svg:x="18.415cm" svg:y="8.89cm">
          <draw:text-box>
            <text:p><text:span text:style-name="T14"><text:s/></text:span><text:span text:style-name="T14">X</text:span></text:p>
          </draw:text-box>
        </draw:frame>
        <draw:frame draw:style-name="gr52" draw:text-style-name="P18" draw:layer="layout" svg:width="2.894cm" svg:height="0.963cm" svg:x="15.521cm" svg:y="7.927cm">
          <draw:text-box>
            <text:p><text:span text:style-name="T14">Überlauf</text:span></text:p>
          </draw:text-box>
        </draw:frame>
        <draw:frame draw:style-name="gr52" draw:text-style-name="P15" draw:layer="layout" svg:width="5.934cm" svg:height="0.729cm" svg:x="8.515cm" svg:y="5.625cm">
          <draw:text-box>
            <text:p><text:span text:style-name="T7">reward</text:span><text:span text:style-name="T12">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5" draw:layer="layout" svg:width="3.774cm" svg:height="0.725cm" svg:x="7.02cm" svg:y="14.757cm">
          <draw:text-box>
            <text:p><text:span text:style-name="T12">Maximaler Fehler</text:span></text:p>
          </draw:text-box>
        </draw:frame>
        <draw:frame draw:style-name="gr52" draw:text-style-name="P19" draw:layer="layout" svg:width="5.18cm" svg:height="0.725cm" svg:x="5.08cm" svg:y="12.7cm">
          <draw:text-box>
            <text:p><text:span text:style-name="T11">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20"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20"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20"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20"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20"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20"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20"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20"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20"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line draw:style-name="gr1" draw:text-style-name="P9" draw:layer="layout" svg:x1="6.032cm" svg:y1="3.811cm" svg:x2="6.032cm" svg:y2="1.587cm">
          <text:p/>
        </draw:line>
        <draw:line draw:style-name="gr1" draw:text-style-name="P9" draw:layer="layout" svg:x1="6.032cm" svg:y1="3.812cm" svg:x2="19.095cm" svg:y2="3.812cm">
          <text:p/>
        </draw:line>
        <draw:line draw:style-name="gr83" draw:text-style-name="P9" draw:layer="layout" svg:x1="6.032cm" svg:y1="3.812cm" svg:x2="7.665cm" svg:y2="3.812cm">
          <text:p/>
        </draw:line>
        <draw:line draw:style-name="gr83" draw:text-style-name="P9" draw:layer="layout" svg:x1="7.665cm" svg:y1="3.812cm" svg:x2="7.665cm" svg:y2="2.223cm">
          <text:p/>
        </draw:line>
        <draw:line draw:style-name="gr83" draw:text-style-name="P9" draw:layer="layout" svg:x1="7.665cm" svg:y1="2.223cm" svg:x2="8.754cm" svg:y2="2.223cm">
          <text:p/>
        </draw:line>
        <draw:line draw:style-name="gr83" draw:text-style-name="P9" draw:layer="layout" svg:x1="8.754cm" svg:y1="2.223cm" svg:x2="8.754cm" svg:y2="3.812cm">
          <text:p/>
        </draw:line>
        <draw:line draw:style-name="gr83" draw:text-style-name="P9" draw:layer="layout" svg:x1="8.754cm" svg:y1="3.812cm" svg:x2="18.279cm" svg:y2="3.812cm">
          <text:p/>
        </draw:line>
        <draw:line draw:style-name="gr84" draw:text-style-name="P9" draw:layer="layout" svg:x1="6.032cm" svg:y1="3.177cm" svg:x2="7.665cm" svg:y2="2.223cm">
          <text:p/>
        </draw:line>
        <draw:line draw:style-name="gr84"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3" draw:text-style-name="P9" draw:layer="layout" svg:x1="6.032cm" svg:y1="6.353cm" svg:x2="11.202cm" svg:y2="6.353cm">
          <text:p/>
        </draw:line>
        <draw:line draw:style-name="gr83" draw:text-style-name="P9" draw:layer="layout" svg:x1="11.203cm" svg:y1="4.764cm" svg:x2="18.279cm" svg:y2="4.764cm">
          <text:p/>
        </draw:line>
        <draw:line draw:style-name="gr83" draw:text-style-name="P9" draw:layer="layout" svg:x1="11.203cm" svg:y1="4.764cm" svg:x2="11.203cm" svg:y2="6.353cm">
          <text:p/>
        </draw:line>
        <draw:line draw:style-name="gr85"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3" draw:text-style-name="P9" draw:layer="layout" svg:x1="6.032cm" svg:y1="7.306cm" svg:x2="11.475cm" svg:y2="7.306cm">
          <text:p/>
        </draw:line>
        <draw:line draw:style-name="gr83" draw:text-style-name="P9" draw:layer="layout" svg:x1="11.475cm" svg:y1="7.306cm" svg:x2="11.475cm" svg:y2="8.895cm">
          <text:p/>
        </draw:line>
        <draw:line draw:style-name="gr83" draw:text-style-name="P9" draw:layer="layout" svg:x1="11.475cm" svg:y1="8.895cm" svg:x2="18.278cm" svg:y2="8.895cm">
          <text:p/>
        </draw:line>
        <draw:line draw:style-name="gr86"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4" draw:text-style-name="P9" draw:layer="layout" svg:x1="6.032cm" svg:y1="16.52cm" svg:x2="7.665cm" svg:y2="13.978cm">
          <text:p/>
        </draw:line>
        <draw:line draw:style-name="gr87" draw:text-style-name="P9" draw:layer="layout" svg:x1="7.665cm" svg:y1="13.978cm" svg:x2="8.754cm" svg:y2="19.061cm">
          <text:p/>
        </draw:line>
        <draw:line draw:style-name="gr85" draw:text-style-name="P9" draw:layer="layout" svg:x1="11.203cm" svg:y1="4.764cm" svg:x2="14.741cm" svg:y2="4.764cm">
          <text:p/>
        </draw:line>
        <draw:line draw:style-name="gr86" draw:text-style-name="P9" draw:layer="layout" svg:x1="6.032cm" svg:y1="7.306cm" svg:x2="7.665cm" svg:y2="7.306cm">
          <text:p/>
        </draw:line>
        <draw:line draw:style-name="gr51" draw:text-style-name="P9" draw:layer="layout" svg:x1="5.76cm" svg:y1="2.223cm" svg:x2="6.304cm" svg:y2="2.223cm">
          <text:p/>
        </draw:line>
        <draw:frame draw:style-name="gr88" draw:text-style-name="P15" draw:layer="layout" svg:width="0.739cm" svg:height="0.726cm" svg:x="5.216cm" svg:y="1.587cm">
          <draw:text-box>
            <text:p><text:span text:style-name="T12">1</text:span></text:p>
          </draw:text-box>
        </draw:frame>
        <draw:frame draw:style-name="gr88"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9" draw:text-style-name="P15" draw:layer="layout" svg:width="0.739cm" svg:height="0.725cm" svg:x="5.216cm" svg:y="4.039cm">
          <draw:text-box>
            <text:p><text:span text:style-name="T12">1</text:span></text:p>
          </draw:text-box>
        </draw:frame>
        <draw:frame draw:style-name="gr89"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8" draw:text-style-name="P15" draw:layer="layout" svg:width="0.739cm" svg:height="0.726cm" svg:x="5.216cm" svg:y="8.259cm">
          <draw:text-box>
            <text:p><text:span text:style-name="T12">0</text:span></text:p>
          </draw:text-box>
        </draw:frame>
        <draw:frame draw:style-name="gr90" draw:text-style-name="P15" draw:layer="layout" svg:width="0.739cm" svg:height="0.726cm" svg:x="5.126cm" svg:y="18.653cm">
          <draw:text-box>
            <text:p><text:span text:style-name="T12">0</text:span></text:p>
          </draw:text-box>
        </draw:frame>
        <draw:line draw:style-name="gr91" draw:text-style-name="P9" draw:layer="layout" svg:x1="7.665cm" svg:y1="19.061cm" svg:x2="11.202cm" svg:y2="13.978cm">
          <text:p/>
        </draw:line>
        <draw:line draw:style-name="gr91" draw:text-style-name="P9" draw:layer="layout" svg:x1="11.203cm" svg:y1="13.978cm" svg:x2="14.741cm" svg:y2="13.978cm">
          <text:p/>
        </draw:line>
        <draw:line draw:style-name="gr92" draw:text-style-name="P9" draw:layer="layout" svg:x1="7.665cm" svg:y1="13.978cm" svg:x2="11.475cm" svg:y2="19.061cm">
          <text:p/>
        </draw:line>
        <draw:line draw:style-name="gr92" draw:text-style-name="P9" draw:layer="layout" svg:x1="6.032cm" svg:y1="13.978cm" svg:x2="7.665cm" svg:y2="13.978cm">
          <text:p/>
        </draw:line>
        <draw:line draw:style-name="gr93"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90"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3" draw:text-style-name="P9" draw:layer="layout" svg:x1="14.468cm" svg:y1="9.847cm" svg:x2="14.468cm" svg:y2="11.436cm">
          <text:p/>
        </draw:line>
        <draw:line draw:style-name="gr51" draw:text-style-name="P9" draw:layer="layout" svg:x1="5.76cm" svg:y1="9.847cm" svg:x2="6.304cm" svg:y2="9.847cm">
          <text:p/>
        </draw:line>
        <draw:frame draw:style-name="gr88"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90"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83" draw:text-style-name="P9" draw:layer="layout" svg:x1="14.468cm" svg:y1="9.847cm" svg:x2="18.278cm" svg:y2="9.847cm">
          <text:p/>
        </draw:line>
        <draw:line draw:style-name="gr83" draw:text-style-name="P9" draw:layer="layout" svg:x1="6.032cm" svg:y1="11.436cm" svg:x2="14.468cm" svg:y2="11.436cm">
          <text:p/>
        </draw:line>
        <draw:line draw:style-name="gr51" draw:text-style-name="P9" draw:layer="layout" svg:x1="5.76cm" svg:y1="9.847cm" svg:x2="6.304cm" svg:y2="9.847cm">
          <text:p/>
        </draw:line>
        <draw:line draw:style-name="gr94" draw:text-style-name="P9" draw:layer="layout" svg:x1="11.475cm" svg:y1="11.436cm" svg:x2="14.468cm" svg:y2="9.847cm">
          <text:p/>
        </draw:line>
        <draw:line draw:style-name="gr95" draw:text-style-name="P9" draw:layer="layout" svg:x1="11.475cm" svg:y1="19.061cm" svg:x2="14.468cm" svg:y2="13.978cm">
          <text:p/>
        </draw:line>
        <draw:frame draw:style-name="gr96" draw:text-style-name="P15" draw:layer="layout" svg:width="2.792cm" svg:height="0.881cm" svg:x="6.032cm" svg:y="3.812cm">
          <draw:text-box>
            <text:p><text:span text:style-name="T7">factor</text:span><text:span text:style-name="T12"> = 0,5</text:span></text:p>
          </draw:text-box>
        </draw:frame>
        <draw:frame draw:style-name="gr97" draw:text-style-name="P15" draw:layer="layout" svg:width="2.792cm" svg:height="0.882cm" svg:x="6.032cm" svg:y="1.345cm">
          <draw:text-box>
            <text:p><text:span text:style-name="T7">factor</text:span><text:span text:style-name="T12"> = 1,0</text:span></text:p>
          </draw:text-box>
        </draw:frame>
        <draw:frame draw:style-name="gr98" draw:text-style-name="P15" draw:layer="layout" svg:width="3.029cm" svg:height="0.882cm" svg:x="6.032cm" svg:y="6.353cm">
          <draw:text-box>
            <text:p><text:span text:style-name="T7">factor</text:span><text:span text:style-name="T12"> = 0,25</text:span></text:p>
          </draw:text-box>
        </draw:frame>
        <draw:frame draw:style-name="gr96" draw:text-style-name="P15" draw:layer="layout" svg:width="2.792cm" svg:height="0.881cm" svg:x="6.032cm" svg:y="8.97cm">
          <draw:text-box>
            <text:p><text:span text:style-name="T7">factor</text:span><text:span text:style-name="T12"> = 1,0</text:span></text:p>
          </draw:text-box>
        </draw:frame>
        <draw:line draw:style-name="gr93" draw:text-style-name="P16" draw:layer="layout" svg:x1="5.76cm" svg:y1="17.791cm" svg:x2="6.304cm" svg:y2="17.791cm">
          <text:p text:style-name="P9"><text:span text:style-name="T12">0,25 <text:s text:c="11"/></text:span></text:p>
        </draw:line>
        <draw:line draw:style-name="gr93" draw:text-style-name="P16" draw:layer="layout" svg:x1="5.76cm" svg:y1="16.52cm" svg:x2="6.304cm" svg:y2="16.52cm">
          <text:p text:style-name="P9"><text:span text:style-name="T12">0,5 <text:s text:c="11"/></text:span></text:p>
        </draw:line>
        <draw:line draw:style-name="gr93" draw:text-style-name="P16" draw:layer="layout" svg:x1="5.76cm" svg:y1="15.249cm" svg:x2="6.304cm" svg:y2="15.249cm">
          <text:p text:style-name="P9"><text:span text:style-name="T12">0,75 <text:s text:c="11"/></text:span></text:p>
        </draw:line>
        <draw:line draw:style-name="gr99" draw:text-style-name="P9" draw:layer="layout" svg:x1="14.469cm" svg:y1="13.978cm" svg:x2="12.836cm" svg:y2="16.837cm">
          <text:p/>
        </draw:line>
        <draw:line draw:style-name="gr100" draw:text-style-name="P9" draw:layer="layout" svg:x1="11.203cm" svg:y1="13.978cm" svg:x2="12.836cm" svg:y2="13.978cm">
          <text:p/>
        </draw:line>
        <draw:line draw:style-name="gr101" draw:text-style-name="P9" draw:layer="layout" svg:x1="11.203cm" svg:y1="13.978cm" svg:x2="8.791cm" svg:y2="17.468cm">
          <text:p/>
        </draw:line>
        <draw:line draw:style-name="gr102" draw:text-style-name="P9" draw:layer="layout" svg:x1="6.032cm" svg:y1="16.52cm" svg:x2="7.665cm" svg:y2="13.978cm">
          <text:p/>
        </draw:line>
        <draw:line draw:style-name="gr102" draw:text-style-name="P9" draw:layer="layout" svg:x1="8.607cm" svg:y1="18.324cm" svg:x2="7.665cm" svg:y2="13.978cm">
          <text:p/>
        </draw:line>
        <draw:custom-shape draw:style-name="gr103"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2" draw:layer="layout" svg:width="1.518cm" svg:height="0.807cm" svg:x="17.849cm" svg:y="19.207cm">
          <draw:text-box>
            <text:p text:style-name="P1"><text:span text:style-name="T1">Zeit</text:span></text:p>
          </draw:text-box>
        </draw:frame>
        <draw:frame draw:style-name="gr105"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0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07"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polygon draw:style-name="gr108" draw:text-style-name="P9" draw:layer="layout" svg:width="10.127cm" svg:height="6.977cm" svg:x="1.27cm" svg:y="1.594cm" svg:viewBox="0 0 10128 6978" draw:points="0,0 10128,0 10128,6978 0,6978">
          <text:p/>
        </draw:polygon>
        <draw:polyline draw:style-name="gr109" draw:text-style-name="P9" draw:layer="layout" svg:width="5.583cm" svg:height="5.221cm" svg:x="2.876cm" svg:y="1.918cm" svg:viewBox="0 0 5584 5222" draw:points="2792,5222 0,5222 0,0 5584,0 5584,5222 2792,5222">
          <text:p/>
        </draw:polyline>
        <draw:line draw:style-name="gr109" draw:text-style-name="P9" draw:layer="layout" svg:x1="8.46cm" svg:y1="7.14cm" svg:x2="2.876cm" svg:y2="7.14cm">
          <text:p/>
        </draw:line>
        <draw:line draw:style-name="gr109" draw:text-style-name="P9" draw:layer="layout" svg:x1="8.46cm" svg:y1="6.617cm" svg:x2="2.876cm" svg:y2="6.617cm">
          <text:p/>
        </draw:line>
        <draw:line draw:style-name="gr109" draw:text-style-name="P9" draw:layer="layout" svg:x1="8.46cm" svg:y1="6.095cm" svg:x2="2.876cm" svg:y2="6.095cm">
          <text:p/>
        </draw:line>
        <draw:line draw:style-name="gr109" draw:text-style-name="P9" draw:layer="layout" svg:x1="8.46cm" svg:y1="5.572cm" svg:x2="2.876cm" svg:y2="5.572cm">
          <text:p/>
        </draw:line>
        <draw:line draw:style-name="gr109" draw:text-style-name="P9" draw:layer="layout" svg:x1="8.46cm" svg:y1="5.051cm" svg:x2="2.876cm" svg:y2="5.051cm">
          <text:p/>
        </draw:line>
        <draw:line draw:style-name="gr109" draw:text-style-name="P9" draw:layer="layout" svg:x1="8.46cm" svg:y1="4.528cm" svg:x2="2.876cm" svg:y2="4.528cm">
          <text:p/>
        </draw:line>
        <draw:line draw:style-name="gr109" draw:text-style-name="P9" draw:layer="layout" svg:x1="8.46cm" svg:y1="4.006cm" svg:x2="2.876cm" svg:y2="4.006cm">
          <text:p/>
        </draw:line>
        <draw:line draw:style-name="gr109" draw:text-style-name="P9" draw:layer="layout" svg:x1="8.46cm" svg:y1="3.484cm" svg:x2="2.876cm" svg:y2="3.484cm">
          <text:p/>
        </draw:line>
        <draw:line draw:style-name="gr109" draw:text-style-name="P9" draw:layer="layout" svg:x1="8.46cm" svg:y1="2.962cm" svg:x2="2.876cm" svg:y2="2.962cm">
          <text:p/>
        </draw:line>
        <draw:line draw:style-name="gr109" draw:text-style-name="P9" draw:layer="layout" svg:x1="8.46cm" svg:y1="2.439cm" svg:x2="2.876cm" svg:y2="2.439cm">
          <text:p/>
        </draw:line>
        <draw:line draw:style-name="gr109" draw:text-style-name="P9" draw:layer="layout" svg:x1="8.46cm" svg:y1="1.917cm" svg:x2="2.876cm" svg:y2="1.917cm">
          <text:p/>
        </draw:line>
        <draw:frame draw:style-name="gr110" draw:text-style-name="P21" draw:layer="layout" svg:width="1.209cm" svg:height="0.569cm" svg:x="2.516cm" svg:y="7.435cm">
          <draw:text-box>
            <text:p><text:span text:style-name="T15">0.001</text:span></text:p>
          </draw:text-box>
        </draw:frame>
        <draw:frame draw:style-name="gr110" draw:text-style-name="P21" draw:layer="layout" svg:width="1.209cm" svg:height="0.569cm" svg:x="3.319cm" svg:y="7.435cm">
          <draw:text-box>
            <text:p><text:span text:style-name="T15">0.002</text:span></text:p>
          </draw:text-box>
        </draw:frame>
        <draw:frame draw:style-name="gr110" draw:text-style-name="P21" draw:layer="layout" svg:width="1.209cm" svg:height="0.569cm" svg:x="4.122cm" svg:y="7.435cm">
          <draw:text-box>
            <text:p><text:span text:style-name="T15">0.005</text:span></text:p>
          </draw:text-box>
        </draw:frame>
        <draw:frame draw:style-name="gr111" draw:text-style-name="P21" draw:layer="layout" svg:width="1.052cm" svg:height="0.569cm" svg:x="4.98cm" svg:y="7.435cm">
          <draw:text-box>
            <text:p><text:span text:style-name="T15">0.01</text:span></text:p>
          </draw:text-box>
        </draw:frame>
        <draw:frame draw:style-name="gr111" draw:text-style-name="P21" draw:layer="layout" svg:width="1.052cm" svg:height="0.569cm" svg:x="5.783cm" svg:y="7.435cm">
          <draw:text-box>
            <text:p><text:span text:style-name="T15">0.05</text:span></text:p>
          </draw:text-box>
        </draw:frame>
        <draw:frame draw:style-name="gr112" draw:text-style-name="P21" draw:layer="layout" svg:width="0.896cm" svg:height="0.569cm" svg:x="6.669cm" svg:y="7.435cm">
          <draw:text-box>
            <text:p><text:span text:style-name="T15">0.1</text:span></text:p>
          </draw:text-box>
        </draw:frame>
        <draw:frame draw:style-name="gr112" draw:text-style-name="P21" draw:layer="layout" svg:width="0.896cm" svg:height="0.569cm" svg:x="7.472cm" svg:y="7.435cm">
          <draw:text-box>
            <text:p><text:span text:style-name="T15">0.2</text:span></text:p>
          </draw:text-box>
        </draw:frame>
        <draw:frame draw:style-name="gr112" draw:text-style-name="P21" draw:layer="layout" svg:width="0.896cm" svg:height="0.569cm" svg:x="8.275cm" svg:y="7.435cm">
          <draw:text-box>
            <text:p><text:span text:style-name="T15">0.4</text:span></text:p>
          </draw:text-box>
        </draw:frame>
        <draw:line draw:style-name="gr109" draw:text-style-name="P9" draw:layer="layout" svg:x1="2.876cm" svg:y1="7.289cm" svg:x2="2.876cm" svg:y2="7.14cm">
          <text:p/>
        </draw:line>
        <draw:line draw:style-name="gr109" draw:text-style-name="P9" draw:layer="layout" svg:x1="3.673cm" svg:y1="7.289cm" svg:x2="3.673cm" svg:y2="7.14cm">
          <text:p/>
        </draw:line>
        <draw:line draw:style-name="gr109" draw:text-style-name="P9" draw:layer="layout" svg:x1="4.471cm" svg:y1="7.289cm" svg:x2="4.471cm" svg:y2="7.14cm">
          <text:p/>
        </draw:line>
        <draw:line draw:style-name="gr109" draw:text-style-name="P9" draw:layer="layout" svg:x1="5.268cm" svg:y1="7.289cm" svg:x2="5.268cm" svg:y2="7.14cm">
          <text:p/>
        </draw:line>
        <draw:line draw:style-name="gr109" draw:text-style-name="P9" draw:layer="layout" svg:x1="6.066cm" svg:y1="7.289cm" svg:x2="6.066cm" svg:y2="7.14cm">
          <text:p/>
        </draw:line>
        <draw:line draw:style-name="gr109" draw:text-style-name="P9" draw:layer="layout" svg:x1="6.864cm" svg:y1="7.289cm" svg:x2="6.864cm" svg:y2="7.14cm">
          <text:p/>
        </draw:line>
        <draw:line draw:style-name="gr109" draw:text-style-name="P9" draw:layer="layout" svg:x1="7.661cm" svg:y1="7.289cm" svg:x2="7.661cm" svg:y2="7.14cm">
          <text:p/>
        </draw:line>
        <draw:polyline draw:style-name="gr109" draw:text-style-name="P9" draw:layer="layout" svg:width="0.148cm" svg:height="5.582cm" draw:transform="rotate (1.5707963267946) translate (2.87578436182067cm 7.28918955004528cm)" svg:viewBox="0 0 149 5583" draw:points="0,11335 149,11335 149,5752">
          <text:p/>
        </draw:polyline>
        <draw:frame draw:style-name="gr112" draw:text-style-name="P21" draw:layer="layout" svg:width="0.815cm" svg:height="0.569cm" svg:x="2.323cm" svg:y="6.987cm">
          <draw:text-box>
            <text:p><text:span text:style-name="T15">35</text:span></text:p>
          </draw:text-box>
        </draw:frame>
        <draw:frame draw:style-name="gr111" draw:text-style-name="P21" draw:layer="layout" svg:width="1.052cm" svg:height="0.569cm" svg:x="2.073cm" svg:y="6.459cm">
          <draw:text-box>
            <text:p><text:span text:style-name="T15">35.5</text:span></text:p>
          </draw:text-box>
        </draw:frame>
        <draw:frame draw:style-name="gr112" draw:text-style-name="P21" draw:layer="layout" svg:width="0.815cm" svg:height="0.569cm" svg:x="2.323cm" svg:y="5.957cm">
          <draw:text-box>
            <text:p><text:span text:style-name="T15">36</text:span></text:p>
          </draw:text-box>
        </draw:frame>
        <draw:frame draw:style-name="gr111" draw:text-style-name="P21" draw:layer="layout" svg:width="1.052cm" svg:height="0.569cm" svg:x="2.073cm" svg:y="5.43cm">
          <draw:text-box>
            <text:p><text:span text:style-name="T15">36.5</text:span></text:p>
          </draw:text-box>
        </draw:frame>
        <draw:frame draw:style-name="gr112" draw:text-style-name="P21" draw:layer="layout" svg:width="0.815cm" svg:height="0.569cm" svg:x="2.323cm" svg:y="4.902cm">
          <draw:text-box>
            <text:p><text:span text:style-name="T15">37</text:span></text:p>
          </draw:text-box>
        </draw:frame>
        <draw:frame draw:style-name="gr111" draw:text-style-name="P21" draw:layer="layout" svg:width="1.052cm" svg:height="0.569cm" svg:x="2.073cm" svg:y="4.375cm">
          <draw:text-box>
            <text:p><text:span text:style-name="T15">37.5</text:span></text:p>
          </draw:text-box>
        </draw:frame>
        <draw:frame draw:style-name="gr112" draw:text-style-name="P21" draw:layer="layout" svg:width="0.815cm" svg:height="0.569cm" svg:x="2.323cm" svg:y="3.846cm">
          <draw:text-box>
            <text:p><text:span text:style-name="T15">38</text:span></text:p>
          </draw:text-box>
        </draw:frame>
        <draw:frame draw:style-name="gr111" draw:text-style-name="P21" draw:layer="layout" svg:width="1.052cm" svg:height="0.569cm" svg:x="2.073cm" svg:y="3.345cm">
          <draw:text-box>
            <text:p><text:span text:style-name="T15">38.5</text:span></text:p>
          </draw:text-box>
        </draw:frame>
        <draw:frame draw:style-name="gr112" draw:text-style-name="P21" draw:layer="layout" svg:width="0.815cm" svg:height="0.569cm" svg:x="2.323cm" svg:y="2.817cm">
          <draw:text-box>
            <text:p><text:span text:style-name="T15">39</text:span></text:p>
          </draw:text-box>
        </draw:frame>
        <draw:frame draw:style-name="gr111" draw:text-style-name="P21" draw:layer="layout" svg:width="1.052cm" svg:height="0.569cm" svg:x="2.073cm" svg:y="2.29cm">
          <draw:text-box>
            <text:p><text:span text:style-name="T15">39.5</text:span></text:p>
          </draw:text-box>
        </draw:frame>
        <draw:frame draw:style-name="gr112" draw:text-style-name="P21" draw:layer="layout" svg:width="0.815cm" svg:height="0.569cm" svg:x="2.323cm" svg:y="1.762cm">
          <draw:text-box>
            <text:p><text:span text:style-name="T15">40</text:span></text:p>
          </draw:text-box>
        </draw:frame>
        <draw:line draw:style-name="gr109" draw:text-style-name="P9" draw:layer="layout" svg:x1="2.726cm" svg:y1="7.14cm" svg:x2="2.876cm" svg:y2="7.14cm">
          <text:p/>
        </draw:line>
        <draw:line draw:style-name="gr109" draw:text-style-name="P9" draw:layer="layout" svg:x1="2.726cm" svg:y1="6.617cm" svg:x2="2.876cm" svg:y2="6.617cm">
          <text:p/>
        </draw:line>
        <draw:line draw:style-name="gr109" draw:text-style-name="P9" draw:layer="layout" svg:x1="2.726cm" svg:y1="6.095cm" svg:x2="2.876cm" svg:y2="6.095cm">
          <text:p/>
        </draw:line>
        <draw:line draw:style-name="gr109" draw:text-style-name="P9" draw:layer="layout" svg:x1="2.726cm" svg:y1="5.572cm" svg:x2="2.876cm" svg:y2="5.572cm">
          <text:p/>
        </draw:line>
        <draw:line draw:style-name="gr109" draw:text-style-name="P9" draw:layer="layout" svg:x1="2.726cm" svg:y1="5.051cm" svg:x2="2.876cm" svg:y2="5.051cm">
          <text:p/>
        </draw:line>
        <draw:line draw:style-name="gr109" draw:text-style-name="P9" draw:layer="layout" svg:x1="2.726cm" svg:y1="4.528cm" svg:x2="2.876cm" svg:y2="4.528cm">
          <text:p/>
        </draw:line>
        <draw:line draw:style-name="gr109" draw:text-style-name="P9" draw:layer="layout" svg:x1="2.726cm" svg:y1="4.006cm" svg:x2="2.876cm" svg:y2="4.006cm">
          <text:p/>
        </draw:line>
        <draw:line draw:style-name="gr109" draw:text-style-name="P9" draw:layer="layout" svg:x1="2.726cm" svg:y1="3.484cm" svg:x2="2.876cm" svg:y2="3.484cm">
          <text:p/>
        </draw:line>
        <draw:line draw:style-name="gr109" draw:text-style-name="P9" draw:layer="layout" svg:x1="2.726cm" svg:y1="2.962cm" svg:x2="2.876cm" svg:y2="2.962cm">
          <text:p/>
        </draw:line>
        <draw:line draw:style-name="gr109" draw:text-style-name="P9" draw:layer="layout" svg:x1="2.726cm" svg:y1="2.439cm" svg:x2="2.876cm" svg:y2="2.439cm">
          <text:p/>
        </draw:line>
        <draw:polyline draw:style-name="gr109" draw:text-style-name="P9" draw:layer="layout" svg:width="0.149cm" svg:height="5.221cm" svg:x="2.726cm" svg:y="1.917cm" svg:viewBox="0 0 150 5222" draw:points="0,0 150,0 150,5222">
          <text:p/>
        </draw:polyline>
        <draw:polygon draw:style-name="gr113" draw:text-style-name="P9" draw:layer="layout" svg:width="0.848cm" svg:height="0.638cm" svg:x="2.85cm" svg:y="2.962cm" svg:viewBox="0 0 849 639" draw:points="52,0 849,567 823,603 797,639 0,72 26,36">
          <text:p/>
        </draw:polygon>
        <draw:polygon draw:style-name="gr113" draw:text-style-name="P9" draw:layer="layout" svg:width="0.05cm" svg:height="0.043cm" svg:x="3.647cm" svg:y="3.565cm" svg:viewBox="0 0 51 44" draw:points="26,0 51,36 44,40 37,43 29,44 22,44 14,42 7,40 0,36">
          <text:p/>
        </draw:polygon>
        <draw:polygon draw:style-name="gr113" draw:text-style-name="P9" draw:layer="layout" svg:width="0.846cm" svg:height="0.611cm" svg:x="3.648cm" svg:y="2.988cm" svg:viewBox="0 0 847 612" draw:points="0,540 797,0 822,36 847,72 50,612 25,576">
          <text:p/>
        </draw:polygon>
        <draw:polygon draw:style-name="gr113" draw:text-style-name="P9" draw:layer="layout" svg:width="0.047cm" svg:height="0.043cm" svg:x="4.446cm" svg:y="2.98cm" svg:viewBox="0 0 48 44" draw:points="25,44 0,8 7,4 14,1 22,0 29,0 37,2 44,4 48,6">
          <text:p/>
        </draw:polygon>
        <draw:polygon draw:style-name="gr113" draw:text-style-name="P9" draw:layer="layout" svg:width="0.842cm" svg:height="0.555cm" svg:x="4.448cm" svg:y="2.986cm" svg:viewBox="0 0 843 556" draw:points="46,0 843,481 820,519 797,556 0,76 23,38">
          <text:p/>
        </draw:polygon>
        <draw:polygon draw:style-name="gr113" draw:text-style-name="P9" draw:layer="layout" svg:width="0.022cm" svg:height="0.043cm" svg:x="5.245cm" svg:y="3.505cm" svg:viewBox="0 0 23 44" draw:points="23,0 17,44 10,42 3,39 0,38">
          <text:p/>
        </draw:polygon>
        <draw:polygon draw:style-name="gr113" draw:text-style-name="P9" draw:layer="layout" svg:width="0.809cm" svg:height="0.191cm" svg:x="5.262cm" svg:y="3.461cm" svg:viewBox="0 0 810 192" draw:points="12,0 810,105 804,148 798,192 0,88 6,44">
          <text:p/>
        </draw:polygon>
        <draw:polygon draw:style-name="gr113" draw:text-style-name="P9" draw:layer="layout" svg:width="0.031cm" svg:height="0.043cm" svg:x="6.066cm" svg:y="3.566cm" svg:viewBox="0 0 32 44" draw:points="0,44 6,0 13,2 20,5 27,9 32,14">
          <text:p/>
        </draw:polygon>
        <draw:polygon draw:style-name="gr113" draw:text-style-name="P9" draw:layer="layout" svg:width="0.86cm" svg:height="0.913cm" svg:x="6.035cm" svg:y="3.58cm" svg:viewBox="0 0 861 914" draw:points="64,0 861,854 829,884 797,914 0,60 32,30">
          <text:p/>
        </draw:polygon>
        <draw:polygon draw:style-name="gr113" draw:text-style-name="P9" draw:layer="layout" svg:width="0.031cm" svg:height="0.036cm" svg:x="6.832cm" svg:y="4.463cm" svg:viewBox="0 0 32 37" draw:points="32,0 8,37 2,32 0,30">
          <text:p/>
        </draw:polygon>
        <draw:polygon draw:style-name="gr113" draw:text-style-name="P9" draw:layer="layout" svg:width="0.844cm" svg:height="0.601cm" svg:x="6.84cm" svg:y="4.427cm" svg:viewBox="0 0 845 602" draw:points="48,0 845,529 821,565 797,602 0,74 24,37">
          <text:p/>
        </draw:polygon>
        <draw:polygon draw:style-name="gr113" draw:text-style-name="P9" draw:layer="layout" svg:width="0.024cm" svg:height="0.036cm" svg:x="7.661cm" svg:y="4.955cm" svg:viewBox="0 0 25 37" draw:points="0,37 24,0 25,1">
          <text:p/>
        </draw:polygon>
        <draw:polygon draw:style-name="gr113" draw:text-style-name="P9" draw:layer="layout" svg:width="0.847cm" svg:height="0.612cm" svg:x="7.636cm" svg:y="4.956cm" svg:viewBox="0 0 848 613" draw:points="50,0 848,541 823,577 798,613 0,72 25,36">
          <text:p/>
        </draw:polygon>
        <draw:polygon draw:style-name="gr113" draw:text-style-name="P9" draw:layer="layout" svg:width="0.248cm" svg:height="0.248cm" svg:x="2.751cm" svg:y="2.873cm" svg:viewBox="0 0 249 249" draw:points="0,0 0,249 249,249 249,0">
          <text:p/>
        </draw:polygon>
        <draw:polyline draw:style-name="gr114" draw:text-style-name="P9" draw:layer="layout" svg:width="0.248cm" svg:height="0.248cm" svg:x="2.751cm" svg:y="2.873cm" svg:viewBox="0 0 249 249" draw:points="0,0 0,249 249,249 249,0 0,0">
          <text:p/>
        </draw:polyline>
        <draw:polygon draw:style-name="gr115" draw:text-style-name="P9" draw:layer="layout" svg:width="0.248cm" svg:height="0.248cm" svg:x="3.549cm" svg:y="3.44cm" svg:viewBox="0 0 249 249" draw:points="0,0 0,249 249,249 249,0">
          <text:p/>
        </draw:polygon>
        <draw:polyline draw:style-name="gr114" draw:text-style-name="P9" draw:layer="layout" svg:width="0.248cm" svg:height="0.248cm" svg:x="3.549cm" svg:y="3.44cm" svg:viewBox="0 0 249 249" draw:points="0,0 0,249 249,249 249,0 0,0">
          <text:p/>
        </draw:polyline>
        <draw:polygon draw:style-name="gr115" draw:text-style-name="P9" draw:layer="layout" svg:width="0.248cm" svg:height="0.248cm" svg:x="4.346cm" svg:y="2.9cm" svg:viewBox="0 0 249 249" draw:points="0,0 0,249 249,249 249,0">
          <text:p/>
        </draw:polygon>
        <draw:polyline draw:style-name="gr114" draw:text-style-name="P9" draw:layer="layout" svg:width="0.248cm" svg:height="0.248cm" svg:x="4.346cm" svg:y="2.9cm" svg:viewBox="0 0 249 249" draw:points="0,0 0,249 249,249 249,0 0,0">
          <text:p/>
        </draw:polyline>
        <draw:polygon draw:style-name="gr115" draw:text-style-name="P9" draw:layer="layout" svg:width="0.248cm" svg:height="0.248cm" svg:x="5.143cm" svg:y="3.381cm" svg:viewBox="0 0 249 249" draw:points="0,0 0,249 249,249 249,0">
          <text:p/>
        </draw:polygon>
        <draw:polyline draw:style-name="gr114" draw:text-style-name="P9" draw:layer="layout" svg:width="0.248cm" svg:height="0.248cm" svg:x="5.143cm" svg:y="3.381cm" svg:viewBox="0 0 249 249" draw:points="0,0 0,249 249,249 249,0 0,0">
          <text:p/>
        </draw:polyline>
        <draw:polygon draw:style-name="gr115" draw:text-style-name="P9" draw:layer="layout" svg:width="0.248cm" svg:height="0.248cm" svg:x="5.942cm" svg:y="3.485cm" svg:viewBox="0 0 249 249" draw:points="0,0 0,249 249,249 249,0">
          <text:p/>
        </draw:polygon>
        <draw:polyline draw:style-name="gr114" draw:text-style-name="P9" draw:layer="layout" svg:width="0.248cm" svg:height="0.248cm" svg:x="5.942cm" svg:y="3.485cm" svg:viewBox="0 0 249 249" draw:points="0,0 0,249 249,249 249,0 0,0">
          <text:p/>
        </draw:polyline>
        <draw:polygon draw:style-name="gr115" draw:text-style-name="P9" draw:layer="layout" svg:width="0.248cm" svg:height="0.248cm" svg:x="6.739cm" svg:y="4.339cm" svg:viewBox="0 0 249 249" draw:points="0,0 0,249 249,249 249,0">
          <text:p/>
        </draw:polygon>
        <draw:polyline draw:style-name="gr114" draw:text-style-name="P9" draw:layer="layout" svg:width="0.248cm" svg:height="0.248cm" svg:x="6.739cm" svg:y="4.339cm" svg:viewBox="0 0 249 249" draw:points="0,0 0,249 249,249 249,0 0,0">
          <text:p/>
        </draw:polyline>
        <draw:polygon draw:style-name="gr115" draw:text-style-name="P9" draw:layer="layout" svg:width="0.248cm" svg:height="0.248cm" svg:x="7.537cm" svg:y="4.868cm" svg:viewBox="0 0 249 249" draw:points="0,0 0,249 249,249 249,0">
          <text:p/>
        </draw:polygon>
        <draw:polyline draw:style-name="gr114" draw:text-style-name="P9" draw:layer="layout" svg:width="0.248cm" svg:height="0.248cm" svg:x="7.537cm" svg:y="4.868cm" svg:viewBox="0 0 249 249" draw:points="0,0 0,249 249,249 249,0 0,0">
          <text:p/>
        </draw:polyline>
        <draw:polygon draw:style-name="gr115" draw:text-style-name="P9" draw:layer="layout" svg:width="0.248cm" svg:height="0.248cm" svg:x="8.335cm" svg:y="5.409cm" svg:viewBox="0 0 249 249" draw:points="0,0 0,249 249,249 249,0">
          <text:p/>
        </draw:polygon>
        <draw:polyline draw:style-name="gr114" draw:text-style-name="P9" draw:layer="layout" svg:width="0.248cm" svg:height="0.248cm" svg:x="8.335cm" svg:y="5.409cm" svg:viewBox="0 0 249 249" draw:points="0,0 0,249 249,249 249,0 0,0">
          <text:p/>
        </draw:polyline>
        <draw:polygon draw:style-name="gr116" draw:text-style-name="P9" draw:layer="layout" svg:width="0.842cm" svg:height="0.556cm" svg:x="2.853cm" svg:y="2.304cm" svg:viewBox="0 0 843 557" draw:points="0,482 797,0 820,38 843,76 46,557 23,520">
          <text:p/>
        </draw:polygon>
        <draw:polygon draw:style-name="gr116" draw:text-style-name="P9" draw:layer="layout" svg:width="0.057cm" svg:height="0.043cm" svg:x="3.65cm" svg:y="2.298cm" svg:viewBox="0 0 58 44" draw:points="23,44 0,6 7,3 14,1 22,0 30,1 37,2 44,5 51,10 56,15 58,17">
          <text:p/>
        </draw:polygon>
        <draw:polygon draw:style-name="gr116" draw:text-style-name="P9" draw:layer="layout" svg:width="0.866cm" svg:height="1.083cm" svg:x="3.638cm" svg:y="2.315cm" svg:viewBox="0 0 867 1084" draw:points="70,0 867,1030 832,1057 797,1084 0,54 35,27">
          <text:p/>
        </draw:polygon>
        <draw:polygon draw:style-name="gr116" draw:text-style-name="P9" draw:layer="layout" svg:width="0.06cm" svg:height="0.043cm" svg:x="4.436cm" svg:y="3.372cm" svg:viewBox="0 0 61 44" draw:points="35,0 61,35 55,39 48,42 40,44 32,44 25,43 18,40 11,37 5,32 0,27">
          <text:p/>
        </draw:polygon>
        <draw:polygon draw:style-name="gr116" draw:text-style-name="P9" draw:layer="layout" svg:width="0.848cm" svg:height="0.66cm" svg:x="4.445cm" svg:y="2.746cm" svg:viewBox="0 0 849 661" draw:points="0,591 797,0 823,35 849,70 52,661 26,626">
          <text:p/>
        </draw:polygon>
        <draw:polygon draw:style-name="gr116" draw:text-style-name="P9" draw:layer="layout" svg:width="0.06cm" svg:height="0.043cm" svg:x="5.242cm" svg:y="2.737cm" svg:viewBox="0 0 61 44" draw:points="26,44 0,9 6,5 13,2 21,0 29,0 36,1 43,4 50,7 56,12 61,17">
          <text:p/>
        </draw:polygon>
        <draw:polygon draw:style-name="gr116" draw:text-style-name="P9" draw:layer="layout" svg:width="0.867cm" svg:height="1.096cm" svg:x="5.233cm" svg:y="2.754cm" svg:viewBox="0 0 868 1097" draw:points="70,0 868,1043 833,1070 798,1097 0,54 35,27">
          <text:p/>
        </draw:polygon>
        <draw:polygon draw:style-name="gr116" draw:text-style-name="P9" draw:layer="layout" svg:width="0.038cm" svg:height="0.043cm" svg:x="6.032cm" svg:y="3.824cm" svg:viewBox="0 0 39 44" draw:points="35,0 39,44 31,44 24,43 17,40 10,36 4,31 0,27">
          <text:p/>
        </draw:polygon>
        <draw:polygon draw:style-name="gr116" draw:text-style-name="P9" draw:layer="layout" svg:width="0.804cm" svg:height="0.162cm" svg:x="6.062cm" svg:y="3.704cm" svg:viewBox="0 0 805 163" draw:points="0,76 797,0 801,44 805,88 8,163 4,119">
          <text:p/>
        </draw:polygon>
        <draw:polygon draw:style-name="gr116" draw:text-style-name="P9" draw:layer="layout" svg:width="0.009cm" svg:height="0.043cm" svg:x="6.864cm" svg:y="3.748cm" svg:viewBox="0 0 10 44" draw:points="0,0 10,43 4,44">
          <text:p/>
        </draw:polygon>
        <draw:polygon draw:style-name="gr116" draw:text-style-name="P9" draw:layer="layout" svg:width="0.816cm" svg:height="0.279cm" svg:x="6.854cm" svg:y="3.511cm" svg:viewBox="0 0 817 280" draw:points="0,194 797,0 807,43 817,86 20,280 10,237">
          <text:p/>
        </draw:polygon>
        <draw:polygon draw:style-name="gr116" draw:text-style-name="P9" draw:layer="layout" svg:width="0.045cm" svg:height="0.043cm" svg:x="7.651cm" svg:y="3.51cm" svg:viewBox="0 0 46 44" draw:points="10,44 0,1 7,0 15,0 22,2 29,5 36,9 42,14 46,19">
          <text:p/>
        </draw:polygon>
        <draw:polygon draw:style-name="gr116" draw:text-style-name="P9" draw:layer="layout" svg:width="0.869cm" svg:height="1.185cm" svg:x="7.625cm" svg:y="3.529cm" svg:viewBox="0 0 870 1186" draw:points="72,0 870,1137 834,1162 798,1186 0,50 36,25">
          <text:p/>
        </draw:polygon>
        <draw:polygon draw:style-name="gr116" draw:text-style-name="P9" draw:layer="layout" svg:width="0.248cm" svg:height="0.248cm" svg:x="2.751cm" svg:y="2.699cm" svg:viewBox="0 0 249 249" draw:points="0,124 125,249 249,124 125,0">
          <text:p/>
        </draw:polygon>
        <draw:polyline draw:style-name="gr114" draw:text-style-name="P9" draw:layer="layout" svg:width="0.248cm" svg:height="0.248cm" svg:x="2.751cm" svg:y="2.699cm" svg:viewBox="0 0 249 249" draw:points="0,124 125,249 249,124 125,0 0,124">
          <text:p/>
        </draw:polyline>
        <draw:polygon draw:style-name="gr116" draw:text-style-name="P9" draw:layer="layout" svg:width="0.248cm" svg:height="0.248cm" svg:x="3.549cm" svg:y="2.217cm" svg:viewBox="0 0 249 249" draw:points="0,124 125,249 249,124 125,0">
          <text:p/>
        </draw:polygon>
        <draw:polyline draw:style-name="gr114" draw:text-style-name="P9" draw:layer="layout" svg:width="0.248cm" svg:height="0.248cm" svg:x="3.549cm" svg:y="2.217cm" svg:viewBox="0 0 249 249" draw:points="0,124 125,249 249,124 125,0 0,124">
          <text:p/>
        </draw:polyline>
        <draw:polygon draw:style-name="gr116" draw:text-style-name="P9" draw:layer="layout" svg:width="0.248cm" svg:height="0.248cm" svg:x="4.346cm" svg:y="3.247cm" svg:viewBox="0 0 249 249" draw:points="0,124 125,249 249,124 125,0">
          <text:p/>
        </draw:polygon>
        <draw:polyline draw:style-name="gr114" draw:text-style-name="P9" draw:layer="layout" svg:width="0.248cm" svg:height="0.248cm" svg:x="4.346cm" svg:y="3.247cm" svg:viewBox="0 0 249 249" draw:points="0,124 125,249 249,124 125,0 0,124">
          <text:p/>
        </draw:polyline>
        <draw:polygon draw:style-name="gr116" draw:text-style-name="P9" draw:layer="layout" svg:width="0.248cm" svg:height="0.248cm" svg:x="5.143cm" svg:y="2.656cm" svg:viewBox="0 0 249 249" draw:points="0,124 125,249 249,124 125,0">
          <text:p/>
        </draw:polygon>
        <draw:polyline draw:style-name="gr114" draw:text-style-name="P9" draw:layer="layout" svg:width="0.248cm" svg:height="0.248cm" svg:x="5.143cm" svg:y="2.656cm" svg:viewBox="0 0 249 249" draw:points="0,124 125,249 249,124 125,0 0,124">
          <text:p/>
        </draw:polyline>
        <draw:polygon draw:style-name="gr116" draw:text-style-name="P9" draw:layer="layout" svg:width="0.248cm" svg:height="0.248cm" svg:x="5.942cm" svg:y="3.699cm" svg:viewBox="0 0 249 249" draw:points="0,124 125,249 249,124 125,0">
          <text:p/>
        </draw:polygon>
        <draw:polyline draw:style-name="gr114" draw:text-style-name="P9" draw:layer="layout" svg:width="0.248cm" svg:height="0.248cm" svg:x="5.942cm" svg:y="3.699cm" svg:viewBox="0 0 249 249" draw:points="0,124 125,249 249,124 125,0 0,124">
          <text:p/>
        </draw:polyline>
        <draw:polygon draw:style-name="gr116" draw:text-style-name="P9" draw:layer="layout" svg:width="0.248cm" svg:height="0.248cm" svg:x="6.739cm" svg:y="3.623cm" svg:viewBox="0 0 249 249" draw:points="0,124 125,249 249,124 125,0">
          <text:p/>
        </draw:polygon>
        <draw:polyline draw:style-name="gr114" draw:text-style-name="P9" draw:layer="layout" svg:width="0.248cm" svg:height="0.248cm" svg:x="6.739cm" svg:y="3.623cm" svg:viewBox="0 0 249 249" draw:points="0,124 125,249 249,124 125,0 0,124">
          <text:p/>
        </draw:polyline>
        <draw:polygon draw:style-name="gr116" draw:text-style-name="P9" draw:layer="layout" svg:width="0.248cm" svg:height="0.248cm" svg:x="7.537cm" svg:y="3.429cm" svg:viewBox="0 0 249 249" draw:points="0,124 125,249 249,124 125,0">
          <text:p/>
        </draw:polygon>
        <draw:polyline draw:style-name="gr114" draw:text-style-name="P9" draw:layer="layout" svg:width="0.248cm" svg:height="0.248cm" svg:x="7.537cm" svg:y="3.429cm" svg:viewBox="0 0 249 249" draw:points="0,124 125,249 249,124 125,0 0,124">
          <text:p/>
        </draw:polyline>
        <draw:polygon draw:style-name="gr116" draw:text-style-name="P9" draw:layer="layout" svg:width="0.248cm" svg:height="0.248cm" svg:x="8.335cm" svg:y="4.566cm" svg:viewBox="0 0 249 249" draw:points="0,124 125,249 249,124 125,0">
          <text:p/>
        </draw:polygon>
        <draw:polyline draw:style-name="gr114" draw:text-style-name="P9" draw:layer="layout" svg:width="0.248cm" svg:height="0.248cm" svg:x="8.335cm" svg:y="4.566cm" svg:viewBox="0 0 249 249" draw:points="0,124 125,249 249,124 125,0 0,124">
          <text:p/>
        </draw:polyline>
        <draw:polygon draw:style-name="gr115" draw:text-style-name="P9" draw:layer="layout" svg:width="0.315cm" svg:height="0.087cm" svg:x="8.969cm" svg:y="4.754cm" svg:viewBox="0 0 316 88" draw:points="0,0 316,0 316,88 0,88">
          <text:p/>
        </draw:polygon>
        <draw:polygon draw:style-name="gr115" draw:text-style-name="P9" draw:layer="layout" svg:width="0.157cm" svg:height="0.157cm" svg:x="9.048cm" svg:y="4.718cm" svg:viewBox="0 0 158 158" draw:points="0,0 0,158 158,158 158,0">
          <text:p/>
        </draw:polygon>
        <draw:polyline draw:style-name="gr114" draw:text-style-name="P9" draw:layer="layout" svg:width="0.157cm" svg:height="0.157cm" svg:x="9.048cm" svg:y="4.718cm" svg:viewBox="0 0 158 158" draw:points="0,0 0,158 158,158 158,0 0,0">
          <text:p/>
        </draw:polyline>
        <draw:polygon draw:style-name="gr116" draw:text-style-name="P9" draw:layer="layout" svg:width="0.315cm" svg:height="0.087cm" svg:x="8.969cm" svg:y="5.179cm" svg:viewBox="0 0 316 88" draw:points="0,0 316,0 316,88 0,88">
          <text:p/>
        </draw:polygon>
        <draw:polygon draw:style-name="gr116" draw:text-style-name="P9" draw:layer="layout" svg:width="0.157cm" svg:height="0.157cm" svg:x="9.048cm" svg:y="5.143cm" svg:viewBox="0 0 158 158" draw:points="0,80 80,158 158,80 80,0">
          <text:p/>
        </draw:polygon>
        <draw:polyline draw:style-name="gr114" draw:text-style-name="P9" draw:layer="layout" svg:width="0.157cm" svg:height="0.157cm" svg:x="9.048cm" svg:y="5.143cm" svg:viewBox="0 0 158 158" draw:points="0,80 80,158 158,80 80,0 0,80">
          <text:p/>
        </draw:polyline>
        <draw:frame draw:style-name="gr117" draw:text-style-name="P21" draw:layer="layout" svg:width="2.018cm" svg:height="0.569cm" svg:x="9.327cm" svg:y="4.691cm">
          <draw:text-box>
            <text:p><text:span text:style-name="T15">500 Schritte</text:span></text:p>
          </draw:text-box>
        </draw:frame>
        <draw:frame draw:style-name="gr118" draw:text-style-name="P21" draw:layer="layout" svg:width="2.174cm" svg:height="0.569cm" svg:x="9.327cm" svg:y="5.113cm">
          <draw:text-box>
            <text:p><text:span text:style-name="T15">2000 Schritte</text:span></text:p>
          </draw:text-box>
        </draw:frame>
        <draw:frame draw:style-name="gr119" draw:text-style-name="P22" draw:layer="layout" svg:width="1.692cm" svg:height="0.603cm" svg:x="4.759cm" svg:y="7.93cm">
          <draw:text-box>
            <text:p><text:span text:style-name="T16">Lernrate</text:span></text:p>
          </draw:text-box>
        </draw:frame>
        <draw:frame draw:style-name="gr120" draw:text-style-name="P22"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polygon draw:style-name="gr108" draw:text-style-name="P9" draw:layer="layout" svg:width="10.115cm" svg:height="6.98cm" svg:x="6.667cm" svg:y="2.54cm" svg:viewBox="0 0 10116 6981" draw:points="0,0 10116,0 10116,6981 0,6981">
          <text:p/>
        </draw:polygon>
        <draw:polyline draw:style-name="gr109" draw:text-style-name="P9" draw:layer="layout" svg:width="5.931cm" svg:height="5.224cm" svg:x="8.034cm" svg:y="2.864cm" svg:viewBox="0 0 5932 5225" draw:points="2965,5225 0,5225 0,0 5932,0 5932,5225 2965,5225">
          <text:p/>
        </draw:polyline>
        <draw:line draw:style-name="gr109" draw:text-style-name="P9" draw:layer="layout" svg:x1="13.966cm" svg:y1="8.088cm" svg:x2="8.034cm" svg:y2="8.088cm">
          <text:p/>
        </draw:line>
        <draw:line draw:style-name="gr109" draw:text-style-name="P9" draw:layer="layout" svg:x1="13.966cm" svg:y1="7.217cm" svg:x2="8.034cm" svg:y2="7.217cm">
          <text:p/>
        </draw:line>
        <draw:line draw:style-name="gr109" draw:text-style-name="P9" draw:layer="layout" svg:x1="13.966cm" svg:y1="6.346cm" svg:x2="8.034cm" svg:y2="6.346cm">
          <text:p/>
        </draw:line>
        <draw:line draw:style-name="gr109" draw:text-style-name="P9" draw:layer="layout" svg:x1="13.966cm" svg:y1="5.475cm" svg:x2="8.034cm" svg:y2="5.475cm">
          <text:p/>
        </draw:line>
        <draw:line draw:style-name="gr109" draw:text-style-name="P9" draw:layer="layout" svg:x1="13.966cm" svg:y1="4.604cm" svg:x2="8.034cm" svg:y2="4.604cm">
          <text:p/>
        </draw:line>
        <draw:line draw:style-name="gr109" draw:text-style-name="P9" draw:layer="layout" svg:x1="13.966cm" svg:y1="3.733cm" svg:x2="8.034cm" svg:y2="3.733cm">
          <text:p/>
        </draw:line>
        <draw:line draw:style-name="gr109" draw:text-style-name="P9" draw:layer="layout" svg:x1="13.966cm" svg:y1="2.862cm" svg:x2="8.034cm" svg:y2="2.862cm">
          <text:p/>
        </draw:line>
        <draw:frame draw:style-name="gr121" draw:text-style-name="P21" draw:layer="layout" svg:width="1.052cm" svg:height="0.569cm" svg:x="7.749cm" svg:y="8.369cm">
          <draw:text-box>
            <text:p><text:span text:style-name="T15">0.01</text:span></text:p>
          </draw:text-box>
        </draw:frame>
        <draw:frame draw:style-name="gr121" draw:text-style-name="P21" draw:layer="layout" svg:width="1.052cm" svg:height="0.569cm" svg:x="8.748cm" svg:y="8.369cm">
          <draw:text-box>
            <text:p><text:span text:style-name="T15">0.02</text:span></text:p>
          </draw:text-box>
        </draw:frame>
        <draw:frame draw:style-name="gr121" draw:text-style-name="P21" draw:layer="layout" svg:width="1.052cm" svg:height="0.569cm" svg:x="9.747cm" svg:y="8.369cm">
          <draw:text-box>
            <text:p><text:span text:style-name="T15">0.05</text:span></text:p>
          </draw:text-box>
        </draw:frame>
        <draw:frame draw:style-name="gr122" draw:text-style-name="P21" draw:layer="layout" svg:width="0.896cm" svg:height="0.569cm" svg:x="10.802cm" svg:y="8.369cm">
          <draw:text-box>
            <text:p><text:span text:style-name="T15">0.1</text:span></text:p>
          </draw:text-box>
        </draw:frame>
        <draw:frame draw:style-name="gr122" draw:text-style-name="P21" draw:layer="layout" svg:width="0.896cm" svg:height="0.569cm" svg:x="11.8cm" svg:y="8.369cm">
          <draw:text-box>
            <text:p><text:span text:style-name="T15">0.2</text:span></text:p>
          </draw:text-box>
        </draw:frame>
        <draw:frame draw:style-name="gr122" draw:text-style-name="P21" draw:layer="layout" svg:width="0.896cm" svg:height="0.569cm" svg:x="12.772cm" svg:y="8.369cm">
          <draw:text-box>
            <text:p><text:span text:style-name="T15">0.5</text:span></text:p>
          </draw:text-box>
        </draw:frame>
        <draw:frame draw:style-name="gr122" draw:text-style-name="P21" draw:layer="layout" svg:width="0.659cm" svg:height="0.569cm" svg:x="13.882cm" svg:y="8.369cm">
          <draw:text-box>
            <text:p><text:span text:style-name="T15">1</text:span></text:p>
          </draw:text-box>
        </draw:frame>
        <draw:line draw:style-name="gr109" draw:text-style-name="P9" draw:layer="layout" svg:x1="8.034cm" svg:y1="8.237cm" svg:x2="8.034cm" svg:y2="8.088cm">
          <text:p/>
        </draw:line>
        <draw:line draw:style-name="gr109" draw:text-style-name="P9" draw:layer="layout" svg:x1="9.021cm" svg:y1="8.237cm" svg:x2="9.021cm" svg:y2="8.088cm">
          <text:p/>
        </draw:line>
        <draw:line draw:style-name="gr109" draw:text-style-name="P9" draw:layer="layout" svg:x1="10.01cm" svg:y1="8.237cm" svg:x2="10.01cm" svg:y2="8.088cm">
          <text:p/>
        </draw:line>
        <draw:line draw:style-name="gr109" draw:text-style-name="P9" draw:layer="layout" svg:x1="10.999cm" svg:y1="8.237cm" svg:x2="10.999cm" svg:y2="8.088cm">
          <text:p/>
        </draw:line>
        <draw:line draw:style-name="gr109" draw:text-style-name="P9" draw:layer="layout" svg:x1="11.988cm" svg:y1="8.237cm" svg:x2="11.988cm" svg:y2="8.088cm">
          <text:p/>
        </draw:line>
        <draw:line draw:style-name="gr109" draw:text-style-name="P9" draw:layer="layout" svg:x1="12.976cm" svg:y1="8.237cm" svg:x2="12.976cm" svg:y2="8.088cm">
          <text:p/>
        </draw:line>
        <draw:polyline draw:style-name="gr109" draw:text-style-name="P9" draw:layer="layout" svg:width="0.148cm" svg:height="5.931cm" draw:transform="rotate (1.5707963267946) translate (8.03355613397879cm 8.23719159821591cm)" svg:viewBox="0 0 149 5932" draw:points="0,21999 149,21999 149,16067">
          <text:p/>
        </draw:polyline>
        <draw:frame draw:style-name="gr122" draw:text-style-name="P21" draw:layer="layout" svg:width="0.815cm" svg:height="0.569cm" svg:x="7.471cm" svg:y="7.948cm">
          <draw:text-box>
            <text:p><text:span text:style-name="T15">28</text:span></text:p>
          </draw:text-box>
        </draw:frame>
        <draw:frame draw:style-name="gr122" draw:text-style-name="P21" draw:layer="layout" svg:width="0.815cm" svg:height="0.569cm" svg:x="7.471cm" svg:y="7.078cm">
          <draw:text-box>
            <text:p><text:span text:style-name="T15">30</text:span></text:p>
          </draw:text-box>
        </draw:frame>
        <draw:frame draw:style-name="gr122" draw:text-style-name="P21" draw:layer="layout" svg:width="0.815cm" svg:height="0.569cm" svg:x="7.471cm" svg:y="6.21cm">
          <draw:text-box>
            <text:p><text:span text:style-name="T15">32</text:span></text:p>
          </draw:text-box>
        </draw:frame>
        <draw:frame draw:style-name="gr122" draw:text-style-name="P21" draw:layer="layout" svg:width="0.815cm" svg:height="0.569cm" svg:x="7.471cm" svg:y="5.341cm">
          <draw:text-box>
            <text:p><text:span text:style-name="T15">34</text:span></text:p>
          </draw:text-box>
        </draw:frame>
        <draw:frame draw:style-name="gr122" draw:text-style-name="P21" draw:layer="layout" svg:width="0.815cm" svg:height="0.569cm" svg:x="7.471cm" svg:y="4.446cm">
          <draw:text-box>
            <text:p><text:span text:style-name="T15">36</text:span></text:p>
          </draw:text-box>
        </draw:frame>
        <draw:frame draw:style-name="gr122" draw:text-style-name="P21" draw:layer="layout" svg:width="0.815cm" svg:height="0.569cm" svg:x="7.471cm" svg:y="3.576cm">
          <draw:text-box>
            <text:p><text:span text:style-name="T15">38</text:span></text:p>
          </draw:text-box>
        </draw:frame>
        <draw:frame draw:style-name="gr122" draw:text-style-name="P21" draw:layer="layout" svg:width="0.815cm" svg:height="0.569cm" svg:x="7.471cm" svg:y="2.707cm">
          <draw:text-box>
            <text:p><text:span text:style-name="T15">40</text:span></text:p>
          </draw:text-box>
        </draw:frame>
        <draw:line draw:style-name="gr109" draw:text-style-name="P9" draw:layer="layout" svg:x1="7.884cm" svg:y1="8.088cm" svg:x2="8.034cm" svg:y2="8.088cm">
          <text:p/>
        </draw:line>
        <draw:line draw:style-name="gr109" draw:text-style-name="P9" draw:layer="layout" svg:x1="7.884cm" svg:y1="7.217cm" svg:x2="8.034cm" svg:y2="7.217cm">
          <text:p/>
        </draw:line>
        <draw:line draw:style-name="gr109" draw:text-style-name="P9" draw:layer="layout" svg:x1="7.884cm" svg:y1="6.346cm" svg:x2="8.034cm" svg:y2="6.346cm">
          <text:p/>
        </draw:line>
        <draw:line draw:style-name="gr109" draw:text-style-name="P9" draw:layer="layout" svg:x1="7.884cm" svg:y1="5.475cm" svg:x2="8.034cm" svg:y2="5.475cm">
          <text:p/>
        </draw:line>
        <draw:line draw:style-name="gr109" draw:text-style-name="P9" draw:layer="layout" svg:x1="7.884cm" svg:y1="4.604cm" svg:x2="8.034cm" svg:y2="4.604cm">
          <text:p/>
        </draw:line>
        <draw:line draw:style-name="gr109" draw:text-style-name="P9" draw:layer="layout" svg:x1="7.884cm" svg:y1="3.733cm" svg:x2="8.034cm" svg:y2="3.733cm">
          <text:p/>
        </draw:line>
        <draw:polyline draw:style-name="gr109" draw:text-style-name="P9" draw:layer="layout" svg:width="0.149cm" svg:height="5.224cm" svg:x="7.884cm" svg:y="2.862cm" svg:viewBox="0 0 150 5225" draw:points="0,0 150,0 150,5225">
          <text:p/>
        </draw:polyline>
        <draw:polygon draw:style-name="gr113" draw:text-style-name="P9" draw:layer="layout" svg:width="1.023cm" svg:height="0.523cm" svg:x="8.016cm" svg:y="5.528cm" svg:viewBox="0 0 1024 524" draw:points="0,444 988,0 1006,40 1024,80 36,524 18,484">
          <text:p/>
        </draw:polygon>
        <draw:polygon draw:style-name="gr113" draw:text-style-name="P9" draw:layer="layout" svg:width="0.027cm" svg:height="0.039cm" svg:x="9.021cm" svg:y="5.568cm" svg:viewBox="0 0 28 40" draw:points="0,0 28,34 22,38 18,40">
          <text:p/>
        </draw:polygon>
        <draw:polygon draw:style-name="gr113" draw:text-style-name="P9" draw:layer="layout" svg:width="1.044cm" svg:height="0.898cm" svg:x="8.993cm" svg:y="4.703cm" svg:viewBox="0 0 1045 899" draw:points="0,831 989,0 1017,34 1045,68 56,899 28,865">
          <text:p/>
        </draw:polygon>
        <draw:polygon draw:style-name="gr113" draw:text-style-name="P9" draw:layer="layout" svg:width="0.027cm" svg:height="0.042cm" svg:x="9.982cm" svg:y="4.694cm" svg:viewBox="0 0 28 43" draw:points="28,43 0,9 6,5 13,2 20,0">
          <text:p/>
        </draw:polygon>
        <draw:polygon draw:style-name="gr113" draw:text-style-name="P9" draw:layer="layout" svg:width="1.004cm" svg:height="0.273cm" svg:x="10.002cm" svg:y="4.506cm" svg:viewBox="0 0 1005 274" draw:points="0,188 989,0 997,43 1005,86 16,274 8,231">
          <text:p/>
        </draw:polygon>
        <draw:polygon draw:style-name="gr113" draw:text-style-name="P9" draw:layer="layout" svg:width="0.021cm" svg:height="0.042cm" svg:x="10.999cm" svg:y="4.549cm" svg:viewBox="0 0 22 43" draw:points="0,0 22,38 15,41 8,43">
          <text:p/>
        </draw:polygon>
        <draw:polygon draw:style-name="gr113" draw:text-style-name="P9" draw:layer="layout" svg:width="1.032cm" svg:height="0.646cm" svg:x="10.977cm" svg:y="3.939cm" svg:viewBox="0 0 1033 647" draw:points="0,571 989,0 1011,38 1033,76 44,647 22,609">
          <text:p/>
        </draw:polygon>
        <draw:polygon draw:style-name="gr113" draw:text-style-name="P9" draw:layer="layout" svg:width="0.021cm" svg:height="0.039cm" svg:x="11.966cm" svg:y="3.937cm" svg:viewBox="0 0 22 40" draw:points="22,40 0,2 4,0">
          <text:p/>
        </draw:polygon>
        <draw:polygon draw:style-name="gr113" draw:text-style-name="P9" draw:layer="layout" svg:width="1.024cm" svg:height="0.531cm" svg:x="11.97cm" svg:y="3.485cm" svg:viewBox="0 0 1025 532" draw:points="0,453 989,0 1007,40 1025,80 36,532 18,493">
          <text:p/>
        </draw:polygon>
        <draw:polygon draw:style-name="gr113" draw:text-style-name="P9" draw:layer="layout" svg:width="0.034cm" svg:height="0.043cm" svg:x="12.959cm" svg:y="3.481cm" svg:viewBox="0 0 35 44" draw:points="18,44 0,4 7,1 14,0 22,0 30,2 35,3">
          <text:p/>
        </draw:polygon>
        <draw:polygon draw:style-name="gr113" draw:text-style-name="P9" draw:layer="layout" svg:width="1.022cm" svg:height="0.499cm" svg:x="12.96cm" svg:y="3.484cm" svg:viewBox="0 0 1023 500" draw:points="34,0 1023,418 1006,459 989,500 0,82 17,41">
          <text:p/>
        </draw:polygon>
        <draw:polygon draw:style-name="gr113" draw:text-style-name="P9" draw:layer="layout" svg:width="0.248cm" svg:height="0.248cm" svg:x="7.909cm" svg:y="5.887cm" svg:viewBox="0 0 249 249" draw:points="0,0 0,249 249,249 249,0">
          <text:p/>
        </draw:polygon>
        <draw:polyline draw:style-name="gr114" draw:text-style-name="P9" draw:layer="layout" svg:width="0.248cm" svg:height="0.248cm" svg:x="7.909cm" svg:y="5.887cm" svg:viewBox="0 0 249 249" draw:points="0,0 0,249 249,249 249,0 0,0">
          <text:p/>
        </draw:polyline>
        <draw:polygon draw:style-name="gr115" draw:text-style-name="P9" draw:layer="layout" svg:width="0.248cm" svg:height="0.248cm" svg:x="8.897cm" svg:y="5.443cm" svg:viewBox="0 0 249 249" draw:points="0,0 0,249 249,249 249,0">
          <text:p/>
        </draw:polygon>
        <draw:polyline draw:style-name="gr114" draw:text-style-name="P9" draw:layer="layout" svg:width="0.248cm" svg:height="0.248cm" svg:x="8.897cm" svg:y="5.443cm" svg:viewBox="0 0 249 249" draw:points="0,0 0,249 249,249 249,0 0,0">
          <text:p/>
        </draw:polyline>
        <draw:polygon draw:style-name="gr115" draw:text-style-name="P9" draw:layer="layout" svg:width="0.248cm" svg:height="0.248cm" svg:x="9.886cm" svg:y="4.612cm" svg:viewBox="0 0 249 249" draw:points="0,0 0,249 249,249 249,0">
          <text:p/>
        </draw:polygon>
        <draw:polyline draw:style-name="gr114" draw:text-style-name="P9" draw:layer="layout" svg:width="0.248cm" svg:height="0.248cm" svg:x="9.886cm" svg:y="4.612cm" svg:viewBox="0 0 249 249" draw:points="0,0 0,249 249,249 249,0 0,0">
          <text:p/>
        </draw:polyline>
        <draw:polygon draw:style-name="gr115" draw:text-style-name="P9" draw:layer="layout" svg:width="0.248cm" svg:height="0.248cm" svg:x="10.874cm" svg:y="4.424cm" svg:viewBox="0 0 249 249" draw:points="0,0 0,249 249,249 249,0">
          <text:p/>
        </draw:polygon>
        <draw:polyline draw:style-name="gr114" draw:text-style-name="P9" draw:layer="layout" svg:width="0.248cm" svg:height="0.248cm" svg:x="10.874cm" svg:y="4.424cm" svg:viewBox="0 0 249 249" draw:points="0,0 0,249 249,249 249,0 0,0">
          <text:p/>
        </draw:polyline>
        <draw:polygon draw:style-name="gr115" draw:text-style-name="P9" draw:layer="layout" svg:width="0.248cm" svg:height="0.248cm" svg:x="11.863cm" svg:y="3.853cm" svg:viewBox="0 0 249 249" draw:points="0,0 0,249 249,249 249,0">
          <text:p/>
        </draw:polygon>
        <draw:polyline draw:style-name="gr114" draw:text-style-name="P9" draw:layer="layout" svg:width="0.248cm" svg:height="0.248cm" svg:x="11.863cm" svg:y="3.853cm" svg:viewBox="0 0 249 249" draw:points="0,0 0,249 249,249 249,0 0,0">
          <text:p/>
        </draw:polyline>
        <draw:polygon draw:style-name="gr115" draw:text-style-name="P9" draw:layer="layout" svg:width="0.248cm" svg:height="0.248cm" svg:x="12.852cm" svg:y="3.4cm" svg:viewBox="0 0 249 249" draw:points="0,0 0,249 249,249 249,0">
          <text:p/>
        </draw:polygon>
        <draw:polyline draw:style-name="gr114" draw:text-style-name="P9" draw:layer="layout" svg:width="0.248cm" svg:height="0.248cm" svg:x="12.852cm" svg:y="3.4cm" svg:viewBox="0 0 249 249" draw:points="0,0 0,249 249,249 249,0 0,0">
          <text:p/>
        </draw:polyline>
        <draw:polygon draw:style-name="gr115" draw:text-style-name="P9" draw:layer="layout" svg:width="0.248cm" svg:height="0.248cm" svg:x="13.841cm" svg:y="3.818cm" svg:viewBox="0 0 249 249" draw:points="0,0 0,249 249,249 249,0">
          <text:p/>
        </draw:polygon>
        <draw:polyline draw:style-name="gr114" draw:text-style-name="P9" draw:layer="layout" svg:width="0.248cm" svg:height="0.248cm" svg:x="13.841cm" svg:y="3.818cm" svg:viewBox="0 0 249 249" draw:points="0,0 0,249 249,249 249,0 0,0">
          <text:p/>
        </draw:polyline>
        <draw:polygon draw:style-name="gr116" draw:text-style-name="P9" draw:layer="layout" svg:width="1.045cm" svg:height="0.925cm" svg:x="8.005cm" svg:y="4.366cm" svg:viewBox="0 0 1046 926" draw:points="0,860 988,0 1017,33 1046,66 58,926 29,893">
          <text:p/>
        </draw:polygon>
        <draw:polygon draw:style-name="gr116" draw:text-style-name="P9" draw:layer="layout" svg:width="0.028cm" svg:height="0.033cm" svg:x="8.992cm" svg:y="4.365cm" svg:viewBox="0 0 29 34" draw:points="29,34 0,1 1,0">
          <text:p/>
        </draw:polygon>
        <draw:polygon draw:style-name="gr116" draw:text-style-name="P9" draw:layer="layout" svg:width="1.044cm" svg:height="0.872cm" svg:x="8.993cm" svg:y="3.56cm" svg:viewBox="0 0 1045 873" draw:points="0,805 989,0 1017,34 1045,68 56,873 28,839">
          <text:p/>
        </draw:polygon>
        <draw:polygon draw:style-name="gr116" draw:text-style-name="P9" draw:layer="layout" svg:width="0.027cm" svg:height="0.042cm" svg:x="9.982cm" svg:y="3.551cm" svg:viewBox="0 0 28 43" draw:points="28,43 0,9 7,5 14,1 20,0">
          <text:p/>
        </draw:polygon>
        <draw:polygon draw:style-name="gr116" draw:text-style-name="P9" draw:layer="layout" svg:width="1.004cm" svg:height="0.272cm" svg:x="10.002cm" svg:y="3.364cm" svg:viewBox="0 0 1005 273" draw:points="0,187 989,0 997,43 1005,86 16,273 8,230">
          <text:p/>
        </draw:polygon>
        <draw:polygon draw:style-name="gr116" draw:text-style-name="P9" draw:layer="layout" svg:width="0.007cm" svg:height="0.043cm" svg:x="10.991cm" svg:y="3.363cm" svg:viewBox="0 0 8 44" draw:points="8,44 0,1 7,0 8,0">
          <text:p/>
        </draw:polygon>
        <draw:polygon draw:style-name="gr116" draw:text-style-name="P9" draw:layer="layout" svg:width="0.988cm" svg:height="0.095cm" svg:x="10.999cm" svg:y="3.363cm" svg:viewBox="0 0 989 96" draw:points="0,0 989,8 989,52 989,96 0,88 0,44">
          <text:p/>
        </draw:polygon>
        <draw:polygon draw:style-name="gr116" draw:text-style-name="P9" draw:layer="layout" svg:width="0.007cm" svg:height="0.043cm" svg:x="11.988cm" svg:y="3.415cm" svg:viewBox="0 0 8 44" draw:points="0,0 8,43 1,44 0,44">
          <text:p/>
        </draw:polygon>
        <draw:polygon draw:style-name="gr116" draw:text-style-name="P9" draw:layer="layout" svg:width="1.004cm" svg:height="0.277cm" svg:x="11.98cm" svg:y="3.18cm" svg:viewBox="0 0 1005 278" draw:points="0,192 989,0 997,43 1005,86 16,278 8,235">
          <text:p/>
        </draw:polygon>
        <draw:polygon draw:style-name="gr116" draw:text-style-name="P9" draw:layer="layout" svg:width="0.021cm" svg:height="0.043cm" svg:x="12.969cm" svg:y="3.179cm" svg:viewBox="0 0 22 44" draw:points="8,44 0,1 7,0 15,1 22,2">
          <text:p/>
        </draw:polygon>
        <draw:polygon draw:style-name="gr116" draw:text-style-name="P9" draw:layer="layout" svg:width="1.016cm" svg:height="0.405cm" svg:x="12.963cm" svg:y="3.181cm" svg:viewBox="0 0 1017 406" draw:points="28,0 1017,322 1003,364 989,406 0,84 14,42">
          <text:p/>
        </draw:polygon>
        <draw:polygon draw:style-name="gr116" draw:text-style-name="P9" draw:layer="layout" svg:width="0.248cm" svg:height="0.248cm" svg:x="7.909cm" svg:y="5.135cm" svg:viewBox="0 0 249 249" draw:points="0,124 125,249 249,124 125,0">
          <text:p/>
        </draw:polygon>
        <draw:polyline draw:style-name="gr114" draw:text-style-name="P9" draw:layer="layout" svg:width="0.248cm" svg:height="0.248cm" svg:x="7.909cm" svg:y="5.135cm" svg:viewBox="0 0 249 249" draw:points="0,124 125,249 249,124 125,0 0,124">
          <text:p/>
        </draw:polyline>
        <draw:polygon draw:style-name="gr116" draw:text-style-name="P9" draw:layer="layout" svg:width="0.248cm" svg:height="0.248cm" svg:x="8.897cm" svg:y="4.275cm" svg:viewBox="0 0 249 249" draw:points="0,124 125,249 249,124 125,0">
          <text:p/>
        </draw:polygon>
        <draw:polyline draw:style-name="gr114" draw:text-style-name="P9" draw:layer="layout" svg:width="0.248cm" svg:height="0.248cm" svg:x="8.897cm" svg:y="4.275cm" svg:viewBox="0 0 249 249" draw:points="0,124 125,249 249,124 125,0 0,124">
          <text:p/>
        </draw:polyline>
        <draw:polygon draw:style-name="gr116" draw:text-style-name="P9" draw:layer="layout" svg:width="0.248cm" svg:height="0.248cm" svg:x="9.886cm" svg:y="3.47cm" svg:viewBox="0 0 249 249" draw:points="0,124 125,249 249,124 125,0">
          <text:p/>
        </draw:polygon>
        <draw:polyline draw:style-name="gr114" draw:text-style-name="P9" draw:layer="layout" svg:width="0.248cm" svg:height="0.248cm" svg:x="9.886cm" svg:y="3.47cm" svg:viewBox="0 0 249 249" draw:points="0,124 125,249 249,124 125,0 0,124">
          <text:p/>
        </draw:polyline>
        <draw:polygon draw:style-name="gr116" draw:text-style-name="P9" draw:layer="layout" svg:width="0.248cm" svg:height="0.248cm" svg:x="10.874cm" svg:y="3.283cm" svg:viewBox="0 0 249 249" draw:points="0,124 125,249 249,124 125,0">
          <text:p/>
        </draw:polygon>
        <draw:polyline draw:style-name="gr114" draw:text-style-name="P9" draw:layer="layout" svg:width="0.248cm" svg:height="0.248cm" svg:x="10.874cm" svg:y="3.283cm" svg:viewBox="0 0 249 249" draw:points="0,124 125,249 249,124 125,0 0,124">
          <text:p/>
        </draw:polyline>
        <draw:polygon draw:style-name="gr116" draw:text-style-name="P9" draw:layer="layout" svg:width="0.248cm" svg:height="0.248cm" svg:x="11.863cm" svg:y="3.29cm" svg:viewBox="0 0 249 249" draw:points="0,124 125,249 249,124 125,0">
          <text:p/>
        </draw:polygon>
        <draw:polyline draw:style-name="gr114" draw:text-style-name="P9" draw:layer="layout" svg:width="0.248cm" svg:height="0.248cm" svg:x="11.863cm" svg:y="3.29cm" svg:viewBox="0 0 249 249" draw:points="0,124 125,249 249,124 125,0 0,124">
          <text:p/>
        </draw:polyline>
        <draw:polygon draw:style-name="gr116" draw:text-style-name="P9" draw:layer="layout" svg:width="0.248cm" svg:height="0.248cm" svg:x="12.852cm" svg:y="3.098cm" svg:viewBox="0 0 249 249" draw:points="0,124 125,249 249,124 125,0">
          <text:p/>
        </draw:polygon>
        <draw:polyline draw:style-name="gr114" draw:text-style-name="P9" draw:layer="layout" svg:width="0.248cm" svg:height="0.248cm" svg:x="12.852cm" svg:y="3.098cm" svg:viewBox="0 0 249 249" draw:points="0,124 125,249 249,124 125,0 0,124">
          <text:p/>
        </draw:polyline>
        <draw:polygon draw:style-name="gr116" draw:text-style-name="P9" draw:layer="layout" svg:width="0.248cm" svg:height="0.248cm" svg:x="13.841cm" svg:y="3.421cm" svg:viewBox="0 0 249 249" draw:points="0,124 125,249 249,124 125,0">
          <text:p/>
        </draw:polygon>
        <draw:polyline draw:style-name="gr114" draw:text-style-name="P9" draw:layer="layout" svg:width="0.248cm" svg:height="0.248cm" svg:x="13.841cm" svg:y="3.421cm" svg:viewBox="0 0 249 249" draw:points="0,124 125,249 249,124 125,0 0,124">
          <text:p/>
        </draw:polyline>
        <draw:polygon draw:style-name="gr115" draw:text-style-name="P9" draw:layer="layout" svg:width="0.315cm" svg:height="0.087cm" svg:x="14.355cm" svg:y="5.702cm" svg:viewBox="0 0 316 88" draw:points="0,0 316,0 316,88 0,88">
          <text:p/>
        </draw:polygon>
        <draw:polygon draw:style-name="gr115" draw:text-style-name="P9" draw:layer="layout" svg:width="0.157cm" svg:height="0.157cm" svg:x="14.434cm" svg:y="5.666cm" svg:viewBox="0 0 158 158" draw:points="0,0 0,158 158,158 158,0">
          <text:p/>
        </draw:polygon>
        <draw:polyline draw:style-name="gr114" draw:text-style-name="P9" draw:layer="layout" svg:width="0.157cm" svg:height="0.157cm" svg:x="14.434cm" svg:y="5.666cm" svg:viewBox="0 0 158 158" draw:points="0,0 0,158 158,158 158,0 0,0">
          <text:p/>
        </draw:polyline>
        <draw:polygon draw:style-name="gr116" draw:text-style-name="P9" draw:layer="layout" svg:width="0.315cm" svg:height="0.087cm" svg:x="14.355cm" svg:y="6.127cm" svg:viewBox="0 0 316 88" draw:points="0,0 316,0 316,88 0,88">
          <text:p/>
        </draw:polygon>
        <draw:polygon draw:style-name="gr116" draw:text-style-name="P9" draw:layer="layout" svg:width="0.157cm" svg:height="0.157cm" svg:x="14.434cm" svg:y="6.091cm" svg:viewBox="0 0 158 158" draw:points="0,80 80,158 158,80 80,0">
          <text:p/>
        </draw:polygon>
        <draw:polyline draw:style-name="gr114" draw:text-style-name="P9" draw:layer="layout" svg:width="0.157cm" svg:height="0.157cm" svg:x="14.434cm" svg:y="6.091cm" svg:viewBox="0 0 158 158" draw:points="0,80 80,158 158,80 80,0 0,80">
          <text:p/>
        </draw:polyline>
        <draw:frame draw:style-name="gr123" draw:text-style-name="P21" draw:layer="layout" svg:width="2.018cm" svg:height="0.569cm" svg:x="14.714cm" svg:y="5.63cm">
          <draw:text-box>
            <text:p><text:span text:style-name="T15">500 Schritte</text:span></text:p>
          </draw:text-box>
        </draw:frame>
        <draw:frame draw:style-name="gr124" draw:text-style-name="P21" draw:layer="layout" svg:width="2.174cm" svg:height="0.569cm" svg:x="14.714cm" svg:y="6.078cm">
          <draw:text-box>
            <text:p><text:span text:style-name="T15">2000 Schritte</text:span></text:p>
          </draw:text-box>
        </draw:frame>
        <draw:frame draw:style-name="gr125" draw:text-style-name="P22" draw:layer="layout" svg:width="2.619cm" svg:height="0.603cm" svg:x="9.691cm" svg:y="8.89cm">
          <draw:text-box>
            <text:p><text:span text:style-name="T16">"prediction init"</text:span></text:p>
          </draw:text-box>
        </draw:frame>
        <draw:frame draw:style-name="gr126" draw:text-style-name="P22"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polygon draw:style-name="gr108" draw:text-style-name="P9" draw:layer="layout" svg:width="10.127cm" svg:height="6.977cm" svg:x="6.575cm" svg:y="3.492cm" svg:viewBox="0 0 10128 6978" draw:points="0,0 10128,0 10128,6978 0,6978">
          <text:p/>
        </draw:polygon>
        <draw:polyline draw:style-name="gr109" draw:text-style-name="P9" draw:layer="layout" svg:width="5.648cm" svg:height="5.221cm" svg:x="7.944cm" svg:y="3.816cm" svg:viewBox="0 0 5649 5222" draw:points="2824,5222 0,5222 0,0 5649,0 5649,5222 2824,5222">
          <text:p/>
        </draw:polyline>
        <draw:line draw:style-name="gr109" draw:text-style-name="P9" draw:layer="layout" svg:x1="13.593cm" svg:y1="9.038cm" svg:x2="7.944cm" svg:y2="9.038cm">
          <text:p/>
        </draw:line>
        <draw:line draw:style-name="gr109" draw:text-style-name="P9" draw:layer="layout" svg:x1="13.593cm" svg:y1="8.291cm" svg:x2="7.944cm" svg:y2="8.291cm">
          <text:p/>
        </draw:line>
        <draw:line draw:style-name="gr109" draw:text-style-name="P9" draw:layer="layout" svg:x1="13.593cm" svg:y1="7.545cm" svg:x2="7.944cm" svg:y2="7.545cm">
          <text:p/>
        </draw:line>
        <draw:line draw:style-name="gr109" draw:text-style-name="P9" draw:layer="layout" svg:x1="13.593cm" svg:y1="6.799cm" svg:x2="7.944cm" svg:y2="6.799cm">
          <text:p/>
        </draw:line>
        <draw:line draw:style-name="gr109" draw:text-style-name="P9" draw:layer="layout" svg:x1="13.593cm" svg:y1="6.053cm" svg:x2="7.944cm" svg:y2="6.053cm">
          <text:p/>
        </draw:line>
        <draw:line draw:style-name="gr109" draw:text-style-name="P9" draw:layer="layout" svg:x1="13.593cm" svg:y1="5.307cm" svg:x2="7.944cm" svg:y2="5.307cm">
          <text:p/>
        </draw:line>
        <draw:line draw:style-name="gr109" draw:text-style-name="P9" draw:layer="layout" svg:x1="13.593cm" svg:y1="4.561cm" svg:x2="7.944cm" svg:y2="4.561cm">
          <text:p/>
        </draw:line>
        <draw:line draw:style-name="gr109" draw:text-style-name="P9" draw:layer="layout" svg:x1="13.593cm" svg:y1="3.814cm" svg:x2="7.944cm" svg:y2="3.814cm">
          <text:p/>
        </draw:line>
        <draw:frame draw:style-name="gr112" draw:text-style-name="P21" draw:layer="layout" svg:width="0.659cm" svg:height="0.569cm" svg:x="7.877cm" svg:y="9.333cm">
          <draw:text-box>
            <text:p><text:span text:style-name="T15">8</text:span></text:p>
          </draw:text-box>
        </draw:frame>
        <draw:frame draw:style-name="gr112" draw:text-style-name="P21" draw:layer="layout" svg:width="0.815cm" svg:height="0.569cm" svg:x="10.618cm" svg:y="9.333cm">
          <draw:text-box>
            <text:p><text:span text:style-name="T15">12</text:span></text:p>
          </draw:text-box>
        </draw:frame>
        <draw:frame draw:style-name="gr112" draw:text-style-name="P21" draw:layer="layout" svg:width="0.815cm" svg:height="0.569cm" svg:x="13.442cm" svg:y="9.333cm">
          <draw:text-box>
            <text:p><text:span text:style-name="T15">16</text:span></text:p>
          </draw:text-box>
        </draw:frame>
        <draw:line draw:style-name="gr109" draw:text-style-name="P9" draw:layer="layout" svg:x1="7.944cm" svg:y1="9.187cm" svg:x2="7.944cm" svg:y2="9.038cm">
          <text:p/>
        </draw:line>
        <draw:line draw:style-name="gr109" draw:text-style-name="P9" draw:layer="layout" svg:x1="10.767cm" svg:y1="9.187cm" svg:x2="10.767cm" svg:y2="9.038cm">
          <text:p/>
        </draw:line>
        <draw:polyline draw:style-name="gr109" draw:text-style-name="P9" draw:layer="layout" svg:width="0.148cm" svg:height="5.648cm" draw:transform="rotate (1.5707963267946) translate (7.94355489061476cm 9.18718955004015cm)" svg:viewBox="0 0 149 5649" draw:points="0,21536 149,21536 149,15887">
          <text:p/>
        </draw:polyline>
        <draw:frame draw:style-name="gr112" draw:text-style-name="P21" draw:layer="layout" svg:width="0.659cm" svg:height="0.569cm" svg:x="7.544cm" svg:y="8.885cm">
          <draw:text-box>
            <text:p><text:span text:style-name="T15">0</text:span></text:p>
          </draw:text-box>
        </draw:frame>
        <draw:frame draw:style-name="gr112" draw:text-style-name="P21" draw:layer="layout" svg:width="0.815cm" svg:height="0.569cm" svg:x="7.378cm" svg:y="8.146cm">
          <draw:text-box>
            <text:p><text:span text:style-name="T15">10</text:span></text:p>
          </draw:text-box>
        </draw:frame>
        <draw:frame draw:style-name="gr112" draw:text-style-name="P21" draw:layer="layout" svg:width="0.815cm" svg:height="0.569cm" svg:x="7.378cm" svg:y="7.407cm">
          <draw:text-box>
            <text:p><text:span text:style-name="T15">20</text:span></text:p>
          </draw:text-box>
        </draw:frame>
        <draw:frame draw:style-name="gr112" draw:text-style-name="P21" draw:layer="layout" svg:width="0.815cm" svg:height="0.569cm" svg:x="7.378cm" svg:y="6.642cm">
          <draw:text-box>
            <text:p><text:span text:style-name="T15">30</text:span></text:p>
          </draw:text-box>
        </draw:frame>
        <draw:frame draw:style-name="gr112" draw:text-style-name="P21" draw:layer="layout" svg:width="0.815cm" svg:height="0.569cm" svg:x="7.378cm" svg:y="5.902cm">
          <draw:text-box>
            <text:p><text:span text:style-name="T15">40</text:span></text:p>
          </draw:text-box>
        </draw:frame>
        <draw:frame draw:style-name="gr112" draw:text-style-name="P21" draw:layer="layout" svg:width="0.815cm" svg:height="0.569cm" svg:x="7.378cm" svg:y="5.164cm">
          <draw:text-box>
            <text:p><text:span text:style-name="T15">50</text:span></text:p>
          </draw:text-box>
        </draw:frame>
        <draw:frame draw:style-name="gr112" draw:text-style-name="P21" draw:layer="layout" svg:width="0.815cm" svg:height="0.569cm" svg:x="7.378cm" svg:y="4.425cm">
          <draw:text-box>
            <text:p><text:span text:style-name="T15">60</text:span></text:p>
          </draw:text-box>
        </draw:frame>
        <draw:frame draw:style-name="gr112" draw:text-style-name="P21" draw:layer="layout" svg:width="0.815cm" svg:height="0.569cm" svg:x="7.378cm" svg:y="3.66cm">
          <draw:text-box>
            <text:p><text:span text:style-name="T15">70</text:span></text:p>
          </draw:text-box>
        </draw:frame>
        <draw:line draw:style-name="gr109" draw:text-style-name="P9" draw:layer="layout" svg:x1="7.794cm" svg:y1="9.038cm" svg:x2="7.944cm" svg:y2="9.038cm">
          <text:p/>
        </draw:line>
        <draw:line draw:style-name="gr109" draw:text-style-name="P9" draw:layer="layout" svg:x1="7.794cm" svg:y1="8.291cm" svg:x2="7.944cm" svg:y2="8.291cm">
          <text:p/>
        </draw:line>
        <draw:line draw:style-name="gr109" draw:text-style-name="P9" draw:layer="layout" svg:x1="7.794cm" svg:y1="7.545cm" svg:x2="7.944cm" svg:y2="7.545cm">
          <text:p/>
        </draw:line>
        <draw:line draw:style-name="gr109" draw:text-style-name="P9" draw:layer="layout" svg:x1="7.794cm" svg:y1="6.799cm" svg:x2="7.944cm" svg:y2="6.799cm">
          <text:p/>
        </draw:line>
        <draw:line draw:style-name="gr109" draw:text-style-name="P9" draw:layer="layout" svg:x1="7.794cm" svg:y1="6.053cm" svg:x2="7.944cm" svg:y2="6.053cm">
          <text:p/>
        </draw:line>
        <draw:line draw:style-name="gr109" draw:text-style-name="P9" draw:layer="layout" svg:x1="7.794cm" svg:y1="5.307cm" svg:x2="7.944cm" svg:y2="5.307cm">
          <text:p/>
        </draw:line>
        <draw:line draw:style-name="gr109" draw:text-style-name="P9" draw:layer="layout" svg:x1="7.794cm" svg:y1="4.561cm" svg:x2="7.944cm" svg:y2="4.561cm">
          <text:p/>
        </draw:line>
        <draw:polyline draw:style-name="gr109" draw:text-style-name="P9" draw:layer="layout" svg:width="0.149cm" svg:height="5.222cm" svg:x="7.794cm" svg:y="3.814cm" svg:viewBox="0 0 150 5223" draw:points="0,0 150,0 150,5223">
          <text:p/>
        </draw:polyline>
        <draw:polygon draw:style-name="gr113" draw:text-style-name="P9" draw:layer="layout" svg:width="2.849cm" svg:height="0.963cm" svg:x="7.931cm" svg:y="5.721cm" svg:viewBox="0 0 2850 964" draw:points="0,881 2824,0 2837,42 2850,84 26,964 13,923">
          <text:p/>
        </draw:polygon>
        <draw:polygon draw:style-name="gr113" draw:text-style-name="P9" draw:layer="layout" svg:width="0.012cm" svg:height="0.041cm" svg:x="10.754cm" svg:y="5.721cm" svg:viewBox="0 0 13 42" draw:points="13,42 0,0 1,0">
          <text:p/>
        </draw:polygon>
        <draw:polygon draw:style-name="gr113" draw:text-style-name="P9" draw:layer="layout" svg:width="2.848cm" svg:height="0.864cm" svg:x="10.755cm" svg:y="4.939cm" svg:viewBox="0 0 2849 865" draw:points="0,781 2825,0 2837,42 2849,84 24,865 12,823">
          <text:p/>
        </draw:polygon>
        <draw:polygon draw:style-name="gr113" draw:text-style-name="P9" draw:layer="layout" svg:width="0.248cm" svg:height="0.248cm" svg:x="7.819cm" svg:y="6.519cm" svg:viewBox="0 0 249 249" draw:points="0,0 0,249 249,249 249,0">
          <text:p/>
        </draw:polygon>
        <draw:polyline draw:style-name="gr114" draw:text-style-name="P9" draw:layer="layout" svg:width="0.248cm" svg:height="0.248cm" svg:x="7.819cm" svg:y="6.519cm" svg:viewBox="0 0 249 249" draw:points="0,0 0,249 249,249 249,0 0,0">
          <text:p/>
        </draw:polyline>
        <draw:polygon draw:style-name="gr115" draw:text-style-name="P9" draw:layer="layout" svg:width="0.248cm" svg:height="0.248cm" svg:x="10.643cm" svg:y="5.638cm" svg:viewBox="0 0 249 249" draw:points="0,0 0,249 249,249 249,0">
          <text:p/>
        </draw:polygon>
        <draw:polyline draw:style-name="gr114" draw:text-style-name="P9" draw:layer="layout" svg:width="0.248cm" svg:height="0.248cm" svg:x="10.643cm" svg:y="5.638cm" svg:viewBox="0 0 249 249" draw:points="0,0 0,249 249,249 249,0 0,0">
          <text:p/>
        </draw:polyline>
        <draw:polygon draw:style-name="gr115" draw:text-style-name="P9" draw:layer="layout" svg:width="0.248cm" svg:height="0.248cm" svg:x="13.468cm" svg:y="4.857cm" svg:viewBox="0 0 249 249" draw:points="0,0 0,249 249,249 249,0">
          <text:p/>
        </draw:polygon>
        <draw:polyline draw:style-name="gr114" draw:text-style-name="P9" draw:layer="layout" svg:width="0.248cm" svg:height="0.248cm" svg:x="13.468cm" svg:y="4.857cm" svg:viewBox="0 0 249 249" draw:points="0,0 0,249 249,249 249,0 0,0">
          <text:p/>
        </draw:polyline>
        <draw:polygon draw:style-name="gr116" draw:text-style-name="P9" draw:layer="layout" svg:width="2.849cm" svg:height="0.939cm" svg:x="7.931cm" svg:y="5.677cm" svg:viewBox="0 0 2850 940" draw:points="0,856 2824,0 2837,42 2850,84 26,940 13,898">
          <text:p/>
        </draw:polygon>
        <draw:polygon draw:style-name="gr116" draw:text-style-name="P9" draw:layer="layout" svg:width="0.012cm" svg:height="0.041cm" svg:x="10.754cm" svg:y="5.677cm" svg:viewBox="0 0 13 42" draw:points="13,42 0,0 1,0">
          <text:p/>
        </draw:polygon>
        <draw:polygon draw:style-name="gr116" draw:text-style-name="P9" draw:layer="layout" svg:width="2.848cm" svg:height="0.89cm" svg:x="10.755cm" svg:y="4.87cm" svg:viewBox="0 0 2849 891" draw:points="0,807 2825,0 2837,42 2849,84 24,891 12,849">
          <text:p/>
        </draw:polygon>
        <draw:polygon draw:style-name="gr116" draw:text-style-name="P9" draw:layer="layout" svg:width="0.248cm" svg:height="0.248cm" svg:x="7.819cm" svg:y="6.45cm" svg:viewBox="0 0 249 249" draw:points="0,124 125,249 249,124 125,0">
          <text:p/>
        </draw:polygon>
        <draw:polyline draw:style-name="gr114" draw:text-style-name="P9" draw:layer="layout" svg:width="0.248cm" svg:height="0.248cm" svg:x="7.819cm" svg:y="6.45cm" svg:viewBox="0 0 249 249" draw:points="0,124 125,249 249,124 125,0 0,124">
          <text:p/>
        </draw:polyline>
        <draw:polygon draw:style-name="gr116" draw:text-style-name="P9" draw:layer="layout" svg:width="0.248cm" svg:height="0.248cm" svg:x="10.643cm" svg:y="5.594cm" svg:viewBox="0 0 249 249" draw:points="0,124 125,249 249,124 125,0">
          <text:p/>
        </draw:polygon>
        <draw:polyline draw:style-name="gr114" draw:text-style-name="P9" draw:layer="layout" svg:width="0.248cm" svg:height="0.248cm" svg:x="10.643cm" svg:y="5.594cm" svg:viewBox="0 0 249 249" draw:points="0,124 125,249 249,124 125,0 0,124">
          <text:p/>
        </draw:polyline>
        <draw:polygon draw:style-name="gr116" draw:text-style-name="P9" draw:layer="layout" svg:width="0.248cm" svg:height="0.248cm" svg:x="13.468cm" svg:y="4.787cm" svg:viewBox="0 0 249 249" draw:points="0,124 125,249 249,124 125,0">
          <text:p/>
        </draw:polygon>
        <draw:polyline draw:style-name="gr114" draw:text-style-name="P9" draw:layer="layout" svg:width="0.248cm" svg:height="0.248cm" svg:x="13.468cm" svg:y="4.787cm" svg:viewBox="0 0 249 249" draw:points="0,124 125,249 249,124 125,0 0,124">
          <text:p/>
        </draw:polyline>
        <draw:polygon draw:style-name="gr127" draw:text-style-name="P9" draw:layer="layout" svg:width="2.855cm" svg:height="1.178cm" svg:x="7.928cm" svg:y="5.225cm" svg:viewBox="0 0 2856 1179" draw:points="0,1098 2824,0 2840,41 2856,82 32,1179 16,1139">
          <text:p/>
        </draw:polygon>
        <draw:polygon draw:style-name="gr127" draw:text-style-name="P9" draw:layer="layout" svg:width="0.015cm" svg:height="0.041cm" svg:x="10.751cm" svg:y="5.224cm" svg:viewBox="0 0 16 42" draw:points="16,42 0,1 3,0">
          <text:p/>
        </draw:polygon>
        <draw:polygon draw:style-name="gr127" draw:text-style-name="P9" draw:layer="layout" svg:width="2.85cm" svg:height="0.965cm" svg:x="10.754cm" svg:y="4.341cm" svg:viewBox="0 0 2851 966" draw:points="0,883 2825,0 2838,42 2851,84 26,966 13,925">
          <text:p/>
        </draw:polygon>
        <draw:polygon draw:style-name="gr127" draw:text-style-name="P9" draw:layer="layout" svg:width="0.248cm" svg:height="0.248cm" svg:x="7.819cm" svg:y="6.239cm" svg:viewBox="0 0 249 249" draw:points="0,0 125,249 249,0">
          <text:p/>
        </draw:polygon>
        <draw:polyline draw:style-name="gr114" draw:text-style-name="P9" draw:layer="layout" svg:width="0.248cm" svg:height="0.248cm" svg:x="7.819cm" svg:y="6.239cm" svg:viewBox="0 0 249 249" draw:points="0,0 125,249 249,0 0,0">
          <text:p/>
        </draw:polyline>
        <draw:polygon draw:style-name="gr127" draw:text-style-name="P9" draw:layer="layout" svg:width="0.248cm" svg:height="0.248cm" svg:x="10.643cm" svg:y="5.141cm" svg:viewBox="0 0 249 249" draw:points="0,0 125,249 249,0">
          <text:p/>
        </draw:polygon>
        <draw:polyline draw:style-name="gr114" draw:text-style-name="P9" draw:layer="layout" svg:width="0.248cm" svg:height="0.248cm" svg:x="10.643cm" svg:y="5.141cm" svg:viewBox="0 0 249 249" draw:points="0,0 125,249 249,0 0,0">
          <text:p/>
        </draw:polyline>
        <draw:polygon draw:style-name="gr127" draw:text-style-name="P9" draw:layer="layout" svg:width="0.248cm" svg:height="0.248cm" svg:x="13.468cm" svg:y="4.258cm" svg:viewBox="0 0 249 249" draw:points="0,0 125,249 249,0">
          <text:p/>
        </draw:polygon>
        <draw:polyline draw:style-name="gr114" draw:text-style-name="P9" draw:layer="layout" svg:width="0.248cm" svg:height="0.248cm" svg:x="13.468cm" svg:y="4.258cm" svg:viewBox="0 0 249 249" draw:points="0,0 125,249 249,0 0,0">
          <text:p/>
        </draw:polyline>
        <draw:polygon draw:style-name="gr115" draw:text-style-name="P9" draw:layer="layout" svg:width="0.315cm" svg:height="0.087cm" svg:x="14.063cm" svg:y="5.887cm" svg:viewBox="0 0 316 88" draw:points="0,0 316,0 316,88 0,88">
          <text:p/>
        </draw:polygon>
        <draw:polygon draw:style-name="gr115" draw:text-style-name="P9" draw:layer="layout" svg:width="0.157cm" svg:height="0.157cm" svg:x="14.141cm" svg:y="5.851cm" svg:viewBox="0 0 158 158" draw:points="0,0 0,158 158,158 158,0">
          <text:p/>
        </draw:polygon>
        <draw:polyline draw:style-name="gr114" draw:text-style-name="P9" draw:layer="layout" svg:width="0.157cm" svg:height="0.157cm" svg:x="14.141cm" svg:y="5.851cm" svg:viewBox="0 0 158 158" draw:points="0,0 0,158 158,158 158,0 0,0">
          <text:p/>
        </draw:polyline>
        <draw:polygon draw:style-name="gr116" draw:text-style-name="P9" draw:layer="layout" svg:width="0.315cm" svg:height="0.087cm" svg:x="14.063cm" svg:y="6.68cm" svg:viewBox="0 0 316 88" draw:points="0,0 316,0 316,88 0,88">
          <text:p/>
        </draw:polygon>
        <draw:polygon draw:style-name="gr116" draw:text-style-name="P9" draw:layer="layout" svg:width="0.157cm" svg:height="0.157cm" svg:x="14.141cm" svg:y="6.644cm" svg:viewBox="0 0 158 158" draw:points="0,80 80,158 158,80 80,0">
          <text:p/>
        </draw:polygon>
        <draw:polyline draw:style-name="gr114" draw:text-style-name="P9" draw:layer="layout" svg:width="0.157cm" svg:height="0.157cm" svg:x="14.141cm" svg:y="6.644cm" svg:viewBox="0 0 158 158" draw:points="0,80 80,158 158,80 80,0 0,80">
          <text:p/>
        </draw:polyline>
        <draw:polygon draw:style-name="gr127" draw:text-style-name="P9" draw:layer="layout" svg:width="0.315cm" svg:height="0.087cm" svg:x="14.063cm" svg:y="7.473cm" svg:viewBox="0 0 316 88" draw:points="0,0 316,0 316,88 0,88">
          <text:p/>
        </draw:polygon>
        <draw:polygon draw:style-name="gr127" draw:text-style-name="P9" draw:layer="layout" svg:width="0.157cm" svg:height="0.157cm" svg:x="14.141cm" svg:y="7.437cm" svg:viewBox="0 0 158 158" draw:points="0,0 80,158 158,0">
          <text:p/>
        </draw:polygon>
        <draw:polyline draw:style-name="gr114" draw:text-style-name="P9" draw:layer="layout" svg:width="0.157cm" svg:height="0.157cm" svg:x="14.141cm" svg:y="7.437cm" svg:viewBox="0 0 158 158" draw:points="0,0 80,158 158,0 0,0">
          <text:p/>
        </draw:polyline>
        <draw:frame draw:style-name="gr128" draw:text-style-name="P21" draw:layer="layout" svg:width="1.747cm" svg:height="0.569cm" svg:x="14.438cm" svg:y="5.824cm">
          <draw:text-box>
            <text:p><text:span text:style-name="T15">Zufälliger </text:span></text:p>
          </draw:text-box>
        </draw:frame>
        <draw:frame draw:style-name="gr129" draw:text-style-name="P21" draw:layer="layout" svg:width="2.005cm" svg:height="0.569cm" svg:x="14.438cm" svg:y="6.192cm">
          <draw:text-box>
            <text:p><text:span text:style-name="T15">Algorithmus</text:span></text:p>
          </draw:text-box>
        </draw:frame>
        <draw:frame draw:style-name="gr130" draw:text-style-name="P21" draw:layer="layout" svg:width="2.297cm" svg:height="0.569cm" svg:x="14.438cm" svg:y="6.615cm">
          <draw:text-box>
            <text:p><text:span text:style-name="T15">Einfache Heur</text:span></text:p>
          </draw:text-box>
        </draw:frame>
        <draw:frame draw:style-name="gr112" draw:text-style-name="P21" draw:layer="layout" svg:width="0.595cm" svg:height="0.569cm" svg:x="16.232cm" svg:y="6.615cm">
          <draw:text-box>
            <text:p><text:span text:style-name="T15">-</text:span></text:p>
          </draw:text-box>
        </draw:frame>
        <draw:frame draw:style-name="gr112" draw:text-style-name="P21" draw:layer="layout" svg:width="0.997cm" svg:height="0.569cm" svg:x="14.438cm" svg:y="6.983cm">
          <draw:text-box>
            <text:p><text:span text:style-name="T15">istik</text:span></text:p>
          </draw:text-box>
        </draw:frame>
        <draw:frame draw:style-name="gr131" draw:text-style-name="P21" draw:layer="layout" svg:width="1.954cm" svg:height="0.569cm" svg:x="14.438cm" svg:y="7.407cm">
          <draw:text-box>
            <text:p><text:span text:style-name="T15">Intelligente </text:span></text:p>
          </draw:text-box>
        </draw:frame>
        <draw:frame draw:style-name="gr132" draw:text-style-name="P21" draw:layer="layout" svg:width="1.607cm" svg:height="0.569cm" svg:x="14.438cm" svg:y="7.776cm">
          <draw:text-box>
            <text:p><text:span text:style-name="T15">Heuristik</text:span></text:p>
          </draw:text-box>
        </draw:frame>
        <draw:frame draw:style-name="gr133" draw:text-style-name="P22" draw:layer="layout" svg:width="1.692cm" svg:height="0.603cm" svg:x="9.981cm" svg:y="9.828cm">
          <draw:text-box>
            <text:p><text:span text:style-name="T16">Agenten</text:span></text:p>
          </draw:text-box>
        </draw:frame>
        <draw:frame draw:style-name="gr120" draw:text-style-name="P22" draw:layer="layout" svg:width="1.603cm" svg:height="0.603cm" draw:transform="rotate (1.5707963267946) translate (7.096cm 6.903cm)">
          <draw:text-box>
            <text:p><text:span text:style-name="T16">Qualität</text:span></text:p>
          </draw:text-box>
        </draw:frame>
        <draw:polygon draw:style-name="gr108" draw:text-style-name="P9" draw:layer="layout" svg:width="10.127cm" svg:height="6.977cm" svg:x="6.575cm" svg:y="11.437cm" svg:viewBox="0 0 10128 6978" draw:points="0,0 10128,0 10128,6978 0,6978">
          <text:p/>
        </draw:polygon>
        <draw:polyline draw:style-name="gr109" draw:text-style-name="P9" draw:layer="layout" svg:width="5.808cm" svg:height="5.221cm" svg:x="7.944cm" svg:y="11.761cm" svg:viewBox="0 0 5809 5222" draw:points="2905,5222 0,5222 0,0 5809,0 5809,5222 2905,5222">
          <text:p/>
        </draw:polyline>
        <draw:line draw:style-name="gr109" draw:text-style-name="P9" draw:layer="layout" svg:x1="13.753cm" svg:y1="16.983cm" svg:x2="7.944cm" svg:y2="16.983cm">
          <text:p/>
        </draw:line>
        <draw:line draw:style-name="gr109" draw:text-style-name="P9" draw:layer="layout" svg:x1="13.753cm" svg:y1="16.33cm" svg:x2="7.944cm" svg:y2="16.33cm">
          <text:p/>
        </draw:line>
        <draw:line draw:style-name="gr109" draw:text-style-name="P9" draw:layer="layout" svg:x1="13.753cm" svg:y1="15.677cm" svg:x2="7.944cm" svg:y2="15.677cm">
          <text:p/>
        </draw:line>
        <draw:line draw:style-name="gr109" draw:text-style-name="P9" draw:layer="layout" svg:x1="13.753cm" svg:y1="15.024cm" svg:x2="7.944cm" svg:y2="15.024cm">
          <text:p/>
        </draw:line>
        <draw:line draw:style-name="gr109" draw:text-style-name="P9" draw:layer="layout" svg:x1="13.753cm" svg:y1="14.371cm" svg:x2="7.944cm" svg:y2="14.371cm">
          <text:p/>
        </draw:line>
        <draw:line draw:style-name="gr109" draw:text-style-name="P9" draw:layer="layout" svg:x1="13.753cm" svg:y1="13.718cm" svg:x2="7.944cm" svg:y2="13.718cm">
          <text:p/>
        </draw:line>
        <draw:line draw:style-name="gr109" draw:text-style-name="P9" draw:layer="layout" svg:x1="13.753cm" svg:y1="13.065cm" svg:x2="7.944cm" svg:y2="13.065cm">
          <text:p/>
        </draw:line>
        <draw:line draw:style-name="gr109" draw:text-style-name="P9" draw:layer="layout" svg:x1="13.753cm" svg:y1="12.412cm" svg:x2="7.944cm" svg:y2="12.412cm">
          <text:p/>
        </draw:line>
        <draw:line draw:style-name="gr109" draw:text-style-name="P9" draw:layer="layout" svg:x1="13.753cm" svg:y1="11.76cm" svg:x2="7.944cm" svg:y2="11.76cm">
          <text:p/>
        </draw:line>
        <draw:frame draw:style-name="gr112" draw:text-style-name="P21" draw:layer="layout" svg:width="0.659cm" svg:height="0.569cm" svg:x="8.846cm" svg:y="17.278cm">
          <draw:text-box>
            <text:p><text:span text:style-name="T15">8</text:span></text:p>
          </draw:text-box>
        </draw:frame>
        <draw:frame draw:style-name="gr112" draw:text-style-name="P21" draw:layer="layout" svg:width="0.815cm" svg:height="0.569cm" svg:x="10.701cm" svg:y="17.278cm">
          <draw:text-box>
            <text:p><text:span text:style-name="T15">12</text:span></text:p>
          </draw:text-box>
        </draw:frame>
        <draw:frame draw:style-name="gr112" draw:text-style-name="P21" draw:layer="layout" svg:width="0.815cm" svg:height="0.569cm" svg:x="12.638cm" svg:y="17.278cm">
          <draw:text-box>
            <text:p><text:span text:style-name="T15">16</text:span></text:p>
          </draw:text-box>
        </draw:frame>
        <draw:line draw:style-name="gr109" draw:text-style-name="P9" draw:layer="layout" svg:x1="7.944cm" svg:y1="17.132cm" svg:x2="7.944cm" svg:y2="16.983cm">
          <text:p/>
        </draw:line>
        <draw:line draw:style-name="gr109" draw:text-style-name="P9" draw:layer="layout" svg:x1="9.879cm" svg:y1="17.132cm" svg:x2="9.879cm" svg:y2="16.983cm">
          <text:p/>
        </draw:line>
        <draw:line draw:style-name="gr109" draw:text-style-name="P9" draw:layer="layout" svg:x1="11.816cm" svg:y1="17.132cm" svg:x2="11.816cm" svg:y2="16.983cm">
          <text:p/>
        </draw:line>
        <draw:polyline draw:style-name="gr109" draw:text-style-name="P9" draw:layer="layout" svg:width="0.148cm" svg:height="5.808cm" draw:transform="rotate (1.5707963267946) translate (7.94355489061476cm 17.132189550044cm)" svg:viewBox="0 0 149 5809" draw:points="0,21696 149,21696 149,15887">
          <text:p/>
        </draw:polyline>
        <draw:frame draw:style-name="gr112" draw:text-style-name="P21" draw:layer="layout" svg:width="0.659cm" svg:height="0.569cm" svg:x="7.544cm" svg:y="16.83cm">
          <draw:text-box>
            <text:p><text:span text:style-name="T15">0</text:span></text:p>
          </draw:text-box>
        </draw:frame>
        <draw:frame draw:style-name="gr112" draw:text-style-name="P21" draw:layer="layout" svg:width="0.815cm" svg:height="0.569cm" svg:x="7.378cm" svg:y="16.171cm">
          <draw:text-box>
            <text:p><text:span text:style-name="T15">10</text:span></text:p>
          </draw:text-box>
        </draw:frame>
        <draw:frame draw:style-name="gr112" draw:text-style-name="P21" draw:layer="layout" svg:width="0.815cm" svg:height="0.569cm" svg:x="7.378cm" svg:y="15.537cm">
          <draw:text-box>
            <text:p><text:span text:style-name="T15">20</text:span></text:p>
          </draw:text-box>
        </draw:frame>
        <draw:frame draw:style-name="gr112" draw:text-style-name="P21" draw:layer="layout" svg:width="0.815cm" svg:height="0.569cm" svg:x="7.378cm" svg:y="14.877cm">
          <draw:text-box>
            <text:p><text:span text:style-name="T15">30</text:span></text:p>
          </draw:text-box>
        </draw:frame>
        <draw:frame draw:style-name="gr112" draw:text-style-name="P21" draw:layer="layout" svg:width="0.815cm" svg:height="0.569cm" svg:x="7.378cm" svg:y="14.218cm">
          <draw:text-box>
            <text:p><text:span text:style-name="T15">40</text:span></text:p>
          </draw:text-box>
        </draw:frame>
        <draw:frame draw:style-name="gr112" draw:text-style-name="P21" draw:layer="layout" svg:width="0.815cm" svg:height="0.569cm" svg:x="7.378cm" svg:y="13.584cm">
          <draw:text-box>
            <text:p><text:span text:style-name="T15">50</text:span></text:p>
          </draw:text-box>
        </draw:frame>
        <draw:frame draw:style-name="gr112" draw:text-style-name="P21" draw:layer="layout" svg:width="0.815cm" svg:height="0.569cm" svg:x="7.378cm" svg:y="12.924cm">
          <draw:text-box>
            <text:p><text:span text:style-name="T15">60</text:span></text:p>
          </draw:text-box>
        </draw:frame>
        <draw:frame draw:style-name="gr112" draw:text-style-name="P21" draw:layer="layout" svg:width="0.815cm" svg:height="0.569cm" svg:x="7.378cm" svg:y="12.264cm">
          <draw:text-box>
            <text:p><text:span text:style-name="T15">70</text:span></text:p>
          </draw:text-box>
        </draw:frame>
        <draw:frame draw:style-name="gr112" draw:text-style-name="P21" draw:layer="layout" svg:width="0.815cm" svg:height="0.569cm" svg:x="7.378cm" svg:y="11.605cm">
          <draw:text-box>
            <text:p><text:span text:style-name="T15">80</text:span></text:p>
          </draw:text-box>
        </draw:frame>
        <draw:line draw:style-name="gr109" draw:text-style-name="P9" draw:layer="layout" svg:x1="7.794cm" svg:y1="16.983cm" svg:x2="7.944cm" svg:y2="16.983cm">
          <text:p/>
        </draw:line>
        <draw:line draw:style-name="gr109" draw:text-style-name="P9" draw:layer="layout" svg:x1="7.794cm" svg:y1="16.33cm" svg:x2="7.944cm" svg:y2="16.33cm">
          <text:p/>
        </draw:line>
        <draw:line draw:style-name="gr109" draw:text-style-name="P9" draw:layer="layout" svg:x1="7.794cm" svg:y1="15.677cm" svg:x2="7.944cm" svg:y2="15.677cm">
          <text:p/>
        </draw:line>
        <draw:line draw:style-name="gr109" draw:text-style-name="P9" draw:layer="layout" svg:x1="7.794cm" svg:y1="15.024cm" svg:x2="7.944cm" svg:y2="15.024cm">
          <text:p/>
        </draw:line>
        <draw:line draw:style-name="gr109" draw:text-style-name="P9" draw:layer="layout" svg:x1="7.794cm" svg:y1="14.371cm" svg:x2="7.944cm" svg:y2="14.371cm">
          <text:p/>
        </draw:line>
        <draw:line draw:style-name="gr109" draw:text-style-name="P9" draw:layer="layout" svg:x1="7.794cm" svg:y1="13.718cm" svg:x2="7.944cm" svg:y2="13.718cm">
          <text:p/>
        </draw:line>
        <draw:line draw:style-name="gr109" draw:text-style-name="P9" draw:layer="layout" svg:x1="7.794cm" svg:y1="13.065cm" svg:x2="7.944cm" svg:y2="13.065cm">
          <text:p/>
        </draw:line>
        <draw:line draw:style-name="gr109" draw:text-style-name="P9" draw:layer="layout" svg:x1="7.794cm" svg:y1="12.412cm" svg:x2="7.944cm" svg:y2="12.412cm">
          <text:p/>
        </draw:line>
        <draw:polyline draw:style-name="gr109" draw:text-style-name="P9" draw:layer="layout" svg:width="0.149cm" svg:height="5.221cm" svg:x="7.794cm" svg:y="11.76cm" svg:viewBox="0 0 150 5222" draw:points="0,0 150,0 150,5222">
          <text:p/>
        </draw:polyline>
        <draw:polygon draw:style-name="gr113" draw:text-style-name="P9" draw:layer="layout" svg:width="0.482cm" svg:height="3.887cm" svg:x="12.058cm" svg:y="13.095cm" svg:viewBox="0 0 483 3888" draw:points="0,3888 483,3888 483,0 0,0">
          <text:p/>
        </draw:polygon>
        <draw:polyline draw:style-name="gr114" draw:text-style-name="P9" draw:layer="layout" svg:width="0.482cm" svg:height="3.887cm" svg:x="12.058cm" svg:y="13.095cm" svg:viewBox="0 0 483 3888" draw:points="0,3888 483,3888 483,0 0,0 0,3888">
          <text:p/>
        </draw:polyline>
        <draw:polygon draw:style-name="gr115" draw:text-style-name="P9" draw:layer="layout" svg:width="0.483cm" svg:height="4.202cm" svg:x="10.121cm" svg:y="12.78cm" svg:viewBox="0 0 484 4203" draw:points="0,4203 484,4203 484,0 0,0">
          <text:p/>
        </draw:polygon>
        <draw:polyline draw:style-name="gr114" draw:text-style-name="P9" draw:layer="layout" svg:width="0.483cm" svg:height="4.202cm" svg:x="10.121cm" svg:y="12.78cm" svg:viewBox="0 0 484 4203" draw:points="0,4203 484,4203 484,0 0,0 0,4203">
          <text:p/>
        </draw:polyline>
        <draw:polygon draw:style-name="gr115" draw:text-style-name="P9" draw:layer="layout" svg:width="0.483cm" svg:height="4.486cm" svg:x="8.185cm" svg:y="12.496cm" svg:viewBox="0 0 484 4487" draw:points="0,4487 484,4487 484,0 0,0">
          <text:p/>
        </draw:polygon>
        <draw:polyline draw:style-name="gr114" draw:text-style-name="P9" draw:layer="layout" svg:width="0.483cm" svg:height="4.486cm" svg:x="8.185cm" svg:y="12.496cm" svg:viewBox="0 0 484 4487" draw:points="0,4487 484,4487 484,0 0,0 0,4487">
          <text:p/>
        </draw:polyline>
        <draw:polygon draw:style-name="gr116" draw:text-style-name="P9" draw:layer="layout" svg:width="0.483cm" svg:height="3.86cm" svg:x="12.542cm" svg:y="13.122cm" svg:viewBox="0 0 484 3861" draw:points="0,3861 484,3861 484,0 0,0">
          <text:p/>
        </draw:polygon>
        <draw:polyline draw:style-name="gr114" draw:text-style-name="P9" draw:layer="layout" svg:width="0.483cm" svg:height="3.86cm" svg:x="12.542cm" svg:y="13.122cm" svg:viewBox="0 0 484 3861" draw:points="0,3861 484,3861 484,0 0,0 0,3861">
          <text:p/>
        </draw:polyline>
        <draw:polygon draw:style-name="gr116" draw:text-style-name="P9" draw:layer="layout" svg:width="0.482cm" svg:height="4.173cm" svg:x="10.606cm" svg:y="12.809cm" svg:viewBox="0 0 483 4174" draw:points="0,4174 483,4174 483,0 0,0">
          <text:p/>
        </draw:polygon>
        <draw:polyline draw:style-name="gr114" draw:text-style-name="P9" draw:layer="layout" svg:width="0.482cm" svg:height="4.173cm" svg:x="10.606cm" svg:y="12.809cm" svg:viewBox="0 0 483 4174" draw:points="0,4174 483,4174 483,0 0,0 0,4174">
          <text:p/>
        </draw:polyline>
        <draw:polygon draw:style-name="gr116" draw:text-style-name="P9" draw:layer="layout" svg:width="0.483cm" svg:height="4.469cm" svg:x="8.669cm" svg:y="12.513cm" svg:viewBox="0 0 484 4470" draw:points="0,4470 484,4470 484,0 0,0">
          <text:p/>
        </draw:polygon>
        <draw:polyline draw:style-name="gr114" draw:text-style-name="P9" draw:layer="layout" svg:width="0.483cm" svg:height="4.469cm" svg:x="8.669cm" svg:y="12.513cm" svg:viewBox="0 0 484 4470" draw:points="0,4470 484,4470 484,0 0,0 0,4470">
          <text:p/>
        </draw:polyline>
        <draw:polygon draw:style-name="gr127" draw:text-style-name="P9" draw:layer="layout" svg:width="0.483cm" svg:height="4.339cm" svg:x="13.026cm" svg:y="12.643cm" svg:viewBox="0 0 484 4340" draw:points="0,4340 484,4340 484,0 0,0">
          <text:p/>
        </draw:polygon>
        <draw:polyline draw:style-name="gr114" draw:text-style-name="P9" draw:layer="layout" svg:width="0.483cm" svg:height="4.339cm" svg:x="13.026cm" svg:y="12.643cm" svg:viewBox="0 0 484 4340" draw:points="0,4340 484,4340 484,0 0,0 0,4340">
          <text:p/>
        </draw:polyline>
        <draw:polygon draw:style-name="gr127" draw:text-style-name="P9" draw:layer="layout" svg:width="0.483cm" svg:height="4.714cm" svg:x="11.089cm" svg:y="12.268cm" svg:viewBox="0 0 484 4715" draw:points="0,4715 484,4715 484,0 0,0">
          <text:p/>
        </draw:polygon>
        <draw:polyline draw:style-name="gr114" draw:text-style-name="P9" draw:layer="layout" svg:width="0.483cm" svg:height="4.714cm" svg:x="11.089cm" svg:y="12.268cm" svg:viewBox="0 0 484 4715" draw:points="0,4715 484,4715 484,0 0,0 0,4715">
          <text:p/>
        </draw:polyline>
        <draw:polygon draw:style-name="gr127" draw:text-style-name="P9" draw:layer="layout" svg:width="0.482cm" svg:height="4.95cm" svg:x="9.154cm" svg:y="12.032cm" svg:viewBox="0 0 483 4951" draw:points="0,4951 483,4951 483,0 0,0">
          <text:p/>
        </draw:polygon>
        <draw:polyline draw:style-name="gr114" draw:text-style-name="P9" draw:layer="layout" svg:width="0.482cm" svg:height="4.95cm" svg:x="9.154cm" svg:y="12.032cm" svg:viewBox="0 0 483 4951" draw:points="0,4951 483,4951 483,0 0,0 0,4951">
          <text:p/>
        </draw:polyline>
        <draw:polygon draw:style-name="gr115" draw:text-style-name="P9" draw:layer="layout" svg:width="0.209cm" svg:height="0.209cm" svg:x="14.116cm" svg:y="13.77cm" svg:viewBox="0 0 210 210" draw:points="0,0 210,0 210,210 0,210">
          <text:p/>
        </draw:polygon>
        <draw:polyline draw:style-name="gr114" draw:text-style-name="P9" draw:layer="layout" svg:width="0.209cm" svg:height="0.209cm" svg:x="14.116cm" svg:y="13.77cm" svg:viewBox="0 0 210 210" draw:points="105,210 0,210 0,0 210,0 210,210 105,210">
          <text:p/>
        </draw:polyline>
        <draw:polygon draw:style-name="gr116" draw:text-style-name="P9" draw:layer="layout" svg:width="0.209cm" svg:height="0.209cm" svg:x="14.116cm" svg:y="14.563cm" svg:viewBox="0 0 210 210" draw:points="0,0 210,0 210,210 0,210">
          <text:p/>
        </draw:polygon>
        <draw:polyline draw:style-name="gr114" draw:text-style-name="P9" draw:layer="layout" svg:width="0.209cm" svg:height="0.209cm" svg:x="14.116cm" svg:y="14.563cm" svg:viewBox="0 0 210 210" draw:points="105,210 0,210 0,0 210,0 210,210 105,210">
          <text:p/>
        </draw:polyline>
        <draw:polygon draw:style-name="gr127" draw:text-style-name="P9" draw:layer="layout" svg:width="0.209cm" svg:height="0.209cm" svg:x="14.116cm" svg:y="15.357cm" svg:viewBox="0 0 210 210" draw:points="0,0 210,0 210,210 0,210">
          <text:p/>
        </draw:polygon>
        <draw:polyline draw:style-name="gr114" draw:text-style-name="P9" draw:layer="layout" svg:width="0.209cm" svg:height="0.209cm" svg:x="14.116cm" svg:y="15.357cm" svg:viewBox="0 0 210 210" draw:points="105,210 0,210 0,0 210,0 210,210 105,210">
          <text:p/>
        </draw:polyline>
        <draw:frame draw:style-name="gr128" draw:text-style-name="P21" draw:layer="layout" svg:width="1.747cm" svg:height="0.569cm" svg:x="14.438cm" svg:y="13.769cm">
          <draw:text-box>
            <text:p><text:span text:style-name="T15">Zufälliger </text:span></text:p>
          </draw:text-box>
        </draw:frame>
        <draw:frame draw:style-name="gr129" draw:text-style-name="P21" draw:layer="layout" svg:width="2.005cm" svg:height="0.569cm" svg:x="14.438cm" svg:y="14.137cm">
          <draw:text-box>
            <text:p><text:span text:style-name="T15">Algorithmus</text:span></text:p>
          </draw:text-box>
        </draw:frame>
        <draw:frame draw:style-name="gr130" draw:text-style-name="P21" draw:layer="layout" svg:width="2.297cm" svg:height="0.569cm" svg:x="14.438cm" svg:y="14.56cm">
          <draw:text-box>
            <text:p><text:span text:style-name="T15">Einfache Heur</text:span></text:p>
          </draw:text-box>
        </draw:frame>
        <draw:frame draw:style-name="gr112" draw:text-style-name="P21" draw:layer="layout" svg:width="0.595cm" svg:height="0.569cm" svg:x="16.232cm" svg:y="14.56cm">
          <draw:text-box>
            <text:p><text:span text:style-name="T15">-</text:span></text:p>
          </draw:text-box>
        </draw:frame>
        <draw:frame draw:style-name="gr112" draw:text-style-name="P21" draw:layer="layout" svg:width="0.997cm" svg:height="0.569cm" svg:x="14.438cm" svg:y="14.928cm">
          <draw:text-box>
            <text:p><text:span text:style-name="T15">istik</text:span></text:p>
          </draw:text-box>
        </draw:frame>
        <draw:frame draw:style-name="gr131" draw:text-style-name="P21" draw:layer="layout" svg:width="1.954cm" svg:height="0.569cm" svg:x="14.438cm" svg:y="15.352cm">
          <draw:text-box>
            <text:p><text:span text:style-name="T15">Intelligente </text:span></text:p>
          </draw:text-box>
        </draw:frame>
        <draw:frame draw:style-name="gr132" draw:text-style-name="P21" draw:layer="layout" svg:width="1.607cm" svg:height="0.569cm" svg:x="14.438cm" svg:y="15.721cm">
          <draw:text-box>
            <text:p><text:span text:style-name="T15">Heuristik</text:span></text:p>
          </draw:text-box>
        </draw:frame>
        <draw:frame draw:style-name="gr133" draw:text-style-name="P22" draw:layer="layout" svg:width="1.692cm" svg:height="0.603cm" svg:x="9.981cm" svg:y="17.773cm">
          <draw:text-box>
            <text:p><text:span text:style-name="T16">Agenten</text:span></text:p>
          </draw:text-box>
        </draw:frame>
        <draw:frame draw:style-name="gr134" draw:text-style-name="P22"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07"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rect draw:style-name="gr135" draw:text-style-name="P5" draw:id="id3" draw:layer="layout" svg:width="3.81cm" svg:height="6.985cm" svg:x="7.937cm" svg:y="6.35cm">
          <text:p text:style-name="P1"><text:span text:style-name="T1">Regelmenge</text:span></text:p>
        </draw:rect>
        <draw:rect draw:style-name="gr135" draw:text-style-name="P5" draw:id="id4" draw:layer="layout" svg:width="4.445cm" svg:height="3.175cm" svg:x="13.335cm" svg:y="6.243cm">
          <text:p text:style-name="P1"><text:span text:style-name="T1">Passende Regeln</text:span></text:p>
        </draw:rect>
        <draw:rect draw:style-name="gr135"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7" draw:layer="layout" svg:width="3.81cm" svg:height="5.715cm" svg:x="19.05cm" svg:y="8.783cm">
          <text:p text:style-name="P1"><text:span text:style-name="T1">Aktionen-</text:span></text:p>
          <text:p text:style-name="P1"><text:span text:style-name="T1">Protokoll</text:span></text:p>
        </draw:rect>
        <draw:rect draw:style-name="gr135" draw:text-style-name="P5" draw:id="id6" draw:layer="layout" svg:width="3.81cm" svg:height="1.905cm" svg:x="19.05cm" svg:y="3.703cm">
          <text:p text:style-name="P1"><text:span text:style-name="T1">Umwelt</text:span></text:p>
        </draw:rect>
        <draw:connector draw:style-name="gr136"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6" draw:text-style-name="P5" draw:layer="layout" draw:type="curve" svg:x1="17.78cm" svg:y1="7.83cm" svg:x2="19.05cm" svg:y2="7.195cm" draw:start-shape="id4" draw:start-glue-point="1" draw:end-shape="id5" draw:end-glue-point="3" svg:d="m17780 7830c952 0 318-635 1270-635">
          <text:p/>
        </draw:connector>
        <draw:connector draw:style-name="gr136" draw:text-style-name="P5" draw:layer="layout" draw:type="curve" svg:x1="22.86cm" svg:y1="7.195cm" svg:x2="22.86cm" svg:y2="4.655cm" draw:start-shape="id5" draw:start-glue-point="1" draw:end-shape="id6" draw:end-glue-point="1" svg:d="m22860 7195c750 0 750-2540 0-2540">
          <text:p/>
        </draw:connector>
        <draw:connector draw:style-name="gr136" draw:text-style-name="P5" draw:layer="layout" draw:type="curve" svg:x1="22.86cm" svg:y1="7.195cm" svg:x2="22.86cm" svg:y2="11.64cm" draw:start-shape="id5" draw:start-glue-point="1" draw:end-shape="id7" draw:end-glue-point="1" svg:d="m22860 7195c750 0 750 4445 0 4445">
          <text:p/>
        </draw:connector>
        <draw:frame draw:style-name="gr137" draw:text-style-name="P5" draw:layer="layout" svg:width="2.615cm" svg:height="0.908cm" svg:x="12.625cm" svg:y="10.378cm">
          <draw:text-box>
            <text:p text:style-name="P1"><text:span text:style-name="T1">Matching</text:span></text:p>
          </draw:text-box>
        </draw:frame>
        <draw:connector draw:style-name="gr138" draw:text-style-name="P5" draw:layer="layout" draw:type="curve" svg:x1="19.05cm" svg:y1="11.64cm" svg:x2="9.842cm" svg:y2="13.335cm" draw:start-shape="id7" draw:start-glue-point="3" draw:end-shape="id3" draw:end-glue-point="2" svg:d="m19050 11640c-5476 0-4563 1098-5496 1709s-3712 736-3712-14">
          <text:p/>
        </draw:connector>
        <draw:frame draw:style-name="gr137" draw:text-style-name="P5" draw:layer="layout" svg:width="3.965cm" svg:height="0.908cm" svg:x="14.605cm" svg:y="12.593cm">
          <draw:text-box>
            <text:p text:style-name="P1"><text:span text:style-name="T1">Fitness-Update</text:span></text:p>
          </draw:text-box>
        </draw:frame>
        <draw:g>
          <draw:polygon draw:style-name="gr139" draw:text-style-name="P23"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8.255cm" svg:y="11.691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35" draw:text-style-name="P23" draw:id="id9" draw:layer="layout" svg:width="3.81cm" svg:height="6.985cm" svg:x="1.905cm" svg:y="6.986cm">
          <text:p text:style-name="P24"><text:span text:style-name="T1">Agent</text:span></text:p>
        </draw:rect>
        <draw:rect draw:style-name="gr135" draw:text-style-name="P5" draw:id="id10" draw:layer="layout" svg:width="3.81cm" svg:height="6.985cm" svg:x="6.985cm" svg:y="6.986cm">
          <text:p text:style-name="P1"><text:span text:style-name="T1">Regelmenge</text:span></text:p>
        </draw:rect>
        <draw:rect draw:style-name="gr135" draw:text-style-name="P5" draw:id="id11" draw:layer="layout" svg:width="4.445cm" svg:height="3.175cm" svg:x="12.065cm" svg:y="6.986cm">
          <text:p text:style-name="P1"><text:span text:style-name="T1">Passende Regeln</text:span></text:p>
        </draw:rect>
        <draw:rect draw:style-name="gr135"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13" draw:layer="layout" svg:width="3.81cm" svg:height="5.715cm" svg:x="17.78cm" svg:y="9.526cm">
          <text:p text:style-name="P1"><text:span text:style-name="T1">Aktionen-</text:span></text:p>
          <text:p text:style-name="P1"><text:span text:style-name="T1">Protokoll</text:span></text:p>
        </draw:rect>
        <draw:rect draw:style-name="gr135" draw:text-style-name="P5" draw:id="id8" draw:layer="layout" svg:width="3.81cm" svg:height="1.905cm" svg:x="17.78cm" svg:y="4.446cm">
          <text:p text:style-name="P1"><text:span text:style-name="T1">Umwelt</text:span></text:p>
        </draw:rect>
        <draw:connector draw:style-name="gr141"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6"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6" draw:text-style-name="P5" draw:layer="layout" draw:type="curve" svg:x1="16.51cm" svg:y1="8.573cm" svg:x2="17.78cm" svg:y2="7.938cm" draw:start-shape="id11" draw:start-glue-point="1" draw:end-shape="id12" draw:end-glue-point="3" svg:d="m16510 8573c952 0 318-635 1270-635">
          <text:p/>
        </draw:connector>
        <draw:connector draw:style-name="gr136" draw:text-style-name="P5" draw:layer="layout" draw:type="curve" svg:x1="21.59cm" svg:y1="7.938cm" svg:x2="21.59cm" svg:y2="5.398cm" draw:start-shape="id12" draw:start-glue-point="1" draw:end-shape="id8" draw:end-glue-point="1" svg:d="m21590 7938c750 0 750-2540 0-2540">
          <text:p/>
        </draw:connector>
        <draw:connector draw:style-name="gr136" draw:text-style-name="P5" draw:layer="layout" draw:type="curve" svg:x1="21.59cm" svg:y1="7.938cm" svg:x2="21.59cm" svg:y2="12.383cm" draw:start-shape="id12" draw:start-glue-point="1" draw:end-shape="id13" draw:end-glue-point="1" svg:d="m21590 7938c750 0 750 4445 0 4445">
          <text:p/>
        </draw:connector>
        <draw:connector draw:style-name="gr138" draw:text-style-name="P5" draw:layer="layout" draw:type="curve" svg:x1="3.81cm" svg:y1="13.971cm" svg:x2="19.685cm" svg:y2="15.241cm" draw:start-shape="id9" draw:start-glue-point="2" draw:end-shape="id13" draw:end-glue-point="2" svg:d="m3810 13971c0 2655 15875 2020 15875 1270">
          <text:p/>
        </draw:connector>
        <draw:frame draw:style-name="gr137" draw:text-style-name="P5" draw:layer="layout" svg:width="2.615cm" svg:height="0.908cm" svg:x="11.355cm" svg:y="11.121cm">
          <draw:text-box>
            <text:p text:style-name="P1"><text:span text:style-name="T1">Matching</text:span></text:p>
          </draw:text-box>
        </draw:frame>
        <draw:connector draw:style-name="gr138" draw:text-style-name="P5" draw:layer="layout" draw:type="curve" svg:x1="17.78cm" svg:y1="12.383cm" svg:x2="8.89cm" svg:y2="13.971cm" draw:start-shape="id13" draw:start-glue-point="3" draw:end-shape="id10" draw:end-glue-point="2" svg:d="m17780 12383c-5238 0-4365 1044-5278 1629s-3612 709-3612-41">
          <text:p/>
        </draw:connector>
        <draw:frame draw:style-name="gr137" draw:text-style-name="P5" draw:layer="layout" svg:width="4.041cm" svg:height="0.908cm" svg:x="9.929cm" svg:y="16.201cm">
          <draw:text-box>
            <text:p text:style-name="P1"><text:span text:style-name="T1">Rewardfunktion</text:span></text:p>
          </draw:text-box>
        </draw:frame>
        <draw:frame draw:style-name="gr137" draw:text-style-name="P5" draw:layer="layout" svg:width="3.965cm" svg:height="0.908cm" svg:x="13.335cm" svg:y="13.336cm">
          <draw:text-box>
            <text:p text:style-name="P1"><text:span text:style-name="T1">Fitness-Update</text:span></text:p>
          </draw:text-box>
        </draw:frame>
        <draw:connector draw:style-name="gr142" draw:text-style-name="P5" draw:layer="layout" draw:type="line" svg:x1="5.715cm" svg:y1="10.478cm" svg:x2="6.985cm" svg:y2="10.478cm" draw:start-shape="id9" draw:start-glue-point="1" draw:end-shape="id10" draw:end-glue-point="3" svg:d="m5715 10478h1270">
          <text:p/>
        </draw:connector>
        <draw:g>
          <draw:polygon draw:style-name="gr139" draw:text-style-name="P23"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6.985cm" svg:y="12.434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8" draw:text-style-name="P9" draw:layer="layout" svg:width="12.667cm" svg:height="6.952cm" svg:x="6.018cm" svg:y="4.445cm" svg:viewBox="0 0 12668 6953" draw:points="0,0 12668,0 12668,6953 0,6953">
          <text:p/>
        </draw:polygon>
        <draw:polyline draw:style-name="gr109" draw:text-style-name="P9" draw:layer="layout" svg:width="8.193cm" svg:height="5.2cm" svg:x="7.489cm" svg:y="4.768cm" svg:viewBox="0 0 8194 5201" draw:points="4096,5201 0,5201 0,0 8194,0 8194,5201 4096,5201">
          <text:p/>
        </draw:polyline>
        <draw:line draw:style-name="gr109" draw:text-style-name="P9" draw:layer="layout" svg:x1="15.683cm" svg:y1="9.969cm" svg:x2="7.489cm" svg:y2="9.969cm">
          <text:p/>
        </draw:line>
        <draw:line draw:style-name="gr109" draw:text-style-name="P9" draw:layer="layout" svg:x1="15.683cm" svg:y1="9.391cm" svg:x2="7.489cm" svg:y2="9.391cm">
          <text:p/>
        </draw:line>
        <draw:line draw:style-name="gr109" draw:text-style-name="P9" draw:layer="layout" svg:x1="15.683cm" svg:y1="8.812cm" svg:x2="7.489cm" svg:y2="8.812cm">
          <text:p/>
        </draw:line>
        <draw:line draw:style-name="gr109" draw:text-style-name="P9" draw:layer="layout" svg:x1="15.683cm" svg:y1="8.235cm" svg:x2="7.489cm" svg:y2="8.235cm">
          <text:p/>
        </draw:line>
        <draw:line draw:style-name="gr109" draw:text-style-name="P9" draw:layer="layout" svg:x1="15.683cm" svg:y1="7.657cm" svg:x2="7.489cm" svg:y2="7.657cm">
          <text:p/>
        </draw:line>
        <draw:line draw:style-name="gr109" draw:text-style-name="P9" draw:layer="layout" svg:x1="15.683cm" svg:y1="7.079cm" svg:x2="7.489cm" svg:y2="7.079cm">
          <text:p/>
        </draw:line>
        <draw:line draw:style-name="gr109" draw:text-style-name="P9" draw:layer="layout" svg:x1="15.683cm" svg:y1="6.501cm" svg:x2="7.489cm" svg:y2="6.501cm">
          <text:p/>
        </draw:line>
        <draw:line draw:style-name="gr109" draw:text-style-name="P9" draw:layer="layout" svg:x1="15.683cm" svg:y1="5.923cm" svg:x2="7.489cm" svg:y2="5.923cm">
          <text:p/>
        </draw:line>
        <draw:line draw:style-name="gr109" draw:text-style-name="P9" draw:layer="layout" svg:x1="15.683cm" svg:y1="5.345cm" svg:x2="7.489cm" svg:y2="5.345cm">
          <text:p/>
        </draw:line>
        <draw:line draw:style-name="gr109" draw:text-style-name="P9" draw:layer="layout" svg:x1="15.683cm" svg:y1="4.767cm" svg:x2="7.489cm" svg:y2="4.767cm">
          <text:p/>
        </draw:line>
        <draw:frame draw:style-name="gr122" draw:text-style-name="P21" draw:layer="layout" svg:width="0.659cm" svg:height="0.569cm" svg:x="7.406cm" svg:y="10.248cm">
          <draw:text-box>
            <text:p><text:span text:style-name="T15">0</text:span></text:p>
          </draw:text-box>
        </draw:frame>
        <draw:frame draw:style-name="gr122" draw:text-style-name="P21" draw:layer="layout" svg:width="0.972cm" svg:height="0.569cm" svg:x="8.156cm" svg:y="10.248cm">
          <draw:text-box>
            <text:p><text:span text:style-name="T15">500</text:span></text:p>
          </draw:text-box>
        </draw:frame>
        <draw:frame draw:style-name="gr143" draw:text-style-name="P21" draw:layer="layout" svg:width="1.129cm" svg:height="0.569cm" svg:x="8.989cm" svg:y="10.248cm">
          <draw:text-box>
            <text:p><text:span text:style-name="T15">1000</text:span></text:p>
          </draw:text-box>
        </draw:frame>
        <draw:frame draw:style-name="gr143" draw:text-style-name="P21" draw:layer="layout" svg:width="1.129cm" svg:height="0.569cm" svg:x="9.905cm" svg:y="10.248cm">
          <draw:text-box>
            <text:p><text:span text:style-name="T15">1500</text:span></text:p>
          </draw:text-box>
        </draw:frame>
        <draw:frame draw:style-name="gr143" draw:text-style-name="P21" draw:layer="layout" svg:width="1.129cm" svg:height="0.569cm" svg:x="10.822cm" svg:y="10.248cm">
          <draw:text-box>
            <text:p><text:span text:style-name="T15">2000</text:span></text:p>
          </draw:text-box>
        </draw:frame>
        <draw:frame draw:style-name="gr143" draw:text-style-name="P21" draw:layer="layout" svg:width="1.129cm" svg:height="0.569cm" svg:x="11.738cm" svg:y="10.248cm">
          <draw:text-box>
            <text:p><text:span text:style-name="T15">2500</text:span></text:p>
          </draw:text-box>
        </draw:frame>
        <draw:frame draw:style-name="gr143" draw:text-style-name="P21" draw:layer="layout" svg:width="1.129cm" svg:height="0.569cm" svg:x="12.627cm" svg:y="10.248cm">
          <draw:text-box>
            <text:p><text:span text:style-name="T15">3000</text:span></text:p>
          </draw:text-box>
        </draw:frame>
        <draw:frame draw:style-name="gr143" draw:text-style-name="P21" draw:layer="layout" svg:width="1.129cm" svg:height="0.569cm" svg:x="13.542cm" svg:y="10.248cm">
          <draw:text-box>
            <text:p><text:span text:style-name="T15">3500</text:span></text:p>
          </draw:text-box>
        </draw:frame>
        <draw:frame draw:style-name="gr143" draw:text-style-name="P21" draw:layer="layout" svg:width="1.129cm" svg:height="0.569cm" svg:x="14.459cm" svg:y="10.248cm">
          <draw:text-box>
            <text:p><text:span text:style-name="T15">4000</text:span></text:p>
          </draw:text-box>
        </draw:frame>
        <draw:frame draw:style-name="gr143" draw:text-style-name="P21" draw:layer="layout" svg:width="1.129cm" svg:height="0.569cm" svg:x="15.376cm" svg:y="10.248cm">
          <draw:text-box>
            <text:p><text:span text:style-name="T15">4500</text:span></text:p>
          </draw:text-box>
        </draw:frame>
        <draw:line draw:style-name="gr109" draw:text-style-name="P9" draw:layer="layout" svg:x1="7.489cm" svg:y1="10.118cm" svg:x2="7.489cm" svg:y2="9.969cm">
          <text:p/>
        </draw:line>
        <draw:line draw:style-name="gr109" draw:text-style-name="P9" draw:layer="layout" svg:x1="8.399cm" svg:y1="10.118cm" svg:x2="8.399cm" svg:y2="9.969cm">
          <text:p/>
        </draw:line>
        <draw:line draw:style-name="gr109" draw:text-style-name="P9" draw:layer="layout" svg:x1="9.309cm" svg:y1="10.118cm" svg:x2="9.309cm" svg:y2="9.969cm">
          <text:p/>
        </draw:line>
        <draw:line draw:style-name="gr109" draw:text-style-name="P9" draw:layer="layout" svg:x1="10.22cm" svg:y1="10.118cm" svg:x2="10.22cm" svg:y2="9.969cm">
          <text:p/>
        </draw:line>
        <draw:line draw:style-name="gr109" draw:text-style-name="P9" draw:layer="layout" svg:x1="11.131cm" svg:y1="10.118cm" svg:x2="11.131cm" svg:y2="9.969cm">
          <text:p/>
        </draw:line>
        <draw:line draw:style-name="gr109" draw:text-style-name="P9" draw:layer="layout" svg:x1="12.04cm" svg:y1="10.118cm" svg:x2="12.04cm" svg:y2="9.969cm">
          <text:p/>
        </draw:line>
        <draw:line draw:style-name="gr109" draw:text-style-name="P9" draw:layer="layout" svg:x1="12.951cm" svg:y1="10.118cm" svg:x2="12.951cm" svg:y2="9.969cm">
          <text:p/>
        </draw:line>
        <draw:line draw:style-name="gr109" draw:text-style-name="P9" draw:layer="layout" svg:x1="13.862cm" svg:y1="10.118cm" svg:x2="13.862cm" svg:y2="9.969cm">
          <text:p/>
        </draw:line>
        <draw:line draw:style-name="gr109" draw:text-style-name="P9" draw:layer="layout" svg:x1="14.772cm" svg:y1="10.118cm" svg:x2="14.772cm" svg:y2="9.969cm">
          <text:p/>
        </draw:line>
        <draw:polyline draw:style-name="gr109" draw:text-style-name="P9" draw:layer="layout" svg:width="0.148cm" svg:height="8.193cm" draw:transform="rotate (1.5707963267946) translate (7.48917725595212cm 10.1181974923255cm)" svg:viewBox="0 0 149 8194" draw:points="0,23172 149,23172 149,14978">
          <text:p/>
        </draw:polyline>
        <draw:frame draw:style-name="gr122" draw:text-style-name="P21" draw:layer="layout" svg:width="0.659cm" svg:height="0.569cm" svg:x="7.073cm" svg:y="9.827cm">
          <draw:text-box>
            <text:p><text:span text:style-name="T15">0</text:span></text:p>
          </draw:text-box>
        </draw:frame>
        <draw:frame draw:style-name="gr122" draw:text-style-name="P21" draw:layer="layout" svg:width="0.659cm" svg:height="0.569cm" svg:x="7.073cm" svg:y="9.248cm">
          <draw:text-box>
            <text:p><text:span text:style-name="T15">5</text:span></text:p>
          </draw:text-box>
        </draw:frame>
        <draw:frame draw:style-name="gr122" draw:text-style-name="P21" draw:layer="layout" svg:width="0.815cm" svg:height="0.569cm" svg:x="6.935cm" svg:y="8.668cm">
          <draw:text-box>
            <text:p><text:span text:style-name="T15">10</text:span></text:p>
          </draw:text-box>
        </draw:frame>
        <draw:frame draw:style-name="gr122" draw:text-style-name="P21" draw:layer="layout" svg:width="0.815cm" svg:height="0.569cm" svg:x="6.935cm" svg:y="8.089cm">
          <draw:text-box>
            <text:p><text:span text:style-name="T15">15</text:span></text:p>
          </draw:text-box>
        </draw:frame>
        <draw:frame draw:style-name="gr122" draw:text-style-name="P21" draw:layer="layout" svg:width="0.815cm" svg:height="0.569cm" svg:x="6.935cm" svg:y="7.509cm">
          <draw:text-box>
            <text:p><text:span text:style-name="T15">20</text:span></text:p>
          </draw:text-box>
        </draw:frame>
        <draw:frame draw:style-name="gr122" draw:text-style-name="P21" draw:layer="layout" svg:width="0.815cm" svg:height="0.569cm" svg:x="6.935cm" svg:y="6.93cm">
          <draw:text-box>
            <text:p><text:span text:style-name="T15">25</text:span></text:p>
          </draw:text-box>
        </draw:frame>
        <draw:frame draw:style-name="gr122" draw:text-style-name="P21" draw:layer="layout" svg:width="0.815cm" svg:height="0.569cm" svg:x="6.935cm" svg:y="6.351cm">
          <draw:text-box>
            <text:p><text:span text:style-name="T15">30</text:span></text:p>
          </draw:text-box>
        </draw:frame>
        <draw:frame draw:style-name="gr122" draw:text-style-name="P21" draw:layer="layout" svg:width="0.815cm" svg:height="0.569cm" svg:x="6.935cm" svg:y="5.772cm">
          <draw:text-box>
            <text:p><text:span text:style-name="T15">35</text:span></text:p>
          </draw:text-box>
        </draw:frame>
        <draw:frame draw:style-name="gr122" draw:text-style-name="P21" draw:layer="layout" svg:width="0.815cm" svg:height="0.569cm" svg:x="6.935cm" svg:y="5.191cm">
          <draw:text-box>
            <text:p><text:span text:style-name="T15">40</text:span></text:p>
          </draw:text-box>
        </draw:frame>
        <draw:frame draw:style-name="gr122" draw:text-style-name="P21" draw:layer="layout" svg:width="0.815cm" svg:height="0.569cm" svg:x="6.935cm" svg:y="4.612cm">
          <draw:text-box>
            <text:p><text:span text:style-name="T15">45</text:span></text:p>
          </draw:text-box>
        </draw:frame>
        <draw:line draw:style-name="gr109" draw:text-style-name="P9" draw:layer="layout" svg:x1="7.34cm" svg:y1="9.969cm" svg:x2="7.49cm" svg:y2="9.969cm">
          <text:p/>
        </draw:line>
        <draw:line draw:style-name="gr109" draw:text-style-name="P9" draw:layer="layout" svg:x1="7.34cm" svg:y1="9.391cm" svg:x2="7.49cm" svg:y2="9.391cm">
          <text:p/>
        </draw:line>
        <draw:line draw:style-name="gr109" draw:text-style-name="P9" draw:layer="layout" svg:x1="7.34cm" svg:y1="8.812cm" svg:x2="7.49cm" svg:y2="8.812cm">
          <text:p/>
        </draw:line>
        <draw:line draw:style-name="gr109" draw:text-style-name="P9" draw:layer="layout" svg:x1="7.34cm" svg:y1="8.235cm" svg:x2="7.49cm" svg:y2="8.235cm">
          <text:p/>
        </draw:line>
        <draw:line draw:style-name="gr109" draw:text-style-name="P9" draw:layer="layout" svg:x1="7.34cm" svg:y1="7.657cm" svg:x2="7.49cm" svg:y2="7.657cm">
          <text:p/>
        </draw:line>
        <draw:line draw:style-name="gr109" draw:text-style-name="P9" draw:layer="layout" svg:x1="7.34cm" svg:y1="7.079cm" svg:x2="7.49cm" svg:y2="7.079cm">
          <text:p/>
        </draw:line>
        <draw:line draw:style-name="gr109" draw:text-style-name="P9" draw:layer="layout" svg:x1="7.34cm" svg:y1="6.5cm" svg:x2="7.49cm" svg:y2="6.5cm">
          <text:p/>
        </draw:line>
        <draw:line draw:style-name="gr109" draw:text-style-name="P9" draw:layer="layout" svg:x1="7.34cm" svg:y1="5.923cm" svg:x2="7.49cm" svg:y2="5.923cm">
          <text:p/>
        </draw:line>
        <draw:line draw:style-name="gr109" draw:text-style-name="P9" draw:layer="layout" svg:x1="7.34cm" svg:y1="5.345cm" svg:x2="7.49cm" svg:y2="5.345cm">
          <text:p/>
        </draw:line>
        <draw:polyline draw:style-name="gr109" draw:text-style-name="P9" draw:layer="layout" svg:width="0.149cm" svg:height="5.2cm" svg:x="7.34cm" svg:y="4.767cm" svg:viewBox="0 0 150 5201" draw:points="0,0 150,0 150,5201">
          <text:p/>
        </draw:polyline>
        <draw:polygon draw:style-name="gr113" draw:text-style-name="P9" draw:layer="layout" svg:width="0.187cm" svg:height="0.155cm" svg:x="7.584cm" svg:y="8.093cm" svg:viewBox="0 0 188 156" draw:points="0,81 146,0 167,38 188,76 42,156 21,118">
          <text:p/>
        </draw:polygon>
        <draw:polygon draw:style-name="gr113" draw:text-style-name="P9" draw:layer="layout" svg:width="0.02cm" svg:height="0.043cm" svg:x="7.73cm" svg:y="8.087cm" svg:viewBox="0 0 21 44" draw:points="21,44 0,6 7,2 14,1 16,0">
          <text:p/>
        </draw:polygon>
        <draw:polygon draw:style-name="gr113" draw:text-style-name="P9" draw:layer="layout" svg:width="0.213cm" svg:height="0.109cm" svg:x="7.746cm" svg:y="8.064cm" svg:viewBox="0 0 214 110" draw:points="0,23 204,0 209,44 214,88 10,110 5,67">
          <text:p/>
        </draw:polygon>
        <draw:polygon draw:style-name="gr113" draw:text-style-name="P9" draw:layer="layout" svg:width="0.004cm" svg:height="0.043cm" svg:x="7.95cm" svg:y="8.064cm" svg:viewBox="0 0 5 44" draw:points="5,44 0,0 1,0">
          <text:p/>
        </draw:polygon>
        <draw:polygon draw:style-name="gr113" draw:text-style-name="P9" draw:layer="layout" svg:width="0.269cm" svg:height="0.109cm" svg:x="7.951cm" svg:y="8.041cm" svg:viewBox="0 0 270 110" draw:points="0,23 262,0 266,44 270,88 8,110 4,67">
          <text:p/>
        </draw:polygon>
        <draw:polygon draw:style-name="gr113" draw:text-style-name="P9" draw:layer="layout" svg:width="0.007cm" svg:height="0.043cm" svg:x="8.217cm" svg:y="8.085cm" svg:viewBox="0 0 8 44" draw:points="0,0 8,43 4,44">
          <text:p/>
        </draw:polygon>
        <draw:polygon draw:style-name="gr113" draw:text-style-name="P9" draw:layer="layout" svg:width="0.335cm" svg:height="0.143cm" svg:x="8.209cm" svg:y="7.983cm" svg:viewBox="0 0 336 144" draw:points="0,59 320,0 328,43 336,86 16,144 8,102">
          <text:p/>
        </draw:polygon>
        <draw:polygon draw:style-name="gr113" draw:text-style-name="P9" draw:layer="layout" svg:width="0.011cm" svg:height="0.042cm" svg:x="8.537cm" svg:y="8.026cm" svg:viewBox="0 0 12 43" draw:points="0,0 12,42 8,43">
          <text:p/>
        </draw:polygon>
        <draw:polygon draw:style-name="gr113" draw:text-style-name="P9" draw:layer="layout" svg:width="0.402cm" svg:height="0.186cm" svg:x="8.525cm" svg:y="7.881cm" svg:viewBox="0 0 403 187" draw:points="0,104 379,0 391,42 403,84 24,187 12,145">
          <text:p/>
        </draw:polygon>
        <draw:polygon draw:style-name="gr113" draw:text-style-name="P9" draw:layer="layout" svg:width="0.011cm" svg:height="0.042cm" svg:x="8.904cm" svg:y="7.88cm" svg:viewBox="0 0 12 43" draw:points="12,43 0,1 2,0">
          <text:p/>
        </draw:polygon>
        <draw:polygon draw:style-name="gr113" draw:text-style-name="P9" draw:layer="layout" svg:width="0.456cm" svg:height="0.189cm" svg:x="8.906cm" svg:y="7.775cm" svg:viewBox="0 0 457 190" draw:points="0,105 437,0 447,43 457,86 20,190 10,147">
          <text:p/>
        </draw:polygon>
        <draw:polygon draw:style-name="gr113" draw:text-style-name="P9" draw:layer="layout" svg:width="0.014cm" svg:height="0.042cm" svg:x="9.353cm" svg:y="7.818cm" svg:viewBox="0 0 15 43" draw:points="0,0 15,41 10,43">
          <text:p/>
        </draw:polygon>
        <draw:polygon draw:style-name="gr113" draw:text-style-name="P9" draw:layer="layout" svg:width="2.36cm" svg:height="0.935cm" svg:x="9.338cm" svg:y="6.923cm" svg:viewBox="0 0 2361 936" draw:points="0,854 2331,0 2346,41 2361,82 30,936 15,895">
          <text:p/>
        </draw:polygon>
        <draw:polygon draw:style-name="gr113" draw:text-style-name="P9" draw:layer="layout" svg:width="0.018cm" svg:height="0.04cm" svg:x="11.684cm" svg:y="6.964cm" svg:viewBox="0 0 19 41" draw:points="0,0 19,40 15,41">
          <text:p/>
        </draw:polygon>
        <draw:polygon draw:style-name="gr113" draw:text-style-name="P9" draw:layer="layout" svg:width="3.299cm" svg:height="1.605cm" svg:x="11.665cm" svg:y="5.398cm" svg:viewBox="0 0 3300 1606" draw:points="0,1527 3263,0 3281,40 3300,80 38,1606 19,1567">
          <text:p/>
        </draw:polygon>
        <draw:polygon draw:style-name="gr113" draw:text-style-name="P9" draw:layer="layout" svg:width="0.248cm" svg:height="0.248cm" svg:x="7.48cm" svg:y="8.087cm" svg:viewBox="0 0 249 249" draw:points="0,0 0,249 249,249 249,0">
          <text:p/>
        </draw:polygon>
        <draw:polyline draw:style-name="gr114" draw:text-style-name="P9" draw:layer="layout" svg:width="0.248cm" svg:height="0.248cm" svg:x="7.48cm" svg:y="8.087cm" svg:viewBox="0 0 249 249" draw:points="0,0 0,249 249,249 249,0 0,0">
          <text:p/>
        </draw:polyline>
        <draw:polygon draw:style-name="gr115" draw:text-style-name="P9" draw:layer="layout" svg:width="0.248cm" svg:height="0.248cm" svg:x="7.626cm" svg:y="8.006cm" svg:viewBox="0 0 249 249" draw:points="0,0 0,249 249,249 249,0">
          <text:p/>
        </draw:polygon>
        <draw:polyline draw:style-name="gr114" draw:text-style-name="P9" draw:layer="layout" svg:width="0.248cm" svg:height="0.248cm" svg:x="7.626cm" svg:y="8.006cm" svg:viewBox="0 0 249 249" draw:points="0,0 0,249 249,249 249,0 0,0">
          <text:p/>
        </draw:polyline>
        <draw:polygon draw:style-name="gr115" draw:text-style-name="P9" draw:layer="layout" svg:width="0.248cm" svg:height="0.248cm" svg:x="7.83cm" svg:y="7.983cm" svg:viewBox="0 0 249 249" draw:points="0,0 0,249 249,249 249,0">
          <text:p/>
        </draw:polygon>
        <draw:polyline draw:style-name="gr114" draw:text-style-name="P9" draw:layer="layout" svg:width="0.248cm" svg:height="0.248cm" svg:x="7.83cm" svg:y="7.983cm" svg:viewBox="0 0 249 249" draw:points="0,0 0,249 249,249 249,0 0,0">
          <text:p/>
        </draw:polyline>
        <draw:polygon draw:style-name="gr115" draw:text-style-name="P9" draw:layer="layout" svg:width="0.248cm" svg:height="0.248cm" svg:x="8.093cm" svg:y="7.96cm" svg:viewBox="0 0 249 249" draw:points="0,0 0,249 249,249 249,0">
          <text:p/>
        </draw:polygon>
        <draw:polyline draw:style-name="gr114" draw:text-style-name="P9" draw:layer="layout" svg:width="0.248cm" svg:height="0.248cm" svg:x="8.093cm" svg:y="7.96cm" svg:viewBox="0 0 249 249" draw:points="0,0 0,249 249,249 249,0 0,0">
          <text:p/>
        </draw:polyline>
        <draw:polygon draw:style-name="gr115" draw:text-style-name="P9" draw:layer="layout" svg:width="0.248cm" svg:height="0.248cm" svg:x="8.413cm" svg:y="7.902cm" svg:viewBox="0 0 249 249" draw:points="0,0 0,249 249,249 249,0">
          <text:p/>
        </draw:polygon>
        <draw:polyline draw:style-name="gr114" draw:text-style-name="P9" draw:layer="layout" svg:width="0.248cm" svg:height="0.248cm" svg:x="8.413cm" svg:y="7.902cm" svg:viewBox="0 0 249 249" draw:points="0,0 0,249 249,249 249,0 0,0">
          <text:p/>
        </draw:polyline>
        <draw:polygon draw:style-name="gr115" draw:text-style-name="P9" draw:layer="layout" svg:width="0.248cm" svg:height="0.248cm" svg:x="8.792cm" svg:y="7.798cm" svg:viewBox="0 0 249 249" draw:points="0,0 0,249 249,249 249,0">
          <text:p/>
        </draw:polygon>
        <draw:polyline draw:style-name="gr114" draw:text-style-name="P9" draw:layer="layout" svg:width="0.248cm" svg:height="0.248cm" svg:x="8.792cm" svg:y="7.798cm" svg:viewBox="0 0 249 249" draw:points="0,0 0,249 249,249 249,0 0,0">
          <text:p/>
        </draw:polyline>
        <draw:polygon draw:style-name="gr115" draw:text-style-name="P9" draw:layer="layout" svg:width="0.248cm" svg:height="0.248cm" svg:x="9.229cm" svg:y="7.694cm" svg:viewBox="0 0 249 249" draw:points="0,0 0,249 249,249 249,0">
          <text:p/>
        </draw:polygon>
        <draw:polyline draw:style-name="gr114" draw:text-style-name="P9" draw:layer="layout" svg:width="0.248cm" svg:height="0.248cm" svg:x="9.229cm" svg:y="7.694cm" svg:viewBox="0 0 249 249" draw:points="0,0 0,249 249,249 249,0 0,0">
          <text:p/>
        </draw:polyline>
        <draw:polygon draw:style-name="gr115" draw:text-style-name="P9" draw:layer="layout" svg:width="0.248cm" svg:height="0.248cm" svg:x="11.56cm" svg:y="6.84cm" svg:viewBox="0 0 249 249" draw:points="0,0 0,249 249,249 249,0">
          <text:p/>
        </draw:polygon>
        <draw:polyline draw:style-name="gr114" draw:text-style-name="P9" draw:layer="layout" svg:width="0.248cm" svg:height="0.248cm" svg:x="11.56cm" svg:y="6.84cm" svg:viewBox="0 0 249 249" draw:points="0,0 0,249 249,249 249,0 0,0">
          <text:p/>
        </draw:polyline>
        <draw:polygon draw:style-name="gr115" draw:text-style-name="P9" draw:layer="layout" svg:width="0.248cm" svg:height="0.248cm" svg:x="14.822cm" svg:y="5.313cm" svg:viewBox="0 0 249 249" draw:points="0,0 0,249 249,249 249,0">
          <text:p/>
        </draw:polygon>
        <draw:polyline draw:style-name="gr114" draw:text-style-name="P9" draw:layer="layout" svg:width="0.248cm" svg:height="0.248cm" svg:x="14.822cm" svg:y="5.313cm" svg:viewBox="0 0 249 249" draw:points="0,0 0,249 249,249 249,0 0,0">
          <text:p/>
        </draw:polyline>
        <draw:polygon draw:style-name="gr115" draw:text-style-name="P9" draw:layer="layout" svg:width="0.315cm" svg:height="0.087cm" svg:x="16.362cm" svg:y="7.805cm" svg:viewBox="0 0 316 88" draw:points="0,0 316,0 316,88 0,88">
          <text:p/>
        </draw:polygon>
        <draw:polygon draw:style-name="gr115" draw:text-style-name="P9" draw:layer="layout" svg:width="0.158cm" svg:height="0.157cm" svg:x="16.441cm" svg:y="7.769cm" svg:viewBox="0 0 159 158" draw:points="0,0 0,158 159,158 159,0">
          <text:p/>
        </draw:polygon>
        <draw:polyline draw:style-name="gr114" draw:text-style-name="P9" draw:layer="layout" svg:width="0.158cm" svg:height="0.157cm" svg:x="16.441cm" svg:y="7.769cm" svg:viewBox="0 0 159 158" draw:points="0,0 0,158 159,158 159,0 0,0">
          <text:p/>
        </draw:polyline>
        <draw:frame draw:style-name="gr123" draw:text-style-name="P21" draw:layer="layout" svg:width="2.018cm" svg:height="0.569cm" svg:x="16.736cm" svg:y="7.746cm">
          <draw:text-box>
            <text:p><text:span text:style-name="T15">500 Schritte</text:span></text:p>
          </draw:text-box>
        </draw:frame>
        <draw:frame draw:style-name="gr144" draw:text-style-name="P22" draw:layer="layout" svg:width="2.471cm" svg:height="0.603cm" svg:x="10.488cm" svg:y="10.769cm">
          <draw:text-box>
            <text:p><text:span text:style-name="T16">Anzahl Felder</text:span></text:p>
          </draw:text-box>
        </draw:frame>
        <draw:frame draw:style-name="gr145" draw:text-style-name="P22"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108" draw:text-style-name="P9" draw:layer="layout" svg:width="10.127cm" svg:height="6.977cm" svg:x="5.94cm" svg:y="3.182cm" svg:viewBox="0 0 10128 6978" draw:points="0,0 10128,0 10128,6978 0,6978">
          <text:p/>
        </draw:polygon>
        <draw:polyline draw:style-name="gr109" draw:text-style-name="P9" draw:layer="layout" svg:width="5.57cm" svg:height="5.221cm" svg:x="7.466cm" svg:y="3.506cm" svg:viewBox="0 0 5571 5222" draw:points="2785,5222 0,5222 0,0 5571,0 5571,5222 2785,5222">
          <text:p/>
        </draw:polyline>
        <draw:line draw:style-name="gr109" draw:text-style-name="P9" draw:layer="layout" svg:x1="13.037cm" svg:y1="8.728cm" svg:x2="7.466cm" svg:y2="8.728cm">
          <text:p/>
        </draw:line>
        <draw:line draw:style-name="gr109" draw:text-style-name="P9" draw:layer="layout" svg:x1="13.037cm" svg:y1="8.205cm" svg:x2="7.466cm" svg:y2="8.205cm">
          <text:p/>
        </draw:line>
        <draw:line draw:style-name="gr109" draw:text-style-name="P9" draw:layer="layout" svg:x1="13.037cm" svg:y1="7.683cm" svg:x2="7.466cm" svg:y2="7.683cm">
          <text:p/>
        </draw:line>
        <draw:line draw:style-name="gr109" draw:text-style-name="P9" draw:layer="layout" svg:x1="13.037cm" svg:y1="7.16cm" svg:x2="7.466cm" svg:y2="7.16cm">
          <text:p/>
        </draw:line>
        <draw:line draw:style-name="gr109" draw:text-style-name="P9" draw:layer="layout" svg:x1="13.037cm" svg:y1="6.639cm" svg:x2="7.466cm" svg:y2="6.639cm">
          <text:p/>
        </draw:line>
        <draw:line draw:style-name="gr109" draw:text-style-name="P9" draw:layer="layout" svg:x1="13.037cm" svg:y1="6.116cm" svg:x2="7.466cm" svg:y2="6.116cm">
          <text:p/>
        </draw:line>
        <draw:line draw:style-name="gr109" draw:text-style-name="P9" draw:layer="layout" svg:x1="13.037cm" svg:y1="5.594cm" svg:x2="7.466cm" svg:y2="5.594cm">
          <text:p/>
        </draw:line>
        <draw:line draw:style-name="gr109" draw:text-style-name="P9" draw:layer="layout" svg:x1="13.037cm" svg:y1="5.072cm" svg:x2="7.466cm" svg:y2="5.072cm">
          <text:p/>
        </draw:line>
        <draw:line draw:style-name="gr109" draw:text-style-name="P9" draw:layer="layout" svg:x1="13.037cm" svg:y1="4.55cm" svg:x2="7.466cm" svg:y2="4.55cm">
          <text:p/>
        </draw:line>
        <draw:line draw:style-name="gr109" draw:text-style-name="P9" draw:layer="layout" svg:x1="13.037cm" svg:y1="4.027cm" svg:x2="7.466cm" svg:y2="4.027cm">
          <text:p/>
        </draw:line>
        <draw:line draw:style-name="gr109" draw:text-style-name="P9" draw:layer="layout" svg:x1="13.037cm" svg:y1="3.504cm" svg:x2="7.466cm" svg:y2="3.504cm">
          <text:p/>
        </draw:line>
        <draw:frame draw:style-name="gr112" draw:text-style-name="P21" draw:layer="layout" svg:width="0.659cm" svg:height="0.569cm" svg:x="7.379cm" svg:y="9.023cm">
          <draw:text-box>
            <text:p><text:span text:style-name="T15">1</text:span></text:p>
          </draw:text-box>
        </draw:frame>
        <draw:frame draw:style-name="gr112" draw:text-style-name="P21" draw:layer="layout" svg:width="0.896cm" svg:height="0.569cm" svg:x="7.823cm" svg:y="9.023cm">
          <draw:text-box>
            <text:p><text:span text:style-name="T15">1.1</text:span></text:p>
          </draw:text-box>
        </draw:frame>
        <draw:frame draw:style-name="gr112" draw:text-style-name="P21" draw:layer="layout" svg:width="0.896cm" svg:height="0.569cm" svg:x="8.376cm" svg:y="9.023cm">
          <draw:text-box>
            <text:p><text:span text:style-name="T15">1.2</text:span></text:p>
          </draw:text-box>
        </draw:frame>
        <draw:frame draw:style-name="gr112" draw:text-style-name="P21" draw:layer="layout" svg:width="0.896cm" svg:height="0.569cm" svg:x="8.93cm" svg:y="9.023cm">
          <draw:text-box>
            <text:p><text:span text:style-name="T15">1.3</text:span></text:p>
          </draw:text-box>
        </draw:frame>
        <draw:frame draw:style-name="gr112" draw:text-style-name="P21" draw:layer="layout" svg:width="0.896cm" svg:height="0.569cm" svg:x="9.484cm" svg:y="9.023cm">
          <draw:text-box>
            <text:p><text:span text:style-name="T15">1.4</text:span></text:p>
          </draw:text-box>
        </draw:frame>
        <draw:frame draw:style-name="gr112" draw:text-style-name="P21" draw:layer="layout" svg:width="0.896cm" svg:height="0.569cm" svg:x="10.066cm" svg:y="9.023cm">
          <draw:text-box>
            <text:p><text:span text:style-name="T15">1.5</text:span></text:p>
          </draw:text-box>
        </draw:frame>
        <draw:frame draw:style-name="gr112" draw:text-style-name="P21" draw:layer="layout" svg:width="0.896cm" svg:height="0.569cm" svg:x="10.619cm" svg:y="9.023cm">
          <draw:text-box>
            <text:p><text:span text:style-name="T15">1.6</text:span></text:p>
          </draw:text-box>
        </draw:frame>
        <draw:frame draw:style-name="gr112" draw:text-style-name="P21" draw:layer="layout" svg:width="0.896cm" svg:height="0.569cm" svg:x="11.173cm" svg:y="9.023cm">
          <draw:text-box>
            <text:p><text:span text:style-name="T15">1.7</text:span></text:p>
          </draw:text-box>
        </draw:frame>
        <draw:frame draw:style-name="gr112" draw:text-style-name="P21" draw:layer="layout" svg:width="0.896cm" svg:height="0.569cm" svg:x="11.727cm" svg:y="9.023cm">
          <draw:text-box>
            <text:p><text:span text:style-name="T15">1.8</text:span></text:p>
          </draw:text-box>
        </draw:frame>
        <draw:frame draw:style-name="gr112" draw:text-style-name="P21" draw:layer="layout" svg:width="0.896cm" svg:height="0.569cm" svg:x="12.28cm" svg:y="9.023cm">
          <draw:text-box>
            <text:p><text:span text:style-name="T15">1.9</text:span></text:p>
          </draw:text-box>
        </draw:frame>
        <draw:frame draw:style-name="gr112" draw:text-style-name="P21" draw:layer="layout" svg:width="0.659cm" svg:height="0.569cm" svg:x="12.945cm" svg:y="9.023cm">
          <draw:text-box>
            <text:p><text:span text:style-name="T15">2</text:span></text:p>
          </draw:text-box>
        </draw:frame>
        <draw:line draw:style-name="gr109" draw:text-style-name="P9" draw:layer="layout" svg:x1="7.466cm" svg:y1="8.877cm" svg:x2="7.466cm" svg:y2="8.728cm">
          <text:p/>
        </draw:line>
        <draw:line draw:style-name="gr109" draw:text-style-name="P9" draw:layer="layout" svg:x1="8.022cm" svg:y1="8.877cm" svg:x2="8.022cm" svg:y2="8.728cm">
          <text:p/>
        </draw:line>
        <draw:line draw:style-name="gr109" draw:text-style-name="P9" draw:layer="layout" svg:x1="8.579cm" svg:y1="8.877cm" svg:x2="8.579cm" svg:y2="8.728cm">
          <text:p/>
        </draw:line>
        <draw:line draw:style-name="gr109" draw:text-style-name="P9" draw:layer="layout" svg:x1="9.137cm" svg:y1="8.877cm" svg:x2="9.137cm" svg:y2="8.728cm">
          <text:p/>
        </draw:line>
        <draw:line draw:style-name="gr109" draw:text-style-name="P9" draw:layer="layout" svg:x1="9.694cm" svg:y1="8.877cm" svg:x2="9.694cm" svg:y2="8.728cm">
          <text:p/>
        </draw:line>
        <draw:line draw:style-name="gr109" draw:text-style-name="P9" draw:layer="layout" svg:x1="10.251cm" svg:y1="8.877cm" svg:x2="10.251cm" svg:y2="8.728cm">
          <text:p/>
        </draw:line>
        <draw:line draw:style-name="gr109" draw:text-style-name="P9" draw:layer="layout" svg:x1="10.808cm" svg:y1="8.877cm" svg:x2="10.808cm" svg:y2="8.728cm">
          <text:p/>
        </draw:line>
        <draw:line draw:style-name="gr109" draw:text-style-name="P9" draw:layer="layout" svg:x1="11.365cm" svg:y1="8.877cm" svg:x2="11.365cm" svg:y2="8.728cm">
          <text:p/>
        </draw:line>
        <draw:line draw:style-name="gr109" draw:text-style-name="P9" draw:layer="layout" svg:x1="11.923cm" svg:y1="8.877cm" svg:x2="11.923cm" svg:y2="8.728cm">
          <text:p/>
        </draw:line>
        <draw:line draw:style-name="gr109" draw:text-style-name="P9" draw:layer="layout" svg:x1="12.48cm" svg:y1="8.877cm" svg:x2="12.48cm" svg:y2="8.728cm">
          <text:p/>
        </draw:line>
        <draw:polyline draw:style-name="gr109" draw:text-style-name="P9" draw:layer="layout" svg:width="0.148cm" svg:height="5.57cm" draw:transform="rotate (1.5707963267946) translate (7.46604336309515cm 8.87718955001182cm)" svg:viewBox="0 0 149 5571" draw:points="0,20503 149,20503 149,14932">
          <text:p/>
        </draw:polyline>
        <draw:frame draw:style-name="gr112" draw:text-style-name="P21" draw:layer="layout" svg:width="0.659cm" svg:height="0.569cm" svg:x="7.047cm" svg:y="8.575cm">
          <draw:text-box>
            <text:p><text:span text:style-name="T15">0</text:span></text:p>
          </draw:text-box>
        </draw:frame>
        <draw:frame draw:style-name="gr112" draw:text-style-name="P21" draw:layer="layout" svg:width="0.815cm" svg:height="0.569cm" svg:x="6.909cm" svg:y="8.047cm">
          <draw:text-box>
            <text:p><text:span text:style-name="T15">10</text:span></text:p>
          </draw:text-box>
        </draw:frame>
        <draw:frame draw:style-name="gr112" draw:text-style-name="P21" draw:layer="layout" svg:width="0.815cm" svg:height="0.569cm" svg:x="6.909cm" svg:y="7.545cm">
          <draw:text-box>
            <text:p><text:span text:style-name="T15">20</text:span></text:p>
          </draw:text-box>
        </draw:frame>
        <draw:frame draw:style-name="gr112" draw:text-style-name="P21" draw:layer="layout" svg:width="0.815cm" svg:height="0.569cm" svg:x="6.909cm" svg:y="7.018cm">
          <draw:text-box>
            <text:p><text:span text:style-name="T15">30</text:span></text:p>
          </draw:text-box>
        </draw:frame>
        <draw:frame draw:style-name="gr112" draw:text-style-name="P21" draw:layer="layout" svg:width="0.815cm" svg:height="0.569cm" svg:x="6.909cm" svg:y="6.49cm">
          <draw:text-box>
            <text:p><text:span text:style-name="T15">40</text:span></text:p>
          </draw:text-box>
        </draw:frame>
        <draw:frame draw:style-name="gr112" draw:text-style-name="P21" draw:layer="layout" svg:width="0.815cm" svg:height="0.569cm" svg:x="6.909cm" svg:y="5.963cm">
          <draw:text-box>
            <text:p><text:span text:style-name="T15">50</text:span></text:p>
          </draw:text-box>
        </draw:frame>
        <draw:frame draw:style-name="gr112" draw:text-style-name="P21" draw:layer="layout" svg:width="0.815cm" svg:height="0.569cm" svg:x="6.909cm" svg:y="5.434cm">
          <draw:text-box>
            <text:p><text:span text:style-name="T15">60</text:span></text:p>
          </draw:text-box>
        </draw:frame>
        <draw:frame draw:style-name="gr112" draw:text-style-name="P21" draw:layer="layout" svg:width="0.815cm" svg:height="0.569cm" svg:x="6.909cm" svg:y="4.933cm">
          <draw:text-box>
            <text:p><text:span text:style-name="T15">70</text:span></text:p>
          </draw:text-box>
        </draw:frame>
        <draw:frame draw:style-name="gr112" draw:text-style-name="P21" draw:layer="layout" svg:width="0.815cm" svg:height="0.569cm" svg:x="6.909cm" svg:y="4.405cm">
          <draw:text-box>
            <text:p><text:span text:style-name="T15">80</text:span></text:p>
          </draw:text-box>
        </draw:frame>
        <draw:frame draw:style-name="gr112" draw:text-style-name="P21" draw:layer="layout" svg:width="0.815cm" svg:height="0.569cm" svg:x="6.909cm" svg:y="3.878cm">
          <draw:text-box>
            <text:p><text:span text:style-name="T15">90</text:span></text:p>
          </draw:text-box>
        </draw:frame>
        <draw:frame draw:style-name="gr112" draw:text-style-name="P21" draw:layer="layout" svg:width="0.972cm" svg:height="0.569cm" svg:x="6.743cm" svg:y="3.35cm">
          <draw:text-box>
            <text:p><text:span text:style-name="T15">100</text:span></text:p>
          </draw:text-box>
        </draw:frame>
        <draw:line draw:style-name="gr109" draw:text-style-name="P9" draw:layer="layout" svg:x1="7.317cm" svg:y1="8.728cm" svg:x2="7.467cm" svg:y2="8.728cm">
          <text:p/>
        </draw:line>
        <draw:line draw:style-name="gr109" draw:text-style-name="P9" draw:layer="layout" svg:x1="7.317cm" svg:y1="8.205cm" svg:x2="7.467cm" svg:y2="8.205cm">
          <text:p/>
        </draw:line>
        <draw:line draw:style-name="gr109" draw:text-style-name="P9" draw:layer="layout" svg:x1="7.317cm" svg:y1="7.683cm" svg:x2="7.467cm" svg:y2="7.683cm">
          <text:p/>
        </draw:line>
        <draw:line draw:style-name="gr109" draw:text-style-name="P9" draw:layer="layout" svg:x1="7.317cm" svg:y1="7.16cm" svg:x2="7.467cm" svg:y2="7.16cm">
          <text:p/>
        </draw:line>
        <draw:line draw:style-name="gr109" draw:text-style-name="P9" draw:layer="layout" svg:x1="7.317cm" svg:y1="6.639cm" svg:x2="7.467cm" svg:y2="6.639cm">
          <text:p/>
        </draw:line>
        <draw:line draw:style-name="gr109" draw:text-style-name="P9" draw:layer="layout" svg:x1="7.317cm" svg:y1="6.116cm" svg:x2="7.467cm" svg:y2="6.116cm">
          <text:p/>
        </draw:line>
        <draw:line draw:style-name="gr109" draw:text-style-name="P9" draw:layer="layout" svg:x1="7.317cm" svg:y1="5.594cm" svg:x2="7.467cm" svg:y2="5.594cm">
          <text:p/>
        </draw:line>
        <draw:line draw:style-name="gr109" draw:text-style-name="P9" draw:layer="layout" svg:x1="7.317cm" svg:y1="5.072cm" svg:x2="7.467cm" svg:y2="5.072cm">
          <text:p/>
        </draw:line>
        <draw:line draw:style-name="gr109" draw:text-style-name="P9" draw:layer="layout" svg:x1="7.317cm" svg:y1="4.55cm" svg:x2="7.467cm" svg:y2="4.55cm">
          <text:p/>
        </draw:line>
        <draw:line draw:style-name="gr109" draw:text-style-name="P9" draw:layer="layout" svg:x1="7.317cm" svg:y1="4.027cm" svg:x2="7.467cm" svg:y2="4.027cm">
          <text:p/>
        </draw:line>
        <draw:polyline draw:style-name="gr109" draw:text-style-name="P9" draw:layer="layout" svg:width="0.149cm" svg:height="5.222cm" svg:x="7.317cm" svg:y="3.504cm" svg:viewBox="0 0 150 5223" draw:points="0,0 150,0 150,5223">
          <text:p/>
        </draw:polyline>
        <draw:polygon draw:style-name="gr113" draw:text-style-name="P9" draw:layer="layout" svg:width="0.563cm" svg:height="0.131cm" svg:x="7.462cm" svg:y="6.919cm" svg:viewBox="0 0 564 132" draw:points="0,45 556,0 560,44 564,88 8,132 4,89">
          <text:p/>
        </draw:polygon>
        <draw:polygon draw:style-name="gr113" draw:text-style-name="P9" draw:layer="layout" svg:width="0.006cm" svg:height="0.043cm" svg:x="8.018cm" svg:y="6.919cm" svg:viewBox="0 0 7 44" draw:points="4,44 0,0 7,0">
          <text:p/>
        </draw:polygon>
        <draw:polygon draw:style-name="gr113" draw:text-style-name="P9" draw:layer="layout" svg:width="0.562cm" svg:height="0.12cm" svg:x="8.019cm" svg:y="6.919cm" svg:viewBox="0 0 563 121" draw:points="6,0 563,34 560,78 557,121 0,88 3,44">
          <text:p/>
        </draw:polygon>
        <draw:polygon draw:style-name="gr113" draw:text-style-name="P9" draw:layer="layout" svg:width="0.003cm" svg:height="0.043cm" svg:x="8.579cm" svg:y="6.953cm" svg:viewBox="0 0 4 44" draw:points="0,44 3,0 4,0">
          <text:p/>
        </draw:polygon>
        <draw:polygon draw:style-name="gr113" draw:text-style-name="P9" draw:layer="layout" svg:width="0.564cm" svg:height="0.141cm" svg:x="8.575cm" svg:y="6.953cm" svg:viewBox="0 0 565 142" draw:points="8,0 565,55 561,99 557,142 0,88 4,44">
          <text:p/>
        </draw:polygon>
        <draw:polygon draw:style-name="gr113" draw:text-style-name="P9" draw:layer="layout" svg:width="0.004cm" svg:height="0.043cm" svg:x="9.133cm" svg:y="7.052cm" svg:viewBox="0 0 5 44" draw:points="4,0 5,44 0,44">
          <text:p/>
        </draw:polygon>
        <draw:polygon draw:style-name="gr113" draw:text-style-name="P9" draw:layer="layout" svg:width="0.558cm" svg:height="0.095cm" svg:x="9.136cm" svg:y="7cm" svg:viewBox="0 0 559 96" draw:points="0,8 557,0 558,44 559,88 2,96 1,52">
          <text:p/>
        </draw:polygon>
        <draw:polygon draw:style-name="gr113" draw:text-style-name="P9" draw:layer="layout" svg:width="0.002cm" svg:height="0.043cm" svg:x="9.694cm" svg:y="7.044cm" svg:viewBox="0 0 3 44" draw:points="0,0 3,44 1,44">
          <text:p/>
        </draw:polygon>
        <draw:polygon draw:style-name="gr113" draw:text-style-name="P9" draw:layer="layout" svg:width="0.562cm" svg:height="0.125cm" svg:x="9.691cm" svg:y="6.961cm" svg:viewBox="0 0 563 126" draw:points="0,39 557,0 560,44 563,88 6,126 3,83">
          <text:p/>
        </draw:polygon>
        <draw:polygon draw:style-name="gr113" draw:text-style-name="P9" draw:layer="layout" svg:width="0.003cm" svg:height="0.043cm" svg:x="10.248cm" svg:y="6.961cm" svg:viewBox="0 0 4 44" draw:points="3,44 0,0 4,0">
          <text:p/>
        </draw:polygon>
        <draw:polygon draw:style-name="gr113" draw:text-style-name="P9" draw:layer="layout" svg:width="0.558cm" svg:height="0.096cm" svg:x="10.25cm" svg:y="6.961cm" svg:viewBox="0 0 559 97" draw:points="2,0 559,9 558,53 557,97 0,88 1,44">
          <text:p/>
        </draw:polygon>
        <draw:polygon draw:style-name="gr113" draw:text-style-name="P9" draw:layer="layout" svg:width="0cm" svg:height="0.043cm" svg:x="10.807cm" svg:y="7.014cm" svg:viewBox="0 0 1 44" draw:points="1,0 1,44 0,44">
          <text:p/>
        </draw:polygon>
        <draw:polygon draw:style-name="gr113" draw:text-style-name="P9" draw:layer="layout" svg:width="0.556cm" svg:height="0.09cm" svg:x="10.808cm" svg:y="6.967cm" svg:viewBox="0 0 557 91" draw:points="0,3 557,0 557,44 557,88 0,91 0,47">
          <text:p/>
        </draw:polygon>
        <draw:polygon draw:style-name="gr113" draw:text-style-name="P9" draw:layer="layout" svg:width="0.001cm" svg:height="0.043cm" svg:x="11.365cm" svg:y="7.011cm" svg:viewBox="0 0 2 44" draw:points="0,0 2,44 0,44">
          <text:p/>
        </draw:polygon>
        <draw:polygon draw:style-name="gr113" draw:text-style-name="P9" draw:layer="layout" svg:width="0.56cm" svg:height="0.107cm" svg:x="11.363cm" svg:y="6.946cm" svg:viewBox="0 0 561 108" draw:points="0,21 557,0 559,44 561,88 4,108 2,65">
          <text:p/>
        </draw:polygon>
        <draw:polygon draw:style-name="gr113" draw:text-style-name="P9" draw:layer="layout" svg:width="0.003cm" svg:height="0.043cm" svg:x="11.921cm" svg:y="6.946cm" svg:viewBox="0 0 4 44" draw:points="2,44 0,0 4,0">
          <text:p/>
        </draw:polygon>
        <draw:polygon draw:style-name="gr113" draw:text-style-name="P9" draw:layer="layout" svg:width="0.56cm" svg:height="0.115cm" svg:x="11.921cm" svg:y="6.946cm" svg:viewBox="0 0 561 116" draw:points="4,0 561,29 559,73 557,116 0,88 2,44">
          <text:p/>
        </draw:polygon>
        <draw:polygon draw:style-name="gr113" draw:text-style-name="P9" draw:layer="layout" svg:width="0.002cm" svg:height="0.043cm" svg:x="12.478cm" svg:y="7.019cm" svg:viewBox="0 0 3 44" draw:points="2,0 3,44 0,44">
          <text:p/>
        </draw:polygon>
        <draw:polygon draw:style-name="gr113" draw:text-style-name="P9" draw:layer="layout" svg:width="0.558cm" svg:height="0.105cm" svg:x="12.479cm" svg:y="6.956cm" svg:viewBox="0 0 559 106" draw:points="0,19 557,0 558,44 559,88 2,106 1,63">
          <text:p/>
        </draw:polygon>
        <draw:polygon draw:style-name="gr113" draw:text-style-name="P9" draw:layer="layout" svg:width="0.248cm" svg:height="0.248cm" svg:x="7.341cm" svg:y="6.884cm" svg:viewBox="0 0 249 249" draw:points="0,0 0,249 249,249 249,0">
          <text:p/>
        </draw:polygon>
        <draw:polyline draw:style-name="gr114" draw:text-style-name="P9" draw:layer="layout" svg:width="0.248cm" svg:height="0.248cm" svg:x="7.341cm" svg:y="6.884cm" svg:viewBox="0 0 249 249" draw:points="0,0 0,249 249,249 249,0 0,0">
          <text:p/>
        </draw:polyline>
        <draw:polygon draw:style-name="gr115" draw:text-style-name="P9" draw:layer="layout" svg:width="0.248cm" svg:height="0.248cm" svg:x="7.898cm" svg:y="6.839cm" svg:viewBox="0 0 249 249" draw:points="0,0 0,249 249,249 249,0">
          <text:p/>
        </draw:polygon>
        <draw:polyline draw:style-name="gr114" draw:text-style-name="P9" draw:layer="layout" svg:width="0.248cm" svg:height="0.248cm" svg:x="7.898cm" svg:y="6.839cm" svg:viewBox="0 0 249 249" draw:points="0,0 0,249 249,249 249,0 0,0">
          <text:p/>
        </draw:polyline>
        <draw:polygon draw:style-name="gr115" draw:text-style-name="P9" draw:layer="layout" svg:width="0.248cm" svg:height="0.248cm" svg:x="8.455cm" svg:y="6.873cm" svg:viewBox="0 0 249 249" draw:points="0,0 0,249 249,249 249,0">
          <text:p/>
        </draw:polygon>
        <draw:polyline draw:style-name="gr114" draw:text-style-name="P9" draw:layer="layout" svg:width="0.248cm" svg:height="0.248cm" svg:x="8.455cm" svg:y="6.873cm" svg:viewBox="0 0 249 249" draw:points="0,0 0,249 249,249 249,0 0,0">
          <text:p/>
        </draw:polyline>
        <draw:polygon draw:style-name="gr115" draw:text-style-name="P9" draw:layer="layout" svg:width="0.248cm" svg:height="0.248cm" svg:x="9.012cm" svg:y="6.927cm" svg:viewBox="0 0 249 249" draw:points="0,0 0,249 249,249 249,0">
          <text:p/>
        </draw:polygon>
        <draw:polyline draw:style-name="gr114" draw:text-style-name="P9" draw:layer="layout" svg:width="0.248cm" svg:height="0.248cm" svg:x="9.012cm" svg:y="6.927cm" svg:viewBox="0 0 249 249" draw:points="0,0 0,249 249,249 249,0 0,0">
          <text:p/>
        </draw:polyline>
        <draw:polygon draw:style-name="gr115" draw:text-style-name="P9" draw:layer="layout" svg:width="0.248cm" svg:height="0.248cm" svg:x="9.569cm" svg:y="6.919cm" svg:viewBox="0 0 249 249" draw:points="0,0 0,249 249,249 249,0">
          <text:p/>
        </draw:polygon>
        <draw:polyline draw:style-name="gr114" draw:text-style-name="P9" draw:layer="layout" svg:width="0.248cm" svg:height="0.248cm" svg:x="9.569cm" svg:y="6.919cm" svg:viewBox="0 0 249 249" draw:points="0,0 0,249 249,249 249,0 0,0">
          <text:p/>
        </draw:polyline>
        <draw:polygon draw:style-name="gr115" draw:text-style-name="P9" draw:layer="layout" svg:width="0.248cm" svg:height="0.248cm" svg:x="10.126cm" svg:y="6.881cm" svg:viewBox="0 0 249 249" draw:points="0,0 0,249 249,249 249,0">
          <text:p/>
        </draw:polygon>
        <draw:polyline draw:style-name="gr114" draw:text-style-name="P9" draw:layer="layout" svg:width="0.248cm" svg:height="0.248cm" svg:x="10.126cm" svg:y="6.881cm" svg:viewBox="0 0 249 249" draw:points="0,0 0,249 249,249 249,0 0,0">
          <text:p/>
        </draw:polyline>
        <draw:polygon draw:style-name="gr115" draw:text-style-name="P9" draw:layer="layout" svg:width="0.248cm" svg:height="0.248cm" svg:x="10.684cm" svg:y="6.89cm" svg:viewBox="0 0 249 249" draw:points="0,0 0,249 249,249 249,0">
          <text:p/>
        </draw:polygon>
        <draw:polyline draw:style-name="gr114" draw:text-style-name="P9" draw:layer="layout" svg:width="0.248cm" svg:height="0.248cm" svg:x="10.684cm" svg:y="6.89cm" svg:viewBox="0 0 249 249" draw:points="0,0 0,249 249,249 249,0 0,0">
          <text:p/>
        </draw:polyline>
        <draw:polygon draw:style-name="gr115" draw:text-style-name="P9" draw:layer="layout" svg:width="0.248cm" svg:height="0.248cm" svg:x="11.241cm" svg:y="6.887cm" svg:viewBox="0 0 249 249" draw:points="0,0 0,249 249,249 249,0">
          <text:p/>
        </draw:polygon>
        <draw:polyline draw:style-name="gr114" draw:text-style-name="P9" draw:layer="layout" svg:width="0.248cm" svg:height="0.248cm" svg:x="11.241cm" svg:y="6.887cm" svg:viewBox="0 0 249 249" draw:points="0,0 0,249 249,249 249,0 0,0">
          <text:p/>
        </draw:polyline>
        <draw:polygon draw:style-name="gr115" draw:text-style-name="P9" draw:layer="layout" svg:width="0.248cm" svg:height="0.248cm" svg:x="11.798cm" svg:y="6.866cm" svg:viewBox="0 0 249 249" draw:points="0,0 0,249 249,249 249,0">
          <text:p/>
        </draw:polygon>
        <draw:polyline draw:style-name="gr114" draw:text-style-name="P9" draw:layer="layout" svg:width="0.248cm" svg:height="0.248cm" svg:x="11.798cm" svg:y="6.866cm" svg:viewBox="0 0 249 249" draw:points="0,0 0,249 249,249 249,0 0,0">
          <text:p/>
        </draw:polyline>
        <draw:polygon draw:style-name="gr115" draw:text-style-name="P9" draw:layer="layout" svg:width="0.248cm" svg:height="0.248cm" svg:x="12.355cm" svg:y="6.895cm" svg:viewBox="0 0 249 249" draw:points="0,0 0,249 249,249 249,0">
          <text:p/>
        </draw:polygon>
        <draw:polyline draw:style-name="gr114" draw:text-style-name="P9" draw:layer="layout" svg:width="0.248cm" svg:height="0.248cm" svg:x="12.355cm" svg:y="6.895cm" svg:viewBox="0 0 249 249" draw:points="0,0 0,249 249,249 249,0 0,0">
          <text:p/>
        </draw:polyline>
        <draw:polygon draw:style-name="gr115" draw:text-style-name="P9" draw:layer="layout" svg:width="0.248cm" svg:height="0.248cm" svg:x="12.912cm" svg:y="6.876cm" svg:viewBox="0 0 249 249" draw:points="0,0 0,249 249,249 249,0">
          <text:p/>
        </draw:polygon>
        <draw:polyline draw:style-name="gr114" draw:text-style-name="P9" draw:layer="layout" svg:width="0.248cm" svg:height="0.248cm" svg:x="12.912cm" svg:y="6.876cm" svg:viewBox="0 0 249 249" draw:points="0,0 0,249 249,249 249,0 0,0">
          <text:p/>
        </draw:polyline>
        <draw:polygon draw:style-name="gr116" draw:text-style-name="P9" draw:layer="layout" svg:width="0.581cm" svg:height="0.255cm" svg:x="7.453cm" svg:y="3.929cm" svg:viewBox="0 0 582 256" draw:points="26,0 582,172 569,214 556,256 0,84 13,42">
          <text:p/>
        </draw:polygon>
        <draw:polygon draw:style-name="gr116" draw:text-style-name="P9" draw:layer="layout" svg:width="0.012cm" svg:height="0.041cm" svg:x="8.009cm" svg:y="4.143cm" svg:viewBox="0 0 13 42" draw:points="13,0 1,42 0,42">
          <text:p/>
        </draw:polygon>
        <draw:polygon draw:style-name="gr116" draw:text-style-name="P9" draw:layer="layout" svg:width="0.58cm" svg:height="0.235cm" svg:x="8.01cm" svg:y="4.102cm" svg:viewBox="0 0 581 236" draw:points="24,0 581,152 569,194 557,236 0,84 12,42">
          <text:p/>
        </draw:polygon>
        <draw:polygon draw:style-name="gr116" draw:text-style-name="P9" draw:layer="layout" svg:width="0.012cm" svg:height="0.041cm" svg:x="8.579cm" svg:y="4.254cm" svg:viewBox="0 0 13 42" draw:points="0,42 12,0 13,0">
          <text:p/>
        </draw:polygon>
        <draw:polygon draw:style-name="gr116" draw:text-style-name="P9" draw:layer="layout" svg:width="0.582cm" svg:height="0.257cm" svg:x="8.566cm" svg:y="4.254cm" svg:viewBox="0 0 583 258" draw:points="26,0 583,174 570,216 557,258 0,84 13,42">
          <text:p/>
        </draw:polygon>
        <draw:polygon draw:style-name="gr116" draw:text-style-name="P9" draw:layer="layout" svg:width="0.012cm" svg:height="0.042cm" svg:x="9.124cm" svg:y="4.47cm" svg:viewBox="0 0 13 43" draw:points="13,0 2,43 0,42">
          <text:p/>
        </draw:polygon>
        <draw:polygon draw:style-name="gr116" draw:text-style-name="P9" draw:layer="layout" svg:width="0.578cm" svg:height="0.225cm" svg:x="9.126cm" svg:y="4.427cm" svg:viewBox="0 0 579 226" draw:points="22,0 579,140 568,183 557,226 0,86 11,43">
          <text:p/>
        </draw:polygon>
        <draw:polygon draw:style-name="gr116" draw:text-style-name="P9" draw:layer="layout" svg:width="0.01cm" svg:height="0.042cm" svg:x="9.694cm" svg:y="4.567cm" svg:viewBox="0 0 11 43" draw:points="0,43 11,0 11,0">
          <text:p/>
        </draw:polygon>
        <draw:polygon draw:style-name="gr116" draw:text-style-name="P9" draw:layer="layout" svg:width="0.578cm" svg:height="0.229cm" svg:x="9.683cm" svg:y="4.567cm" svg:viewBox="0 0 579 230" draw:points="22,0 579,144 568,187 557,230 0,86 11,43">
          <text:p/>
        </draw:polygon>
        <draw:polygon draw:style-name="gr116" draw:text-style-name="P9" draw:layer="layout" svg:width="0.01cm" svg:height="0.042cm" svg:x="10.24cm" svg:y="4.755cm" svg:viewBox="0 0 11 43" draw:points="11,0 2,43 0,43">
          <text:p/>
        </draw:polygon>
        <draw:polygon draw:style-name="gr116" draw:text-style-name="P9" draw:layer="layout" svg:width="0.574cm" svg:height="0.197cm" svg:x="10.242cm" svg:y="4.712cm" svg:viewBox="0 0 575 198" draw:points="18,0 575,112 566,155 557,198 0,86 9,43">
          <text:p/>
        </draw:polygon>
        <draw:polygon draw:style-name="gr116" draw:text-style-name="P9" draw:layer="layout" svg:width="0.009cm" svg:height="0.042cm" svg:x="10.808cm" svg:y="4.824cm" svg:viewBox="0 0 10 43" draw:points="0,43 9,0 10,0">
          <text:p/>
        </draw:polygon>
        <draw:polygon draw:style-name="gr116" draw:text-style-name="P9" draw:layer="layout" svg:width="0.576cm" svg:height="0.219cm" svg:x="10.798cm" svg:y="4.824cm" svg:viewBox="0 0 577 220" draw:points="20,0 577,134 567,177 557,220 0,86 10,43">
          <text:p/>
        </draw:polygon>
        <draw:polygon draw:style-name="gr116" draw:text-style-name="P9" draw:layer="layout" svg:width="0.009cm" svg:height="0.042cm" svg:x="11.355cm" svg:y="5.001cm" svg:viewBox="0 0 10 43" draw:points="10,0 2,43 0,43">
          <text:p/>
        </draw:polygon>
        <draw:polygon draw:style-name="gr116" draw:text-style-name="P9" draw:layer="layout" svg:width="0.572cm" svg:height="0.181cm" svg:x="11.357cm" svg:y="4.959cm" svg:viewBox="0 0 573 182" draw:points="16,0 573,97 565,139 557,182 0,86 8,43">
          <text:p/>
        </draw:polygon>
        <draw:polygon draw:style-name="gr116" draw:text-style-name="P9" draw:layer="layout" svg:width="0.007cm" svg:height="0.042cm" svg:x="11.923cm" svg:y="5.055cm" svg:viewBox="0 0 8 43" draw:points="0,43 8,0 8,0">
          <text:p/>
        </draw:polygon>
        <draw:polygon draw:style-name="gr116" draw:text-style-name="P9" draw:layer="layout" svg:width="0.572cm" svg:height="0.185cm" svg:x="11.915cm" svg:y="5.055cm" svg:viewBox="0 0 573 186" draw:points="16,0 573,101 565,143 557,186 0,86 8,43">
          <text:p/>
        </draw:polygon>
        <draw:polygon draw:style-name="gr116" draw:text-style-name="P9" draw:layer="layout" svg:width="0.01cm" svg:height="0.042cm" svg:x="12.48cm" svg:y="5.156cm" svg:viewBox="0 0 11 43" draw:points="0,43 8,0 11,0">
          <text:p/>
        </draw:polygon>
        <draw:polygon draw:style-name="gr116" draw:text-style-name="P9" draw:layer="layout" svg:width="0.578cm" svg:height="0.231cm" svg:x="12.469cm" svg:y="5.156cm" svg:viewBox="0 0 579 232" draw:points="22,0 579,146 568,189 557,232 0,86 11,43">
          <text:p/>
        </draw:polygon>
        <draw:polygon draw:style-name="gr116" draw:text-style-name="P9" draw:layer="layout" svg:width="0.248cm" svg:height="0.248cm" svg:x="7.341cm" svg:y="3.847cm" svg:viewBox="0 0 249 249" draw:points="0,124 125,249 249,124 125,0">
          <text:p/>
        </draw:polygon>
        <draw:polyline draw:style-name="gr114" draw:text-style-name="P9" draw:layer="layout" svg:width="0.248cm" svg:height="0.248cm" svg:x="7.341cm" svg:y="3.847cm" svg:viewBox="0 0 249 249" draw:points="0,124 125,249 249,124 125,0 0,124">
          <text:p/>
        </draw:polyline>
        <draw:polygon draw:style-name="gr116" draw:text-style-name="P9" draw:layer="layout" svg:width="0.248cm" svg:height="0.248cm" svg:x="7.898cm" svg:y="4.019cm" svg:viewBox="0 0 249 249" draw:points="0,124 125,249 249,124 125,0">
          <text:p/>
        </draw:polygon>
        <draw:polyline draw:style-name="gr114" draw:text-style-name="P9" draw:layer="layout" svg:width="0.248cm" svg:height="0.248cm" svg:x="7.898cm" svg:y="4.019cm" svg:viewBox="0 0 249 249" draw:points="0,124 125,249 249,124 125,0 0,124">
          <text:p/>
        </draw:polyline>
        <draw:polygon draw:style-name="gr116" draw:text-style-name="P9" draw:layer="layout" svg:width="0.248cm" svg:height="0.248cm" svg:x="8.455cm" svg:y="4.171cm" svg:viewBox="0 0 249 249" draw:points="0,124 125,249 249,124 125,0">
          <text:p/>
        </draw:polygon>
        <draw:polyline draw:style-name="gr114" draw:text-style-name="P9" draw:layer="layout" svg:width="0.248cm" svg:height="0.248cm" svg:x="8.455cm" svg:y="4.171cm" svg:viewBox="0 0 249 249" draw:points="0,124 125,249 249,124 125,0 0,124">
          <text:p/>
        </draw:polyline>
        <draw:polygon draw:style-name="gr116" draw:text-style-name="P9" draw:layer="layout" svg:width="0.248cm" svg:height="0.248cm" svg:x="9.012cm" svg:y="4.346cm" svg:viewBox="0 0 249 249" draw:points="0,124 125,249 249,124 125,0">
          <text:p/>
        </draw:polygon>
        <draw:polyline draw:style-name="gr114" draw:text-style-name="P9" draw:layer="layout" svg:width="0.248cm" svg:height="0.248cm" svg:x="9.012cm" svg:y="4.346cm" svg:viewBox="0 0 249 249" draw:points="0,124 125,249 249,124 125,0 0,124">
          <text:p/>
        </draw:polyline>
        <draw:polygon draw:style-name="gr116" draw:text-style-name="P9" draw:layer="layout" svg:width="0.248cm" svg:height="0.248cm" svg:x="9.569cm" svg:y="4.486cm" svg:viewBox="0 0 249 249" draw:points="0,124 125,249 249,124 125,0">
          <text:p/>
        </draw:polygon>
        <draw:polyline draw:style-name="gr114" draw:text-style-name="P9" draw:layer="layout" svg:width="0.248cm" svg:height="0.248cm" svg:x="9.569cm" svg:y="4.486cm" svg:viewBox="0 0 249 249" draw:points="0,124 125,249 249,124 125,0 0,124">
          <text:p/>
        </draw:polyline>
        <draw:polygon draw:style-name="gr116" draw:text-style-name="P9" draw:layer="layout" svg:width="0.248cm" svg:height="0.248cm" svg:x="10.126cm" svg:y="4.63cm" svg:viewBox="0 0 249 249" draw:points="0,124 125,249 249,124 125,0">
          <text:p/>
        </draw:polygon>
        <draw:polyline draw:style-name="gr114" draw:text-style-name="P9" draw:layer="layout" svg:width="0.248cm" svg:height="0.248cm" svg:x="10.126cm" svg:y="4.63cm" svg:viewBox="0 0 249 249" draw:points="0,124 125,249 249,124 125,0 0,124">
          <text:p/>
        </draw:polyline>
        <draw:polygon draw:style-name="gr116" draw:text-style-name="P9" draw:layer="layout" svg:width="0.248cm" svg:height="0.248cm" svg:x="10.684cm" svg:y="4.743cm" svg:viewBox="0 0 249 249" draw:points="0,124 125,249 249,124 125,0">
          <text:p/>
        </draw:polygon>
        <draw:polyline draw:style-name="gr114" draw:text-style-name="P9" draw:layer="layout" svg:width="0.248cm" svg:height="0.248cm" svg:x="10.684cm" svg:y="4.743cm" svg:viewBox="0 0 249 249" draw:points="0,124 125,249 249,124 125,0 0,124">
          <text:p/>
        </draw:polyline>
        <draw:polygon draw:style-name="gr116" draw:text-style-name="P9" draw:layer="layout" svg:width="0.248cm" svg:height="0.248cm" svg:x="11.241cm" svg:y="4.877cm" svg:viewBox="0 0 249 249" draw:points="0,124 125,249 249,124 125,0">
          <text:p/>
        </draw:polygon>
        <draw:polyline draw:style-name="gr114" draw:text-style-name="P9" draw:layer="layout" svg:width="0.248cm" svg:height="0.248cm" svg:x="11.241cm" svg:y="4.877cm" svg:viewBox="0 0 249 249" draw:points="0,124 125,249 249,124 125,0 0,124">
          <text:p/>
        </draw:polyline>
        <draw:polygon draw:style-name="gr116" draw:text-style-name="P9" draw:layer="layout" svg:width="0.248cm" svg:height="0.248cm" svg:x="11.798cm" svg:y="4.974cm" svg:viewBox="0 0 249 249" draw:points="0,124 125,249 249,124 125,0">
          <text:p/>
        </draw:polygon>
        <draw:polyline draw:style-name="gr114" draw:text-style-name="P9" draw:layer="layout" svg:width="0.248cm" svg:height="0.248cm" svg:x="11.798cm" svg:y="4.974cm" svg:viewBox="0 0 249 249" draw:points="0,124 125,249 249,124 125,0 0,124">
          <text:p/>
        </draw:polyline>
        <draw:polygon draw:style-name="gr116" draw:text-style-name="P9" draw:layer="layout" svg:width="0.248cm" svg:height="0.248cm" svg:x="12.355cm" svg:y="5.074cm" svg:viewBox="0 0 249 249" draw:points="0,124 125,249 249,124 125,0">
          <text:p/>
        </draw:polygon>
        <draw:polyline draw:style-name="gr114" draw:text-style-name="P9" draw:layer="layout" svg:width="0.248cm" svg:height="0.248cm" svg:x="12.355cm" svg:y="5.074cm" svg:viewBox="0 0 249 249" draw:points="0,124 125,249 249,124 125,0 0,124">
          <text:p/>
        </draw:polyline>
        <draw:polygon draw:style-name="gr116" draw:text-style-name="P9" draw:layer="layout" svg:width="0.248cm" svg:height="0.248cm" svg:x="12.912cm" svg:y="5.22cm" svg:viewBox="0 0 249 249" draw:points="0,124 125,249 249,124 125,0">
          <text:p/>
        </draw:polygon>
        <draw:polyline draw:style-name="gr114" draw:text-style-name="P9" draw:layer="layout" svg:width="0.248cm" svg:height="0.248cm" svg:x="12.912cm" svg:y="5.22cm" svg:viewBox="0 0 249 249" draw:points="0,124 125,249 249,124 125,0 0,124">
          <text:p/>
        </draw:polyline>
        <draw:polygon draw:style-name="gr127" draw:text-style-name="P9" draw:layer="layout" svg:width="0.577cm" svg:height="0.226cm" svg:x="7.455cm" svg:y="3.875cm" svg:viewBox="0 0 578 227" draw:points="22,0 578,141 567,184 556,227 0,86 11,43">
          <text:p/>
        </draw:polygon>
        <draw:polygon draw:style-name="gr127" draw:text-style-name="P9" draw:layer="layout" svg:width="0.01cm" svg:height="0.042cm" svg:x="8.022cm" svg:y="4.016cm" svg:viewBox="0 0 11 43" draw:points="0,43 11,0 11,0">
          <text:p/>
        </draw:polygon>
        <draw:polygon draw:style-name="gr127" draw:text-style-name="P9" draw:layer="layout" svg:width="0.578cm" svg:height="0.228cm" svg:x="8.011cm" svg:y="4.016cm" svg:viewBox="0 0 579 229" draw:points="22,0 579,143 568,186 557,229 0,86 11,43">
          <text:p/>
        </draw:polygon>
        <draw:polygon draw:style-name="gr127" draw:text-style-name="P9" draw:layer="layout" svg:width="0.011cm" svg:height="0.042cm" svg:x="8.579cm" svg:y="4.159cm" svg:viewBox="0 0 12 43" draw:points="0,43 11,0 12,1">
          <text:p/>
        </draw:polygon>
        <draw:polygon draw:style-name="gr127" draw:text-style-name="P9" draw:layer="layout" svg:width="0.58cm" svg:height="0.243cm" svg:x="8.567cm" svg:y="4.16cm" svg:viewBox="0 0 581 244" draw:points="24,0 581,160 569,202 557,244 0,84 12,42">
          <text:p/>
        </draw:polygon>
        <draw:polygon draw:style-name="gr127" draw:text-style-name="P9" draw:layer="layout" svg:width="0.011cm" svg:height="0.042cm" svg:x="9.125cm" svg:y="4.362cm" svg:viewBox="0 0 12 43" draw:points="12,0 2,43 0,42">
          <text:p/>
        </draw:polygon>
        <draw:polygon draw:style-name="gr127" draw:text-style-name="P9" draw:layer="layout" svg:width="0.576cm" svg:height="0.22cm" svg:x="9.127cm" svg:y="4.32cm" svg:viewBox="0 0 577 221" draw:points="20,0 577,135 567,178 557,221 0,86 10,43">
          <text:p/>
        </draw:polygon>
        <draw:polygon draw:style-name="gr127" draw:text-style-name="P9" draw:layer="layout" svg:width="0.01cm" svg:height="0.042cm" svg:x="9.694cm" svg:y="4.455cm" svg:viewBox="0 0 11 43" draw:points="0,43 10,0 11,0">
          <text:p/>
        </draw:polygon>
        <draw:polygon draw:style-name="gr127" draw:text-style-name="P9" draw:layer="layout" svg:width="0.578cm" svg:height="0.227cm" svg:x="9.683cm" svg:y="4.455cm" svg:viewBox="0 0 579 228" draw:points="22,0 579,142 568,185 557,228 0,86 11,43">
          <text:p/>
        </draw:polygon>
        <draw:polygon draw:style-name="gr127" draw:text-style-name="P9" draw:layer="layout" svg:width="0.01cm" svg:height="0.043cm" svg:x="10.24cm" svg:y="4.64cm" svg:viewBox="0 0 11 44" draw:points="11,0 5,44 0,43">
          <text:p/>
        </draw:polygon>
        <draw:polygon draw:style-name="gr127" draw:text-style-name="P9" draw:layer="layout" svg:width="0.568cm" svg:height="0.164cm" svg:x="10.245cm" svg:y="4.596cm" svg:viewBox="0 0 569 165" draw:points="12,0 569,78 563,121 557,165 0,88 6,44">
          <text:p/>
        </draw:polygon>
        <draw:polygon draw:style-name="gr127" draw:text-style-name="P9" draw:layer="layout" svg:width="0.008cm" svg:height="0.043cm" svg:x="10.808cm" svg:y="4.674cm" svg:viewBox="0 0 9 44" draw:points="0,44 6,0 9,1">
          <text:p/>
        </draw:polygon>
        <draw:polygon draw:style-name="gr127" draw:text-style-name="P9" draw:layer="layout" svg:width="0.574cm" svg:height="0.204cm" svg:x="10.799cm" svg:y="4.675cm" svg:viewBox="0 0 575 205" draw:points="18,0 575,119 566,162 557,205 0,86 9,43">
          <text:p/>
        </draw:polygon>
        <draw:polygon draw:style-name="gr127" draw:text-style-name="P9" draw:layer="layout" svg:width="0.008cm" svg:height="0.042cm" svg:x="11.356cm" svg:y="4.837cm" svg:viewBox="0 0 9 43" draw:points="9,0 1,43 0,43">
          <text:p/>
        </draw:polygon>
        <draw:polygon draw:style-name="gr127" draw:text-style-name="P9" draw:layer="layout" svg:width="0.572cm" svg:height="0.182cm" svg:x="11.357cm" svg:y="4.794cm" svg:viewBox="0 0 573 183" draw:points="16,0 573,98 565,140 557,183 0,86 8,43">
          <text:p/>
        </draw:polygon>
        <draw:polygon draw:style-name="gr127" draw:text-style-name="P9" draw:layer="layout" svg:width="0.007cm" svg:height="0.042cm" svg:x="11.915cm" svg:y="4.935cm" svg:viewBox="0 0 8 43" draw:points="8,0 1,43 0,43">
          <text:p/>
        </draw:polygon>
        <draw:polygon draw:style-name="gr127" draw:text-style-name="P9" draw:layer="layout" svg:width="0.57cm" svg:height="0.173cm" svg:x="11.916cm" svg:y="4.892cm" svg:viewBox="0 0 571 174" draw:points="14,0 571,89 564,131 557,174 0,86 7,43">
          <text:p/>
        </draw:polygon>
        <draw:polygon draw:style-name="gr127" draw:text-style-name="P9" draw:layer="layout" svg:width="0.009cm" svg:height="0.042cm" svg:x="12.48cm" svg:y="4.981cm" svg:viewBox="0 0 10 43" draw:points="0,43 7,0 10,0">
          <text:p/>
        </draw:polygon>
        <draw:polygon draw:style-name="gr127" draw:text-style-name="P9" draw:layer="layout" svg:width="0.576cm" svg:height="0.209cm" svg:x="12.47cm" svg:y="4.981cm" svg:viewBox="0 0 577 210" draw:points="20,0 577,124 567,167 557,210 0,86 10,43">
          <text:p/>
        </draw:polygon>
        <draw:polygon draw:style-name="gr127" draw:text-style-name="P9" draw:layer="layout" svg:width="0.248cm" svg:height="0.248cm" svg:x="7.341cm" svg:y="3.793cm" svg:viewBox="0 0 249 249" draw:points="0,0 125,249 249,0">
          <text:p/>
        </draw:polygon>
        <draw:polyline draw:style-name="gr114" draw:text-style-name="P9" draw:layer="layout" svg:width="0.248cm" svg:height="0.248cm" svg:x="7.341cm" svg:y="3.793cm" svg:viewBox="0 0 249 249" draw:points="0,0 125,249 249,0 0,0">
          <text:p/>
        </draw:polyline>
        <draw:polygon draw:style-name="gr127" draw:text-style-name="P9" draw:layer="layout" svg:width="0.248cm" svg:height="0.248cm" svg:x="7.898cm" svg:y="3.934cm" svg:viewBox="0 0 249 249" draw:points="0,0 125,249 249,0">
          <text:p/>
        </draw:polygon>
        <draw:polyline draw:style-name="gr114" draw:text-style-name="P9" draw:layer="layout" svg:width="0.248cm" svg:height="0.248cm" svg:x="7.898cm" svg:y="3.934cm" svg:viewBox="0 0 249 249" draw:points="0,0 125,249 249,0 0,0">
          <text:p/>
        </draw:polyline>
        <draw:polygon draw:style-name="gr127" draw:text-style-name="P9" draw:layer="layout" svg:width="0.248cm" svg:height="0.248cm" svg:x="8.455cm" svg:y="4.078cm" svg:viewBox="0 0 249 249" draw:points="0,0 125,249 249,0">
          <text:p/>
        </draw:polygon>
        <draw:polyline draw:style-name="gr114" draw:text-style-name="P9" draw:layer="layout" svg:width="0.248cm" svg:height="0.248cm" svg:x="8.455cm" svg:y="4.078cm" svg:viewBox="0 0 249 249" draw:points="0,0 125,249 249,0 0,0">
          <text:p/>
        </draw:polyline>
        <draw:polygon draw:style-name="gr127" draw:text-style-name="P9" draw:layer="layout" svg:width="0.248cm" svg:height="0.248cm" svg:x="9.012cm" svg:y="4.238cm" svg:viewBox="0 0 249 249" draw:points="0,0 125,249 249,0">
          <text:p/>
        </draw:polygon>
        <draw:polyline draw:style-name="gr114" draw:text-style-name="P9" draw:layer="layout" svg:width="0.248cm" svg:height="0.248cm" svg:x="9.012cm" svg:y="4.238cm" svg:viewBox="0 0 249 249" draw:points="0,0 125,249 249,0 0,0">
          <text:p/>
        </draw:polyline>
        <draw:polygon draw:style-name="gr127" draw:text-style-name="P9" draw:layer="layout" svg:width="0.248cm" svg:height="0.248cm" svg:x="9.569cm" svg:y="4.373cm" svg:viewBox="0 0 249 249" draw:points="0,0 125,249 249,0">
          <text:p/>
        </draw:polygon>
        <draw:polyline draw:style-name="gr114" draw:text-style-name="P9" draw:layer="layout" svg:width="0.248cm" svg:height="0.248cm" svg:x="9.569cm" svg:y="4.373cm" svg:viewBox="0 0 249 249" draw:points="0,0 125,249 249,0 0,0">
          <text:p/>
        </draw:polyline>
        <draw:polygon draw:style-name="gr127" draw:text-style-name="P9" draw:layer="layout" svg:width="0.248cm" svg:height="0.248cm" svg:x="10.126cm" svg:y="4.516cm" svg:viewBox="0 0 249 249" draw:points="0,0 125,249 249,0">
          <text:p/>
        </draw:polygon>
        <draw:polyline draw:style-name="gr114" draw:text-style-name="P9" draw:layer="layout" svg:width="0.248cm" svg:height="0.248cm" svg:x="10.126cm" svg:y="4.516cm" svg:viewBox="0 0 249 249" draw:points="0,0 125,249 249,0 0,0">
          <text:p/>
        </draw:polyline>
        <draw:polygon draw:style-name="gr127" draw:text-style-name="P9" draw:layer="layout" svg:width="0.248cm" svg:height="0.248cm" svg:x="10.684cm" svg:y="4.593cm" svg:viewBox="0 0 249 249" draw:points="0,0 125,249 249,0">
          <text:p/>
        </draw:polygon>
        <draw:polyline draw:style-name="gr114" draw:text-style-name="P9" draw:layer="layout" svg:width="0.248cm" svg:height="0.248cm" svg:x="10.684cm" svg:y="4.593cm" svg:viewBox="0 0 249 249" draw:points="0,0 125,249 249,0 0,0">
          <text:p/>
        </draw:polyline>
        <draw:polygon draw:style-name="gr127" draw:text-style-name="P9" draw:layer="layout" svg:width="0.248cm" svg:height="0.248cm" svg:x="11.241cm" svg:y="4.713cm" svg:viewBox="0 0 249 249" draw:points="0,0 125,249 249,0">
          <text:p/>
        </draw:polygon>
        <draw:polyline draw:style-name="gr114" draw:text-style-name="P9" draw:layer="layout" svg:width="0.248cm" svg:height="0.248cm" svg:x="11.241cm" svg:y="4.713cm" svg:viewBox="0 0 249 249" draw:points="0,0 125,249 249,0 0,0">
          <text:p/>
        </draw:polyline>
        <draw:polygon draw:style-name="gr127" draw:text-style-name="P9" draw:layer="layout" svg:width="0.248cm" svg:height="0.248cm" svg:x="11.798cm" svg:y="4.81cm" svg:viewBox="0 0 249 249" draw:points="0,0 125,249 249,0">
          <text:p/>
        </draw:polygon>
        <draw:polyline draw:style-name="gr114" draw:text-style-name="P9" draw:layer="layout" svg:width="0.248cm" svg:height="0.248cm" svg:x="11.798cm" svg:y="4.81cm" svg:viewBox="0 0 249 249" draw:points="0,0 125,249 249,0 0,0">
          <text:p/>
        </draw:polyline>
        <draw:polygon draw:style-name="gr127" draw:text-style-name="P9" draw:layer="layout" svg:width="0.248cm" svg:height="0.248cm" svg:x="12.355cm" svg:y="4.899cm" svg:viewBox="0 0 249 249" draw:points="0,0 125,249 249,0">
          <text:p/>
        </draw:polygon>
        <draw:polyline draw:style-name="gr114" draw:text-style-name="P9" draw:layer="layout" svg:width="0.248cm" svg:height="0.248cm" svg:x="12.355cm" svg:y="4.899cm" svg:viewBox="0 0 249 249" draw:points="0,0 125,249 249,0 0,0">
          <text:p/>
        </draw:polyline>
        <draw:polygon draw:style-name="gr127" draw:text-style-name="P9" draw:layer="layout" svg:width="0.248cm" svg:height="0.248cm" svg:x="12.912cm" svg:y="5.023cm" svg:viewBox="0 0 249 249" draw:points="0,0 125,249 249,0">
          <text:p/>
        </draw:polygon>
        <draw:polyline draw:style-name="gr114" draw:text-style-name="P9" draw:layer="layout" svg:width="0.248cm" svg:height="0.248cm" svg:x="12.912cm" svg:y="5.023cm" svg:viewBox="0 0 249 249" draw:points="0,0 125,249 249,0 0,0">
          <text:p/>
        </draw:polyline>
        <draw:polygon draw:style-name="gr146" draw:text-style-name="P9" draw:layer="layout" svg:width="0.557cm" svg:height="0.102cm" svg:x="7.465cm" svg:y="6.976cm" svg:viewBox="0 0 558 103" draw:points="0,15 556,0 557,44 558,88 2,103 1,59">
          <text:p/>
        </draw:polygon>
        <draw:polygon draw:style-name="gr146" draw:text-style-name="P9" draw:layer="layout" svg:width="0.001cm" svg:height="0.043cm" svg:x="8.021cm" svg:y="6.976cm" svg:viewBox="0 0 2 44" draw:points="1,44 0,0 2,0">
          <text:p/>
        </draw:polygon>
        <draw:polygon draw:style-name="gr146" draw:text-style-name="P9" draw:layer="layout" svg:width="0.558cm" svg:height="0.095cm" svg:x="8.021cm" svg:y="6.976cm" svg:viewBox="0 0 559 96" draw:points="2,0 559,8 558,52 557,96 0,88 1,44">
          <text:p/>
        </draw:polygon>
        <draw:polygon draw:style-name="gr146" draw:text-style-name="P9" draw:layer="layout" svg:width="0.003cm" svg:height="0.043cm" svg:x="8.579cm" svg:y="6.984cm" svg:viewBox="0 0 4 44" draw:points="0,44 1,0 4,0">
          <text:p/>
        </draw:polygon>
        <draw:polygon draw:style-name="gr146" draw:text-style-name="P9" draw:layer="layout" svg:width="0.564cm" svg:height="0.131cm" svg:x="8.575cm" svg:y="6.984cm" svg:viewBox="0 0 565 132" draw:points="8,0 565,45 561,89 557,132 0,88 4,44">
          <text:p/>
        </draw:polygon>
        <draw:polygon draw:style-name="gr146" draw:text-style-name="P9" draw:layer="layout" svg:width="0.005cm" svg:height="0.043cm" svg:x="9.133cm" svg:y="7.073cm" svg:viewBox="0 0 6 44" draw:points="4,0 6,44 0,44">
          <text:p/>
        </draw:polygon>
        <draw:polygon draw:style-name="gr146" draw:text-style-name="P9" draw:layer="layout" svg:width="0.56cm" svg:height="0.111cm" svg:x="9.135cm" svg:y="7.004cm" svg:viewBox="0 0 561 112" draw:points="0,25 557,0 559,44 561,88 4,112 2,69">
          <text:p/>
        </draw:polygon>
        <draw:polygon draw:style-name="gr146" draw:text-style-name="P9" draw:layer="layout" svg:width="0.002cm" svg:height="0.043cm" svg:x="9.692cm" svg:y="7.004cm" svg:viewBox="0 0 3 44" draw:points="2,44 0,0 3,0">
          <text:p/>
        </draw:polygon>
        <draw:polygon draw:style-name="gr146" draw:text-style-name="P9" draw:layer="layout" svg:width="0.558cm" svg:height="0.105cm" svg:x="9.693cm" svg:y="7.004cm" svg:viewBox="0 0 559 106" draw:points="2,0 559,19 558,63 557,106 0,88 1,44">
          <text:p/>
        </draw:polygon>
        <draw:polygon draw:style-name="gr146" draw:text-style-name="P9" draw:layer="layout" svg:width="0.006cm" svg:height="0.043cm" svg:x="10.25cm" svg:y="7.067cm" svg:viewBox="0 0 7 44" draw:points="1,0 7,44 0,44">
          <text:p/>
        </draw:polygon>
        <draw:polygon draw:style-name="gr146" draw:text-style-name="P9" draw:layer="layout" svg:width="0.568cm" svg:height="0.159cm" svg:x="10.245cm" svg:y="6.95cm" svg:viewBox="0 0 569 160" draw:points="0,73 557,0 563,44 569,88 12,160 6,116">
          <text:p/>
        </draw:polygon>
        <draw:polygon draw:style-name="gr146" draw:text-style-name="P9" draw:layer="layout" svg:width="0.009cm" svg:height="0.043cm" svg:x="10.802cm" svg:y="6.95cm" svg:viewBox="0 0 10 44" draw:points="6,44 0,0 8,0 10,0">
          <text:p/>
        </draw:polygon>
        <draw:polygon draw:style-name="gr146" draw:text-style-name="P9" draw:layer="layout" svg:width="0.564cm" svg:height="0.134cm" svg:x="10.804cm" svg:y="6.95cm" svg:viewBox="0 0 565 135" draw:points="8,0 565,48 561,92 557,135 0,88 4,44">
          <text:p/>
        </draw:polygon>
        <draw:polygon draw:style-name="gr146" draw:text-style-name="P9" draw:layer="layout" svg:width="0.004cm" svg:height="0.043cm" svg:x="11.361cm" svg:y="7.042cm" svg:viewBox="0 0 5 44" draw:points="4,0 5,44 0,44">
          <text:p/>
        </draw:polygon>
        <draw:polygon draw:style-name="gr146" draw:text-style-name="P9" draw:layer="layout" svg:width="0.558cm" svg:height="0.105cm" svg:x="11.364cm" svg:y="6.98cm" svg:viewBox="0 0 559 106" draw:points="0,18 557,0 558,44 559,88 2,106 1,62">
          <text:p/>
        </draw:polygon>
        <draw:polygon draw:style-name="gr146" draw:text-style-name="P9" draw:layer="layout" svg:width="0.002cm" svg:height="0.043cm" svg:x="11.923cm" svg:y="7.024cm" svg:viewBox="0 0 3 44" draw:points="0,0 3,44 1,44">
          <text:p/>
        </draw:polygon>
        <draw:polygon draw:style-name="gr146" draw:text-style-name="P9" draw:layer="layout" svg:width="0.562cm" svg:height="0.127cm" svg:x="11.92cm" svg:y="6.939cm" svg:viewBox="0 0 563 128" draw:points="0,41 557,0 560,44 563,88 6,128 3,85">
          <text:p/>
        </draw:polygon>
        <draw:polygon draw:style-name="gr146" draw:text-style-name="P9" draw:layer="layout" svg:width="0.008cm" svg:height="0.043cm" svg:x="12.477cm" svg:y="6.939cm" svg:viewBox="0 0 9 44" draw:points="3,44 0,0 7,0 9,0">
          <text:p/>
        </draw:polygon>
        <draw:polygon draw:style-name="gr146" draw:text-style-name="P9" draw:layer="layout" svg:width="0.568cm" svg:height="0.163cm" svg:x="12.474cm" svg:y="6.939cm" svg:viewBox="0 0 569 164" draw:points="12,0 569,77 563,120 557,164 0,88 6,44">
          <text:p/>
        </draw:polygon>
        <draw:polygon draw:style-name="gr146" draw:text-style-name="P9" draw:layer="layout" svg:width="0.248cm" svg:height="0.248cm" svg:x="7.341cm" svg:y="6.91cm" svg:viewBox="0 0 249 249" draw:points="0,249 249,249 125,0">
          <text:p/>
        </draw:polygon>
        <draw:polyline draw:style-name="gr114" draw:text-style-name="P9" draw:layer="layout" svg:width="0.248cm" svg:height="0.248cm" svg:x="7.341cm" svg:y="6.91cm" svg:viewBox="0 0 249 249" draw:points="0,249 249,249 125,0 0,249">
          <text:p/>
        </draw:polyline>
        <draw:polygon draw:style-name="gr146" draw:text-style-name="P9" draw:layer="layout" svg:width="0.248cm" svg:height="0.248cm" svg:x="7.898cm" svg:y="6.896cm" svg:viewBox="0 0 249 249" draw:points="0,249 249,249 125,0">
          <text:p/>
        </draw:polygon>
        <draw:polyline draw:style-name="gr114" draw:text-style-name="P9" draw:layer="layout" svg:width="0.248cm" svg:height="0.248cm" svg:x="7.898cm" svg:y="6.896cm" svg:viewBox="0 0 249 249" draw:points="0,249 249,249 125,0 0,249">
          <text:p/>
        </draw:polyline>
        <draw:polygon draw:style-name="gr146" draw:text-style-name="P9" draw:layer="layout" svg:width="0.248cm" svg:height="0.248cm" svg:x="8.455cm" svg:y="6.903cm" svg:viewBox="0 0 249 249" draw:points="0,249 249,249 125,0">
          <text:p/>
        </draw:polygon>
        <draw:polyline draw:style-name="gr114" draw:text-style-name="P9" draw:layer="layout" svg:width="0.248cm" svg:height="0.248cm" svg:x="8.455cm" svg:y="6.903cm" svg:viewBox="0 0 249 249" draw:points="0,249 249,249 125,0 0,249">
          <text:p/>
        </draw:polyline>
        <draw:polygon draw:style-name="gr146" draw:text-style-name="P9" draw:layer="layout" svg:width="0.248cm" svg:height="0.248cm" svg:x="9.012cm" svg:y="6.948cm" svg:viewBox="0 0 249 249" draw:points="0,249 249,249 125,0">
          <text:p/>
        </draw:polygon>
        <draw:polyline draw:style-name="gr114" draw:text-style-name="P9" draw:layer="layout" svg:width="0.248cm" svg:height="0.248cm" svg:x="9.012cm" svg:y="6.948cm" svg:viewBox="0 0 249 249" draw:points="0,249 249,249 125,0 0,249">
          <text:p/>
        </draw:polyline>
        <draw:polygon draw:style-name="gr146" draw:text-style-name="P9" draw:layer="layout" svg:width="0.248cm" svg:height="0.248cm" svg:x="9.569cm" svg:y="6.923cm" svg:viewBox="0 0 249 249" draw:points="0,249 249,249 125,0">
          <text:p/>
        </draw:polygon>
        <draw:polyline draw:style-name="gr114" draw:text-style-name="P9" draw:layer="layout" svg:width="0.248cm" svg:height="0.248cm" svg:x="9.569cm" svg:y="6.923cm" svg:viewBox="0 0 249 249" draw:points="0,249 249,249 125,0 0,249">
          <text:p/>
        </draw:polyline>
        <draw:polygon draw:style-name="gr146" draw:text-style-name="P9" draw:layer="layout" svg:width="0.248cm" svg:height="0.248cm" svg:x="10.126cm" svg:y="6.942cm" svg:viewBox="0 0 249 249" draw:points="0,249 249,249 125,0">
          <text:p/>
        </draw:polygon>
        <draw:polyline draw:style-name="gr114" draw:text-style-name="P9" draw:layer="layout" svg:width="0.248cm" svg:height="0.248cm" svg:x="10.126cm" svg:y="6.942cm" svg:viewBox="0 0 249 249" draw:points="0,249 249,249 125,0 0,249">
          <text:p/>
        </draw:polyline>
        <draw:polygon draw:style-name="gr146" draw:text-style-name="P9" draw:layer="layout" svg:width="0.248cm" svg:height="0.248cm" svg:x="10.684cm" svg:y="6.87cm" svg:viewBox="0 0 249 249" draw:points="0,249 249,249 125,0">
          <text:p/>
        </draw:polygon>
        <draw:polyline draw:style-name="gr114" draw:text-style-name="P9" draw:layer="layout" svg:width="0.248cm" svg:height="0.248cm" svg:x="10.684cm" svg:y="6.87cm" svg:viewBox="0 0 249 249" draw:points="0,249 249,249 125,0 0,249">
          <text:p/>
        </draw:polyline>
        <draw:polygon draw:style-name="gr146" draw:text-style-name="P9" draw:layer="layout" svg:width="0.248cm" svg:height="0.248cm" svg:x="11.241cm" svg:y="6.917cm" svg:viewBox="0 0 249 249" draw:points="0,249 249,249 125,0">
          <text:p/>
        </draw:polygon>
        <draw:polyline draw:style-name="gr114" draw:text-style-name="P9" draw:layer="layout" svg:width="0.248cm" svg:height="0.248cm" svg:x="11.241cm" svg:y="6.917cm" svg:viewBox="0 0 249 249" draw:points="0,249 249,249 125,0 0,249">
          <text:p/>
        </draw:polyline>
        <draw:polygon draw:style-name="gr146" draw:text-style-name="P9" draw:layer="layout" svg:width="0.248cm" svg:height="0.248cm" svg:x="11.798cm" svg:y="6.899cm" svg:viewBox="0 0 249 249" draw:points="0,249 249,249 125,0">
          <text:p/>
        </draw:polygon>
        <draw:polyline draw:style-name="gr114" draw:text-style-name="P9" draw:layer="layout" svg:width="0.248cm" svg:height="0.248cm" svg:x="11.798cm" svg:y="6.899cm" svg:viewBox="0 0 249 249" draw:points="0,249 249,249 125,0 0,249">
          <text:p/>
        </draw:polyline>
        <draw:polygon draw:style-name="gr146" draw:text-style-name="P9" draw:layer="layout" svg:width="0.248cm" svg:height="0.248cm" svg:x="12.355cm" svg:y="6.859cm" svg:viewBox="0 0 249 249" draw:points="0,249 249,249 125,0">
          <text:p/>
        </draw:polygon>
        <draw:polyline draw:style-name="gr114" draw:text-style-name="P9" draw:layer="layout" svg:width="0.248cm" svg:height="0.248cm" svg:x="12.355cm" svg:y="6.859cm" svg:viewBox="0 0 249 249" draw:points="0,249 249,249 125,0 0,249">
          <text:p/>
        </draw:polyline>
        <draw:polygon draw:style-name="gr146" draw:text-style-name="P9" draw:layer="layout" svg:width="0.248cm" svg:height="0.248cm" svg:x="12.912cm" svg:y="6.935cm" svg:viewBox="0 0 249 249" draw:points="0,249 249,249 125,0">
          <text:p/>
        </draw:polygon>
        <draw:polyline draw:style-name="gr114" draw:text-style-name="P9" draw:layer="layout" svg:width="0.248cm" svg:height="0.248cm" svg:x="12.912cm" svg:y="6.935cm" svg:viewBox="0 0 249 249" draw:points="0,249 249,249 125,0 0,249">
          <text:p/>
        </draw:polyline>
        <draw:polygon draw:style-name="gr147" draw:text-style-name="P9" draw:layer="layout" svg:width="0.563cm" svg:height="0.136cm" svg:x="7.462cm" svg:y="6.614cm" svg:viewBox="0 0 564 137" draw:points="8,0 564,50 560,94 556,137 0,88 4,44">
          <text:p/>
        </draw:polygon>
        <draw:polygon draw:style-name="gr147" draw:text-style-name="P9" draw:layer="layout" svg:width="0.003cm" svg:height="0.043cm" svg:x="8.018cm" svg:y="6.707cm" svg:viewBox="0 0 4 44" draw:points="4,0 2,44 0,44">
          <text:p/>
        </draw:polygon>
        <draw:polygon draw:style-name="gr147" draw:text-style-name="P9" draw:layer="layout" svg:width="0.56cm" svg:height="0.11cm" svg:x="8.02cm" svg:y="6.664cm" svg:viewBox="0 0 561 111" draw:points="4,0 561,24 559,68 557,111 0,88 2,44">
          <text:p/>
        </draw:polygon>
        <draw:polygon draw:style-name="gr147" draw:text-style-name="P9" draw:layer="layout" svg:width="0.001cm" svg:height="0.043cm" svg:x="8.577cm" svg:y="6.731cm" svg:viewBox="0 0 2 44" draw:points="2,0 1,44 0,44">
          <text:p/>
        </draw:polygon>
        <draw:polygon draw:style-name="gr147" draw:text-style-name="P9" draw:layer="layout" svg:width="0.558cm" svg:height="0.094cm" svg:x="8.578cm" svg:y="6.687cm" svg:viewBox="0 0 559 95" draw:points="2,0 559,7 558,51 557,95 0,88 1,44">
          <text:p/>
        </draw:polygon>
        <draw:polygon draw:style-name="gr147" draw:text-style-name="P9" draw:layer="layout" svg:width="0.001cm" svg:height="0.043cm" svg:x="9.137cm" svg:y="6.694cm" svg:viewBox="0 0 2 44" draw:points="0,44 1,0 2,0">
          <text:p/>
        </draw:polygon>
        <draw:polygon draw:style-name="gr147" draw:text-style-name="P9" draw:layer="layout" svg:width="0.56cm" svg:height="0.107cm" svg:x="9.135cm" svg:y="6.694cm" svg:viewBox="0 0 561 108" draw:points="4,0 561,21 559,65 557,108 0,88 2,44">
          <text:p/>
        </draw:polygon>
        <draw:polygon draw:style-name="gr147" draw:text-style-name="P9" draw:layer="layout" svg:width="0.003cm" svg:height="0.043cm" svg:x="9.692cm" svg:y="6.759cm" svg:viewBox="0 0 4 44" draw:points="2,0 4,44 0,44">
          <text:p/>
        </draw:polygon>
        <draw:polygon draw:style-name="gr147" draw:text-style-name="P9" draw:layer="layout" svg:width="0.56cm" svg:height="0.107cm" svg:x="9.692cm" svg:y="6.694cm" svg:viewBox="0 0 561 108" draw:points="0,21 557,0 559,44 561,88 4,108 2,65">
          <text:p/>
        </draw:polygon>
        <draw:polygon draw:style-name="gr147" draw:text-style-name="P9" draw:layer="layout" svg:width="0.002cm" svg:height="0.043cm" svg:x="10.249cm" svg:y="6.694cm" svg:viewBox="0 0 3 44" draw:points="2,44 0,0 3,0">
          <text:p/>
        </draw:polygon>
        <draw:polygon draw:style-name="gr147" draw:text-style-name="P9" draw:layer="layout" svg:width="0.558cm" svg:height="0.104cm" svg:x="10.25cm" svg:y="6.694cm" svg:viewBox="0 0 559 105" draw:points="2,0 559,17 558,61 557,105 0,88 1,44">
          <text:p/>
        </draw:polygon>
        <draw:polygon draw:style-name="gr147" draw:text-style-name="P9" draw:layer="layout" svg:width="0.002cm" svg:height="0.043cm" svg:x="10.807cm" svg:y="6.755cm" svg:viewBox="0 0 3 44" draw:points="1,0 3,44 0,44">
          <text:p/>
        </draw:polygon>
        <draw:polygon draw:style-name="gr147" draw:text-style-name="P9" draw:layer="layout" svg:width="0.56cm" svg:height="0.107cm" svg:x="10.806cm" svg:y="6.69cm" svg:viewBox="0 0 561 108" draw:points="0,21 557,0 559,44 561,88 4,108 2,65">
          <text:p/>
        </draw:polygon>
        <draw:polygon draw:style-name="gr147" draw:text-style-name="P9" draw:layer="layout" svg:width="0.001cm" svg:height="0.043cm" svg:x="11.363cm" svg:y="6.69cm" svg:viewBox="0 0 2 44" draw:points="2,44 0,0 2,0">
          <text:p/>
        </draw:polygon>
        <draw:polygon draw:style-name="gr147" draw:text-style-name="P9" draw:layer="layout" svg:width="0.556cm" svg:height="0.089cm" svg:x="11.365cm" svg:y="6.69cm" svg:viewBox="0 0 557 90" draw:points="0,0 557,2 557,46 557,90 0,88 0,44">
          <text:p/>
        </draw:polygon>
        <draw:polygon draw:style-name="gr147" draw:text-style-name="P9" draw:layer="layout" svg:width="0.007cm" svg:height="0.043cm" svg:x="11.923cm" svg:y="6.692cm" svg:viewBox="0 0 8 44" draw:points="0,44 0,0 8,1 8,1">
          <text:p/>
        </draw:polygon>
        <draw:polygon draw:style-name="gr147" draw:text-style-name="P9" draw:layer="layout" svg:width="0.572cm" svg:height="0.188cm" svg:x="11.915cm" svg:y="6.693cm" svg:viewBox="0 0 573 189" draw:points="16,0 573,104 565,146 557,189 0,86 8,43">
          <text:p/>
        </draw:polygon>
        <draw:polygon draw:style-name="gr147" draw:text-style-name="P9" draw:layer="layout" svg:width="0.007cm" svg:height="0.043cm" svg:x="12.472cm" svg:y="6.84cm" svg:viewBox="0 0 8 44" draw:points="8,0 7,44 0,43">
          <text:p/>
        </draw:polygon>
        <draw:polygon draw:style-name="gr147" draw:text-style-name="P9" draw:layer="layout" svg:width="0.558cm" svg:height="0.097cm" svg:x="12.479cm" svg:y="6.796cm" svg:viewBox="0 0 559 98" draw:points="2,0 559,10 558,54 557,98 0,88 1,44">
          <text:p/>
        </draw:polygon>
        <draw:polygon draw:style-name="gr147" draw:text-style-name="P9" draw:layer="layout" svg:width="0.248cm" svg:height="0.248cm" svg:x="7.341cm" svg:y="6.533cm" svg:viewBox="0 0 249 249" draw:points="0,0 0,249 249,124">
          <text:p/>
        </draw:polygon>
        <draw:polyline draw:style-name="gr114" draw:text-style-name="P9" draw:layer="layout" svg:width="0.248cm" svg:height="0.248cm" svg:x="7.341cm" svg:y="6.533cm" svg:viewBox="0 0 249 249" draw:points="0,0 0,249 249,124 0,0">
          <text:p/>
        </draw:polyline>
        <draw:polygon draw:style-name="gr147" draw:text-style-name="P9" draw:layer="layout" svg:width="0.248cm" svg:height="0.248cm" svg:x="7.898cm" svg:y="6.583cm" svg:viewBox="0 0 249 249" draw:points="0,0 0,249 249,124">
          <text:p/>
        </draw:polygon>
        <draw:polyline draw:style-name="gr114" draw:text-style-name="P9" draw:layer="layout" svg:width="0.248cm" svg:height="0.248cm" svg:x="7.898cm" svg:y="6.583cm" svg:viewBox="0 0 249 249" draw:points="0,0 0,249 249,124 0,0">
          <text:p/>
        </draw:polyline>
        <draw:polygon draw:style-name="gr147" draw:text-style-name="P9" draw:layer="layout" svg:width="0.248cm" svg:height="0.248cm" svg:x="8.455cm" svg:y="6.607cm" svg:viewBox="0 0 249 249" draw:points="0,0 0,249 249,124">
          <text:p/>
        </draw:polygon>
        <draw:polyline draw:style-name="gr114" draw:text-style-name="P9" draw:layer="layout" svg:width="0.248cm" svg:height="0.248cm" svg:x="8.455cm" svg:y="6.607cm" svg:viewBox="0 0 249 249" draw:points="0,0 0,249 249,124 0,0">
          <text:p/>
        </draw:polyline>
        <draw:polygon draw:style-name="gr147" draw:text-style-name="P9" draw:layer="layout" svg:width="0.248cm" svg:height="0.248cm" svg:x="9.012cm" svg:y="6.614cm" svg:viewBox="0 0 249 249" draw:points="0,0 0,249 249,124">
          <text:p/>
        </draw:polygon>
        <draw:polyline draw:style-name="gr114" draw:text-style-name="P9" draw:layer="layout" svg:width="0.248cm" svg:height="0.248cm" svg:x="9.012cm" svg:y="6.614cm" svg:viewBox="0 0 249 249" draw:points="0,0 0,249 249,124 0,0">
          <text:p/>
        </draw:polyline>
        <draw:polygon draw:style-name="gr147" draw:text-style-name="P9" draw:layer="layout" svg:width="0.248cm" svg:height="0.248cm" svg:x="9.569cm" svg:y="6.635cm" svg:viewBox="0 0 249 249" draw:points="0,0 0,249 249,124">
          <text:p/>
        </draw:polygon>
        <draw:polyline draw:style-name="gr114" draw:text-style-name="P9" draw:layer="layout" svg:width="0.248cm" svg:height="0.248cm" svg:x="9.569cm" svg:y="6.635cm" svg:viewBox="0 0 249 249" draw:points="0,0 0,249 249,124 0,0">
          <text:p/>
        </draw:polyline>
        <draw:polygon draw:style-name="gr147" draw:text-style-name="P9" draw:layer="layout" svg:width="0.248cm" svg:height="0.248cm" svg:x="10.126cm" svg:y="6.614cm" svg:viewBox="0 0 249 249" draw:points="0,0 0,249 249,124">
          <text:p/>
        </draw:polygon>
        <draw:polyline draw:style-name="gr114" draw:text-style-name="P9" draw:layer="layout" svg:width="0.248cm" svg:height="0.248cm" svg:x="10.126cm" svg:y="6.614cm" svg:viewBox="0 0 249 249" draw:points="0,0 0,249 249,124 0,0">
          <text:p/>
        </draw:polyline>
        <draw:polygon draw:style-name="gr147" draw:text-style-name="P9" draw:layer="layout" svg:width="0.248cm" svg:height="0.248cm" svg:x="10.684cm" svg:y="6.631cm" svg:viewBox="0 0 249 249" draw:points="0,0 0,249 249,124">
          <text:p/>
        </draw:polygon>
        <draw:polyline draw:style-name="gr114" draw:text-style-name="P9" draw:layer="layout" svg:width="0.248cm" svg:height="0.248cm" svg:x="10.684cm" svg:y="6.631cm" svg:viewBox="0 0 249 249" draw:points="0,0 0,249 249,124 0,0">
          <text:p/>
        </draw:polyline>
        <draw:polygon draw:style-name="gr147" draw:text-style-name="P9" draw:layer="layout" svg:width="0.248cm" svg:height="0.248cm" svg:x="11.241cm" svg:y="6.61cm" svg:viewBox="0 0 249 249" draw:points="0,0 0,249 249,124">
          <text:p/>
        </draw:polygon>
        <draw:polyline draw:style-name="gr114" draw:text-style-name="P9" draw:layer="layout" svg:width="0.248cm" svg:height="0.248cm" svg:x="11.241cm" svg:y="6.61cm" svg:viewBox="0 0 249 249" draw:points="0,0 0,249 249,124 0,0">
          <text:p/>
        </draw:polyline>
        <draw:polygon draw:style-name="gr147" draw:text-style-name="P9" draw:layer="layout" svg:width="0.248cm" svg:height="0.248cm" svg:x="11.798cm" svg:y="6.612cm" svg:viewBox="0 0 249 249" draw:points="0,0 0,249 249,124">
          <text:p/>
        </draw:polygon>
        <draw:polyline draw:style-name="gr114" draw:text-style-name="P9" draw:layer="layout" svg:width="0.248cm" svg:height="0.248cm" svg:x="11.798cm" svg:y="6.612cm" svg:viewBox="0 0 249 249" draw:points="0,0 0,249 249,124 0,0">
          <text:p/>
        </draw:polyline>
        <draw:polygon draw:style-name="gr147" draw:text-style-name="P9" draw:layer="layout" svg:width="0.248cm" svg:height="0.248cm" svg:x="12.355cm" svg:y="6.715cm" svg:viewBox="0 0 249 249" draw:points="0,0 0,249 249,124">
          <text:p/>
        </draw:polygon>
        <draw:polyline draw:style-name="gr114" draw:text-style-name="P9" draw:layer="layout" svg:width="0.248cm" svg:height="0.248cm" svg:x="12.355cm" svg:y="6.715cm" svg:viewBox="0 0 249 249" draw:points="0,0 0,249 249,124 0,0">
          <text:p/>
        </draw:polyline>
        <draw:polygon draw:style-name="gr147" draw:text-style-name="P9" draw:layer="layout" svg:width="0.248cm" svg:height="0.248cm" svg:x="12.912cm" svg:y="6.725cm" svg:viewBox="0 0 249 249" draw:points="0,0 0,249 249,124">
          <text:p/>
        </draw:polygon>
        <draw:polyline draw:style-name="gr114" draw:text-style-name="P9" draw:layer="layout" svg:width="0.248cm" svg:height="0.248cm" svg:x="12.912cm" svg:y="6.725cm" svg:viewBox="0 0 249 249" draw:points="0,0 0,249 249,124 0,0">
          <text:p/>
        </draw:polyline>
        <draw:polygon draw:style-name="gr148" draw:text-style-name="P9" draw:layer="layout" svg:width="0.561cm" svg:height="0.13cm" svg:x="7.463cm" svg:y="6.587cm" svg:viewBox="0 0 562 131" draw:points="6,0 562,44 559,88 556,131 0,88 3,44">
          <text:p/>
        </draw:polygon>
        <draw:polygon draw:style-name="gr148" draw:text-style-name="P9" draw:layer="layout" svg:width="0.002cm" svg:height="0.043cm" svg:x="8.019cm" svg:y="6.675cm" svg:viewBox="0 0 3 44" draw:points="3,0 2,44 0,44">
          <text:p/>
        </draw:polygon>
        <draw:polygon draw:style-name="gr148" draw:text-style-name="P9" draw:layer="layout" svg:width="0.558cm" svg:height="0.095cm" svg:x="8.021cm" svg:y="6.631cm" svg:viewBox="0 0 559 96" draw:points="2,0 559,8 558,52 557,96 0,88 1,44">
          <text:p/>
        </draw:polygon>
        <draw:polygon draw:style-name="gr148" draw:text-style-name="P9" draw:layer="layout" svg:width="0.002cm" svg:height="0.043cm" svg:x="8.578cm" svg:y="6.683cm" svg:viewBox="0 0 3 44" draw:points="1,0 3,44 0,44">
          <text:p/>
        </draw:polygon>
        <draw:polygon draw:style-name="gr148" draw:text-style-name="P9" draw:layer="layout" svg:width="0.56cm" svg:height="0.11cm" svg:x="8.577cm" svg:y="6.615cm" svg:viewBox="0 0 561 111" draw:points="0,24 557,0 559,44 561,88 4,111 2,68">
          <text:p/>
        </draw:polygon>
        <draw:polygon draw:style-name="gr148" draw:text-style-name="P9" draw:layer="layout" svg:width="0.004cm" svg:height="0.043cm" svg:x="9.135cm" svg:y="6.615cm" svg:viewBox="0 0 5 44" draw:points="2,44 0,0 5,0">
          <text:p/>
        </draw:polygon>
        <draw:polygon draw:style-name="gr148" draw:text-style-name="P9" draw:layer="layout" svg:width="0.562cm" svg:height="0.128cm" svg:x="9.134cm" svg:y="6.615cm" svg:viewBox="0 0 563 129" draw:points="6,0 563,42 560,86 557,129 0,88 3,44">
          <text:p/>
        </draw:polygon>
        <draw:polygon draw:style-name="gr148" draw:text-style-name="P9" draw:layer="layout" svg:width="0.002cm" svg:height="0.043cm" svg:x="9.691cm" svg:y="6.7cm" svg:viewBox="0 0 3 44" draw:points="3,0 3,44 0,44">
          <text:p/>
        </draw:polygon>
        <draw:polygon draw:style-name="gr148" draw:text-style-name="P9" draw:layer="layout" svg:width="0.556cm" svg:height="0.091cm" svg:x="9.694cm" svg:y="6.653cm" svg:viewBox="0 0 557 92" draw:points="0,4 557,0 557,44 557,88 0,92 0,48">
          <text:p/>
        </draw:polygon>
        <draw:polygon draw:style-name="gr148" draw:text-style-name="P9" draw:layer="layout" svg:width="0.002cm" svg:height="0.043cm" svg:x="10.251cm" svg:y="6.653cm" svg:viewBox="0 0 3 44" draw:points="0,44 0,0 3,0">
          <text:p/>
        </draw:polygon>
        <draw:polygon draw:style-name="gr148" draw:text-style-name="P9" draw:layer="layout" svg:width="0.562cm" svg:height="0.123cm" svg:x="10.248cm" svg:y="6.653cm" svg:viewBox="0 0 563 124" draw:points="6,0 563,37 560,81 557,124 0,88 3,44">
          <text:p/>
        </draw:polygon>
        <draw:polygon draw:style-name="gr148" draw:text-style-name="P9" draw:layer="layout" svg:width="0.002cm" svg:height="0.043cm" svg:x="10.805cm" svg:y="6.733cm" svg:viewBox="0 0 3 44" draw:points="3,0 3,44 0,44">
          <text:p/>
        </draw:polygon>
        <draw:polygon draw:style-name="gr148" draw:text-style-name="P9" draw:layer="layout" svg:width="0.556cm" svg:height="0.088cm" svg:x="10.808cm" svg:y="6.688cm" svg:viewBox="0 0 557 89" draw:points="0,1 557,0 557,44 557,88 0,89 0,45">
          <text:p/>
        </draw:polygon>
        <draw:polygon draw:style-name="gr148" draw:text-style-name="P9" draw:layer="layout" svg:width="0cm" svg:height="0.043cm" svg:x="11.365cm" svg:y="6.732cm" svg:viewBox="0 0 0 44" draw:points="0,0 0,44 0,44">
          <text:p/>
        </draw:polygon>
        <draw:polygon draw:style-name="gr148" draw:text-style-name="P9" draw:layer="layout" svg:width="0.556cm" svg:height="0.093cm" svg:x="11.365cm" svg:y="6.683cm" svg:viewBox="0 0 557 94" draw:points="0,6 557,0 557,44 557,88 0,94 0,50">
          <text:p/>
        </draw:polygon>
        <draw:polygon draw:style-name="gr148" draw:text-style-name="P9" draw:layer="layout" svg:width="0.002cm" svg:height="0.043cm" svg:x="11.923cm" svg:y="6.683cm" svg:viewBox="0 0 3 44" draw:points="0,44 0,0 3,0">
          <text:p/>
        </draw:polygon>
        <draw:polygon draw:style-name="gr148" draw:text-style-name="P9" draw:layer="layout" svg:width="0.562cm" svg:height="0.118cm" svg:x="11.92cm" svg:y="6.683cm" svg:viewBox="0 0 563 119" draw:points="6,0 563,32 560,76 557,119 0,88 3,44">
          <text:p/>
        </draw:polygon>
        <draw:polygon draw:style-name="gr148" draw:text-style-name="P9" draw:layer="layout" svg:width="0.002cm" svg:height="0.043cm" svg:x="12.477cm" svg:y="6.758cm" svg:viewBox="0 0 3 44" draw:points="3,0 3,44 0,44">
          <text:p/>
        </draw:polygon>
        <draw:polygon draw:style-name="gr148" draw:text-style-name="P9" draw:layer="layout" svg:width="0.556cm" svg:height="0.087cm" svg:x="12.48cm" svg:y="6.714cm" svg:viewBox="0 0 557 88" draw:points="0,0 557,0 557,44 557,88 0,88 0,44">
          <text:p/>
        </draw:polygon>
        <draw:polygon draw:style-name="gr148" draw:text-style-name="P9" draw:layer="layout" svg:width="0.248cm" svg:height="0.248cm" svg:x="7.341cm" svg:y="6.506cm" svg:viewBox="0 0 249 249" draw:points="0,124 249,249 249,0">
          <text:p/>
        </draw:polygon>
        <draw:polyline draw:style-name="gr114" draw:text-style-name="P9" draw:layer="layout" svg:width="0.248cm" svg:height="0.248cm" svg:x="7.341cm" svg:y="6.506cm" svg:viewBox="0 0 249 249" draw:points="0,124 249,249 249,0 0,124">
          <text:p/>
        </draw:polyline>
        <draw:polygon draw:style-name="gr148" draw:text-style-name="P9" draw:layer="layout" svg:width="0.248cm" svg:height="0.248cm" svg:x="7.898cm" svg:y="6.55cm" svg:viewBox="0 0 249 249" draw:points="0,124 249,249 249,0">
          <text:p/>
        </draw:polygon>
        <draw:polyline draw:style-name="gr114" draw:text-style-name="P9" draw:layer="layout" svg:width="0.248cm" svg:height="0.248cm" svg:x="7.898cm" svg:y="6.55cm" svg:viewBox="0 0 249 249" draw:points="0,124 249,249 249,0 0,124">
          <text:p/>
        </draw:polyline>
        <draw:polygon draw:style-name="gr148" draw:text-style-name="P9" draw:layer="layout" svg:width="0.248cm" svg:height="0.248cm" svg:x="8.455cm" svg:y="6.558cm" svg:viewBox="0 0 249 249" draw:points="0,124 249,249 249,0">
          <text:p/>
        </draw:polygon>
        <draw:polyline draw:style-name="gr114" draw:text-style-name="P9" draw:layer="layout" svg:width="0.248cm" svg:height="0.248cm" svg:x="8.455cm" svg:y="6.558cm" svg:viewBox="0 0 249 249" draw:points="0,124 249,249 249,0 0,124">
          <text:p/>
        </draw:polyline>
        <draw:polygon draw:style-name="gr148" draw:text-style-name="P9" draw:layer="layout" svg:width="0.248cm" svg:height="0.248cm" svg:x="9.012cm" svg:y="6.534cm" svg:viewBox="0 0 249 249" draw:points="0,124 249,249 249,0">
          <text:p/>
        </draw:polygon>
        <draw:polyline draw:style-name="gr114" draw:text-style-name="P9" draw:layer="layout" svg:width="0.248cm" svg:height="0.248cm" svg:x="9.012cm" svg:y="6.534cm" svg:viewBox="0 0 249 249" draw:points="0,124 249,249 249,0 0,124">
          <text:p/>
        </draw:polyline>
        <draw:polygon draw:style-name="gr148" draw:text-style-name="P9" draw:layer="layout" svg:width="0.248cm" svg:height="0.248cm" svg:x="9.569cm" svg:y="6.576cm" svg:viewBox="0 0 249 249" draw:points="0,124 249,249 249,0">
          <text:p/>
        </draw:polygon>
        <draw:polyline draw:style-name="gr114" draw:text-style-name="P9" draw:layer="layout" svg:width="0.248cm" svg:height="0.248cm" svg:x="9.569cm" svg:y="6.576cm" svg:viewBox="0 0 249 249" draw:points="0,124 249,249 249,0 0,124">
          <text:p/>
        </draw:polyline>
        <draw:polygon draw:style-name="gr148" draw:text-style-name="P9" draw:layer="layout" svg:width="0.248cm" svg:height="0.248cm" svg:x="10.126cm" svg:y="6.572cm" svg:viewBox="0 0 249 249" draw:points="0,124 249,249 249,0">
          <text:p/>
        </draw:polygon>
        <draw:polyline draw:style-name="gr114" draw:text-style-name="P9" draw:layer="layout" svg:width="0.248cm" svg:height="0.248cm" svg:x="10.126cm" svg:y="6.572cm" svg:viewBox="0 0 249 249" draw:points="0,124 249,249 249,0 0,124">
          <text:p/>
        </draw:polyline>
        <draw:polygon draw:style-name="gr148" draw:text-style-name="P9" draw:layer="layout" svg:width="0.248cm" svg:height="0.248cm" svg:x="10.684cm" svg:y="6.609cm" svg:viewBox="0 0 249 249" draw:points="0,124 249,249 249,0">
          <text:p/>
        </draw:polygon>
        <draw:polyline draw:style-name="gr114" draw:text-style-name="P9" draw:layer="layout" svg:width="0.248cm" svg:height="0.248cm" svg:x="10.684cm" svg:y="6.609cm" svg:viewBox="0 0 249 249" draw:points="0,124 249,249 249,0 0,124">
          <text:p/>
        </draw:polyline>
        <draw:polygon draw:style-name="gr148" draw:text-style-name="P9" draw:layer="layout" svg:width="0.248cm" svg:height="0.248cm" svg:x="11.241cm" svg:y="6.608cm" svg:viewBox="0 0 249 249" draw:points="0,124 249,249 249,0">
          <text:p/>
        </draw:polygon>
        <draw:polyline draw:style-name="gr114" draw:text-style-name="P9" draw:layer="layout" svg:width="0.248cm" svg:height="0.248cm" svg:x="11.241cm" svg:y="6.608cm" svg:viewBox="0 0 249 249" draw:points="0,124 249,249 249,0 0,124">
          <text:p/>
        </draw:polyline>
        <draw:polygon draw:style-name="gr148" draw:text-style-name="P9" draw:layer="layout" svg:width="0.248cm" svg:height="0.248cm" svg:x="11.798cm" svg:y="6.602cm" svg:viewBox="0 0 249 249" draw:points="0,124 249,249 249,0">
          <text:p/>
        </draw:polygon>
        <draw:polyline draw:style-name="gr114" draw:text-style-name="P9" draw:layer="layout" svg:width="0.248cm" svg:height="0.248cm" svg:x="11.798cm" svg:y="6.602cm" svg:viewBox="0 0 249 249" draw:points="0,124 249,249 249,0 0,124">
          <text:p/>
        </draw:polyline>
        <draw:polygon draw:style-name="gr148" draw:text-style-name="P9" draw:layer="layout" svg:width="0.248cm" svg:height="0.248cm" svg:x="12.355cm" svg:y="6.634cm" svg:viewBox="0 0 249 249" draw:points="0,124 249,249 249,0">
          <text:p/>
        </draw:polygon>
        <draw:polyline draw:style-name="gr114" draw:text-style-name="P9" draw:layer="layout" svg:width="0.248cm" svg:height="0.248cm" svg:x="12.355cm" svg:y="6.634cm" svg:viewBox="0 0 249 249" draw:points="0,124 249,249 249,0 0,124">
          <text:p/>
        </draw:polyline>
        <draw:polygon draw:style-name="gr148" draw:text-style-name="P9" draw:layer="layout" svg:width="0.248cm" svg:height="0.248cm" svg:x="12.912cm" svg:y="6.634cm" svg:viewBox="0 0 249 249" draw:points="0,124 249,249 249,0">
          <text:p/>
        </draw:polygon>
        <draw:polyline draw:style-name="gr114" draw:text-style-name="P9" draw:layer="layout" svg:width="0.248cm" svg:height="0.248cm" svg:x="12.912cm" svg:y="6.634cm" svg:viewBox="0 0 249 249" draw:points="0,124 249,249 249,0 0,124">
          <text:p/>
        </draw:polyline>
        <draw:polygon draw:style-name="gr115" draw:text-style-name="P9" draw:layer="layout" svg:width="0.315cm" svg:height="0.087cm" svg:x="13.428cm" svg:y="5.124cm" svg:viewBox="0 0 316 88" draw:points="0,0 316,0 316,88 0,88">
          <text:p/>
        </draw:polygon>
        <draw:polygon draw:style-name="gr115" draw:text-style-name="P9" draw:layer="layout" svg:width="0.157cm" svg:height="0.157cm" svg:x="13.506cm" svg:y="5.088cm" svg:viewBox="0 0 158 158" draw:points="0,0 0,158 158,158 158,0">
          <text:p/>
        </draw:polygon>
        <draw:polyline draw:style-name="gr114" draw:text-style-name="P9" draw:layer="layout" svg:width="0.157cm" svg:height="0.157cm" svg:x="13.506cm" svg:y="5.088cm" svg:viewBox="0 0 158 158" draw:points="0,0 0,158 158,158 158,0 0,0">
          <text:p/>
        </draw:polyline>
        <draw:polygon draw:style-name="gr116" draw:text-style-name="P9" draw:layer="layout" svg:width="0.315cm" svg:height="0.087cm" svg:x="13.428cm" svg:y="5.549cm" svg:viewBox="0 0 316 88" draw:points="0,0 316,0 316,88 0,88">
          <text:p/>
        </draw:polygon>
        <draw:polygon draw:style-name="gr116" draw:text-style-name="P9" draw:layer="layout" svg:width="0.157cm" svg:height="0.157cm" svg:x="13.506cm" svg:y="5.513cm" svg:viewBox="0 0 158 158" draw:points="0,80 80,158 158,80 80,0">
          <text:p/>
        </draw:polygon>
        <draw:polyline draw:style-name="gr114" draw:text-style-name="P9" draw:layer="layout" svg:width="0.157cm" svg:height="0.157cm" svg:x="13.506cm" svg:y="5.513cm" svg:viewBox="0 0 158 158" draw:points="0,80 80,158 158,80 80,0 0,80">
          <text:p/>
        </draw:polyline>
        <draw:polygon draw:style-name="gr127" draw:text-style-name="P9" draw:layer="layout" svg:width="0.315cm" svg:height="0.087cm" svg:x="13.428cm" svg:y="6.342cm" svg:viewBox="0 0 316 88" draw:points="0,0 316,0 316,88 0,88">
          <text:p/>
        </draw:polygon>
        <draw:polygon draw:style-name="gr127" draw:text-style-name="P9" draw:layer="layout" svg:width="0.157cm" svg:height="0.157cm" svg:x="13.506cm" svg:y="6.306cm" svg:viewBox="0 0 158 158" draw:points="0,0 80,158 158,0">
          <text:p/>
        </draw:polygon>
        <draw:polyline draw:style-name="gr114" draw:text-style-name="P9" draw:layer="layout" svg:width="0.157cm" svg:height="0.157cm" svg:x="13.506cm" svg:y="6.306cm" svg:viewBox="0 0 158 158" draw:points="0,0 80,158 158,0 0,0">
          <text:p/>
        </draw:polyline>
        <draw:polygon draw:style-name="gr146" draw:text-style-name="P9" draw:layer="layout" svg:width="0.315cm" svg:height="0.087cm" svg:x="13.428cm" svg:y="7.135cm" svg:viewBox="0 0 316 88" draw:points="0,0 316,0 316,88 0,88">
          <text:p/>
        </draw:polygon>
        <draw:polygon draw:style-name="gr146" draw:text-style-name="P9" draw:layer="layout" svg:width="0.157cm" svg:height="0.157cm" svg:x="13.506cm" svg:y="7.1cm" svg:viewBox="0 0 158 158" draw:points="0,158 158,158 80,0">
          <text:p/>
        </draw:polygon>
        <draw:polyline draw:style-name="gr114" draw:text-style-name="P9" draw:layer="layout" svg:width="0.157cm" svg:height="0.157cm" svg:x="13.506cm" svg:y="7.1cm" svg:viewBox="0 0 158 158" draw:points="0,158 158,158 80,0 0,158">
          <text:p/>
        </draw:polyline>
        <draw:polygon draw:style-name="gr147" draw:text-style-name="P9" draw:layer="layout" svg:width="0.315cm" svg:height="0.087cm" svg:x="13.428cm" svg:y="7.56cm" svg:viewBox="0 0 316 88" draw:points="0,0 316,0 316,88 0,88">
          <text:p/>
        </draw:polygon>
        <draw:polygon draw:style-name="gr147" draw:text-style-name="P9" draw:layer="layout" svg:width="0.157cm" svg:height="0.157cm" svg:x="13.506cm" svg:y="7.525cm" svg:viewBox="0 0 158 158" draw:points="0,0 0,158 158,80">
          <text:p/>
        </draw:polygon>
        <draw:polyline draw:style-name="gr114" draw:text-style-name="P9" draw:layer="layout" svg:width="0.157cm" svg:height="0.157cm" svg:x="13.506cm" svg:y="7.525cm" svg:viewBox="0 0 158 158" draw:points="0,0 0,158 158,80 0,0">
          <text:p/>
        </draw:polyline>
        <draw:polygon draw:style-name="gr148" draw:text-style-name="P9" draw:layer="layout" svg:width="0.315cm" svg:height="0.087cm" svg:x="13.428cm" svg:y="7.985cm" svg:viewBox="0 0 316 88" draw:points="0,0 316,0 316,88 0,88">
          <text:p/>
        </draw:polygon>
        <draw:polygon draw:style-name="gr148" draw:text-style-name="P9" draw:layer="layout" svg:width="0.157cm" svg:height="0.157cm" svg:x="13.506cm" svg:y="7.95cm" svg:viewBox="0 0 158 158" draw:points="0,80 158,158 158,0">
          <text:p/>
        </draw:polygon>
        <draw:polyline draw:style-name="gr114" draw:text-style-name="P9" draw:layer="layout" svg:width="0.157cm" svg:height="0.157cm" svg:x="13.506cm" svg:y="7.95cm" svg:viewBox="0 0 158 158" draw:points="0,80 158,158 158,0 0,80">
          <text:p/>
        </draw:polyline>
        <draw:frame draw:style-name="gr149" draw:text-style-name="P21" draw:layer="layout" svg:width="2.09cm" svg:height="0.569cm" svg:x="13.803cm" svg:y="5.065cm">
          <draw:text-box>
            <text:p><text:span text:style-name="T15">Randomized</text:span></text:p>
          </draw:text-box>
        </draw:frame>
        <draw:frame draw:style-name="gr130" draw:text-style-name="P21" draw:layer="layout" svg:width="2.297cm" svg:height="0.569cm" svg:x="13.803cm" svg:y="5.487cm">
          <draw:text-box>
            <text:p><text:span text:style-name="T15">Einfache Heur</text:span></text:p>
          </draw:text-box>
        </draw:frame>
        <draw:frame draw:style-name="gr112" draw:text-style-name="P21" draw:layer="layout" svg:width="0.595cm" svg:height="0.569cm" svg:x="15.597cm" svg:y="5.487cm">
          <draw:text-box>
            <text:p><text:span text:style-name="T15">-</text:span></text:p>
          </draw:text-box>
        </draw:frame>
        <draw:frame draw:style-name="gr112" draw:text-style-name="P21" draw:layer="layout" svg:width="0.997cm" svg:height="0.569cm" svg:x="13.803cm" svg:y="5.855cm">
          <draw:text-box>
            <text:p><text:span text:style-name="T15">istik</text:span></text:p>
          </draw:text-box>
        </draw:frame>
        <draw:frame draw:style-name="gr131" draw:text-style-name="P21" draw:layer="layout" svg:width="1.954cm" svg:height="0.569cm" svg:x="13.803cm" svg:y="6.279cm">
          <draw:text-box>
            <text:p><text:span text:style-name="T15">Intelligente </text:span></text:p>
          </draw:text-box>
        </draw:frame>
        <draw:frame draw:style-name="gr132" draw:text-style-name="P21" draw:layer="layout" svg:width="1.607cm" svg:height="0.569cm" svg:x="13.803cm" svg:y="6.647cm">
          <draw:text-box>
            <text:p><text:span text:style-name="T15">Heuristik</text:span></text:p>
          </draw:text-box>
        </draw:frame>
        <draw:frame draw:style-name="gr150" draw:text-style-name="P21" draw:layer="layout" svg:width="1.814cm" svg:height="0.569cm" svg:x="13.803cm" svg:y="7.07cm">
          <draw:text-box>
            <text:p><text:span text:style-name="T15">XCS (500)</text:span></text:p>
          </draw:text-box>
        </draw:frame>
        <draw:frame draw:style-name="gr117" draw:text-style-name="P21" draw:layer="layout" svg:width="2.005cm" svg:height="0.569cm" svg:x="13.803cm" svg:y="7.493cm">
          <draw:text-box>
            <text:p><text:span text:style-name="T15">SXCS (500)</text:span></text:p>
          </draw:text-box>
        </draw:frame>
        <draw:frame draw:style-name="gr118" draw:text-style-name="P21" draw:layer="layout" svg:width="2.161cm" svg:height="0.569cm" svg:x="13.803cm" svg:y="7.916cm">
          <draw:text-box>
            <text:p><text:span text:style-name="T15">SXCS (2000)</text:span></text:p>
          </draw:text-box>
        </draw:frame>
        <draw:frame draw:style-name="gr151" draw:text-style-name="P22" draw:layer="layout" svg:width="4.287cm" svg:height="0.603cm" svg:x="7.989cm" svg:y="9.518cm">
          <draw:text-box>
            <text:p><text:span text:style-name="T16">Geschwindigkeit Zielobjekt</text:span></text:p>
          </draw:text-box>
        </draw:frame>
        <draw:frame draw:style-name="gr120" draw:text-style-name="P22" draw:layer="layout" svg:width="1.603cm" svg:height="0.603cm" draw:transform="rotate (1.5707963267946) translate (6.461cm 6.593cm)">
          <draw:text-box>
            <text:p><text:span text:style-name="T16">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107"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52" draw:text-style-name="P9" draw:layer="layout" svg:width="1.27cm" svg:height="1.27cm" svg:x="4.762cm" svg:y="2.222cm">
          <text:p text:style-name="P9">2</text:p>
        </draw:rect>
        <draw:rect draw:style-name="gr152" draw:text-style-name="P9" draw:layer="layout" svg:width="1.271cm" svg:height="1.27cm" svg:x="6.031cm" svg:y="2.222cm">
          <text:p text:style-name="P9">3</text:p>
        </draw:rect>
        <draw:rect draw:style-name="gr153" draw:text-style-name="P9" draw:layer="layout" svg:width="1.27cm" svg:height="1.27cm" svg:x="7.302cm" svg:y="2.222cm">
          <text:p/>
        </draw:rect>
        <draw:rect draw:style-name="gr152" draw:text-style-name="P9" draw:layer="layout" svg:width="1.27cm" svg:height="1.27cm" svg:x="4.762cm" svg:y="3.492cm">
          <text:p text:style-name="P9">1</text:p>
        </draw:rect>
        <draw:rect draw:style-name="gr154" draw:text-style-name="P9" draw:layer="layout" svg:width="1.27cm" svg:height="1.27cm" svg:x="6.032cm" svg:y="3.492cm">
          <text:p/>
        </draw:rect>
        <draw:rect draw:style-name="gr153" draw:text-style-name="P9" draw:layer="layout" svg:width="1.27cm" svg:height="1.27cm" svg:x="4.762cm" svg:y="4.762cm">
          <text:p/>
        </draw:rect>
        <draw:rect draw:style-name="gr154" draw:text-style-name="P9" draw:layer="layout" svg:width="1.27cm" svg:height="1.27cm" svg:x="6.032cm" svg:y="4.762cm">
          <text:p/>
        </draw:rect>
        <draw:rect draw:style-name="gr154"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5"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3" draw:text-style-name="P9" draw:layer="layout" svg:width="0.648cm" svg:height="0.614cm" svg:x="5.291cm" svg:y="7.936cm">
          <text:p/>
        </draw:rect>
        <draw:rect draw:style-name="gr153" draw:text-style-name="P9" draw:layer="layout" svg:width="0.648cm" svg:height="0.613cm" svg:x="5.291cm" svg:y="8.55cm">
          <text:p/>
        </draw:rect>
        <draw:rect draw:style-name="gr154"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5.291cm" svg:y="9.163cm">
          <text:p text:style-name="P9"/>
          <text:p text:style-name="P9"/>
          <text:p text:style-name="P9"/>
          <text:p text:style-name="P9">b)</text:p>
        </draw:rect>
        <draw:rect draw:style-name="gr152" draw:text-style-name="P9" draw:layer="layout" svg:width="0.648cm" svg:height="0.613cm" svg:x="9.5cm" svg:y="8.55cm">
          <text:p text:style-name="P9">2</text:p>
        </draw:rect>
        <draw:rect draw:style-name="gr153" draw:text-style-name="P9" draw:layer="layout" svg:width="0.648cm" svg:height="0.613cm" svg:x="10.147cm" svg:y="8.55cm">
          <text:p/>
        </draw:rect>
        <draw:rect draw:style-name="gr152"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9.824cm" svg:y1="9.009cm" svg:x2="9.824cm" svg:y2="9.469cm">
          <text:p/>
        </draw:line>
        <draw:rect draw:style-name="gr153" draw:text-style-name="P9" draw:layer="layout" svg:width="0.648cm" svg:height="0.614cm" svg:x="3.187cm" svg:y="7.936cm">
          <text:p/>
        </draw:rect>
        <draw:rect draw:style-name="gr153" draw:text-style-name="P9" draw:layer="layout" svg:width="0.648cm" svg:height="0.613cm" svg:x="3.187cm" svg:y="8.55cm">
          <text:p/>
        </draw:rect>
        <draw:rect draw:style-name="gr154"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3.187cm" svg:y="9.163cm">
          <text:p text:style-name="P9"/>
          <text:p text:style-name="P9"/>
          <text:p text:style-name="P9"/>
          <text:p text:style-name="P9">a)</text:p>
        </draw:rect>
        <draw:line draw:style-name="gr156" draw:text-style-name="P9" draw:layer="layout" svg:x1="3.511cm" svg:y1="9.009cm" svg:x2="3.511cm" svg:y2="9.623cm">
          <text:p/>
        </draw:line>
        <draw:line draw:style-name="gr156" draw:text-style-name="P9" draw:layer="layout" svg:x1="5.615cm" svg:y1="8.857cm" svg:x2="5.616cm" svg:y2="8.243cm">
          <text:p/>
        </draw:line>
        <draw:rect draw:style-name="gr152" draw:text-style-name="P9" draw:layer="layout" svg:width="0.648cm" svg:height="0.613cm" svg:x="7.396cm" svg:y="8.55cm">
          <text:p text:style-name="P9">2</text:p>
        </draw:rect>
        <draw:rect draw:style-name="gr153" draw:text-style-name="P9" draw:layer="layout" svg:width="0.648cm" svg:height="0.613cm" svg:x="8.043cm" svg:y="8.55cm">
          <text:p/>
        </draw:rect>
        <draw:rect draw:style-name="gr152"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7.881cm" svg:y1="8.856cm" svg:x2="8.366cm" svg:y2="8.856cm">
          <text:p/>
        </draw:line>
        <draw:rect draw:style-name="gr153" draw:text-style-name="P9" draw:layer="layout" svg:width="0.647cm" svg:height="0.613cm" svg:x="10.987cm" svg:y="8.55cm">
          <text:p/>
        </draw:rect>
        <draw:rect draw:style-name="gr152" draw:text-style-name="P9" draw:layer="layout" svg:width="0.648cm" svg:height="0.613cm" svg:x="11.634cm" svg:y="8.55cm">
          <text:p text:style-name="P9">3</text:p>
        </draw:rect>
        <draw:rect draw:style-name="gr153" draw:text-style-name="P9" draw:layer="layout" svg:width="0.647cm" svg:height="0.613cm" svg:x="12.282cm" svg:y="8.55cm">
          <text:p/>
        </draw:rect>
        <draw:rect draw:style-name="gr154" draw:text-style-name="P9" draw:layer="layout" svg:width="0.648cm" svg:height="0.613cm" svg:x="11.634cm" svg:y="9.163cm">
          <text:p/>
        </draw:rect>
        <draw:custom-shape draw:style-name="gr155"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54" draw:text-style-name="P9" draw:layer="layout" svg:width="1.27cm" svg:height="1.27cm" svg:x="3.492cm" svg:y="4.762cm">
          <text:p/>
        </draw:rect>
        <draw:rect draw:style-name="gr154" draw:text-style-name="P9" draw:layer="layout" svg:width="1.27cm" svg:height="1.27cm" svg:x="3.492cm" svg:y="3.492cm">
          <text:p/>
        </draw:rect>
        <draw:rect draw:style-name="gr154" draw:text-style-name="P9" draw:layer="layout" svg:width="1.27cm" svg:height="1.27cm" svg:x="3.492cm" svg:y="2.222cm">
          <text:p/>
        </draw:rect>
        <draw:rect draw:style-name="gr154" draw:text-style-name="P9" draw:layer="layout" svg:width="1.27cm" svg:height="1.27cm" svg:x="4.762cm" svg:y="0.952cm">
          <text:p/>
        </draw:rect>
        <draw:rect draw:style-name="gr154" draw:text-style-name="P9" draw:layer="layout" svg:width="1.27cm" svg:height="1.27cm" svg:x="6.032cm" svg:y="0.952cm">
          <text:p/>
        </draw:rect>
        <draw:rect draw:style-name="gr154" draw:text-style-name="P9" draw:layer="layout" svg:width="0.647cm" svg:height="0.613cm" svg:x="2.54cm" svg:y="8.549cm">
          <text:p/>
        </draw:rect>
        <draw:rect draw:style-name="gr154" draw:text-style-name="P9" draw:layer="layout" svg:width="0.647cm" svg:height="0.613cm" svg:x="4.645cm" svg:y="8.549cm">
          <text:p/>
        </draw:rect>
        <draw:rect draw:style-name="gr154" draw:text-style-name="P9" draw:layer="layout" svg:width="0.647cm" svg:height="0.613cm" svg:x="6.749cm" svg:y="8.549cm">
          <text:p/>
        </draw:rect>
        <draw:rect draw:style-name="gr154" draw:text-style-name="P9" draw:layer="layout" svg:width="0.648cm" svg:height="0.613cm" svg:x="7.396cm" svg:y="7.936cm">
          <text:p/>
        </draw:rect>
        <draw:rect draw:style-name="gr154" draw:text-style-name="P9" draw:layer="layout" svg:width="0.647cm" svg:height="0.613cm" svg:x="8.853cm" svg:y="8.55cm">
          <text:p/>
        </draw:rect>
        <draw:rect draw:style-name="gr154" draw:text-style-name="P9" draw:layer="layout" svg:width="0.648cm" svg:height="0.614cm" svg:x="9.5cm" svg:y="7.936cm">
          <text:p/>
        </draw:rect>
        <draw:rect draw:style-name="gr154" draw:text-style-name="P9" draw:layer="layout" svg:width="0.648cm" svg:height="0.613cm" svg:x="11.634cm" svg:y="7.937cm">
          <text:p/>
        </draw:rect>
        <draw:rect draw:style-name="gr153" draw:text-style-name="P9" draw:layer="layout" svg:width="0.648cm" svg:height="0.613cm" svg:x="13.253cm" svg:y="8.55cm">
          <text:p/>
        </draw:rect>
        <draw:rect draw:style-name="gr152" draw:text-style-name="P9" draw:layer="layout" svg:width="0.648cm" svg:height="0.613cm" svg:x="13.9cm" svg:y="8.55cm">
          <text:p text:style-name="P9">3</text:p>
        </draw:rect>
        <draw:rect draw:style-name="gr153" draw:text-style-name="P9" draw:layer="layout" svg:width="0.648cm" svg:height="0.613cm" svg:x="14.548cm" svg:y="8.55cm">
          <text:p/>
        </draw:rect>
        <draw:rect draw:style-name="gr154" draw:text-style-name="P9" draw:layer="layout" svg:width="0.647cm" svg:height="0.613cm" svg:x="13.901cm" svg:y="9.163cm">
          <text:p/>
        </draw:rect>
        <draw:custom-shape draw:style-name="gr155"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44" draw:text-style-name="P9" draw:layer="layout" svg:x1="14.062cm" svg:y1="8.856cm" svg:x2="13.577cm" svg:y2="8.856cm">
          <text:p/>
        </draw:line>
        <draw:rect draw:style-name="gr153" draw:text-style-name="P9" draw:layer="layout" svg:width="0.647cm" svg:height="0.613cm" svg:x="10.988cm" svg:y="8.55cm">
          <text:p/>
        </draw:rect>
        <draw:rect draw:style-name="gr152" draw:text-style-name="P9" draw:layer="layout" svg:width="0.648cm" svg:height="0.613cm" svg:x="11.634cm" svg:y="8.55cm">
          <text:p text:style-name="P9">3</text:p>
        </draw:rect>
        <draw:rect draw:style-name="gr153" draw:text-style-name="P9" draw:layer="layout" svg:width="0.648cm" svg:height="0.613cm" svg:x="12.282cm" svg:y="8.55cm">
          <text:p/>
        </draw:rect>
        <draw:rect draw:style-name="gr157" draw:text-style-name="P9" draw:layer="layout" svg:width="0.647cm" svg:height="0.613cm" svg:x="11.635cm" svg:y="9.163cm">
          <text:p text:style-name="P9"/>
          <text:p text:style-name="P9"/>
          <text:p text:style-name="P9"/>
          <text:p text:style-name="P9">e)</text:p>
        </draw:rect>
        <draw:custom-shape draw:style-name="gr155"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2.121cm" svg:y1="8.856cm" svg:x2="12.606cm" svg:y2="8.856cm">
          <text:p/>
        </draw:line>
        <draw:rect draw:style-name="gr154" draw:text-style-name="P9" draw:layer="layout" svg:width="0.647cm" svg:height="0.613cm" svg:x="11.635cm" svg:y="7.937cm">
          <text:p/>
        </draw:rect>
        <draw:rect draw:style-name="gr153" draw:text-style-name="P9" draw:layer="layout" svg:width="0.647cm" svg:height="0.613cm" svg:x="13.254cm" svg:y="8.55cm">
          <text:p/>
        </draw:rect>
        <draw:rect draw:style-name="gr152" draw:text-style-name="P9" draw:layer="layout" svg:width="0.648cm" svg:height="0.613cm" svg:x="13.901cm" svg:y="8.55cm">
          <text:p text:style-name="P9">3</text:p>
        </draw:rect>
        <draw:rect draw:style-name="gr153" draw:text-style-name="P9" draw:layer="layout" svg:width="0.647cm" svg:height="0.613cm" svg:x="14.549cm" svg:y="8.55cm">
          <text:p/>
        </draw:rect>
        <draw:rect draw:style-name="gr157" draw:text-style-name="P9" draw:layer="layout" svg:width="0.648cm" svg:height="0.613cm" svg:x="13.901cm" svg:y="9.163cm">
          <text:p text:style-name="P9"/>
          <text:p text:style-name="P9"/>
          <text:p text:style-name="P9"/>
          <text:p text:style-name="P9">f)</text:p>
        </draw:rect>
        <draw:custom-shape draw:style-name="gr155"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8cm" svg:height="0.613cm" svg:x="13.901cm" svg:y="7.937cm">
          <text:p/>
        </draw:rect>
        <draw:line draw:style-name="gr156" draw:text-style-name="P9" draw:layer="layout" svg:x1="14.062cm" svg:y1="8.856cm" svg:x2="13.577cm" svg:y2="8.856cm">
          <text:p/>
        </draw:line>
        <draw:rect draw:style-name="gr153" draw:text-style-name="P9" draw:layer="layout" svg:width="0.647cm" svg:height="0.613cm" svg:x="16.167cm" svg:y="7.937cm">
          <text:p/>
        </draw:rect>
        <draw:rect draw:style-name="gr153" draw:text-style-name="P9" draw:layer="layout" svg:width="0.647cm" svg:height="0.613cm" svg:x="16.167cm" svg:y="8.55cm">
          <text:p/>
        </draw:rect>
        <draw:rect draw:style-name="gr154"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6.491cm" svg:y1="8.857cm" svg:x2="16.492cm" svg:y2="8.243cm">
          <text:p/>
        </draw:line>
        <draw:rect draw:style-name="gr154" draw:text-style-name="P9" draw:layer="layout" svg:width="0.647cm" svg:height="0.613cm" svg:x="15.52cm" svg:y="8.549cm">
          <text:p/>
        </draw:rect>
        <draw:rect draw:style-name="gr157" draw:text-style-name="P9" draw:layer="layout" svg:width="0.647cm" svg:height="0.613cm" svg:x="16.167cm" svg:y="9.163cm">
          <text:p text:style-name="P9"/>
          <text:p text:style-name="P9"/>
          <text:p text:style-name="P9"/>
          <text:p text:style-name="P9">g)</text:p>
        </draw:rect>
        <draw:custom-shape draw:style-name="gr158"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8" draw:text-style-name="P9" draw:layer="layout" svg:width="15.207cm" svg:height="6.977cm" svg:x="4.159cm" svg:y="4.127cm" svg:viewBox="0 0 15208 6978" draw:points="0,0 15208,0 15208,6978 0,6978">
          <text:p/>
        </draw:polygon>
        <draw:polyline draw:style-name="gr109" draw:text-style-name="P9" draw:layer="layout" svg:width="9.554cm" svg:height="5.221cm" svg:x="5.731cm" svg:y="4.451cm" svg:viewBox="0 0 9555 5222" draw:points="4778,5222 0,5222 0,0 9555,0 9555,5222 4778,5222">
          <text:p/>
        </draw:polyline>
        <draw:line draw:style-name="gr109" draw:text-style-name="P9" draw:layer="layout" svg:x1="15.286cm" svg:y1="9.673cm" svg:x2="5.731cm" svg:y2="9.673cm">
          <text:p/>
        </draw:line>
        <draw:line draw:style-name="gr109" draw:text-style-name="P9" draw:layer="layout" svg:x1="15.286cm" svg:y1="8.926cm" svg:x2="5.731cm" svg:y2="8.926cm">
          <text:p/>
        </draw:line>
        <draw:line draw:style-name="gr109" draw:text-style-name="P9" draw:layer="layout" svg:x1="15.286cm" svg:y1="8.18cm" svg:x2="5.731cm" svg:y2="8.18cm">
          <text:p/>
        </draw:line>
        <draw:line draw:style-name="gr109" draw:text-style-name="P9" draw:layer="layout" svg:x1="15.286cm" svg:y1="7.434cm" svg:x2="5.731cm" svg:y2="7.434cm">
          <text:p/>
        </draw:line>
        <draw:line draw:style-name="gr109" draw:text-style-name="P9" draw:layer="layout" svg:x1="15.286cm" svg:y1="6.688cm" svg:x2="5.731cm" svg:y2="6.688cm">
          <text:p/>
        </draw:line>
        <draw:line draw:style-name="gr109" draw:text-style-name="P9" draw:layer="layout" svg:x1="15.286cm" svg:y1="5.942cm" svg:x2="5.731cm" svg:y2="5.942cm">
          <text:p/>
        </draw:line>
        <draw:line draw:style-name="gr109" draw:text-style-name="P9" draw:layer="layout" svg:x1="15.286cm" svg:y1="5.196cm" svg:x2="5.731cm" svg:y2="5.196cm">
          <text:p/>
        </draw:line>
        <draw:line draw:style-name="gr109" draw:text-style-name="P9" draw:layer="layout" svg:x1="15.286cm" svg:y1="4.45cm" svg:x2="5.731cm" svg:y2="4.45cm">
          <text:p/>
        </draw:line>
        <draw:frame draw:style-name="gr112" draw:text-style-name="P21" draw:layer="layout" svg:width="0.659cm" svg:height="0.569cm" svg:x="5.656cm" svg:y="9.968cm">
          <draw:text-box>
            <text:p><text:span text:style-name="T15">0</text:span></text:p>
          </draw:text-box>
        </draw:frame>
        <draw:frame draw:style-name="gr112" draw:text-style-name="P21" draw:layer="layout" svg:width="0.896cm" svg:height="0.569cm" svg:x="6.016cm" svg:y="9.968cm">
          <draw:text-box>
            <text:p><text:span text:style-name="T15">0.1</text:span></text:p>
          </draw:text-box>
        </draw:frame>
        <draw:frame draw:style-name="gr112" draw:text-style-name="P21" draw:layer="layout" svg:width="0.896cm" svg:height="0.569cm" svg:x="6.487cm" svg:y="9.968cm">
          <draw:text-box>
            <text:p><text:span text:style-name="T15">0.2</text:span></text:p>
          </draw:text-box>
        </draw:frame>
        <draw:frame draw:style-name="gr112" draw:text-style-name="P21" draw:layer="layout" svg:width="0.896cm" svg:height="0.569cm" svg:x="6.959cm" svg:y="9.968cm">
          <draw:text-box>
            <text:p><text:span text:style-name="T15">0.3</text:span></text:p>
          </draw:text-box>
        </draw:frame>
        <draw:frame draw:style-name="gr112" draw:text-style-name="P21" draw:layer="layout" svg:width="0.896cm" svg:height="0.569cm" svg:x="7.458cm" svg:y="9.968cm">
          <draw:text-box>
            <text:p><text:span text:style-name="T15">0.4</text:span></text:p>
          </draw:text-box>
        </draw:frame>
        <draw:frame draw:style-name="gr112" draw:text-style-name="P21" draw:layer="layout" svg:width="0.896cm" svg:height="0.569cm" svg:x="7.929cm" svg:y="9.968cm">
          <draw:text-box>
            <text:p><text:span text:style-name="T15">0.5</text:span></text:p>
          </draw:text-box>
        </draw:frame>
        <draw:frame draw:style-name="gr112" draw:text-style-name="P21" draw:layer="layout" svg:width="0.896cm" svg:height="0.569cm" svg:x="8.4cm" svg:y="9.968cm">
          <draw:text-box>
            <text:p><text:span text:style-name="T15">0.6</text:span></text:p>
          </draw:text-box>
        </draw:frame>
        <draw:frame draw:style-name="gr112" draw:text-style-name="P21" draw:layer="layout" svg:width="0.896cm" svg:height="0.569cm" svg:x="8.871cm" svg:y="9.968cm">
          <draw:text-box>
            <text:p><text:span text:style-name="T15">0.7</text:span></text:p>
          </draw:text-box>
        </draw:frame>
        <draw:frame draw:style-name="gr112" draw:text-style-name="P21" draw:layer="layout" svg:width="0.896cm" svg:height="0.569cm" svg:x="9.342cm" svg:y="9.968cm">
          <draw:text-box>
            <text:p><text:span text:style-name="T15">0.8</text:span></text:p>
          </draw:text-box>
        </draw:frame>
        <draw:frame draw:style-name="gr112" draw:text-style-name="P21" draw:layer="layout" svg:width="0.896cm" svg:height="0.569cm" svg:x="9.841cm" svg:y="9.968cm">
          <draw:text-box>
            <text:p><text:span text:style-name="T15">0.9</text:span></text:p>
          </draw:text-box>
        </draw:frame>
        <draw:frame draw:style-name="gr112" draw:text-style-name="P21" draw:layer="layout" svg:width="0.659cm" svg:height="0.569cm" svg:x="10.423cm" svg:y="9.968cm">
          <draw:text-box>
            <text:p><text:span text:style-name="T15">1</text:span></text:p>
          </draw:text-box>
        </draw:frame>
        <draw:frame draw:style-name="gr112" draw:text-style-name="P21" draw:layer="layout" svg:width="0.896cm" svg:height="0.569cm" svg:x="10.784cm" svg:y="9.968cm">
          <draw:text-box>
            <text:p><text:span text:style-name="T15">1.1</text:span></text:p>
          </draw:text-box>
        </draw:frame>
        <draw:frame draw:style-name="gr112" draw:text-style-name="P21" draw:layer="layout" svg:width="0.896cm" svg:height="0.569cm" svg:x="11.255cm" svg:y="9.968cm">
          <draw:text-box>
            <text:p><text:span text:style-name="T15">1.2</text:span></text:p>
          </draw:text-box>
        </draw:frame>
        <draw:frame draw:style-name="gr112" draw:text-style-name="P21" draw:layer="layout" svg:width="0.896cm" svg:height="0.569cm" svg:x="11.754cm" svg:y="9.968cm">
          <draw:text-box>
            <text:p><text:span text:style-name="T15">1.3</text:span></text:p>
          </draw:text-box>
        </draw:frame>
        <draw:frame draw:style-name="gr112" draw:text-style-name="P21" draw:layer="layout" svg:width="0.896cm" svg:height="0.569cm" svg:x="12.225cm" svg:y="9.968cm">
          <draw:text-box>
            <text:p><text:span text:style-name="T15">1.4</text:span></text:p>
          </draw:text-box>
        </draw:frame>
        <draw:frame draw:style-name="gr112" draw:text-style-name="P21" draw:layer="layout" svg:width="0.896cm" svg:height="0.569cm" svg:x="12.697cm" svg:y="9.968cm">
          <draw:text-box>
            <text:p><text:span text:style-name="T15">1.5</text:span></text:p>
          </draw:text-box>
        </draw:frame>
        <draw:frame draw:style-name="gr112" draw:text-style-name="P21" draw:layer="layout" svg:width="0.896cm" svg:height="0.569cm" svg:x="13.167cm" svg:y="9.968cm">
          <draw:text-box>
            <text:p><text:span text:style-name="T15">1.6</text:span></text:p>
          </draw:text-box>
        </draw:frame>
        <draw:frame draw:style-name="gr112" draw:text-style-name="P21" draw:layer="layout" svg:width="0.896cm" svg:height="0.569cm" svg:x="13.666cm" svg:y="9.968cm">
          <draw:text-box>
            <text:p><text:span text:style-name="T15">1.7</text:span></text:p>
          </draw:text-box>
        </draw:frame>
        <draw:frame draw:style-name="gr112" draw:text-style-name="P21" draw:layer="layout" svg:width="0.896cm" svg:height="0.569cm" svg:x="14.137cm" svg:y="9.968cm">
          <draw:text-box>
            <text:p><text:span text:style-name="T15">1.8</text:span></text:p>
          </draw:text-box>
        </draw:frame>
        <draw:frame draw:style-name="gr112" draw:text-style-name="P21" draw:layer="layout" svg:width="0.896cm" svg:height="0.569cm" svg:x="14.608cm" svg:y="9.968cm">
          <draw:text-box>
            <text:p><text:span text:style-name="T15">1.9</text:span></text:p>
          </draw:text-box>
        </draw:frame>
        <draw:frame draw:style-name="gr112" draw:text-style-name="P21" draw:layer="layout" svg:width="0.659cm" svg:height="0.569cm" svg:x="15.218cm" svg:y="9.968cm">
          <draw:text-box>
            <text:p><text:span text:style-name="T15">2</text:span></text:p>
          </draw:text-box>
        </draw:frame>
        <draw:line draw:style-name="gr109" draw:text-style-name="P9" draw:layer="layout" svg:x1="5.731cm" svg:y1="9.822cm" svg:x2="5.731cm" svg:y2="9.673cm">
          <text:p/>
        </draw:line>
        <draw:line draw:style-name="gr109" draw:text-style-name="P9" draw:layer="layout" svg:x1="6.208cm" svg:y1="9.822cm" svg:x2="6.208cm" svg:y2="9.673cm">
          <text:p/>
        </draw:line>
        <draw:line draw:style-name="gr109" draw:text-style-name="P9" draw:layer="layout" svg:x1="6.686cm" svg:y1="9.822cm" svg:x2="6.686cm" svg:y2="9.673cm">
          <text:p/>
        </draw:line>
        <draw:line draw:style-name="gr109" draw:text-style-name="P9" draw:layer="layout" svg:x1="7.163cm" svg:y1="9.822cm" svg:x2="7.163cm" svg:y2="9.673cm">
          <text:p/>
        </draw:line>
        <draw:line draw:style-name="gr109" draw:text-style-name="P9" draw:layer="layout" svg:x1="7.641cm" svg:y1="9.822cm" svg:x2="7.641cm" svg:y2="9.673cm">
          <text:p/>
        </draw:line>
        <draw:line draw:style-name="gr109" draw:text-style-name="P9" draw:layer="layout" svg:x1="8.119cm" svg:y1="9.822cm" svg:x2="8.119cm" svg:y2="9.673cm">
          <text:p/>
        </draw:line>
        <draw:line draw:style-name="gr109" draw:text-style-name="P9" draw:layer="layout" svg:x1="8.596cm" svg:y1="9.822cm" svg:x2="8.596cm" svg:y2="9.673cm">
          <text:p/>
        </draw:line>
        <draw:line draw:style-name="gr109" draw:text-style-name="P9" draw:layer="layout" svg:x1="9.074cm" svg:y1="9.822cm" svg:x2="9.074cm" svg:y2="9.673cm">
          <text:p/>
        </draw:line>
        <draw:line draw:style-name="gr109" draw:text-style-name="P9" draw:layer="layout" svg:x1="9.552cm" svg:y1="9.822cm" svg:x2="9.552cm" svg:y2="9.673cm">
          <text:p/>
        </draw:line>
        <draw:line draw:style-name="gr109" draw:text-style-name="P9" draw:layer="layout" svg:x1="10.03cm" svg:y1="9.822cm" svg:x2="10.03cm" svg:y2="9.673cm">
          <text:p/>
        </draw:line>
        <draw:line draw:style-name="gr109" draw:text-style-name="P9" draw:layer="layout" svg:x1="10.508cm" svg:y1="9.822cm" svg:x2="10.508cm" svg:y2="9.673cm">
          <text:p/>
        </draw:line>
        <draw:line draw:style-name="gr109" draw:text-style-name="P9" draw:layer="layout" svg:x1="10.985cm" svg:y1="9.822cm" svg:x2="10.985cm" svg:y2="9.673cm">
          <text:p/>
        </draw:line>
        <draw:line draw:style-name="gr109" draw:text-style-name="P9" draw:layer="layout" svg:x1="11.463cm" svg:y1="9.822cm" svg:x2="11.463cm" svg:y2="9.673cm">
          <text:p/>
        </draw:line>
        <draw:line draw:style-name="gr109" draw:text-style-name="P9" draw:layer="layout" svg:x1="11.941cm" svg:y1="9.822cm" svg:x2="11.941cm" svg:y2="9.673cm">
          <text:p/>
        </draw:line>
        <draw:line draw:style-name="gr109" draw:text-style-name="P9" draw:layer="layout" svg:x1="12.419cm" svg:y1="9.822cm" svg:x2="12.419cm" svg:y2="9.673cm">
          <text:p/>
        </draw:line>
        <draw:line draw:style-name="gr109" draw:text-style-name="P9" draw:layer="layout" svg:x1="12.897cm" svg:y1="9.822cm" svg:x2="12.897cm" svg:y2="9.673cm">
          <text:p/>
        </draw:line>
        <draw:line draw:style-name="gr109" draw:text-style-name="P9" draw:layer="layout" svg:x1="13.374cm" svg:y1="9.822cm" svg:x2="13.374cm" svg:y2="9.673cm">
          <text:p/>
        </draw:line>
        <draw:line draw:style-name="gr109" draw:text-style-name="P9" draw:layer="layout" svg:x1="13.852cm" svg:y1="9.822cm" svg:x2="13.852cm" svg:y2="9.673cm">
          <text:p/>
        </draw:line>
        <draw:line draw:style-name="gr109" draw:text-style-name="P9" draw:layer="layout" svg:x1="14.33cm" svg:y1="9.822cm" svg:x2="14.33cm" svg:y2="9.673cm">
          <text:p/>
        </draw:line>
        <draw:line draw:style-name="gr109" draw:text-style-name="P9" draw:layer="layout" svg:x1="14.808cm" svg:y1="9.822cm" svg:x2="14.808cm" svg:y2="9.673cm">
          <text:p/>
        </draw:line>
        <draw:polyline draw:style-name="gr109" draw:text-style-name="P9" draw:layer="layout" svg:width="0.148cm" svg:height="9.555cm" draw:transform="rotate (1.5707963267946) translate (5.7305969357713cm 9.82218955005229cm)" svg:viewBox="0 0 149 9556" draw:points="0,21017 149,21017 149,11461">
          <text:p/>
        </draw:polyline>
        <draw:frame draw:style-name="gr112" draw:text-style-name="P21" draw:layer="layout" svg:width="0.815cm" svg:height="0.569cm" svg:x="5.157cm" svg:y="9.52cm">
          <draw:text-box>
            <text:p><text:span text:style-name="T15">26</text:span></text:p>
          </draw:text-box>
        </draw:frame>
        <draw:frame draw:style-name="gr112" draw:text-style-name="P21" draw:layer="layout" svg:width="0.815cm" svg:height="0.569cm" svg:x="5.157cm" svg:y="8.781cm">
          <draw:text-box>
            <text:p><text:span text:style-name="T15">27</text:span></text:p>
          </draw:text-box>
        </draw:frame>
        <draw:frame draw:style-name="gr112" draw:text-style-name="P21" draw:layer="layout" svg:width="0.815cm" svg:height="0.569cm" svg:x="5.157cm" svg:y="8.042cm">
          <draw:text-box>
            <text:p><text:span text:style-name="T15">28</text:span></text:p>
          </draw:text-box>
        </draw:frame>
        <draw:frame draw:style-name="gr112" draw:text-style-name="P21" draw:layer="layout" svg:width="0.815cm" svg:height="0.569cm" svg:x="5.157cm" svg:y="7.277cm">
          <draw:text-box>
            <text:p><text:span text:style-name="T15">29</text:span></text:p>
          </draw:text-box>
        </draw:frame>
        <draw:frame draw:style-name="gr112" draw:text-style-name="P21" draw:layer="layout" svg:width="0.815cm" svg:height="0.569cm" svg:x="5.157cm" svg:y="6.537cm">
          <draw:text-box>
            <text:p><text:span text:style-name="T15">30</text:span></text:p>
          </draw:text-box>
        </draw:frame>
        <draw:frame draw:style-name="gr112" draw:text-style-name="P21" draw:layer="layout" svg:width="0.815cm" svg:height="0.569cm" svg:x="5.157cm" svg:y="5.799cm">
          <draw:text-box>
            <text:p><text:span text:style-name="T15">31</text:span></text:p>
          </draw:text-box>
        </draw:frame>
        <draw:frame draw:style-name="gr112" draw:text-style-name="P21" draw:layer="layout" svg:width="0.815cm" svg:height="0.569cm" svg:x="5.157cm" svg:y="5.06cm">
          <draw:text-box>
            <text:p><text:span text:style-name="T15">32</text:span></text:p>
          </draw:text-box>
        </draw:frame>
        <draw:frame draw:style-name="gr112" draw:text-style-name="P21" draw:layer="layout" svg:width="0.815cm" svg:height="0.569cm" svg:x="5.157cm" svg:y="4.295cm">
          <draw:text-box>
            <text:p><text:span text:style-name="T15">33</text:span></text:p>
          </draw:text-box>
        </draw:frame>
        <draw:line draw:style-name="gr109" draw:text-style-name="P9" draw:layer="layout" svg:x1="5.581cm" svg:y1="9.673cm" svg:x2="5.731cm" svg:y2="9.673cm">
          <text:p/>
        </draw:line>
        <draw:line draw:style-name="gr109" draw:text-style-name="P9" draw:layer="layout" svg:x1="5.581cm" svg:y1="8.926cm" svg:x2="5.731cm" svg:y2="8.926cm">
          <text:p/>
        </draw:line>
        <draw:line draw:style-name="gr109" draw:text-style-name="P9" draw:layer="layout" svg:x1="5.581cm" svg:y1="8.18cm" svg:x2="5.731cm" svg:y2="8.18cm">
          <text:p/>
        </draw:line>
        <draw:line draw:style-name="gr109" draw:text-style-name="P9" draw:layer="layout" svg:x1="5.581cm" svg:y1="7.434cm" svg:x2="5.731cm" svg:y2="7.434cm">
          <text:p/>
        </draw:line>
        <draw:line draw:style-name="gr109" draw:text-style-name="P9" draw:layer="layout" svg:x1="5.581cm" svg:y1="6.688cm" svg:x2="5.731cm" svg:y2="6.688cm">
          <text:p/>
        </draw:line>
        <draw:line draw:style-name="gr109" draw:text-style-name="P9" draw:layer="layout" svg:x1="5.581cm" svg:y1="5.942cm" svg:x2="5.731cm" svg:y2="5.942cm">
          <text:p/>
        </draw:line>
        <draw:line draw:style-name="gr109" draw:text-style-name="P9" draw:layer="layout" svg:x1="5.581cm" svg:y1="5.196cm" svg:x2="5.731cm" svg:y2="5.196cm">
          <text:p/>
        </draw:line>
        <draw:polyline draw:style-name="gr109" draw:text-style-name="P9" draw:layer="layout" svg:width="0.149cm" svg:height="5.221cm" svg:x="5.581cm" svg:y="4.45cm" svg:viewBox="0 0 150 5222" draw:points="0,0 150,0 150,5222">
          <text:p/>
        </draw:polyline>
        <draw:polygon draw:style-name="gr113" draw:text-style-name="P9" draw:layer="layout" svg:width="0.562cm" svg:height="1.954cm" svg:x="5.688cm" svg:y="4.707cm" svg:viewBox="0 0 563 1955" draw:points="86,0 563,1933 520,1944 477,1955 0,22 43,11">
          <text:p/>
        </draw:polygon>
        <draw:polygon draw:style-name="gr113" draw:text-style-name="P9" draw:layer="layout" svg:width="0.042cm" svg:height="0.043cm" svg:x="6.165cm" svg:y="6.651cm" svg:viewBox="0 0 43 44" draw:points="43,0 39,44 31,42 24,40 18,36 12,31 7,25 3,18 0,11 0,11">
          <text:p/>
        </draw:polygon>
        <draw:polygon draw:style-name="gr113" draw:text-style-name="P9" draw:layer="layout" svg:width="0.485cm" svg:height="0.131cm" svg:x="6.204cm" svg:y="6.607cm" svg:viewBox="0 0 486 132" draw:points="8,0 486,45 482,89 478,132 0,88 4,44">
          <text:p/>
        </draw:polygon>
        <draw:polygon draw:style-name="gr113" draw:text-style-name="P9" draw:layer="layout" svg:width="0.008cm" svg:height="0.043cm" svg:x="6.682cm" svg:y="6.696cm" svg:viewBox="0 0 9 44" draw:points="4,0 9,44 1,44 0,44">
          <text:p/>
        </draw:polygon>
        <draw:polygon draw:style-name="gr113" draw:text-style-name="P9" draw:layer="layout" svg:width="0.487cm" svg:height="0.139cm" svg:x="6.681cm" svg:y="6.599cm" svg:viewBox="0 0 488 140" draw:points="0,53 478,0 483,44 488,88 10,140 5,97">
          <text:p/>
        </draw:polygon>
        <draw:polygon draw:style-name="gr113" draw:text-style-name="P9" draw:layer="layout" svg:width="0.04cm" svg:height="0.043cm" svg:x="7.159cm" svg:y="6.599cm" svg:viewBox="0 0 41 44" draw:points="5,44 0,0 8,0 15,1 23,4 29,7 35,12 40,18 41,19">
          <text:p/>
        </draw:polygon>
        <draw:polygon draw:style-name="gr113" draw:text-style-name="P9" draw:layer="layout" svg:width="0.549cm" svg:height="0.742cm" svg:x="7.128cm" svg:y="6.618cm" svg:viewBox="0 0 550 743" draw:points="72,0 550,694 514,719 478,743 0,50 36,25">
          <text:p/>
        </draw:polygon>
        <draw:polygon draw:style-name="gr113" draw:text-style-name="P9" draw:layer="layout" svg:width="0.046cm" svg:height="0.043cm" svg:x="7.606cm" svg:y="7.337cm" svg:viewBox="0 0 47 44" draw:points="36,0 47,43 39,44 31,44 24,42 17,40 10,36 4,31 0,25">
          <text:p/>
        </draw:polygon>
        <draw:polygon draw:style-name="gr113" draw:text-style-name="P9" draw:layer="layout" svg:width="0.499cm" svg:height="0.204cm" svg:x="7.63cm" svg:y="7.175cm" svg:viewBox="0 0 500 205" draw:points="0,119 478,0 489,43 500,86 22,205 11,162">
          <text:p/>
        </draw:polygon>
        <draw:polygon draw:style-name="gr113" draw:text-style-name="P9" draw:layer="layout" svg:width="0.01cm" svg:height="0.042cm" svg:x="8.119cm" svg:y="7.217cm" svg:viewBox="0 0 11 43" draw:points="0,0 11,43 11,43">
          <text:p/>
        </draw:polygon>
        <draw:polygon draw:style-name="gr113" draw:text-style-name="P9" draw:layer="layout" svg:width="0.498cm" svg:height="0.204cm" svg:x="8.108cm" svg:y="7.055cm" svg:viewBox="0 0 499 205" draw:points="0,119 477,0 488,43 499,86 22,205 11,162">
          <text:p/>
        </draw:polygon>
        <draw:polygon draw:style-name="gr113" draw:text-style-name="P9" draw:layer="layout" svg:width="0.045cm" svg:height="0.043cm" svg:x="8.585cm" svg:y="7.054cm" svg:viewBox="0 0 46 44" draw:points="11,44 0,1 8,0 16,0 23,2 30,4 37,8 43,13 46,17">
          <text:p/>
        </draw:polygon>
        <draw:polygon draw:style-name="gr113" draw:text-style-name="P9" draw:layer="layout" svg:width="0.547cm" svg:height="0.673cm" svg:x="8.561cm" svg:y="7.071cm" svg:viewBox="0 0 548 674" draw:points="70,0 548,620 513,647 478,674 0,54 35,27">
          <text:p/>
        </draw:polygon>
        <draw:polygon draw:style-name="gr113" draw:text-style-name="P9" draw:layer="layout" svg:width="0.068cm" svg:height="0.043cm" svg:x="9.039cm" svg:y="7.718cm" svg:viewBox="0 0 69 44" draw:points="35,0 69,28 64,33 58,38 51,41 43,43 36,44 28,43 21,42 14,39 7,34 2,29 0,27">
          <text:p/>
        </draw:polygon>
        <draw:polygon draw:style-name="gr113" draw:text-style-name="P9" draw:layer="layout" svg:width="0.545cm" svg:height="0.645cm" svg:x="9.04cm" svg:y="7.1cm" svg:viewBox="0 0 546 646" draw:points="0,590 478,0 512,28 546,56 68,646 34,618">
          <text:p/>
        </draw:polygon>
        <draw:polygon draw:style-name="gr113" draw:text-style-name="P9" draw:layer="layout" svg:width="0.038cm" svg:height="0.043cm" svg:x="9.518cm" svg:y="7.084cm" svg:viewBox="0 0 39 44" draw:points="34,44 0,16 5,11 11,6 18,3 26,1 33,0 39,0">
          <text:p/>
        </draw:polygon>
        <draw:polygon draw:style-name="gr113" draw:text-style-name="P9" draw:layer="layout" svg:width="0.487cm" svg:height="0.146cm" svg:x="9.547cm" svg:y="7.084cm" svg:viewBox="0 0 488 147" draw:points="10,0 488,60 483,104 478,147 0,88 5,44">
          <text:p/>
        </draw:polygon>
        <draw:polygon draw:style-name="gr113" draw:text-style-name="P9" draw:layer="layout" svg:width="0.017cm" svg:height="0.043cm" svg:x="10.03cm" svg:y="7.144cm" svg:viewBox="0 0 18 44" draw:points="0,44 5,0 13,2 18,4">
          <text:p/>
        </draw:polygon>
        <draw:polygon draw:style-name="gr113" draw:text-style-name="P9" draw:layer="layout" svg:width="0.513cm" svg:height="0.288cm" svg:x="10.012cm" svg:y="7.148cm" svg:viewBox="0 0 514 289" draw:points="36,0 514,209 496,249 478,289 0,80 18,40">
          <text:p/>
        </draw:polygon>
        <draw:polygon draw:style-name="gr113" draw:text-style-name="P9" draw:layer="layout" svg:width="0.023cm" svg:height="0.039cm" svg:x="10.508cm" svg:y="7.357cm" svg:viewBox="0 0 24 40" draw:points="0,40 18,0 24,3">
          <text:p/>
        </draw:polygon>
        <draw:polygon draw:style-name="gr113" draw:text-style-name="P9" draw:layer="layout" svg:width="0.524cm" svg:height="0.386cm" svg:x="10.484cm" svg:y="7.36cm" svg:viewBox="0 0 525 387" draw:points="48,0 525,314 501,350 477,387 0,74 24,37">
          <text:p/>
        </draw:polygon>
        <draw:polygon draw:style-name="gr113" draw:text-style-name="P9" draw:layer="layout" svg:width="0.06cm" svg:height="0.043cm" svg:x="10.961cm" svg:y="7.71cm" svg:viewBox="0 0 61 44" draw:points="24,0 61,24 57,30 51,35 44,39 37,42 30,44 22,44 15,43 7,41 0,37 0,37">
          <text:p/>
        </draw:polygon>
        <draw:polygon draw:style-name="gr113" draw:text-style-name="P9" draw:layer="layout" svg:width="0.551cm" svg:height="0.8cm" svg:x="10.948cm" svg:y="6.933cm" svg:viewBox="0 0 552 801" draw:points="0,753 478,0 515,24 552,48 74,801 37,777">
          <text:p/>
        </draw:polygon>
        <draw:polygon draw:style-name="gr113" draw:text-style-name="P9" draw:layer="layout" svg:width="0.061cm" svg:height="0.043cm" svg:x="11.426cm" svg:y="6.913cm" svg:viewBox="0 0 62 44" draw:points="37,44 0,20 4,14 10,9 17,5 24,2 31,0 39,0 46,1 54,3 61,7 62,8">
          <text:p/>
        </draw:polygon>
        <draw:polygon draw:style-name="gr113" draw:text-style-name="P9" draw:layer="layout" svg:width="0.527cm" svg:height="0.406cm" svg:x="11.438cm" svg:y="6.921cm" svg:viewBox="0 0 528 407" draw:points="50,0 528,335 503,371 478,407 0,72 25,36">
          <text:p/>
        </draw:polygon>
        <draw:polygon draw:style-name="gr113" draw:text-style-name="P9" draw:layer="layout" svg:width="0.056cm" svg:height="0.043cm" svg:x="11.916cm" svg:y="7.292cm" svg:viewBox="0 0 57 44" draw:points="25,0 57,30 51,35 45,39 37,42 30,44 22,44 15,43 7,40 1,37 0,36">
          <text:p/>
        </draw:polygon>
        <draw:polygon draw:style-name="gr113" draw:text-style-name="P9" draw:layer="layout" svg:width="0.541cm" svg:height="0.558cm" svg:x="11.909cm" svg:y="6.763cm" svg:viewBox="0 0 542 559" draw:points="0,500 478,0 510,30 542,60 64,559 32,530">
          <text:p/>
        </draw:polygon>
        <draw:polygon draw:style-name="gr113" draw:text-style-name="P9" draw:layer="layout" svg:width="0.031cm" svg:height="0.034cm" svg:x="12.387cm" svg:y="6.758cm" svg:viewBox="0 0 32 35" draw:points="32,35 0,5 5,0">
          <text:p/>
        </draw:polygon>
        <draw:polygon draw:style-name="gr113" draw:text-style-name="P9" draw:layer="layout" svg:width="0.531cm" svg:height="0.434cm" svg:x="12.392cm" svg:y="6.392cm" svg:viewBox="0 0 532 435" draw:points="0,365 478,0 505,35 532,70 54,435 27,400">
          <text:p/>
        </draw:polygon>
        <draw:polygon draw:style-name="gr113" draw:text-style-name="P9" draw:layer="layout" svg:width="0.048cm" svg:height="0.043cm" svg:x="12.87cm" svg:y="6.383cm" svg:viewBox="0 0 49 44" draw:points="27,44 0,9 7,5 14,2 21,0 29,0 37,1 44,3 49,6">
          <text:p/>
        </draw:polygon>
        <draw:polygon draw:style-name="gr113" draw:text-style-name="P9" draw:layer="layout" svg:width="0.52cm" svg:height="0.343cm" svg:x="12.875cm" svg:y="6.389cm" svg:viewBox="0 0 521 344" draw:points="44,0 521,269 499,307 477,344 0,76 22,38">
          <text:p/>
        </draw:polygon>
        <draw:polygon draw:style-name="gr113" draw:text-style-name="P9" draw:layer="layout" svg:width="0.021cm" svg:height="0.043cm" svg:x="13.352cm" svg:y="6.696cm" svg:viewBox="0 0 22 44" draw:points="22,0 21,44 14,43 6,41 0,38">
          <text:p/>
        </draw:polygon>
        <draw:polygon draw:style-name="gr113" draw:text-style-name="P9" draw:layer="layout" svg:width="0.479cm" svg:height="0.094cm" svg:x="13.373cm" svg:y="6.652cm" svg:viewBox="0 0 480 95" draw:points="2,0 480,7 479,51 478,95 0,88 1,44">
          <text:p/>
        </draw:polygon>
        <draw:polygon draw:style-name="gr113" draw:text-style-name="P9" draw:layer="layout" svg:width="0.025cm" svg:height="0.043cm" svg:x="13.852cm" svg:y="6.659cm" svg:viewBox="0 0 26 44" draw:points="0,44 1,0 8,1 16,3 23,6 26,9">
          <text:p/>
        </draw:polygon>
        <draw:polygon draw:style-name="gr113" draw:text-style-name="P9" draw:layer="layout" svg:width="0.529cm" svg:height="0.427cm" svg:x="13.826cm" svg:y="6.668cm" svg:viewBox="0 0 530 428" draw:points="52,0 530,358 504,393 478,428 0,70 26,35">
          <text:p/>
        </draw:polygon>
        <draw:polygon draw:style-name="gr113" draw:text-style-name="P9" draw:layer="layout" svg:width="0.026cm" svg:height="0.043cm" svg:x="14.304cm" svg:y="7.061cm" svg:viewBox="0 0 27 44" draw:points="26,0 27,44 20,44 12,42 5,39 0,35">
          <text:p/>
        </draw:polygon>
        <draw:polygon draw:style-name="gr113" draw:text-style-name="P9" draw:layer="layout" svg:width="0.479cm" svg:height="0.102cm" svg:x="14.329cm" svg:y="7.002cm" svg:viewBox="0 0 480 103" draw:points="0,15 478,0 479,44 480,88 2,103 1,59">
          <text:p/>
        </draw:polygon>
        <draw:polygon draw:style-name="gr113" draw:text-style-name="P9" draw:layer="layout" svg:width="0.021cm" svg:height="0.043cm" svg:x="14.807cm" svg:y="7.002cm" svg:viewBox="0 0 22 44" draw:points="1,44 0,0 7,0 15,2 22,5 22,5">
          <text:p/>
        </draw:polygon>
        <draw:polygon draw:style-name="gr113" draw:text-style-name="P9" draw:layer="layout" svg:width="0.519cm" svg:height="0.337cm" svg:x="14.787cm" svg:y="7.007cm" svg:viewBox="0 0 520 338" draw:points="42,0 520,261 499,300 478,338 0,78 21,39">
          <text:p/>
        </draw:polygon>
        <draw:polygon draw:style-name="gr113" draw:text-style-name="P9" draw:layer="layout" svg:width="0.248cm" svg:height="0.248cm" svg:x="5.606cm" svg:y="4.594cm" svg:viewBox="0 0 249 249" draw:points="0,0 0,249 249,249 249,0">
          <text:p/>
        </draw:polygon>
        <draw:polyline draw:style-name="gr114" draw:text-style-name="P9" draw:layer="layout" svg:width="0.248cm" svg:height="0.248cm" svg:x="5.606cm" svg:y="4.594cm" svg:viewBox="0 0 249 249" draw:points="0,0 0,249 249,249 249,0 0,0">
          <text:p/>
        </draw:polyline>
        <draw:polygon draw:style-name="gr115" draw:text-style-name="P9" draw:layer="layout" svg:width="0.248cm" svg:height="0.248cm" svg:x="6.083cm" svg:y="6.527cm" svg:viewBox="0 0 249 249" draw:points="0,0 0,249 249,249 249,0">
          <text:p/>
        </draw:polygon>
        <draw:polyline draw:style-name="gr114" draw:text-style-name="P9" draw:layer="layout" svg:width="0.248cm" svg:height="0.248cm" svg:x="6.083cm" svg:y="6.527cm" svg:viewBox="0 0 249 249" draw:points="0,0 0,249 249,249 249,0 0,0">
          <text:p/>
        </draw:polyline>
        <draw:polygon draw:style-name="gr115" draw:text-style-name="P9" draw:layer="layout" svg:width="0.248cm" svg:height="0.248cm" svg:x="6.561cm" svg:y="6.571cm" svg:viewBox="0 0 249 249" draw:points="0,0 0,249 249,249 249,0">
          <text:p/>
        </draw:polygon>
        <draw:polyline draw:style-name="gr114" draw:text-style-name="P9" draw:layer="layout" svg:width="0.248cm" svg:height="0.248cm" svg:x="6.561cm" svg:y="6.571cm" svg:viewBox="0 0 249 249" draw:points="0,0 0,249 249,249 249,0 0,0">
          <text:p/>
        </draw:polyline>
        <draw:polygon draw:style-name="gr115" draw:text-style-name="P9" draw:layer="layout" svg:width="0.248cm" svg:height="0.248cm" svg:x="7.039cm" svg:y="6.519cm" svg:viewBox="0 0 249 249" draw:points="0,0 0,249 249,249 249,0">
          <text:p/>
        </draw:polygon>
        <draw:polyline draw:style-name="gr114" draw:text-style-name="P9" draw:layer="layout" svg:width="0.248cm" svg:height="0.248cm" svg:x="7.039cm" svg:y="6.519cm" svg:viewBox="0 0 249 249" draw:points="0,0 0,249 249,249 249,0 0,0">
          <text:p/>
        </draw:polyline>
        <draw:polygon draw:style-name="gr115" draw:text-style-name="P9" draw:layer="layout" svg:width="0.248cm" svg:height="0.248cm" svg:x="7.517cm" svg:y="7.212cm" svg:viewBox="0 0 249 249" draw:points="0,0 0,249 249,249 249,0">
          <text:p/>
        </draw:polygon>
        <draw:polyline draw:style-name="gr114" draw:text-style-name="P9" draw:layer="layout" svg:width="0.248cm" svg:height="0.248cm" svg:x="7.517cm" svg:y="7.212cm" svg:viewBox="0 0 249 249" draw:points="0,0 0,249 249,249 249,0 0,0">
          <text:p/>
        </draw:polyline>
        <draw:polygon draw:style-name="gr115" draw:text-style-name="P9" draw:layer="layout" svg:width="0.248cm" svg:height="0.248cm" svg:x="7.995cm" svg:y="7.093cm" svg:viewBox="0 0 249 249" draw:points="0,0 0,249 249,249 249,0">
          <text:p/>
        </draw:polygon>
        <draw:polyline draw:style-name="gr114" draw:text-style-name="P9" draw:layer="layout" svg:width="0.248cm" svg:height="0.248cm" svg:x="7.995cm" svg:y="7.093cm" svg:viewBox="0 0 249 249" draw:points="0,0 0,249 249,249 249,0 0,0">
          <text:p/>
        </draw:polyline>
        <draw:polygon draw:style-name="gr115" draw:text-style-name="P9" draw:layer="layout" svg:width="0.248cm" svg:height="0.248cm" svg:x="8.472cm" svg:y="6.974cm" svg:viewBox="0 0 249 249" draw:points="0,0 0,249 249,249 249,0">
          <text:p/>
        </draw:polygon>
        <draw:polyline draw:style-name="gr114" draw:text-style-name="P9" draw:layer="layout" svg:width="0.248cm" svg:height="0.248cm" svg:x="8.472cm" svg:y="6.974cm" svg:viewBox="0 0 249 249" draw:points="0,0 0,249 249,249 249,0 0,0">
          <text:p/>
        </draw:polyline>
        <draw:polygon draw:style-name="gr115" draw:text-style-name="P9" draw:layer="layout" svg:width="0.248cm" svg:height="0.248cm" svg:x="8.95cm" svg:y="7.594cm" svg:viewBox="0 0 249 249" draw:points="0,0 0,249 249,249 249,0">
          <text:p/>
        </draw:polygon>
        <draw:polyline draw:style-name="gr114" draw:text-style-name="P9" draw:layer="layout" svg:width="0.248cm" svg:height="0.248cm" svg:x="8.95cm" svg:y="7.594cm" svg:viewBox="0 0 249 249" draw:points="0,0 0,249 249,249 249,0 0,0">
          <text:p/>
        </draw:polyline>
        <draw:polygon draw:style-name="gr115" draw:text-style-name="P9" draw:layer="layout" svg:width="0.248cm" svg:height="0.248cm" svg:x="9.428cm" svg:y="7.003cm" svg:viewBox="0 0 249 249" draw:points="0,0 0,249 249,249 249,0">
          <text:p/>
        </draw:polygon>
        <draw:polyline draw:style-name="gr114" draw:text-style-name="P9" draw:layer="layout" svg:width="0.248cm" svg:height="0.248cm" svg:x="9.428cm" svg:y="7.003cm" svg:viewBox="0 0 249 249" draw:points="0,0 0,249 249,249 249,0 0,0">
          <text:p/>
        </draw:polyline>
        <draw:polygon draw:style-name="gr115" draw:text-style-name="P9" draw:layer="layout" svg:width="0.248cm" svg:height="0.248cm" svg:x="9.906cm" svg:y="7.063cm" svg:viewBox="0 0 249 249" draw:points="0,0 0,249 249,249 249,0">
          <text:p/>
        </draw:polygon>
        <draw:polyline draw:style-name="gr114" draw:text-style-name="P9" draw:layer="layout" svg:width="0.248cm" svg:height="0.248cm" svg:x="9.906cm" svg:y="7.063cm" svg:viewBox="0 0 249 249" draw:points="0,0 0,249 249,249 249,0 0,0">
          <text:p/>
        </draw:polyline>
        <draw:polygon draw:style-name="gr115" draw:text-style-name="P9" draw:layer="layout" svg:width="0.248cm" svg:height="0.248cm" svg:x="10.384cm" svg:y="7.272cm" svg:viewBox="0 0 249 249" draw:points="0,0 0,249 249,249 249,0">
          <text:p/>
        </draw:polygon>
        <draw:polyline draw:style-name="gr114" draw:text-style-name="P9" draw:layer="layout" svg:width="0.248cm" svg:height="0.248cm" svg:x="10.384cm" svg:y="7.272cm" svg:viewBox="0 0 249 249" draw:points="0,0 0,249 249,249 249,0 0,0">
          <text:p/>
        </draw:polyline>
        <draw:polygon draw:style-name="gr115" draw:text-style-name="P9" draw:layer="layout" svg:width="0.248cm" svg:height="0.248cm" svg:x="10.86cm" svg:y="7.586cm" svg:viewBox="0 0 249 249" draw:points="0,0 0,249 249,249 249,0">
          <text:p/>
        </draw:polygon>
        <draw:polyline draw:style-name="gr114" draw:text-style-name="P9" draw:layer="layout" svg:width="0.248cm" svg:height="0.248cm" svg:x="10.86cm" svg:y="7.586cm" svg:viewBox="0 0 249 249" draw:points="0,0 0,249 249,249 249,0 0,0">
          <text:p/>
        </draw:polyline>
        <draw:polygon draw:style-name="gr115" draw:text-style-name="P9" draw:layer="layout" svg:width="0.248cm" svg:height="0.248cm" svg:x="11.338cm" svg:y="6.832cm" svg:viewBox="0 0 249 249" draw:points="0,0 0,249 249,249 249,0">
          <text:p/>
        </draw:polygon>
        <draw:polyline draw:style-name="gr114" draw:text-style-name="P9" draw:layer="layout" svg:width="0.248cm" svg:height="0.248cm" svg:x="11.338cm" svg:y="6.832cm" svg:viewBox="0 0 249 249" draw:points="0,0 0,249 249,249 249,0 0,0">
          <text:p/>
        </draw:polyline>
        <draw:polygon draw:style-name="gr115" draw:text-style-name="P9" draw:layer="layout" svg:width="0.248cm" svg:height="0.248cm" svg:x="11.816cm" svg:y="7.168cm" svg:viewBox="0 0 249 249" draw:points="0,0 0,249 249,249 249,0">
          <text:p/>
        </draw:polygon>
        <draw:polyline draw:style-name="gr114" draw:text-style-name="P9" draw:layer="layout" svg:width="0.248cm" svg:height="0.248cm" svg:x="11.816cm" svg:y="7.168cm" svg:viewBox="0 0 249 249" draw:points="0,0 0,249 249,249 249,0 0,0">
          <text:p/>
        </draw:polyline>
        <draw:polygon draw:style-name="gr115" draw:text-style-name="P9" draw:layer="layout" svg:width="0.248cm" svg:height="0.248cm" svg:x="12.294cm" svg:y="6.668cm" svg:viewBox="0 0 249 249" draw:points="0,0 0,249 249,249 249,0">
          <text:p/>
        </draw:polygon>
        <draw:polyline draw:style-name="gr114" draw:text-style-name="P9" draw:layer="layout" svg:width="0.248cm" svg:height="0.248cm" svg:x="12.294cm" svg:y="6.668cm" svg:viewBox="0 0 249 249" draw:points="0,0 0,249 249,249 249,0 0,0">
          <text:p/>
        </draw:polyline>
        <draw:polygon draw:style-name="gr115" draw:text-style-name="P9" draw:layer="layout" svg:width="0.248cm" svg:height="0.248cm" svg:x="12.772cm" svg:y="6.303cm" svg:viewBox="0 0 249 249" draw:points="0,0 0,249 249,249 249,0">
          <text:p/>
        </draw:polygon>
        <draw:polyline draw:style-name="gr114" draw:text-style-name="P9" draw:layer="layout" svg:width="0.248cm" svg:height="0.248cm" svg:x="12.772cm" svg:y="6.303cm" svg:viewBox="0 0 249 249" draw:points="0,0 0,249 249,249 249,0 0,0">
          <text:p/>
        </draw:polyline>
        <draw:polygon draw:style-name="gr115" draw:text-style-name="P9" draw:layer="layout" svg:width="0.248cm" svg:height="0.248cm" svg:x="13.249cm" svg:y="6.571cm" svg:viewBox="0 0 249 249" draw:points="0,0 0,249 249,249 249,0">
          <text:p/>
        </draw:polygon>
        <draw:polyline draw:style-name="gr114" draw:text-style-name="P9" draw:layer="layout" svg:width="0.248cm" svg:height="0.248cm" svg:x="13.249cm" svg:y="6.571cm" svg:viewBox="0 0 249 249" draw:points="0,0 0,249 249,249 249,0 0,0">
          <text:p/>
        </draw:polyline>
        <draw:polygon draw:style-name="gr115" draw:text-style-name="P9" draw:layer="layout" svg:width="0.248cm" svg:height="0.248cm" svg:x="13.727cm" svg:y="6.578cm" svg:viewBox="0 0 249 249" draw:points="0,0 0,249 249,249 249,0">
          <text:p/>
        </draw:polygon>
        <draw:polyline draw:style-name="gr114" draw:text-style-name="P9" draw:layer="layout" svg:width="0.248cm" svg:height="0.248cm" svg:x="13.727cm" svg:y="6.578cm" svg:viewBox="0 0 249 249" draw:points="0,0 0,249 249,249 249,0 0,0">
          <text:p/>
        </draw:polyline>
        <draw:polygon draw:style-name="gr115" draw:text-style-name="P9" draw:layer="layout" svg:width="0.248cm" svg:height="0.248cm" svg:x="14.205cm" svg:y="6.937cm" svg:viewBox="0 0 249 249" draw:points="0,0 0,249 249,249 249,0">
          <text:p/>
        </draw:polygon>
        <draw:polyline draw:style-name="gr114" draw:text-style-name="P9" draw:layer="layout" svg:width="0.248cm" svg:height="0.248cm" svg:x="14.205cm" svg:y="6.937cm" svg:viewBox="0 0 249 249" draw:points="0,0 0,249 249,249 249,0 0,0">
          <text:p/>
        </draw:polyline>
        <draw:polygon draw:style-name="gr115" draw:text-style-name="P9" draw:layer="layout" svg:width="0.248cm" svg:height="0.248cm" svg:x="14.683cm" svg:y="6.922cm" svg:viewBox="0 0 249 249" draw:points="0,0 0,249 249,249 249,0">
          <text:p/>
        </draw:polygon>
        <draw:polyline draw:style-name="gr114" draw:text-style-name="P9" draw:layer="layout" svg:width="0.248cm" svg:height="0.248cm" svg:x="14.683cm" svg:y="6.922cm" svg:viewBox="0 0 249 249" draw:points="0,0 0,249 249,249 249,0 0,0">
          <text:p/>
        </draw:polyline>
        <draw:polygon draw:style-name="gr115" draw:text-style-name="P9" draw:layer="layout" svg:width="0.248cm" svg:height="0.248cm" svg:x="15.161cm" svg:y="7.183cm" svg:viewBox="0 0 249 249" draw:points="0,0 0,249 249,249 249,0">
          <text:p/>
        </draw:polygon>
        <draw:polyline draw:style-name="gr114" draw:text-style-name="P9" draw:layer="layout" svg:width="0.248cm" svg:height="0.248cm" svg:x="15.161cm" svg:y="7.183cm" svg:viewBox="0 0 249 249" draw:points="0,0 0,249 249,249 249,0 0,0">
          <text:p/>
        </draw:polyline>
        <draw:polygon draw:style-name="gr115" draw:text-style-name="P9" draw:layer="layout" svg:width="0.315cm" svg:height="0.087cm" svg:x="15.778cm" svg:y="7.315cm" svg:viewBox="0 0 316 88" draw:points="0,0 316,0 316,88 0,88">
          <text:p/>
        </draw:polygon>
        <draw:polygon draw:style-name="gr115" draw:text-style-name="P9" draw:layer="layout" svg:width="0.158cm" svg:height="0.157cm" svg:x="15.857cm" svg:y="7.279cm" svg:viewBox="0 0 159 158" draw:points="0,0 0,158 159,158 159,0">
          <text:p/>
        </draw:polygon>
        <draw:polyline draw:style-name="gr114" draw:text-style-name="P9" draw:layer="layout" svg:width="0.158cm" svg:height="0.157cm" svg:x="15.857cm" svg:y="7.279cm" svg:viewBox="0 0 159 158" draw:points="0,0 0,158 159,158 159,0 0,0">
          <text:p/>
        </draw:polyline>
        <draw:frame draw:style-name="gr159" draw:text-style-name="P21" draw:layer="layout" svg:width="2.94cm" svg:height="0.569cm" svg:x="16.161cm" svg:y="7.25cm">
          <draw:text-box>
            <text:p><text:span text:style-name="T15">Qualität (Agent mit </text:span></text:p>
          </draw:text-box>
        </draw:frame>
        <draw:frame draw:style-name="gr160" draw:text-style-name="P21" draw:layer="layout" svg:width="3.135cm" svg:height="0.569cm" svg:x="16.161cm" svg:y="7.618cm">
          <draw:text-box>
            <text:p><text:span text:style-name="T15">zufälliger Bewegung)</text:span></text:p>
          </draw:text-box>
        </draw:frame>
        <draw:frame draw:style-name="gr161" draw:text-style-name="P22" draw:layer="layout" svg:width="4.287cm" svg:height="0.603cm" svg:x="8.317cm" svg:y="10.463cm">
          <draw:text-box>
            <text:p><text:span text:style-name="T16">Geschwindigkeit Zielobjekt</text:span></text:p>
          </draw:text-box>
        </draw:frame>
        <draw:frame draw:style-name="gr162" draw:text-style-name="P22"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office:forms form:automatic-focus="false" form:apply-design-mode="false"/>
        <draw:polygon draw:style-name="gr108" draw:text-style-name="P9" draw:layer="layout" svg:width="15.207cm" svg:height="6.977cm" svg:x="5.09cm" svg:y="3.175cm" svg:viewBox="0 0 15208 6978" draw:points="0,0 15208,0 15208,6978 0,6978">
          <text:p/>
        </draw:polygon>
        <draw:polyline draw:style-name="gr109" draw:text-style-name="P9" draw:layer="layout" svg:width="9.107cm" svg:height="5.221cm" svg:x="6.819cm" svg:y="3.499cm" svg:viewBox="0 0 9108 5222" draw:points="4554,5222 0,5222 0,0 9108,0 9108,5222 4554,5222">
          <text:p/>
        </draw:polyline>
        <draw:line draw:style-name="gr109" draw:text-style-name="P9" draw:layer="layout" svg:x1="15.927cm" svg:y1="8.721cm" svg:x2="6.819cm" svg:y2="8.721cm">
          <text:p/>
        </draw:line>
        <draw:line draw:style-name="gr109" draw:text-style-name="P9" draw:layer="layout" svg:x1="15.927cm" svg:y1="7.85cm" svg:x2="6.819cm" svg:y2="7.85cm">
          <text:p/>
        </draw:line>
        <draw:line draw:style-name="gr109" draw:text-style-name="P9" draw:layer="layout" svg:x1="15.927cm" svg:y1="6.98cm" svg:x2="6.819cm" svg:y2="6.98cm">
          <text:p/>
        </draw:line>
        <draw:line draw:style-name="gr109" draw:text-style-name="P9" draw:layer="layout" svg:x1="15.927cm" svg:y1="6.109cm" svg:x2="6.819cm" svg:y2="6.109cm">
          <text:p/>
        </draw:line>
        <draw:line draw:style-name="gr109" draw:text-style-name="P9" draw:layer="layout" svg:x1="15.927cm" svg:y1="5.239cm" svg:x2="6.819cm" svg:y2="5.239cm">
          <text:p/>
        </draw:line>
        <draw:line draw:style-name="gr109" draw:text-style-name="P9" draw:layer="layout" svg:x1="15.927cm" svg:y1="4.368cm" svg:x2="6.819cm" svg:y2="4.368cm">
          <text:p/>
        </draw:line>
        <draw:line draw:style-name="gr109" draw:text-style-name="P9" draw:layer="layout" svg:x1="15.927cm" svg:y1="3.498cm" svg:x2="6.819cm" svg:y2="3.498cm">
          <text:p/>
        </draw:line>
        <draw:frame draw:style-name="gr122" draw:text-style-name="P21" draw:layer="layout" svg:width="0.659cm" svg:height="0.569cm" svg:x="6.73cm" svg:y="9.004cm">
          <draw:text-box>
            <text:p><text:span text:style-name="T15">0</text:span></text:p>
          </draw:text-box>
        </draw:frame>
        <draw:frame draw:style-name="gr122" draw:text-style-name="P21" draw:layer="layout" svg:width="0.896cm" svg:height="0.569cm" svg:x="7.064cm" svg:y="9.004cm">
          <draw:text-box>
            <text:p><text:span text:style-name="T15">0.1</text:span></text:p>
          </draw:text-box>
        </draw:frame>
        <draw:frame draw:style-name="gr122" draw:text-style-name="P21" draw:layer="layout" svg:width="0.896cm" svg:height="0.569cm" svg:x="7.537cm" svg:y="9.004cm">
          <draw:text-box>
            <text:p><text:span text:style-name="T15">0.2</text:span></text:p>
          </draw:text-box>
        </draw:frame>
        <draw:frame draw:style-name="gr122" draw:text-style-name="P21" draw:layer="layout" svg:width="0.896cm" svg:height="0.569cm" svg:x="7.982cm" svg:y="9.004cm">
          <draw:text-box>
            <text:p><text:span text:style-name="T15">0.3</text:span></text:p>
          </draw:text-box>
        </draw:frame>
        <draw:frame draw:style-name="gr122" draw:text-style-name="P21" draw:layer="layout" svg:width="0.896cm" svg:height="0.569cm" svg:x="8.454cm" svg:y="9.004cm">
          <draw:text-box>
            <text:p><text:span text:style-name="T15">0.4</text:span></text:p>
          </draw:text-box>
        </draw:frame>
        <draw:frame draw:style-name="gr122" draw:text-style-name="P21" draw:layer="layout" svg:width="0.896cm" svg:height="0.569cm" svg:x="8.899cm" svg:y="9.004cm">
          <draw:text-box>
            <text:p><text:span text:style-name="T15">0.5</text:span></text:p>
          </draw:text-box>
        </draw:frame>
        <draw:frame draw:style-name="gr122" draw:text-style-name="P21" draw:layer="layout" svg:width="0.896cm" svg:height="0.569cm" svg:x="9.344cm" svg:y="9.004cm">
          <draw:text-box>
            <text:p><text:span text:style-name="T15">0.6</text:span></text:p>
          </draw:text-box>
        </draw:frame>
        <draw:frame draw:style-name="gr122" draw:text-style-name="P21" draw:layer="layout" svg:width="0.896cm" svg:height="0.569cm" svg:x="9.817cm" svg:y="9.004cm">
          <draw:text-box>
            <text:p><text:span text:style-name="T15">0.7</text:span></text:p>
          </draw:text-box>
        </draw:frame>
        <draw:frame draw:style-name="gr122" draw:text-style-name="P21" draw:layer="layout" svg:width="0.896cm" svg:height="0.569cm" svg:x="10.261cm" svg:y="9.004cm">
          <draw:text-box>
            <text:p><text:span text:style-name="T15">0.8</text:span></text:p>
          </draw:text-box>
        </draw:frame>
        <draw:frame draw:style-name="gr122" draw:text-style-name="P21" draw:layer="layout" svg:width="0.896cm" svg:height="0.569cm" svg:x="10.706cm" svg:y="9.004cm">
          <draw:text-box>
            <text:p><text:span text:style-name="T15">0.9</text:span></text:p>
          </draw:text-box>
        </draw:frame>
        <draw:frame draw:style-name="gr122" draw:text-style-name="P21" draw:layer="layout" svg:width="0.659cm" svg:height="0.569cm" svg:x="11.29cm" svg:y="9.004cm">
          <draw:text-box>
            <text:p><text:span text:style-name="T15">1</text:span></text:p>
          </draw:text-box>
        </draw:frame>
        <draw:frame draw:style-name="gr122" draw:text-style-name="P21" draw:layer="layout" svg:width="0.896cm" svg:height="0.569cm" svg:x="11.624cm" svg:y="9.004cm">
          <draw:text-box>
            <text:p><text:span text:style-name="T15">1.1</text:span></text:p>
          </draw:text-box>
        </draw:frame>
        <draw:frame draw:style-name="gr122" draw:text-style-name="P21" draw:layer="layout" svg:width="0.896cm" svg:height="0.569cm" svg:x="12.096cm" svg:y="9.004cm">
          <draw:text-box>
            <text:p><text:span text:style-name="T15">1.2</text:span></text:p>
          </draw:text-box>
        </draw:frame>
        <draw:frame draw:style-name="gr122" draw:text-style-name="P21" draw:layer="layout" svg:width="0.896cm" svg:height="0.569cm" svg:x="12.541cm" svg:y="9.004cm">
          <draw:text-box>
            <text:p><text:span text:style-name="T15">1.3</text:span></text:p>
          </draw:text-box>
        </draw:frame>
        <draw:frame draw:style-name="gr122" draw:text-style-name="P21" draw:layer="layout" svg:width="0.896cm" svg:height="0.569cm" svg:x="12.986cm" svg:y="9.004cm">
          <draw:text-box>
            <text:p><text:span text:style-name="T15">1.4</text:span></text:p>
          </draw:text-box>
        </draw:frame>
        <draw:frame draw:style-name="gr122" draw:text-style-name="P21" draw:layer="layout" svg:width="0.896cm" svg:height="0.569cm" svg:x="13.459cm" svg:y="9.004cm">
          <draw:text-box>
            <text:p><text:span text:style-name="T15">1.5</text:span></text:p>
          </draw:text-box>
        </draw:frame>
        <draw:frame draw:style-name="gr122" draw:text-style-name="P21" draw:layer="layout" svg:width="0.896cm" svg:height="0.569cm" svg:x="13.903cm" svg:y="9.004cm">
          <draw:text-box>
            <text:p><text:span text:style-name="T15">1.6</text:span></text:p>
          </draw:text-box>
        </draw:frame>
        <draw:frame draw:style-name="gr122" draw:text-style-name="P21" draw:layer="layout" svg:width="0.896cm" svg:height="0.569cm" svg:x="14.376cm" svg:y="9.004cm">
          <draw:text-box>
            <text:p><text:span text:style-name="T15">1.7</text:span></text:p>
          </draw:text-box>
        </draw:frame>
        <draw:frame draw:style-name="gr122" draw:text-style-name="P21" draw:layer="layout" svg:width="0.896cm" svg:height="0.569cm" svg:x="14.821cm" svg:y="9.004cm">
          <draw:text-box>
            <text:p><text:span text:style-name="T15">1.8</text:span></text:p>
          </draw:text-box>
        </draw:frame>
        <draw:frame draw:style-name="gr122" draw:text-style-name="P21" draw:layer="layout" svg:width="0.896cm" svg:height="0.569cm" svg:x="15.266cm" svg:y="9.004cm">
          <draw:text-box>
            <text:p><text:span text:style-name="T15">1.9</text:span></text:p>
          </draw:text-box>
        </draw:frame>
        <draw:frame draw:style-name="gr122" draw:text-style-name="P21" draw:layer="layout" svg:width="0.659cm" svg:height="0.569cm" svg:x="15.85cm" svg:y="9.004cm">
          <draw:text-box>
            <text:p><text:span text:style-name="T15">2</text:span></text:p>
          </draw:text-box>
        </draw:frame>
        <draw:line draw:style-name="gr109" draw:text-style-name="P9" draw:layer="layout" svg:x1="6.819cm" svg:y1="8.87cm" svg:x2="6.819cm" svg:y2="8.721cm">
          <text:p/>
        </draw:line>
        <draw:line draw:style-name="gr109" draw:text-style-name="P9" draw:layer="layout" svg:x1="7.274cm" svg:y1="8.87cm" svg:x2="7.274cm" svg:y2="8.721cm">
          <text:p/>
        </draw:line>
        <draw:line draw:style-name="gr109" draw:text-style-name="P9" draw:layer="layout" svg:x1="7.729cm" svg:y1="8.87cm" svg:x2="7.729cm" svg:y2="8.721cm">
          <text:p/>
        </draw:line>
        <draw:line draw:style-name="gr109" draw:text-style-name="P9" draw:layer="layout" svg:x1="8.185cm" svg:y1="8.87cm" svg:x2="8.185cm" svg:y2="8.721cm">
          <text:p/>
        </draw:line>
        <draw:line draw:style-name="gr109" draw:text-style-name="P9" draw:layer="layout" svg:x1="8.64cm" svg:y1="8.87cm" svg:x2="8.64cm" svg:y2="8.721cm">
          <text:p/>
        </draw:line>
        <draw:line draw:style-name="gr109" draw:text-style-name="P9" draw:layer="layout" svg:x1="9.096cm" svg:y1="8.87cm" svg:x2="9.096cm" svg:y2="8.721cm">
          <text:p/>
        </draw:line>
        <draw:line draw:style-name="gr109" draw:text-style-name="P9" draw:layer="layout" svg:x1="9.551cm" svg:y1="8.87cm" svg:x2="9.551cm" svg:y2="8.721cm">
          <text:p/>
        </draw:line>
        <draw:line draw:style-name="gr109" draw:text-style-name="P9" draw:layer="layout" svg:x1="10.006cm" svg:y1="8.87cm" svg:x2="10.006cm" svg:y2="8.721cm">
          <text:p/>
        </draw:line>
        <draw:line draw:style-name="gr109" draw:text-style-name="P9" draw:layer="layout" svg:x1="10.462cm" svg:y1="8.87cm" svg:x2="10.462cm" svg:y2="8.721cm">
          <text:p/>
        </draw:line>
        <draw:line draw:style-name="gr109" draw:text-style-name="P9" draw:layer="layout" svg:x1="10.917cm" svg:y1="8.87cm" svg:x2="10.917cm" svg:y2="8.721cm">
          <text:p/>
        </draw:line>
        <draw:line draw:style-name="gr109" draw:text-style-name="P9" draw:layer="layout" svg:x1="11.373cm" svg:y1="8.87cm" svg:x2="11.373cm" svg:y2="8.721cm">
          <text:p/>
        </draw:line>
        <draw:line draw:style-name="gr109" draw:text-style-name="P9" draw:layer="layout" svg:x1="11.828cm" svg:y1="8.87cm" svg:x2="11.828cm" svg:y2="8.721cm">
          <text:p/>
        </draw:line>
        <draw:line draw:style-name="gr109" draw:text-style-name="P9" draw:layer="layout" svg:x1="12.283cm" svg:y1="8.87cm" svg:x2="12.283cm" svg:y2="8.721cm">
          <text:p/>
        </draw:line>
        <draw:line draw:style-name="gr109" draw:text-style-name="P9" draw:layer="layout" svg:x1="12.739cm" svg:y1="8.87cm" svg:x2="12.739cm" svg:y2="8.721cm">
          <text:p/>
        </draw:line>
        <draw:line draw:style-name="gr109" draw:text-style-name="P9" draw:layer="layout" svg:x1="13.194cm" svg:y1="8.87cm" svg:x2="13.194cm" svg:y2="8.721cm">
          <text:p/>
        </draw:line>
        <draw:line draw:style-name="gr109" draw:text-style-name="P9" draw:layer="layout" svg:x1="13.65cm" svg:y1="8.87cm" svg:x2="13.65cm" svg:y2="8.721cm">
          <text:p/>
        </draw:line>
        <draw:line draw:style-name="gr109" draw:text-style-name="P9" draw:layer="layout" svg:x1="14.105cm" svg:y1="8.87cm" svg:x2="14.105cm" svg:y2="8.721cm">
          <text:p/>
        </draw:line>
        <draw:line draw:style-name="gr109" draw:text-style-name="P9" draw:layer="layout" svg:x1="14.56cm" svg:y1="8.87cm" svg:x2="14.56cm" svg:y2="8.721cm">
          <text:p/>
        </draw:line>
        <draw:line draw:style-name="gr109" draw:text-style-name="P9" draw:layer="layout" svg:x1="15.017cm" svg:y1="8.87cm" svg:x2="15.017cm" svg:y2="8.721cm">
          <text:p/>
        </draw:line>
        <draw:line draw:style-name="gr109" draw:text-style-name="P9" draw:layer="layout" svg:x1="15.472cm" svg:y1="8.87cm" svg:x2="15.472cm" svg:y2="8.721cm">
          <text:p/>
        </draw:line>
        <draw:polyline draw:style-name="gr109" draw:text-style-name="P9" draw:layer="layout" svg:width="0.148cm" svg:height="9.107cm" draw:transform="rotate (1.5707963267946) translate (6.81925554901035cm 8.87018955004553cm)" svg:viewBox="0 0 149 9108" draw:points="0,22747 149,22747 149,13639">
          <text:p/>
        </draw:polyline>
        <draw:frame draw:style-name="gr122" draw:text-style-name="P21" draw:layer="layout" svg:width="0.659cm" svg:height="0.569cm" svg:x="6.424cm" svg:y="8.583cm">
          <draw:text-box>
            <text:p><text:span text:style-name="T15">0</text:span></text:p>
          </draw:text-box>
        </draw:frame>
        <draw:frame draw:style-name="gr122" draw:text-style-name="P21" draw:layer="layout" svg:width="0.815cm" svg:height="0.569cm" svg:x="6.257cm" svg:y="7.713cm">
          <draw:text-box>
            <text:p><text:span text:style-name="T15">20</text:span></text:p>
          </draw:text-box>
        </draw:frame>
        <draw:frame draw:style-name="gr122" draw:text-style-name="P21" draw:layer="layout" svg:width="0.815cm" svg:height="0.569cm" svg:x="6.257cm" svg:y="6.845cm">
          <draw:text-box>
            <text:p><text:span text:style-name="T15">40</text:span></text:p>
          </draw:text-box>
        </draw:frame>
        <draw:frame draw:style-name="gr122" draw:text-style-name="P21" draw:layer="layout" svg:width="0.815cm" svg:height="0.569cm" svg:x="6.257cm" svg:y="5.95cm">
          <draw:text-box>
            <text:p><text:span text:style-name="T15">60</text:span></text:p>
          </draw:text-box>
        </draw:frame>
        <draw:frame draw:style-name="gr122" draw:text-style-name="P21" draw:layer="layout" svg:width="0.815cm" svg:height="0.569cm" svg:x="6.257cm" svg:y="5.081cm">
          <draw:text-box>
            <text:p><text:span text:style-name="T15">80</text:span></text:p>
          </draw:text-box>
        </draw:frame>
        <draw:frame draw:style-name="gr122" draw:text-style-name="P21" draw:layer="layout" svg:width="0.972cm" svg:height="0.569cm" svg:x="6.091cm" svg:y="4.211cm">
          <draw:text-box>
            <text:p><text:span text:style-name="T15">100</text:span></text:p>
          </draw:text-box>
        </draw:frame>
        <draw:frame draw:style-name="gr122" draw:text-style-name="P21" draw:layer="layout" svg:width="0.972cm" svg:height="0.569cm" svg:x="6.091cm" svg:y="3.342cm">
          <draw:text-box>
            <text:p><text:span text:style-name="T15">120</text:span></text:p>
          </draw:text-box>
        </draw:frame>
        <draw:line draw:style-name="gr109" draw:text-style-name="P9" draw:layer="layout" svg:x1="6.67cm" svg:y1="8.721cm" svg:x2="6.82cm" svg:y2="8.721cm">
          <text:p/>
        </draw:line>
        <draw:line draw:style-name="gr109" draw:text-style-name="P9" draw:layer="layout" svg:x1="6.67cm" svg:y1="7.85cm" svg:x2="6.82cm" svg:y2="7.85cm">
          <text:p/>
        </draw:line>
        <draw:line draw:style-name="gr109" draw:text-style-name="P9" draw:layer="layout" svg:x1="6.67cm" svg:y1="6.98cm" svg:x2="6.82cm" svg:y2="6.98cm">
          <text:p/>
        </draw:line>
        <draw:line draw:style-name="gr109" draw:text-style-name="P9" draw:layer="layout" svg:x1="6.67cm" svg:y1="6.109cm" svg:x2="6.82cm" svg:y2="6.109cm">
          <text:p/>
        </draw:line>
        <draw:line draw:style-name="gr109" draw:text-style-name="P9" draw:layer="layout" svg:x1="6.67cm" svg:y1="5.239cm" svg:x2="6.82cm" svg:y2="5.239cm">
          <text:p/>
        </draw:line>
        <draw:line draw:style-name="gr109" draw:text-style-name="P9" draw:layer="layout" svg:x1="6.67cm" svg:y1="4.368cm" svg:x2="6.82cm" svg:y2="4.368cm">
          <text:p/>
        </draw:line>
        <draw:polyline draw:style-name="gr109" draw:text-style-name="P9" draw:layer="layout" svg:width="0.149cm" svg:height="5.221cm" svg:x="6.67cm" svg:y="3.498cm" svg:viewBox="0 0 150 5222" draw:points="0,0 150,0 150,5222">
          <text:p/>
        </draw:polyline>
        <draw:polygon draw:style-name="gr163" draw:text-style-name="P9" draw:layer="layout" svg:width="0.454cm" svg:height="0.089cm" svg:x="6.819cm" svg:y="4.477cm" svg:viewBox="0 0 455 90" draw:points="0,0 455,2 455,46 455,90 0,88 0,44">
          <text:p/>
        </draw:polygon>
        <draw:polygon draw:style-name="gr163" draw:text-style-name="P9" draw:layer="layout" svg:width="0.002cm" svg:height="0.043cm" svg:x="7.274cm" svg:y="4.479cm" svg:viewBox="0 0 3 44" draw:points="0,44 0,0 3,0">
          <text:p/>
        </draw:polygon>
        <draw:polygon draw:style-name="gr163" draw:text-style-name="P9" draw:layer="layout" svg:width="0.46cm" svg:height="0.121cm" svg:x="7.271cm" svg:y="4.479cm" svg:viewBox="0 0 461 122" draw:points="6,0 461,35 458,79 455,122 0,88 3,44">
          <text:p/>
        </draw:polygon>
        <draw:polygon draw:style-name="gr163" draw:text-style-name="P9" draw:layer="layout" svg:width="0.002cm" svg:height="0.043cm" svg:x="7.726cm" svg:y="4.557cm" svg:viewBox="0 0 3 44" draw:points="3,0 1,44 0,44">
          <text:p/>
        </draw:polygon>
        <draw:polygon draw:style-name="gr163" draw:text-style-name="P9" draw:layer="layout" svg:width="0.459cm" svg:height="0.109cm" svg:x="7.727cm" svg:y="4.514cm" svg:viewBox="0 0 460 110" draw:points="4,0 460,23 458,67 456,110 0,88 2,44">
          <text:p/>
        </draw:polygon>
        <draw:polygon draw:style-name="gr163" draw:text-style-name="P9" draw:layer="layout" svg:width="0.005cm" svg:height="0.043cm" svg:x="8.185cm" svg:y="4.537cm" svg:viewBox="0 0 6 44" draw:points="0,44 2,0 6,0">
          <text:p/>
        </draw:polygon>
        <draw:polygon draw:style-name="gr163" draw:text-style-name="P9" draw:layer="layout" svg:width="0.466cm" svg:height="0.148cm" svg:x="8.179cm" svg:y="4.537cm" svg:viewBox="0 0 467 149" draw:points="12,0 467,62 461,106 455,149 0,88 6,44">
          <text:p/>
        </draw:polygon>
        <draw:polygon draw:style-name="gr163" draw:text-style-name="P9" draw:layer="layout" svg:width="0.005cm" svg:height="0.043cm" svg:x="8.634cm" svg:y="4.642cm" svg:viewBox="0 0 6 44" draw:points="6,0 3,44 0,44">
          <text:p/>
        </draw:polygon>
        <draw:polygon draw:style-name="gr163" draw:text-style-name="P9" draw:layer="layout" svg:width="0.46cm" svg:height="0.121cm" svg:x="8.637cm" svg:y="4.598cm" svg:viewBox="0 0 461 122" draw:points="6,0 461,35 458,79 455,122 0,88 3,44">
          <text:p/>
        </draw:polygon>
        <draw:polygon draw:style-name="gr163" draw:text-style-name="P9" draw:layer="layout" svg:width="0.002cm" svg:height="0.043cm" svg:x="9.092cm" svg:y="4.677cm" svg:viewBox="0 0 3 44" draw:points="3,0 1,44 0,44">
          <text:p/>
        </draw:polygon>
        <draw:polygon draw:style-name="gr163" draw:text-style-name="P9" draw:layer="layout" svg:width="0.459cm" svg:height="0.109cm" svg:x="9.093cm" svg:y="4.633cm" svg:viewBox="0 0 460 110" draw:points="4,0 460,23 458,67 456,110 0,88 2,44">
          <text:p/>
        </draw:polygon>
        <draw:polygon draw:style-name="gr163" draw:text-style-name="P9" draw:layer="layout" svg:width="0.007cm" svg:height="0.043cm" svg:x="9.551cm" svg:y="4.656cm" svg:viewBox="0 0 8 44" draw:points="0,44 2,0 8,1">
          <text:p/>
        </draw:polygon>
        <draw:polygon draw:style-name="gr163" draw:text-style-name="P9" draw:layer="layout" svg:width="0.47cm" svg:height="0.164cm" svg:x="9.543cm" svg:y="4.657cm" svg:viewBox="0 0 471 165" draw:points="16,0 471,80 463,122 455,165 0,86 8,43">
          <text:p/>
        </draw:polygon>
        <draw:polygon draw:style-name="gr163" draw:text-style-name="P9" draw:layer="layout" svg:width="0.007cm" svg:height="0.043cm" svg:x="9.998cm" svg:y="4.779cm" svg:viewBox="0 0 8 44" draw:points="8,0 4,44 0,43">
          <text:p/>
        </draw:polygon>
        <draw:polygon draw:style-name="gr163" draw:text-style-name="P9" draw:layer="layout" svg:width="0.463cm" svg:height="0.125cm" svg:x="10.002cm" svg:y="4.736cm" svg:viewBox="0 0 464 126" draw:points="8,0 464,39 460,83 456,126 0,88 4,44">
          <text:p/>
        </draw:polygon>
        <draw:polygon draw:style-name="gr163" draw:text-style-name="P9" draw:layer="layout" svg:width="0.01cm" svg:height="0.043cm" svg:x="10.462cm" svg:y="4.774cm" svg:viewBox="0 0 11 44" draw:points="0,44 4,0 11,1">
          <text:p/>
        </draw:polygon>
        <draw:polygon draw:style-name="gr163" draw:text-style-name="P9" draw:layer="layout" svg:width="0.476cm" svg:height="0.197cm" svg:x="10.451cm" svg:y="4.775cm" svg:viewBox="0 0 477 198" draw:points="22,0 477,112 466,155 455,198 0,86 11,43">
          <text:p/>
        </draw:polygon>
        <draw:polygon draw:style-name="gr163" draw:text-style-name="P9" draw:layer="layout" svg:width="0.01cm" svg:height="0.043cm" svg:x="10.906cm" svg:y="4.931cm" svg:viewBox="0 0 11 44" draw:points="11,0 7,44 0,43">
          <text:p/>
        </draw:polygon>
        <draw:polygon draw:style-name="gr163" draw:text-style-name="P9" draw:layer="layout" svg:width="0.463cm" svg:height="0.128cm" svg:x="10.913cm" svg:y="4.887cm" svg:viewBox="0 0 464 129" draw:points="8,0 464,42 460,86 456,129 0,88 4,44">
          <text:p/>
        </draw:polygon>
        <draw:polygon draw:style-name="gr163" draw:text-style-name="P9" draw:layer="layout" svg:width="0.018cm" svg:height="0.043cm" svg:x="11.373cm" svg:y="4.929cm" svg:viewBox="0 0 19 44" draw:points="0,44 4,0 12,2 19,4 19,4">
          <text:p/>
        </draw:polygon>
        <draw:polygon draw:style-name="gr163" draw:text-style-name="P9" draw:layer="layout" svg:width="0.492cm" svg:height="0.297cm" svg:x="11.354cm" svg:y="4.933cm" svg:viewBox="0 0 493 298" draw:points="38,0 493,218 474,258 455,298 0,80 19,40">
          <text:p/>
        </draw:polygon>
        <draw:polygon draw:style-name="gr163" draw:text-style-name="P9" draw:layer="layout" svg:width="0.018cm" svg:height="0.04cm" svg:x="11.809cm" svg:y="5.191cm" svg:viewBox="0 0 19 41" draw:points="19,0 2,41 0,40">
          <text:p/>
        </draw:polygon>
        <draw:polygon draw:style-name="gr163" draw:text-style-name="P9" draw:layer="layout" svg:width="0.488cm" svg:height="0.265cm" svg:x="11.811cm" svg:y="5.15cm" svg:viewBox="0 0 489 266" draw:points="34,0 489,184 472,225 455,266 0,82 17,41">
          <text:p/>
        </draw:polygon>
        <draw:polygon draw:style-name="gr163" draw:text-style-name="P9" draw:layer="layout" svg:width="0.016cm" svg:height="0.041cm" svg:x="12.266cm" svg:y="5.375cm" svg:viewBox="0 0 17 42" draw:points="17,0 5,42 0,41">
          <text:p/>
        </draw:polygon>
        <draw:polygon draw:style-name="gr163" draw:text-style-name="P9" draw:layer="layout" svg:width="0.479cm" svg:height="0.214cm" svg:x="12.271cm" svg:y="5.333cm" svg:viewBox="0 0 480 215" draw:points="24,0 480,131 468,173 456,215 0,84 12,42">
          <text:p/>
        </draw:polygon>
        <draw:polygon draw:style-name="gr163" draw:text-style-name="P9" draw:layer="layout" svg:width="0.013cm" svg:height="0.041cm" svg:x="12.739cm" svg:y="5.464cm" svg:viewBox="0 0 14 42" draw:points="0,42 12,0 14,0">
          <text:p/>
        </draw:polygon>
        <draw:polygon draw:style-name="gr163" draw:text-style-name="P9" draw:layer="layout" svg:width="0.482cm" svg:height="0.238cm" svg:x="12.725cm" svg:y="5.464cm" svg:viewBox="0 0 483 239" draw:points="28,0 483,155 469,197 455,239 0,84 14,42">
          <text:p/>
        </draw:polygon>
        <draw:polygon draw:style-name="gr163" draw:text-style-name="P9" draw:layer="layout" svg:width="0.013cm" svg:height="0.042cm" svg:x="13.18cm" svg:y="5.661cm" svg:viewBox="0 0 14 43" draw:points="14,0 4,43 0,42">
          <text:p/>
        </draw:polygon>
        <draw:polygon draw:style-name="gr163" draw:text-style-name="P9" draw:layer="layout" svg:width="0.475cm" svg:height="0.196cm" svg:x="13.184cm" svg:y="5.618cm" svg:viewBox="0 0 476 197" draw:points="20,0 476,111 466,154 456,197 0,86 10,43">
          <text:p/>
        </draw:polygon>
        <draw:polygon draw:style-name="gr163" draw:text-style-name="P9" draw:layer="layout" svg:width="0.009cm" svg:height="0.042cm" svg:x="13.64cm" svg:y="5.773cm" svg:viewBox="0 0 10 43" draw:points="10,0 2,43 0,43">
          <text:p/>
        </draw:polygon>
        <draw:polygon draw:style-name="gr163" draw:text-style-name="P9" draw:layer="layout" svg:width="0.47cm" svg:height="0.171cm" svg:x="13.642cm" svg:y="5.73cm" svg:viewBox="0 0 471 172" draw:points="16,0 471,87 463,129 455,172 0,86 8,43">
          <text:p/>
        </draw:polygon>
        <draw:polygon draw:style-name="gr163" draw:text-style-name="P9" draw:layer="layout" svg:width="0.012cm" svg:height="0.042cm" svg:x="14.105cm" svg:y="5.817cm" svg:viewBox="0 0 13 43" draw:points="0,43 8,0 13,1">
          <text:p/>
        </draw:polygon>
        <draw:polygon draw:style-name="gr163" draw:text-style-name="P9" draw:layer="layout" svg:width="0.48cm" svg:height="0.219cm" svg:x="14.093cm" svg:y="5.818cm" svg:viewBox="0 0 481 220" draw:points="26,0 481,136 468,178 455,220 0,84 13,42">
          <text:p/>
        </draw:polygon>
        <draw:polygon draw:style-name="gr163" draw:text-style-name="P9" draw:layer="layout" svg:width="0.012cm" svg:height="0.042cm" svg:x="14.548cm" svg:y="5.996cm" svg:viewBox="0 0 13 43" draw:points="13,0 4,43 0,42">
          <text:p/>
        </draw:polygon>
        <draw:polygon draw:style-name="gr163" draw:text-style-name="P9" draw:layer="layout" svg:width="0.473cm" svg:height="0.184cm" svg:x="14.552cm" svg:y="5.953cm" svg:viewBox="0 0 474 185" draw:points="18,0 474,100 465,142 456,185 0,86 9,43">
          <text:p/>
        </draw:polygon>
        <draw:polygon draw:style-name="gr163" draw:text-style-name="P9" draw:layer="layout" svg:width="0.008cm" svg:height="0.042cm" svg:x="15.008cm" svg:y="6.095cm" svg:viewBox="0 0 9 43" draw:points="9,0 1,43 0,43">
          <text:p/>
        </draw:polygon>
        <draw:polygon draw:style-name="gr163" draw:text-style-name="P9" draw:layer="layout" svg:width="0.47cm" svg:height="0.173cm" svg:x="15.009cm" svg:y="6.052cm" svg:viewBox="0 0 471 174" draw:points="16,0 471,89 463,131 455,174 0,86 8,43">
          <text:p/>
        </draw:polygon>
        <draw:polygon draw:style-name="gr163" draw:text-style-name="P9" draw:layer="layout" svg:width="0.008cm" svg:height="0.042cm" svg:x="15.472cm" svg:y="6.141cm" svg:viewBox="0 0 9 43" draw:points="0,43 8,0 9,0">
          <text:p/>
        </draw:polygon>
        <draw:polygon draw:style-name="gr163" draw:text-style-name="P9" draw:layer="layout" svg:width="0.473cm" svg:height="0.176cm" svg:x="15.463cm" svg:y="6.141cm" svg:viewBox="0 0 474 177" draw:points="18,0 474,92 465,134 456,177 0,86 9,43">
          <text:p/>
        </draw:polygon>
        <draw:polygon draw:style-name="gr163" draw:text-style-name="P9" draw:layer="layout" svg:width="0.248cm" svg:height="0.248cm" svg:x="6.695cm" svg:y="4.396cm" svg:viewBox="0 0 249 249" draw:points="0,0 0,249 249,249 249,0">
          <text:p/>
        </draw:polygon>
        <draw:polyline draw:style-name="gr114" draw:text-style-name="P9" draw:layer="layout" svg:width="0.248cm" svg:height="0.248cm" svg:x="6.695cm" svg:y="4.396cm" svg:viewBox="0 0 249 249" draw:points="0,0 0,249 249,249 249,0 0,0">
          <text:p/>
        </draw:polyline>
        <draw:polygon draw:style-name="gr116" draw:text-style-name="P9" draw:layer="layout" svg:width="0.248cm" svg:height="0.248cm" svg:x="7.15cm" svg:y="4.398cm" svg:viewBox="0 0 249 249" draw:points="0,0 0,249 249,249 249,0">
          <text:p/>
        </draw:polygon>
        <draw:polyline draw:style-name="gr114" draw:text-style-name="P9" draw:layer="layout" svg:width="0.248cm" svg:height="0.248cm" svg:x="7.15cm" svg:y="4.398cm" svg:viewBox="0 0 249 249" draw:points="0,0 0,249 249,249 249,0 0,0">
          <text:p/>
        </draw:polyline>
        <draw:polygon draw:style-name="gr116" draw:text-style-name="P9" draw:layer="layout" svg:width="0.248cm" svg:height="0.248cm" svg:x="7.605cm" svg:y="4.433cm" svg:viewBox="0 0 249 249" draw:points="0,0 0,249 249,249 249,0">
          <text:p/>
        </draw:polygon>
        <draw:polyline draw:style-name="gr114" draw:text-style-name="P9" draw:layer="layout" svg:width="0.248cm" svg:height="0.248cm" svg:x="7.605cm" svg:y="4.433cm" svg:viewBox="0 0 249 249" draw:points="0,0 0,249 249,249 249,0 0,0">
          <text:p/>
        </draw:polyline>
        <draw:polygon draw:style-name="gr116" draw:text-style-name="P9" draw:layer="layout" svg:width="0.248cm" svg:height="0.248cm" svg:x="8.061cm" svg:y="4.456cm" svg:viewBox="0 0 249 249" draw:points="0,0 0,249 249,249 249,0">
          <text:p/>
        </draw:polygon>
        <draw:polyline draw:style-name="gr114" draw:text-style-name="P9" draw:layer="layout" svg:width="0.248cm" svg:height="0.248cm" svg:x="8.061cm" svg:y="4.456cm" svg:viewBox="0 0 249 249" draw:points="0,0 0,249 249,249 249,0 0,0">
          <text:p/>
        </draw:polyline>
        <draw:polygon draw:style-name="gr116" draw:text-style-name="P9" draw:layer="layout" svg:width="0.248cm" svg:height="0.248cm" svg:x="8.516cm" svg:y="4.518cm" svg:viewBox="0 0 249 249" draw:points="0,0 0,249 249,249 249,0">
          <text:p/>
        </draw:polygon>
        <draw:polyline draw:style-name="gr114" draw:text-style-name="P9" draw:layer="layout" svg:width="0.248cm" svg:height="0.248cm" svg:x="8.516cm" svg:y="4.518cm" svg:viewBox="0 0 249 249" draw:points="0,0 0,249 249,249 249,0 0,0">
          <text:p/>
        </draw:polyline>
        <draw:polygon draw:style-name="gr116" draw:text-style-name="P9" draw:layer="layout" svg:width="0.249cm" svg:height="0.248cm" svg:x="8.971cm" svg:y="4.553cm" svg:viewBox="0 0 250 249" draw:points="0,0 0,249 250,249 250,0">
          <text:p/>
        </draw:polygon>
        <draw:polyline draw:style-name="gr114" draw:text-style-name="P9" draw:layer="layout" svg:width="0.249cm" svg:height="0.248cm" svg:x="8.971cm" svg:y="4.553cm" svg:viewBox="0 0 250 249" draw:points="0,0 0,249 250,249 250,0 0,0">
          <text:p/>
        </draw:polyline>
        <draw:polygon draw:style-name="gr116" draw:text-style-name="P9" draw:layer="layout" svg:width="0.248cm" svg:height="0.248cm" svg:x="9.427cm" svg:y="4.575cm" svg:viewBox="0 0 249 249" draw:points="0,0 0,249 249,249 249,0">
          <text:p/>
        </draw:polygon>
        <draw:polyline draw:style-name="gr114" draw:text-style-name="P9" draw:layer="layout" svg:width="0.248cm" svg:height="0.248cm" svg:x="9.427cm" svg:y="4.575cm" svg:viewBox="0 0 249 249" draw:points="0,0 0,249 249,249 249,0 0,0">
          <text:p/>
        </draw:polyline>
        <draw:polygon draw:style-name="gr116" draw:text-style-name="P9" draw:layer="layout" svg:width="0.248cm" svg:height="0.248cm" svg:x="9.882cm" svg:y="4.655cm" svg:viewBox="0 0 249 249" draw:points="0,0 0,249 249,249 249,0">
          <text:p/>
        </draw:polygon>
        <draw:polyline draw:style-name="gr114" draw:text-style-name="P9" draw:layer="layout" svg:width="0.248cm" svg:height="0.248cm" svg:x="9.882cm" svg:y="4.655cm" svg:viewBox="0 0 249 249" draw:points="0,0 0,249 249,249 249,0 0,0">
          <text:p/>
        </draw:polyline>
        <draw:polygon draw:style-name="gr116" draw:text-style-name="P9" draw:layer="layout" svg:width="0.248cm" svg:height="0.248cm" svg:x="10.338cm" svg:y="4.694cm" svg:viewBox="0 0 249 249" draw:points="0,0 0,249 249,249 249,0">
          <text:p/>
        </draw:polygon>
        <draw:polyline draw:style-name="gr114" draw:text-style-name="P9" draw:layer="layout" svg:width="0.248cm" svg:height="0.248cm" svg:x="10.338cm" svg:y="4.694cm" svg:viewBox="0 0 249 249" draw:points="0,0 0,249 249,249 249,0 0,0">
          <text:p/>
        </draw:polyline>
        <draw:polygon draw:style-name="gr116" draw:text-style-name="P9" draw:layer="layout" svg:width="0.248cm" svg:height="0.248cm" svg:x="10.793cm" svg:y="4.806cm" svg:viewBox="0 0 249 249" draw:points="0,0 0,249 249,249 249,0">
          <text:p/>
        </draw:polygon>
        <draw:polyline draw:style-name="gr114" draw:text-style-name="P9" draw:layer="layout" svg:width="0.248cm" svg:height="0.248cm" svg:x="10.793cm" svg:y="4.806cm" svg:viewBox="0 0 249 249" draw:points="0,0 0,249 249,249 249,0 0,0">
          <text:p/>
        </draw:polyline>
        <draw:polygon draw:style-name="gr116" draw:text-style-name="P9" draw:layer="layout" svg:width="0.248cm" svg:height="0.248cm" svg:x="11.249cm" svg:y="4.848cm" svg:viewBox="0 0 249 249" draw:points="0,0 0,249 249,249 249,0">
          <text:p/>
        </draw:polygon>
        <draw:polyline draw:style-name="gr114" draw:text-style-name="P9" draw:layer="layout" svg:width="0.248cm" svg:height="0.248cm" svg:x="11.249cm" svg:y="4.848cm" svg:viewBox="0 0 249 249" draw:points="0,0 0,249 249,249 249,0 0,0">
          <text:p/>
        </draw:polyline>
        <draw:polygon draw:style-name="gr116" draw:text-style-name="P9" draw:layer="layout" svg:width="0.248cm" svg:height="0.248cm" svg:x="11.704cm" svg:y="5.066cm" svg:viewBox="0 0 249 249" draw:points="0,0 0,249 249,249 249,0">
          <text:p/>
        </draw:polygon>
        <draw:polyline draw:style-name="gr114" draw:text-style-name="P9" draw:layer="layout" svg:width="0.248cm" svg:height="0.248cm" svg:x="11.704cm" svg:y="5.066cm" svg:viewBox="0 0 249 249" draw:points="0,0 0,249 249,249 249,0 0,0">
          <text:p/>
        </draw:polyline>
        <draw:polygon draw:style-name="gr116" draw:text-style-name="P9" draw:layer="layout" svg:width="0.248cm" svg:height="0.248cm" svg:x="12.159cm" svg:y="5.25cm" svg:viewBox="0 0 249 249" draw:points="0,0 0,249 249,249 249,0">
          <text:p/>
        </draw:polygon>
        <draw:polyline draw:style-name="gr114" draw:text-style-name="P9" draw:layer="layout" svg:width="0.248cm" svg:height="0.248cm" svg:x="12.159cm" svg:y="5.25cm" svg:viewBox="0 0 249 249" draw:points="0,0 0,249 249,249 249,0 0,0">
          <text:p/>
        </draw:polyline>
        <draw:polygon draw:style-name="gr116" draw:text-style-name="P9" draw:layer="layout" svg:width="0.248cm" svg:height="0.248cm" svg:x="12.615cm" svg:y="5.382cm" svg:viewBox="0 0 249 249" draw:points="0,0 0,249 249,249 249,0">
          <text:p/>
        </draw:polygon>
        <draw:polyline draw:style-name="gr114" draw:text-style-name="P9" draw:layer="layout" svg:width="0.248cm" svg:height="0.248cm" svg:x="12.615cm" svg:y="5.382cm" svg:viewBox="0 0 249 249" draw:points="0,0 0,249 249,249 249,0 0,0">
          <text:p/>
        </draw:polyline>
        <draw:polygon draw:style-name="gr116" draw:text-style-name="P9" draw:layer="layout" svg:width="0.248cm" svg:height="0.248cm" svg:x="13.07cm" svg:y="5.537cm" svg:viewBox="0 0 249 249" draw:points="0,0 0,249 249,249 249,0">
          <text:p/>
        </draw:polygon>
        <draw:polyline draw:style-name="gr114" draw:text-style-name="P9" draw:layer="layout" svg:width="0.248cm" svg:height="0.248cm" svg:x="13.07cm" svg:y="5.537cm" svg:viewBox="0 0 249 249" draw:points="0,0 0,249 249,249 249,0 0,0">
          <text:p/>
        </draw:polyline>
        <draw:polygon draw:style-name="gr116" draw:text-style-name="P9" draw:layer="layout" svg:width="0.248cm" svg:height="0.248cm" svg:x="13.526cm" svg:y="5.648cm" svg:viewBox="0 0 249 249" draw:points="0,0 0,249 249,249 249,0">
          <text:p/>
        </draw:polygon>
        <draw:polyline draw:style-name="gr114" draw:text-style-name="P9" draw:layer="layout" svg:width="0.248cm" svg:height="0.248cm" svg:x="13.526cm" svg:y="5.648cm" svg:viewBox="0 0 249 249" draw:points="0,0 0,249 249,249 249,0 0,0">
          <text:p/>
        </draw:polyline>
        <draw:polygon draw:style-name="gr116" draw:text-style-name="P9" draw:layer="layout" svg:width="0.248cm" svg:height="0.248cm" svg:x="13.981cm" svg:y="5.735cm" svg:viewBox="0 0 249 249" draw:points="0,0 0,249 249,249 249,0">
          <text:p/>
        </draw:polygon>
        <draw:polyline draw:style-name="gr114" draw:text-style-name="P9" draw:layer="layout" svg:width="0.248cm" svg:height="0.248cm" svg:x="13.981cm" svg:y="5.735cm" svg:viewBox="0 0 249 249" draw:points="0,0 0,249 249,249 249,0 0,0">
          <text:p/>
        </draw:polyline>
        <draw:polygon draw:style-name="gr116" draw:text-style-name="P9" draw:layer="layout" svg:width="0.248cm" svg:height="0.248cm" svg:x="14.436cm" svg:y="5.871cm" svg:viewBox="0 0 249 249" draw:points="0,0 0,249 249,249 249,0">
          <text:p/>
        </draw:polygon>
        <draw:polyline draw:style-name="gr114" draw:text-style-name="P9" draw:layer="layout" svg:width="0.248cm" svg:height="0.248cm" svg:x="14.436cm" svg:y="5.871cm" svg:viewBox="0 0 249 249" draw:points="0,0 0,249 249,249 249,0 0,0">
          <text:p/>
        </draw:polyline>
        <draw:polygon draw:style-name="gr116" draw:text-style-name="P9" draw:layer="layout" svg:width="0.248cm" svg:height="0.248cm" svg:x="14.892cm" svg:y="5.971cm" svg:viewBox="0 0 249 249" draw:points="0,0 0,249 249,249 249,0">
          <text:p/>
        </draw:polygon>
        <draw:polyline draw:style-name="gr114" draw:text-style-name="P9" draw:layer="layout" svg:width="0.248cm" svg:height="0.248cm" svg:x="14.892cm" svg:y="5.971cm" svg:viewBox="0 0 249 249" draw:points="0,0 0,249 249,249 249,0 0,0">
          <text:p/>
        </draw:polyline>
        <draw:polygon draw:style-name="gr116" draw:text-style-name="P9" draw:layer="layout" svg:width="0.248cm" svg:height="0.248cm" svg:x="15.347cm" svg:y="6.059cm" svg:viewBox="0 0 249 249" draw:points="0,0 0,249 249,249 249,0">
          <text:p/>
        </draw:polygon>
        <draw:polyline draw:style-name="gr114" draw:text-style-name="P9" draw:layer="layout" svg:width="0.248cm" svg:height="0.248cm" svg:x="15.347cm" svg:y="6.059cm" svg:viewBox="0 0 249 249" draw:points="0,0 0,249 249,249 249,0 0,0">
          <text:p/>
        </draw:polyline>
        <draw:polygon draw:style-name="gr116" draw:text-style-name="P9" draw:layer="layout" svg:width="0.248cm" svg:height="0.248cm" svg:x="15.803cm" svg:y="6.151cm" svg:viewBox="0 0 249 249" draw:points="0,0 0,249 249,249 249,0">
          <text:p/>
        </draw:polygon>
        <draw:polyline draw:style-name="gr114" draw:text-style-name="P9" draw:layer="layout" svg:width="0.248cm" svg:height="0.248cm" svg:x="15.803cm" svg:y="6.151cm" svg:viewBox="0 0 249 249" draw:points="0,0 0,249 249,249 249,0 0,0">
          <text:p/>
        </draw:polyline>
        <draw:polygon draw:style-name="gr127" draw:text-style-name="P9" draw:layer="layout" svg:width="0.456cm" svg:height="0.095cm" svg:x="6.818cm" svg:y="4.42cm" svg:viewBox="0 0 457 96" draw:points="2,0 457,8 456,52 455,96 0,88 1,44">
          <text:p/>
        </draw:polygon>
        <draw:polygon draw:style-name="gr127" draw:text-style-name="P9" draw:layer="layout" svg:width="0.001cm" svg:height="0.043cm" svg:x="7.274cm" svg:y="4.428cm" svg:viewBox="0 0 2 44" draw:points="0,44 1,0 2,0">
          <text:p/>
        </draw:polygon>
        <draw:polygon draw:style-name="gr127" draw:text-style-name="P9" draw:layer="layout" svg:width="0.458cm" svg:height="0.108cm" svg:x="7.272cm" svg:y="4.428cm" svg:viewBox="0 0 459 109" draw:points="4,0 459,22 457,66 455,109 0,88 2,44">
          <text:p/>
        </draw:polygon>
        <draw:polygon draw:style-name="gr127" draw:text-style-name="P9" draw:layer="layout" svg:width="0.002cm" svg:height="0.043cm" svg:x="7.729cm" svg:y="4.45cm" svg:viewBox="0 0 3 44" draw:points="0,44 2,0 3,0">
          <text:p/>
        </draw:polygon>
        <draw:polygon draw:style-name="gr127" draw:text-style-name="P9" draw:layer="layout" svg:width="0.461cm" svg:height="0.117cm" svg:x="7.726cm" svg:y="4.45cm" svg:viewBox="0 0 462 118" draw:points="6,0 462,31 459,75 456,118 0,88 3,44">
          <text:p/>
        </draw:polygon>
        <draw:polygon draw:style-name="gr127" draw:text-style-name="P9" draw:layer="layout" svg:width="0.002cm" svg:height="0.043cm" svg:x="8.185cm" svg:y="4.481cm" svg:viewBox="0 0 3 44" draw:points="0,44 3,0 3,0">
          <text:p/>
        </draw:polygon>
        <draw:polygon draw:style-name="gr127" draw:text-style-name="P9" draw:layer="layout" svg:width="0.46cm" svg:height="0.119cm" svg:x="8.182cm" svg:y="4.481cm" svg:viewBox="0 0 461 120" draw:points="6,0 461,33 458,77 455,120 0,88 3,44">
          <text:p/>
        </draw:polygon>
        <draw:polygon draw:style-name="gr127" draw:text-style-name="P9" draw:layer="layout" svg:width="0.003cm" svg:height="0.043cm" svg:x="8.64cm" svg:y="4.514cm" svg:viewBox="0 0 4 44" draw:points="0,44 3,0 4,0">
          <text:p/>
        </draw:polygon>
        <draw:polygon draw:style-name="gr127" draw:text-style-name="P9" draw:layer="layout" svg:width="0.462cm" svg:height="0.13cm" svg:x="8.636cm" svg:y="4.514cm" svg:viewBox="0 0 463 131" draw:points="8,0 463,44 459,88 455,131 0,88 4,44">
          <text:p/>
        </draw:polygon>
        <draw:polygon draw:style-name="gr127" draw:text-style-name="P9" draw:layer="layout" svg:width="0.003cm" svg:height="0.043cm" svg:x="9.091cm" svg:y="4.601cm" svg:viewBox="0 0 4 44" draw:points="4,0 0,44 0,44">
          <text:p/>
        </draw:polygon>
        <draw:polygon draw:style-name="gr127" draw:text-style-name="P9" draw:layer="layout" svg:width="0.463cm" svg:height="0.123cm" svg:x="9.091cm" svg:y="4.557cm" svg:viewBox="0 0 464 124" draw:points="8,0 464,37 460,81 456,124 0,88 4,44">
          <text:p/>
        </draw:polygon>
        <draw:polygon draw:style-name="gr127" draw:text-style-name="P9" draw:layer="layout" svg:width="0.004cm" svg:height="0.043cm" svg:x="9.551cm" svg:y="4.594cm" svg:viewBox="0 0 5 44" draw:points="0,44 4,0 5,0">
          <text:p/>
        </draw:polygon>
        <draw:polygon draw:style-name="gr127" draw:text-style-name="P9" draw:layer="layout" svg:width="0.464cm" svg:height="0.143cm" svg:x="9.546cm" svg:y="4.594cm" svg:viewBox="0 0 465 144" draw:points="10,0 465,57 460,101 455,144 0,88 5,44">
          <text:p/>
        </draw:polygon>
        <draw:polygon draw:style-name="gr127" draw:text-style-name="P9" draw:layer="layout" svg:width="0.004cm" svg:height="0.043cm" svg:x="10.001cm" svg:y="4.695cm" svg:viewBox="0 0 5 44" draw:points="5,0 0,44 0,44">
          <text:p/>
        </draw:polygon>
        <draw:polygon draw:style-name="gr127" draw:text-style-name="P9" draw:layer="layout" svg:width="0.465cm" svg:height="0.138cm" svg:x="10.001cm" svg:y="4.651cm" svg:viewBox="0 0 466 139" draw:points="10,0 466,52 461,96 456,139 0,88 5,44">
          <text:p/>
        </draw:polygon>
        <draw:polygon draw:style-name="gr127" draw:text-style-name="P9" draw:layer="layout" svg:width="0.008cm" svg:height="0.043cm" svg:x="10.462cm" svg:y="4.703cm" svg:viewBox="0 0 9 44" draw:points="0,44 5,0 9,1">
          <text:p/>
        </draw:polygon>
        <draw:polygon draw:style-name="gr127" draw:text-style-name="P9" draw:layer="layout" svg:width="0.472cm" svg:height="0.177cm" svg:x="10.453cm" svg:y="4.704cm" svg:viewBox="0 0 473 178" draw:points="18,0 473,93 464,135 455,178 0,86 9,43">
          <text:p/>
        </draw:polygon>
        <draw:polygon draw:style-name="gr127" draw:text-style-name="P9" draw:layer="layout" svg:width="0.008cm" svg:height="0.042cm" svg:x="10.908cm" svg:y="4.839cm" svg:viewBox="0 0 9 43" draw:points="9,0 2,43 0,43">
          <text:p/>
        </draw:polygon>
        <draw:polygon draw:style-name="gr127" draw:text-style-name="P9" draw:layer="layout" svg:width="0.469cm" svg:height="0.159cm" svg:x="10.91cm" svg:y="4.796cm" svg:viewBox="0 0 470 160" draw:points="14,0 470,75 463,117 456,160 0,86 7,43">
          <text:p/>
        </draw:polygon>
        <draw:polygon draw:style-name="gr127" draw:text-style-name="P9" draw:layer="layout" svg:width="0.015cm" svg:height="0.042cm" svg:x="11.373cm" svg:y="4.871cm" svg:viewBox="0 0 16 43" draw:points="0,43 7,0 15,1 16,2">
          <text:p/>
        </draw:polygon>
        <draw:polygon draw:style-name="gr127" draw:text-style-name="P9" draw:layer="layout" svg:width="0.486cm" svg:height="0.254cm" svg:x="11.357cm" svg:y="4.873cm" svg:viewBox="0 0 487 255" draw:points="32,0 487,173 471,214 455,255 0,82 16,41">
          <text:p/>
        </draw:polygon>
        <draw:polygon draw:style-name="gr127" draw:text-style-name="P9" draw:layer="layout" svg:width="0.015cm" svg:height="0.041cm" svg:x="11.812cm" svg:y="5.087cm" svg:viewBox="0 0 16 42" draw:points="16,0 2,42 0,41">
          <text:p/>
        </draw:polygon>
        <draw:polygon draw:style-name="gr127" draw:text-style-name="P9" draw:layer="layout" svg:width="0.482cm" svg:height="0.241cm" svg:x="11.814cm" svg:y="5.045cm" svg:viewBox="0 0 483 242" draw:points="28,0 483,158 469,200 455,242 0,84 14,42">
          <text:p/>
        </draw:polygon>
        <draw:polygon draw:style-name="gr127" draw:text-style-name="P9" draw:layer="layout" svg:width="0.013cm" svg:height="0.041cm" svg:x="12.269cm" svg:y="5.245cm" svg:viewBox="0 0 14 42" draw:points="14,0 1,42 0,42">
          <text:p/>
        </draw:polygon>
        <draw:polygon draw:style-name="gr127" draw:text-style-name="P9" draw:layer="layout" svg:width="0.481cm" svg:height="0.218cm" svg:x="12.27cm" svg:y="5.203cm" svg:viewBox="0 0 482 219" draw:points="26,0 482,135 469,177 456,219 0,84 13,42">
          <text:p/>
        </draw:polygon>
        <draw:polygon draw:style-name="gr127" draw:text-style-name="P9" draw:layer="layout" svg:width="0.012cm" svg:height="0.041cm" svg:x="12.726cm" svg:y="5.381cm" svg:viewBox="0 0 13 42" draw:points="13,0 1,42 0,42">
          <text:p/>
        </draw:polygon>
        <draw:polygon draw:style-name="gr127" draw:text-style-name="P9" draw:layer="layout" svg:width="0.478cm" svg:height="0.208cm" svg:x="12.727cm" svg:y="5.339cm" svg:viewBox="0 0 479 209" draw:points="24,0 479,125 467,167 455,209 0,84 12,42">
          <text:p/>
        </draw:polygon>
        <draw:polygon draw:style-name="gr127" draw:text-style-name="P9" draw:layer="layout" svg:width="0.011cm" svg:height="0.042cm" svg:x="13.182cm" svg:y="5.506cm" svg:viewBox="0 0 12 43" draw:points="12,0 1,43 0,42">
          <text:p/>
        </draw:polygon>
        <draw:polygon draw:style-name="gr127" draw:text-style-name="P9" draw:layer="layout" svg:width="0.477cm" svg:height="0.198cm" svg:x="13.183cm" svg:y="5.463cm" svg:viewBox="0 0 478 199" draw:points="22,0 478,113 467,156 456,199 0,86 11,43">
          <text:p/>
        </draw:polygon>
        <draw:polygon draw:style-name="gr127" draw:text-style-name="P9" draw:layer="layout" svg:width="0.01cm" svg:height="0.042cm" svg:x="13.65cm" svg:y="5.577cm" svg:viewBox="0 0 11 43" draw:points="0,43 11,0 11,0">
          <text:p/>
        </draw:polygon>
        <draw:polygon draw:style-name="gr127" draw:text-style-name="P9" draw:layer="layout" svg:width="0.476cm" svg:height="0.205cm" svg:x="13.639cm" svg:y="5.577cm" svg:viewBox="0 0 477 206" draw:points="22,0 477,120 466,163 455,206 0,86 11,43">
          <text:p/>
        </draw:polygon>
        <draw:polygon draw:style-name="gr127" draw:text-style-name="P9" draw:layer="layout" svg:width="0.01cm" svg:height="0.042cm" svg:x="14.095cm" svg:y="5.74cm" svg:viewBox="0 0 11 43" draw:points="11,0 2,43 0,43">
          <text:p/>
        </draw:polygon>
        <draw:polygon draw:style-name="gr127" draw:text-style-name="P9" draw:layer="layout" svg:width="0.472cm" svg:height="0.181cm" svg:x="14.096cm" svg:y="5.697cm" svg:viewBox="0 0 473 182" draw:points="18,0 473,97 464,139 455,182 0,86 9,43">
          <text:p/>
        </draw:polygon>
        <draw:polygon draw:style-name="gr127" draw:text-style-name="P9" draw:layer="layout" svg:width="0.008cm" svg:height="0.042cm" svg:x="14.552cm" svg:y="5.836cm" svg:viewBox="0 0 9 43" draw:points="9,0 1,43 0,43">
          <text:p/>
        </draw:polygon>
        <draw:polygon draw:style-name="gr127" draw:text-style-name="P9" draw:layer="layout" svg:width="0.471cm" svg:height="0.173cm" svg:x="14.553cm" svg:y="5.794cm" svg:viewBox="0 0 472 174" draw:points="16,0 472,89 464,131 456,174 0,86 8,43">
          <text:p/>
        </draw:polygon>
        <draw:polygon draw:style-name="gr127" draw:text-style-name="P9" draw:layer="layout" svg:width="0.007cm" svg:height="0.042cm" svg:x="15.009cm" svg:y="5.925cm" svg:viewBox="0 0 8 43" draw:points="8,0 0,43 0,43">
          <text:p/>
        </draw:polygon>
        <draw:polygon draw:style-name="gr127" draw:text-style-name="P9" draw:layer="layout" svg:width="0.47cm" svg:height="0.171cm" svg:x="15.009cm" svg:y="5.882cm" svg:viewBox="0 0 471 172" draw:points="16,0 471,87 463,129 455,172 0,86 8,43">
          <text:p/>
        </draw:polygon>
        <draw:polygon draw:style-name="gr127" draw:text-style-name="P9" draw:layer="layout" svg:width="0.007cm" svg:height="0.042cm" svg:x="15.464cm" svg:y="6.012cm" svg:viewBox="0 0 8 43" draw:points="8,0 0,43 0,43">
          <text:p/>
        </draw:polygon>
        <draw:polygon draw:style-name="gr127" draw:text-style-name="P9" draw:layer="layout" svg:width="0.471cm" svg:height="0.164cm" svg:x="15.464cm" svg:y="5.969cm" svg:viewBox="0 0 472 165" draw:points="16,0 472,80 464,122 456,165 0,86 8,43">
          <text:p/>
        </draw:polygon>
        <draw:polygon draw:style-name="gr127" draw:text-style-name="P9" draw:layer="layout" svg:width="0.248cm" svg:height="0.248cm" svg:x="6.695cm" svg:y="4.34cm" svg:viewBox="0 0 249 249" draw:points="0,124 125,249 249,124 125,0">
          <text:p/>
        </draw:polygon>
        <draw:polyline draw:style-name="gr114" draw:text-style-name="P9" draw:layer="layout" svg:width="0.248cm" svg:height="0.248cm" svg:x="6.695cm" svg:y="4.34cm" svg:viewBox="0 0 249 249" draw:points="0,124 125,249 249,124 125,0 0,124">
          <text:p/>
        </draw:polyline>
        <draw:polygon draw:style-name="gr127" draw:text-style-name="P9" draw:layer="layout" svg:width="0.248cm" svg:height="0.248cm" svg:x="7.15cm" svg:y="4.347cm" svg:viewBox="0 0 249 249" draw:points="0,124 125,249 249,124 125,0">
          <text:p/>
        </draw:polygon>
        <draw:polyline draw:style-name="gr114" draw:text-style-name="P9" draw:layer="layout" svg:width="0.248cm" svg:height="0.248cm" svg:x="7.15cm" svg:y="4.347cm" svg:viewBox="0 0 249 249" draw:points="0,124 125,249 249,124 125,0 0,124">
          <text:p/>
        </draw:polyline>
        <draw:polygon draw:style-name="gr127" draw:text-style-name="P9" draw:layer="layout" svg:width="0.248cm" svg:height="0.248cm" svg:x="7.605cm" svg:y="4.369cm" svg:viewBox="0 0 249 249" draw:points="0,124 125,249 249,124 125,0">
          <text:p/>
        </draw:polygon>
        <draw:polyline draw:style-name="gr114" draw:text-style-name="P9" draw:layer="layout" svg:width="0.248cm" svg:height="0.248cm" svg:x="7.605cm" svg:y="4.369cm" svg:viewBox="0 0 249 249" draw:points="0,124 125,249 249,124 125,0 0,124">
          <text:p/>
        </draw:polyline>
        <draw:polygon draw:style-name="gr127" draw:text-style-name="P9" draw:layer="layout" svg:width="0.248cm" svg:height="0.248cm" svg:x="8.061cm" svg:y="4.4cm" svg:viewBox="0 0 249 249" draw:points="0,124 125,249 249,124 125,0">
          <text:p/>
        </draw:polygon>
        <draw:polyline draw:style-name="gr114" draw:text-style-name="P9" draw:layer="layout" svg:width="0.248cm" svg:height="0.248cm" svg:x="8.061cm" svg:y="4.4cm" svg:viewBox="0 0 249 249" draw:points="0,124 125,249 249,124 125,0 0,124">
          <text:p/>
        </draw:polyline>
        <draw:polygon draw:style-name="gr127" draw:text-style-name="P9" draw:layer="layout" svg:width="0.248cm" svg:height="0.248cm" svg:x="8.516cm" svg:y="4.433cm" svg:viewBox="0 0 249 249" draw:points="0,124 125,249 249,124 125,0">
          <text:p/>
        </draw:polygon>
        <draw:polyline draw:style-name="gr114" draw:text-style-name="P9" draw:layer="layout" svg:width="0.248cm" svg:height="0.248cm" svg:x="8.516cm" svg:y="4.433cm" svg:viewBox="0 0 249 249" draw:points="0,124 125,249 249,124 125,0 0,124">
          <text:p/>
        </draw:polyline>
        <draw:polygon draw:style-name="gr127" draw:text-style-name="P9" draw:layer="layout" svg:width="0.249cm" svg:height="0.248cm" svg:x="8.971cm" svg:y="4.477cm" svg:viewBox="0 0 250 249" draw:points="0,124 125,249 250,124 125,0">
          <text:p/>
        </draw:polygon>
        <draw:polyline draw:style-name="gr114" draw:text-style-name="P9" draw:layer="layout" svg:width="0.249cm" svg:height="0.248cm" svg:x="8.971cm" svg:y="4.477cm" svg:viewBox="0 0 250 249" draw:points="0,124 125,249 250,124 125,0 0,124">
          <text:p/>
        </draw:polyline>
        <draw:polygon draw:style-name="gr127" draw:text-style-name="P9" draw:layer="layout" svg:width="0.248cm" svg:height="0.248cm" svg:x="9.427cm" svg:y="4.514cm" svg:viewBox="0 0 249 249" draw:points="0,124 125,249 249,124 125,0">
          <text:p/>
        </draw:polygon>
        <draw:polyline draw:style-name="gr114" draw:text-style-name="P9" draw:layer="layout" svg:width="0.248cm" svg:height="0.248cm" svg:x="9.427cm" svg:y="4.514cm" svg:viewBox="0 0 249 249" draw:points="0,124 125,249 249,124 125,0 0,124">
          <text:p/>
        </draw:polyline>
        <draw:polygon draw:style-name="gr127" draw:text-style-name="P9" draw:layer="layout" svg:width="0.248cm" svg:height="0.248cm" svg:x="9.882cm" svg:y="4.57cm" svg:viewBox="0 0 249 249" draw:points="0,124 125,249 249,124 125,0">
          <text:p/>
        </draw:polygon>
        <draw:polyline draw:style-name="gr114" draw:text-style-name="P9" draw:layer="layout" svg:width="0.248cm" svg:height="0.248cm" svg:x="9.882cm" svg:y="4.57cm" svg:viewBox="0 0 249 249" draw:points="0,124 125,249 249,124 125,0 0,124">
          <text:p/>
        </draw:polyline>
        <draw:polygon draw:style-name="gr127" draw:text-style-name="P9" draw:layer="layout" svg:width="0.248cm" svg:height="0.248cm" svg:x="10.338cm" svg:y="4.622cm" svg:viewBox="0 0 249 249" draw:points="0,124 125,249 249,124 125,0">
          <text:p/>
        </draw:polygon>
        <draw:polyline draw:style-name="gr114" draw:text-style-name="P9" draw:layer="layout" svg:width="0.248cm" svg:height="0.248cm" svg:x="10.338cm" svg:y="4.622cm" svg:viewBox="0 0 249 249" draw:points="0,124 125,249 249,124 125,0 0,124">
          <text:p/>
        </draw:polyline>
        <draw:polygon draw:style-name="gr127" draw:text-style-name="P9" draw:layer="layout" svg:width="0.248cm" svg:height="0.248cm" svg:x="10.793cm" svg:y="4.715cm" svg:viewBox="0 0 249 249" draw:points="0,124 125,249 249,124 125,0">
          <text:p/>
        </draw:polygon>
        <draw:polyline draw:style-name="gr114" draw:text-style-name="P9" draw:layer="layout" svg:width="0.248cm" svg:height="0.248cm" svg:x="10.793cm" svg:y="4.715cm" svg:viewBox="0 0 249 249" draw:points="0,124 125,249 249,124 125,0 0,124">
          <text:p/>
        </draw:polyline>
        <draw:polygon draw:style-name="gr127" draw:text-style-name="P9" draw:layer="layout" svg:width="0.248cm" svg:height="0.248cm" svg:x="11.249cm" svg:y="4.789cm" svg:viewBox="0 0 249 249" draw:points="0,124 125,249 249,124 125,0">
          <text:p/>
        </draw:polygon>
        <draw:polyline draw:style-name="gr114" draw:text-style-name="P9" draw:layer="layout" svg:width="0.248cm" svg:height="0.248cm" svg:x="11.249cm" svg:y="4.789cm" svg:viewBox="0 0 249 249" draw:points="0,124 125,249 249,124 125,0 0,124">
          <text:p/>
        </draw:polyline>
        <draw:polygon draw:style-name="gr127" draw:text-style-name="P9" draw:layer="layout" svg:width="0.248cm" svg:height="0.248cm" svg:x="11.704cm" svg:y="4.963cm" svg:viewBox="0 0 249 249" draw:points="0,124 125,249 249,124 125,0">
          <text:p/>
        </draw:polygon>
        <draw:polyline draw:style-name="gr114" draw:text-style-name="P9" draw:layer="layout" svg:width="0.248cm" svg:height="0.248cm" svg:x="11.704cm" svg:y="4.963cm" svg:viewBox="0 0 249 249" draw:points="0,124 125,249 249,124 125,0 0,124">
          <text:p/>
        </draw:polyline>
        <draw:polygon draw:style-name="gr127" draw:text-style-name="P9" draw:layer="layout" svg:width="0.248cm" svg:height="0.248cm" svg:x="12.159cm" svg:y="5.121cm" svg:viewBox="0 0 249 249" draw:points="0,124 125,249 249,124 125,0">
          <text:p/>
        </draw:polygon>
        <draw:polyline draw:style-name="gr114" draw:text-style-name="P9" draw:layer="layout" svg:width="0.248cm" svg:height="0.248cm" svg:x="12.159cm" svg:y="5.121cm" svg:viewBox="0 0 249 249" draw:points="0,124 125,249 249,124 125,0 0,124">
          <text:p/>
        </draw:polyline>
        <draw:polygon draw:style-name="gr127" draw:text-style-name="P9" draw:layer="layout" svg:width="0.248cm" svg:height="0.248cm" svg:x="12.615cm" svg:y="5.256cm" svg:viewBox="0 0 249 249" draw:points="0,124 125,249 249,124 125,0">
          <text:p/>
        </draw:polygon>
        <draw:polyline draw:style-name="gr114" draw:text-style-name="P9" draw:layer="layout" svg:width="0.248cm" svg:height="0.248cm" svg:x="12.615cm" svg:y="5.256cm" svg:viewBox="0 0 249 249" draw:points="0,124 125,249 249,124 125,0 0,124">
          <text:p/>
        </draw:polyline>
        <draw:polygon draw:style-name="gr127" draw:text-style-name="P9" draw:layer="layout" svg:width="0.248cm" svg:height="0.248cm" svg:x="13.07cm" svg:y="5.382cm" svg:viewBox="0 0 249 249" draw:points="0,124 125,249 249,124 125,0">
          <text:p/>
        </draw:polygon>
        <draw:polyline draw:style-name="gr114" draw:text-style-name="P9" draw:layer="layout" svg:width="0.248cm" svg:height="0.248cm" svg:x="13.07cm" svg:y="5.382cm" svg:viewBox="0 0 249 249" draw:points="0,124 125,249 249,124 125,0 0,124">
          <text:p/>
        </draw:polyline>
        <draw:polygon draw:style-name="gr127" draw:text-style-name="P9" draw:layer="layout" svg:width="0.248cm" svg:height="0.248cm" svg:x="13.526cm" svg:y="5.495cm" svg:viewBox="0 0 249 249" draw:points="0,124 125,249 249,124 125,0">
          <text:p/>
        </draw:polygon>
        <draw:polyline draw:style-name="gr114" draw:text-style-name="P9" draw:layer="layout" svg:width="0.248cm" svg:height="0.248cm" svg:x="13.526cm" svg:y="5.495cm" svg:viewBox="0 0 249 249" draw:points="0,124 125,249 249,124 125,0 0,124">
          <text:p/>
        </draw:polyline>
        <draw:polygon draw:style-name="gr127" draw:text-style-name="P9" draw:layer="layout" svg:width="0.248cm" svg:height="0.248cm" svg:x="13.981cm" svg:y="5.616cm" svg:viewBox="0 0 249 249" draw:points="0,124 125,249 249,124 125,0">
          <text:p/>
        </draw:polygon>
        <draw:polyline draw:style-name="gr114" draw:text-style-name="P9" draw:layer="layout" svg:width="0.248cm" svg:height="0.248cm" svg:x="13.981cm" svg:y="5.616cm" svg:viewBox="0 0 249 249" draw:points="0,124 125,249 249,124 125,0 0,124">
          <text:p/>
        </draw:polyline>
        <draw:polygon draw:style-name="gr127" draw:text-style-name="P9" draw:layer="layout" svg:width="0.248cm" svg:height="0.248cm" svg:x="14.436cm" svg:y="5.712cm" svg:viewBox="0 0 249 249" draw:points="0,124 125,249 249,124 125,0">
          <text:p/>
        </draw:polygon>
        <draw:polyline draw:style-name="gr114" draw:text-style-name="P9" draw:layer="layout" svg:width="0.248cm" svg:height="0.248cm" svg:x="14.436cm" svg:y="5.712cm" svg:viewBox="0 0 249 249" draw:points="0,124 125,249 249,124 125,0 0,124">
          <text:p/>
        </draw:polyline>
        <draw:polygon draw:style-name="gr127" draw:text-style-name="P9" draw:layer="layout" svg:width="0.248cm" svg:height="0.248cm" svg:x="14.892cm" svg:y="5.801cm" svg:viewBox="0 0 249 249" draw:points="0,124 125,249 249,124 125,0">
          <text:p/>
        </draw:polygon>
        <draw:polyline draw:style-name="gr114" draw:text-style-name="P9" draw:layer="layout" svg:width="0.248cm" svg:height="0.248cm" svg:x="14.892cm" svg:y="5.801cm" svg:viewBox="0 0 249 249" draw:points="0,124 125,249 249,124 125,0 0,124">
          <text:p/>
        </draw:polyline>
        <draw:polygon draw:style-name="gr127" draw:text-style-name="P9" draw:layer="layout" svg:width="0.248cm" svg:height="0.248cm" svg:x="15.347cm" svg:y="5.887cm" svg:viewBox="0 0 249 249" draw:points="0,124 125,249 249,124 125,0">
          <text:p/>
        </draw:polygon>
        <draw:polyline draw:style-name="gr114" draw:text-style-name="P9" draw:layer="layout" svg:width="0.248cm" svg:height="0.248cm" svg:x="15.347cm" svg:y="5.887cm" svg:viewBox="0 0 249 249" draw:points="0,124 125,249 249,124 125,0 0,124">
          <text:p/>
        </draw:polyline>
        <draw:polygon draw:style-name="gr127" draw:text-style-name="P9" draw:layer="layout" svg:width="0.248cm" svg:height="0.248cm" svg:x="15.803cm" svg:y="5.967cm" svg:viewBox="0 0 249 249" draw:points="0,124 125,249 249,124 125,0">
          <text:p/>
        </draw:polygon>
        <draw:polyline draw:style-name="gr114" draw:text-style-name="P9" draw:layer="layout" svg:width="0.248cm" svg:height="0.248cm" svg:x="15.803cm" svg:y="5.967cm" svg:viewBox="0 0 249 249" draw:points="0,124 125,249 249,124 125,0 0,124">
          <text:p/>
        </draw:polyline>
        <draw:polygon draw:style-name="gr116" draw:text-style-name="P9" draw:layer="layout" svg:width="0.315cm" svg:height="0.087cm" svg:x="16.418cm" svg:y="5.967cm" svg:viewBox="0 0 316 88" draw:points="0,0 316,0 316,88 0,88">
          <text:p/>
        </draw:polygon>
        <draw:polygon draw:style-name="gr116" draw:text-style-name="P9" draw:layer="layout" svg:width="0.158cm" svg:height="0.157cm" svg:x="16.497cm" svg:y="5.931cm" svg:viewBox="0 0 159 158" draw:points="0,0 0,158 159,158 159,0">
          <text:p/>
        </draw:polygon>
        <draw:polyline draw:style-name="gr114" draw:text-style-name="P9" draw:layer="layout" svg:width="0.158cm" svg:height="0.157cm" svg:x="16.497cm" svg:y="5.931cm" svg:viewBox="0 0 159 158" draw:points="0,0 0,158 159,158 159,0 0,0">
          <text:p/>
        </draw:polyline>
        <draw:polygon draw:style-name="gr127" draw:text-style-name="P9" draw:layer="layout" svg:width="0.315cm" svg:height="0.087cm" svg:x="16.418cm" svg:y="6.76cm" svg:viewBox="0 0 316 88" draw:points="0,0 316,0 316,88 0,88">
          <text:p/>
        </draw:polygon>
        <draw:polygon draw:style-name="gr127" draw:text-style-name="P9" draw:layer="layout" svg:width="0.158cm" svg:height="0.157cm" svg:x="16.497cm" svg:y="6.724cm" svg:viewBox="0 0 159 158" draw:points="0,80 80,158 159,80 80,0">
          <text:p/>
        </draw:polygon>
        <draw:polyline draw:style-name="gr114" draw:text-style-name="P9" draw:layer="layout" svg:width="0.158cm" svg:height="0.157cm" svg:x="16.497cm" svg:y="6.724cm" svg:viewBox="0 0 159 158" draw:points="0,80 80,158 159,80 80,0 0,80">
          <text:p/>
        </draw:polyline>
        <draw:frame draw:style-name="gr164" draw:text-style-name="P21" draw:layer="layout" svg:width="3.415cm" svg:height="0.569cm" svg:x="16.795cm" svg:y="5.897cm">
          <draw:text-box>
            <text:p><text:span text:style-name="T15">Qualität (einfache Heur</text:span></text:p>
          </draw:text-box>
        </draw:frame>
        <draw:frame draw:style-name="gr122" draw:text-style-name="P21" draw:layer="layout" svg:width="0.595cm" svg:height="0.569cm" svg:x="19.725cm" svg:y="5.897cm">
          <draw:text-box>
            <text:p><text:span text:style-name="T15">-</text:span></text:p>
          </draw:text-box>
        </draw:frame>
        <draw:frame draw:style-name="gr165" draw:text-style-name="P21" draw:layer="layout" svg:width="1.09cm" svg:height="0.569cm" svg:x="16.795cm" svg:y="6.265cm">
          <draw:text-box>
            <text:p><text:span text:style-name="T15">istik)</text:span></text:p>
          </draw:text-box>
        </draw:frame>
        <draw:frame draw:style-name="gr166" draw:text-style-name="P21" draw:layer="layout" svg:width="3.089cm" svg:height="0.569cm" svg:x="16.795cm" svg:y="6.687cm">
          <draw:text-box>
            <text:p><text:span text:style-name="T15">Qualität (intelligente </text:span></text:p>
          </draw:text-box>
        </draw:frame>
        <draw:frame draw:style-name="gr167" draw:text-style-name="P21" draw:layer="layout" svg:width="1.7cm" svg:height="0.569cm" svg:x="16.795cm" svg:y="7.056cm">
          <draw:text-box>
            <text:p><text:span text:style-name="T15">Heuristik)</text:span></text:p>
          </draw:text-box>
        </draw:frame>
        <draw:frame draw:style-name="gr168" draw:text-style-name="P22" draw:layer="layout" svg:width="4.287cm" svg:height="0.603cm" svg:x="9.121cm" svg:y="9.499cm">
          <draw:text-box>
            <text:p><text:span text:style-name="T16">Geschwindigkeit Zielobjekt</text:span></text:p>
          </draw:text-box>
        </draw:frame>
        <draw:frame draw:style-name="gr169" draw:text-style-name="P22" draw:layer="layout" svg:width="2.526cm" svg:height="0.603cm" draw:transform="rotate (1.5707963267946) translate (5.713cm 7.047cm)">
          <draw:text-box>
            <text:p><text:span text:style-name="T16">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office:forms form:automatic-focus="false" form:apply-design-mode="false"/>
        <draw:polygon draw:style-name="gr108" draw:text-style-name="P9" draw:layer="layout" svg:width="15.207cm" svg:height="6.977cm" svg:x="5.733cm" svg:y="4.127cm" svg:viewBox="0 0 15208 6978" draw:points="0,0 15208,0 15208,6978 0,6978">
          <text:p/>
        </draw:polygon>
        <draw:polyline draw:style-name="gr109" draw:text-style-name="P9" draw:layer="layout" svg:width="9.107cm" svg:height="5.221cm" svg:x="7.462cm" svg:y="4.451cm" svg:viewBox="0 0 9108 5222" draw:points="4554,5222 0,5222 0,0 9108,0 9108,5222 4554,5222">
          <text:p/>
        </draw:polyline>
        <draw:line draw:style-name="gr109" draw:text-style-name="P9" draw:layer="layout" svg:x1="16.57cm" svg:y1="9.673cm" svg:x2="7.462cm" svg:y2="9.673cm">
          <text:p/>
        </draw:line>
        <draw:line draw:style-name="gr109" draw:text-style-name="P9" draw:layer="layout" svg:x1="16.57cm" svg:y1="8.802cm" svg:x2="7.462cm" svg:y2="8.802cm">
          <text:p/>
        </draw:line>
        <draw:line draw:style-name="gr109" draw:text-style-name="P9" draw:layer="layout" svg:x1="16.57cm" svg:y1="7.932cm" svg:x2="7.462cm" svg:y2="7.932cm">
          <text:p/>
        </draw:line>
        <draw:line draw:style-name="gr109" draw:text-style-name="P9" draw:layer="layout" svg:x1="16.57cm" svg:y1="7.061cm" svg:x2="7.462cm" svg:y2="7.061cm">
          <text:p/>
        </draw:line>
        <draw:line draw:style-name="gr109" draw:text-style-name="P9" draw:layer="layout" svg:x1="16.57cm" svg:y1="6.191cm" svg:x2="7.462cm" svg:y2="6.191cm">
          <text:p/>
        </draw:line>
        <draw:line draw:style-name="gr109" draw:text-style-name="P9" draw:layer="layout" svg:x1="16.57cm" svg:y1="5.32cm" svg:x2="7.462cm" svg:y2="5.32cm">
          <text:p/>
        </draw:line>
        <draw:line draw:style-name="gr109" draw:text-style-name="P9" draw:layer="layout" svg:x1="16.57cm" svg:y1="4.45cm" svg:x2="7.462cm" svg:y2="4.45cm">
          <text:p/>
        </draw:line>
        <draw:frame draw:style-name="gr112" draw:text-style-name="P21" draw:layer="layout" svg:width="0.659cm" svg:height="0.569cm" svg:x="7.396cm" svg:y="9.968cm">
          <draw:text-box>
            <text:p><text:span text:style-name="T15">0</text:span></text:p>
          </draw:text-box>
        </draw:frame>
        <draw:frame draw:style-name="gr112" draw:text-style-name="P21" draw:layer="layout" svg:width="0.896cm" svg:height="0.569cm" svg:x="7.729cm" svg:y="9.968cm">
          <draw:text-box>
            <text:p><text:span text:style-name="T15">0.1</text:span></text:p>
          </draw:text-box>
        </draw:frame>
        <draw:frame draw:style-name="gr112" draw:text-style-name="P21" draw:layer="layout" svg:width="0.896cm" svg:height="0.569cm" svg:x="8.172cm" svg:y="9.968cm">
          <draw:text-box>
            <text:p><text:span text:style-name="T15">0.2</text:span></text:p>
          </draw:text-box>
        </draw:frame>
        <draw:frame draw:style-name="gr112" draw:text-style-name="P21" draw:layer="layout" svg:width="0.896cm" svg:height="0.569cm" svg:x="8.644cm" svg:y="9.968cm">
          <draw:text-box>
            <text:p><text:span text:style-name="T15">0.3</text:span></text:p>
          </draw:text-box>
        </draw:frame>
        <draw:frame draw:style-name="gr112" draw:text-style-name="P21" draw:layer="layout" svg:width="0.896cm" svg:height="0.569cm" svg:x="9.087cm" svg:y="9.968cm">
          <draw:text-box>
            <text:p><text:span text:style-name="T15">0.4</text:span></text:p>
          </draw:text-box>
        </draw:frame>
        <draw:frame draw:style-name="gr112" draw:text-style-name="P21" draw:layer="layout" svg:width="0.896cm" svg:height="0.569cm" svg:x="9.531cm" svg:y="9.968cm">
          <draw:text-box>
            <text:p><text:span text:style-name="T15">0.5</text:span></text:p>
          </draw:text-box>
        </draw:frame>
        <draw:frame draw:style-name="gr112" draw:text-style-name="P21" draw:layer="layout" svg:width="0.896cm" svg:height="0.569cm" svg:x="10.002cm" svg:y="9.968cm">
          <draw:text-box>
            <text:p><text:span text:style-name="T15">0.6</text:span></text:p>
          </draw:text-box>
        </draw:frame>
        <draw:frame draw:style-name="gr112" draw:text-style-name="P21" draw:layer="layout" svg:width="0.896cm" svg:height="0.569cm" svg:x="10.445cm" svg:y="9.968cm">
          <draw:text-box>
            <text:p><text:span text:style-name="T15">0.7</text:span></text:p>
          </draw:text-box>
        </draw:frame>
        <draw:frame draw:style-name="gr112" draw:text-style-name="P21" draw:layer="layout" svg:width="0.896cm" svg:height="0.569cm" svg:x="10.916cm" svg:y="9.968cm">
          <draw:text-box>
            <text:p><text:span text:style-name="T15">0.8</text:span></text:p>
          </draw:text-box>
        </draw:frame>
        <draw:frame draw:style-name="gr112" draw:text-style-name="P21" draw:layer="layout" svg:width="0.896cm" svg:height="0.569cm" svg:x="11.36cm" svg:y="9.968cm">
          <draw:text-box>
            <text:p><text:span text:style-name="T15">0.9</text:span></text:p>
          </draw:text-box>
        </draw:frame>
        <draw:frame draw:style-name="gr112" draw:text-style-name="P21" draw:layer="layout" svg:width="0.659cm" svg:height="0.569cm" svg:x="11.942cm" svg:y="9.968cm">
          <draw:text-box>
            <text:p><text:span text:style-name="T15">1</text:span></text:p>
          </draw:text-box>
        </draw:frame>
        <draw:frame draw:style-name="gr112" draw:text-style-name="P21" draw:layer="layout" svg:width="0.896cm" svg:height="0.569cm" svg:x="12.275cm" svg:y="9.968cm">
          <draw:text-box>
            <text:p><text:span text:style-name="T15">1.1</text:span></text:p>
          </draw:text-box>
        </draw:frame>
        <draw:frame draw:style-name="gr112" draw:text-style-name="P21" draw:layer="layout" svg:width="0.896cm" svg:height="0.569cm" svg:x="12.718cm" svg:y="9.968cm">
          <draw:text-box>
            <text:p><text:span text:style-name="T15">1.2</text:span></text:p>
          </draw:text-box>
        </draw:frame>
        <draw:frame draw:style-name="gr112" draw:text-style-name="P21" draw:layer="layout" svg:width="0.896cm" svg:height="0.569cm" svg:x="13.189cm" svg:y="9.968cm">
          <draw:text-box>
            <text:p><text:span text:style-name="T15">1.3</text:span></text:p>
          </draw:text-box>
        </draw:frame>
        <draw:frame draw:style-name="gr112" draw:text-style-name="P21" draw:layer="layout" svg:width="0.896cm" svg:height="0.569cm" svg:x="13.633cm" svg:y="9.968cm">
          <draw:text-box>
            <text:p><text:span text:style-name="T15">1.4</text:span></text:p>
          </draw:text-box>
        </draw:frame>
        <draw:frame draw:style-name="gr112" draw:text-style-name="P21" draw:layer="layout" svg:width="0.896cm" svg:height="0.569cm" svg:x="14.104cm" svg:y="9.968cm">
          <draw:text-box>
            <text:p><text:span text:style-name="T15">1.5</text:span></text:p>
          </draw:text-box>
        </draw:frame>
        <draw:frame draw:style-name="gr112" draw:text-style-name="P21" draw:layer="layout" svg:width="0.896cm" svg:height="0.569cm" svg:x="14.547cm" svg:y="9.968cm">
          <draw:text-box>
            <text:p><text:span text:style-name="T15">1.6</text:span></text:p>
          </draw:text-box>
        </draw:frame>
        <draw:frame draw:style-name="gr112" draw:text-style-name="P21" draw:layer="layout" svg:width="0.896cm" svg:height="0.569cm" svg:x="15.019cm" svg:y="9.968cm">
          <draw:text-box>
            <text:p><text:span text:style-name="T15">1.7</text:span></text:p>
          </draw:text-box>
        </draw:frame>
        <draw:frame draw:style-name="gr112" draw:text-style-name="P21" draw:layer="layout" svg:width="0.896cm" svg:height="0.569cm" svg:x="15.462cm" svg:y="9.968cm">
          <draw:text-box>
            <text:p><text:span text:style-name="T15">1.8</text:span></text:p>
          </draw:text-box>
        </draw:frame>
        <draw:frame draw:style-name="gr112" draw:text-style-name="P21" draw:layer="layout" svg:width="0.896cm" svg:height="0.569cm" svg:x="15.905cm" svg:y="9.968cm">
          <draw:text-box>
            <text:p><text:span text:style-name="T15">1.9</text:span></text:p>
          </draw:text-box>
        </draw:frame>
        <draw:frame draw:style-name="gr112" draw:text-style-name="P21" draw:layer="layout" svg:width="0.659cm" svg:height="0.569cm" svg:x="16.488cm" svg:y="9.968cm">
          <draw:text-box>
            <text:p><text:span text:style-name="T15">2</text:span></text:p>
          </draw:text-box>
        </draw:frame>
        <draw:line draw:style-name="gr109" draw:text-style-name="P9" draw:layer="layout" svg:x1="7.462cm" svg:y1="9.822cm" svg:x2="7.462cm" svg:y2="9.673cm">
          <text:p/>
        </draw:line>
        <draw:line draw:style-name="gr109" draw:text-style-name="P9" draw:layer="layout" svg:x1="7.917cm" svg:y1="9.822cm" svg:x2="7.917cm" svg:y2="9.673cm">
          <text:p/>
        </draw:line>
        <draw:line draw:style-name="gr109" draw:text-style-name="P9" draw:layer="layout" svg:x1="8.372cm" svg:y1="9.822cm" svg:x2="8.372cm" svg:y2="9.673cm">
          <text:p/>
        </draw:line>
        <draw:line draw:style-name="gr109" draw:text-style-name="P9" draw:layer="layout" svg:x1="8.828cm" svg:y1="9.822cm" svg:x2="8.828cm" svg:y2="9.673cm">
          <text:p/>
        </draw:line>
        <draw:line draw:style-name="gr109" draw:text-style-name="P9" draw:layer="layout" svg:x1="9.283cm" svg:y1="9.822cm" svg:x2="9.283cm" svg:y2="9.673cm">
          <text:p/>
        </draw:line>
        <draw:line draw:style-name="gr109" draw:text-style-name="P9" draw:layer="layout" svg:x1="9.739cm" svg:y1="9.822cm" svg:x2="9.739cm" svg:y2="9.673cm">
          <text:p/>
        </draw:line>
        <draw:line draw:style-name="gr109" draw:text-style-name="P9" draw:layer="layout" svg:x1="10.194cm" svg:y1="9.822cm" svg:x2="10.194cm" svg:y2="9.673cm">
          <text:p/>
        </draw:line>
        <draw:line draw:style-name="gr109" draw:text-style-name="P9" draw:layer="layout" svg:x1="10.649cm" svg:y1="9.822cm" svg:x2="10.649cm" svg:y2="9.673cm">
          <text:p/>
        </draw:line>
        <draw:line draw:style-name="gr109" draw:text-style-name="P9" draw:layer="layout" svg:x1="11.105cm" svg:y1="9.822cm" svg:x2="11.105cm" svg:y2="9.673cm">
          <text:p/>
        </draw:line>
        <draw:line draw:style-name="gr109" draw:text-style-name="P9" draw:layer="layout" svg:x1="11.56cm" svg:y1="9.822cm" svg:x2="11.56cm" svg:y2="9.673cm">
          <text:p/>
        </draw:line>
        <draw:line draw:style-name="gr109" draw:text-style-name="P9" draw:layer="layout" svg:x1="12.016cm" svg:y1="9.822cm" svg:x2="12.016cm" svg:y2="9.673cm">
          <text:p/>
        </draw:line>
        <draw:line draw:style-name="gr109" draw:text-style-name="P9" draw:layer="layout" svg:x1="12.471cm" svg:y1="9.822cm" svg:x2="12.471cm" svg:y2="9.673cm">
          <text:p/>
        </draw:line>
        <draw:line draw:style-name="gr109" draw:text-style-name="P9" draw:layer="layout" svg:x1="12.926cm" svg:y1="9.822cm" svg:x2="12.926cm" svg:y2="9.673cm">
          <text:p/>
        </draw:line>
        <draw:line draw:style-name="gr109" draw:text-style-name="P9" draw:layer="layout" svg:x1="13.382cm" svg:y1="9.822cm" svg:x2="13.382cm" svg:y2="9.673cm">
          <text:p/>
        </draw:line>
        <draw:line draw:style-name="gr109" draw:text-style-name="P9" draw:layer="layout" svg:x1="13.837cm" svg:y1="9.822cm" svg:x2="13.837cm" svg:y2="9.673cm">
          <text:p/>
        </draw:line>
        <draw:line draw:style-name="gr109" draw:text-style-name="P9" draw:layer="layout" svg:x1="14.293cm" svg:y1="9.822cm" svg:x2="14.293cm" svg:y2="9.673cm">
          <text:p/>
        </draw:line>
        <draw:line draw:style-name="gr109" draw:text-style-name="P9" draw:layer="layout" svg:x1="14.748cm" svg:y1="9.822cm" svg:x2="14.748cm" svg:y2="9.673cm">
          <text:p/>
        </draw:line>
        <draw:line draw:style-name="gr109" draw:text-style-name="P9" draw:layer="layout" svg:x1="15.203cm" svg:y1="9.822cm" svg:x2="15.203cm" svg:y2="9.673cm">
          <text:p/>
        </draw:line>
        <draw:line draw:style-name="gr109" draw:text-style-name="P9" draw:layer="layout" svg:x1="15.66cm" svg:y1="9.822cm" svg:x2="15.66cm" svg:y2="9.673cm">
          <text:p/>
        </draw:line>
        <draw:line draw:style-name="gr109" draw:text-style-name="P9" draw:layer="layout" svg:x1="16.115cm" svg:y1="9.822cm" svg:x2="16.115cm" svg:y2="9.673cm">
          <text:p/>
        </draw:line>
        <draw:polyline draw:style-name="gr109" draw:text-style-name="P9" draw:layer="layout" svg:width="0.148cm" svg:height="9.107cm" draw:transform="rotate (1.5707963267946) translate (7.46225554901035cm 9.82218955004553cm)" svg:viewBox="0 0 149 9108" draw:points="0,24033 149,24033 149,14925">
          <text:p/>
        </draw:polyline>
        <draw:frame draw:style-name="gr112" draw:text-style-name="P21" draw:layer="layout" svg:width="0.659cm" svg:height="0.569cm" svg:x="7.063cm" svg:y="9.52cm">
          <draw:text-box>
            <text:p><text:span text:style-name="T15">0</text:span></text:p>
          </draw:text-box>
        </draw:frame>
        <draw:frame draw:style-name="gr112" draw:text-style-name="P21" draw:layer="layout" svg:width="0.815cm" svg:height="0.569cm" svg:x="6.897cm" svg:y="8.65cm">
          <draw:text-box>
            <text:p><text:span text:style-name="T15">20</text:span></text:p>
          </draw:text-box>
        </draw:frame>
        <draw:frame draw:style-name="gr112" draw:text-style-name="P21" draw:layer="layout" svg:width="0.815cm" svg:height="0.569cm" svg:x="6.897cm" svg:y="7.779cm">
          <draw:text-box>
            <text:p><text:span text:style-name="T15">40</text:span></text:p>
          </draw:text-box>
        </draw:frame>
        <draw:frame draw:style-name="gr112" draw:text-style-name="P21" draw:layer="layout" svg:width="0.815cm" svg:height="0.569cm" svg:x="6.897cm" svg:y="6.908cm">
          <draw:text-box>
            <text:p><text:span text:style-name="T15">60</text:span></text:p>
          </draw:text-box>
        </draw:frame>
        <draw:frame draw:style-name="gr112" draw:text-style-name="P21" draw:layer="layout" svg:width="0.815cm" svg:height="0.569cm" svg:x="6.897cm" svg:y="6.037cm">
          <draw:text-box>
            <text:p><text:span text:style-name="T15">80</text:span></text:p>
          </draw:text-box>
        </draw:frame>
        <draw:frame draw:style-name="gr112" draw:text-style-name="P21" draw:layer="layout" svg:width="0.972cm" svg:height="0.569cm" svg:x="6.731cm" svg:y="5.166cm">
          <draw:text-box>
            <text:p><text:span text:style-name="T15">100</text:span></text:p>
          </draw:text-box>
        </draw:frame>
        <draw:frame draw:style-name="gr112" draw:text-style-name="P21" draw:layer="layout" svg:width="0.972cm" svg:height="0.569cm" svg:x="6.731cm" svg:y="4.295cm">
          <draw:text-box>
            <text:p><text:span text:style-name="T15">120</text:span></text:p>
          </draw:text-box>
        </draw:frame>
        <draw:line draw:style-name="gr109" draw:text-style-name="P9" draw:layer="layout" svg:x1="7.313cm" svg:y1="9.673cm" svg:x2="7.463cm" svg:y2="9.673cm">
          <text:p/>
        </draw:line>
        <draw:line draw:style-name="gr109" draw:text-style-name="P9" draw:layer="layout" svg:x1="7.313cm" svg:y1="8.802cm" svg:x2="7.463cm" svg:y2="8.802cm">
          <text:p/>
        </draw:line>
        <draw:line draw:style-name="gr109" draw:text-style-name="P9" draw:layer="layout" svg:x1="7.313cm" svg:y1="7.932cm" svg:x2="7.463cm" svg:y2="7.932cm">
          <text:p/>
        </draw:line>
        <draw:line draw:style-name="gr109" draw:text-style-name="P9" draw:layer="layout" svg:x1="7.313cm" svg:y1="7.061cm" svg:x2="7.463cm" svg:y2="7.061cm">
          <text:p/>
        </draw:line>
        <draw:line draw:style-name="gr109" draw:text-style-name="P9" draw:layer="layout" svg:x1="7.313cm" svg:y1="6.191cm" svg:x2="7.463cm" svg:y2="6.191cm">
          <text:p/>
        </draw:line>
        <draw:line draw:style-name="gr109" draw:text-style-name="P9" draw:layer="layout" svg:x1="7.313cm" svg:y1="5.32cm" svg:x2="7.463cm" svg:y2="5.32cm">
          <text:p/>
        </draw:line>
        <draw:polyline draw:style-name="gr109" draw:text-style-name="P9" draw:layer="layout" svg:width="0.149cm" svg:height="5.221cm" svg:x="7.313cm" svg:y="4.45cm" svg:viewBox="0 0 150 5222" draw:points="0,0 150,0 150,5222">
          <text:p/>
        </draw:polyline>
        <draw:polygon draw:style-name="gr113" draw:text-style-name="P9" draw:layer="layout" svg:width="0.498cm" svg:height="0.335cm" svg:x="7.44cm" svg:y="8.291cm" svg:viewBox="0 0 499 336" draw:points="44,0 499,261 477,299 455,336 0,76 22,38">
          <text:p/>
        </draw:polygon>
        <draw:polygon draw:style-name="gr113" draw:text-style-name="P9" draw:layer="layout" svg:width="0.021cm" svg:height="0.041cm" svg:x="7.895cm" svg:y="8.59cm" svg:viewBox="0 0 22 42" draw:points="22,0 8,42 1,39 0,38">
          <text:p/>
        </draw:polygon>
        <draw:polygon draw:style-name="gr113" draw:text-style-name="P9" draw:layer="layout" svg:width="0.482cm" svg:height="0.231cm" svg:x="7.903cm" svg:y="8.548cm" svg:viewBox="0 0 483 232" draw:points="28,0 483,148 469,190 455,232 0,84 14,42">
          <text:p/>
        </draw:polygon>
        <draw:polygon draw:style-name="gr113" draw:text-style-name="P9" draw:layer="layout" svg:width="0.013cm" svg:height="0.042cm" svg:x="8.358cm" svg:y="8.738cm" svg:viewBox="0 0 14 43" draw:points="14,0 3,43 0,42">
          <text:p/>
        </draw:polygon>
        <draw:polygon draw:style-name="gr113" draw:text-style-name="P9" draw:layer="layout" svg:width="0.477cm" svg:height="0.205cm" svg:x="8.361cm" svg:y="8.695cm" svg:viewBox="0 0 478 206" draw:points="22,0 478,120 467,163 456,206 0,86 11,43">
          <text:p/>
        </draw:polygon>
        <draw:polygon draw:style-name="gr113" draw:text-style-name="P9" draw:layer="layout" svg:width="0.01cm" svg:height="0.042cm" svg:x="8.817cm" svg:y="8.859cm" svg:viewBox="0 0 11 43" draw:points="11,0 3,43 0,43">
          <text:p/>
        </draw:polygon>
        <draw:polygon draw:style-name="gr113" draw:text-style-name="P9" draw:layer="layout" svg:width="0.47cm" svg:height="0.167cm" svg:x="8.82cm" svg:y="8.816cm" svg:viewBox="0 0 471 168" draw:points="16,0 471,83 463,125 455,168 0,86 8,43">
          <text:p/>
        </draw:polygon>
        <draw:polygon draw:style-name="gr113" draw:text-style-name="P9" draw:layer="layout" svg:width="0.007cm" svg:height="0.043cm" svg:x="9.275cm" svg:y="8.941cm" svg:viewBox="0 0 8 44" draw:points="8,0 3,44 0,43">
          <text:p/>
        </draw:polygon>
        <draw:polygon draw:style-name="gr113" draw:text-style-name="P9" draw:layer="layout" svg:width="0.464cm" svg:height="0.133cm" svg:x="9.278cm" svg:y="8.898cm" svg:viewBox="0 0 465 134" draw:points="10,0 465,47 460,91 455,134 0,88 5,44">
          <text:p/>
        </draw:polygon>
        <draw:polygon draw:style-name="gr113" draw:text-style-name="P9" draw:layer="layout" svg:width="0.004cm" svg:height="0.043cm" svg:x="9.733cm" svg:y="8.988cm" svg:viewBox="0 0 5 44" draw:points="5,0 1,44 0,44">
          <text:p/>
        </draw:polygon>
        <draw:polygon draw:style-name="gr113" draw:text-style-name="P9" draw:layer="layout" svg:width="0.463cm" svg:height="0.13cm" svg:x="9.734cm" svg:y="8.944cm" svg:viewBox="0 0 464 131" draw:points="8,0 464,44 460,88 456,131 0,88 4,44">
          <text:p/>
        </draw:polygon>
        <draw:polygon draw:style-name="gr113" draw:text-style-name="P9" draw:layer="layout" svg:width="0.004cm" svg:height="0.043cm" svg:x="10.194cm" svg:y="8.988cm" svg:viewBox="0 0 5 44" draw:points="0,44 4,0 5,0">
          <text:p/>
        </draw:polygon>
        <draw:polygon draw:style-name="gr113" draw:text-style-name="P9" draw:layer="layout" svg:width="0.464cm" svg:height="0.141cm" svg:x="10.189cm" svg:y="8.988cm" svg:viewBox="0 0 465 142" draw:points="10,0 465,55 460,99 455,142 0,88 5,44">
          <text:p/>
        </draw:polygon>
        <draw:polygon draw:style-name="gr113" draw:text-style-name="P9" draw:layer="layout" svg:width="0.006cm" svg:height="0.043cm" svg:x="10.644cm" svg:y="9.087cm" svg:viewBox="0 0 7 44" draw:points="5,0 7,44 0,44 0,44">
          <text:p/>
        </draw:polygon>
        <draw:polygon draw:style-name="gr113" draw:text-style-name="P9" draw:layer="layout" svg:width="0.459cm" svg:height="0.112cm" svg:x="10.647cm" svg:y="9.017cm" svg:viewBox="0 0 460 113" draw:points="0,26 456,0 458,44 460,88 4,113 2,70">
          <text:p/>
        </draw:polygon>
        <draw:polygon draw:style-name="gr113" draw:text-style-name="P9" draw:layer="layout" svg:width="0.003cm" svg:height="0.043cm" svg:x="11.103cm" svg:y="9.017cm" svg:viewBox="0 0 4 44" draw:points="2,44 0,0 4,0">
          <text:p/>
        </draw:polygon>
        <draw:polygon draw:style-name="gr113" draw:text-style-name="P9" draw:layer="layout" svg:width="0.458cm" svg:height="0.111cm" svg:x="11.103cm" svg:y="9.017cm" svg:viewBox="0 0 459 112" draw:points="4,0 459,25 457,69 455,112 0,88 2,44">
          <text:p/>
        </draw:polygon>
        <draw:polygon draw:style-name="gr113" draw:text-style-name="P9" draw:layer="layout" svg:width="0.002cm" svg:height="0.043cm" svg:x="11.56cm" svg:y="9.042cm" svg:viewBox="0 0 3 44" draw:points="0,44 2,0 3,0">
          <text:p/>
        </draw:polygon>
        <draw:polygon draw:style-name="gr113" draw:text-style-name="P9" draw:layer="layout" svg:width="0.461cm" svg:height="0.114cm" svg:x="11.557cm" svg:y="9.042cm" svg:viewBox="0 0 462 115" draw:points="6,0 462,28 459,72 456,115 0,88 3,44">
          <text:p/>
        </draw:polygon>
        <draw:polygon draw:style-name="gr113" draw:text-style-name="P9" draw:layer="layout" svg:width="0.003cm" svg:height="0.043cm" svg:x="12.016cm" svg:y="9.07cm" svg:viewBox="0 0 4 44" draw:points="0,44 3,0 4,0">
          <text:p/>
        </draw:polygon>
        <draw:polygon draw:style-name="gr113" draw:text-style-name="P9" draw:layer="layout" svg:width="0.462cm" svg:height="0.127cm" svg:x="12.012cm" svg:y="9.07cm" svg:viewBox="0 0 463 128" draw:points="8,0 463,41 459,85 455,128 0,88 4,44">
          <text:p/>
        </draw:polygon>
        <draw:polygon draw:style-name="gr113" draw:text-style-name="P9" draw:layer="layout" svg:width="0.003cm" svg:height="0.043cm" svg:x="12.467cm" svg:y="9.154cm" svg:viewBox="0 0 4 44" draw:points="4,0 3,44 0,44">
          <text:p/>
        </draw:polygon>
        <draw:polygon draw:style-name="gr113" draw:text-style-name="P9" draw:layer="layout" svg:width="0.456cm" svg:height="0.099cm" svg:x="12.47cm" svg:y="9.111cm" svg:viewBox="0 0 457 100" draw:points="2,0 457,12 456,56 455,100 0,88 1,44">
          <text:p/>
        </draw:polygon>
        <draw:polygon draw:style-name="gr113" draw:text-style-name="P9" draw:layer="layout" svg:width="0.002cm" svg:height="0.043cm" svg:x="12.926cm" svg:y="9.122cm" svg:viewBox="0 0 3 44" draw:points="0,44 1,0 3,0">
          <text:p/>
        </draw:polygon>
        <draw:polygon draw:style-name="gr113" draw:text-style-name="P9" draw:layer="layout" svg:width="0.461cm" svg:height="0.113cm" svg:x="12.923cm" svg:y="9.122cm" svg:viewBox="0 0 462 114" draw:points="6,0 462,27 459,71 456,114 0,88 3,44">
          <text:p/>
        </draw:polygon>
        <draw:polygon draw:style-name="gr113" draw:text-style-name="P9" draw:layer="layout" svg:width="0.002cm" svg:height="0.043cm" svg:x="13.379cm" svg:y="9.193cm" svg:viewBox="0 0 3 44" draw:points="3,0 3,44 0,44">
          <text:p/>
        </draw:polygon>
        <draw:polygon draw:style-name="gr113" draw:text-style-name="P9" draw:layer="layout" svg:width="0.454cm" svg:height="0.092cm" svg:x="13.382cm" svg:y="9.149cm" svg:viewBox="0 0 455 93" draw:points="0,0 455,5 455,49 455,93 0,88 0,44">
          <text:p/>
        </draw:polygon>
        <draw:polygon draw:style-name="gr113" draw:text-style-name="P9" draw:layer="layout" svg:width="0.001cm" svg:height="0.043cm" svg:x="13.837cm" svg:y="9.198cm" svg:viewBox="0 0 2 44" draw:points="0,0 2,44 0,44">
          <text:p/>
        </draw:polygon>
        <draw:polygon draw:style-name="gr113" draw:text-style-name="P9" draw:layer="layout" svg:width="0.459cm" svg:height="0.105cm" svg:x="13.835cm" svg:y="9.136cm" svg:viewBox="0 0 460 106" draw:points="0,18 456,0 458,44 460,88 4,106 2,62">
          <text:p/>
        </draw:polygon>
        <draw:polygon draw:style-name="gr113" draw:text-style-name="P9" draw:layer="layout" svg:width="0.004cm" svg:height="0.043cm" svg:x="14.291cm" svg:y="9.136cm" svg:viewBox="0 0 5 44" draw:points="2,44 0,0 5,0">
          <text:p/>
        </draw:polygon>
        <draw:polygon draw:style-name="gr113" draw:text-style-name="P9" draw:layer="layout" svg:width="0.46cm" svg:height="0.117cm" svg:x="14.29cm" svg:y="9.136cm" svg:viewBox="0 0 461 118" draw:points="6,0 461,31 458,75 455,118 0,88 3,44">
          <text:p/>
        </draw:polygon>
        <draw:polygon draw:style-name="gr113" draw:text-style-name="P9" draw:layer="layout" svg:width="0.002cm" svg:height="0.043cm" svg:x="14.745cm" svg:y="9.211cm" svg:viewBox="0 0 3 44" draw:points="3,0 2,44 0,44">
          <text:p/>
        </draw:polygon>
        <draw:polygon draw:style-name="gr113" draw:text-style-name="P9" draw:layer="layout" svg:width="0.456cm" svg:height="0.095cm" svg:x="14.747cm" svg:y="9.167cm" svg:viewBox="0 0 457 96" draw:points="2,0 457,8 456,52 455,96 0,88 1,44">
          <text:p/>
        </draw:polygon>
        <draw:polygon draw:style-name="gr113" draw:text-style-name="P9" draw:layer="layout" svg:width="0cm" svg:height="0.043cm" svg:x="15.202cm" svg:y="9.219cm" svg:viewBox="0 0 1 44" draw:points="1,0 1,44 0,44">
          <text:p/>
        </draw:polygon>
        <draw:polygon draw:style-name="gr113" draw:text-style-name="P9" draw:layer="layout" svg:width="0.455cm" svg:height="0.09cm" svg:x="15.203cm" svg:y="9.172cm" svg:viewBox="0 0 456 91" draw:points="0,3 456,0 456,44 456,88 0,91 0,47">
          <text:p/>
        </draw:polygon>
        <draw:polygon draw:style-name="gr113" draw:text-style-name="P9" draw:layer="layout" svg:width="0.002cm" svg:height="0.043cm" svg:x="15.66cm" svg:y="9.172cm" svg:viewBox="0 0 3 44" draw:points="0,44 0,0 3,0">
          <text:p/>
        </draw:polygon>
        <draw:polygon draw:style-name="gr113" draw:text-style-name="P9" draw:layer="layout" svg:width="0.46cm" svg:height="0.112cm" svg:x="15.657cm" svg:y="9.172cm" svg:viewBox="0 0 461 113" draw:points="6,0 461,26 458,70 455,113 0,88 3,44">
          <text:p/>
        </draw:polygon>
        <draw:polygon draw:style-name="gr113" draw:text-style-name="P9" draw:layer="layout" svg:width="0.005cm" svg:height="0.043cm" svg:x="16.112cm" svg:y="9.242cm" svg:viewBox="0 0 6 44" draw:points="3,0 6,44 0,44">
          <text:p/>
        </draw:polygon>
        <draw:polygon draw:style-name="gr113" draw:text-style-name="P9" draw:layer="layout" svg:width="0.461cm" svg:height="0.113cm" svg:x="16.112cm" svg:y="9.171cm" svg:viewBox="0 0 462 114" draw:points="0,27 456,0 459,44 462,88 6,114 3,71">
          <text:p/>
        </draw:polygon>
        <draw:polygon draw:style-name="gr113" draw:text-style-name="P9" draw:layer="layout" svg:width="0.248cm" svg:height="0.248cm" svg:x="7.338cm" svg:y="8.205cm" svg:viewBox="0 0 249 249" draw:points="0,0 0,249 249,249 249,0">
          <text:p/>
        </draw:polygon>
        <draw:polyline draw:style-name="gr114" draw:text-style-name="P9" draw:layer="layout" svg:width="0.248cm" svg:height="0.248cm" svg:x="7.338cm" svg:y="8.205cm" svg:viewBox="0 0 249 249" draw:points="0,0 0,249 249,249 249,0 0,0">
          <text:p/>
        </draw:polyline>
        <draw:polygon draw:style-name="gr115" draw:text-style-name="P9" draw:layer="layout" svg:width="0.248cm" svg:height="0.248cm" svg:x="7.793cm" svg:y="8.466cm" svg:viewBox="0 0 249 249" draw:points="0,0 0,249 249,249 249,0">
          <text:p/>
        </draw:polygon>
        <draw:polyline draw:style-name="gr114" draw:text-style-name="P9" draw:layer="layout" svg:width="0.248cm" svg:height="0.248cm" svg:x="7.793cm" svg:y="8.466cm" svg:viewBox="0 0 249 249" draw:points="0,0 0,249 249,249 249,0 0,0">
          <text:p/>
        </draw:polyline>
        <draw:polygon draw:style-name="gr115" draw:text-style-name="P9" draw:layer="layout" svg:width="0.248cm" svg:height="0.248cm" svg:x="8.248cm" svg:y="8.614cm" svg:viewBox="0 0 249 249" draw:points="0,0 0,249 249,249 249,0">
          <text:p/>
        </draw:polygon>
        <draw:polyline draw:style-name="gr114" draw:text-style-name="P9" draw:layer="layout" svg:width="0.248cm" svg:height="0.248cm" svg:x="8.248cm" svg:y="8.614cm" svg:viewBox="0 0 249 249" draw:points="0,0 0,249 249,249 249,0 0,0">
          <text:p/>
        </draw:polyline>
        <draw:polygon draw:style-name="gr115" draw:text-style-name="P9" draw:layer="layout" svg:width="0.248cm" svg:height="0.248cm" svg:x="8.704cm" svg:y="8.734cm" svg:viewBox="0 0 249 249" draw:points="0,0 0,249 249,249 249,0">
          <text:p/>
        </draw:polygon>
        <draw:polyline draw:style-name="gr114" draw:text-style-name="P9" draw:layer="layout" svg:width="0.248cm" svg:height="0.248cm" svg:x="8.704cm" svg:y="8.734cm" svg:viewBox="0 0 249 249" draw:points="0,0 0,249 249,249 249,0 0,0">
          <text:p/>
        </draw:polyline>
        <draw:polygon draw:style-name="gr115" draw:text-style-name="P9" draw:layer="layout" svg:width="0.248cm" svg:height="0.248cm" svg:x="9.159cm" svg:y="8.817cm" svg:viewBox="0 0 249 249" draw:points="0,0 0,249 249,249 249,0">
          <text:p/>
        </draw:polygon>
        <draw:polyline draw:style-name="gr114" draw:text-style-name="P9" draw:layer="layout" svg:width="0.248cm" svg:height="0.248cm" svg:x="9.159cm" svg:y="8.817cm" svg:viewBox="0 0 249 249" draw:points="0,0 0,249 249,249 249,0 0,0">
          <text:p/>
        </draw:polyline>
        <draw:polygon draw:style-name="gr115" draw:text-style-name="P9" draw:layer="layout" svg:width="0.249cm" svg:height="0.248cm" svg:x="9.614cm" svg:y="8.864cm" svg:viewBox="0 0 250 249" draw:points="0,0 0,249 250,249 250,0">
          <text:p/>
        </draw:polygon>
        <draw:polyline draw:style-name="gr114" draw:text-style-name="P9" draw:layer="layout" svg:width="0.249cm" svg:height="0.248cm" svg:x="9.614cm" svg:y="8.864cm" svg:viewBox="0 0 250 249" draw:points="0,0 0,249 250,249 250,0 0,0">
          <text:p/>
        </draw:polyline>
        <draw:polygon draw:style-name="gr115" draw:text-style-name="P9" draw:layer="layout" svg:width="0.248cm" svg:height="0.248cm" svg:x="10.07cm" svg:y="8.907cm" svg:viewBox="0 0 249 249" draw:points="0,0 0,249 249,249 249,0">
          <text:p/>
        </draw:polygon>
        <draw:polyline draw:style-name="gr114" draw:text-style-name="P9" draw:layer="layout" svg:width="0.248cm" svg:height="0.248cm" svg:x="10.07cm" svg:y="8.907cm" svg:viewBox="0 0 249 249" draw:points="0,0 0,249 249,249 249,0 0,0">
          <text:p/>
        </draw:polyline>
        <draw:polygon draw:style-name="gr115" draw:text-style-name="P9" draw:layer="layout" svg:width="0.248cm" svg:height="0.248cm" svg:x="10.525cm" svg:y="8.962cm" svg:viewBox="0 0 249 249" draw:points="0,0 0,249 249,249 249,0">
          <text:p/>
        </draw:polygon>
        <draw:polyline draw:style-name="gr114" draw:text-style-name="P9" draw:layer="layout" svg:width="0.248cm" svg:height="0.248cm" svg:x="10.525cm" svg:y="8.962cm" svg:viewBox="0 0 249 249" draw:points="0,0 0,249 249,249 249,0 0,0">
          <text:p/>
        </draw:polyline>
        <draw:polygon draw:style-name="gr115" draw:text-style-name="P9" draw:layer="layout" svg:width="0.248cm" svg:height="0.248cm" svg:x="10.981cm" svg:y="8.936cm" svg:viewBox="0 0 249 249" draw:points="0,0 0,249 249,249 249,0">
          <text:p/>
        </draw:polygon>
        <draw:polyline draw:style-name="gr114" draw:text-style-name="P9" draw:layer="layout" svg:width="0.248cm" svg:height="0.248cm" svg:x="10.981cm" svg:y="8.936cm" svg:viewBox="0 0 249 249" draw:points="0,0 0,249 249,249 249,0 0,0">
          <text:p/>
        </draw:polyline>
        <draw:polygon draw:style-name="gr115" draw:text-style-name="P9" draw:layer="layout" svg:width="0.248cm" svg:height="0.248cm" svg:x="11.436cm" svg:y="8.961cm" svg:viewBox="0 0 249 249" draw:points="0,0 0,249 249,249 249,0">
          <text:p/>
        </draw:polygon>
        <draw:polyline draw:style-name="gr114" draw:text-style-name="P9" draw:layer="layout" svg:width="0.248cm" svg:height="0.248cm" svg:x="11.436cm" svg:y="8.961cm" svg:viewBox="0 0 249 249" draw:points="0,0 0,249 249,249 249,0 0,0">
          <text:p/>
        </draw:polyline>
        <draw:polygon draw:style-name="gr115" draw:text-style-name="P9" draw:layer="layout" svg:width="0.248cm" svg:height="0.248cm" svg:x="11.892cm" svg:y="8.989cm" svg:viewBox="0 0 249 249" draw:points="0,0 0,249 249,249 249,0">
          <text:p/>
        </draw:polygon>
        <draw:polyline draw:style-name="gr114" draw:text-style-name="P9" draw:layer="layout" svg:width="0.248cm" svg:height="0.248cm" svg:x="11.892cm" svg:y="8.989cm" svg:viewBox="0 0 249 249" draw:points="0,0 0,249 249,249 249,0 0,0">
          <text:p/>
        </draw:polyline>
        <draw:polygon draw:style-name="gr115" draw:text-style-name="P9" draw:layer="layout" svg:width="0.248cm" svg:height="0.248cm" svg:x="12.347cm" svg:y="9.03cm" svg:viewBox="0 0 249 249" draw:points="0,0 0,249 249,249 249,0">
          <text:p/>
        </draw:polygon>
        <draw:polyline draw:style-name="gr114" draw:text-style-name="P9" draw:layer="layout" svg:width="0.248cm" svg:height="0.248cm" svg:x="12.347cm" svg:y="9.03cm" svg:viewBox="0 0 249 249" draw:points="0,0 0,249 249,249 249,0 0,0">
          <text:p/>
        </draw:polyline>
        <draw:polygon draw:style-name="gr115" draw:text-style-name="P9" draw:layer="layout" svg:width="0.248cm" svg:height="0.248cm" svg:x="12.802cm" svg:y="9.042cm" svg:viewBox="0 0 249 249" draw:points="0,0 0,249 249,249 249,0">
          <text:p/>
        </draw:polygon>
        <draw:polyline draw:style-name="gr114" draw:text-style-name="P9" draw:layer="layout" svg:width="0.248cm" svg:height="0.248cm" svg:x="12.802cm" svg:y="9.042cm" svg:viewBox="0 0 249 249" draw:points="0,0 0,249 249,249 249,0 0,0">
          <text:p/>
        </draw:polyline>
        <draw:polygon draw:style-name="gr115" draw:text-style-name="P9" draw:layer="layout" svg:width="0.248cm" svg:height="0.248cm" svg:x="13.258cm" svg:y="9.069cm" svg:viewBox="0 0 249 249" draw:points="0,0 0,249 249,249 249,0">
          <text:p/>
        </draw:polygon>
        <draw:polyline draw:style-name="gr114" draw:text-style-name="P9" draw:layer="layout" svg:width="0.248cm" svg:height="0.248cm" svg:x="13.258cm" svg:y="9.069cm" svg:viewBox="0 0 249 249" draw:points="0,0 0,249 249,249 249,0 0,0">
          <text:p/>
        </draw:polyline>
        <draw:polygon draw:style-name="gr115" draw:text-style-name="P9" draw:layer="layout" svg:width="0.248cm" svg:height="0.248cm" svg:x="13.713cm" svg:y="9.074cm" svg:viewBox="0 0 249 249" draw:points="0,0 0,249 249,249 249,0">
          <text:p/>
        </draw:polygon>
        <draw:polyline draw:style-name="gr114" draw:text-style-name="P9" draw:layer="layout" svg:width="0.248cm" svg:height="0.248cm" svg:x="13.713cm" svg:y="9.074cm" svg:viewBox="0 0 249 249" draw:points="0,0 0,249 249,249 249,0 0,0">
          <text:p/>
        </draw:polyline>
        <draw:polygon draw:style-name="gr115" draw:text-style-name="P9" draw:layer="layout" svg:width="0.248cm" svg:height="0.248cm" svg:x="14.169cm" svg:y="9.056cm" svg:viewBox="0 0 249 249" draw:points="0,0 0,249 249,249 249,0">
          <text:p/>
        </draw:polygon>
        <draw:polyline draw:style-name="gr114" draw:text-style-name="P9" draw:layer="layout" svg:width="0.248cm" svg:height="0.248cm" svg:x="14.169cm" svg:y="9.056cm" svg:viewBox="0 0 249 249" draw:points="0,0 0,249 249,249 249,0 0,0">
          <text:p/>
        </draw:polyline>
        <draw:polygon draw:style-name="gr115" draw:text-style-name="P9" draw:layer="layout" svg:width="0.248cm" svg:height="0.248cm" svg:x="14.624cm" svg:y="9.087cm" svg:viewBox="0 0 249 249" draw:points="0,0 0,249 249,249 249,0">
          <text:p/>
        </draw:polygon>
        <draw:polyline draw:style-name="gr114" draw:text-style-name="P9" draw:layer="layout" svg:width="0.248cm" svg:height="0.248cm" svg:x="14.624cm" svg:y="9.087cm" svg:viewBox="0 0 249 249" draw:points="0,0 0,249 249,249 249,0 0,0">
          <text:p/>
        </draw:polyline>
        <draw:polygon draw:style-name="gr115" draw:text-style-name="P9" draw:layer="layout" svg:width="0.248cm" svg:height="0.248cm" svg:x="15.079cm" svg:y="9.095cm" svg:viewBox="0 0 249 249" draw:points="0,0 0,249 249,249 249,0">
          <text:p/>
        </draw:polygon>
        <draw:polyline draw:style-name="gr114" draw:text-style-name="P9" draw:layer="layout" svg:width="0.248cm" svg:height="0.248cm" svg:x="15.079cm" svg:y="9.095cm" svg:viewBox="0 0 249 249" draw:points="0,0 0,249 249,249 249,0 0,0">
          <text:p/>
        </draw:polyline>
        <draw:polygon draw:style-name="gr115" draw:text-style-name="P9" draw:layer="layout" svg:width="0.248cm" svg:height="0.248cm" svg:x="15.535cm" svg:y="9.092cm" svg:viewBox="0 0 249 249" draw:points="0,0 0,249 249,249 249,0">
          <text:p/>
        </draw:polygon>
        <draw:polyline draw:style-name="gr114" draw:text-style-name="P9" draw:layer="layout" svg:width="0.248cm" svg:height="0.248cm" svg:x="15.535cm" svg:y="9.092cm" svg:viewBox="0 0 249 249" draw:points="0,0 0,249 249,249 249,0 0,0">
          <text:p/>
        </draw:polyline>
        <draw:polygon draw:style-name="gr115" draw:text-style-name="P9" draw:layer="layout" svg:width="0.248cm" svg:height="0.248cm" svg:x="15.99cm" svg:y="9.118cm" svg:viewBox="0 0 249 249" draw:points="0,0 0,249 249,249 249,0">
          <text:p/>
        </draw:polygon>
        <draw:polyline draw:style-name="gr114" draw:text-style-name="P9" draw:layer="layout" svg:width="0.248cm" svg:height="0.248cm" svg:x="15.99cm" svg:y="9.118cm" svg:viewBox="0 0 249 249" draw:points="0,0 0,249 249,249 249,0 0,0">
          <text:p/>
        </draw:polyline>
        <draw:polygon draw:style-name="gr115" draw:text-style-name="P9" draw:layer="layout" svg:width="0.248cm" svg:height="0.248cm" svg:x="16.446cm" svg:y="9.091cm" svg:viewBox="0 0 249 249" draw:points="0,0 0,249 249,249 249,0">
          <text:p/>
        </draw:polygon>
        <draw:polyline draw:style-name="gr114" draw:text-style-name="P9" draw:layer="layout" svg:width="0.248cm" svg:height="0.248cm" svg:x="16.446cm" svg:y="9.091cm" svg:viewBox="0 0 249 249" draw:points="0,0 0,249 249,249 249,0 0,0">
          <text:p/>
        </draw:polyline>
        <draw:polygon draw:style-name="gr116" draw:text-style-name="P9" draw:layer="layout" svg:width="0.454cm" svg:height="0.092cm" svg:x="7.462cm" svg:y="5.424cm" svg:viewBox="0 0 455 93" draw:points="0,5 455,0 455,44 455,88 0,93 0,49">
          <text:p/>
        </draw:polygon>
        <draw:polygon draw:style-name="gr116" draw:text-style-name="P9" draw:layer="layout" svg:width="0.003cm" svg:height="0.043cm" svg:x="7.917cm" svg:y="5.424cm" svg:viewBox="0 0 4 44" draw:points="0,44 0,0 4,0">
          <text:p/>
        </draw:polygon>
        <draw:polygon draw:style-name="gr116" draw:text-style-name="P9" draw:layer="layout" svg:width="0.462cm" svg:height="0.123cm" svg:x="7.913cm" svg:y="5.424cm" svg:viewBox="0 0 463 124" draw:points="8,0 463,37 459,81 455,124 0,88 4,44">
          <text:p/>
        </draw:polygon>
        <draw:polygon draw:style-name="gr116" draw:text-style-name="P9" draw:layer="layout" svg:width="0.003cm" svg:height="0.043cm" svg:x="8.368cm" svg:y="5.505cm" svg:viewBox="0 0 4 44" draw:points="4,0 1,44 0,44">
          <text:p/>
        </draw:polygon>
        <draw:polygon draw:style-name="gr116" draw:text-style-name="P9" draw:layer="layout" svg:width="0.461cm" svg:height="0.114cm" svg:x="8.369cm" svg:y="5.461cm" svg:viewBox="0 0 462 115" draw:points="6,0 462,28 459,72 456,115 0,88 3,44">
          <text:p/>
        </draw:polygon>
        <draw:polygon draw:style-name="gr116" draw:text-style-name="P9" draw:layer="layout" svg:width="0.004cm" svg:height="0.043cm" svg:x="8.828cm" svg:y="5.489cm" svg:viewBox="0 0 5 44" draw:points="0,44 3,0 5,0">
          <text:p/>
        </draw:polygon>
        <draw:polygon draw:style-name="gr116" draw:text-style-name="P9" draw:layer="layout" svg:width="0.464cm" svg:height="0.133cm" svg:x="8.823cm" svg:y="5.489cm" svg:viewBox="0 0 465 134" draw:points="10,0 465,47 460,91 455,134 0,88 5,44">
          <text:p/>
        </draw:polygon>
        <draw:polygon draw:style-name="gr116" draw:text-style-name="P9" draw:layer="layout" svg:width="0.007cm" svg:height="0.043cm" svg:x="9.283cm" svg:y="5.535cm" svg:viewBox="0 0 8 44" draw:points="0,44 5,0 8,1">
          <text:p/>
        </draw:polygon>
        <draw:polygon draw:style-name="gr116" draw:text-style-name="P9" draw:layer="layout" svg:width="0.47cm" svg:height="0.169cm" svg:x="9.275cm" svg:y="5.536cm" svg:viewBox="0 0 471 170" draw:points="16,0 471,85 463,127 455,170 0,86 8,43">
          <text:p/>
        </draw:polygon>
        <draw:polygon draw:style-name="gr116" draw:text-style-name="P9" draw:layer="layout" svg:width="0.007cm" svg:height="0.042cm" svg:x="9.73cm" svg:y="5.664cm" svg:viewBox="0 0 8 43" draw:points="8,0 1,43 0,43">
          <text:p/>
        </draw:polygon>
        <draw:polygon draw:style-name="gr116" draw:text-style-name="P9" draw:layer="layout" svg:width="0.469cm" svg:height="0.157cm" svg:x="9.731cm" svg:y="5.621cm" svg:viewBox="0 0 470 158" draw:points="14,0 470,73 463,115 456,158 0,86 7,43">
          <text:p/>
        </draw:polygon>
        <draw:polygon draw:style-name="gr116" draw:text-style-name="P9" draw:layer="layout" svg:width="0.008cm" svg:height="0.042cm" svg:x="10.194cm" svg:y="5.694cm" svg:viewBox="0 0 9 43" draw:points="0,43 7,0 9,0">
          <text:p/>
        </draw:polygon>
        <draw:polygon draw:style-name="gr116" draw:text-style-name="P9" draw:layer="layout" svg:width="0.472cm" svg:height="0.174cm" svg:x="10.185cm" svg:y="5.694cm" svg:viewBox="0 0 473 175" draw:points="18,0 473,90 464,132 455,175 0,86 9,43">
          <text:p/>
        </draw:polygon>
        <draw:polygon draw:style-name="gr116" draw:text-style-name="P9" draw:layer="layout" svg:width="0.009cm" svg:height="0.042cm" svg:x="10.649cm" svg:y="5.783cm" svg:viewBox="0 0 10 43" draw:points="0,43 9,0 10,0">
          <text:p/>
        </draw:polygon>
        <draw:polygon draw:style-name="gr116" draw:text-style-name="P9" draw:layer="layout" svg:width="0.475cm" svg:height="0.187cm" svg:x="10.639cm" svg:y="5.783cm" svg:viewBox="0 0 476 188" draw:points="20,0 476,103 466,145 456,188 0,86 10,43">
          <text:p/>
        </draw:polygon>
        <draw:polygon draw:style-name="gr116" draw:text-style-name="P9" draw:layer="layout" svg:width="0.009cm" svg:height="0.042cm" svg:x="11.105cm" svg:y="5.886cm" svg:viewBox="0 0 10 43" draw:points="0,43 10,0 10,0">
          <text:p/>
        </draw:polygon>
        <draw:polygon draw:style-name="gr116" draw:text-style-name="P9" draw:layer="layout" svg:width="0.474cm" svg:height="0.193cm" svg:x="11.095cm" svg:y="5.886cm" svg:viewBox="0 0 475 194" draw:points="20,0 475,108 465,151 455,194 0,86 10,43">
          <text:p/>
        </draw:polygon>
        <draw:polygon draw:style-name="gr116" draw:text-style-name="P9" draw:layer="layout" svg:width="0.009cm" svg:height="0.042cm" svg:x="11.55cm" svg:y="6.037cm" svg:viewBox="0 0 10 43" draw:points="10,0 2,43 0,43">
          <text:p/>
        </draw:polygon>
        <draw:polygon draw:style-name="gr116" draw:text-style-name="P9" draw:layer="layout" svg:width="0.471cm" svg:height="0.169cm" svg:x="11.552cm" svg:y="5.994cm" svg:viewBox="0 0 472 170" draw:points="16,0 472,85 464,127 456,170 0,86 8,43">
          <text:p/>
        </draw:polygon>
        <draw:polygon draw:style-name="gr116" draw:text-style-name="P9" draw:layer="layout" svg:width="0.024cm" svg:height="0.042cm" svg:x="12.016cm" svg:y="6.079cm" svg:viewBox="0 0 25 43" draw:points="0,43 8,0 15,2 22,5 25,7">
          <text:p/>
        </draw:polygon>
        <draw:polygon draw:style-name="gr116" draw:text-style-name="P9" draw:layer="layout" svg:width="0.504cm" svg:height="0.389cm" svg:x="11.991cm" svg:y="6.086cm" svg:viewBox="0 0 505 390" draw:points="50,0 505,319 480,354 455,390 0,72 25,36">
          <text:p/>
        </draw:polygon>
        <draw:polygon draw:style-name="gr116" draw:text-style-name="P9" draw:layer="layout" svg:width="0.024cm" svg:height="0.038cm" svg:x="12.446cm" svg:y="6.44cm" svg:viewBox="0 0 25 39" draw:points="25,0 4,39 0,36">
          <text:p/>
        </draw:polygon>
        <draw:polygon draw:style-name="gr116" draw:text-style-name="P9" draw:layer="layout" svg:width="0.496cm" svg:height="0.326cm" svg:x="12.45cm" svg:y="6.401cm" svg:viewBox="0 0 497 327" draw:points="42,0 497,250 476,289 455,327 0,78 21,39">
          <text:p/>
        </draw:polygon>
        <draw:polygon draw:style-name="gr116" draw:text-style-name="P9" draw:layer="layout" svg:width="0.02cm" svg:height="0.039cm" svg:x="12.905cm" svg:y="6.69cm" svg:viewBox="0 0 21 40" draw:points="21,0 3,40 0,39">
          <text:p/>
        </draw:polygon>
        <draw:polygon draw:style-name="gr116" draw:text-style-name="P9" draw:layer="layout" svg:width="0.491cm" svg:height="0.285cm" svg:x="12.908cm" svg:y="6.65cm" svg:viewBox="0 0 492 286" draw:points="36,0 492,206 474,246 456,286 0,80 18,40">
          <text:p/>
        </draw:polygon>
        <draw:polygon draw:style-name="gr116" draw:text-style-name="P9" draw:layer="layout" svg:width="0.017cm" svg:height="0.039cm" svg:x="13.364cm" svg:y="6.896cm" svg:viewBox="0 0 18 40" draw:points="18,0 1,40 0,40">
          <text:p/>
        </draw:polygon>
        <draw:polygon draw:style-name="gr116" draw:text-style-name="P9" draw:layer="layout" svg:width="0.488cm" svg:height="0.274cm" svg:x="13.365cm" svg:y="6.856cm" svg:viewBox="0 0 489 275" draw:points="34,0 489,195 472,235 455,275 0,80 17,40">
          <text:p/>
        </draw:polygon>
        <draw:polygon draw:style-name="gr116" draw:text-style-name="P9" draw:layer="layout" svg:width="0.016cm" svg:height="0.04cm" svg:x="13.82cm" svg:y="7.091cm" svg:viewBox="0 0 17 41" draw:points="17,0 2,41 0,40">
          <text:p/>
        </draw:polygon>
        <draw:polygon draw:style-name="gr116" draw:text-style-name="P9" draw:layer="layout" svg:width="0.485cm" svg:height="0.242cm" svg:x="13.822cm" svg:y="7.05cm" svg:viewBox="0 0 486 243" draw:points="30,0 486,161 471,202 456,243 0,82 15,41">
          <text:p/>
        </draw:polygon>
        <draw:polygon draw:style-name="gr116" draw:text-style-name="P9" draw:layer="layout" svg:width="0.014cm" svg:height="0.04cm" svg:x="14.293cm" svg:y="7.211cm" svg:viewBox="0 0 15 41" draw:points="0,41 15,0 15,0">
          <text:p/>
        </draw:polygon>
        <draw:polygon draw:style-name="gr116" draw:text-style-name="P9" draw:layer="layout" svg:width="0.484cm" svg:height="0.25cm" svg:x="14.278cm" svg:y="7.211cm" svg:viewBox="0 0 485 251" draw:points="30,0 485,169 470,210 455,251 0,82 15,41">
          <text:p/>
        </draw:polygon>
        <draw:polygon draw:style-name="gr116" draw:text-style-name="P9" draw:layer="layout" svg:width="0.014cm" svg:height="0.041cm" svg:x="14.734cm" svg:y="7.421cm" svg:viewBox="0 0 15 42" draw:points="15,0 1,42 0,41">
          <text:p/>
        </draw:polygon>
        <draw:polygon draw:style-name="gr116" draw:text-style-name="P9" draw:layer="layout" svg:width="0.482cm" svg:height="0.229cm" svg:x="14.735cm" svg:y="7.38cm" svg:viewBox="0 0 483 230" draw:points="28,0 483,146 469,188 455,230 0,84 14,42">
          <text:p/>
        </draw:polygon>
        <draw:polygon draw:style-name="gr116" draw:text-style-name="P9" draw:layer="layout" svg:width="0.013cm" svg:height="0.041cm" svg:x="15.19cm" svg:y="7.568cm" svg:viewBox="0 0 14 42" draw:points="14,0 1,42 0,42">
          <text:p/>
        </draw:polygon>
        <draw:polygon draw:style-name="gr116" draw:text-style-name="P9" draw:layer="layout" svg:width="0.481cm" svg:height="0.219cm" svg:x="15.191cm" svg:y="7.526cm" svg:viewBox="0 0 482 220" draw:points="26,0 482,136 469,178 456,220 0,84 13,42">
          <text:p/>
        </draw:polygon>
        <draw:polygon draw:style-name="gr116" draw:text-style-name="P9" draw:layer="layout" svg:width="0.012cm" svg:height="0.042cm" svg:x="15.647cm" svg:y="7.704cm" svg:viewBox="0 0 13 43" draw:points="13,0 3,43 0,42">
          <text:p/>
        </draw:polygon>
        <draw:polygon draw:style-name="gr116" draw:text-style-name="P9" draw:layer="layout" svg:width="0.474cm" svg:height="0.196cm" svg:x="15.65cm" svg:y="7.661cm" svg:viewBox="0 0 475 197" draw:points="20,0 475,111 465,154 455,197 0,86 10,43">
          <text:p/>
        </draw:polygon>
        <draw:polygon draw:style-name="gr116" draw:text-style-name="P9" draw:layer="layout" svg:width="0.009cm" svg:height="0.042cm" svg:x="16.105cm" svg:y="7.816cm" svg:viewBox="0 0 10 43" draw:points="10,0 0,43 0,43">
          <text:p/>
        </draw:polygon>
        <draw:polygon draw:style-name="gr116" draw:text-style-name="P9" draw:layer="layout" svg:width="0.475cm" svg:height="0.196cm" svg:x="16.105cm" svg:y="7.773cm" svg:viewBox="0 0 476 197" draw:points="20,0 476,111 466,154 456,197 0,86 10,43">
          <text:p/>
        </draw:polygon>
        <draw:polygon draw:style-name="gr116" draw:text-style-name="P9" draw:layer="layout" svg:width="0.248cm" svg:height="0.248cm" svg:x="7.338cm" svg:y="5.348cm" svg:viewBox="0 0 249 249" draw:points="0,124 125,249 249,124 125,0">
          <text:p/>
        </draw:polygon>
        <draw:polyline draw:style-name="gr114" draw:text-style-name="P9" draw:layer="layout" svg:width="0.248cm" svg:height="0.248cm" svg:x="7.338cm" svg:y="5.348cm" svg:viewBox="0 0 249 249" draw:points="0,124 125,249 249,124 125,0 0,124">
          <text:p/>
        </draw:polyline>
        <draw:polygon draw:style-name="gr116" draw:text-style-name="P9" draw:layer="layout" svg:width="0.248cm" svg:height="0.248cm" svg:x="7.793cm" svg:y="5.343cm" svg:viewBox="0 0 249 249" draw:points="0,124 125,249 249,124 125,0">
          <text:p/>
        </draw:polygon>
        <draw:polyline draw:style-name="gr114" draw:text-style-name="P9" draw:layer="layout" svg:width="0.248cm" svg:height="0.248cm" svg:x="7.793cm" svg:y="5.343cm" svg:viewBox="0 0 249 249" draw:points="0,124 125,249 249,124 125,0 0,124">
          <text:p/>
        </draw:polyline>
        <draw:polygon draw:style-name="gr116" draw:text-style-name="P9" draw:layer="layout" svg:width="0.248cm" svg:height="0.248cm" svg:x="8.248cm" svg:y="5.38cm" svg:viewBox="0 0 249 249" draw:points="0,124 125,249 249,124 125,0">
          <text:p/>
        </draw:polygon>
        <draw:polyline draw:style-name="gr114" draw:text-style-name="P9" draw:layer="layout" svg:width="0.248cm" svg:height="0.248cm" svg:x="8.248cm" svg:y="5.38cm" svg:viewBox="0 0 249 249" draw:points="0,124 125,249 249,124 125,0 0,124">
          <text:p/>
        </draw:polyline>
        <draw:polygon draw:style-name="gr116" draw:text-style-name="P9" draw:layer="layout" svg:width="0.248cm" svg:height="0.248cm" svg:x="8.704cm" svg:y="5.408cm" svg:viewBox="0 0 249 249" draw:points="0,124 125,249 249,124 125,0">
          <text:p/>
        </draw:polygon>
        <draw:polyline draw:style-name="gr114" draw:text-style-name="P9" draw:layer="layout" svg:width="0.248cm" svg:height="0.248cm" svg:x="8.704cm" svg:y="5.408cm" svg:viewBox="0 0 249 249" draw:points="0,124 125,249 249,124 125,0 0,124">
          <text:p/>
        </draw:polyline>
        <draw:polygon draw:style-name="gr116" draw:text-style-name="P9" draw:layer="layout" svg:width="0.248cm" svg:height="0.248cm" svg:x="9.159cm" svg:y="5.455cm" svg:viewBox="0 0 249 249" draw:points="0,124 125,249 249,124 125,0">
          <text:p/>
        </draw:polygon>
        <draw:polyline draw:style-name="gr114" draw:text-style-name="P9" draw:layer="layout" svg:width="0.248cm" svg:height="0.248cm" svg:x="9.159cm" svg:y="5.455cm" svg:viewBox="0 0 249 249" draw:points="0,124 125,249 249,124 125,0 0,124">
          <text:p/>
        </draw:polyline>
        <draw:polygon draw:style-name="gr116" draw:text-style-name="P9" draw:layer="layout" svg:width="0.249cm" svg:height="0.248cm" svg:x="9.614cm" svg:y="5.539cm" svg:viewBox="0 0 250 249" draw:points="0,124 125,249 250,124 125,0">
          <text:p/>
        </draw:polygon>
        <draw:polyline draw:style-name="gr114" draw:text-style-name="P9" draw:layer="layout" svg:width="0.249cm" svg:height="0.248cm" svg:x="9.614cm" svg:y="5.539cm" svg:viewBox="0 0 250 249" draw:points="0,124 125,249 250,124 125,0 0,124">
          <text:p/>
        </draw:polyline>
        <draw:polygon draw:style-name="gr116" draw:text-style-name="P9" draw:layer="layout" svg:width="0.248cm" svg:height="0.248cm" svg:x="10.07cm" svg:y="5.612cm" svg:viewBox="0 0 249 249" draw:points="0,124 125,249 249,124 125,0">
          <text:p/>
        </draw:polygon>
        <draw:polyline draw:style-name="gr114" draw:text-style-name="P9" draw:layer="layout" svg:width="0.248cm" svg:height="0.248cm" svg:x="10.07cm" svg:y="5.612cm" svg:viewBox="0 0 249 249" draw:points="0,124 125,249 249,124 125,0 0,124">
          <text:p/>
        </draw:polyline>
        <draw:polygon draw:style-name="gr116" draw:text-style-name="P9" draw:layer="layout" svg:width="0.248cm" svg:height="0.248cm" svg:x="10.525cm" svg:y="5.702cm" svg:viewBox="0 0 249 249" draw:points="0,124 125,249 249,124 125,0">
          <text:p/>
        </draw:polygon>
        <draw:polyline draw:style-name="gr114" draw:text-style-name="P9" draw:layer="layout" svg:width="0.248cm" svg:height="0.248cm" svg:x="10.525cm" svg:y="5.702cm" svg:viewBox="0 0 249 249" draw:points="0,124 125,249 249,124 125,0 0,124">
          <text:p/>
        </draw:polyline>
        <draw:polygon draw:style-name="gr116" draw:text-style-name="P9" draw:layer="layout" svg:width="0.248cm" svg:height="0.248cm" svg:x="10.981cm" svg:y="5.804cm" svg:viewBox="0 0 249 249" draw:points="0,124 125,249 249,124 125,0">
          <text:p/>
        </draw:polygon>
        <draw:polyline draw:style-name="gr114" draw:text-style-name="P9" draw:layer="layout" svg:width="0.248cm" svg:height="0.248cm" svg:x="10.981cm" svg:y="5.804cm" svg:viewBox="0 0 249 249" draw:points="0,124 125,249 249,124 125,0 0,124">
          <text:p/>
        </draw:polyline>
        <draw:polygon draw:style-name="gr116" draw:text-style-name="P9" draw:layer="layout" svg:width="0.248cm" svg:height="0.248cm" svg:x="11.436cm" svg:y="5.913cm" svg:viewBox="0 0 249 249" draw:points="0,124 125,249 249,124 125,0">
          <text:p/>
        </draw:polygon>
        <draw:polyline draw:style-name="gr114" draw:text-style-name="P9" draw:layer="layout" svg:width="0.248cm" svg:height="0.248cm" svg:x="11.436cm" svg:y="5.913cm" svg:viewBox="0 0 249 249" draw:points="0,124 125,249 249,124 125,0 0,124">
          <text:p/>
        </draw:polyline>
        <draw:polygon draw:style-name="gr116" draw:text-style-name="P9" draw:layer="layout" svg:width="0.248cm" svg:height="0.248cm" svg:x="11.892cm" svg:y="5.997cm" svg:viewBox="0 0 249 249" draw:points="0,124 125,249 249,124 125,0">
          <text:p/>
        </draw:polygon>
        <draw:polyline draw:style-name="gr114" draw:text-style-name="P9" draw:layer="layout" svg:width="0.248cm" svg:height="0.248cm" svg:x="11.892cm" svg:y="5.997cm" svg:viewBox="0 0 249 249" draw:points="0,124 125,249 249,124 125,0 0,124">
          <text:p/>
        </draw:polyline>
        <draw:polygon draw:style-name="gr116" draw:text-style-name="P9" draw:layer="layout" svg:width="0.248cm" svg:height="0.248cm" svg:x="12.347cm" svg:y="6.316cm" svg:viewBox="0 0 249 249" draw:points="0,124 125,249 249,124 125,0">
          <text:p/>
        </draw:polygon>
        <draw:polyline draw:style-name="gr114" draw:text-style-name="P9" draw:layer="layout" svg:width="0.248cm" svg:height="0.248cm" svg:x="12.347cm" svg:y="6.316cm" svg:viewBox="0 0 249 249" draw:points="0,124 125,249 249,124 125,0 0,124">
          <text:p/>
        </draw:polyline>
        <draw:polygon draw:style-name="gr116" draw:text-style-name="P9" draw:layer="layout" svg:width="0.248cm" svg:height="0.248cm" svg:x="12.802cm" svg:y="6.566cm" svg:viewBox="0 0 249 249" draw:points="0,124 125,249 249,124 125,0">
          <text:p/>
        </draw:polygon>
        <draw:polyline draw:style-name="gr114" draw:text-style-name="P9" draw:layer="layout" svg:width="0.248cm" svg:height="0.248cm" svg:x="12.802cm" svg:y="6.566cm" svg:viewBox="0 0 249 249" draw:points="0,124 125,249 249,124 125,0 0,124">
          <text:p/>
        </draw:polyline>
        <draw:polygon draw:style-name="gr116" draw:text-style-name="P9" draw:layer="layout" svg:width="0.248cm" svg:height="0.248cm" svg:x="13.258cm" svg:y="6.772cm" svg:viewBox="0 0 249 249" draw:points="0,124 125,249 249,124 125,0">
          <text:p/>
        </draw:polygon>
        <draw:polyline draw:style-name="gr114" draw:text-style-name="P9" draw:layer="layout" svg:width="0.248cm" svg:height="0.248cm" svg:x="13.258cm" svg:y="6.772cm" svg:viewBox="0 0 249 249" draw:points="0,124 125,249 249,124 125,0 0,124">
          <text:p/>
        </draw:polyline>
        <draw:polygon draw:style-name="gr116" draw:text-style-name="P9" draw:layer="layout" svg:width="0.248cm" svg:height="0.248cm" svg:x="13.713cm" svg:y="6.967cm" svg:viewBox="0 0 249 249" draw:points="0,124 125,249 249,124 125,0">
          <text:p/>
        </draw:polygon>
        <draw:polyline draw:style-name="gr114" draw:text-style-name="P9" draw:layer="layout" svg:width="0.248cm" svg:height="0.248cm" svg:x="13.713cm" svg:y="6.967cm" svg:viewBox="0 0 249 249" draw:points="0,124 125,249 249,124 125,0 0,124">
          <text:p/>
        </draw:polyline>
        <draw:polygon draw:style-name="gr116" draw:text-style-name="P9" draw:layer="layout" svg:width="0.248cm" svg:height="0.248cm" svg:x="14.169cm" svg:y="7.128cm" svg:viewBox="0 0 249 249" draw:points="0,124 125,249 249,124 125,0">
          <text:p/>
        </draw:polygon>
        <draw:polyline draw:style-name="gr114" draw:text-style-name="P9" draw:layer="layout" svg:width="0.248cm" svg:height="0.248cm" svg:x="14.169cm" svg:y="7.128cm" svg:viewBox="0 0 249 249" draw:points="0,124 125,249 249,124 125,0 0,124">
          <text:p/>
        </draw:polyline>
        <draw:polygon draw:style-name="gr116" draw:text-style-name="P9" draw:layer="layout" svg:width="0.248cm" svg:height="0.248cm" svg:x="14.624cm" svg:y="7.297cm" svg:viewBox="0 0 249 249" draw:points="0,124 125,249 249,124 125,0">
          <text:p/>
        </draw:polygon>
        <draw:polyline draw:style-name="gr114" draw:text-style-name="P9" draw:layer="layout" svg:width="0.248cm" svg:height="0.248cm" svg:x="14.624cm" svg:y="7.297cm" svg:viewBox="0 0 249 249" draw:points="0,124 125,249 249,124 125,0 0,124">
          <text:p/>
        </draw:polyline>
        <draw:polygon draw:style-name="gr116" draw:text-style-name="P9" draw:layer="layout" svg:width="0.248cm" svg:height="0.248cm" svg:x="15.079cm" svg:y="7.443cm" svg:viewBox="0 0 249 249" draw:points="0,124 125,249 249,124 125,0">
          <text:p/>
        </draw:polygon>
        <draw:polyline draw:style-name="gr114" draw:text-style-name="P9" draw:layer="layout" svg:width="0.248cm" svg:height="0.248cm" svg:x="15.079cm" svg:y="7.443cm" svg:viewBox="0 0 249 249" draw:points="0,124 125,249 249,124 125,0 0,124">
          <text:p/>
        </draw:polyline>
        <draw:polygon draw:style-name="gr116" draw:text-style-name="P9" draw:layer="layout" svg:width="0.248cm" svg:height="0.248cm" svg:x="15.535cm" svg:y="7.58cm" svg:viewBox="0 0 249 249" draw:points="0,124 125,249 249,124 125,0">
          <text:p/>
        </draw:polygon>
        <draw:polyline draw:style-name="gr114" draw:text-style-name="P9" draw:layer="layout" svg:width="0.248cm" svg:height="0.248cm" svg:x="15.535cm" svg:y="7.58cm" svg:viewBox="0 0 249 249" draw:points="0,124 125,249 249,124 125,0 0,124">
          <text:p/>
        </draw:polyline>
        <draw:polygon draw:style-name="gr116" draw:text-style-name="P9" draw:layer="layout" svg:width="0.248cm" svg:height="0.248cm" svg:x="15.99cm" svg:y="7.691cm" svg:viewBox="0 0 249 249" draw:points="0,124 125,249 249,124 125,0">
          <text:p/>
        </draw:polygon>
        <draw:polyline draw:style-name="gr114" draw:text-style-name="P9" draw:layer="layout" svg:width="0.248cm" svg:height="0.248cm" svg:x="15.99cm" svg:y="7.691cm" svg:viewBox="0 0 249 249" draw:points="0,124 125,249 249,124 125,0 0,124">
          <text:p/>
        </draw:polyline>
        <draw:polygon draw:style-name="gr116" draw:text-style-name="P9" draw:layer="layout" svg:width="0.248cm" svg:height="0.248cm" svg:x="16.446cm" svg:y="7.803cm" svg:viewBox="0 0 249 249" draw:points="0,124 125,249 249,124 125,0">
          <text:p/>
        </draw:polygon>
        <draw:polyline draw:style-name="gr114" draw:text-style-name="P9" draw:layer="layout" svg:width="0.248cm" svg:height="0.248cm" svg:x="16.446cm" svg:y="7.803cm" svg:viewBox="0 0 249 249" draw:points="0,124 125,249 249,124 125,0 0,124">
          <text:p/>
        </draw:polyline>
        <draw:polygon draw:style-name="gr127" draw:text-style-name="P9" draw:layer="layout" svg:width="0.454cm" svg:height="0.091cm" svg:x="7.462cm" svg:y="5.372cm" svg:viewBox="0 0 455 92" draw:points="0,0 455,4 455,48 455,92 0,88 0,44">
          <text:p/>
        </draw:polygon>
        <draw:polygon draw:style-name="gr127" draw:text-style-name="P9" draw:layer="layout" svg:width="0cm" svg:height="0.043cm" svg:x="7.917cm" svg:y="5.376cm" svg:viewBox="0 0 1 44" draw:points="0,44 0,0 1,0">
          <text:p/>
        </draw:polygon>
        <draw:polygon draw:style-name="gr127" draw:text-style-name="P9" draw:layer="layout" svg:width="0.456cm" svg:height="0.101cm" svg:x="7.916cm" svg:y="5.376cm" svg:viewBox="0 0 457 102" draw:points="2,0 457,14 456,58 455,102 0,88 1,44">
          <text:p/>
        </draw:polygon>
        <draw:polygon draw:style-name="gr127" draw:text-style-name="P9" draw:layer="layout" svg:width="0.004cm" svg:height="0.043cm" svg:x="8.372cm" svg:y="5.39cm" svg:viewBox="0 0 5 44" draw:points="0,44 1,0 5,0">
          <text:p/>
        </draw:polygon>
        <draw:polygon draw:style-name="gr127" draw:text-style-name="P9" draw:layer="layout" svg:width="0.465cm" svg:height="0.138cm" svg:x="8.367cm" svg:y="5.39cm" svg:viewBox="0 0 466 139" draw:points="10,0 466,52 461,96 456,139 0,88 5,44">
          <text:p/>
        </draw:polygon>
        <draw:polygon draw:style-name="gr127" draw:text-style-name="P9" draw:layer="layout" svg:width="0.004cm" svg:height="0.043cm" svg:x="8.823cm" svg:y="5.486cm" svg:viewBox="0 0 5 44" draw:points="5,0 2,44 0,44">
          <text:p/>
        </draw:polygon>
        <draw:polygon draw:style-name="gr127" draw:text-style-name="P9" draw:layer="layout" svg:width="0.46cm" svg:height="0.116cm" svg:x="8.825cm" svg:y="5.442cm" svg:viewBox="0 0 461 117" draw:points="6,0 461,30 458,74 455,117 0,88 3,44">
          <text:p/>
        </draw:polygon>
        <draw:polygon draw:style-name="gr127" draw:text-style-name="P9" draw:layer="layout" svg:width="0.004cm" svg:height="0.043cm" svg:x="9.283cm" svg:y="5.472cm" svg:viewBox="0 0 5 44" draw:points="0,44 3,0 5,0">
          <text:p/>
        </draw:polygon>
        <draw:polygon draw:style-name="gr127" draw:text-style-name="P9" draw:layer="layout" svg:width="0.464cm" svg:height="0.141cm" svg:x="9.278cm" svg:y="5.472cm" svg:viewBox="0 0 465 142" draw:points="10,0 465,55 460,99 455,142 0,88 5,44">
          <text:p/>
        </draw:polygon>
        <draw:polygon draw:style-name="gr127" draw:text-style-name="P9" draw:layer="layout" svg:width="0.01cm" svg:height="0.043cm" svg:x="9.738cm" svg:y="5.526cm" svg:viewBox="0 0 11 44" draw:points="0,44 5,0 11,1">
          <text:p/>
        </draw:polygon>
        <draw:polygon draw:style-name="gr127" draw:text-style-name="P9" draw:layer="layout" svg:width="0.477cm" svg:height="0.198cm" svg:x="9.727cm" svg:y="5.527cm" svg:viewBox="0 0 478 199" draw:points="22,0 478,113 467,156 456,199 0,86 11,43">
          <text:p/>
        </draw:polygon>
        <draw:polygon draw:style-name="gr127" draw:text-style-name="P9" draw:layer="layout" svg:width="0.01cm" svg:height="0.043cm" svg:x="10.183cm" svg:y="5.684cm" svg:viewBox="0 0 11 44" draw:points="11,0 5,44 0,43">
          <text:p/>
        </draw:polygon>
        <draw:polygon draw:style-name="gr127" draw:text-style-name="P9" draw:layer="layout" svg:width="0.466cm" svg:height="0.15cm" svg:x="10.188cm" svg:y="5.64cm" svg:viewBox="0 0 467 151" draw:points="12,0 467,64 461,107 455,151 0,88 6,44">
          <text:p/>
        </draw:polygon>
        <draw:polygon draw:style-name="gr127" draw:text-style-name="P9" draw:layer="layout" svg:width="0.007cm" svg:height="0.043cm" svg:x="10.649cm" svg:y="5.704cm" svg:viewBox="0 0 8 44" draw:points="0,44 6,0 8,1">
          <text:p/>
        </draw:polygon>
        <draw:polygon draw:style-name="gr127" draw:text-style-name="P9" draw:layer="layout" svg:width="0.471cm" svg:height="0.168cm" svg:x="10.641cm" svg:y="5.705cm" svg:viewBox="0 0 472 169" draw:points="16,0 472,84 464,126 456,169 0,86 8,43">
          <text:p/>
        </draw:polygon>
        <draw:polygon draw:style-name="gr127" draw:text-style-name="P9" draw:layer="layout" svg:width="0.007cm" svg:height="0.042cm" svg:x="11.097cm" svg:y="5.831cm" svg:viewBox="0 0 8 43" draw:points="8,0 1,43 0,43">
          <text:p/>
        </draw:polygon>
        <draw:polygon draw:style-name="gr127" draw:text-style-name="P9" draw:layer="layout" svg:width="0.468cm" svg:height="0.158cm" svg:x="11.098cm" svg:y="5.788cm" svg:viewBox="0 0 469 159" draw:points="14,0 469,74 462,116 455,159 0,86 7,43">
          <text:p/>
        </draw:polygon>
        <draw:polygon draw:style-name="gr127" draw:text-style-name="P9" draw:layer="layout" svg:width="0.007cm" svg:height="0.042cm" svg:x="11.56cm" svg:y="5.862cm" svg:viewBox="0 0 8 43" draw:points="0,43 7,0 8,0">
          <text:p/>
        </draw:polygon>
        <draw:polygon draw:style-name="gr127" draw:text-style-name="P9" draw:layer="layout" svg:width="0.471cm" svg:height="0.173cm" svg:x="11.552cm" svg:y="5.862cm" svg:viewBox="0 0 472 174" draw:points="16,0 472,89 464,131 456,174 0,86 8,43">
          <text:p/>
        </draw:polygon>
        <draw:polygon draw:style-name="gr127" draw:text-style-name="P9" draw:layer="layout" svg:width="0.02cm" svg:height="0.042cm" svg:x="12.016cm" svg:y="5.95cm" svg:viewBox="0 0 21 43" draw:points="0,43 8,0 16,2 21,4">
          <text:p/>
        </draw:polygon>
        <draw:polygon draw:style-name="gr127" draw:text-style-name="P9" draw:layer="layout" svg:width="0.496cm" svg:height="0.326cm" svg:x="11.995cm" svg:y="5.954cm" svg:viewBox="0 0 497 327" draw:points="42,0 497,250 476,289 455,327 0,78 21,39">
          <text:p/>
        </draw:polygon>
        <draw:polygon draw:style-name="gr127" draw:text-style-name="P9" draw:layer="layout" svg:width="0.02cm" svg:height="0.038cm" svg:x="12.45cm" svg:y="6.243cm" svg:viewBox="0 0 21 39" draw:points="21,0 0,39 0,39">
          <text:p/>
        </draw:polygon>
        <draw:polygon draw:style-name="gr127" draw:text-style-name="P9" draw:layer="layout" svg:width="0.496cm" svg:height="0.323cm" svg:x="12.45cm" svg:y="6.204cm" svg:viewBox="0 0 497 324" draw:points="42,0 497,247 476,286 455,324 0,78 21,39">
          <text:p/>
        </draw:polygon>
        <draw:polygon draw:style-name="gr127" draw:text-style-name="P9" draw:layer="layout" svg:width="0.02cm" svg:height="0.04cm" svg:x="12.905cm" svg:y="6.49cm" svg:viewBox="0 0 21 41" draw:points="21,0 5,41 0,39">
          <text:p/>
        </draw:polygon>
        <draw:polygon draw:style-name="gr127" draw:text-style-name="P9" draw:layer="layout" svg:width="0.487cm" svg:height="0.258cm" svg:x="12.91cm" svg:y="6.449cm" svg:viewBox="0 0 488 259" draw:points="32,0 488,177 472,218 456,259 0,82 16,41">
          <text:p/>
        </draw:polygon>
        <draw:polygon draw:style-name="gr127" draw:text-style-name="P9" draw:layer="layout" svg:width="0.015cm" svg:height="0.04cm" svg:x="13.382cm" svg:y="6.626cm" svg:viewBox="0 0 16 41" draw:points="0,41 16,0 16,0">
          <text:p/>
        </draw:polygon>
        <draw:polygon draw:style-name="gr127" draw:text-style-name="P9" draw:layer="layout" svg:width="0.486cm" svg:height="0.261cm" svg:x="13.366cm" svg:y="6.626cm" svg:viewBox="0 0 487 262" draw:points="32,0 487,180 471,221 455,262 0,82 16,41">
          <text:p/>
        </draw:polygon>
        <draw:polygon draw:style-name="gr127" draw:text-style-name="P9" draw:layer="layout" svg:width="0.015cm" svg:height="0.042cm" svg:x="13.821cm" svg:y="6.847cm" svg:viewBox="0 0 16 43" draw:points="16,0 5,43 0,41">
          <text:p/>
        </draw:polygon>
        <draw:polygon draw:style-name="gr127" draw:text-style-name="P9" draw:layer="layout" svg:width="0.477cm" svg:height="0.198cm" svg:x="13.826cm" svg:y="6.804cm" svg:viewBox="0 0 478 199" draw:points="22,0 478,113 467,156 456,199 0,86 11,43">
          <text:p/>
        </draw:polygon>
        <draw:polygon draw:style-name="gr127" draw:text-style-name="P9" draw:layer="layout" svg:width="0.015cm" svg:height="0.042cm" svg:x="14.293cm" svg:y="6.918cm" svg:viewBox="0 0 16 43" draw:points="0,43 11,0 16,2">
          <text:p/>
        </draw:polygon>
        <draw:polygon draw:style-name="gr127" draw:text-style-name="P9" draw:layer="layout" svg:width="0.486cm" svg:height="0.26cm" svg:x="14.277cm" svg:y="6.92cm" svg:viewBox="0 0 487 261" draw:points="32,0 487,179 471,220 455,261 0,82 16,41">
          <text:p/>
        </draw:polygon>
        <draw:polygon draw:style-name="gr127" draw:text-style-name="P9" draw:layer="layout" svg:width="0.015cm" svg:height="0.042cm" svg:x="14.733cm" svg:y="7.14cm" svg:viewBox="0 0 16 43" draw:points="16,0 5,43 0,41">
          <text:p/>
        </draw:polygon>
        <draw:polygon draw:style-name="gr127" draw:text-style-name="P9" draw:layer="layout" svg:width="0.476cm" svg:height="0.204cm" svg:x="14.738cm" svg:y="7.097cm" svg:viewBox="0 0 477 205" draw:points="22,0 477,119 466,162 455,205 0,86 11,43">
          <text:p/>
        </draw:polygon>
        <draw:polygon draw:style-name="gr127" draw:text-style-name="P9" draw:layer="layout" svg:width="0.011cm" svg:height="0.042cm" svg:x="15.203cm" svg:y="7.216cm" svg:viewBox="0 0 12 43" draw:points="0,43 11,0 12,1">
          <text:p/>
        </draw:polygon>
        <draw:polygon draw:style-name="gr127" draw:text-style-name="P9" draw:layer="layout" svg:width="0.479cm" svg:height="0.207cm" svg:x="15.192cm" svg:y="7.217cm" svg:viewBox="0 0 480 208" draw:points="24,0 480,124 468,166 456,208 0,84 12,42">
          <text:p/>
        </draw:polygon>
        <draw:polygon draw:style-name="gr127" draw:text-style-name="P9" draw:layer="layout" svg:width="0.011cm" svg:height="0.042cm" svg:x="15.648cm" svg:y="7.384cm" svg:viewBox="0 0 12 43" draw:points="12,0 3,43 0,42">
          <text:p/>
        </draw:polygon>
        <draw:polygon draw:style-name="gr127" draw:text-style-name="P9" draw:layer="layout" svg:width="0.472cm" svg:height="0.182cm" svg:x="15.651cm" svg:y="7.341cm" svg:viewBox="0 0 473 183" draw:points="18,0 473,98 464,140 455,183 0,86 9,43">
          <text:p/>
        </draw:polygon>
        <draw:polygon draw:style-name="gr127" draw:text-style-name="P9" draw:layer="layout" svg:width="0.008cm" svg:height="0.042cm" svg:x="16.106cm" svg:y="7.481cm" svg:viewBox="0 0 9 43" draw:points="9,0 0,43 0,43">
          <text:p/>
        </draw:polygon>
        <draw:polygon draw:style-name="gr127" draw:text-style-name="P9" draw:layer="layout" svg:width="0.473cm" svg:height="0.175cm" svg:x="16.106cm" svg:y="7.438cm" svg:viewBox="0 0 474 176" draw:points="18,0 474,91 465,133 456,176 0,86 9,43">
          <text:p/>
        </draw:polygon>
        <draw:polygon draw:style-name="gr127" draw:text-style-name="P9" draw:layer="layout" svg:width="0.248cm" svg:height="0.248cm" svg:x="7.338cm" svg:y="5.292cm" svg:viewBox="0 0 249 249" draw:points="0,0 125,249 249,0">
          <text:p/>
        </draw:polygon>
        <draw:polyline draw:style-name="gr114" draw:text-style-name="P9" draw:layer="layout" svg:width="0.248cm" svg:height="0.248cm" svg:x="7.338cm" svg:y="5.292cm" svg:viewBox="0 0 249 249" draw:points="0,0 125,249 249,0 0,0">
          <text:p/>
        </draw:polyline>
        <draw:polygon draw:style-name="gr127" draw:text-style-name="P9" draw:layer="layout" svg:width="0.248cm" svg:height="0.248cm" svg:x="7.793cm" svg:y="5.295cm" svg:viewBox="0 0 249 249" draw:points="0,0 125,249 249,0">
          <text:p/>
        </draw:polygon>
        <draw:polyline draw:style-name="gr114" draw:text-style-name="P9" draw:layer="layout" svg:width="0.248cm" svg:height="0.248cm" svg:x="7.793cm" svg:y="5.295cm" svg:viewBox="0 0 249 249" draw:points="0,0 125,249 249,0 0,0">
          <text:p/>
        </draw:polyline>
        <draw:polygon draw:style-name="gr127" draw:text-style-name="P9" draw:layer="layout" svg:width="0.248cm" svg:height="0.248cm" svg:x="8.248cm" svg:y="5.309cm" svg:viewBox="0 0 249 249" draw:points="0,0 125,249 249,0">
          <text:p/>
        </draw:polygon>
        <draw:polyline draw:style-name="gr114" draw:text-style-name="P9" draw:layer="layout" svg:width="0.248cm" svg:height="0.248cm" svg:x="8.248cm" svg:y="5.309cm" svg:viewBox="0 0 249 249" draw:points="0,0 125,249 249,0 0,0">
          <text:p/>
        </draw:polyline>
        <draw:polygon draw:style-name="gr127" draw:text-style-name="P9" draw:layer="layout" svg:width="0.248cm" svg:height="0.248cm" svg:x="8.704cm" svg:y="5.361cm" svg:viewBox="0 0 249 249" draw:points="0,0 125,249 249,0">
          <text:p/>
        </draw:polygon>
        <draw:polyline draw:style-name="gr114" draw:text-style-name="P9" draw:layer="layout" svg:width="0.248cm" svg:height="0.248cm" svg:x="8.704cm" svg:y="5.361cm" svg:viewBox="0 0 249 249" draw:points="0,0 125,249 249,0 0,0">
          <text:p/>
        </draw:polyline>
        <draw:polygon draw:style-name="gr127" draw:text-style-name="P9" draw:layer="layout" svg:width="0.248cm" svg:height="0.248cm" svg:x="9.159cm" svg:y="5.391cm" svg:viewBox="0 0 249 249" draw:points="0,0 125,249 249,0">
          <text:p/>
        </draw:polygon>
        <draw:polyline draw:style-name="gr114" draw:text-style-name="P9" draw:layer="layout" svg:width="0.248cm" svg:height="0.248cm" svg:x="9.159cm" svg:y="5.391cm" svg:viewBox="0 0 249 249" draw:points="0,0 125,249 249,0 0,0">
          <text:p/>
        </draw:polyline>
        <draw:polygon draw:style-name="gr127" draw:text-style-name="P9" draw:layer="layout" svg:width="0.249cm" svg:height="0.248cm" svg:x="9.614cm" svg:y="5.446cm" svg:viewBox="0 0 250 249" draw:points="0,0 125,249 250,0">
          <text:p/>
        </draw:polygon>
        <draw:polyline draw:style-name="gr114" draw:text-style-name="P9" draw:layer="layout" svg:width="0.249cm" svg:height="0.248cm" svg:x="9.614cm" svg:y="5.446cm" svg:viewBox="0 0 250 249" draw:points="0,0 125,249 250,0 0,0">
          <text:p/>
        </draw:polyline>
        <draw:polygon draw:style-name="gr127" draw:text-style-name="P9" draw:layer="layout" svg:width="0.248cm" svg:height="0.248cm" svg:x="10.07cm" svg:y="5.559cm" svg:viewBox="0 0 249 249" draw:points="0,0 125,249 249,0">
          <text:p/>
        </draw:polygon>
        <draw:polyline draw:style-name="gr114" draw:text-style-name="P9" draw:layer="layout" svg:width="0.248cm" svg:height="0.248cm" svg:x="10.07cm" svg:y="5.559cm" svg:viewBox="0 0 249 249" draw:points="0,0 125,249 249,0 0,0">
          <text:p/>
        </draw:polyline>
        <draw:polygon draw:style-name="gr127" draw:text-style-name="P9" draw:layer="layout" svg:width="0.248cm" svg:height="0.248cm" svg:x="10.525cm" svg:y="5.623cm" svg:viewBox="0 0 249 249" draw:points="0,0 125,249 249,0">
          <text:p/>
        </draw:polygon>
        <draw:polyline draw:style-name="gr114" draw:text-style-name="P9" draw:layer="layout" svg:width="0.248cm" svg:height="0.248cm" svg:x="10.525cm" svg:y="5.623cm" svg:viewBox="0 0 249 249" draw:points="0,0 125,249 249,0 0,0">
          <text:p/>
        </draw:polyline>
        <draw:polygon draw:style-name="gr127" draw:text-style-name="P9" draw:layer="layout" svg:width="0.248cm" svg:height="0.248cm" svg:x="10.981cm" svg:y="5.707cm" svg:viewBox="0 0 249 249" draw:points="0,0 125,249 249,0">
          <text:p/>
        </draw:polygon>
        <draw:polyline draw:style-name="gr114" draw:text-style-name="P9" draw:layer="layout" svg:width="0.248cm" svg:height="0.248cm" svg:x="10.981cm" svg:y="5.707cm" svg:viewBox="0 0 249 249" draw:points="0,0 125,249 249,0 0,0">
          <text:p/>
        </draw:polyline>
        <draw:polygon draw:style-name="gr127" draw:text-style-name="P9" draw:layer="layout" svg:width="0.248cm" svg:height="0.248cm" svg:x="11.436cm" svg:y="5.78cm" svg:viewBox="0 0 249 249" draw:points="0,0 125,249 249,0">
          <text:p/>
        </draw:polygon>
        <draw:polyline draw:style-name="gr114" draw:text-style-name="P9" draw:layer="layout" svg:width="0.248cm" svg:height="0.248cm" svg:x="11.436cm" svg:y="5.78cm" svg:viewBox="0 0 249 249" draw:points="0,0 125,249 249,0 0,0">
          <text:p/>
        </draw:polyline>
        <draw:polygon draw:style-name="gr127" draw:text-style-name="P9" draw:layer="layout" svg:width="0.248cm" svg:height="0.248cm" svg:x="11.892cm" svg:y="5.869cm" svg:viewBox="0 0 249 249" draw:points="0,0 125,249 249,0">
          <text:p/>
        </draw:polygon>
        <draw:polyline draw:style-name="gr114" draw:text-style-name="P9" draw:layer="layout" svg:width="0.248cm" svg:height="0.248cm" svg:x="11.892cm" svg:y="5.869cm" svg:viewBox="0 0 249 249" draw:points="0,0 125,249 249,0 0,0">
          <text:p/>
        </draw:polyline>
        <draw:polygon draw:style-name="gr127" draw:text-style-name="P9" draw:layer="layout" svg:width="0.248cm" svg:height="0.248cm" svg:x="12.347cm" svg:y="6.119cm" svg:viewBox="0 0 249 249" draw:points="0,0 125,249 249,0">
          <text:p/>
        </draw:polygon>
        <draw:polyline draw:style-name="gr114" draw:text-style-name="P9" draw:layer="layout" svg:width="0.248cm" svg:height="0.248cm" svg:x="12.347cm" svg:y="6.119cm" svg:viewBox="0 0 249 249" draw:points="0,0 125,249 249,0 0,0">
          <text:p/>
        </draw:polyline>
        <draw:polygon draw:style-name="gr127" draw:text-style-name="P9" draw:layer="layout" svg:width="0.248cm" svg:height="0.248cm" svg:x="12.802cm" svg:y="6.365cm" svg:viewBox="0 0 249 249" draw:points="0,0 125,249 249,0">
          <text:p/>
        </draw:polygon>
        <draw:polyline draw:style-name="gr114" draw:text-style-name="P9" draw:layer="layout" svg:width="0.248cm" svg:height="0.248cm" svg:x="12.802cm" svg:y="6.365cm" svg:viewBox="0 0 249 249" draw:points="0,0 125,249 249,0 0,0">
          <text:p/>
        </draw:polyline>
        <draw:polygon draw:style-name="gr127" draw:text-style-name="P9" draw:layer="layout" svg:width="0.248cm" svg:height="0.248cm" svg:x="13.258cm" svg:y="6.543cm" svg:viewBox="0 0 249 249" draw:points="0,0 125,249 249,0">
          <text:p/>
        </draw:polygon>
        <draw:polyline draw:style-name="gr114" draw:text-style-name="P9" draw:layer="layout" svg:width="0.248cm" svg:height="0.248cm" svg:x="13.258cm" svg:y="6.543cm" svg:viewBox="0 0 249 249" draw:points="0,0 125,249 249,0 0,0">
          <text:p/>
        </draw:polyline>
        <draw:polygon draw:style-name="gr127" draw:text-style-name="P9" draw:layer="layout" svg:width="0.248cm" svg:height="0.248cm" svg:x="13.713cm" svg:y="6.723cm" svg:viewBox="0 0 249 249" draw:points="0,0 125,249 249,0">
          <text:p/>
        </draw:polygon>
        <draw:polyline draw:style-name="gr114" draw:text-style-name="P9" draw:layer="layout" svg:width="0.248cm" svg:height="0.248cm" svg:x="13.713cm" svg:y="6.723cm" svg:viewBox="0 0 249 249" draw:points="0,0 125,249 249,0 0,0">
          <text:p/>
        </draw:polyline>
        <draw:polygon draw:style-name="gr127" draw:text-style-name="P9" draw:layer="layout" svg:width="0.248cm" svg:height="0.248cm" svg:x="14.169cm" svg:y="6.836cm" svg:viewBox="0 0 249 249" draw:points="0,0 125,249 249,0">
          <text:p/>
        </draw:polygon>
        <draw:polyline draw:style-name="gr114" draw:text-style-name="P9" draw:layer="layout" svg:width="0.248cm" svg:height="0.248cm" svg:x="14.169cm" svg:y="6.836cm" svg:viewBox="0 0 249 249" draw:points="0,0 125,249 249,0 0,0">
          <text:p/>
        </draw:polyline>
        <draw:polygon draw:style-name="gr127" draw:text-style-name="P9" draw:layer="layout" svg:width="0.248cm" svg:height="0.248cm" svg:x="14.624cm" svg:y="7.015cm" svg:viewBox="0 0 249 249" draw:points="0,0 125,249 249,0">
          <text:p/>
        </draw:polygon>
        <draw:polyline draw:style-name="gr114" draw:text-style-name="P9" draw:layer="layout" svg:width="0.248cm" svg:height="0.248cm" svg:x="14.624cm" svg:y="7.015cm" svg:viewBox="0 0 249 249" draw:points="0,0 125,249 249,0 0,0">
          <text:p/>
        </draw:polyline>
        <draw:polygon draw:style-name="gr127" draw:text-style-name="P9" draw:layer="layout" svg:width="0.248cm" svg:height="0.248cm" svg:x="15.079cm" svg:y="7.135cm" svg:viewBox="0 0 249 249" draw:points="0,0 125,249 249,0">
          <text:p/>
        </draw:polygon>
        <draw:polyline draw:style-name="gr114" draw:text-style-name="P9" draw:layer="layout" svg:width="0.248cm" svg:height="0.248cm" svg:x="15.079cm" svg:y="7.135cm" svg:viewBox="0 0 249 249" draw:points="0,0 125,249 249,0 0,0">
          <text:p/>
        </draw:polyline>
        <draw:polygon draw:style-name="gr127" draw:text-style-name="P9" draw:layer="layout" svg:width="0.248cm" svg:height="0.248cm" svg:x="15.535cm" svg:y="7.259cm" svg:viewBox="0 0 249 249" draw:points="0,0 125,249 249,0">
          <text:p/>
        </draw:polygon>
        <draw:polyline draw:style-name="gr114" draw:text-style-name="P9" draw:layer="layout" svg:width="0.248cm" svg:height="0.248cm" svg:x="15.535cm" svg:y="7.259cm" svg:viewBox="0 0 249 249" draw:points="0,0 125,249 249,0 0,0">
          <text:p/>
        </draw:polyline>
        <draw:polygon draw:style-name="gr127" draw:text-style-name="P9" draw:layer="layout" svg:width="0.248cm" svg:height="0.248cm" svg:x="15.99cm" svg:y="7.357cm" svg:viewBox="0 0 249 249" draw:points="0,0 125,249 249,0">
          <text:p/>
        </draw:polygon>
        <draw:polyline draw:style-name="gr114" draw:text-style-name="P9" draw:layer="layout" svg:width="0.248cm" svg:height="0.248cm" svg:x="15.99cm" svg:y="7.357cm" svg:viewBox="0 0 249 249" draw:points="0,0 125,249 249,0 0,0">
          <text:p/>
        </draw:polyline>
        <draw:polygon draw:style-name="gr127" draw:text-style-name="P9" draw:layer="layout" svg:width="0.248cm" svg:height="0.248cm" svg:x="16.446cm" svg:y="7.447cm" svg:viewBox="0 0 249 249" draw:points="0,0 125,249 249,0">
          <text:p/>
        </draw:polygon>
        <draw:polyline draw:style-name="gr114" draw:text-style-name="P9" draw:layer="layout" svg:width="0.248cm" svg:height="0.248cm" svg:x="16.446cm" svg:y="7.447cm" svg:viewBox="0 0 249 249" draw:points="0,0 125,249 249,0 0,0">
          <text:p/>
        </draw:polyline>
        <draw:polygon draw:style-name="gr115" draw:text-style-name="P9" draw:layer="layout" svg:width="0.315cm" svg:height="0.087cm" svg:x="17.061cm" svg:y="6.522cm" svg:viewBox="0 0 316 88" draw:points="0,0 316,0 316,88 0,88">
          <text:p/>
        </draw:polygon>
        <draw:polygon draw:style-name="gr115" draw:text-style-name="P9" draw:layer="layout" svg:width="0.158cm" svg:height="0.157cm" svg:x="17.14cm" svg:y="6.486cm" svg:viewBox="0 0 159 158" draw:points="0,0 0,158 159,158 159,0">
          <text:p/>
        </draw:polygon>
        <draw:polyline draw:style-name="gr114" draw:text-style-name="P9" draw:layer="layout" svg:width="0.158cm" svg:height="0.157cm" svg:x="17.14cm" svg:y="6.486cm" svg:viewBox="0 0 159 158" draw:points="0,0 0,158 159,158 159,0 0,0">
          <text:p/>
        </draw:polyline>
        <draw:polygon draw:style-name="gr116" draw:text-style-name="P9" draw:layer="layout" svg:width="0.315cm" svg:height="0.087cm" svg:x="17.061cm" svg:y="7.315cm" svg:viewBox="0 0 316 88" draw:points="0,0 316,0 316,88 0,88">
          <text:p/>
        </draw:polygon>
        <draw:polygon draw:style-name="gr116" draw:text-style-name="P9" draw:layer="layout" svg:width="0.158cm" svg:height="0.157cm" svg:x="17.14cm" svg:y="7.279cm" svg:viewBox="0 0 159 158" draw:points="0,80 80,158 159,80 80,0">
          <text:p/>
        </draw:polygon>
        <draw:polyline draw:style-name="gr114" draw:text-style-name="P9" draw:layer="layout" svg:width="0.158cm" svg:height="0.157cm" svg:x="17.14cm" svg:y="7.279cm" svg:viewBox="0 0 159 158" draw:points="0,80 80,158 159,80 80,0 0,80">
          <text:p/>
        </draw:polyline>
        <draw:polygon draw:style-name="gr127" draw:text-style-name="P9" draw:layer="layout" svg:width="0.315cm" svg:height="0.087cm" svg:x="17.061cm" svg:y="8.108cm" svg:viewBox="0 0 316 88" draw:points="0,0 316,0 316,88 0,88">
          <text:p/>
        </draw:polygon>
        <draw:polygon draw:style-name="gr127" draw:text-style-name="P9" draw:layer="layout" svg:width="0.158cm" svg:height="0.157cm" svg:x="17.14cm" svg:y="8.072cm" svg:viewBox="0 0 159 158" draw:points="0,0 80,158 159,0">
          <text:p/>
        </draw:polygon>
        <draw:polyline draw:style-name="gr114" draw:text-style-name="P9" draw:layer="layout" svg:width="0.158cm" svg:height="0.157cm" svg:x="17.14cm" svg:y="8.072cm" svg:viewBox="0 0 159 158" draw:points="0,0 80,158 159,0 0,0">
          <text:p/>
        </draw:polyline>
        <draw:frame draw:style-name="gr159" draw:text-style-name="P21" draw:layer="layout" svg:width="2.94cm" svg:height="0.569cm" svg:x="17.43cm" svg:y="6.459cm">
          <draw:text-box>
            <text:p><text:span text:style-name="T15">Qualität (Agent mit </text:span></text:p>
          </draw:text-box>
        </draw:frame>
        <draw:frame draw:style-name="gr160" draw:text-style-name="P21" draw:layer="layout" svg:width="3.135cm" svg:height="0.569cm" svg:x="17.43cm" svg:y="6.827cm">
          <draw:text-box>
            <text:p><text:span text:style-name="T15">zufälliger Bewegung)</text:span></text:p>
          </draw:text-box>
        </draw:frame>
        <draw:frame draw:style-name="gr170" draw:text-style-name="P21" draw:layer="layout" svg:width="3.415cm" svg:height="0.569cm" svg:x="17.43cm" svg:y="7.25cm">
          <draw:text-box>
            <text:p><text:span text:style-name="T15">Qualität (einfache Heur</text:span></text:p>
          </draw:text-box>
        </draw:frame>
        <draw:frame draw:style-name="gr112" draw:text-style-name="P21" draw:layer="layout" svg:width="0.595cm" svg:height="0.569cm" svg:x="20.36cm" svg:y="7.25cm">
          <draw:text-box>
            <text:p><text:span text:style-name="T15">-</text:span></text:p>
          </draw:text-box>
        </draw:frame>
        <draw:frame draw:style-name="gr171" draw:text-style-name="P21" draw:layer="layout" svg:width="1.09cm" svg:height="0.569cm" svg:x="17.43cm" svg:y="7.618cm">
          <draw:text-box>
            <text:p><text:span text:style-name="T15">istik)</text:span></text:p>
          </draw:text-box>
        </draw:frame>
        <draw:frame draw:style-name="gr172" draw:text-style-name="P21" draw:layer="layout" svg:width="3.089cm" svg:height="0.569cm" svg:x="17.43cm" svg:y="8.042cm">
          <draw:text-box>
            <text:p><text:span text:style-name="T15">Qualität (intelligente </text:span></text:p>
          </draw:text-box>
        </draw:frame>
        <draw:frame draw:style-name="gr173" draw:text-style-name="P21" draw:layer="layout" svg:width="1.7cm" svg:height="0.569cm" svg:x="17.43cm" svg:y="8.411cm">
          <draw:text-box>
            <text:p><text:span text:style-name="T15">Heuristik)</text:span></text:p>
          </draw:text-box>
        </draw:frame>
        <draw:frame draw:style-name="gr161" draw:text-style-name="P22" draw:layer="layout" svg:width="4.287cm" svg:height="0.603cm" svg:x="9.752cm" svg:y="10.463cm">
          <draw:text-box>
            <text:p><text:span text:style-name="T16">Geschwindigkeit Zielobjekt</text:span></text:p>
          </draw:text-box>
        </draw:frame>
        <draw:frame draw:style-name="gr162" draw:text-style-name="P22" draw:layer="layout" svg:width="2.526cm" svg:height="0.603cm" draw:transform="rotate (1.5707963267946) translate (6.356cm 7.998cm)">
          <draw:text-box>
            <text:p><text:span text:style-name="T16">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office:forms form:automatic-focus="false" form:apply-design-mode="false"/>
        <draw:polygon draw:style-name="gr108" draw:text-style-name="P9" draw:layer="layout" svg:width="15.207cm" svg:height="6.977cm" svg:x="5.733cm" svg:y="4.134cm" svg:viewBox="0 0 15208 6978" draw:points="0,0 15208,0 15208,6978 0,6978">
          <text:p/>
        </draw:polygon>
        <draw:polyline draw:style-name="gr109" draw:text-style-name="P9" draw:layer="layout" svg:width="9.107cm" svg:height="5.221cm" svg:x="7.462cm" svg:y="4.458cm" svg:viewBox="0 0 9108 5222" draw:points="4554,5222 0,5222 0,0 9108,0 9108,5222 4554,5222">
          <text:p/>
        </draw:polyline>
        <draw:line draw:style-name="gr109" draw:text-style-name="P9" draw:layer="layout" svg:x1="16.57cm" svg:y1="9.68cm" svg:x2="7.462cm" svg:y2="9.68cm">
          <text:p/>
        </draw:line>
        <draw:line draw:style-name="gr109" draw:text-style-name="P9" draw:layer="layout" svg:x1="16.57cm" svg:y1="8.809cm" svg:x2="7.462cm" svg:y2="8.809cm">
          <text:p/>
        </draw:line>
        <draw:line draw:style-name="gr109" draw:text-style-name="P9" draw:layer="layout" svg:x1="16.57cm" svg:y1="7.939cm" svg:x2="7.462cm" svg:y2="7.939cm">
          <text:p/>
        </draw:line>
        <draw:line draw:style-name="gr109" draw:text-style-name="P9" draw:layer="layout" svg:x1="16.57cm" svg:y1="7.068cm" svg:x2="7.462cm" svg:y2="7.068cm">
          <text:p/>
        </draw:line>
        <draw:line draw:style-name="gr109" draw:text-style-name="P9" draw:layer="layout" svg:x1="16.57cm" svg:y1="6.198cm" svg:x2="7.462cm" svg:y2="6.198cm">
          <text:p/>
        </draw:line>
        <draw:line draw:style-name="gr109" draw:text-style-name="P9" draw:layer="layout" svg:x1="16.57cm" svg:y1="5.327cm" svg:x2="7.462cm" svg:y2="5.327cm">
          <text:p/>
        </draw:line>
        <draw:line draw:style-name="gr109" draw:text-style-name="P9" draw:layer="layout" svg:x1="16.57cm" svg:y1="4.457cm" svg:x2="7.462cm" svg:y2="4.457cm">
          <text:p/>
        </draw:line>
        <draw:frame draw:style-name="gr112" draw:text-style-name="P21" draw:layer="layout" svg:width="0.659cm" svg:height="0.569cm" svg:x="7.396cm" svg:y="9.975cm">
          <draw:text-box>
            <text:p><text:span text:style-name="T15">0</text:span></text:p>
          </draw:text-box>
        </draw:frame>
        <draw:frame draw:style-name="gr112" draw:text-style-name="P21" draw:layer="layout" svg:width="0.896cm" svg:height="0.569cm" svg:x="7.729cm" svg:y="9.975cm">
          <draw:text-box>
            <text:p><text:span text:style-name="T15">0.1</text:span></text:p>
          </draw:text-box>
        </draw:frame>
        <draw:frame draw:style-name="gr112" draw:text-style-name="P21" draw:layer="layout" svg:width="0.896cm" svg:height="0.569cm" svg:x="8.172cm" svg:y="9.975cm">
          <draw:text-box>
            <text:p><text:span text:style-name="T15">0.2</text:span></text:p>
          </draw:text-box>
        </draw:frame>
        <draw:frame draw:style-name="gr112" draw:text-style-name="P21" draw:layer="layout" svg:width="0.896cm" svg:height="0.569cm" svg:x="8.644cm" svg:y="9.975cm">
          <draw:text-box>
            <text:p><text:span text:style-name="T15">0.3</text:span></text:p>
          </draw:text-box>
        </draw:frame>
        <draw:frame draw:style-name="gr112" draw:text-style-name="P21" draw:layer="layout" svg:width="0.896cm" svg:height="0.569cm" svg:x="9.087cm" svg:y="9.975cm">
          <draw:text-box>
            <text:p><text:span text:style-name="T15">0.4</text:span></text:p>
          </draw:text-box>
        </draw:frame>
        <draw:frame draw:style-name="gr112" draw:text-style-name="P21" draw:layer="layout" svg:width="0.896cm" svg:height="0.569cm" svg:x="9.531cm" svg:y="9.975cm">
          <draw:text-box>
            <text:p><text:span text:style-name="T15">0.5</text:span></text:p>
          </draw:text-box>
        </draw:frame>
        <draw:frame draw:style-name="gr112" draw:text-style-name="P21" draw:layer="layout" svg:width="0.896cm" svg:height="0.569cm" svg:x="10.002cm" svg:y="9.975cm">
          <draw:text-box>
            <text:p><text:span text:style-name="T15">0.6</text:span></text:p>
          </draw:text-box>
        </draw:frame>
        <draw:frame draw:style-name="gr112" draw:text-style-name="P21" draw:layer="layout" svg:width="0.896cm" svg:height="0.569cm" svg:x="10.445cm" svg:y="9.975cm">
          <draw:text-box>
            <text:p><text:span text:style-name="T15">0.7</text:span></text:p>
          </draw:text-box>
        </draw:frame>
        <draw:frame draw:style-name="gr112" draw:text-style-name="P21" draw:layer="layout" svg:width="0.896cm" svg:height="0.569cm" svg:x="10.916cm" svg:y="9.975cm">
          <draw:text-box>
            <text:p><text:span text:style-name="T15">0.8</text:span></text:p>
          </draw:text-box>
        </draw:frame>
        <draw:frame draw:style-name="gr112" draw:text-style-name="P21" draw:layer="layout" svg:width="0.896cm" svg:height="0.569cm" svg:x="11.36cm" svg:y="9.975cm">
          <draw:text-box>
            <text:p><text:span text:style-name="T15">0.9</text:span></text:p>
          </draw:text-box>
        </draw:frame>
        <draw:frame draw:style-name="gr112" draw:text-style-name="P21" draw:layer="layout" svg:width="0.659cm" svg:height="0.569cm" svg:x="11.942cm" svg:y="9.975cm">
          <draw:text-box>
            <text:p><text:span text:style-name="T15">1</text:span></text:p>
          </draw:text-box>
        </draw:frame>
        <draw:frame draw:style-name="gr112" draw:text-style-name="P21" draw:layer="layout" svg:width="0.896cm" svg:height="0.569cm" svg:x="12.275cm" svg:y="9.975cm">
          <draw:text-box>
            <text:p><text:span text:style-name="T15">1.1</text:span></text:p>
          </draw:text-box>
        </draw:frame>
        <draw:frame draw:style-name="gr112" draw:text-style-name="P21" draw:layer="layout" svg:width="0.896cm" svg:height="0.569cm" svg:x="12.718cm" svg:y="9.975cm">
          <draw:text-box>
            <text:p><text:span text:style-name="T15">1.2</text:span></text:p>
          </draw:text-box>
        </draw:frame>
        <draw:frame draw:style-name="gr112" draw:text-style-name="P21" draw:layer="layout" svg:width="0.896cm" svg:height="0.569cm" svg:x="13.189cm" svg:y="9.975cm">
          <draw:text-box>
            <text:p><text:span text:style-name="T15">1.3</text:span></text:p>
          </draw:text-box>
        </draw:frame>
        <draw:frame draw:style-name="gr112" draw:text-style-name="P21" draw:layer="layout" svg:width="0.896cm" svg:height="0.569cm" svg:x="13.633cm" svg:y="9.975cm">
          <draw:text-box>
            <text:p><text:span text:style-name="T15">1.4</text:span></text:p>
          </draw:text-box>
        </draw:frame>
        <draw:frame draw:style-name="gr112" draw:text-style-name="P21" draw:layer="layout" svg:width="0.896cm" svg:height="0.569cm" svg:x="14.104cm" svg:y="9.975cm">
          <draw:text-box>
            <text:p><text:span text:style-name="T15">1.5</text:span></text:p>
          </draw:text-box>
        </draw:frame>
        <draw:frame draw:style-name="gr112" draw:text-style-name="P21" draw:layer="layout" svg:width="0.896cm" svg:height="0.569cm" svg:x="14.547cm" svg:y="9.975cm">
          <draw:text-box>
            <text:p><text:span text:style-name="T15">1.6</text:span></text:p>
          </draw:text-box>
        </draw:frame>
        <draw:frame draw:style-name="gr112" draw:text-style-name="P21" draw:layer="layout" svg:width="0.896cm" svg:height="0.569cm" svg:x="15.019cm" svg:y="9.975cm">
          <draw:text-box>
            <text:p><text:span text:style-name="T15">1.7</text:span></text:p>
          </draw:text-box>
        </draw:frame>
        <draw:frame draw:style-name="gr112" draw:text-style-name="P21" draw:layer="layout" svg:width="0.896cm" svg:height="0.569cm" svg:x="15.462cm" svg:y="9.975cm">
          <draw:text-box>
            <text:p><text:span text:style-name="T15">1.8</text:span></text:p>
          </draw:text-box>
        </draw:frame>
        <draw:frame draw:style-name="gr112" draw:text-style-name="P21" draw:layer="layout" svg:width="0.896cm" svg:height="0.569cm" svg:x="15.905cm" svg:y="9.975cm">
          <draw:text-box>
            <text:p><text:span text:style-name="T15">1.9</text:span></text:p>
          </draw:text-box>
        </draw:frame>
        <draw:frame draw:style-name="gr112" draw:text-style-name="P21" draw:layer="layout" svg:width="0.659cm" svg:height="0.569cm" svg:x="16.488cm" svg:y="9.975cm">
          <draw:text-box>
            <text:p><text:span text:style-name="T15">2</text:span></text:p>
          </draw:text-box>
        </draw:frame>
        <draw:line draw:style-name="gr109" draw:text-style-name="P9" draw:layer="layout" svg:x1="7.462cm" svg:y1="9.829cm" svg:x2="7.462cm" svg:y2="9.68cm">
          <text:p/>
        </draw:line>
        <draw:line draw:style-name="gr109" draw:text-style-name="P9" draw:layer="layout" svg:x1="7.917cm" svg:y1="9.829cm" svg:x2="7.917cm" svg:y2="9.68cm">
          <text:p/>
        </draw:line>
        <draw:line draw:style-name="gr109" draw:text-style-name="P9" draw:layer="layout" svg:x1="8.372cm" svg:y1="9.829cm" svg:x2="8.372cm" svg:y2="9.68cm">
          <text:p/>
        </draw:line>
        <draw:line draw:style-name="gr109" draw:text-style-name="P9" draw:layer="layout" svg:x1="8.828cm" svg:y1="9.829cm" svg:x2="8.828cm" svg:y2="9.68cm">
          <text:p/>
        </draw:line>
        <draw:line draw:style-name="gr109" draw:text-style-name="P9" draw:layer="layout" svg:x1="9.283cm" svg:y1="9.829cm" svg:x2="9.283cm" svg:y2="9.68cm">
          <text:p/>
        </draw:line>
        <draw:line draw:style-name="gr109" draw:text-style-name="P9" draw:layer="layout" svg:x1="9.739cm" svg:y1="9.829cm" svg:x2="9.739cm" svg:y2="9.68cm">
          <text:p/>
        </draw:line>
        <draw:line draw:style-name="gr109" draw:text-style-name="P9" draw:layer="layout" svg:x1="10.194cm" svg:y1="9.829cm" svg:x2="10.194cm" svg:y2="9.68cm">
          <text:p/>
        </draw:line>
        <draw:line draw:style-name="gr109" draw:text-style-name="P9" draw:layer="layout" svg:x1="10.649cm" svg:y1="9.829cm" svg:x2="10.649cm" svg:y2="9.68cm">
          <text:p/>
        </draw:line>
        <draw:line draw:style-name="gr109" draw:text-style-name="P9" draw:layer="layout" svg:x1="11.105cm" svg:y1="9.829cm" svg:x2="11.105cm" svg:y2="9.68cm">
          <text:p/>
        </draw:line>
        <draw:line draw:style-name="gr109" draw:text-style-name="P9" draw:layer="layout" svg:x1="11.56cm" svg:y1="9.829cm" svg:x2="11.56cm" svg:y2="9.68cm">
          <text:p/>
        </draw:line>
        <draw:line draw:style-name="gr109" draw:text-style-name="P9" draw:layer="layout" svg:x1="12.016cm" svg:y1="9.829cm" svg:x2="12.016cm" svg:y2="9.68cm">
          <text:p/>
        </draw:line>
        <draw:line draw:style-name="gr109" draw:text-style-name="P9" draw:layer="layout" svg:x1="12.471cm" svg:y1="9.829cm" svg:x2="12.471cm" svg:y2="9.68cm">
          <text:p/>
        </draw:line>
        <draw:line draw:style-name="gr109" draw:text-style-name="P9" draw:layer="layout" svg:x1="12.926cm" svg:y1="9.829cm" svg:x2="12.926cm" svg:y2="9.68cm">
          <text:p/>
        </draw:line>
        <draw:line draw:style-name="gr109" draw:text-style-name="P9" draw:layer="layout" svg:x1="13.382cm" svg:y1="9.829cm" svg:x2="13.382cm" svg:y2="9.68cm">
          <text:p/>
        </draw:line>
        <draw:line draw:style-name="gr109" draw:text-style-name="P9" draw:layer="layout" svg:x1="13.837cm" svg:y1="9.829cm" svg:x2="13.837cm" svg:y2="9.68cm">
          <text:p/>
        </draw:line>
        <draw:line draw:style-name="gr109" draw:text-style-name="P9" draw:layer="layout" svg:x1="14.293cm" svg:y1="9.829cm" svg:x2="14.293cm" svg:y2="9.68cm">
          <text:p/>
        </draw:line>
        <draw:line draw:style-name="gr109" draw:text-style-name="P9" draw:layer="layout" svg:x1="14.748cm" svg:y1="9.829cm" svg:x2="14.748cm" svg:y2="9.68cm">
          <text:p/>
        </draw:line>
        <draw:line draw:style-name="gr109" draw:text-style-name="P9" draw:layer="layout" svg:x1="15.203cm" svg:y1="9.829cm" svg:x2="15.203cm" svg:y2="9.68cm">
          <text:p/>
        </draw:line>
        <draw:line draw:style-name="gr109" draw:text-style-name="P9" draw:layer="layout" svg:x1="15.66cm" svg:y1="9.829cm" svg:x2="15.66cm" svg:y2="9.68cm">
          <text:p/>
        </draw:line>
        <draw:line draw:style-name="gr109" draw:text-style-name="P9" draw:layer="layout" svg:x1="16.115cm" svg:y1="9.829cm" svg:x2="16.115cm" svg:y2="9.68cm">
          <text:p/>
        </draw:line>
        <draw:polyline draw:style-name="gr109" draw:text-style-name="P9" draw:layer="layout" svg:width="0.148cm" svg:height="9.107cm" draw:transform="rotate (1.5707963267946) translate (7.46225554901035cm 9.82918955004554cm)" svg:viewBox="0 0 149 9108" draw:points="0,24033 149,24033 149,14925">
          <text:p/>
        </draw:polyline>
        <draw:frame draw:style-name="gr112" draw:text-style-name="P21" draw:layer="layout" svg:width="0.659cm" svg:height="0.569cm" svg:x="7.063cm" svg:y="9.527cm">
          <draw:text-box>
            <text:p><text:span text:style-name="T15">0</text:span></text:p>
          </draw:text-box>
        </draw:frame>
        <draw:frame draw:style-name="gr112" draw:text-style-name="P21" draw:layer="layout" svg:width="0.815cm" svg:height="0.569cm" svg:x="6.897cm" svg:y="8.657cm">
          <draw:text-box>
            <text:p><text:span text:style-name="T15">20</text:span></text:p>
          </draw:text-box>
        </draw:frame>
        <draw:frame draw:style-name="gr112" draw:text-style-name="P21" draw:layer="layout" svg:width="0.815cm" svg:height="0.569cm" svg:x="6.897cm" svg:y="7.786cm">
          <draw:text-box>
            <text:p><text:span text:style-name="T15">40</text:span></text:p>
          </draw:text-box>
        </draw:frame>
        <draw:frame draw:style-name="gr112" draw:text-style-name="P21" draw:layer="layout" svg:width="0.815cm" svg:height="0.569cm" svg:x="6.897cm" svg:y="6.915cm">
          <draw:text-box>
            <text:p><text:span text:style-name="T15">60</text:span></text:p>
          </draw:text-box>
        </draw:frame>
        <draw:frame draw:style-name="gr112" draw:text-style-name="P21" draw:layer="layout" svg:width="0.815cm" svg:height="0.569cm" svg:x="6.897cm" svg:y="6.044cm">
          <draw:text-box>
            <text:p><text:span text:style-name="T15">80</text:span></text:p>
          </draw:text-box>
        </draw:frame>
        <draw:frame draw:style-name="gr112" draw:text-style-name="P21" draw:layer="layout" svg:width="0.972cm" svg:height="0.569cm" svg:x="6.731cm" svg:y="5.173cm">
          <draw:text-box>
            <text:p><text:span text:style-name="T15">100</text:span></text:p>
          </draw:text-box>
        </draw:frame>
        <draw:frame draw:style-name="gr112" draw:text-style-name="P21" draw:layer="layout" svg:width="0.972cm" svg:height="0.569cm" svg:x="6.731cm" svg:y="4.302cm">
          <draw:text-box>
            <text:p><text:span text:style-name="T15">120</text:span></text:p>
          </draw:text-box>
        </draw:frame>
        <draw:line draw:style-name="gr109" draw:text-style-name="P9" draw:layer="layout" svg:x1="7.313cm" svg:y1="9.68cm" svg:x2="7.463cm" svg:y2="9.68cm">
          <text:p/>
        </draw:line>
        <draw:line draw:style-name="gr109" draw:text-style-name="P9" draw:layer="layout" svg:x1="7.313cm" svg:y1="8.809cm" svg:x2="7.463cm" svg:y2="8.809cm">
          <text:p/>
        </draw:line>
        <draw:line draw:style-name="gr109" draw:text-style-name="P9" draw:layer="layout" svg:x1="7.313cm" svg:y1="7.939cm" svg:x2="7.463cm" svg:y2="7.939cm">
          <text:p/>
        </draw:line>
        <draw:line draw:style-name="gr109" draw:text-style-name="P9" draw:layer="layout" svg:x1="7.313cm" svg:y1="7.068cm" svg:x2="7.463cm" svg:y2="7.068cm">
          <text:p/>
        </draw:line>
        <draw:line draw:style-name="gr109" draw:text-style-name="P9" draw:layer="layout" svg:x1="7.313cm" svg:y1="6.198cm" svg:x2="7.463cm" svg:y2="6.198cm">
          <text:p/>
        </draw:line>
        <draw:line draw:style-name="gr109" draw:text-style-name="P9" draw:layer="layout" svg:x1="7.313cm" svg:y1="5.327cm" svg:x2="7.463cm" svg:y2="5.327cm">
          <text:p/>
        </draw:line>
        <draw:polyline draw:style-name="gr109" draw:text-style-name="P9" draw:layer="layout" svg:width="0.149cm" svg:height="5.221cm" svg:x="7.313cm" svg:y="4.457cm" svg:viewBox="0 0 150 5222" draw:points="0,0 150,0 150,5222">
          <text:p/>
        </draw:polyline>
        <draw:polygon draw:style-name="gr113" draw:text-style-name="P9" draw:layer="layout" svg:width="0.494cm" svg:height="0.314cm" svg:x="7.442cm" svg:y="8.18cm" svg:viewBox="0 0 495 315" draw:points="40,0 495,237 475,276 455,315 0,78 20,39">
          <text:p/>
        </draw:polygon>
        <draw:polygon draw:style-name="gr113" draw:text-style-name="P9" draw:layer="layout" svg:width="0.019cm" svg:height="0.038cm" svg:x="7.897cm" svg:y="8.456cm" svg:viewBox="0 0 20 39" draw:points="20,0 0,39 0,39">
          <text:p/>
        </draw:polygon>
        <draw:polygon draw:style-name="gr113" draw:text-style-name="P9" draw:layer="layout" svg:width="0.494cm" svg:height="0.306cm" svg:x="7.897cm" svg:y="8.417cm" svg:viewBox="0 0 495 307" draw:points="40,0 495,229 475,268 455,307 0,78 20,39">
          <text:p/>
        </draw:polygon>
        <draw:polygon draw:style-name="gr113" draw:text-style-name="P9" draw:layer="layout" svg:width="0.019cm" svg:height="0.042cm" svg:x="8.352cm" svg:y="8.685cm" svg:viewBox="0 0 20 43" draw:points="20,0 11,43 4,41 0,39">
          <text:p/>
        </draw:polygon>
        <draw:polygon draw:style-name="gr113" draw:text-style-name="P9" draw:layer="layout" svg:width="0.473cm" svg:height="0.174cm" svg:x="8.363cm" svg:y="8.642cm" svg:viewBox="0 0 474 175" draw:points="18,0 474,90 465,132 456,175 0,86 9,43">
          <text:p/>
        </draw:polygon>
        <draw:polygon draw:style-name="gr113" draw:text-style-name="P9" draw:layer="layout" svg:width="0.008cm" svg:height="0.043cm" svg:x="8.819cm" svg:y="8.774cm" svg:viewBox="0 0 9 44" draw:points="9,0 4,44 0,43">
          <text:p/>
        </draw:polygon>
        <draw:polygon draw:style-name="gr113" draw:text-style-name="P9" draw:layer="layout" svg:width="0.464cm" svg:height="0.134cm" svg:x="8.823cm" svg:y="8.73cm" svg:viewBox="0 0 465 135" draw:points="10,0 465,48 460,92 455,135 0,88 5,44">
          <text:p/>
        </draw:polygon>
        <draw:polygon draw:style-name="gr113" draw:text-style-name="P9" draw:layer="layout" svg:width="0.006cm" svg:height="0.043cm" svg:x="9.283cm" svg:y="8.778cm" svg:viewBox="0 0 7 44" draw:points="0,44 5,0 7,1">
          <text:p/>
        </draw:polygon>
        <draw:polygon draw:style-name="gr113" draw:text-style-name="P9" draw:layer="layout" svg:width="0.468cm" svg:height="0.161cm" svg:x="9.276cm" svg:y="8.779cm" svg:viewBox="0 0 469 162" draw:points="14,0 469,77 462,119 455,162 0,86 7,43">
          <text:p/>
        </draw:polygon>
        <draw:polygon draw:style-name="gr113" draw:text-style-name="P9" draw:layer="layout" svg:width="0.006cm" svg:height="0.043cm" svg:x="9.731cm" svg:y="8.899cm" svg:viewBox="0 0 7 44" draw:points="7,0 5,44 0,43">
          <text:p/>
        </draw:polygon>
        <draw:polygon draw:style-name="gr113" draw:text-style-name="P9" draw:layer="layout" svg:width="0.459cm" svg:height="0.109cm" svg:x="9.736cm" svg:y="8.855cm" svg:viewBox="0 0 460 110" draw:points="4,0 460,23 458,67 456,110 0,88 2,44">
          <text:p/>
        </draw:polygon>
        <draw:polygon draw:style-name="gr113" draw:text-style-name="P9" draw:layer="layout" svg:width="0.003cm" svg:height="0.043cm" svg:x="10.194cm" svg:y="8.878cm" svg:viewBox="0 0 4 44" draw:points="0,44 2,0 4,0">
          <text:p/>
        </draw:polygon>
        <draw:polygon draw:style-name="gr113" draw:text-style-name="P9" draw:layer="layout" svg:width="0.462cm" svg:height="0.13cm" svg:x="10.19cm" svg:y="8.878cm" svg:viewBox="0 0 463 131" draw:points="8,0 463,44 459,88 455,131 0,88 4,44">
          <text:p/>
        </draw:polygon>
        <draw:polygon draw:style-name="gr113" draw:text-style-name="P9" draw:layer="layout" svg:width="0.005cm" svg:height="0.043cm" svg:x="10.649cm" svg:y="8.921cm" svg:viewBox="0 0 6 44" draw:points="0,44 4,0 6,0">
          <text:p/>
        </draw:polygon>
        <draw:polygon draw:style-name="gr113" draw:text-style-name="P9" draw:layer="layout" svg:width="0.467cm" svg:height="0.146cm" svg:x="10.643cm" svg:y="8.921cm" svg:viewBox="0 0 468 147" draw:points="12,0 468,60 462,104 456,147 0,88 6,44">
          <text:p/>
        </draw:polygon>
        <draw:polygon draw:style-name="gr113" draw:text-style-name="P9" draw:layer="layout" svg:width="0.005cm" svg:height="0.043cm" svg:x="11.099cm" svg:y="9.025cm" svg:viewBox="0 0 6 44" draw:points="6,0 4,44 0,44">
          <text:p/>
        </draw:polygon>
        <draw:polygon draw:style-name="gr113" draw:text-style-name="P9" draw:layer="layout" svg:width="0.458cm" svg:height="0.11cm" svg:x="11.103cm" svg:y="8.981cm" svg:viewBox="0 0 459 111" draw:points="4,0 459,24 457,68 455,111 0,88 2,44">
          <text:p/>
        </draw:polygon>
        <draw:polygon draw:style-name="gr113" draw:text-style-name="P9" draw:layer="layout" svg:width="0.003cm" svg:height="0.043cm" svg:x="11.56cm" svg:y="9.005cm" svg:viewBox="0 0 4 44" draw:points="0,44 2,0 4,0">
          <text:p/>
        </draw:polygon>
        <draw:polygon draw:style-name="gr113" draw:text-style-name="P9" draw:layer="layout" svg:width="0.463cm" svg:height="0.127cm" svg:x="11.556cm" svg:y="9.005cm" svg:viewBox="0 0 464 128" draw:points="8,0 464,41 460,85 456,128 0,88 4,44">
          <text:p/>
        </draw:polygon>
        <draw:polygon draw:style-name="gr113" draw:text-style-name="P9" draw:layer="layout" svg:width="0.009cm" svg:height="0.043cm" svg:x="12.012cm" svg:y="9.09cm" svg:viewBox="0 0 10 44" draw:points="4,0 10,44 2,44 0,44">
          <text:p/>
        </draw:polygon>
        <draw:polygon draw:style-name="gr113" draw:text-style-name="P9" draw:layer="layout" svg:width="0.466cm" svg:height="0.15cm" svg:x="12.01cm" svg:y="8.982cm" svg:viewBox="0 0 467 151" draw:points="0,64 455,0 461,44 467,88 12,151 6,107">
          <text:p/>
        </draw:polygon>
        <draw:polygon draw:style-name="gr113" draw:text-style-name="P9" draw:layer="layout" svg:width="0.005cm" svg:height="0.043cm" svg:x="12.465cm" svg:y="8.982cm" svg:viewBox="0 0 6 44" draw:points="6,44 0,0 5,0">
          <text:p/>
        </draw:polygon>
        <draw:polygon draw:style-name="gr113" draw:text-style-name="P9" draw:layer="layout" svg:width="0.456cm" svg:height="0.098cm" svg:x="12.47cm" svg:y="8.971cm" svg:viewBox="0 0 457 99" draw:points="0,11 455,0 456,44 457,88 2,99 1,55">
          <text:p/>
        </draw:polygon>
        <draw:polygon draw:style-name="gr113" draw:text-style-name="P9" draw:layer="layout" svg:width="0.008cm" svg:height="0.043cm" svg:x="12.925cm" svg:y="8.971cm" svg:viewBox="0 0 9 44" draw:points="1,44 0,0 8,0 9,1">
          <text:p/>
        </draw:polygon>
        <draw:polygon draw:style-name="gr113" draw:text-style-name="P9" draw:layer="layout" svg:width="0.471cm" svg:height="0.171cm" svg:x="12.918cm" svg:y="8.972cm" svg:viewBox="0 0 472 172" draw:points="16,0 472,87 464,129 456,172 0,86 8,43">
          <text:p/>
        </draw:polygon>
        <draw:polygon draw:style-name="gr113" draw:text-style-name="P9" draw:layer="layout" svg:width="0.009cm" svg:height="0.043cm" svg:x="13.374cm" svg:y="9.102cm" svg:viewBox="0 0 10 44" draw:points="8,0 10,44 2,44 0,43">
          <text:p/>
        </draw:polygon>
        <draw:polygon draw:style-name="gr113" draw:text-style-name="P9" draw:layer="layout" svg:width="0.458cm" svg:height="0.105cm" svg:x="13.38cm" svg:y="9.04cm" svg:viewBox="0 0 459 106" draw:points="0,18 455,0 457,44 459,88 4,106 2,62">
          <text:p/>
        </draw:polygon>
        <draw:polygon draw:style-name="gr113" draw:text-style-name="P9" draw:layer="layout" svg:width="0.002cm" svg:height="0.043cm" svg:x="13.835cm" svg:y="9.04cm" svg:viewBox="0 0 3 44" draw:points="2,44 0,0 3,0">
          <text:p/>
        </draw:polygon>
        <draw:polygon draw:style-name="gr113" draw:text-style-name="P9" draw:layer="layout" svg:width="0.457cm" svg:height="0.101cm" svg:x="13.836cm" svg:y="9.04cm" svg:viewBox="0 0 458 102" draw:points="2,0 458,14 457,58 456,102 0,88 1,44">
          <text:p/>
        </draw:polygon>
        <draw:polygon draw:style-name="gr113" draw:text-style-name="P9" draw:layer="layout" svg:width="0cm" svg:height="0.043cm" svg:x="14.292cm" svg:y="9.098cm" svg:viewBox="0 0 1 44" draw:points="1,0 1,44 0,44">
          <text:p/>
        </draw:polygon>
        <draw:polygon draw:style-name="gr113" draw:text-style-name="P9" draw:layer="layout" svg:width="0.454cm" svg:height="0.09cm" svg:x="14.293cm" svg:y="9.054cm" svg:viewBox="0 0 455 91" draw:points="0,0 455,3 455,47 455,91 0,88 0,44">
          <text:p/>
        </draw:polygon>
        <draw:polygon draw:style-name="gr113" draw:text-style-name="P9" draw:layer="layout" svg:width="0.002cm" svg:height="0.043cm" svg:x="14.748cm" svg:y="9.057cm" svg:viewBox="0 0 3 44" draw:points="0,44 0,0 3,0">
          <text:p/>
        </draw:polygon>
        <draw:polygon draw:style-name="gr113" draw:text-style-name="P9" draw:layer="layout" svg:width="0.46cm" svg:height="0.113cm" svg:x="14.745cm" svg:y="9.057cm" svg:viewBox="0 0 461 114" draw:points="6,0 461,27 458,71 455,114 0,88 3,44">
          <text:p/>
        </draw:polygon>
        <draw:polygon draw:style-name="gr113" draw:text-style-name="P9" draw:layer="layout" svg:width="0.002cm" svg:height="0.043cm" svg:x="15.2cm" svg:y="9.127cm" svg:viewBox="0 0 3 44" draw:points="3,0 2,44 0,44">
          <text:p/>
        </draw:polygon>
        <draw:polygon draw:style-name="gr113" draw:text-style-name="P9" draw:layer="layout" svg:width="0.457cm" svg:height="0.095cm" svg:x="15.202cm" svg:y="9.084cm" svg:viewBox="0 0 458 96" draw:points="2,0 458,8 457,52 456,96 0,88 1,44">
          <text:p/>
        </draw:polygon>
        <draw:polygon draw:style-name="gr113" draw:text-style-name="P9" draw:layer="layout" svg:width="0.002cm" svg:height="0.043cm" svg:x="15.659cm" svg:y="9.135cm" svg:viewBox="0 0 3 44" draw:points="1,0 3,44 0,44">
          <text:p/>
        </draw:polygon>
        <draw:polygon draw:style-name="gr113" draw:text-style-name="P9" draw:layer="layout" svg:width="0.458cm" svg:height="0.105cm" svg:x="15.658cm" svg:y="9.074cm" svg:viewBox="0 0 459 106" draw:points="0,18 455,0 457,44 459,88 4,106 2,62">
          <text:p/>
        </draw:polygon>
        <draw:polygon draw:style-name="gr113" draw:text-style-name="P9" draw:layer="layout" svg:width="0.005cm" svg:height="0.043cm" svg:x="16.113cm" svg:y="9.074cm" svg:viewBox="0 0 6 44" draw:points="2,44 0,0 6,0">
          <text:p/>
        </draw:polygon>
        <draw:polygon draw:style-name="gr113" draw:text-style-name="P9" draw:layer="layout" svg:width="0.463cm" svg:height="0.132cm" svg:x="16.111cm" svg:y="9.074cm" svg:viewBox="0 0 464 133" draw:points="8,0 464,46 460,90 456,133 0,88 4,44">
          <text:p/>
        </draw:polygon>
        <draw:polygon draw:style-name="gr113" draw:text-style-name="P9" draw:layer="layout" svg:width="0.248cm" svg:height="0.248cm" svg:x="7.338cm" svg:y="8.094cm" svg:viewBox="0 0 249 249" draw:points="0,0 0,249 249,249 249,0">
          <text:p/>
        </draw:polygon>
        <draw:polyline draw:style-name="gr114" draw:text-style-name="P9" draw:layer="layout" svg:width="0.248cm" svg:height="0.248cm" svg:x="7.338cm" svg:y="8.094cm" svg:viewBox="0 0 249 249" draw:points="0,0 0,249 249,249 249,0 0,0">
          <text:p/>
        </draw:polyline>
        <draw:polygon draw:style-name="gr115" draw:text-style-name="P9" draw:layer="layout" svg:width="0.248cm" svg:height="0.248cm" svg:x="7.793cm" svg:y="8.331cm" svg:viewBox="0 0 249 249" draw:points="0,0 0,249 249,249 249,0">
          <text:p/>
        </draw:polygon>
        <draw:polyline draw:style-name="gr114" draw:text-style-name="P9" draw:layer="layout" svg:width="0.248cm" svg:height="0.248cm" svg:x="7.793cm" svg:y="8.331cm" svg:viewBox="0 0 249 249" draw:points="0,0 0,249 249,249 249,0 0,0">
          <text:p/>
        </draw:polyline>
        <draw:polygon draw:style-name="gr115" draw:text-style-name="P9" draw:layer="layout" svg:width="0.248cm" svg:height="0.248cm" svg:x="8.248cm" svg:y="8.56cm" svg:viewBox="0 0 249 249" draw:points="0,0 0,249 249,249 249,0">
          <text:p/>
        </draw:polygon>
        <draw:polyline draw:style-name="gr114" draw:text-style-name="P9" draw:layer="layout" svg:width="0.248cm" svg:height="0.248cm" svg:x="8.248cm" svg:y="8.56cm" svg:viewBox="0 0 249 249" draw:points="0,0 0,249 249,249 249,0 0,0">
          <text:p/>
        </draw:polyline>
        <draw:polygon draw:style-name="gr115" draw:text-style-name="P9" draw:layer="layout" svg:width="0.248cm" svg:height="0.248cm" svg:x="8.704cm" svg:y="8.65cm" svg:viewBox="0 0 249 249" draw:points="0,0 0,249 249,249 249,0">
          <text:p/>
        </draw:polygon>
        <draw:polyline draw:style-name="gr114" draw:text-style-name="P9" draw:layer="layout" svg:width="0.248cm" svg:height="0.248cm" svg:x="8.704cm" svg:y="8.65cm" svg:viewBox="0 0 249 249" draw:points="0,0 0,249 249,249 249,0 0,0">
          <text:p/>
        </draw:polyline>
        <draw:polygon draw:style-name="gr115" draw:text-style-name="P9" draw:layer="layout" svg:width="0.248cm" svg:height="0.248cm" svg:x="9.159cm" svg:y="8.698cm" svg:viewBox="0 0 249 249" draw:points="0,0 0,249 249,249 249,0">
          <text:p/>
        </draw:polygon>
        <draw:polyline draw:style-name="gr114" draw:text-style-name="P9" draw:layer="layout" svg:width="0.248cm" svg:height="0.248cm" svg:x="9.159cm" svg:y="8.698cm" svg:viewBox="0 0 249 249" draw:points="0,0 0,249 249,249 249,0 0,0">
          <text:p/>
        </draw:polyline>
        <draw:polygon draw:style-name="gr115" draw:text-style-name="P9" draw:layer="layout" svg:width="0.249cm" svg:height="0.248cm" svg:x="9.614cm" svg:y="8.774cm" svg:viewBox="0 0 250 249" draw:points="0,0 0,249 250,249 250,0">
          <text:p/>
        </draw:polygon>
        <draw:polyline draw:style-name="gr114" draw:text-style-name="P9" draw:layer="layout" svg:width="0.249cm" svg:height="0.248cm" svg:x="9.614cm" svg:y="8.774cm" svg:viewBox="0 0 250 249" draw:points="0,0 0,249 250,249 250,0 0,0">
          <text:p/>
        </draw:polyline>
        <draw:polygon draw:style-name="gr115" draw:text-style-name="P9" draw:layer="layout" svg:width="0.248cm" svg:height="0.248cm" svg:x="10.07cm" svg:y="8.797cm" svg:viewBox="0 0 249 249" draw:points="0,0 0,249 249,249 249,0">
          <text:p/>
        </draw:polygon>
        <draw:polyline draw:style-name="gr114" draw:text-style-name="P9" draw:layer="layout" svg:width="0.248cm" svg:height="0.248cm" svg:x="10.07cm" svg:y="8.797cm" svg:viewBox="0 0 249 249" draw:points="0,0 0,249 249,249 249,0 0,0">
          <text:p/>
        </draw:polyline>
        <draw:polygon draw:style-name="gr115" draw:text-style-name="P9" draw:layer="layout" svg:width="0.248cm" svg:height="0.248cm" svg:x="10.525cm" svg:y="8.841cm" svg:viewBox="0 0 249 249" draw:points="0,0 0,249 249,249 249,0">
          <text:p/>
        </draw:polygon>
        <draw:polyline draw:style-name="gr114" draw:text-style-name="P9" draw:layer="layout" svg:width="0.248cm" svg:height="0.248cm" svg:x="10.525cm" svg:y="8.841cm" svg:viewBox="0 0 249 249" draw:points="0,0 0,249 249,249 249,0 0,0">
          <text:p/>
        </draw:polyline>
        <draw:polygon draw:style-name="gr115" draw:text-style-name="P9" draw:layer="layout" svg:width="0.248cm" svg:height="0.248cm" svg:x="10.981cm" svg:y="8.901cm" svg:viewBox="0 0 249 249" draw:points="0,0 0,249 249,249 249,0">
          <text:p/>
        </draw:polygon>
        <draw:polyline draw:style-name="gr114" draw:text-style-name="P9" draw:layer="layout" svg:width="0.248cm" svg:height="0.248cm" svg:x="10.981cm" svg:y="8.901cm" svg:viewBox="0 0 249 249" draw:points="0,0 0,249 249,249 249,0 0,0">
          <text:p/>
        </draw:polyline>
        <draw:polygon draw:style-name="gr115" draw:text-style-name="P9" draw:layer="layout" svg:width="0.248cm" svg:height="0.248cm" svg:x="11.436cm" svg:y="8.924cm" svg:viewBox="0 0 249 249" draw:points="0,0 0,249 249,249 249,0">
          <text:p/>
        </draw:polygon>
        <draw:polyline draw:style-name="gr114" draw:text-style-name="P9" draw:layer="layout" svg:width="0.248cm" svg:height="0.248cm" svg:x="11.436cm" svg:y="8.924cm" svg:viewBox="0 0 249 249" draw:points="0,0 0,249 249,249 249,0 0,0">
          <text:p/>
        </draw:polyline>
        <draw:polygon draw:style-name="gr115" draw:text-style-name="P9" draw:layer="layout" svg:width="0.248cm" svg:height="0.248cm" svg:x="11.892cm" svg:y="8.965cm" svg:viewBox="0 0 249 249" draw:points="0,0 0,249 249,249 249,0">
          <text:p/>
        </draw:polygon>
        <draw:polyline draw:style-name="gr114" draw:text-style-name="P9" draw:layer="layout" svg:width="0.248cm" svg:height="0.248cm" svg:x="11.892cm" svg:y="8.965cm" svg:viewBox="0 0 249 249" draw:points="0,0 0,249 249,249 249,0 0,0">
          <text:p/>
        </draw:polyline>
        <draw:polygon draw:style-name="gr115" draw:text-style-name="P9" draw:layer="layout" svg:width="0.248cm" svg:height="0.248cm" svg:x="12.347cm" svg:y="8.902cm" svg:viewBox="0 0 249 249" draw:points="0,0 0,249 249,249 249,0">
          <text:p/>
        </draw:polygon>
        <draw:polyline draw:style-name="gr114" draw:text-style-name="P9" draw:layer="layout" svg:width="0.248cm" svg:height="0.248cm" svg:x="12.347cm" svg:y="8.902cm" svg:viewBox="0 0 249 249" draw:points="0,0 0,249 249,249 249,0 0,0">
          <text:p/>
        </draw:polyline>
        <draw:polygon draw:style-name="gr115" draw:text-style-name="P9" draw:layer="layout" svg:width="0.248cm" svg:height="0.248cm" svg:x="12.802cm" svg:y="8.891cm" svg:viewBox="0 0 249 249" draw:points="0,0 0,249 249,249 249,0">
          <text:p/>
        </draw:polygon>
        <draw:polyline draw:style-name="gr114" draw:text-style-name="P9" draw:layer="layout" svg:width="0.248cm" svg:height="0.248cm" svg:x="12.802cm" svg:y="8.891cm" svg:viewBox="0 0 249 249" draw:points="0,0 0,249 249,249 249,0 0,0">
          <text:p/>
        </draw:polyline>
        <draw:polygon draw:style-name="gr115" draw:text-style-name="P9" draw:layer="layout" svg:width="0.248cm" svg:height="0.248cm" svg:x="13.258cm" svg:y="8.977cm" svg:viewBox="0 0 249 249" draw:points="0,0 0,249 249,249 249,0">
          <text:p/>
        </draw:polygon>
        <draw:polyline draw:style-name="gr114" draw:text-style-name="P9" draw:layer="layout" svg:width="0.248cm" svg:height="0.248cm" svg:x="13.258cm" svg:y="8.977cm" svg:viewBox="0 0 249 249" draw:points="0,0 0,249 249,249 249,0 0,0">
          <text:p/>
        </draw:polyline>
        <draw:polygon draw:style-name="gr115" draw:text-style-name="P9" draw:layer="layout" svg:width="0.248cm" svg:height="0.248cm" svg:x="13.713cm" svg:y="8.959cm" svg:viewBox="0 0 249 249" draw:points="0,0 0,249 249,249 249,0">
          <text:p/>
        </draw:polygon>
        <draw:polyline draw:style-name="gr114" draw:text-style-name="P9" draw:layer="layout" svg:width="0.248cm" svg:height="0.248cm" svg:x="13.713cm" svg:y="8.959cm" svg:viewBox="0 0 249 249" draw:points="0,0 0,249 249,249 249,0 0,0">
          <text:p/>
        </draw:polyline>
        <draw:polygon draw:style-name="gr115" draw:text-style-name="P9" draw:layer="layout" svg:width="0.248cm" svg:height="0.248cm" svg:x="14.169cm" svg:y="8.973cm" svg:viewBox="0 0 249 249" draw:points="0,0 0,249 249,249 249,0">
          <text:p/>
        </draw:polygon>
        <draw:polyline draw:style-name="gr114" draw:text-style-name="P9" draw:layer="layout" svg:width="0.248cm" svg:height="0.248cm" svg:x="14.169cm" svg:y="8.973cm" svg:viewBox="0 0 249 249" draw:points="0,0 0,249 249,249 249,0 0,0">
          <text:p/>
        </draw:polyline>
        <draw:polygon draw:style-name="gr115" draw:text-style-name="P9" draw:layer="layout" svg:width="0.248cm" svg:height="0.248cm" svg:x="14.624cm" svg:y="8.976cm" svg:viewBox="0 0 249 249" draw:points="0,0 0,249 249,249 249,0">
          <text:p/>
        </draw:polygon>
        <draw:polyline draw:style-name="gr114" draw:text-style-name="P9" draw:layer="layout" svg:width="0.248cm" svg:height="0.248cm" svg:x="14.624cm" svg:y="8.976cm" svg:viewBox="0 0 249 249" draw:points="0,0 0,249 249,249 249,0 0,0">
          <text:p/>
        </draw:polyline>
        <draw:polygon draw:style-name="gr115" draw:text-style-name="P9" draw:layer="layout" svg:width="0.248cm" svg:height="0.248cm" svg:x="15.079cm" svg:y="9.003cm" svg:viewBox="0 0 249 249" draw:points="0,0 0,249 249,249 249,0">
          <text:p/>
        </draw:polygon>
        <draw:polyline draw:style-name="gr114" draw:text-style-name="P9" draw:layer="layout" svg:width="0.248cm" svg:height="0.248cm" svg:x="15.079cm" svg:y="9.003cm" svg:viewBox="0 0 249 249" draw:points="0,0 0,249 249,249 249,0 0,0">
          <text:p/>
        </draw:polyline>
        <draw:polygon draw:style-name="gr115" draw:text-style-name="P9" draw:layer="layout" svg:width="0.248cm" svg:height="0.248cm" svg:x="15.535cm" svg:y="9.011cm" svg:viewBox="0 0 249 249" draw:points="0,0 0,249 249,249 249,0">
          <text:p/>
        </draw:polygon>
        <draw:polyline draw:style-name="gr114" draw:text-style-name="P9" draw:layer="layout" svg:width="0.248cm" svg:height="0.248cm" svg:x="15.535cm" svg:y="9.011cm" svg:viewBox="0 0 249 249" draw:points="0,0 0,249 249,249 249,0 0,0">
          <text:p/>
        </draw:polyline>
        <draw:polygon draw:style-name="gr115" draw:text-style-name="P9" draw:layer="layout" svg:width="0.248cm" svg:height="0.248cm" svg:x="15.99cm" svg:y="8.993cm" svg:viewBox="0 0 249 249" draw:points="0,0 0,249 249,249 249,0">
          <text:p/>
        </draw:polygon>
        <draw:polyline draw:style-name="gr114" draw:text-style-name="P9" draw:layer="layout" svg:width="0.248cm" svg:height="0.248cm" svg:x="15.99cm" svg:y="8.993cm" svg:viewBox="0 0 249 249" draw:points="0,0 0,249 249,249 249,0 0,0">
          <text:p/>
        </draw:polyline>
        <draw:polygon draw:style-name="gr115" draw:text-style-name="P9" draw:layer="layout" svg:width="0.248cm" svg:height="0.248cm" svg:x="16.446cm" svg:y="9.039cm" svg:viewBox="0 0 249 249" draw:points="0,0 0,249 249,249 249,0">
          <text:p/>
        </draw:polygon>
        <draw:polyline draw:style-name="gr114" draw:text-style-name="P9" draw:layer="layout" svg:width="0.248cm" svg:height="0.248cm" svg:x="16.446cm" svg:y="9.039cm" svg:viewBox="0 0 249 249" draw:points="0,0 0,249 249,249 249,0 0,0">
          <text:p/>
        </draw:polyline>
        <draw:polygon draw:style-name="gr116" draw:text-style-name="P9" draw:layer="layout" svg:width="0.478cm" svg:height="0.215cm" svg:x="7.45cm" svg:y="5.382cm" svg:viewBox="0 0 479 216" draw:points="24,0 479,132 467,174 455,216 0,84 12,42">
          <text:p/>
        </draw:polygon>
        <draw:polygon draw:style-name="gr116" draw:text-style-name="P9" draw:layer="layout" svg:width="0.012cm" svg:height="0.041cm" svg:x="7.917cm" svg:y="5.515cm" svg:viewBox="0 0 13 42" draw:points="0,42 12,0 13,0">
          <text:p/>
        </draw:polygon>
        <draw:polygon draw:style-name="gr116" draw:text-style-name="P9" draw:layer="layout" svg:width="0.48cm" svg:height="0.218cm" svg:x="7.904cm" svg:y="5.515cm" svg:viewBox="0 0 481 219" draw:points="26,0 481,135 468,177 455,219 0,84 13,42">
          <text:p/>
        </draw:polygon>
        <draw:polygon draw:style-name="gr116" draw:text-style-name="P9" draw:layer="layout" svg:width="0.012cm" svg:height="0.043cm" svg:x="8.359cm" svg:y="5.692cm" svg:viewBox="0 0 13 44" draw:points="13,0 7,44 0,42">
          <text:p/>
        </draw:polygon>
        <draw:polygon draw:style-name="gr116" draw:text-style-name="P9" draw:layer="layout" svg:width="0.467cm" svg:height="0.144cm" svg:x="8.366cm" svg:y="5.648cm" svg:viewBox="0 0 468 145" draw:points="12,0 468,58 462,102 456,145 0,88 6,44">
          <text:p/>
        </draw:polygon>
        <draw:polygon draw:style-name="gr116" draw:text-style-name="P9" draw:layer="layout" svg:width="0.013cm" svg:height="0.043cm" svg:x="8.828cm" svg:y="5.706cm" svg:viewBox="0 0 14 44" draw:points="0,44 6,0 13,2 14,2">
          <text:p/>
        </draw:polygon>
        <draw:polygon draw:style-name="gr116" draw:text-style-name="P9" draw:layer="layout" svg:width="0.482cm" svg:height="0.236cm" svg:x="8.814cm" svg:y="5.708cm" svg:viewBox="0 0 483 237" draw:points="28,0 483,153 469,195 455,237 0,84 14,42">
          <text:p/>
        </draw:polygon>
        <draw:polygon draw:style-name="gr116" draw:text-style-name="P9" draw:layer="layout" svg:width="0.013cm" svg:height="0.042cm" svg:x="9.269cm" svg:y="5.903cm" svg:viewBox="0 0 14 43" draw:points="14,0 7,43 0,42">
          <text:p/>
        </draw:polygon>
        <draw:polygon draw:style-name="gr116" draw:text-style-name="P9" draw:layer="layout" svg:width="0.468cm" svg:height="0.161cm" svg:x="9.276cm" svg:y="5.86cm" svg:viewBox="0 0 469 162" draw:points="14,0 469,77 462,119 455,162 0,86 7,43">
          <text:p/>
        </draw:polygon>
        <draw:polygon draw:style-name="gr116" draw:text-style-name="P9" draw:layer="layout" svg:width="0.007cm" svg:height="0.042cm" svg:x="9.738cm" svg:y="5.937cm" svg:viewBox="0 0 8 43" draw:points="0,43 7,0 8,0">
          <text:p/>
        </draw:polygon>
        <draw:polygon draw:style-name="gr116" draw:text-style-name="P9" draw:layer="layout" svg:width="0.471cm" svg:height="0.168cm" svg:x="9.73cm" svg:y="5.937cm" svg:viewBox="0 0 472 169" draw:points="16,0 472,84 464,126 456,169 0,86 8,43">
          <text:p/>
        </draw:polygon>
        <draw:polygon draw:style-name="gr116" draw:text-style-name="P9" draw:layer="layout" svg:width="0.012cm" svg:height="0.042cm" svg:x="10.194cm" svg:y="6.02cm" svg:viewBox="0 0 13 43" draw:points="0,43 8,0 13,1">
          <text:p/>
        </draw:polygon>
        <draw:polygon draw:style-name="gr116" draw:text-style-name="P9" draw:layer="layout" svg:width="0.48cm" svg:height="0.218cm" svg:x="10.181cm" svg:y="6.021cm" svg:viewBox="0 0 481 219" draw:points="26,0 481,135 468,177 455,219 0,84 13,42">
          <text:p/>
        </draw:polygon>
        <draw:polygon draw:style-name="gr116" draw:text-style-name="P9" draw:layer="layout" svg:width="0.012cm" svg:height="0.042cm" svg:x="10.636cm" svg:y="6.198cm" svg:viewBox="0 0 13 43" draw:points="13,0 5,43 0,42">
          <text:p/>
        </draw:polygon>
        <draw:polygon draw:style-name="gr116" draw:text-style-name="P9" draw:layer="layout" svg:width="0.471cm" svg:height="0.168cm" svg:x="10.641cm" svg:y="6.155cm" svg:viewBox="0 0 472 169" draw:points="16,0 472,84 464,126 456,169 0,86 8,43">
          <text:p/>
        </draw:polygon>
        <draw:polygon draw:style-name="gr116" draw:text-style-name="P9" draw:layer="layout" svg:width="0.013cm" svg:height="0.042cm" svg:x="11.105cm" svg:y="6.239cm" svg:viewBox="0 0 14 43" draw:points="0,43 8,0 14,1">
          <text:p/>
        </draw:polygon>
        <draw:polygon draw:style-name="gr116" draw:text-style-name="P9" draw:layer="layout" svg:width="0.482cm" svg:height="0.239cm" svg:x="11.091cm" svg:y="6.24cm" svg:viewBox="0 0 483 240" draw:points="28,0 483,156 469,198 455,240 0,84 14,42">
          <text:p/>
        </draw:polygon>
        <draw:polygon draw:style-name="gr116" draw:text-style-name="P9" draw:layer="layout" svg:width="0.013cm" svg:height="0.042cm" svg:x="11.546cm" svg:y="6.438cm" svg:viewBox="0 0 14 43" draw:points="14,0 5,43 0,42">
          <text:p/>
        </draw:polygon>
        <draw:polygon draw:style-name="gr116" draw:text-style-name="P9" draw:layer="layout" svg:width="0.473cm" svg:height="0.177cm" svg:x="11.551cm" svg:y="6.395cm" svg:viewBox="0 0 474 178" draw:points="18,0 474,93 465,135 456,178 0,86 9,43">
          <text:p/>
        </draw:polygon>
        <draw:polygon draw:style-name="gr116" draw:text-style-name="P9" draw:layer="layout" svg:width="0.016cm" svg:height="0.042cm" svg:x="12.016cm" svg:y="6.488cm" svg:viewBox="0 0 17 43" draw:points="0,43 9,0 16,2 17,3">
          <text:p/>
        </draw:polygon>
        <draw:polygon draw:style-name="gr116" draw:text-style-name="P9" draw:layer="layout" svg:width="0.488cm" svg:height="0.273cm" svg:x="11.999cm" svg:y="6.491cm" svg:viewBox="0 0 489 274" draw:points="34,0 489,194 472,234 455,274 0,80 17,40">
          <text:p/>
        </draw:polygon>
        <draw:polygon draw:style-name="gr116" draw:text-style-name="P9" draw:layer="layout" svg:width="0.016cm" svg:height="0.04cm" svg:x="12.454cm" svg:y="6.725cm" svg:viewBox="0 0 17 41" draw:points="17,0 1,41 0,40">
          <text:p/>
        </draw:polygon>
        <draw:polygon draw:style-name="gr116" draw:text-style-name="P9" draw:layer="layout" svg:width="0.486cm" svg:height="0.26cm" svg:x="12.455cm" svg:y="6.684cm" svg:viewBox="0 0 487 261" draw:points="32,0 487,179 471,220 455,261 0,82 16,41">
          <text:p/>
        </draw:polygon>
        <draw:polygon draw:style-name="gr116" draw:text-style-name="P9" draw:layer="layout" svg:width="0.015cm" svg:height="0.042cm" svg:x="12.91cm" svg:y="6.904cm" svg:viewBox="0 0 16 43" draw:points="16,0 9,43 2,42 0,41">
          <text:p/>
        </draw:polygon>
        <draw:polygon draw:style-name="gr116" draw:text-style-name="P9" draw:layer="layout" svg:width="0.469cm" svg:height="0.158cm" svg:x="12.919cm" svg:y="6.861cm" svg:viewBox="0 0 470 159" draw:points="14,0 470,74 463,116 456,159 0,86 7,43">
          <text:p/>
        </draw:polygon>
        <draw:polygon draw:style-name="gr116" draw:text-style-name="P9" draw:layer="layout" svg:width="0.01cm" svg:height="0.042cm" svg:x="13.382cm" svg:y="6.935cm" svg:viewBox="0 0 11 43" draw:points="0,43 7,0 11,0">
          <text:p/>
        </draw:polygon>
        <draw:polygon draw:style-name="gr116" draw:text-style-name="P9" draw:layer="layout" svg:width="0.476cm" svg:height="0.201cm" svg:x="13.371cm" svg:y="6.935cm" svg:viewBox="0 0 477 202" draw:points="22,0 477,116 466,159 455,202 0,86 11,43">
          <text:p/>
        </draw:polygon>
        <draw:polygon draw:style-name="gr116" draw:text-style-name="P9" draw:layer="layout" svg:width="0.013cm" svg:height="0.042cm" svg:x="13.837cm" svg:y="7.051cm" svg:viewBox="0 0 14 43" draw:points="0,43 11,0 14,1">
          <text:p/>
        </draw:polygon>
        <draw:polygon draw:style-name="gr116" draw:text-style-name="P9" draw:layer="layout" svg:width="0.483cm" svg:height="0.239cm" svg:x="13.823cm" svg:y="7.052cm" svg:viewBox="0 0 484 240" draw:points="28,0 484,156 470,198 456,240 0,84 14,42">
          <text:p/>
        </draw:polygon>
        <draw:polygon draw:style-name="gr116" draw:text-style-name="P9" draw:layer="layout" svg:width="0.018cm" svg:height="0.043cm" svg:x="14.279cm" svg:y="7.25cm" svg:viewBox="0 0 19 44" draw:points="14,0 19,44 11,44 4,43 0,42">
          <text:p/>
        </draw:polygon>
        <draw:polygon draw:style-name="gr116" draw:text-style-name="P9" draw:layer="layout" svg:width="0.464cm" svg:height="0.136cm" svg:x="14.288cm" svg:y="7.157cm" svg:viewBox="0 0 465 137" draw:points="0,50 455,0 460,44 465,88 10,137 5,94">
          <text:p/>
        </draw:polygon>
        <draw:polygon draw:style-name="gr116" draw:text-style-name="P9" draw:layer="layout" svg:width="0.026cm" svg:height="0.043cm" svg:x="14.743cm" svg:y="7.157cm" svg:viewBox="0 0 27 44" draw:points="5,44 0,0 8,0 15,1 23,4 27,6">
          <text:p/>
        </draw:polygon>
        <draw:polygon draw:style-name="gr116" draw:text-style-name="P9" draw:layer="layout" svg:width="0.498cm" svg:height="0.339cm" svg:x="14.727cm" svg:y="7.163cm" svg:viewBox="0 0 499 340" draw:points="44,0 499,265 477,303 455,340 0,76 22,38">
          <text:p/>
        </draw:polygon>
        <draw:polygon draw:style-name="gr116" draw:text-style-name="P9" draw:layer="layout" svg:width="0.021cm" svg:height="0.043cm" svg:x="15.182cm" svg:y="7.465cm" svg:viewBox="0 0 22 44" draw:points="22,0 17,44 9,42 2,39 0,38">
          <text:p/>
        </draw:polygon>
        <draw:polygon draw:style-name="gr116" draw:text-style-name="P9" draw:layer="layout" svg:width="0.465cm" svg:height="0.14cm" svg:x="15.199cm" svg:y="7.422cm" svg:viewBox="0 0 466 141" draw:points="10,0 466,54 461,98 456,141 0,88 5,44">
          <text:p/>
        </draw:polygon>
        <draw:polygon draw:style-name="gr116" draw:text-style-name="P9" draw:layer="layout" svg:width="0.004cm" svg:height="0.043cm" svg:x="15.655cm" svg:y="7.519cm" svg:viewBox="0 0 5 44" draw:points="5,0 5,44 0,44">
          <text:p/>
        </draw:polygon>
        <draw:polygon draw:style-name="gr116" draw:text-style-name="P9" draw:layer="layout" svg:width="0.454cm" svg:height="0.089cm" svg:x="15.66cm" svg:y="7.475cm" svg:viewBox="0 0 455 90" draw:points="0,0 455,2 455,46 455,90 0,88 0,44">
          <text:p/>
        </draw:polygon>
        <draw:polygon draw:style-name="gr116" draw:text-style-name="P9" draw:layer="layout" svg:width="0.008cm" svg:height="0.043cm" svg:x="16.115cm" svg:y="7.477cm" svg:viewBox="0 0 9 44" draw:points="0,44 0,0 8,1 9,1">
          <text:p/>
        </draw:polygon>
        <draw:polygon draw:style-name="gr116" draw:text-style-name="P9" draw:layer="layout" svg:width="0.473cm" svg:height="0.181cm" svg:x="16.106cm" svg:y="7.478cm" svg:viewBox="0 0 474 182" draw:points="18,0 474,97 465,139 456,182 0,86 9,43">
          <text:p/>
        </draw:polygon>
        <draw:polygon draw:style-name="gr116" draw:text-style-name="P9" draw:layer="layout" svg:width="0.248cm" svg:height="0.248cm" svg:x="7.338cm" svg:y="5.3cm" svg:viewBox="0 0 249 249" draw:points="0,124 125,249 249,124 125,0">
          <text:p/>
        </draw:polygon>
        <draw:polyline draw:style-name="gr114" draw:text-style-name="P9" draw:layer="layout" svg:width="0.248cm" svg:height="0.248cm" svg:x="7.338cm" svg:y="5.3cm" svg:viewBox="0 0 249 249" draw:points="0,124 125,249 249,124 125,0 0,124">
          <text:p/>
        </draw:polyline>
        <draw:polygon draw:style-name="gr116" draw:text-style-name="P9" draw:layer="layout" svg:width="0.248cm" svg:height="0.248cm" svg:x="7.793cm" svg:y="5.432cm" svg:viewBox="0 0 249 249" draw:points="0,124 125,249 249,124 125,0">
          <text:p/>
        </draw:polygon>
        <draw:polyline draw:style-name="gr114" draw:text-style-name="P9" draw:layer="layout" svg:width="0.248cm" svg:height="0.248cm" svg:x="7.793cm" svg:y="5.432cm" svg:viewBox="0 0 249 249" draw:points="0,124 125,249 249,124 125,0 0,124">
          <text:p/>
        </draw:polyline>
        <draw:polygon draw:style-name="gr116" draw:text-style-name="P9" draw:layer="layout" svg:width="0.248cm" svg:height="0.248cm" svg:x="8.248cm" svg:y="5.567cm" svg:viewBox="0 0 249 249" draw:points="0,124 125,249 249,124 125,0">
          <text:p/>
        </draw:polygon>
        <draw:polyline draw:style-name="gr114" draw:text-style-name="P9" draw:layer="layout" svg:width="0.248cm" svg:height="0.248cm" svg:x="8.248cm" svg:y="5.567cm" svg:viewBox="0 0 249 249" draw:points="0,124 125,249 249,124 125,0 0,124">
          <text:p/>
        </draw:polyline>
        <draw:polygon draw:style-name="gr116" draw:text-style-name="P9" draw:layer="layout" svg:width="0.248cm" svg:height="0.248cm" svg:x="8.704cm" svg:y="5.625cm" svg:viewBox="0 0 249 249" draw:points="0,124 125,249 249,124 125,0">
          <text:p/>
        </draw:polygon>
        <draw:polyline draw:style-name="gr114" draw:text-style-name="P9" draw:layer="layout" svg:width="0.248cm" svg:height="0.248cm" svg:x="8.704cm" svg:y="5.625cm" svg:viewBox="0 0 249 249" draw:points="0,124 125,249 249,124 125,0 0,124">
          <text:p/>
        </draw:polyline>
        <draw:polygon draw:style-name="gr116" draw:text-style-name="P9" draw:layer="layout" svg:width="0.248cm" svg:height="0.248cm" svg:x="9.159cm" svg:y="5.778cm" svg:viewBox="0 0 249 249" draw:points="0,124 125,249 249,124 125,0">
          <text:p/>
        </draw:polygon>
        <draw:polyline draw:style-name="gr114" draw:text-style-name="P9" draw:layer="layout" svg:width="0.248cm" svg:height="0.248cm" svg:x="9.159cm" svg:y="5.778cm" svg:viewBox="0 0 249 249" draw:points="0,124 125,249 249,124 125,0 0,124">
          <text:p/>
        </draw:polyline>
        <draw:polygon draw:style-name="gr116" draw:text-style-name="P9" draw:layer="layout" svg:width="0.249cm" svg:height="0.248cm" svg:x="9.614cm" svg:y="5.855cm" svg:viewBox="0 0 250 249" draw:points="0,124 125,249 250,124 125,0">
          <text:p/>
        </draw:polygon>
        <draw:polyline draw:style-name="gr114" draw:text-style-name="P9" draw:layer="layout" svg:width="0.249cm" svg:height="0.248cm" svg:x="9.614cm" svg:y="5.855cm" svg:viewBox="0 0 250 249" draw:points="0,124 125,249 250,124 125,0 0,124">
          <text:p/>
        </draw:polyline>
        <draw:polygon draw:style-name="gr116" draw:text-style-name="P9" draw:layer="layout" svg:width="0.248cm" svg:height="0.248cm" svg:x="10.07cm" svg:y="5.939cm" svg:viewBox="0 0 249 249" draw:points="0,124 125,249 249,124 125,0">
          <text:p/>
        </draw:polygon>
        <draw:polyline draw:style-name="gr114" draw:text-style-name="P9" draw:layer="layout" svg:width="0.248cm" svg:height="0.248cm" svg:x="10.07cm" svg:y="5.939cm" svg:viewBox="0 0 249 249" draw:points="0,124 125,249 249,124 125,0 0,124">
          <text:p/>
        </draw:polyline>
        <draw:polygon draw:style-name="gr116" draw:text-style-name="P9" draw:layer="layout" svg:width="0.248cm" svg:height="0.248cm" svg:x="10.525cm" svg:y="6.074cm" svg:viewBox="0 0 249 249" draw:points="0,124 125,249 249,124 125,0">
          <text:p/>
        </draw:polygon>
        <draw:polyline draw:style-name="gr114" draw:text-style-name="P9" draw:layer="layout" svg:width="0.248cm" svg:height="0.248cm" svg:x="10.525cm" svg:y="6.074cm" svg:viewBox="0 0 249 249" draw:points="0,124 125,249 249,124 125,0 0,124">
          <text:p/>
        </draw:polyline>
        <draw:polygon draw:style-name="gr116" draw:text-style-name="P9" draw:layer="layout" svg:width="0.248cm" svg:height="0.248cm" svg:x="10.981cm" svg:y="6.157cm" svg:viewBox="0 0 249 249" draw:points="0,124 125,249 249,124 125,0">
          <text:p/>
        </draw:polygon>
        <draw:polyline draw:style-name="gr114" draw:text-style-name="P9" draw:layer="layout" svg:width="0.248cm" svg:height="0.248cm" svg:x="10.981cm" svg:y="6.157cm" svg:viewBox="0 0 249 249" draw:points="0,124 125,249 249,124 125,0 0,124">
          <text:p/>
        </draw:polyline>
        <draw:polygon draw:style-name="gr116" draw:text-style-name="P9" draw:layer="layout" svg:width="0.248cm" svg:height="0.248cm" svg:x="11.436cm" svg:y="6.314cm" svg:viewBox="0 0 249 249" draw:points="0,124 125,249 249,124 125,0">
          <text:p/>
        </draw:polygon>
        <draw:polyline draw:style-name="gr114" draw:text-style-name="P9" draw:layer="layout" svg:width="0.248cm" svg:height="0.248cm" svg:x="11.436cm" svg:y="6.314cm" svg:viewBox="0 0 249 249" draw:points="0,124 125,249 249,124 125,0 0,124">
          <text:p/>
        </draw:polyline>
        <draw:polygon draw:style-name="gr116" draw:text-style-name="P9" draw:layer="layout" svg:width="0.248cm" svg:height="0.248cm" svg:x="11.892cm" svg:y="6.406cm" svg:viewBox="0 0 249 249" draw:points="0,124 125,249 249,124 125,0">
          <text:p/>
        </draw:polygon>
        <draw:polyline draw:style-name="gr114" draw:text-style-name="P9" draw:layer="layout" svg:width="0.248cm" svg:height="0.248cm" svg:x="11.892cm" svg:y="6.406cm" svg:viewBox="0 0 249 249" draw:points="0,124 125,249 249,124 125,0 0,124">
          <text:p/>
        </draw:polyline>
        <draw:polygon draw:style-name="gr116" draw:text-style-name="P9" draw:layer="layout" svg:width="0.248cm" svg:height="0.248cm" svg:x="12.347cm" svg:y="6.6cm" svg:viewBox="0 0 249 249" draw:points="0,124 125,249 249,124 125,0">
          <text:p/>
        </draw:polygon>
        <draw:polyline draw:style-name="gr114" draw:text-style-name="P9" draw:layer="layout" svg:width="0.248cm" svg:height="0.248cm" svg:x="12.347cm" svg:y="6.6cm" svg:viewBox="0 0 249 249" draw:points="0,124 125,249 249,124 125,0 0,124">
          <text:p/>
        </draw:polyline>
        <draw:polygon draw:style-name="gr116" draw:text-style-name="P9" draw:layer="layout" svg:width="0.248cm" svg:height="0.248cm" svg:x="12.802cm" svg:y="6.78cm" svg:viewBox="0 0 249 249" draw:points="0,124 125,249 249,124 125,0">
          <text:p/>
        </draw:polygon>
        <draw:polyline draw:style-name="gr114" draw:text-style-name="P9" draw:layer="layout" svg:width="0.248cm" svg:height="0.248cm" svg:x="12.802cm" svg:y="6.78cm" svg:viewBox="0 0 249 249" draw:points="0,124 125,249 249,124 125,0 0,124">
          <text:p/>
        </draw:polyline>
        <draw:polygon draw:style-name="gr116" draw:text-style-name="P9" draw:layer="layout" svg:width="0.248cm" svg:height="0.248cm" svg:x="13.258cm" svg:y="6.853cm" svg:viewBox="0 0 249 249" draw:points="0,124 125,249 249,124 125,0">
          <text:p/>
        </draw:polygon>
        <draw:polyline draw:style-name="gr114" draw:text-style-name="P9" draw:layer="layout" svg:width="0.248cm" svg:height="0.248cm" svg:x="13.258cm" svg:y="6.853cm" svg:viewBox="0 0 249 249" draw:points="0,124 125,249 249,124 125,0 0,124">
          <text:p/>
        </draw:polyline>
        <draw:polygon draw:style-name="gr116" draw:text-style-name="P9" draw:layer="layout" svg:width="0.248cm" svg:height="0.248cm" svg:x="13.713cm" svg:y="6.97cm" svg:viewBox="0 0 249 249" draw:points="0,124 125,249 249,124 125,0">
          <text:p/>
        </draw:polygon>
        <draw:polyline draw:style-name="gr114" draw:text-style-name="P9" draw:layer="layout" svg:width="0.248cm" svg:height="0.248cm" svg:x="13.713cm" svg:y="6.97cm" svg:viewBox="0 0 249 249" draw:points="0,124 125,249 249,124 125,0 0,124">
          <text:p/>
        </draw:polyline>
        <draw:polygon draw:style-name="gr116" draw:text-style-name="P9" draw:layer="layout" svg:width="0.248cm" svg:height="0.248cm" svg:x="14.169cm" svg:y="7.126cm" svg:viewBox="0 0 249 249" draw:points="0,124 125,249 249,124 125,0">
          <text:p/>
        </draw:polygon>
        <draw:polyline draw:style-name="gr114" draw:text-style-name="P9" draw:layer="layout" svg:width="0.248cm" svg:height="0.248cm" svg:x="14.169cm" svg:y="7.126cm" svg:viewBox="0 0 249 249" draw:points="0,124 125,249 249,124 125,0 0,124">
          <text:p/>
        </draw:polyline>
        <draw:polygon draw:style-name="gr116" draw:text-style-name="P9" draw:layer="layout" svg:width="0.248cm" svg:height="0.248cm" svg:x="14.624cm" svg:y="7.076cm" svg:viewBox="0 0 249 249" draw:points="0,124 125,249 249,124 125,0">
          <text:p/>
        </draw:polygon>
        <draw:polyline draw:style-name="gr114" draw:text-style-name="P9" draw:layer="layout" svg:width="0.248cm" svg:height="0.248cm" svg:x="14.624cm" svg:y="7.076cm" svg:viewBox="0 0 249 249" draw:points="0,124 125,249 249,124 125,0 0,124">
          <text:p/>
        </draw:polyline>
        <draw:polygon draw:style-name="gr116" draw:text-style-name="P9" draw:layer="layout" svg:width="0.248cm" svg:height="0.248cm" svg:x="15.079cm" svg:y="7.341cm" svg:viewBox="0 0 249 249" draw:points="0,124 125,249 249,124 125,0">
          <text:p/>
        </draw:polygon>
        <draw:polyline draw:style-name="gr114" draw:text-style-name="P9" draw:layer="layout" svg:width="0.248cm" svg:height="0.248cm" svg:x="15.079cm" svg:y="7.341cm" svg:viewBox="0 0 249 249" draw:points="0,124 125,249 249,124 125,0 0,124">
          <text:p/>
        </draw:polyline>
        <draw:polygon draw:style-name="gr116" draw:text-style-name="P9" draw:layer="layout" svg:width="0.248cm" svg:height="0.248cm" svg:x="15.535cm" svg:y="7.395cm" svg:viewBox="0 0 249 249" draw:points="0,124 125,249 249,124 125,0">
          <text:p/>
        </draw:polygon>
        <draw:polyline draw:style-name="gr114" draw:text-style-name="P9" draw:layer="layout" svg:width="0.248cm" svg:height="0.248cm" svg:x="15.535cm" svg:y="7.395cm" svg:viewBox="0 0 249 249" draw:points="0,124 125,249 249,124 125,0 0,124">
          <text:p/>
        </draw:polyline>
        <draw:polygon draw:style-name="gr116" draw:text-style-name="P9" draw:layer="layout" svg:width="0.248cm" svg:height="0.248cm" svg:x="15.99cm" svg:y="7.397cm" svg:viewBox="0 0 249 249" draw:points="0,124 125,249 249,124 125,0">
          <text:p/>
        </draw:polygon>
        <draw:polyline draw:style-name="gr114" draw:text-style-name="P9" draw:layer="layout" svg:width="0.248cm" svg:height="0.248cm" svg:x="15.99cm" svg:y="7.397cm" svg:viewBox="0 0 249 249" draw:points="0,124 125,249 249,124 125,0 0,124">
          <text:p/>
        </draw:polyline>
        <draw:polygon draw:style-name="gr116" draw:text-style-name="P9" draw:layer="layout" svg:width="0.248cm" svg:height="0.248cm" svg:x="16.446cm" svg:y="7.493cm" svg:viewBox="0 0 249 249" draw:points="0,124 125,249 249,124 125,0">
          <text:p/>
        </draw:polygon>
        <draw:polyline draw:style-name="gr114" draw:text-style-name="P9" draw:layer="layout" svg:width="0.248cm" svg:height="0.248cm" svg:x="16.446cm" svg:y="7.493cm" svg:viewBox="0 0 249 249" draw:points="0,124 125,249 249,124 125,0 0,124">
          <text:p/>
        </draw:polyline>
        <draw:polygon draw:style-name="gr127" draw:text-style-name="P9" draw:layer="layout" svg:width="0.454cm" svg:height="0.092cm" svg:x="7.462cm" svg:y="5.454cm" svg:viewBox="0 0 455 93" draw:points="0,0 455,5 455,49 455,93 0,88 0,44">
          <text:p/>
        </draw:polygon>
        <draw:polygon draw:style-name="gr127" draw:text-style-name="P9" draw:layer="layout" svg:width="0.004cm" svg:height="0.043cm" svg:x="7.917cm" svg:y="5.459cm" svg:viewBox="0 0 5 44" draw:points="0,44 0,0 5,0">
          <text:p/>
        </draw:polygon>
        <draw:polygon draw:style-name="gr127" draw:text-style-name="P9" draw:layer="layout" svg:width="0.464cm" svg:height="0.142cm" svg:x="7.912cm" svg:y="5.459cm" svg:viewBox="0 0 465 143" draw:points="10,0 465,56 460,100 455,143 0,88 5,44">
          <text:p/>
        </draw:polygon>
        <draw:polygon draw:style-name="gr127" draw:text-style-name="P9" draw:layer="layout" svg:width="0.005cm" svg:height="0.043cm" svg:x="8.372cm" svg:y="5.515cm" svg:viewBox="0 0 6 44" draw:points="0,44 5,0 6,0">
          <text:p/>
        </draw:polygon>
        <draw:polygon draw:style-name="gr127" draw:text-style-name="P9" draw:layer="layout" svg:width="0.467cm" svg:height="0.151cm" svg:x="8.366cm" svg:y="5.515cm" svg:viewBox="0 0 468 152" draw:points="12,0 468,65 462,108 456,152 0,88 6,44">
          <text:p/>
        </draw:polygon>
        <draw:polygon draw:style-name="gr127" draw:text-style-name="P9" draw:layer="layout" svg:width="0.011cm" svg:height="0.043cm" svg:x="8.828cm" svg:y="5.579cm" svg:viewBox="0 0 12 44" draw:points="0,44 6,0 12,2">
          <text:p/>
        </draw:polygon>
        <draw:polygon draw:style-name="gr127" draw:text-style-name="P9" draw:layer="layout" svg:width="0.478cm" svg:height="0.207cm" svg:x="8.816cm" svg:y="5.581cm" svg:viewBox="0 0 479 208" draw:points="24,0 479,124 467,166 455,208 0,84 12,42">
          <text:p/>
        </draw:polygon>
        <draw:polygon draw:style-name="gr127" draw:text-style-name="P9" draw:layer="layout" svg:width="0.012cm" svg:height="0.041cm" svg:x="9.283cm" svg:y="5.706cm" svg:viewBox="0 0 13 42" draw:points="0,42 12,0 13,0">
          <text:p/>
        </draw:polygon>
        <draw:polygon draw:style-name="gr127" draw:text-style-name="P9" draw:layer="layout" svg:width="0.48cm" svg:height="0.221cm" svg:x="9.27cm" svg:y="5.706cm" svg:viewBox="0 0 481 222" draw:points="26,0 481,138 468,180 455,222 0,84 13,42">
          <text:p/>
        </draw:polygon>
        <draw:polygon draw:style-name="gr127" draw:text-style-name="P9" draw:layer="layout" svg:width="0.012cm" svg:height="0.042cm" svg:x="9.725cm" svg:y="5.886cm" svg:viewBox="0 0 13 43" draw:points="13,0 6,43 0,42">
          <text:p/>
        </draw:polygon>
        <draw:polygon draw:style-name="gr127" draw:text-style-name="P9" draw:layer="layout" svg:width="0.469cm" svg:height="0.161cm" svg:x="9.731cm" svg:y="5.843cm" svg:viewBox="0 0 470 162" draw:points="14,0 470,77 463,119 456,162 0,86 7,43">
          <text:p/>
        </draw:polygon>
        <draw:polygon draw:style-name="gr127" draw:text-style-name="P9" draw:layer="layout" svg:width="0.008cm" svg:height="0.042cm" svg:x="10.194cm" svg:y="5.92cm" svg:viewBox="0 0 9 43" draw:points="0,43 7,0 9,0">
          <text:p/>
        </draw:polygon>
        <draw:polygon draw:style-name="gr127" draw:text-style-name="P9" draw:layer="layout" svg:width="0.472cm" svg:height="0.181cm" svg:x="10.185cm" svg:y="5.92cm" svg:viewBox="0 0 473 182" draw:points="18,0 473,97 464,139 455,182 0,86 9,43">
          <text:p/>
        </draw:polygon>
        <draw:polygon draw:style-name="gr127" draw:text-style-name="P9" draw:layer="layout" svg:width="0.01cm" svg:height="0.042cm" svg:x="10.649cm" svg:y="6.016cm" svg:viewBox="0 0 11 43" draw:points="0,43 9,0 11,0">
          <text:p/>
        </draw:polygon>
        <draw:polygon draw:style-name="gr127" draw:text-style-name="P9" draw:layer="layout" svg:width="0.477cm" svg:height="0.204cm" svg:x="10.638cm" svg:y="6.016cm" svg:viewBox="0 0 478 205" draw:points="22,0 478,119 467,162 456,205 0,86 11,43">
          <text:p/>
        </draw:polygon>
        <draw:polygon draw:style-name="gr127" draw:text-style-name="P9" draw:layer="layout" svg:width="0.01cm" svg:height="0.042cm" svg:x="11.094cm" svg:y="6.178cm" svg:viewBox="0 0 11 43" draw:points="11,0 2,43 0,43">
          <text:p/>
        </draw:polygon>
        <draw:polygon draw:style-name="gr127" draw:text-style-name="P9" draw:layer="layout" svg:width="0.472cm" svg:height="0.176cm" svg:x="11.096cm" svg:y="6.136cm" svg:viewBox="0 0 473 177" draw:points="18,0 473,92 464,134 455,177 0,86 9,43">
          <text:p/>
        </draw:polygon>
        <draw:polygon draw:style-name="gr127" draw:text-style-name="P9" draw:layer="layout" svg:width="0.01cm" svg:height="0.042cm" svg:x="11.56cm" svg:y="6.227cm" svg:viewBox="0 0 11 43" draw:points="0,43 9,0 11,0">
          <text:p/>
        </draw:polygon>
        <draw:polygon draw:style-name="gr127" draw:text-style-name="P9" draw:layer="layout" svg:width="0.477cm" svg:height="0.204cm" svg:x="11.549cm" svg:y="6.227cm" svg:viewBox="0 0 478 205" draw:points="22,0 478,119 467,162 456,205 0,86 11,43">
          <text:p/>
        </draw:polygon>
        <draw:polygon draw:style-name="gr127" draw:text-style-name="P9" draw:layer="layout" svg:width="0.015cm" svg:height="0.042cm" svg:x="12.016cm" svg:y="6.347cm" svg:viewBox="0 0 16 43" draw:points="0,43 11,0 16,2">
          <text:p/>
        </draw:polygon>
        <draw:polygon draw:style-name="gr127" draw:text-style-name="P9" draw:layer="layout" svg:width="0.486cm" svg:height="0.261cm" svg:x="12cm" svg:y="6.349cm" svg:viewBox="0 0 487 262" draw:points="32,0 487,180 471,221 455,262 0,82 16,41">
          <text:p/>
        </draw:polygon>
        <draw:polygon draw:style-name="gr127" draw:text-style-name="P9" draw:layer="layout" svg:width="0.015cm" svg:height="0.043cm" svg:x="12.455cm" svg:y="6.57cm" svg:viewBox="0 0 16 44" draw:points="16,0 9,44 2,42 0,41">
          <text:p/>
        </draw:polygon>
        <draw:polygon draw:style-name="gr127" draw:text-style-name="P9" draw:layer="layout" svg:width="0.468cm" svg:height="0.155cm" svg:x="12.464cm" svg:y="6.526cm" svg:viewBox="0 0 469 156" draw:points="14,0 469,69 462,112 455,156 0,88 7,44">
          <text:p/>
        </draw:polygon>
        <draw:polygon draw:style-name="gr127" draw:text-style-name="P9" draw:layer="layout" svg:width="0.012cm" svg:height="0.043cm" svg:x="12.926cm" svg:y="6.594cm" svg:viewBox="0 0 13 44" draw:points="0,44 7,0 13,2">
          <text:p/>
        </draw:polygon>
        <draw:polygon draw:style-name="gr127" draw:text-style-name="P9" draw:layer="layout" svg:width="0.481cm" svg:height="0.219cm" svg:x="12.913cm" svg:y="6.596cm" svg:viewBox="0 0 482 220" draw:points="26,0 482,136 469,178 456,220 0,84 13,42">
          <text:p/>
        </draw:polygon>
        <draw:polygon draw:style-name="gr127" draw:text-style-name="P9" draw:layer="layout" svg:width="0.012cm" svg:height="0.043cm" svg:x="13.369cm" svg:y="6.775cm" svg:viewBox="0 0 13 44" draw:points="13,0 8,44 1,42 0,42">
          <text:p/>
        </draw:polygon>
        <draw:polygon draw:style-name="gr127" draw:text-style-name="P9" draw:layer="layout" svg:width="0.464cm" svg:height="0.135cm" svg:x="13.377cm" svg:y="6.731cm" svg:viewBox="0 0 465 136" draw:points="10,0 465,49 460,93 455,136 0,88 5,44">
          <text:p/>
        </draw:polygon>
        <draw:polygon draw:style-name="gr127" draw:text-style-name="P9" draw:layer="layout" svg:width="0.011cm" svg:height="0.043cm" svg:x="13.837cm" svg:y="6.78cm" svg:viewBox="0 0 12 44" draw:points="0,44 5,0 12,2">
          <text:p/>
        </draw:polygon>
        <draw:polygon draw:style-name="gr127" draw:text-style-name="P9" draw:layer="layout" svg:width="0.479cm" svg:height="0.212cm" svg:x="13.825cm" svg:y="6.782cm" svg:viewBox="0 0 480 213" draw:points="24,0 480,129 468,171 456,213 0,84 12,42">
          <text:p/>
        </draw:polygon>
        <draw:polygon draw:style-name="gr127" draw:text-style-name="P9" draw:layer="layout" svg:width="0.012cm" svg:height="0.041cm" svg:x="14.293cm" svg:y="6.911cm" svg:viewBox="0 0 13 42" draw:points="0,42 12,0 13,0">
          <text:p/>
        </draw:polygon>
        <draw:polygon draw:style-name="gr127" draw:text-style-name="P9" draw:layer="layout" svg:width="0.48cm" svg:height="0.221cm" svg:x="14.28cm" svg:y="6.911cm" svg:viewBox="0 0 481 222" draw:points="26,0 481,138 468,180 455,222 0,84 13,42">
          <text:p/>
        </draw:polygon>
        <draw:polygon draw:style-name="gr127" draw:text-style-name="P9" draw:layer="layout" svg:width="0.012cm" svg:height="0.043cm" svg:x="14.736cm" svg:y="7.091cm" svg:viewBox="0 0 13 44" draw:points="13,0 8,44 0,42 0,42">
          <text:p/>
        </draw:polygon>
        <draw:polygon draw:style-name="gr127" draw:text-style-name="P9" draw:layer="layout" svg:width="0.464cm" svg:height="0.139cm" svg:x="14.743cm" svg:y="7.047cm" svg:viewBox="0 0 465 140" draw:points="10,0 465,53 460,97 455,140 0,88 5,44">
          <text:p/>
        </draw:polygon>
        <draw:polygon draw:style-name="gr127" draw:text-style-name="P9" draw:layer="layout" svg:width="0.012cm" svg:height="0.043cm" svg:x="15.203cm" svg:y="7.1cm" svg:viewBox="0 0 13 44" draw:points="0,44 5,0 13,2 13,2">
          <text:p/>
        </draw:polygon>
        <draw:polygon draw:style-name="gr127" draw:text-style-name="P9" draw:layer="layout" svg:width="0.481cm" svg:height="0.223cm" svg:x="15.191cm" svg:y="7.102cm" svg:viewBox="0 0 482 224" draw:points="26,0 482,140 469,182 456,224 0,84 13,42">
          <text:p/>
        </draw:polygon>
        <draw:polygon draw:style-name="gr127" draw:text-style-name="P9" draw:layer="layout" svg:width="0.012cm" svg:height="0.043cm" svg:x="15.647cm" svg:y="7.284cm" svg:viewBox="0 0 13 44" draw:points="13,0 9,44 2,43 0,42">
          <text:p/>
        </draw:polygon>
        <draw:polygon draw:style-name="gr127" draw:text-style-name="P9" draw:layer="layout" svg:width="0.462cm" svg:height="0.123cm" svg:x="15.656cm" svg:y="7.24cm" svg:viewBox="0 0 463 124" draw:points="8,0 463,37 459,81 455,124 0,88 4,44">
          <text:p/>
        </draw:polygon>
        <draw:polygon draw:style-name="gr127" draw:text-style-name="P9" draw:layer="layout" svg:width="0.01cm" svg:height="0.043cm" svg:x="16.115cm" svg:y="7.277cm" svg:viewBox="0 0 11 44" draw:points="0,44 4,0 11,1">
          <text:p/>
        </draw:polygon>
        <draw:polygon draw:style-name="gr127" draw:text-style-name="P9" draw:layer="layout" svg:width="0.477cm" svg:height="0.202cm" svg:x="16.104cm" svg:y="7.278cm" svg:viewBox="0 0 478 203" draw:points="22,0 478,117 467,160 456,203 0,86 11,43">
          <text:p/>
        </draw:polygon>
        <draw:polygon draw:style-name="gr127" draw:text-style-name="P9" draw:layer="layout" svg:width="0.248cm" svg:height="0.248cm" svg:x="7.338cm" svg:y="5.373cm" svg:viewBox="0 0 249 249" draw:points="0,0 125,249 249,0">
          <text:p/>
        </draw:polygon>
        <draw:polyline draw:style-name="gr114" draw:text-style-name="P9" draw:layer="layout" svg:width="0.248cm" svg:height="0.248cm" svg:x="7.338cm" svg:y="5.373cm" svg:viewBox="0 0 249 249" draw:points="0,0 125,249 249,0 0,0">
          <text:p/>
        </draw:polyline>
        <draw:polygon draw:style-name="gr127" draw:text-style-name="P9" draw:layer="layout" svg:width="0.248cm" svg:height="0.248cm" svg:x="7.793cm" svg:y="5.378cm" svg:viewBox="0 0 249 249" draw:points="0,0 125,249 249,0">
          <text:p/>
        </draw:polygon>
        <draw:polyline draw:style-name="gr114" draw:text-style-name="P9" draw:layer="layout" svg:width="0.248cm" svg:height="0.248cm" svg:x="7.793cm" svg:y="5.378cm" svg:viewBox="0 0 249 249" draw:points="0,0 125,249 249,0 0,0">
          <text:p/>
        </draw:polyline>
        <draw:polygon draw:style-name="gr127" draw:text-style-name="P9" draw:layer="layout" svg:width="0.248cm" svg:height="0.248cm" svg:x="8.248cm" svg:y="5.434cm" svg:viewBox="0 0 249 249" draw:points="0,0 125,249 249,0">
          <text:p/>
        </draw:polygon>
        <draw:polyline draw:style-name="gr114" draw:text-style-name="P9" draw:layer="layout" svg:width="0.248cm" svg:height="0.248cm" svg:x="8.248cm" svg:y="5.434cm" svg:viewBox="0 0 249 249" draw:points="0,0 125,249 249,0 0,0">
          <text:p/>
        </draw:polyline>
        <draw:polygon draw:style-name="gr127" draw:text-style-name="P9" draw:layer="layout" svg:width="0.248cm" svg:height="0.248cm" svg:x="8.704cm" svg:y="5.499cm" svg:viewBox="0 0 249 249" draw:points="0,0 125,249 249,0">
          <text:p/>
        </draw:polygon>
        <draw:polyline draw:style-name="gr114" draw:text-style-name="P9" draw:layer="layout" svg:width="0.248cm" svg:height="0.248cm" svg:x="8.704cm" svg:y="5.499cm" svg:viewBox="0 0 249 249" draw:points="0,0 125,249 249,0 0,0">
          <text:p/>
        </draw:polyline>
        <draw:polygon draw:style-name="gr127" draw:text-style-name="P9" draw:layer="layout" svg:width="0.248cm" svg:height="0.248cm" svg:x="9.159cm" svg:y="5.623cm" svg:viewBox="0 0 249 249" draw:points="0,0 125,249 249,0">
          <text:p/>
        </draw:polygon>
        <draw:polyline draw:style-name="gr114" draw:text-style-name="P9" draw:layer="layout" svg:width="0.248cm" svg:height="0.248cm" svg:x="9.159cm" svg:y="5.623cm" svg:viewBox="0 0 249 249" draw:points="0,0 125,249 249,0 0,0">
          <text:p/>
        </draw:polyline>
        <draw:polygon draw:style-name="gr127" draw:text-style-name="P9" draw:layer="layout" svg:width="0.249cm" svg:height="0.248cm" svg:x="9.614cm" svg:y="5.761cm" svg:viewBox="0 0 250 249" draw:points="0,0 125,249 250,0">
          <text:p/>
        </draw:polygon>
        <draw:polyline draw:style-name="gr114" draw:text-style-name="P9" draw:layer="layout" svg:width="0.249cm" svg:height="0.248cm" svg:x="9.614cm" svg:y="5.761cm" svg:viewBox="0 0 250 249" draw:points="0,0 125,249 250,0 0,0">
          <text:p/>
        </draw:polyline>
        <draw:polygon draw:style-name="gr127" draw:text-style-name="P9" draw:layer="layout" svg:width="0.248cm" svg:height="0.248cm" svg:x="10.07cm" svg:y="5.838cm" svg:viewBox="0 0 249 249" draw:points="0,0 125,249 249,0">
          <text:p/>
        </draw:polygon>
        <draw:polyline draw:style-name="gr114" draw:text-style-name="P9" draw:layer="layout" svg:width="0.248cm" svg:height="0.248cm" svg:x="10.07cm" svg:y="5.838cm" svg:viewBox="0 0 249 249" draw:points="0,0 125,249 249,0 0,0">
          <text:p/>
        </draw:polyline>
        <draw:polygon draw:style-name="gr127" draw:text-style-name="P9" draw:layer="layout" svg:width="0.248cm" svg:height="0.248cm" svg:x="10.525cm" svg:y="5.935cm" svg:viewBox="0 0 249 249" draw:points="0,0 125,249 249,0">
          <text:p/>
        </draw:polygon>
        <draw:polyline draw:style-name="gr114" draw:text-style-name="P9" draw:layer="layout" svg:width="0.248cm" svg:height="0.248cm" svg:x="10.525cm" svg:y="5.935cm" svg:viewBox="0 0 249 249" draw:points="0,0 125,249 249,0 0,0">
          <text:p/>
        </draw:polyline>
        <draw:polygon draw:style-name="gr127" draw:text-style-name="P9" draw:layer="layout" svg:width="0.248cm" svg:height="0.248cm" svg:x="10.981cm" svg:y="6.054cm" svg:viewBox="0 0 249 249" draw:points="0,0 125,249 249,0">
          <text:p/>
        </draw:polygon>
        <draw:polyline draw:style-name="gr114" draw:text-style-name="P9" draw:layer="layout" svg:width="0.248cm" svg:height="0.248cm" svg:x="10.981cm" svg:y="6.054cm" svg:viewBox="0 0 249 249" draw:points="0,0 125,249 249,0 0,0">
          <text:p/>
        </draw:polyline>
        <draw:polygon draw:style-name="gr127" draw:text-style-name="P9" draw:layer="layout" svg:width="0.248cm" svg:height="0.248cm" svg:x="11.436cm" svg:y="6.146cm" svg:viewBox="0 0 249 249" draw:points="0,0 125,249 249,0">
          <text:p/>
        </draw:polygon>
        <draw:polyline draw:style-name="gr114" draw:text-style-name="P9" draw:layer="layout" svg:width="0.248cm" svg:height="0.248cm" svg:x="11.436cm" svg:y="6.146cm" svg:viewBox="0 0 249 249" draw:points="0,0 125,249 249,0 0,0">
          <text:p/>
        </draw:polyline>
        <draw:polygon draw:style-name="gr127" draw:text-style-name="P9" draw:layer="layout" svg:width="0.248cm" svg:height="0.248cm" svg:x="11.892cm" svg:y="6.265cm" svg:viewBox="0 0 249 249" draw:points="0,0 125,249 249,0">
          <text:p/>
        </draw:polygon>
        <draw:polyline draw:style-name="gr114" draw:text-style-name="P9" draw:layer="layout" svg:width="0.248cm" svg:height="0.248cm" svg:x="11.892cm" svg:y="6.265cm" svg:viewBox="0 0 249 249" draw:points="0,0 125,249 249,0 0,0">
          <text:p/>
        </draw:polyline>
        <draw:polygon draw:style-name="gr127" draw:text-style-name="P9" draw:layer="layout" svg:width="0.248cm" svg:height="0.248cm" svg:x="12.347cm" svg:y="6.445cm" svg:viewBox="0 0 249 249" draw:points="0,0 125,249 249,0">
          <text:p/>
        </draw:polygon>
        <draw:polyline draw:style-name="gr114" draw:text-style-name="P9" draw:layer="layout" svg:width="0.248cm" svg:height="0.248cm" svg:x="12.347cm" svg:y="6.445cm" svg:viewBox="0 0 249 249" draw:points="0,0 125,249 249,0 0,0">
          <text:p/>
        </draw:polyline>
        <draw:polygon draw:style-name="gr127" draw:text-style-name="P9" draw:layer="layout" svg:width="0.248cm" svg:height="0.248cm" svg:x="12.802cm" svg:y="6.514cm" svg:viewBox="0 0 249 249" draw:points="0,0 125,249 249,0">
          <text:p/>
        </draw:polygon>
        <draw:polyline draw:style-name="gr114" draw:text-style-name="P9" draw:layer="layout" svg:width="0.248cm" svg:height="0.248cm" svg:x="12.802cm" svg:y="6.514cm" svg:viewBox="0 0 249 249" draw:points="0,0 125,249 249,0 0,0">
          <text:p/>
        </draw:polyline>
        <draw:polygon draw:style-name="gr127" draw:text-style-name="P9" draw:layer="layout" svg:width="0.248cm" svg:height="0.248cm" svg:x="13.258cm" svg:y="6.65cm" svg:viewBox="0 0 249 249" draw:points="0,0 125,249 249,0">
          <text:p/>
        </draw:polygon>
        <draw:polyline draw:style-name="gr114" draw:text-style-name="P9" draw:layer="layout" svg:width="0.248cm" svg:height="0.248cm" svg:x="13.258cm" svg:y="6.65cm" svg:viewBox="0 0 249 249" draw:points="0,0 125,249 249,0 0,0">
          <text:p/>
        </draw:polyline>
        <draw:polygon draw:style-name="gr127" draw:text-style-name="P9" draw:layer="layout" svg:width="0.248cm" svg:height="0.248cm" svg:x="13.713cm" svg:y="6.699cm" svg:viewBox="0 0 249 249" draw:points="0,0 125,249 249,0">
          <text:p/>
        </draw:polygon>
        <draw:polyline draw:style-name="gr114" draw:text-style-name="P9" draw:layer="layout" svg:width="0.248cm" svg:height="0.248cm" svg:x="13.713cm" svg:y="6.699cm" svg:viewBox="0 0 249 249" draw:points="0,0 125,249 249,0 0,0">
          <text:p/>
        </draw:polyline>
        <draw:polygon draw:style-name="gr127" draw:text-style-name="P9" draw:layer="layout" svg:width="0.248cm" svg:height="0.248cm" svg:x="14.169cm" svg:y="6.828cm" svg:viewBox="0 0 249 249" draw:points="0,0 125,249 249,0">
          <text:p/>
        </draw:polygon>
        <draw:polyline draw:style-name="gr114" draw:text-style-name="P9" draw:layer="layout" svg:width="0.248cm" svg:height="0.248cm" svg:x="14.169cm" svg:y="6.828cm" svg:viewBox="0 0 249 249" draw:points="0,0 125,249 249,0 0,0">
          <text:p/>
        </draw:polyline>
        <draw:polygon draw:style-name="gr127" draw:text-style-name="P9" draw:layer="layout" svg:width="0.248cm" svg:height="0.248cm" svg:x="14.624cm" svg:y="6.967cm" svg:viewBox="0 0 249 249" draw:points="0,0 125,249 249,0">
          <text:p/>
        </draw:polygon>
        <draw:polyline draw:style-name="gr114" draw:text-style-name="P9" draw:layer="layout" svg:width="0.248cm" svg:height="0.248cm" svg:x="14.624cm" svg:y="6.967cm" svg:viewBox="0 0 249 249" draw:points="0,0 125,249 249,0 0,0">
          <text:p/>
        </draw:polyline>
        <draw:polygon draw:style-name="gr127" draw:text-style-name="P9" draw:layer="layout" svg:width="0.248cm" svg:height="0.248cm" svg:x="15.079cm" svg:y="7.019cm" svg:viewBox="0 0 249 249" draw:points="0,0 125,249 249,0">
          <text:p/>
        </draw:polygon>
        <draw:polyline draw:style-name="gr114" draw:text-style-name="P9" draw:layer="layout" svg:width="0.248cm" svg:height="0.248cm" svg:x="15.079cm" svg:y="7.019cm" svg:viewBox="0 0 249 249" draw:points="0,0 125,249 249,0 0,0">
          <text:p/>
        </draw:polyline>
        <draw:polygon draw:style-name="gr127" draw:text-style-name="P9" draw:layer="layout" svg:width="0.248cm" svg:height="0.248cm" svg:x="15.535cm" svg:y="7.16cm" svg:viewBox="0 0 249 249" draw:points="0,0 125,249 249,0">
          <text:p/>
        </draw:polygon>
        <draw:polyline draw:style-name="gr114" draw:text-style-name="P9" draw:layer="layout" svg:width="0.248cm" svg:height="0.248cm" svg:x="15.535cm" svg:y="7.16cm" svg:viewBox="0 0 249 249" draw:points="0,0 125,249 249,0 0,0">
          <text:p/>
        </draw:polyline>
        <draw:polygon draw:style-name="gr127" draw:text-style-name="P9" draw:layer="layout" svg:width="0.248cm" svg:height="0.248cm" svg:x="15.99cm" svg:y="7.197cm" svg:viewBox="0 0 249 249" draw:points="0,0 125,249 249,0">
          <text:p/>
        </draw:polygon>
        <draw:polyline draw:style-name="gr114" draw:text-style-name="P9" draw:layer="layout" svg:width="0.248cm" svg:height="0.248cm" svg:x="15.99cm" svg:y="7.197cm" svg:viewBox="0 0 249 249" draw:points="0,0 125,249 249,0 0,0">
          <text:p/>
        </draw:polyline>
        <draw:polygon draw:style-name="gr127" draw:text-style-name="P9" draw:layer="layout" svg:width="0.248cm" svg:height="0.248cm" svg:x="16.446cm" svg:y="7.314cm" svg:viewBox="0 0 249 249" draw:points="0,0 125,249 249,0">
          <text:p/>
        </draw:polygon>
        <draw:polyline draw:style-name="gr114" draw:text-style-name="P9" draw:layer="layout" svg:width="0.248cm" svg:height="0.248cm" svg:x="16.446cm" svg:y="7.314cm" svg:viewBox="0 0 249 249" draw:points="0,0 125,249 249,0 0,0">
          <text:p/>
        </draw:polyline>
        <draw:polygon draw:style-name="gr115" draw:text-style-name="P9" draw:layer="layout" svg:width="0.315cm" svg:height="0.087cm" svg:x="17.061cm" svg:y="6.529cm" svg:viewBox="0 0 316 88" draw:points="0,0 316,0 316,88 0,88">
          <text:p/>
        </draw:polygon>
        <draw:polygon draw:style-name="gr115" draw:text-style-name="P9" draw:layer="layout" svg:width="0.158cm" svg:height="0.157cm" svg:x="17.14cm" svg:y="6.493cm" svg:viewBox="0 0 159 158" draw:points="0,0 0,158 159,158 159,0">
          <text:p/>
        </draw:polygon>
        <draw:polyline draw:style-name="gr114" draw:text-style-name="P9" draw:layer="layout" svg:width="0.158cm" svg:height="0.157cm" svg:x="17.14cm" svg:y="6.493cm" svg:viewBox="0 0 159 158" draw:points="0,0 0,158 159,158 159,0 0,0">
          <text:p/>
        </draw:polyline>
        <draw:polygon draw:style-name="gr116" draw:text-style-name="P9" draw:layer="layout" svg:width="0.315cm" svg:height="0.087cm" svg:x="17.061cm" svg:y="7.322cm" svg:viewBox="0 0 316 88" draw:points="0,0 316,0 316,88 0,88">
          <text:p/>
        </draw:polygon>
        <draw:polygon draw:style-name="gr116" draw:text-style-name="P9" draw:layer="layout" svg:width="0.158cm" svg:height="0.157cm" svg:x="17.14cm" svg:y="7.286cm" svg:viewBox="0 0 159 158" draw:points="0,80 80,158 159,80 80,0">
          <text:p/>
        </draw:polygon>
        <draw:polyline draw:style-name="gr114" draw:text-style-name="P9" draw:layer="layout" svg:width="0.158cm" svg:height="0.157cm" svg:x="17.14cm" svg:y="7.286cm" svg:viewBox="0 0 159 158" draw:points="0,80 80,158 159,80 80,0 0,80">
          <text:p/>
        </draw:polyline>
        <draw:polygon draw:style-name="gr127" draw:text-style-name="P9" draw:layer="layout" svg:width="0.315cm" svg:height="0.087cm" svg:x="17.061cm" svg:y="8.115cm" svg:viewBox="0 0 316 88" draw:points="0,0 316,0 316,88 0,88">
          <text:p/>
        </draw:polygon>
        <draw:polygon draw:style-name="gr127" draw:text-style-name="P9" draw:layer="layout" svg:width="0.158cm" svg:height="0.157cm" svg:x="17.14cm" svg:y="8.079cm" svg:viewBox="0 0 159 158" draw:points="0,0 80,158 159,0">
          <text:p/>
        </draw:polygon>
        <draw:polyline draw:style-name="gr114" draw:text-style-name="P9" draw:layer="layout" svg:width="0.158cm" svg:height="0.157cm" svg:x="17.14cm" svg:y="8.079cm" svg:viewBox="0 0 159 158" draw:points="0,0 80,158 159,0 0,0">
          <text:p/>
        </draw:polyline>
        <draw:frame draw:style-name="gr159" draw:text-style-name="P21" draw:layer="layout" svg:width="2.94cm" svg:height="0.569cm" svg:x="17.43cm" svg:y="6.466cm">
          <draw:text-box>
            <text:p><text:span text:style-name="T15">Qualität (Agent mit </text:span></text:p>
          </draw:text-box>
        </draw:frame>
        <draw:frame draw:style-name="gr160" draw:text-style-name="P21" draw:layer="layout" svg:width="3.135cm" svg:height="0.569cm" svg:x="17.43cm" svg:y="6.834cm">
          <draw:text-box>
            <text:p><text:span text:style-name="T15">zufälliger Bewegung)</text:span></text:p>
          </draw:text-box>
        </draw:frame>
        <draw:frame draw:style-name="gr170" draw:text-style-name="P21" draw:layer="layout" svg:width="3.415cm" svg:height="0.569cm" svg:x="17.43cm" svg:y="7.257cm">
          <draw:text-box>
            <text:p><text:span text:style-name="T15">Qualität (einfache Heur</text:span></text:p>
          </draw:text-box>
        </draw:frame>
        <draw:frame draw:style-name="gr112" draw:text-style-name="P21" draw:layer="layout" svg:width="0.595cm" svg:height="0.569cm" svg:x="20.36cm" svg:y="7.257cm">
          <draw:text-box>
            <text:p><text:span text:style-name="T15">-</text:span></text:p>
          </draw:text-box>
        </draw:frame>
        <draw:frame draw:style-name="gr171" draw:text-style-name="P21" draw:layer="layout" svg:width="1.09cm" svg:height="0.569cm" svg:x="17.43cm" svg:y="7.625cm">
          <draw:text-box>
            <text:p><text:span text:style-name="T15">istik)</text:span></text:p>
          </draw:text-box>
        </draw:frame>
        <draw:frame draw:style-name="gr172" draw:text-style-name="P21" draw:layer="layout" svg:width="3.089cm" svg:height="0.569cm" svg:x="17.43cm" svg:y="8.049cm">
          <draw:text-box>
            <text:p><text:span text:style-name="T15">Qualität (intelligente </text:span></text:p>
          </draw:text-box>
        </draw:frame>
        <draw:frame draw:style-name="gr173" draw:text-style-name="P21" draw:layer="layout" svg:width="1.7cm" svg:height="0.569cm" svg:x="17.43cm" svg:y="8.418cm">
          <draw:text-box>
            <text:p><text:span text:style-name="T15">Heuristik)</text:span></text:p>
          </draw:text-box>
        </draw:frame>
        <draw:frame draw:style-name="gr174" draw:text-style-name="P22" draw:layer="layout" svg:width="4.232cm" svg:height="0.603cm" svg:x="9.78cm" svg:y="10.47cm">
          <draw:text-box>
            <text:p><text:span text:style-name="T16">Geschwindigkeit Zielagent</text:span></text:p>
          </draw:text-box>
        </draw:frame>
        <draw:frame draw:style-name="gr162" draw:text-style-name="P22"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107"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office:forms form:automatic-focus="false" form:apply-design-mode="false"/>
        <draw:rect draw:style-name="gr93" draw:text-style-name="P9" draw:id="id20" draw:layer="layout" svg:width="0.952cm" svg:height="0.952cm" svg:x="6.35cm" svg:y="5.08cm">
          <text:p text:style-name="P9">s<text:span text:style-name="T18">1</text:span></text:p>
        </draw:rect>
        <draw:rect draw:style-name="gr93" draw:text-style-name="P9" draw:id="id19" draw:layer="layout" svg:width="0.952cm" svg:height="0.953cm" svg:x="6.35cm" svg:y="6.35cm">
          <text:p text:style-name="P9">s<text:span text:style-name="T18">2</text:span></text:p>
        </draw:rect>
        <draw:rect draw:style-name="gr175" draw:text-style-name="P9" draw:id="id18" draw:layer="layout" svg:width="0.952cm" svg:height="0.953cm" svg:x="6.35cm" svg:y="7.937cm">
          <text:p text:style-name="P9">d<text:span text:style-name="T18">1</text:span></text:p>
        </draw:rect>
        <draw:rect draw:style-name="gr175" draw:text-style-name="P9" draw:id="id17" draw:layer="layout" svg:width="0.952cm" svg:height="0.953cm" svg:x="6.35cm" svg:y="9.207cm">
          <text:p text:style-name="P9">d<text:span text:style-name="T18">2</text:span></text:p>
        </draw:rect>
        <draw:rect draw:style-name="gr175" draw:text-style-name="P9" draw:id="id16" draw:layer="layout" svg:width="0.952cm" svg:height="0.953cm" svg:x="6.35cm" svg:y="10.477cm">
          <text:p text:style-name="P9">d<text:span text:style-name="T18">3</text:span></text:p>
        </draw:rect>
        <draw:rect draw:style-name="gr175" draw:text-style-name="P9" draw:id="id14" draw:layer="layout" svg:width="0.952cm" svg:height="0.953cm" svg:x="6.35cm" svg:y="11.747cm">
          <text:p text:style-name="P9">d<text:span text:style-name="T18">4</text:span></text:p>
        </draw:rect>
        <draw:rect draw:style-name="gr175" draw:text-style-name="P9" draw:id="id15" draw:layer="layout" svg:width="7.938cm" svg:height="3.493cm" svg:x="8.572cm" svg:y="7.302cm">
          <text:p text:style-name="P9">6-Multiplexer</text:p>
          <text:p text:style-name="P9"/>
          <text:p text:style-name="P9">Berechne i = 2s<text:span text:style-name="T18">1</text:span> + s<text:span text:style-name="T18">2</text:span> + 1</text:p>
          <text:p text:style-name="P9">Gebe d<text:span text:style-name="T18">i</text:span> aus</text:p>
        </draw:rect>
        <draw:connector draw:style-name="gr176" draw:text-style-name="P9" draw:layer="layout" draw:type="line" svg:x1="7.302cm" svg:y1="12.223cm" svg:x2="8.572cm" svg:y2="9.048cm" draw:start-shape="id14" draw:start-glue-point="1" draw:end-shape="id15" svg:d="m7302 12223 1270-3175">
          <text:p/>
        </draw:connector>
        <draw:connector draw:style-name="gr176" draw:text-style-name="P9" draw:layer="layout" draw:type="line" svg:x1="7.302cm" svg:y1="10.953cm" svg:x2="8.572cm" svg:y2="9.048cm" draw:start-shape="id16" draw:start-glue-point="1" draw:end-shape="id15" draw:end-glue-point="3" svg:d="m7302 10953 1270-1905">
          <text:p/>
        </draw:connector>
        <draw:connector draw:style-name="gr176" draw:text-style-name="P9" draw:layer="layout" draw:type="line" svg:x1="7.302cm" svg:y1="9.683cm" svg:x2="8.572cm" svg:y2="9.048cm" draw:start-shape="id17" draw:start-glue-point="1" draw:end-shape="id15" draw:end-glue-point="3" svg:d="m7302 9683 1270-635">
          <text:p/>
        </draw:connector>
        <draw:connector draw:style-name="gr176" draw:text-style-name="P9" draw:layer="layout" draw:type="line" svg:x1="7.302cm" svg:y1="8.413cm" svg:x2="8.572cm" svg:y2="9.048cm" draw:start-shape="id18" draw:start-glue-point="1" draw:end-shape="id15" draw:end-glue-point="3" svg:d="m7302 8413 1270 635">
          <text:p/>
        </draw:connector>
        <draw:connector draw:style-name="gr176" draw:text-style-name="P9" draw:layer="layout" draw:type="line" svg:x1="7.302cm" svg:y1="6.826cm" svg:x2="8.572cm" svg:y2="9.048cm" draw:start-shape="id19" draw:start-glue-point="1" draw:end-shape="id15" draw:end-glue-point="3" svg:d="m7302 6826 1270 2222">
          <text:p/>
        </draw:connector>
        <draw:connector draw:style-name="gr176" draw:text-style-name="P9" draw:layer="layout" draw:type="line" svg:x1="7.302cm" svg:y1="5.556cm" svg:x2="8.572cm" svg:y2="9.048cm" draw:start-shape="id20" draw:start-glue-point="1" draw:end-shape="id15" draw:end-glue-point="3" svg:d="m7302 5556 1270 3492">
          <text:p/>
        </draw:connector>
        <draw:rect draw:style-name="gr177" draw:text-style-name="P9" draw:id="id21" draw:layer="layout" svg:width="2.539cm" svg:height="0.953cm" svg:x="18.098cm" svg:y="8.572cm">
          <text:p text:style-name="P9">d<text:span text:style-name="T18">i</text:span></text:p>
        </draw:rect>
        <draw:connector draw:style-name="gr178"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office:forms form:automatic-focus="false" form:apply-design-mode="false"/>
        <draw:rect draw:style-name="gr153" draw:text-style-name="P9" draw:layer="layout" svg:width="0.952cm" svg:height="0.953cm" svg:x="11.43cm" svg:y="6.667cm">
          <text:p/>
        </draw:rect>
        <draw:rect draw:style-name="gr153" draw:text-style-name="P9" draw:layer="layout" svg:width="0.952cm" svg:height="0.953cm" svg:x="12.383cm" svg:y="6.667cm">
          <text:p/>
        </draw:rect>
        <draw:rect draw:style-name="gr153" draw:text-style-name="P9" draw:layer="layout" svg:width="0.952cm" svg:height="0.953cm" svg:x="13.335cm" svg:y="6.667cm">
          <text:p/>
        </draw:rect>
        <draw:rect draw:style-name="gr153" draw:text-style-name="P9" draw:layer="layout" svg:width="0.952cm" svg:height="0.953cm" svg:x="14.287cm" svg:y="6.667cm">
          <text:p/>
        </draw:rect>
        <draw:rect draw:style-name="gr153" draw:text-style-name="P9" draw:layer="layout" svg:width="0.952cm" svg:height="0.953cm" svg:x="11.43cm" svg:y="7.62cm">
          <text:p/>
        </draw:rect>
        <draw:rect draw:style-name="gr153" draw:text-style-name="P9" draw:layer="layout" svg:width="0.952cm" svg:height="0.953cm" svg:x="12.383cm" svg:y="7.62cm">
          <text:p/>
        </draw:rect>
        <draw:rect draw:style-name="gr153" draw:text-style-name="P9" draw:layer="layout" svg:width="0.952cm" svg:height="0.953cm" svg:x="13.335cm" svg:y="7.62cm">
          <text:p/>
        </draw:rect>
        <draw:rect draw:style-name="gr153" draw:text-style-name="P9" draw:layer="layout" svg:width="0.952cm" svg:height="0.953cm" svg:x="14.287cm" svg:y="7.62cm">
          <text:p/>
        </draw:rect>
        <draw:rect draw:style-name="gr153" draw:text-style-name="P9" draw:layer="layout" svg:width="0.952cm" svg:height="0.953cm" svg:x="11.431cm" svg:y="8.571cm">
          <text:p/>
        </draw:rect>
        <draw:rect draw:style-name="gr153" draw:text-style-name="P9" draw:layer="layout" svg:width="0.952cm" svg:height="0.953cm" svg:x="12.384cm" svg:y="8.571cm">
          <text:p/>
        </draw:rect>
        <draw:rect draw:style-name="gr153" draw:text-style-name="P9" draw:layer="layout" svg:width="0.952cm" svg:height="0.953cm" svg:x="13.336cm" svg:y="8.571cm">
          <text:p/>
        </draw:rect>
        <draw:rect draw:style-name="gr153" draw:text-style-name="P9" draw:layer="layout" svg:width="0.952cm" svg:height="0.953cm" svg:x="14.288cm" svg:y="8.571cm">
          <text:p/>
        </draw:rect>
        <draw:rect draw:style-name="gr153" draw:text-style-name="P9" draw:layer="layout" svg:width="0.952cm" svg:height="0.953cm" svg:x="11.431cm" svg:y="9.524cm">
          <text:p/>
        </draw:rect>
        <draw:rect draw:style-name="gr153" draw:text-style-name="P9" draw:layer="layout" svg:width="0.952cm" svg:height="0.953cm" svg:x="12.384cm" svg:y="9.524cm">
          <text:p/>
        </draw:rect>
        <draw:rect draw:style-name="gr153" draw:text-style-name="P9" draw:layer="layout" svg:width="0.952cm" svg:height="0.953cm" svg:x="13.336cm" svg:y="9.524cm">
          <text:p/>
        </draw:rect>
        <draw:rect draw:style-name="gr153" draw:text-style-name="P9" draw:layer="layout" svg:width="0.952cm" svg:height="0.953cm" svg:x="14.288cm" svg:y="9.524cm">
          <text:p/>
        </draw:rect>
        <draw:custom-shape draw:style-name="gr179"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0"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1"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office:forms form:automatic-focus="false" form:apply-design-mode="false"/>
        <draw:polygon draw:style-name="gr108" draw:text-style-name="P9" draw:layer="layout" svg:width="15.207cm" svg:height="6.977cm" svg:x="4.762cm" svg:y="5.08cm" svg:viewBox="0 0 15208 6978" draw:points="0,0 15208,0 15208,6978 0,6978">
          <text:p/>
        </draw:polygon>
        <draw:polyline draw:style-name="gr109" draw:text-style-name="P9" draw:layer="layout" svg:width="10.122cm" svg:height="5.221cm" svg:x="6.334cm" svg:y="5.404cm" svg:viewBox="0 0 10123 5222" draw:points="5061,5222 0,5222 0,0 10123,0 10123,5222 5061,5222">
          <text:p/>
        </draw:polyline>
        <draw:line draw:style-name="gr109" draw:text-style-name="P9" draw:layer="layout" svg:x1="16.457cm" svg:y1="10.626cm" svg:x2="6.334cm" svg:y2="10.626cm">
          <text:p/>
        </draw:line>
        <draw:line draw:style-name="gr109" draw:text-style-name="P9" draw:layer="layout" svg:x1="16.457cm" svg:y1="9.879cm" svg:x2="6.334cm" svg:y2="9.879cm">
          <text:p/>
        </draw:line>
        <draw:line draw:style-name="gr109" draw:text-style-name="P9" draw:layer="layout" svg:x1="16.457cm" svg:y1="9.133cm" svg:x2="6.334cm" svg:y2="9.133cm">
          <text:p/>
        </draw:line>
        <draw:line draw:style-name="gr109" draw:text-style-name="P9" draw:layer="layout" svg:x1="16.457cm" svg:y1="8.387cm" svg:x2="6.334cm" svg:y2="8.387cm">
          <text:p/>
        </draw:line>
        <draw:line draw:style-name="gr109" draw:text-style-name="P9" draw:layer="layout" svg:x1="16.457cm" svg:y1="7.641cm" svg:x2="6.334cm" svg:y2="7.641cm">
          <text:p/>
        </draw:line>
        <draw:line draw:style-name="gr109" draw:text-style-name="P9" draw:layer="layout" svg:x1="16.457cm" svg:y1="6.895cm" svg:x2="6.334cm" svg:y2="6.895cm">
          <text:p/>
        </draw:line>
        <draw:line draw:style-name="gr109" draw:text-style-name="P9" draw:layer="layout" svg:x1="16.457cm" svg:y1="6.149cm" svg:x2="6.334cm" svg:y2="6.149cm">
          <text:p/>
        </draw:line>
        <draw:line draw:style-name="gr109" draw:text-style-name="P9" draw:layer="layout" svg:x1="16.457cm" svg:y1="5.402cm" svg:x2="6.334cm" svg:y2="5.402cm">
          <text:p/>
        </draw:line>
        <draw:frame draw:style-name="gr112" draw:text-style-name="P21" draw:layer="layout" svg:width="0.896cm" svg:height="0.569cm" svg:x="6.148cm" svg:y="10.921cm">
          <draw:text-box>
            <text:p><text:span text:style-name="T15">0.5</text:span></text:p>
          </draw:text-box>
        </draw:frame>
        <draw:frame draw:style-name="gr112" draw:text-style-name="P21" draw:layer="layout" svg:width="0.896cm" svg:height="0.569cm" svg:x="7.395cm" svg:y="10.921cm">
          <draw:text-box>
            <text:p><text:span text:style-name="T15">0.6</text:span></text:p>
          </draw:text-box>
        </draw:frame>
        <draw:frame draw:style-name="gr112" draw:text-style-name="P21" draw:layer="layout" svg:width="0.896cm" svg:height="0.569cm" svg:x="8.671cm" svg:y="10.921cm">
          <draw:text-box>
            <text:p><text:span text:style-name="T15">0.7</text:span></text:p>
          </draw:text-box>
        </draw:frame>
        <draw:frame draw:style-name="gr111" draw:text-style-name="P21" draw:layer="layout" svg:width="1.052cm" svg:height="0.569cm" svg:x="9.862cm" svg:y="10.921cm">
          <draw:text-box>
            <text:p><text:span text:style-name="T15">0.75</text:span></text:p>
          </draw:text-box>
        </draw:frame>
        <draw:frame draw:style-name="gr112" draw:text-style-name="P21" draw:layer="layout" svg:width="0.896cm" svg:height="0.569cm" svg:x="11.192cm" svg:y="10.921cm">
          <draw:text-box>
            <text:p><text:span text:style-name="T15">0.8</text:span></text:p>
          </draw:text-box>
        </draw:frame>
        <draw:frame draw:style-name="gr111" draw:text-style-name="P21" draw:layer="layout" svg:width="1.052cm" svg:height="0.569cm" svg:x="12.384cm" svg:y="10.921cm">
          <draw:text-box>
            <text:p><text:span text:style-name="T15">0.85</text:span></text:p>
          </draw:text-box>
        </draw:frame>
        <draw:frame draw:style-name="gr112" draw:text-style-name="P21" draw:layer="layout" svg:width="0.896cm" svg:height="0.569cm" svg:x="13.715cm" svg:y="10.921cm">
          <draw:text-box>
            <text:p><text:span text:style-name="T15">0.9</text:span></text:p>
          </draw:text-box>
        </draw:frame>
        <draw:frame draw:style-name="gr111" draw:text-style-name="P21" draw:layer="layout" svg:width="1.052cm" svg:height="0.569cm" svg:x="14.907cm" svg:y="10.921cm">
          <draw:text-box>
            <text:p><text:span text:style-name="T15">0.95</text:span></text:p>
          </draw:text-box>
        </draw:frame>
        <draw:frame draw:style-name="gr111" draw:text-style-name="P21" draw:layer="layout" svg:width="1.052cm" svg:height="0.569cm" svg:x="16.181cm" svg:y="10.921cm">
          <draw:text-box>
            <text:p><text:span text:style-name="T15">0.99</text:span></text:p>
          </draw:text-box>
        </draw:frame>
        <draw:line draw:style-name="gr109" draw:text-style-name="P9" draw:layer="layout" svg:x1="6.334cm" svg:y1="10.775cm" svg:x2="6.334cm" svg:y2="10.626cm">
          <text:p/>
        </draw:line>
        <draw:line draw:style-name="gr109" draw:text-style-name="P9" draw:layer="layout" svg:x1="7.599cm" svg:y1="10.775cm" svg:x2="7.599cm" svg:y2="10.626cm">
          <text:p/>
        </draw:line>
        <draw:line draw:style-name="gr109" draw:text-style-name="P9" draw:layer="layout" svg:x1="8.864cm" svg:y1="10.775cm" svg:x2="8.864cm" svg:y2="10.626cm">
          <text:p/>
        </draw:line>
        <draw:line draw:style-name="gr109" draw:text-style-name="P9" draw:layer="layout" svg:x1="10.129cm" svg:y1="10.775cm" svg:x2="10.129cm" svg:y2="10.626cm">
          <text:p/>
        </draw:line>
        <draw:line draw:style-name="gr109" draw:text-style-name="P9" draw:layer="layout" svg:x1="11.395cm" svg:y1="10.775cm" svg:x2="11.395cm" svg:y2="10.626cm">
          <text:p/>
        </draw:line>
        <draw:line draw:style-name="gr109" draw:text-style-name="P9" draw:layer="layout" svg:x1="12.66cm" svg:y1="10.775cm" svg:x2="12.66cm" svg:y2="10.626cm">
          <text:p/>
        </draw:line>
        <draw:line draw:style-name="gr109" draw:text-style-name="P9" draw:layer="layout" svg:x1="13.925cm" svg:y1="10.775cm" svg:x2="13.925cm" svg:y2="10.626cm">
          <text:p/>
        </draw:line>
        <draw:line draw:style-name="gr109" draw:text-style-name="P9" draw:layer="layout" svg:x1="15.19cm" svg:y1="10.775cm" svg:x2="15.19cm" svg:y2="10.626cm">
          <text:p/>
        </draw:line>
        <draw:polyline draw:style-name="gr109" draw:text-style-name="P9" draw:layer="layout" svg:width="0.148cm" svg:height="10.122cm" draw:transform="rotate (1.5707963267946) translate (6.33359693577076cm 10.7751895500247cm)" svg:viewBox="0 0 149 10123" draw:points="0,22790 149,22790 149,12667">
          <text:p/>
        </draw:polyline>
        <draw:frame draw:style-name="gr112" draw:text-style-name="P21" draw:layer="layout" svg:width="0.815cm" svg:height="0.569cm" svg:x="5.76cm" svg:y="10.473cm">
          <draw:text-box>
            <text:p><text:span text:style-name="T15">27</text:span></text:p>
          </draw:text-box>
        </draw:frame>
        <draw:frame draw:style-name="gr112" draw:text-style-name="P21" draw:layer="layout" svg:width="0.815cm" svg:height="0.569cm" svg:x="5.76cm" svg:y="9.734cm">
          <draw:text-box>
            <text:p><text:span text:style-name="T15">28</text:span></text:p>
          </draw:text-box>
        </draw:frame>
        <draw:frame draw:style-name="gr112" draw:text-style-name="P21" draw:layer="layout" svg:width="0.815cm" svg:height="0.569cm" svg:x="5.76cm" svg:y="8.995cm">
          <draw:text-box>
            <text:p><text:span text:style-name="T15">29</text:span></text:p>
          </draw:text-box>
        </draw:frame>
        <draw:frame draw:style-name="gr112" draw:text-style-name="P21" draw:layer="layout" svg:width="0.815cm" svg:height="0.569cm" svg:x="5.76cm" svg:y="8.23cm">
          <draw:text-box>
            <text:p><text:span text:style-name="T15">30</text:span></text:p>
          </draw:text-box>
        </draw:frame>
        <draw:frame draw:style-name="gr112" draw:text-style-name="P21" draw:layer="layout" svg:width="0.815cm" svg:height="0.569cm" svg:x="5.76cm" svg:y="7.49cm">
          <draw:text-box>
            <text:p><text:span text:style-name="T15">31</text:span></text:p>
          </draw:text-box>
        </draw:frame>
        <draw:frame draw:style-name="gr112" draw:text-style-name="P21" draw:layer="layout" svg:width="0.815cm" svg:height="0.569cm" svg:x="5.76cm" svg:y="6.752cm">
          <draw:text-box>
            <text:p><text:span text:style-name="T15">32</text:span></text:p>
          </draw:text-box>
        </draw:frame>
        <draw:frame draw:style-name="gr112" draw:text-style-name="P21" draw:layer="layout" svg:width="0.815cm" svg:height="0.569cm" svg:x="5.76cm" svg:y="6.013cm">
          <draw:text-box>
            <text:p><text:span text:style-name="T15">33</text:span></text:p>
          </draw:text-box>
        </draw:frame>
        <draw:frame draw:style-name="gr112" draw:text-style-name="P21" draw:layer="layout" svg:width="0.815cm" svg:height="0.569cm" svg:x="5.76cm" svg:y="5.248cm">
          <draw:text-box>
            <text:p><text:span text:style-name="T15">34</text:span></text:p>
          </draw:text-box>
        </draw:frame>
        <draw:line draw:style-name="gr109" draw:text-style-name="P9" draw:layer="layout" svg:x1="6.184cm" svg:y1="10.626cm" svg:x2="6.334cm" svg:y2="10.626cm">
          <text:p/>
        </draw:line>
        <draw:line draw:style-name="gr109" draw:text-style-name="P9" draw:layer="layout" svg:x1="6.184cm" svg:y1="9.879cm" svg:x2="6.334cm" svg:y2="9.879cm">
          <text:p/>
        </draw:line>
        <draw:line draw:style-name="gr109" draw:text-style-name="P9" draw:layer="layout" svg:x1="6.184cm" svg:y1="9.133cm" svg:x2="6.334cm" svg:y2="9.133cm">
          <text:p/>
        </draw:line>
        <draw:line draw:style-name="gr109" draw:text-style-name="P9" draw:layer="layout" svg:x1="6.184cm" svg:y1="8.387cm" svg:x2="6.334cm" svg:y2="8.387cm">
          <text:p/>
        </draw:line>
        <draw:line draw:style-name="gr109" draw:text-style-name="P9" draw:layer="layout" svg:x1="6.184cm" svg:y1="7.641cm" svg:x2="6.334cm" svg:y2="7.641cm">
          <text:p/>
        </draw:line>
        <draw:line draw:style-name="gr109" draw:text-style-name="P9" draw:layer="layout" svg:x1="6.184cm" svg:y1="6.895cm" svg:x2="6.334cm" svg:y2="6.895cm">
          <text:p/>
        </draw:line>
        <draw:line draw:style-name="gr109" draw:text-style-name="P9" draw:layer="layout" svg:x1="6.184cm" svg:y1="6.149cm" svg:x2="6.334cm" svg:y2="6.149cm">
          <text:p/>
        </draw:line>
        <draw:polyline draw:style-name="gr109" draw:text-style-name="P9" draw:layer="layout" svg:width="0.149cm" svg:height="5.222cm" svg:x="6.184cm" svg:y="5.402cm" svg:viewBox="0 0 150 5223" draw:points="0,0 150,0 150,5223">
          <text:p/>
        </draw:polyline>
        <draw:polygon draw:style-name="gr113" draw:text-style-name="P9" draw:layer="layout" svg:width="1.296cm" svg:height="0.573cm" svg:x="6.318cm" svg:y="7.854cm" svg:viewBox="0 0 1297 574" draw:points="0,493 1265,0 1281,41 1297,82 32,574 16,533">
          <text:p/>
        </draw:polygon>
        <draw:polygon draw:style-name="gr113" draw:text-style-name="P9" draw:layer="layout" svg:width="0.025cm" svg:height="0.04cm" svg:x="7.599cm" svg:y="7.895cm" svg:viewBox="0 0 26 41" draw:points="0,0 26,36 19,40 16,41">
          <text:p/>
        </draw:polygon>
        <draw:polygon draw:style-name="gr113" draw:text-style-name="P9" draw:layer="layout" svg:width="1.316cm" svg:height="0.973cm" svg:x="7.573cm" svg:y="6.956cm" svg:viewBox="0 0 1317 974" draw:points="0,903 1265,0 1291,36 1317,72 52,974 26,939">
          <text:p/>
        </draw:polygon>
        <draw:polygon draw:style-name="gr113" draw:text-style-name="P9" draw:layer="layout" svg:width="0.025cm" svg:height="0.04cm" svg:x="8.838cm" svg:y="6.951cm" svg:viewBox="0 0 26 41" draw:points="26,41 0,5 7,1 10,0">
          <text:p/>
        </draw:polygon>
        <draw:polygon draw:style-name="gr113" draw:text-style-name="P9" draw:layer="layout" svg:width="1.296cm" svg:height="0.588cm" svg:x="8.848cm" svg:y="6.444cm" svg:viewBox="0 0 1297 589" draw:points="0,508 1265,0 1281,41 1297,82 32,589 16,548">
          <text:p/>
        </draw:polygon>
        <draw:polygon draw:style-name="gr113" draw:text-style-name="P9" draw:layer="layout" svg:width="0.019cm" svg:height="0.04cm" svg:x="10.129cm" svg:y="6.484cm" svg:viewBox="0 0 20 41" draw:points="0,0 20,39 16,41">
          <text:p/>
        </draw:polygon>
        <draw:polygon draw:style-name="gr113" draw:text-style-name="P9" draw:layer="layout" svg:width="1.304cm" svg:height="0.703cm" svg:x="10.109cm" svg:y="5.82cm" svg:viewBox="0 0 1305 704" draw:points="0,626 1265,0 1285,39 1305,78 40,704 20,665">
          <text:p/>
        </draw:polygon>
        <draw:polygon draw:style-name="gr113" draw:text-style-name="P9" draw:layer="layout" svg:width="0.046cm" svg:height="0.043cm" svg:x="11.375cm" svg:y="5.815cm" svg:viewBox="0 0 47 44" draw:points="20,44 0,5 8,2 15,0 23,0 30,1 38,4 44,7 47,9">
          <text:p/>
        </draw:polygon>
        <draw:polygon draw:style-name="gr113" draw:text-style-name="P9" draw:layer="layout" svg:width="1.318cm" svg:height="1.038cm" svg:x="11.368cm" svg:y="5.823cm" svg:viewBox="0 0 1319 1039" draw:points="54,0 1319,969 1292,1004 1265,1039 0,70 27,35">
          <text:p/>
        </draw:polygon>
        <draw:polygon draw:style-name="gr113" draw:text-style-name="P9" draw:layer="layout" svg:width="0.026cm" svg:height="0.042cm" svg:x="12.633cm" svg:y="6.828cm" svg:viewBox="0 0 27 43" draw:points="27,0 18,43 11,41 4,38 0,35">
          <text:p/>
        </draw:polygon>
        <draw:polygon draw:style-name="gr113" draw:text-style-name="P9" draw:layer="layout" svg:width="1.282cm" svg:height="0.338cm" svg:x="12.651cm" svg:y="6.785cm" svg:viewBox="0 0 1283 339" draw:points="18,0 1283,254 1274,297 1265,339 0,86 9,43">
          <text:p/>
        </draw:polygon>
        <draw:polygon draw:style-name="gr113" draw:text-style-name="P9" draw:layer="layout" svg:width="0.017cm" svg:height="0.043cm" svg:x="13.916cm" svg:y="7.082cm" svg:viewBox="0 0 18 44" draw:points="9,0 18,43 11,44 3,44 0,43">
          <text:p/>
        </draw:polygon>
        <draw:polygon draw:style-name="gr113" draw:text-style-name="P9" draw:layer="layout" svg:width="1.282cm" svg:height="0.36cm" svg:x="13.916cm" svg:y="6.763cm" svg:viewBox="0 0 1283 361" draw:points="0,276 1265,0 1274,43 1283,86 18,361 9,319">
          <text:p/>
        </draw:polygon>
        <draw:polygon draw:style-name="gr113" draw:text-style-name="P9" draw:layer="layout" svg:width="0.045cm" svg:height="0.043cm" svg:x="15.181cm" svg:y="6.762cm" svg:viewBox="0 0 46 44" draw:points="9,44 0,1 7,0 15,0 22,2 29,5 36,9 42,14 46,20">
          <text:p/>
        </draw:polygon>
        <draw:polygon draw:style-name="gr113" draw:text-style-name="P9" draw:layer="layout" svg:width="1.339cm" svg:height="1.934cm" svg:x="15.153cm" svg:y="6.782cm" svg:viewBox="0 0 1340 1935" draw:points="74,0 1340,1887 1303,1911 1266,1935 0,48 37,24">
          <text:p/>
        </draw:polygon>
        <draw:polygon draw:style-name="gr113" draw:text-style-name="P9" draw:layer="layout" svg:width="0.248cm" svg:height="0.248cm" svg:x="6.209cm" svg:y="8.263cm" svg:viewBox="0 0 249 249" draw:points="0,0 0,249 249,249 249,0">
          <text:p/>
        </draw:polygon>
        <draw:polyline draw:style-name="gr114" draw:text-style-name="P9" draw:layer="layout" svg:width="0.248cm" svg:height="0.248cm" svg:x="6.209cm" svg:y="8.263cm" svg:viewBox="0 0 249 249" draw:points="0,0 0,249 249,249 249,0 0,0">
          <text:p/>
        </draw:polyline>
        <draw:polygon draw:style-name="gr115" draw:text-style-name="P9" draw:layer="layout" svg:width="0.248cm" svg:height="0.248cm" svg:x="7.474cm" svg:y="7.77cm" svg:viewBox="0 0 249 249" draw:points="0,0 0,249 249,249 249,0">
          <text:p/>
        </draw:polygon>
        <draw:polyline draw:style-name="gr114" draw:text-style-name="P9" draw:layer="layout" svg:width="0.248cm" svg:height="0.248cm" svg:x="7.474cm" svg:y="7.77cm" svg:viewBox="0 0 249 249" draw:points="0,0 0,249 249,249 249,0 0,0">
          <text:p/>
        </draw:polyline>
        <draw:polygon draw:style-name="gr115" draw:text-style-name="P9" draw:layer="layout" svg:width="0.248cm" svg:height="0.248cm" svg:x="8.739cm" svg:y="6.868cm" svg:viewBox="0 0 249 249" draw:points="0,0 0,249 249,249 249,0">
          <text:p/>
        </draw:polygon>
        <draw:polyline draw:style-name="gr114" draw:text-style-name="P9" draw:layer="layout" svg:width="0.248cm" svg:height="0.248cm" svg:x="8.739cm" svg:y="6.868cm" svg:viewBox="0 0 249 249" draw:points="0,0 0,249 249,249 249,0 0,0">
          <text:p/>
        </draw:polyline>
        <draw:polygon draw:style-name="gr115" draw:text-style-name="P9" draw:layer="layout" svg:width="0.248cm" svg:height="0.248cm" svg:x="10.005cm" svg:y="6.36cm" svg:viewBox="0 0 249 249" draw:points="0,0 0,249 249,249 249,0">
          <text:p/>
        </draw:polygon>
        <draw:polyline draw:style-name="gr114" draw:text-style-name="P9" draw:layer="layout" svg:width="0.248cm" svg:height="0.248cm" svg:x="10.005cm" svg:y="6.36cm" svg:viewBox="0 0 249 249" draw:points="0,0 0,249 249,249 249,0 0,0">
          <text:p/>
        </draw:polyline>
        <draw:polygon draw:style-name="gr115" draw:text-style-name="P9" draw:layer="layout" svg:width="0.248cm" svg:height="0.248cm" svg:x="11.27cm" svg:y="5.734cm" svg:viewBox="0 0 249 249" draw:points="0,0 0,249 249,249 249,0">
          <text:p/>
        </draw:polygon>
        <draw:polyline draw:style-name="gr114" draw:text-style-name="P9" draw:layer="layout" svg:width="0.248cm" svg:height="0.248cm" svg:x="11.27cm" svg:y="5.734cm" svg:viewBox="0 0 249 249" draw:points="0,0 0,249 249,249 249,0 0,0">
          <text:p/>
        </draw:polyline>
        <draw:polygon draw:style-name="gr115" draw:text-style-name="P9" draw:layer="layout" svg:width="0.248cm" svg:height="0.248cm" svg:x="12.535cm" svg:y="6.703cm" svg:viewBox="0 0 249 249" draw:points="0,0 0,249 249,249 249,0">
          <text:p/>
        </draw:polygon>
        <draw:polyline draw:style-name="gr114" draw:text-style-name="P9" draw:layer="layout" svg:width="0.248cm" svg:height="0.248cm" svg:x="12.535cm" svg:y="6.703cm" svg:viewBox="0 0 249 249" draw:points="0,0 0,249 249,249 249,0 0,0">
          <text:p/>
        </draw:polyline>
        <draw:polygon draw:style-name="gr115" draw:text-style-name="P9" draw:layer="layout" svg:width="0.248cm" svg:height="0.248cm" svg:x="13.8cm" svg:y="6.957cm" svg:viewBox="0 0 249 249" draw:points="0,0 0,249 249,249 249,0">
          <text:p/>
        </draw:polygon>
        <draw:polyline draw:style-name="gr114" draw:text-style-name="P9" draw:layer="layout" svg:width="0.248cm" svg:height="0.248cm" svg:x="13.8cm" svg:y="6.957cm" svg:viewBox="0 0 249 249" draw:points="0,0 0,249 249,249 249,0 0,0">
          <text:p/>
        </draw:polyline>
        <draw:polygon draw:style-name="gr115" draw:text-style-name="P9" draw:layer="layout" svg:width="0.248cm" svg:height="0.248cm" svg:x="15.066cm" svg:y="6.681cm" svg:viewBox="0 0 249 249" draw:points="0,0 0,249 249,249 249,0">
          <text:p/>
        </draw:polygon>
        <draw:polyline draw:style-name="gr114" draw:text-style-name="P9" draw:layer="layout" svg:width="0.248cm" svg:height="0.248cm" svg:x="15.066cm" svg:y="6.681cm" svg:viewBox="0 0 249 249" draw:points="0,0 0,249 249,249 249,0 0,0">
          <text:p/>
        </draw:polyline>
        <draw:polygon draw:style-name="gr115" draw:text-style-name="P9" draw:layer="layout" svg:width="0.248cm" svg:height="0.248cm" svg:x="16.332cm" svg:y="8.569cm" svg:viewBox="0 0 249 249" draw:points="0,0 0,249 249,249 249,0">
          <text:p/>
        </draw:polygon>
        <draw:polyline draw:style-name="gr114" draw:text-style-name="P9" draw:layer="layout" svg:width="0.248cm" svg:height="0.248cm" svg:x="16.332cm" svg:y="8.569cm" svg:viewBox="0 0 249 249" draw:points="0,0 0,249 249,249 249,0 0,0">
          <text:p/>
        </draw:polyline>
        <draw:polygon draw:style-name="gr115" draw:text-style-name="P9" draw:layer="layout" svg:width="0.315cm" svg:height="0.087cm" svg:x="17.147cm" svg:y="8.452cm" svg:viewBox="0 0 316 88" draw:points="0,0 316,0 316,88 0,88">
          <text:p/>
        </draw:polygon>
        <draw:polygon draw:style-name="gr115" draw:text-style-name="P9" draw:layer="layout" svg:width="0.158cm" svg:height="0.157cm" svg:x="17.226cm" svg:y="8.416cm" svg:viewBox="0 0 159 158" draw:points="0,0 0,158 159,158 159,0">
          <text:p/>
        </draw:polygon>
        <draw:polyline draw:style-name="gr114" draw:text-style-name="P9" draw:layer="layout" svg:width="0.158cm" svg:height="0.157cm" svg:x="17.226cm" svg:y="8.416cm" svg:viewBox="0 0 159 158" draw:points="0,0 0,158 159,158 159,0 0,0">
          <text:p/>
        </draw:polyline>
        <draw:frame draw:style-name="gr182" draw:text-style-name="P21" draw:layer="layout" svg:width="2.513cm" svg:height="0.569cm" svg:x="17.512cm" svg:y="8.388cm">
          <draw:text-box>
            <text:p><text:span text:style-name="T15">Qualität (SXCS)</text:span></text:p>
          </draw:text-box>
        </draw:frame>
        <draw:frame draw:style-name="gr183" draw:text-style-name="P22" draw:layer="layout" svg:width="5.531cm" svg:height="0.603cm" svg:x="8.671cm" svg:y="11.416cm">
          <draw:text-box>
            <text:p><text:span text:style-name="T16">Parameter p (tournament selection)</text:span></text:p>
          </draw:text-box>
        </draw:frame>
        <draw:frame draw:style-name="gr162" draw:text-style-name="P22"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office:forms form:automatic-focus="false" form:apply-design-mode="false"/>
        <draw:polygon draw:style-name="gr108" draw:text-style-name="P9" draw:layer="layout" svg:width="15.207cm" svg:height="6.977cm" svg:x="5.424cm" svg:y="3.696cm" svg:viewBox="0 0 15208 6978" draw:points="0,0 15208,0 15208,6978 0,6978">
          <text:p/>
        </draw:polygon>
        <draw:polyline draw:style-name="gr109" draw:text-style-name="P9" draw:layer="layout" svg:width="9.871cm" svg:height="5.221cm" svg:x="7.471cm" svg:y="4.02cm" svg:viewBox="0 0 9872 5222" draw:points="4935,5222 0,5222 0,0 9872,0 9872,5222 4935,5222">
          <text:p/>
        </draw:polyline>
        <draw:line draw:style-name="gr109" draw:text-style-name="P9" draw:layer="layout" svg:x1="17.343cm" svg:y1="9.242cm" svg:x2="7.471cm" svg:y2="9.242cm">
          <text:p/>
        </draw:line>
        <draw:line draw:style-name="gr109" draw:text-style-name="P9" draw:layer="layout" svg:x1="17.343cm" svg:y1="8.719cm" svg:x2="7.471cm" svg:y2="8.719cm">
          <text:p/>
        </draw:line>
        <draw:line draw:style-name="gr109" draw:text-style-name="P9" draw:layer="layout" svg:x1="17.343cm" svg:y1="8.197cm" svg:x2="7.471cm" svg:y2="8.197cm">
          <text:p/>
        </draw:line>
        <draw:line draw:style-name="gr109" draw:text-style-name="P9" draw:layer="layout" svg:x1="17.343cm" svg:y1="7.674cm" svg:x2="7.471cm" svg:y2="7.674cm">
          <text:p/>
        </draw:line>
        <draw:line draw:style-name="gr109" draw:text-style-name="P9" draw:layer="layout" svg:x1="17.343cm" svg:y1="7.153cm" svg:x2="7.471cm" svg:y2="7.153cm">
          <text:p/>
        </draw:line>
        <draw:line draw:style-name="gr109" draw:text-style-name="P9" draw:layer="layout" svg:x1="17.343cm" svg:y1="6.63cm" svg:x2="7.471cm" svg:y2="6.63cm">
          <text:p/>
        </draw:line>
        <draw:line draw:style-name="gr109" draw:text-style-name="P9" draw:layer="layout" svg:x1="17.343cm" svg:y1="6.108cm" svg:x2="7.471cm" svg:y2="6.108cm">
          <text:p/>
        </draw:line>
        <draw:line draw:style-name="gr109" draw:text-style-name="P9" draw:layer="layout" svg:x1="17.343cm" svg:y1="5.586cm" svg:x2="7.471cm" svg:y2="5.586cm">
          <text:p/>
        </draw:line>
        <draw:line draw:style-name="gr109" draw:text-style-name="P9" draw:layer="layout" svg:x1="17.343cm" svg:y1="5.064cm" svg:x2="7.471cm" svg:y2="5.064cm">
          <text:p/>
        </draw:line>
        <draw:line draw:style-name="gr109" draw:text-style-name="P9" draw:layer="layout" svg:x1="17.343cm" svg:y1="4.541cm" svg:x2="7.471cm" svg:y2="4.541cm">
          <text:p/>
        </draw:line>
        <draw:line draw:style-name="gr109" draw:text-style-name="P9" draw:layer="layout" svg:x1="17.343cm" svg:y1="4.018cm" svg:x2="7.471cm" svg:y2="4.018cm">
          <text:p/>
        </draw:line>
        <draw:frame draw:style-name="gr112" draw:text-style-name="P21" draw:layer="layout" svg:width="0.659cm" svg:height="0.569cm" svg:x="7.392cm" svg:y="9.537cm">
          <draw:text-box>
            <text:p><text:span text:style-name="T15">5</text:span></text:p>
          </draw:text-box>
        </draw:frame>
        <draw:frame draw:style-name="gr112" draw:text-style-name="P21" draw:layer="layout" svg:width="0.815cm" svg:height="0.569cm" svg:x="8.418cm" svg:y="9.537cm">
          <draw:text-box>
            <text:p><text:span text:style-name="T15">10</text:span></text:p>
          </draw:text-box>
        </draw:frame>
        <draw:frame draw:style-name="gr112" draw:text-style-name="P21" draw:layer="layout" svg:width="0.815cm" svg:height="0.569cm" svg:x="9.498cm" svg:y="9.537cm">
          <draw:text-box>
            <text:p><text:span text:style-name="T15">15</text:span></text:p>
          </draw:text-box>
        </draw:frame>
        <draw:frame draw:style-name="gr112" draw:text-style-name="P21" draw:layer="layout" svg:width="0.815cm" svg:height="0.569cm" svg:x="10.607cm" svg:y="9.537cm">
          <draw:text-box>
            <text:p><text:span text:style-name="T15">20</text:span></text:p>
          </draw:text-box>
        </draw:frame>
        <draw:frame draw:style-name="gr112" draw:text-style-name="P21" draw:layer="layout" svg:width="0.815cm" svg:height="0.569cm" svg:x="11.688cm" svg:y="9.537cm">
          <draw:text-box>
            <text:p><text:span text:style-name="T15">25</text:span></text:p>
          </draw:text-box>
        </draw:frame>
        <draw:frame draw:style-name="gr112" draw:text-style-name="P21" draw:layer="layout" svg:width="0.815cm" svg:height="0.569cm" svg:x="12.797cm" svg:y="9.537cm">
          <draw:text-box>
            <text:p><text:span text:style-name="T15">30</text:span></text:p>
          </draw:text-box>
        </draw:frame>
        <draw:frame draw:style-name="gr112" draw:text-style-name="P21" draw:layer="layout" svg:width="0.815cm" svg:height="0.569cm" svg:x="13.906cm" svg:y="9.537cm">
          <draw:text-box>
            <text:p><text:span text:style-name="T15">35</text:span></text:p>
          </draw:text-box>
        </draw:frame>
        <draw:frame draw:style-name="gr112" draw:text-style-name="P21" draw:layer="layout" svg:width="0.815cm" svg:height="0.569cm" svg:x="14.986cm" svg:y="9.537cm">
          <draw:text-box>
            <text:p><text:span text:style-name="T15">40</text:span></text:p>
          </draw:text-box>
        </draw:frame>
        <draw:frame draw:style-name="gr112" draw:text-style-name="P21" draw:layer="layout" svg:width="0.815cm" svg:height="0.569cm" svg:x="16.095cm" svg:y="9.537cm">
          <draw:text-box>
            <text:p><text:span text:style-name="T15">45</text:span></text:p>
          </draw:text-box>
        </draw:frame>
        <draw:frame draw:style-name="gr112" draw:text-style-name="P21" draw:layer="layout" svg:width="0.815cm" svg:height="0.569cm" svg:x="17.177cm" svg:y="9.537cm">
          <draw:text-box>
            <text:p><text:span text:style-name="T15">50</text:span></text:p>
          </draw:text-box>
        </draw:frame>
        <draw:line draw:style-name="gr109" draw:text-style-name="P9" draw:layer="layout" svg:x1="7.471cm" svg:y1="9.391cm" svg:x2="7.471cm" svg:y2="9.242cm">
          <text:p/>
        </draw:line>
        <draw:line draw:style-name="gr109" draw:text-style-name="P9" draw:layer="layout" svg:x1="8.567cm" svg:y1="9.391cm" svg:x2="8.567cm" svg:y2="9.242cm">
          <text:p/>
        </draw:line>
        <draw:line draw:style-name="gr109" draw:text-style-name="P9" draw:layer="layout" svg:x1="9.664cm" svg:y1="9.391cm" svg:x2="9.664cm" svg:y2="9.242cm">
          <text:p/>
        </draw:line>
        <draw:line draw:style-name="gr109" draw:text-style-name="P9" draw:layer="layout" svg:x1="10.76cm" svg:y1="9.391cm" svg:x2="10.76cm" svg:y2="9.242cm">
          <text:p/>
        </draw:line>
        <draw:line draw:style-name="gr109" draw:text-style-name="P9" draw:layer="layout" svg:x1="11.857cm" svg:y1="9.391cm" svg:x2="11.857cm" svg:y2="9.242cm">
          <text:p/>
        </draw:line>
        <draw:line draw:style-name="gr109" draw:text-style-name="P9" draw:layer="layout" svg:x1="12.955cm" svg:y1="9.391cm" svg:x2="12.955cm" svg:y2="9.242cm">
          <text:p/>
        </draw:line>
        <draw:line draw:style-name="gr109" draw:text-style-name="P9" draw:layer="layout" svg:x1="14.051cm" svg:y1="9.391cm" svg:x2="14.051cm" svg:y2="9.242cm">
          <text:p/>
        </draw:line>
        <draw:line draw:style-name="gr109" draw:text-style-name="P9" draw:layer="layout" svg:x1="15.148cm" svg:y1="9.391cm" svg:x2="15.148cm" svg:y2="9.242cm">
          <text:p/>
        </draw:line>
        <draw:line draw:style-name="gr109" draw:text-style-name="P9" draw:layer="layout" svg:x1="16.245cm" svg:y1="9.391cm" svg:x2="16.245cm" svg:y2="9.242cm">
          <text:p/>
        </draw:line>
        <draw:polyline draw:style-name="gr109" draw:text-style-name="P9" draw:layer="layout" svg:width="0.148cm" svg:height="9.871cm" draw:transform="rotate (1.5707963267946) translate (7.47056845413632cm 9.39118955001025cm)" svg:viewBox="0 0 149 9872" draw:points="0,24813 149,24813 149,14941">
          <text:p/>
        </draw:polyline>
        <draw:frame draw:style-name="gr112" draw:text-style-name="P21" draw:layer="layout" svg:width="0.659cm" svg:height="0.569cm" svg:x="7.059cm" svg:y="9.089cm">
          <draw:text-box>
            <text:p><text:span text:style-name="T15">0</text:span></text:p>
          </draw:text-box>
        </draw:frame>
        <draw:frame draw:style-name="gr184" draw:text-style-name="P21" draw:layer="layout" svg:width="1.129cm" svg:height="0.569cm" svg:x="6.588cm" svg:y="8.561cm">
          <draw:text-box>
            <text:p><text:span text:style-name="T15">2000</text:span></text:p>
          </draw:text-box>
        </draw:frame>
        <draw:frame draw:style-name="gr184" draw:text-style-name="P21" draw:layer="layout" svg:width="1.129cm" svg:height="0.569cm" svg:x="6.588cm" svg:y="8.059cm">
          <draw:text-box>
            <text:p><text:span text:style-name="T15">4000</text:span></text:p>
          </draw:text-box>
        </draw:frame>
        <draw:frame draw:style-name="gr184" draw:text-style-name="P21" draw:layer="layout" svg:width="1.129cm" svg:height="0.569cm" svg:x="6.588cm" svg:y="7.532cm">
          <draw:text-box>
            <text:p><text:span text:style-name="T15">6000</text:span></text:p>
          </draw:text-box>
        </draw:frame>
        <draw:frame draw:style-name="gr184" draw:text-style-name="P21" draw:layer="layout" svg:width="1.129cm" svg:height="0.569cm" svg:x="6.588cm" svg:y="7.004cm">
          <draw:text-box>
            <text:p><text:span text:style-name="T15">8000</text:span></text:p>
          </draw:text-box>
        </draw:frame>
        <draw:frame draw:style-name="gr185" draw:text-style-name="P21" draw:layer="layout" svg:width="1.285cm" svg:height="0.569cm" svg:x="6.422cm" svg:y="6.477cm">
          <draw:text-box>
            <text:p><text:span text:style-name="T15">10000</text:span></text:p>
          </draw:text-box>
        </draw:frame>
        <draw:frame draw:style-name="gr185" draw:text-style-name="P21" draw:layer="layout" svg:width="1.285cm" svg:height="0.569cm" svg:x="6.422cm" svg:y="5.948cm">
          <draw:text-box>
            <text:p><text:span text:style-name="T15">12000</text:span></text:p>
          </draw:text-box>
        </draw:frame>
        <draw:frame draw:style-name="gr185" draw:text-style-name="P21" draw:layer="layout" svg:width="1.285cm" svg:height="0.569cm" svg:x="6.422cm" svg:y="5.447cm">
          <draw:text-box>
            <text:p><text:span text:style-name="T15">14000</text:span></text:p>
          </draw:text-box>
        </draw:frame>
        <draw:frame draw:style-name="gr185" draw:text-style-name="P21" draw:layer="layout" svg:width="1.285cm" svg:height="0.569cm" svg:x="6.422cm" svg:y="4.919cm">
          <draw:text-box>
            <text:p><text:span text:style-name="T15">16000</text:span></text:p>
          </draw:text-box>
        </draw:frame>
        <draw:frame draw:style-name="gr185" draw:text-style-name="P21" draw:layer="layout" svg:width="1.285cm" svg:height="0.569cm" svg:x="6.422cm" svg:y="4.392cm">
          <draw:text-box>
            <text:p><text:span text:style-name="T15">18000</text:span></text:p>
          </draw:text-box>
        </draw:frame>
        <draw:frame draw:style-name="gr185" draw:text-style-name="P21" draw:layer="layout" svg:width="1.285cm" svg:height="0.569cm" svg:x="6.422cm" svg:y="3.864cm">
          <draw:text-box>
            <text:p><text:span text:style-name="T15">20000</text:span></text:p>
          </draw:text-box>
        </draw:frame>
        <draw:line draw:style-name="gr109" draw:text-style-name="P9" draw:layer="layout" svg:x1="7.321cm" svg:y1="9.242cm" svg:x2="7.471cm" svg:y2="9.242cm">
          <text:p/>
        </draw:line>
        <draw:line draw:style-name="gr109" draw:text-style-name="P9" draw:layer="layout" svg:x1="7.321cm" svg:y1="8.719cm" svg:x2="7.471cm" svg:y2="8.719cm">
          <text:p/>
        </draw:line>
        <draw:line draw:style-name="gr109" draw:text-style-name="P9" draw:layer="layout" svg:x1="7.321cm" svg:y1="8.197cm" svg:x2="7.471cm" svg:y2="8.197cm">
          <text:p/>
        </draw:line>
        <draw:line draw:style-name="gr109" draw:text-style-name="P9" draw:layer="layout" svg:x1="7.321cm" svg:y1="7.674cm" svg:x2="7.471cm" svg:y2="7.674cm">
          <text:p/>
        </draw:line>
        <draw:line draw:style-name="gr109" draw:text-style-name="P9" draw:layer="layout" svg:x1="7.321cm" svg:y1="7.153cm" svg:x2="7.471cm" svg:y2="7.153cm">
          <text:p/>
        </draw:line>
        <draw:line draw:style-name="gr109" draw:text-style-name="P9" draw:layer="layout" svg:x1="7.321cm" svg:y1="6.63cm" svg:x2="7.471cm" svg:y2="6.63cm">
          <text:p/>
        </draw:line>
        <draw:line draw:style-name="gr109" draw:text-style-name="P9" draw:layer="layout" svg:x1="7.321cm" svg:y1="6.108cm" svg:x2="7.471cm" svg:y2="6.108cm">
          <text:p/>
        </draw:line>
        <draw:line draw:style-name="gr109" draw:text-style-name="P9" draw:layer="layout" svg:x1="7.321cm" svg:y1="5.586cm" svg:x2="7.471cm" svg:y2="5.586cm">
          <text:p/>
        </draw:line>
        <draw:line draw:style-name="gr109" draw:text-style-name="P9" draw:layer="layout" svg:x1="7.321cm" svg:y1="5.064cm" svg:x2="7.471cm" svg:y2="5.064cm">
          <text:p/>
        </draw:line>
        <draw:line draw:style-name="gr109" draw:text-style-name="P9" draw:layer="layout" svg:x1="7.321cm" svg:y1="4.541cm" svg:x2="7.471cm" svg:y2="4.541cm">
          <text:p/>
        </draw:line>
        <draw:polyline draw:style-name="gr109" draw:text-style-name="P9" draw:layer="layout" svg:width="0.149cm" svg:height="5.222cm" svg:x="7.321cm" svg:y="4.018cm" svg:viewBox="0 0 150 5223" draw:points="0,0 150,0 150,5223">
          <text:p/>
        </draw:polyline>
        <draw:polygon draw:style-name="gr113" draw:text-style-name="P9" draw:layer="layout" svg:width="1.098cm" svg:height="0.108cm" svg:x="7.47cm" svg:y="4.492cm" svg:viewBox="0 0 1099 109" draw:points="0,22 1097,0 1098,44 1099,88 2,109 1,66">
          <text:p/>
        </draw:polygon>
        <draw:polygon draw:style-name="gr113" draw:text-style-name="P9" draw:layer="layout" svg:width="0cm" svg:height="0.043cm" svg:x="8.566cm" svg:y="4.492cm" svg:viewBox="0 0 1 44" draw:points="1,44 0,0 1,0">
          <text:p/>
        </draw:polygon>
        <draw:polygon draw:style-name="gr113" draw:text-style-name="P9" draw:layer="layout" svg:width="1.096cm" svg:height="0.09cm" svg:x="8.567cm" svg:y="4.489cm" svg:viewBox="0 0 1097 91" draw:points="0,3 1097,0 1097,44 1097,88 0,91 0,47">
          <text:p/>
        </draw:polygon>
        <draw:polygon draw:style-name="gr113" draw:text-style-name="P9" draw:layer="layout" svg:width="0cm" svg:height="0.043cm" svg:x="9.664cm" svg:y="4.489cm" svg:viewBox="0 0 1 44" draw:points="0,44 0,0 1,0">
          <text:p/>
        </draw:polygon>
        <draw:polygon draw:style-name="gr113" draw:text-style-name="P9" draw:layer="layout" svg:width="1.098cm" svg:height="0.101cm" svg:x="9.663cm" svg:y="4.489cm" svg:viewBox="0 0 1099 102" draw:points="2,0 1099,14 1098,58 1097,102 0,88 1,44">
          <text:p/>
        </draw:polygon>
        <draw:polygon draw:style-name="gr113" draw:text-style-name="P9" draw:layer="layout" svg:width="0cm" svg:height="0.043cm" svg:x="10.759cm" svg:y="4.547cm" svg:viewBox="0 0 1 44" draw:points="1,0 1,44 0,44">
          <text:p/>
        </draw:polygon>
        <draw:polygon draw:style-name="gr113" draw:text-style-name="P9" draw:layer="layout" svg:width="1.096cm" svg:height="0.091cm" svg:x="10.76cm" svg:y="4.503cm" svg:viewBox="0 0 1097 92" draw:points="0,0 1097,4 1097,48 1097,92 0,88 0,44">
          <text:p/>
        </draw:polygon>
        <draw:polygon draw:style-name="gr113" draw:text-style-name="P9" draw:layer="layout" svg:width="0cm" svg:height="0.043cm" svg:x="11.857cm" svg:y="4.507cm" svg:viewBox="0 0 1 44" draw:points="0,44 0,0 1,0">
          <text:p/>
        </draw:polygon>
        <draw:polygon draw:style-name="gr113" draw:text-style-name="P9" draw:layer="layout" svg:width="1.099cm" svg:height="0.105cm" svg:x="11.856cm" svg:y="4.507cm" svg:viewBox="0 0 1100 106" draw:points="2,0 1100,18 1099,62 1098,106 0,88 1,44">
          <text:p/>
        </draw:polygon>
        <draw:polygon draw:style-name="gr113" draw:text-style-name="P9" draw:layer="layout" svg:width="0.002cm" svg:height="0.043cm" svg:x="12.954cm" svg:y="4.569cm" svg:viewBox="0 0 3 44" draw:points="1,0 3,44 0,44">
          <text:p/>
        </draw:polygon>
        <draw:polygon draw:style-name="gr113" draw:text-style-name="P9" draw:layer="layout" svg:width="1.1cm" svg:height="0.129cm" svg:x="12.953cm" svg:y="4.482cm" svg:viewBox="0 0 1101 130" draw:points="0,43 1097,0 1099,44 1101,88 4,130 2,87">
          <text:p/>
        </draw:polygon>
        <draw:polygon draw:style-name="gr113" draw:text-style-name="P9" draw:layer="layout" svg:width="0.001cm" svg:height="0.043cm" svg:x="14.049cm" svg:y="4.482cm" svg:viewBox="0 0 2 44" draw:points="2,44 0,0 1,0">
          <text:p/>
        </draw:polygon>
        <draw:polygon draw:style-name="gr113" draw:text-style-name="P9" draw:layer="layout" svg:width="1.098cm" svg:height="0.119cm" svg:x="14.05cm" svg:y="4.449cm" svg:viewBox="0 0 1099 120" draw:points="0,33 1097,0 1098,44 1099,88 2,120 1,77">
          <text:p/>
        </draw:polygon>
        <draw:polygon draw:style-name="gr113" draw:text-style-name="P9" draw:layer="layout" svg:width="0.004cm" svg:height="0.043cm" svg:x="15.147cm" svg:y="4.449cm" svg:viewBox="0 0 5 44" draw:points="1,44 0,0 5,0">
          <text:p/>
        </draw:polygon>
        <draw:polygon draw:style-name="gr113" draw:text-style-name="P9" draw:layer="layout" svg:width="1.104cm" svg:height="0.189cm" svg:x="15.144cm" svg:y="4.449cm" svg:viewBox="0 0 1105 190" draw:points="8,0 1105,103 1101,146 1097,190 0,88 4,44">
          <text:p/>
        </draw:polygon>
        <draw:polygon draw:style-name="gr113" draw:text-style-name="P9" draw:layer="layout" svg:width="0.004cm" svg:height="0.043cm" svg:x="16.241cm" svg:y="4.596cm" svg:viewBox="0 0 5 44" draw:points="4,0 5,44 0,44">
          <text:p/>
        </draw:polygon>
        <draw:polygon draw:style-name="gr113" draw:text-style-name="P9" draw:layer="layout" svg:width="1.099cm" svg:height="0.116cm" svg:x="16.244cm" svg:y="4.522cm" svg:viewBox="0 0 1100 117" draw:points="0,30 1098,0 1099,44 1100,88 2,117 1,74">
          <text:p/>
        </draw:polygon>
        <draw:polygon draw:style-name="gr113" draw:text-style-name="P9" draw:layer="layout" svg:width="0.248cm" svg:height="0.248cm" svg:x="7.346cm" svg:y="4.434cm" svg:viewBox="0 0 249 249" draw:points="0,0 0,249 249,249 249,0">
          <text:p/>
        </draw:polygon>
        <draw:polyline draw:style-name="gr114" draw:text-style-name="P9" draw:layer="layout" svg:width="0.248cm" svg:height="0.248cm" svg:x="7.346cm" svg:y="4.434cm" svg:viewBox="0 0 249 249" draw:points="0,0 0,249 249,249 249,0 0,0">
          <text:p/>
        </draw:polyline>
        <draw:polygon draw:style-name="gr115" draw:text-style-name="P9" draw:layer="layout" svg:width="0.248cm" svg:height="0.248cm" svg:x="8.442cm" svg:y="4.412cm" svg:viewBox="0 0 249 249" draw:points="0,0 0,249 249,249 249,0">
          <text:p/>
        </draw:polygon>
        <draw:polyline draw:style-name="gr114" draw:text-style-name="P9" draw:layer="layout" svg:width="0.248cm" svg:height="0.248cm" svg:x="8.442cm" svg:y="4.412cm" svg:viewBox="0 0 249 249" draw:points="0,0 0,249 249,249 249,0 0,0">
          <text:p/>
        </draw:polyline>
        <draw:polygon draw:style-name="gr115" draw:text-style-name="P9" draw:layer="layout" svg:width="0.248cm" svg:height="0.248cm" svg:x="9.539cm" svg:y="4.409cm" svg:viewBox="0 0 249 249" draw:points="0,0 0,249 249,249 249,0">
          <text:p/>
        </draw:polygon>
        <draw:polyline draw:style-name="gr114" draw:text-style-name="P9" draw:layer="layout" svg:width="0.248cm" svg:height="0.248cm" svg:x="9.539cm" svg:y="4.409cm" svg:viewBox="0 0 249 249" draw:points="0,0 0,249 249,249 249,0 0,0">
          <text:p/>
        </draw:polyline>
        <draw:polygon draw:style-name="gr115" draw:text-style-name="P9" draw:layer="layout" svg:width="0.248cm" svg:height="0.248cm" svg:x="10.636cm" svg:y="4.423cm" svg:viewBox="0 0 249 249" draw:points="0,0 0,249 249,249 249,0">
          <text:p/>
        </draw:polygon>
        <draw:polyline draw:style-name="gr114" draw:text-style-name="P9" draw:layer="layout" svg:width="0.248cm" svg:height="0.248cm" svg:x="10.636cm" svg:y="4.423cm" svg:viewBox="0 0 249 249" draw:points="0,0 0,249 249,249 249,0 0,0">
          <text:p/>
        </draw:polyline>
        <draw:polygon draw:style-name="gr115" draw:text-style-name="P9" draw:layer="layout" svg:width="0.248cm" svg:height="0.248cm" svg:x="11.732cm" svg:y="4.427cm" svg:viewBox="0 0 249 249" draw:points="0,0 0,249 249,249 249,0">
          <text:p/>
        </draw:polygon>
        <draw:polyline draw:style-name="gr114" draw:text-style-name="P9" draw:layer="layout" svg:width="0.248cm" svg:height="0.248cm" svg:x="11.732cm" svg:y="4.427cm" svg:viewBox="0 0 249 249" draw:points="0,0 0,249 249,249 249,0 0,0">
          <text:p/>
        </draw:polyline>
        <draw:polygon draw:style-name="gr115" draw:text-style-name="P9" draw:layer="layout" svg:width="0.248cm" svg:height="0.248cm" svg:x="12.83cm" svg:y="4.444cm" svg:viewBox="0 0 249 249" draw:points="0,0 0,249 249,249 249,0">
          <text:p/>
        </draw:polygon>
        <draw:polyline draw:style-name="gr114" draw:text-style-name="P9" draw:layer="layout" svg:width="0.248cm" svg:height="0.248cm" svg:x="12.83cm" svg:y="4.444cm" svg:viewBox="0 0 249 249" draw:points="0,0 0,249 249,249 249,0 0,0">
          <text:p/>
        </draw:polyline>
        <draw:polygon draw:style-name="gr115" draw:text-style-name="P9" draw:layer="layout" svg:width="0.248cm" svg:height="0.248cm" svg:x="13.927cm" svg:y="4.402cm" svg:viewBox="0 0 249 249" draw:points="0,0 0,249 249,249 249,0">
          <text:p/>
        </draw:polygon>
        <draw:polyline draw:style-name="gr114" draw:text-style-name="P9" draw:layer="layout" svg:width="0.248cm" svg:height="0.248cm" svg:x="13.927cm" svg:y="4.402cm" svg:viewBox="0 0 249 249" draw:points="0,0 0,249 249,249 249,0 0,0">
          <text:p/>
        </draw:polyline>
        <draw:polygon draw:style-name="gr115" draw:text-style-name="P9" draw:layer="layout" svg:width="0.248cm" svg:height="0.248cm" svg:x="15.023cm" svg:y="4.369cm" svg:viewBox="0 0 249 249" draw:points="0,0 0,249 249,249 249,0">
          <text:p/>
        </draw:polygon>
        <draw:polyline draw:style-name="gr114" draw:text-style-name="P9" draw:layer="layout" svg:width="0.248cm" svg:height="0.248cm" svg:x="15.023cm" svg:y="4.369cm" svg:viewBox="0 0 249 249" draw:points="0,0 0,249 249,249 249,0 0,0">
          <text:p/>
        </draw:polyline>
        <draw:polygon draw:style-name="gr115" draw:text-style-name="P9" draw:layer="layout" svg:width="0.248cm" svg:height="0.248cm" svg:x="16.12cm" svg:y="4.471cm" svg:viewBox="0 0 249 249" draw:points="0,0 0,249 249,249 249,0">
          <text:p/>
        </draw:polygon>
        <draw:polyline draw:style-name="gr114" draw:text-style-name="P9" draw:layer="layout" svg:width="0.248cm" svg:height="0.248cm" svg:x="16.12cm" svg:y="4.471cm" svg:viewBox="0 0 249 249" draw:points="0,0 0,249 249,249 249,0 0,0">
          <text:p/>
        </draw:polyline>
        <draw:polygon draw:style-name="gr115" draw:text-style-name="P9" draw:layer="layout" svg:width="0.248cm" svg:height="0.248cm" svg:x="17.217cm" svg:y="4.441cm" svg:viewBox="0 0 249 249" draw:points="0,0 0,249 249,249 249,0">
          <text:p/>
        </draw:polygon>
        <draw:polyline draw:style-name="gr114" draw:text-style-name="P9" draw:layer="layout" svg:width="0.248cm" svg:height="0.248cm" svg:x="17.217cm" svg:y="4.441cm" svg:viewBox="0 0 249 249" draw:points="0,0 0,249 249,249 249,0 0,0">
          <text:p/>
        </draw:polyline>
        <draw:polygon draw:style-name="gr116" draw:text-style-name="P9" draw:layer="layout" svg:width="1.102cm" svg:height="0.154cm" svg:x="7.468cm" svg:y="4.627cm" svg:viewBox="0 0 1103 155" draw:points="6,0 1103,68 1100,111 1097,155 0,88 3,44">
          <text:p/>
        </draw:polygon>
        <draw:polygon draw:style-name="gr116" draw:text-style-name="P9" draw:layer="layout" svg:width="0.003cm" svg:height="0.043cm" svg:x="8.564cm" svg:y="4.738cm" svg:viewBox="0 0 4 44" draw:points="3,0 4,44 0,44">
          <text:p/>
        </draw:polygon>
        <draw:polygon draw:style-name="gr116" draw:text-style-name="P9" draw:layer="layout" svg:width="1.098cm" svg:height="0.122cm" svg:x="8.566cm" svg:y="4.658cm" svg:viewBox="0 0 1099 123" draw:points="0,36 1097,0 1098,44 1099,88 2,123 1,80">
          <text:p/>
        </draw:polygon>
        <draw:polygon draw:style-name="gr116" draw:text-style-name="P9" draw:layer="layout" svg:width="0.002cm" svg:height="0.043cm" svg:x="9.663cm" svg:y="4.658cm" svg:viewBox="0 0 3 44" draw:points="1,44 0,0 3,0">
          <text:p/>
        </draw:polygon>
        <draw:polygon draw:style-name="gr116" draw:text-style-name="P9" draw:layer="layout" svg:width="1.1cm" svg:height="0.129cm" svg:x="9.662cm" svg:y="4.658cm" svg:viewBox="0 0 1101 130" draw:points="4,0 1101,43 1099,87 1097,130 0,88 2,44">
          <text:p/>
        </draw:polygon>
        <draw:polygon draw:style-name="gr116" draw:text-style-name="P9" draw:layer="layout" svg:width="0.001cm" svg:height="0.043cm" svg:x="10.758cm" svg:y="4.745cm" svg:viewBox="0 0 2 44" draw:points="2,0 2,44 0,44">
          <text:p/>
        </draw:polygon>
        <draw:polygon draw:style-name="gr116" draw:text-style-name="P9" draw:layer="layout" svg:width="1.096cm" svg:height="0.092cm" svg:x="10.76cm" svg:y="4.696cm" svg:viewBox="0 0 1097 93" draw:points="0,5 1097,0 1097,44 1097,88 0,93 0,49">
          <text:p/>
        </draw:polygon>
        <draw:polygon draw:style-name="gr116" draw:text-style-name="P9" draw:layer="layout" svg:width="0.002cm" svg:height="0.043cm" svg:x="11.857cm" svg:y="4.696cm" svg:viewBox="0 0 3 44" draw:points="0,44 0,0 3,0">
          <text:p/>
        </draw:polygon>
        <draw:polygon draw:style-name="gr116" draw:text-style-name="P9" draw:layer="layout" svg:width="1.103cm" svg:height="0.149cm" svg:x="11.854cm" svg:y="4.696cm" svg:viewBox="0 0 1104 150" draw:points="6,0 1104,63 1101,106 1098,150 0,88 3,44">
          <text:p/>
        </draw:polygon>
        <draw:polygon draw:style-name="gr116" draw:text-style-name="P9" draw:layer="layout" svg:width="0.006cm" svg:height="0.043cm" svg:x="12.952cm" svg:y="4.803cm" svg:viewBox="0 0 7 44" draw:points="3,0 7,44 0,44">
          <text:p/>
        </draw:polygon>
        <draw:polygon draw:style-name="gr116" draw:text-style-name="P9" draw:layer="layout" svg:width="1.104cm" svg:height="0.179cm" svg:x="12.951cm" svg:y="4.666cm" svg:viewBox="0 0 1105 180" draw:points="0,93 1097,0 1101,44 1105,88 8,180 4,136">
          <text:p/>
        </draw:polygon>
        <draw:polygon draw:style-name="gr116" draw:text-style-name="P9" draw:layer="layout" svg:width="0.004cm" svg:height="0.043cm" svg:x="14.047cm" svg:y="4.666cm" svg:viewBox="0 0 5 44" draw:points="4,44 0,0 5,0">
          <text:p/>
        </draw:polygon>
        <draw:polygon draw:style-name="gr116" draw:text-style-name="P9" draw:layer="layout" svg:width="1.098cm" svg:height="0.121cm" svg:x="14.05cm" svg:y="4.666cm" svg:viewBox="0 0 1099 122" draw:points="2,0 1099,35 1098,79 1097,122 0,88 1,44">
          <text:p/>
        </draw:polygon>
        <draw:polygon draw:style-name="gr116" draw:text-style-name="P9" draw:layer="layout" svg:width="0cm" svg:height="0.043cm" svg:x="15.147cm" svg:y="4.745cm" svg:viewBox="0 0 1 44" draw:points="1,0 1,44 0,44">
          <text:p/>
        </draw:polygon>
        <draw:polygon draw:style-name="gr116" draw:text-style-name="P9" draw:layer="layout" svg:width="1.096cm" svg:height="0.092cm" svg:x="15.148cm" svg:y="4.696cm" svg:viewBox="0 0 1097 93" draw:points="0,5 1097,0 1097,44 1097,88 0,93 0,49">
          <text:p/>
        </draw:polygon>
        <draw:polygon draw:style-name="gr116" draw:text-style-name="P9" draw:layer="layout" svg:width="0cm" svg:height="0.043cm" svg:x="16.245cm" svg:y="4.696cm" svg:viewBox="0 0 1 44" draw:points="0,44 0,0 1,0">
          <text:p/>
        </draw:polygon>
        <draw:polygon draw:style-name="gr116" draw:text-style-name="P9" draw:layer="layout" svg:width="1.099cm" svg:height="0.116cm" svg:x="16.244cm" svg:y="4.696cm" svg:viewBox="0 0 1100 117" draw:points="2,0 1100,30 1099,74 1098,117 0,88 1,44">
          <text:p/>
        </draw:polygon>
        <draw:polygon draw:style-name="gr116" draw:text-style-name="P9" draw:layer="layout" svg:width="0.248cm" svg:height="0.248cm" svg:x="7.346cm" svg:y="4.546cm" svg:viewBox="0 0 249 249" draw:points="0,124 125,249 249,124 125,0">
          <text:p/>
        </draw:polygon>
        <draw:polyline draw:style-name="gr114" draw:text-style-name="P9" draw:layer="layout" svg:width="0.248cm" svg:height="0.248cm" svg:x="7.346cm" svg:y="4.546cm" svg:viewBox="0 0 249 249" draw:points="0,124 125,249 249,124 125,0 0,124">
          <text:p/>
        </draw:polyline>
        <draw:polygon draw:style-name="gr116" draw:text-style-name="P9" draw:layer="layout" svg:width="0.248cm" svg:height="0.248cm" svg:x="8.442cm" svg:y="4.614cm" svg:viewBox="0 0 249 249" draw:points="0,124 125,249 249,124 125,0">
          <text:p/>
        </draw:polygon>
        <draw:polyline draw:style-name="gr114" draw:text-style-name="P9" draw:layer="layout" svg:width="0.248cm" svg:height="0.248cm" svg:x="8.442cm" svg:y="4.614cm" svg:viewBox="0 0 249 249" draw:points="0,124 125,249 249,124 125,0 0,124">
          <text:p/>
        </draw:polyline>
        <draw:polygon draw:style-name="gr116" draw:text-style-name="P9" draw:layer="layout" svg:width="0.248cm" svg:height="0.248cm" svg:x="9.539cm" svg:y="4.578cm" svg:viewBox="0 0 249 249" draw:points="0,124 125,249 249,124 125,0">
          <text:p/>
        </draw:polygon>
        <draw:polyline draw:style-name="gr114" draw:text-style-name="P9" draw:layer="layout" svg:width="0.248cm" svg:height="0.248cm" svg:x="9.539cm" svg:y="4.578cm" svg:viewBox="0 0 249 249" draw:points="0,124 125,249 249,124 125,0 0,124">
          <text:p/>
        </draw:polyline>
        <draw:polygon draw:style-name="gr116" draw:text-style-name="P9" draw:layer="layout" svg:width="0.248cm" svg:height="0.248cm" svg:x="10.636cm" svg:y="4.621cm" svg:viewBox="0 0 249 249" draw:points="0,124 125,249 249,124 125,0">
          <text:p/>
        </draw:polygon>
        <draw:polyline draw:style-name="gr114" draw:text-style-name="P9" draw:layer="layout" svg:width="0.248cm" svg:height="0.248cm" svg:x="10.636cm" svg:y="4.621cm" svg:viewBox="0 0 249 249" draw:points="0,124 125,249 249,124 125,0 0,124">
          <text:p/>
        </draw:polyline>
        <draw:polygon draw:style-name="gr116" draw:text-style-name="P9" draw:layer="layout" svg:width="0.248cm" svg:height="0.248cm" svg:x="11.732cm" svg:y="4.616cm" svg:viewBox="0 0 249 249" draw:points="0,124 125,249 249,124 125,0">
          <text:p/>
        </draw:polygon>
        <draw:polyline draw:style-name="gr114" draw:text-style-name="P9" draw:layer="layout" svg:width="0.248cm" svg:height="0.248cm" svg:x="11.732cm" svg:y="4.616cm" svg:viewBox="0 0 249 249" draw:points="0,124 125,249 249,124 125,0 0,124">
          <text:p/>
        </draw:polyline>
        <draw:polygon draw:style-name="gr116" draw:text-style-name="P9" draw:layer="layout" svg:width="0.248cm" svg:height="0.248cm" svg:x="12.83cm" svg:y="4.678cm" svg:viewBox="0 0 249 249" draw:points="0,124 125,249 249,124 125,0">
          <text:p/>
        </draw:polygon>
        <draw:polyline draw:style-name="gr114" draw:text-style-name="P9" draw:layer="layout" svg:width="0.248cm" svg:height="0.248cm" svg:x="12.83cm" svg:y="4.678cm" svg:viewBox="0 0 249 249" draw:points="0,124 125,249 249,124 125,0 0,124">
          <text:p/>
        </draw:polyline>
        <draw:polygon draw:style-name="gr116" draw:text-style-name="P9" draw:layer="layout" svg:width="0.248cm" svg:height="0.248cm" svg:x="13.927cm" svg:y="4.586cm" svg:viewBox="0 0 249 249" draw:points="0,124 125,249 249,124 125,0">
          <text:p/>
        </draw:polygon>
        <draw:polyline draw:style-name="gr114" draw:text-style-name="P9" draw:layer="layout" svg:width="0.248cm" svg:height="0.248cm" svg:x="13.927cm" svg:y="4.586cm" svg:viewBox="0 0 249 249" draw:points="0,124 125,249 249,124 125,0 0,124">
          <text:p/>
        </draw:polyline>
        <draw:polygon draw:style-name="gr116" draw:text-style-name="P9" draw:layer="layout" svg:width="0.248cm" svg:height="0.248cm" svg:x="15.023cm" svg:y="4.621cm" svg:viewBox="0 0 249 249" draw:points="0,124 125,249 249,124 125,0">
          <text:p/>
        </draw:polygon>
        <draw:polyline draw:style-name="gr114" draw:text-style-name="P9" draw:layer="layout" svg:width="0.248cm" svg:height="0.248cm" svg:x="15.023cm" svg:y="4.621cm" svg:viewBox="0 0 249 249" draw:points="0,124 125,249 249,124 125,0 0,124">
          <text:p/>
        </draw:polyline>
        <draw:polygon draw:style-name="gr116" draw:text-style-name="P9" draw:layer="layout" svg:width="0.248cm" svg:height="0.248cm" svg:x="16.12cm" svg:y="4.616cm" svg:viewBox="0 0 249 249" draw:points="0,124 125,249 249,124 125,0">
          <text:p/>
        </draw:polygon>
        <draw:polyline draw:style-name="gr114" draw:text-style-name="P9" draw:layer="layout" svg:width="0.248cm" svg:height="0.248cm" svg:x="16.12cm" svg:y="4.616cm" svg:viewBox="0 0 249 249" draw:points="0,124 125,249 249,124 125,0 0,124">
          <text:p/>
        </draw:polyline>
        <draw:polygon draw:style-name="gr116" draw:text-style-name="P9" draw:layer="layout" svg:width="0.248cm" svg:height="0.248cm" svg:x="17.217cm" svg:y="4.646cm" svg:viewBox="0 0 249 249" draw:points="0,124 125,249 249,124 125,0">
          <text:p/>
        </draw:polygon>
        <draw:polyline draw:style-name="gr114" draw:text-style-name="P9" draw:layer="layout" svg:width="0.248cm" svg:height="0.248cm" svg:x="17.217cm" svg:y="4.646cm" svg:viewBox="0 0 249 249" draw:points="0,124 125,249 249,124 125,0 0,124">
          <text:p/>
        </draw:polyline>
        <draw:polygon draw:style-name="gr127" draw:text-style-name="P9" draw:layer="layout" svg:width="1.098cm" svg:height="0.101cm" svg:x="7.47cm" svg:y="4.846cm" svg:viewBox="0 0 1099 102" draw:points="2,0 1099,14 1098,58 1097,102 0,88 1,44">
          <text:p/>
        </draw:polygon>
        <draw:polygon draw:style-name="gr127" draw:text-style-name="P9" draw:layer="layout" svg:width="0.001cm" svg:height="0.043cm" svg:x="8.566cm" svg:y="4.903cm" svg:viewBox="0 0 2 44" draw:points="1,0 2,44 0,44">
          <text:p/>
        </draw:polygon>
        <draw:polygon draw:style-name="gr127" draw:text-style-name="P9" draw:layer="layout" svg:width="1.098cm" svg:height="0.113cm" svg:x="8.566cm" svg:y="4.833cm" svg:viewBox="0 0 1099 114" draw:points="0,27 1097,0 1098,44 1099,88 2,114 1,71">
          <text:p/>
        </draw:polygon>
        <draw:polygon draw:style-name="gr127" draw:text-style-name="P9" draw:layer="layout" svg:width="0.001cm" svg:height="0.043cm" svg:x="9.663cm" svg:y="4.833cm" svg:viewBox="0 0 2 44" draw:points="1,44 0,0 2,0">
          <text:p/>
        </draw:polygon>
        <draw:polygon draw:style-name="gr127" draw:text-style-name="P9" draw:layer="layout" svg:width="1.098cm" svg:height="0.115cm" svg:x="9.663cm" svg:y="4.833cm" svg:viewBox="0 0 1099 116" draw:points="2,0 1099,29 1098,73 1097,116 0,88 1,44">
          <text:p/>
        </draw:polygon>
        <draw:polygon draw:style-name="gr127" draw:text-style-name="P9" draw:layer="layout" svg:width="0cm" svg:height="0.043cm" svg:x="10.76cm" svg:y="4.862cm" svg:viewBox="0 0 1 44" draw:points="0,44 1,0 1,0">
          <text:p/>
        </draw:polygon>
        <draw:polygon draw:style-name="gr127" draw:text-style-name="P9" draw:layer="layout" svg:width="1.098cm" svg:height="0.117cm" svg:x="10.759cm" svg:y="4.862cm" svg:viewBox="0 0 1099 118" draw:points="2,0 1099,31 1098,75 1097,118 0,88 1,44">
          <text:p/>
        </draw:polygon>
        <draw:polygon draw:style-name="gr127" draw:text-style-name="P9" draw:layer="layout" svg:width="0.001cm" svg:height="0.043cm" svg:x="11.856cm" svg:y="4.936cm" svg:viewBox="0 0 2 44" draw:points="1,0 2,44 0,44">
          <text:p/>
        </draw:polygon>
        <draw:polygon draw:style-name="gr127" draw:text-style-name="P9" draw:layer="layout" svg:width="1.099cm" svg:height="0.113cm" svg:x="11.856cm" svg:y="4.865cm" svg:viewBox="0 0 1100 114" draw:points="0,27 1098,0 1099,44 1100,88 2,114 1,71">
          <text:p/>
        </draw:polygon>
        <draw:polygon draw:style-name="gr127" draw:text-style-name="P9" draw:layer="layout" svg:width="0.004cm" svg:height="0.043cm" svg:x="12.954cm" svg:y="4.865cm" svg:viewBox="0 0 5 44" draw:points="1,44 0,0 5,0">
          <text:p/>
        </draw:polygon>
        <draw:polygon draw:style-name="gr127" draw:text-style-name="P9" draw:layer="layout" svg:width="1.104cm" svg:height="0.179cm" svg:x="12.951cm" svg:y="4.865cm" svg:viewBox="0 0 1105 180" draw:points="8,0 1105,93 1101,136 1097,180 0,88 4,44">
          <text:p/>
        </draw:polygon>
        <draw:polygon draw:style-name="gr127" draw:text-style-name="P9" draw:layer="layout" svg:width="0.006cm" svg:height="0.043cm" svg:x="14.047cm" svg:y="5.002cm" svg:viewBox="0 0 7 44" draw:points="4,0 7,44 0,44">
          <text:p/>
        </draw:polygon>
        <draw:polygon draw:style-name="gr127" draw:text-style-name="P9" draw:layer="layout" svg:width="1.102cm" svg:height="0.153cm" svg:x="14.048cm" svg:y="4.891cm" svg:viewBox="0 0 1103 154" draw:points="0,67 1097,0 1100,44 1103,88 6,154 3,110">
          <text:p/>
        </draw:polygon>
        <draw:polygon draw:style-name="gr127" draw:text-style-name="P9" draw:layer="layout" svg:width="0.002cm" svg:height="0.043cm" svg:x="15.145cm" svg:y="4.891cm" svg:viewBox="0 0 3 44" draw:points="3,44 0,0 1,0">
          <text:p/>
        </draw:polygon>
        <draw:polygon draw:style-name="gr127" draw:text-style-name="P9" draw:layer="layout" svg:width="1.1cm" svg:height="0.133cm" svg:x="15.146cm" svg:y="4.845cm" svg:viewBox="0 0 1101 134" draw:points="0,47 1097,0 1099,44 1101,88 4,134 2,91">
          <text:p/>
        </draw:polygon>
        <draw:polygon draw:style-name="gr127" draw:text-style-name="P9" draw:layer="layout" svg:width="0.003cm" svg:height="0.043cm" svg:x="16.243cm" svg:y="4.845cm" svg:viewBox="0 0 4 44" draw:points="2,44 0,0 4,0">
          <text:p/>
        </draw:polygon>
        <draw:polygon draw:style-name="gr127" draw:text-style-name="P9" draw:layer="layout" svg:width="1.101cm" svg:height="0.129cm" svg:x="16.243cm" svg:y="4.845cm" svg:viewBox="0 0 1102 130" draw:points="4,0 1102,43 1100,87 1098,130 0,88 2,44">
          <text:p/>
        </draw:polygon>
        <draw:polygon draw:style-name="gr127" draw:text-style-name="P9" draw:layer="layout" svg:width="0.248cm" svg:height="0.248cm" svg:x="7.346cm" svg:y="4.765cm" svg:viewBox="0 0 249 249" draw:points="0,0 125,249 249,0">
          <text:p/>
        </draw:polygon>
        <draw:polyline draw:style-name="gr114" draw:text-style-name="P9" draw:layer="layout" svg:width="0.248cm" svg:height="0.248cm" svg:x="7.346cm" svg:y="4.765cm" svg:viewBox="0 0 249 249" draw:points="0,0 125,249 249,0 0,0">
          <text:p/>
        </draw:polyline>
        <draw:polygon draw:style-name="gr127" draw:text-style-name="P9" draw:layer="layout" svg:width="0.248cm" svg:height="0.248cm" svg:x="8.442cm" svg:y="4.779cm" svg:viewBox="0 0 249 249" draw:points="0,0 125,249 249,0">
          <text:p/>
        </draw:polygon>
        <draw:polyline draw:style-name="gr114" draw:text-style-name="P9" draw:layer="layout" svg:width="0.248cm" svg:height="0.248cm" svg:x="8.442cm" svg:y="4.779cm" svg:viewBox="0 0 249 249" draw:points="0,0 125,249 249,0 0,0">
          <text:p/>
        </draw:polyline>
        <draw:polygon draw:style-name="gr127" draw:text-style-name="P9" draw:layer="layout" svg:width="0.248cm" svg:height="0.248cm" svg:x="9.539cm" svg:y="4.752cm" svg:viewBox="0 0 249 249" draw:points="0,0 125,249 249,0">
          <text:p/>
        </draw:polygon>
        <draw:polyline draw:style-name="gr114" draw:text-style-name="P9" draw:layer="layout" svg:width="0.248cm" svg:height="0.248cm" svg:x="9.539cm" svg:y="4.752cm" svg:viewBox="0 0 249 249" draw:points="0,0 125,249 249,0 0,0">
          <text:p/>
        </draw:polyline>
        <draw:polygon draw:style-name="gr127" draw:text-style-name="P9" draw:layer="layout" svg:width="0.248cm" svg:height="0.248cm" svg:x="10.636cm" svg:y="4.781cm" svg:viewBox="0 0 249 249" draw:points="0,0 125,249 249,0">
          <text:p/>
        </draw:polygon>
        <draw:polyline draw:style-name="gr114" draw:text-style-name="P9" draw:layer="layout" svg:width="0.248cm" svg:height="0.248cm" svg:x="10.636cm" svg:y="4.781cm" svg:viewBox="0 0 249 249" draw:points="0,0 125,249 249,0 0,0">
          <text:p/>
        </draw:polyline>
        <draw:polygon draw:style-name="gr127" draw:text-style-name="P9" draw:layer="layout" svg:width="0.248cm" svg:height="0.248cm" svg:x="11.732cm" svg:y="4.812cm" svg:viewBox="0 0 249 249" draw:points="0,0 125,249 249,0">
          <text:p/>
        </draw:polygon>
        <draw:polyline draw:style-name="gr114" draw:text-style-name="P9" draw:layer="layout" svg:width="0.248cm" svg:height="0.248cm" svg:x="11.732cm" svg:y="4.812cm" svg:viewBox="0 0 249 249" draw:points="0,0 125,249 249,0 0,0">
          <text:p/>
        </draw:polyline>
        <draw:polygon draw:style-name="gr127" draw:text-style-name="P9" draw:layer="layout" svg:width="0.248cm" svg:height="0.248cm" svg:x="12.83cm" svg:y="4.785cm" svg:viewBox="0 0 249 249" draw:points="0,0 125,249 249,0">
          <text:p/>
        </draw:polygon>
        <draw:polyline draw:style-name="gr114" draw:text-style-name="P9" draw:layer="layout" svg:width="0.248cm" svg:height="0.248cm" svg:x="12.83cm" svg:y="4.785cm" svg:viewBox="0 0 249 249" draw:points="0,0 125,249 249,0 0,0">
          <text:p/>
        </draw:polyline>
        <draw:polygon draw:style-name="gr127" draw:text-style-name="P9" draw:layer="layout" svg:width="0.248cm" svg:height="0.248cm" svg:x="13.927cm" svg:y="4.877cm" svg:viewBox="0 0 249 249" draw:points="0,0 125,249 249,0">
          <text:p/>
        </draw:polygon>
        <draw:polyline draw:style-name="gr114" draw:text-style-name="P9" draw:layer="layout" svg:width="0.248cm" svg:height="0.248cm" svg:x="13.927cm" svg:y="4.877cm" svg:viewBox="0 0 249 249" draw:points="0,0 125,249 249,0 0,0">
          <text:p/>
        </draw:polyline>
        <draw:polygon draw:style-name="gr127" draw:text-style-name="P9" draw:layer="layout" svg:width="0.248cm" svg:height="0.248cm" svg:x="15.023cm" svg:y="4.811cm" svg:viewBox="0 0 249 249" draw:points="0,0 125,249 249,0">
          <text:p/>
        </draw:polygon>
        <draw:polyline draw:style-name="gr114" draw:text-style-name="P9" draw:layer="layout" svg:width="0.248cm" svg:height="0.248cm" svg:x="15.023cm" svg:y="4.811cm" svg:viewBox="0 0 249 249" draw:points="0,0 125,249 249,0 0,0">
          <text:p/>
        </draw:polyline>
        <draw:polygon draw:style-name="gr127" draw:text-style-name="P9" draw:layer="layout" svg:width="0.248cm" svg:height="0.248cm" svg:x="16.12cm" svg:y="4.764cm" svg:viewBox="0 0 249 249" draw:points="0,0 125,249 249,0">
          <text:p/>
        </draw:polygon>
        <draw:polyline draw:style-name="gr114" draw:text-style-name="P9" draw:layer="layout" svg:width="0.248cm" svg:height="0.248cm" svg:x="16.12cm" svg:y="4.764cm" svg:viewBox="0 0 249 249" draw:points="0,0 125,249 249,0 0,0">
          <text:p/>
        </draw:polyline>
        <draw:polygon draw:style-name="gr127" draw:text-style-name="P9" draw:layer="layout" svg:width="0.248cm" svg:height="0.248cm" svg:x="17.217cm" svg:y="4.807cm" svg:viewBox="0 0 249 249" draw:points="0,0 125,249 249,0">
          <text:p/>
        </draw:polygon>
        <draw:polyline draw:style-name="gr114" draw:text-style-name="P9" draw:layer="layout" svg:width="0.248cm" svg:height="0.248cm" svg:x="17.217cm" svg:y="4.807cm" svg:viewBox="0 0 249 249" draw:points="0,0 125,249 249,0 0,0">
          <text:p/>
        </draw:polyline>
        <draw:polygon draw:style-name="gr146" draw:text-style-name="P9" draw:layer="layout" svg:width="1.12cm" svg:height="0.397cm" svg:x="7.459cm" svg:y="5.333cm" svg:viewBox="0 0 1121 398" draw:points="24,0 1121,315 1109,356 1097,398 0,84 12,42">
          <text:p/>
        </draw:polygon>
        <draw:polygon draw:style-name="gr146" draw:text-style-name="P9" draw:layer="layout" svg:width="0.011cm" svg:height="0.043cm" svg:x="8.555cm" svg:y="5.69cm" svg:viewBox="0 0 12 44" draw:points="12,0 7,44 0,42">
          <text:p/>
        </draw:polygon>
        <draw:polygon draw:style-name="gr146" draw:text-style-name="P9" draw:layer="layout" svg:width="1.106cm" svg:height="0.208cm" svg:x="8.562cm" svg:y="5.646cm" svg:viewBox="0 0 1107 209" draw:points="10,0 1107,121 1102,165 1097,209 0,88 5,44">
          <text:p/>
        </draw:polygon>
        <draw:polygon draw:style-name="gr146" draw:text-style-name="P9" draw:layer="layout" svg:width="0.005cm" svg:height="0.043cm" svg:x="9.659cm" svg:y="5.811cm" svg:viewBox="0 0 6 44" draw:points="5,0 6,44 0,44">
          <text:p/>
        </draw:polygon>
        <draw:polygon draw:style-name="gr146" draw:text-style-name="P9" draw:layer="layout" svg:width="1.098cm" svg:height="0.11cm" svg:x="9.663cm" svg:y="5.743cm" svg:viewBox="0 0 1099 111" draw:points="0,24 1097,0 1098,44 1099,88 2,111 1,68">
          <text:p/>
        </draw:polygon>
        <draw:polygon draw:style-name="gr146" draw:text-style-name="P9" draw:layer="layout" svg:width="0cm" svg:height="0.043cm" svg:x="10.759cm" svg:y="5.743cm" svg:viewBox="0 0 1 44" draw:points="1,44 0,0 0,0">
          <text:p/>
        </draw:polygon>
        <draw:polygon draw:style-name="gr146" draw:text-style-name="P9" draw:layer="layout" svg:width="1.098cm" svg:height="0.104cm" svg:x="10.759cm" svg:y="5.726cm" svg:viewBox="0 0 1099 105" draw:points="0,17 1097,0 1098,44 1099,88 2,105 1,61">
          <text:p/>
        </draw:polygon>
        <draw:polygon draw:style-name="gr146" draw:text-style-name="P9" draw:layer="layout" svg:width="0.005cm" svg:height="0.043cm" svg:x="11.857cm" svg:y="5.77cm" svg:viewBox="0 0 6 44" draw:points="0,0 6,44 1,44">
          <text:p/>
        </draw:polygon>
        <draw:polygon draw:style-name="gr146" draw:text-style-name="P9" draw:layer="layout" svg:width="1.109cm" svg:height="0.238cm" svg:x="11.851cm" svg:y="5.575cm" svg:viewBox="0 0 1110 239" draw:points="0,151 1098,0 1104,44 1110,88 12,239 6,195">
          <text:p/>
        </draw:polygon>
        <draw:polygon draw:style-name="gr146" draw:text-style-name="P9" draw:layer="layout" svg:width="0.006cm" svg:height="0.043cm" svg:x="12.949cm" svg:y="5.575cm" svg:viewBox="0 0 7 44" draw:points="6,44 0,0 7,0">
          <text:p/>
        </draw:polygon>
        <draw:polygon draw:style-name="gr146" draw:text-style-name="P9" draw:layer="layout" svg:width="1.098cm" svg:height="0.121cm" svg:x="12.954cm" svg:y="5.575cm" svg:viewBox="0 0 1099 122" draw:points="2,0 1099,35 1098,79 1097,122 0,88 1,44">
          <text:p/>
        </draw:polygon>
        <draw:polygon draw:style-name="gr146" draw:text-style-name="P9" draw:layer="layout" svg:width="0.001cm" svg:height="0.043cm" svg:x="14.051cm" svg:y="5.61cm" svg:viewBox="0 0 2 44" draw:points="0,44 1,0 2,0">
          <text:p/>
        </draw:polygon>
        <draw:polygon draw:style-name="gr146" draw:text-style-name="P9" draw:layer="layout" svg:width="1.1cm" svg:height="0.126cm" svg:x="14.049cm" svg:y="5.61cm" svg:viewBox="0 0 1101 127" draw:points="4,0 1101,40 1099,84 1097,127 0,88 2,44">
          <text:p/>
        </draw:polygon>
        <draw:polygon draw:style-name="gr146" draw:text-style-name="P9" draw:layer="layout" svg:width="0.007cm" svg:height="0.043cm" svg:x="15.146cm" svg:y="5.694cm" svg:viewBox="0 0 8 44" draw:points="2,0 8,44 0,44">
          <text:p/>
        </draw:polygon>
        <draw:polygon draw:style-name="gr146" draw:text-style-name="P9" draw:layer="layout" svg:width="1.108cm" svg:height="0.232cm" svg:x="15.142cm" svg:y="5.504cm" svg:viewBox="0 0 1109 233" draw:points="0,145 1097,0 1103,44 1109,88 12,233 6,189">
          <text:p/>
        </draw:polygon>
        <draw:polygon draw:style-name="gr146" draw:text-style-name="P9" draw:layer="layout" svg:width="0.006cm" svg:height="0.043cm" svg:x="16.239cm" svg:y="5.504cm" svg:viewBox="0 0 7 44" draw:points="6,44 0,0 7,0">
          <text:p/>
        </draw:polygon>
        <draw:polygon draw:style-name="gr146" draw:text-style-name="P9" draw:layer="layout" svg:width="1.099cm" svg:height="0.108cm" svg:x="16.244cm" svg:y="5.504cm" svg:viewBox="0 0 1100 109" draw:points="2,0 1100,22 1099,66 1098,109 0,88 1,44">
          <text:p/>
        </draw:polygon>
        <draw:polygon draw:style-name="gr146" draw:text-style-name="P9" draw:layer="layout" svg:width="0.248cm" svg:height="0.248cm" svg:x="7.346cm" svg:y="5.251cm" svg:viewBox="0 0 249 249" draw:points="0,249 249,249 125,0">
          <text:p/>
        </draw:polygon>
        <draw:polyline draw:style-name="gr114" draw:text-style-name="P9" draw:layer="layout" svg:width="0.248cm" svg:height="0.248cm" svg:x="7.346cm" svg:y="5.251cm" svg:viewBox="0 0 249 249" draw:points="0,249 249,249 125,0 0,249">
          <text:p/>
        </draw:polyline>
        <draw:polygon draw:style-name="gr146" draw:text-style-name="P9" draw:layer="layout" svg:width="0.248cm" svg:height="0.248cm" svg:x="8.442cm" svg:y="5.565cm" svg:viewBox="0 0 249 249" draw:points="0,249 249,249 125,0">
          <text:p/>
        </draw:polygon>
        <draw:polyline draw:style-name="gr114" draw:text-style-name="P9" draw:layer="layout" svg:width="0.248cm" svg:height="0.248cm" svg:x="8.442cm" svg:y="5.565cm" svg:viewBox="0 0 249 249" draw:points="0,249 249,249 125,0 0,249">
          <text:p/>
        </draw:polyline>
        <draw:polygon draw:style-name="gr146" draw:text-style-name="P9" draw:layer="layout" svg:width="0.248cm" svg:height="0.248cm" svg:x="9.539cm" svg:y="5.687cm" svg:viewBox="0 0 249 249" draw:points="0,249 249,249 125,0">
          <text:p/>
        </draw:polygon>
        <draw:polyline draw:style-name="gr114" draw:text-style-name="P9" draw:layer="layout" svg:width="0.248cm" svg:height="0.248cm" svg:x="9.539cm" svg:y="5.687cm" svg:viewBox="0 0 249 249" draw:points="0,249 249,249 125,0 0,249">
          <text:p/>
        </draw:polyline>
        <draw:polygon draw:style-name="gr146" draw:text-style-name="P9" draw:layer="layout" svg:width="0.248cm" svg:height="0.248cm" svg:x="10.636cm" svg:y="5.663cm" svg:viewBox="0 0 249 249" draw:points="0,249 249,249 125,0">
          <text:p/>
        </draw:polygon>
        <draw:polyline draw:style-name="gr114" draw:text-style-name="P9" draw:layer="layout" svg:width="0.248cm" svg:height="0.248cm" svg:x="10.636cm" svg:y="5.663cm" svg:viewBox="0 0 249 249" draw:points="0,249 249,249 125,0 0,249">
          <text:p/>
        </draw:polyline>
        <draw:polygon draw:style-name="gr146" draw:text-style-name="P9" draw:layer="layout" svg:width="0.248cm" svg:height="0.248cm" svg:x="11.732cm" svg:y="5.646cm" svg:viewBox="0 0 249 249" draw:points="0,249 249,249 125,0">
          <text:p/>
        </draw:polygon>
        <draw:polyline draw:style-name="gr114" draw:text-style-name="P9" draw:layer="layout" svg:width="0.248cm" svg:height="0.248cm" svg:x="11.732cm" svg:y="5.646cm" svg:viewBox="0 0 249 249" draw:points="0,249 249,249 125,0 0,249">
          <text:p/>
        </draw:polyline>
        <draw:polygon draw:style-name="gr146" draw:text-style-name="P9" draw:layer="layout" svg:width="0.248cm" svg:height="0.248cm" svg:x="12.83cm" svg:y="5.495cm" svg:viewBox="0 0 249 249" draw:points="0,249 249,249 125,0">
          <text:p/>
        </draw:polygon>
        <draw:polyline draw:style-name="gr114" draw:text-style-name="P9" draw:layer="layout" svg:width="0.248cm" svg:height="0.248cm" svg:x="12.83cm" svg:y="5.495cm" svg:viewBox="0 0 249 249" draw:points="0,249 249,249 125,0 0,249">
          <text:p/>
        </draw:polyline>
        <draw:polygon draw:style-name="gr146" draw:text-style-name="P9" draw:layer="layout" svg:width="0.248cm" svg:height="0.248cm" svg:x="13.927cm" svg:y="5.529cm" svg:viewBox="0 0 249 249" draw:points="0,249 249,249 125,0">
          <text:p/>
        </draw:polygon>
        <draw:polyline draw:style-name="gr114" draw:text-style-name="P9" draw:layer="layout" svg:width="0.248cm" svg:height="0.248cm" svg:x="13.927cm" svg:y="5.529cm" svg:viewBox="0 0 249 249" draw:points="0,249 249,249 125,0 0,249">
          <text:p/>
        </draw:polyline>
        <draw:polygon draw:style-name="gr146" draw:text-style-name="P9" draw:layer="layout" svg:width="0.248cm" svg:height="0.248cm" svg:x="15.023cm" svg:y="5.569cm" svg:viewBox="0 0 249 249" draw:points="0,249 249,249 125,0">
          <text:p/>
        </draw:polygon>
        <draw:polyline draw:style-name="gr114" draw:text-style-name="P9" draw:layer="layout" svg:width="0.248cm" svg:height="0.248cm" svg:x="15.023cm" svg:y="5.569cm" svg:viewBox="0 0 249 249" draw:points="0,249 249,249 125,0 0,249">
          <text:p/>
        </draw:polyline>
        <draw:polygon draw:style-name="gr146" draw:text-style-name="P9" draw:layer="layout" svg:width="0.248cm" svg:height="0.248cm" svg:x="16.12cm" svg:y="5.424cm" svg:viewBox="0 0 249 249" draw:points="0,249 249,249 125,0">
          <text:p/>
        </draw:polygon>
        <draw:polyline draw:style-name="gr114" draw:text-style-name="P9" draw:layer="layout" svg:width="0.248cm" svg:height="0.248cm" svg:x="16.12cm" svg:y="5.424cm" svg:viewBox="0 0 249 249" draw:points="0,249 249,249 125,0 0,249">
          <text:p/>
        </draw:polyline>
        <draw:polygon draw:style-name="gr146" draw:text-style-name="P9" draw:layer="layout" svg:width="0.248cm" svg:height="0.248cm" svg:x="17.217cm" svg:y="5.446cm" svg:viewBox="0 0 249 249" draw:points="0,249 249,249 125,0">
          <text:p/>
        </draw:polygon>
        <draw:polyline draw:style-name="gr114" draw:text-style-name="P9" draw:layer="layout" svg:width="0.248cm" svg:height="0.248cm" svg:x="17.217cm" svg:y="5.446cm" svg:viewBox="0 0 249 249" draw:points="0,249 249,249 125,0 0,249">
          <text:p/>
        </draw:polyline>
        <draw:polygon draw:style-name="gr147" draw:text-style-name="P9" draw:layer="layout" svg:width="1.159cm" svg:height="1.244cm" svg:x="7.439cm" svg:y="6.415cm" svg:viewBox="0 0 1160 1245" draw:points="64,0 1160,1185 1129,1215 1097,1245 0,60 32,30">
          <text:p/>
        </draw:polygon>
        <draw:polygon draw:style-name="gr147" draw:text-style-name="P9" draw:layer="layout" svg:width="0.031cm" svg:height="0.039cm" svg:x="8.535cm" svg:y="7.63cm" svg:viewBox="0 0 32 40" draw:points="32,0 14,40 7,37 1,32 0,30">
          <text:p/>
        </draw:polygon>
        <draw:polygon draw:style-name="gr147" draw:text-style-name="P9" draw:layer="layout" svg:width="1.132cm" svg:height="0.563cm" svg:x="8.549cm" svg:y="7.591cm" svg:viewBox="0 0 1133 564" draw:points="36,0 1133,485 1115,525 1097,564 0,80 18,40">
          <text:p/>
        </draw:polygon>
        <draw:polygon draw:style-name="gr147" draw:text-style-name="P9" draw:layer="layout" svg:width="0.017cm" svg:height="0.042cm" svg:x="9.646cm" svg:y="8.115cm" svg:viewBox="0 0 18 43" draw:points="18,0 7,43 0,40">
          <text:p/>
        </draw:polygon>
        <draw:polygon draw:style-name="gr147" draw:text-style-name="P9" draw:layer="layout" svg:width="1.118cm" svg:height="0.373cm" svg:x="9.653cm" svg:y="8.072cm" svg:viewBox="0 0 1119 374" draw:points="22,0 1119,289 1108,331 1097,374 0,86 11,43">
          <text:p/>
        </draw:polygon>
        <draw:polygon draw:style-name="gr147" draw:text-style-name="P9" draw:layer="layout" svg:width="0.01cm" svg:height="0.043cm" svg:x="10.749cm" svg:y="8.404cm" svg:viewBox="0 0 11 44" draw:points="11,0 5,44 0,43">
          <text:p/>
        </draw:polygon>
        <draw:polygon draw:style-name="gr147" draw:text-style-name="P9" draw:layer="layout" svg:width="1.108cm" svg:height="0.248cm" svg:x="10.754cm" svg:y="8.36cm" svg:viewBox="0 0 1109 249" draw:points="12,0 1109,161 1103,205 1097,249 0,88 6,44">
          <text:p/>
        </draw:polygon>
        <draw:polygon draw:style-name="gr147" draw:text-style-name="P9" draw:layer="layout" svg:width="0.005cm" svg:height="0.043cm" svg:x="11.851cm" svg:y="8.565cm" svg:viewBox="0 0 6 44" draw:points="6,0 0,44 0,44">
          <text:p/>
        </draw:polygon>
        <draw:polygon draw:style-name="gr147" draw:text-style-name="P9" draw:layer="layout" svg:width="1.109cm" svg:height="0.239cm" svg:x="11.851cm" svg:y="8.521cm" svg:viewBox="0 0 1110 240" draw:points="12,0 1110,152 1104,196 1098,240 0,88 6,44">
          <text:p/>
        </draw:polygon>
        <draw:polygon draw:style-name="gr147" draw:text-style-name="P9" draw:layer="layout" svg:width="0.005cm" svg:height="0.043cm" svg:x="12.949cm" svg:y="8.717cm" svg:viewBox="0 0 6 44" draw:points="6,0 5,44 0,44">
          <text:p/>
        </draw:polygon>
        <draw:polygon draw:style-name="gr147" draw:text-style-name="P9" draw:layer="layout" svg:width="1.098cm" svg:height="0.104cm" svg:x="12.954cm" svg:y="8.674cm" svg:viewBox="0 0 1099 105" draw:points="2,0 1099,17 1098,61 1097,105 0,88 1,44">
          <text:p/>
        </draw:polygon>
        <draw:polygon draw:style-name="gr147" draw:text-style-name="P9" draw:layer="layout" svg:width="0cm" svg:height="0.043cm" svg:x="14.051cm" svg:y="8.69cm" svg:viewBox="0 0 1 44" draw:points="0,44 1,0 1,0">
          <text:p/>
        </draw:polygon>
        <draw:polygon draw:style-name="gr147" draw:text-style-name="P9" draw:layer="layout" svg:width="1.098cm" svg:height="0.113cm" svg:x="14.05cm" svg:y="8.69cm" svg:viewBox="0 0 1099 114" draw:points="2,0 1099,27 1098,71 1097,114 0,88 1,44">
          <text:p/>
        </draw:polygon>
        <draw:polygon draw:style-name="gr147" draw:text-style-name="P9" draw:layer="layout" svg:width="0.003cm" svg:height="0.043cm" svg:x="15.147cm" svg:y="8.761cm" svg:viewBox="0 0 4 44" draw:points="1,0 4,44 0,44">
          <text:p/>
        </draw:polygon>
        <draw:polygon draw:style-name="gr147" draw:text-style-name="P9" draw:layer="layout" svg:width="1.102cm" svg:height="0.172cm" svg:x="15.145cm" svg:y="8.632cm" svg:viewBox="0 0 1103 173" draw:points="0,86 1097,0 1100,44 1103,88 6,173 3,129">
          <text:p/>
        </draw:polygon>
        <draw:polygon draw:style-name="gr147" draw:text-style-name="P9" draw:layer="layout" svg:width="0.005cm" svg:height="0.043cm" svg:x="16.242cm" svg:y="8.632cm" svg:viewBox="0 0 6 44" draw:points="3,44 0,0 6,0">
          <text:p/>
        </draw:polygon>
        <draw:polygon draw:style-name="gr147" draw:text-style-name="P9" draw:layer="layout" svg:width="1.103cm" svg:height="0.165cm" svg:x="16.242cm" svg:y="8.632cm" svg:viewBox="0 0 1104 166" draw:points="6,0 1104,79 1101,122 1098,166 0,88 3,44">
          <text:p/>
        </draw:polygon>
        <draw:polygon draw:style-name="gr147" draw:text-style-name="P9" draw:layer="layout" svg:width="0.248cm" svg:height="0.248cm" svg:x="7.346cm" svg:y="6.321cm" svg:viewBox="0 0 249 249" draw:points="0,0 0,249 249,124">
          <text:p/>
        </draw:polygon>
        <draw:polyline draw:style-name="gr114" draw:text-style-name="P9" draw:layer="layout" svg:width="0.248cm" svg:height="0.248cm" svg:x="7.346cm" svg:y="6.321cm" svg:viewBox="0 0 249 249" draw:points="0,0 0,249 249,124 0,0">
          <text:p/>
        </draw:polyline>
        <draw:polygon draw:style-name="gr147" draw:text-style-name="P9" draw:layer="layout" svg:width="0.248cm" svg:height="0.248cm" svg:x="8.442cm" svg:y="7.506cm" svg:viewBox="0 0 249 249" draw:points="0,0 0,249 249,124">
          <text:p/>
        </draw:polygon>
        <draw:polyline draw:style-name="gr114" draw:text-style-name="P9" draw:layer="layout" svg:width="0.248cm" svg:height="0.248cm" svg:x="8.442cm" svg:y="7.506cm" svg:viewBox="0 0 249 249" draw:points="0,0 0,249 249,124 0,0">
          <text:p/>
        </draw:polyline>
        <draw:polygon draw:style-name="gr147" draw:text-style-name="P9" draw:layer="layout" svg:width="0.248cm" svg:height="0.248cm" svg:x="9.539cm" svg:y="7.991cm" svg:viewBox="0 0 249 249" draw:points="0,0 0,249 249,124">
          <text:p/>
        </draw:polygon>
        <draw:polyline draw:style-name="gr114" draw:text-style-name="P9" draw:layer="layout" svg:width="0.248cm" svg:height="0.248cm" svg:x="9.539cm" svg:y="7.991cm" svg:viewBox="0 0 249 249" draw:points="0,0 0,249 249,124 0,0">
          <text:p/>
        </draw:polyline>
        <draw:polygon draw:style-name="gr147" draw:text-style-name="P9" draw:layer="layout" svg:width="0.248cm" svg:height="0.248cm" svg:x="10.636cm" svg:y="8.279cm" svg:viewBox="0 0 249 249" draw:points="0,0 0,249 249,124">
          <text:p/>
        </draw:polygon>
        <draw:polyline draw:style-name="gr114" draw:text-style-name="P9" draw:layer="layout" svg:width="0.248cm" svg:height="0.248cm" svg:x="10.636cm" svg:y="8.279cm" svg:viewBox="0 0 249 249" draw:points="0,0 0,249 249,124 0,0">
          <text:p/>
        </draw:polyline>
        <draw:polygon draw:style-name="gr147" draw:text-style-name="P9" draw:layer="layout" svg:width="0.248cm" svg:height="0.248cm" svg:x="11.732cm" svg:y="8.441cm" svg:viewBox="0 0 249 249" draw:points="0,0 0,249 249,124">
          <text:p/>
        </draw:polygon>
        <draw:polyline draw:style-name="gr114" draw:text-style-name="P9" draw:layer="layout" svg:width="0.248cm" svg:height="0.248cm" svg:x="11.732cm" svg:y="8.441cm" svg:viewBox="0 0 249 249" draw:points="0,0 0,249 249,124 0,0">
          <text:p/>
        </draw:polyline>
        <draw:polygon draw:style-name="gr147" draw:text-style-name="P9" draw:layer="layout" svg:width="0.248cm" svg:height="0.248cm" svg:x="12.83cm" svg:y="8.593cm" svg:viewBox="0 0 249 249" draw:points="0,0 0,249 249,124">
          <text:p/>
        </draw:polygon>
        <draw:polyline draw:style-name="gr114" draw:text-style-name="P9" draw:layer="layout" svg:width="0.248cm" svg:height="0.248cm" svg:x="12.83cm" svg:y="8.593cm" svg:viewBox="0 0 249 249" draw:points="0,0 0,249 249,124 0,0">
          <text:p/>
        </draw:polyline>
        <draw:polygon draw:style-name="gr147" draw:text-style-name="P9" draw:layer="layout" svg:width="0.248cm" svg:height="0.248cm" svg:x="13.927cm" svg:y="8.61cm" svg:viewBox="0 0 249 249" draw:points="0,0 0,249 249,124">
          <text:p/>
        </draw:polygon>
        <draw:polyline draw:style-name="gr114" draw:text-style-name="P9" draw:layer="layout" svg:width="0.248cm" svg:height="0.248cm" svg:x="13.927cm" svg:y="8.61cm" svg:viewBox="0 0 249 249" draw:points="0,0 0,249 249,124 0,0">
          <text:p/>
        </draw:polyline>
        <draw:polygon draw:style-name="gr147" draw:text-style-name="P9" draw:layer="layout" svg:width="0.248cm" svg:height="0.248cm" svg:x="15.023cm" svg:y="8.637cm" svg:viewBox="0 0 249 249" draw:points="0,0 0,249 249,124">
          <text:p/>
        </draw:polygon>
        <draw:polyline draw:style-name="gr114" draw:text-style-name="P9" draw:layer="layout" svg:width="0.248cm" svg:height="0.248cm" svg:x="15.023cm" svg:y="8.637cm" svg:viewBox="0 0 249 249" draw:points="0,0 0,249 249,124 0,0">
          <text:p/>
        </draw:polyline>
        <draw:polygon draw:style-name="gr147" draw:text-style-name="P9" draw:layer="layout" svg:width="0.248cm" svg:height="0.248cm" svg:x="16.12cm" svg:y="8.551cm" svg:viewBox="0 0 249 249" draw:points="0,0 0,249 249,124">
          <text:p/>
        </draw:polygon>
        <draw:polyline draw:style-name="gr114" draw:text-style-name="P9" draw:layer="layout" svg:width="0.248cm" svg:height="0.248cm" svg:x="16.12cm" svg:y="8.551cm" svg:viewBox="0 0 249 249" draw:points="0,0 0,249 249,124 0,0">
          <text:p/>
        </draw:polyline>
        <draw:polygon draw:style-name="gr147" draw:text-style-name="P9" draw:layer="layout" svg:width="0.248cm" svg:height="0.248cm" svg:x="17.217cm" svg:y="8.63cm" svg:viewBox="0 0 249 249" draw:points="0,0 0,249 249,124">
          <text:p/>
        </draw:polygon>
        <draw:polyline draw:style-name="gr114" draw:text-style-name="P9" draw:layer="layout" svg:width="0.248cm" svg:height="0.248cm" svg:x="17.217cm" svg:y="8.63cm" svg:viewBox="0 0 249 249" draw:points="0,0 0,249 249,124 0,0">
          <text:p/>
        </draw:polyline>
        <draw:polygon draw:style-name="gr148" draw:text-style-name="P9" draw:layer="layout" svg:width="1.157cm" svg:height="1.162cm" svg:x="7.44cm" svg:y="7.678cm" svg:viewBox="0 0 1158 1163" draw:points="62,0 1158,1101 1128,1132 1097,1163 0,62 31,31">
          <text:p/>
        </draw:polygon>
        <draw:polygon draw:style-name="gr148" draw:text-style-name="P9" draw:layer="layout" svg:width="0.03cm" svg:height="0.041cm" svg:x="8.536cm" svg:y="8.81cm" svg:viewBox="0 0 31 42" draw:points="31,0 19,42 12,40 6,36 0,31">
          <text:p/>
        </draw:polygon>
        <draw:polygon draw:style-name="gr148" draw:text-style-name="P9" draw:layer="layout" svg:width="1.12cm" svg:height="0.383cm" svg:x="8.555cm" svg:y="8.768cm" svg:viewBox="0 0 1121 384" draw:points="24,0 1121,301 1109,342 1097,384 0,84 12,42">
          <text:p/>
        </draw:polygon>
        <draw:polygon draw:style-name="gr148" draw:text-style-name="P9" draw:layer="layout" svg:width="0.011cm" svg:height="0.043cm" svg:x="9.652cm" svg:y="9.111cm" svg:viewBox="0 0 12 44" draw:points="12,0 9,44 1,43 0,42">
          <text:p/>
        </draw:polygon>
        <draw:polygon draw:style-name="gr148" draw:text-style-name="P9" draw:layer="layout" svg:width="1.102cm" svg:height="0.167cm" svg:x="9.661cm" svg:y="9.067cm" svg:viewBox="0 0 1103 168" draw:points="6,0 1103,81 1100,124 1097,168 0,88 3,44">
          <text:p/>
        </draw:polygon>
        <draw:polygon draw:style-name="gr148" draw:text-style-name="P9" draw:layer="layout" svg:width="0.002cm" svg:height="0.043cm" svg:x="10.757cm" svg:y="9.191cm" svg:viewBox="0 0 3 44" draw:points="3,0 2,44 0,44">
          <text:p/>
        </draw:polygon>
        <draw:polygon draw:style-name="gr148" draw:text-style-name="P9" draw:layer="layout" svg:width="1.098cm" svg:height="0.114cm" svg:x="10.759cm" svg:y="9.147cm" svg:viewBox="0 0 1099 115" draw:points="2,0 1099,28 1098,72 1097,115 0,88 1,44">
          <text:p/>
        </draw:polygon>
        <draw:polygon draw:style-name="gr148" draw:text-style-name="P9" draw:layer="layout" svg:width="0cm" svg:height="0.043cm" svg:x="11.856cm" svg:y="9.219cm" svg:viewBox="0 0 1 44" draw:points="1,0 1,44 0,44">
          <text:p/>
        </draw:polygon>
        <draw:polygon draw:style-name="gr148" draw:text-style-name="P9" draw:layer="layout" svg:width="1.097cm" svg:height="0.098cm" svg:x="11.857cm" svg:y="9.175cm" svg:viewBox="0 0 1098 99" draw:points="0,0 1098,11 1098,55 1098,99 0,88 0,44">
          <text:p/>
        </draw:polygon>
        <draw:polygon draw:style-name="gr148" draw:text-style-name="P9" draw:layer="layout" svg:width="0cm" svg:height="0.043cm" svg:x="12.955cm" svg:y="9.23cm" svg:viewBox="0 0 0 44" draw:points="0,0 0,44 0,44">
          <text:p/>
        </draw:polygon>
        <draw:polygon draw:style-name="gr148" draw:text-style-name="P9" draw:layer="layout" svg:width="1.096cm" svg:height="0.089cm" svg:x="12.955cm" svg:y="9.186cm" svg:viewBox="0 0 1097 90" draw:points="0,0 1097,2 1097,46 1097,90 0,88 0,44">
          <text:p/>
        </draw:polygon>
        <draw:polygon draw:style-name="gr148" draw:text-style-name="P9" draw:layer="layout" svg:width="0cm" svg:height="0.043cm" svg:x="14.051cm" svg:y="9.188cm" svg:viewBox="0 0 0 44" draw:points="0,44 0,0 0,0">
          <text:p/>
        </draw:polygon>
        <draw:polygon draw:style-name="gr148" draw:text-style-name="P9" draw:layer="layout" svg:width="1.096cm" svg:height="0.092cm" svg:x="14.051cm" svg:y="9.188cm" svg:viewBox="0 0 1097 93" draw:points="0,0 1097,5 1097,49 1097,93 0,88 0,44">
          <text:p/>
        </draw:polygon>
        <draw:polygon draw:style-name="gr148" draw:text-style-name="P9" draw:layer="layout" svg:width="0cm" svg:height="0.043cm" svg:x="15.148cm" svg:y="9.237cm" svg:viewBox="0 0 0 44" draw:points="0,0 0,44 0,44">
          <text:p/>
        </draw:polygon>
        <draw:polygon draw:style-name="gr148" draw:text-style-name="P9" draw:layer="layout" svg:width="1.096cm" svg:height="0.089cm" svg:x="15.148cm" svg:y="9.193cm" svg:viewBox="0 0 1097 90" draw:points="0,0 1097,2 1097,46 1097,90 0,88 0,44">
          <text:p/>
        </draw:polygon>
        <draw:polygon draw:style-name="gr148" draw:text-style-name="P9" draw:layer="layout" svg:width="0cm" svg:height="0.043cm" svg:x="16.245cm" svg:y="9.239cm" svg:viewBox="0 0 0 44" draw:points="0,0 0,44 0,44">
          <text:p/>
        </draw:polygon>
        <draw:polygon draw:style-name="gr148" draw:text-style-name="P9" draw:layer="layout" svg:width="1.097cm" svg:height="0.088cm" svg:x="16.245cm" svg:y="9.195cm" svg:viewBox="0 0 1098 89" draw:points="0,0 1098,1 1098,45 1098,89 0,88 0,44">
          <text:p/>
        </draw:polygon>
        <draw:polygon draw:style-name="gr148" draw:text-style-name="P9" draw:layer="layout" svg:width="0.248cm" svg:height="0.248cm" svg:x="7.346cm" svg:y="7.585cm" svg:viewBox="0 0 249 249" draw:points="0,124 249,249 249,0">
          <text:p/>
        </draw:polygon>
        <draw:polyline draw:style-name="gr114" draw:text-style-name="P9" draw:layer="layout" svg:width="0.248cm" svg:height="0.248cm" svg:x="7.346cm" svg:y="7.585cm" svg:viewBox="0 0 249 249" draw:points="0,124 249,249 249,0 0,124">
          <text:p/>
        </draw:polyline>
        <draw:polygon draw:style-name="gr148" draw:text-style-name="P9" draw:layer="layout" svg:width="0.248cm" svg:height="0.248cm" svg:x="8.442cm" svg:y="8.686cm" svg:viewBox="0 0 249 249" draw:points="0,124 249,249 249,0">
          <text:p/>
        </draw:polygon>
        <draw:polyline draw:style-name="gr114" draw:text-style-name="P9" draw:layer="layout" svg:width="0.248cm" svg:height="0.248cm" svg:x="8.442cm" svg:y="8.686cm" svg:viewBox="0 0 249 249" draw:points="0,124 249,249 249,0 0,124">
          <text:p/>
        </draw:polyline>
        <draw:polygon draw:style-name="gr148" draw:text-style-name="P9" draw:layer="layout" svg:width="0.248cm" svg:height="0.248cm" svg:x="9.539cm" svg:y="8.986cm" svg:viewBox="0 0 249 249" draw:points="0,124 249,249 249,0">
          <text:p/>
        </draw:polygon>
        <draw:polyline draw:style-name="gr114" draw:text-style-name="P9" draw:layer="layout" svg:width="0.248cm" svg:height="0.248cm" svg:x="9.539cm" svg:y="8.986cm" svg:viewBox="0 0 249 249" draw:points="0,124 249,249 249,0 0,124">
          <text:p/>
        </draw:polyline>
        <draw:polygon draw:style-name="gr148" draw:text-style-name="P9" draw:layer="layout" svg:width="0.248cm" svg:height="0.248cm" svg:x="10.636cm" svg:y="9.067cm" svg:viewBox="0 0 249 249" draw:points="0,124 249,249 249,0">
          <text:p/>
        </draw:polygon>
        <draw:polyline draw:style-name="gr114" draw:text-style-name="P9" draw:layer="layout" svg:width="0.248cm" svg:height="0.248cm" svg:x="10.636cm" svg:y="9.067cm" svg:viewBox="0 0 249 249" draw:points="0,124 249,249 249,0 0,124">
          <text:p/>
        </draw:polyline>
        <draw:polygon draw:style-name="gr148" draw:text-style-name="P9" draw:layer="layout" svg:width="0.248cm" svg:height="0.248cm" svg:x="11.732cm" svg:y="9.095cm" svg:viewBox="0 0 249 249" draw:points="0,124 249,249 249,0">
          <text:p/>
        </draw:polygon>
        <draw:polyline draw:style-name="gr114" draw:text-style-name="P9" draw:layer="layout" svg:width="0.248cm" svg:height="0.248cm" svg:x="11.732cm" svg:y="9.095cm" svg:viewBox="0 0 249 249" draw:points="0,124 249,249 249,0 0,124">
          <text:p/>
        </draw:polyline>
        <draw:polygon draw:style-name="gr148" draw:text-style-name="P9" draw:layer="layout" svg:width="0.248cm" svg:height="0.248cm" svg:x="12.83cm" svg:y="9.106cm" svg:viewBox="0 0 249 249" draw:points="0,124 249,249 249,0">
          <text:p/>
        </draw:polygon>
        <draw:polyline draw:style-name="gr114" draw:text-style-name="P9" draw:layer="layout" svg:width="0.248cm" svg:height="0.248cm" svg:x="12.83cm" svg:y="9.106cm" svg:viewBox="0 0 249 249" draw:points="0,124 249,249 249,0 0,124">
          <text:p/>
        </draw:polyline>
        <draw:polygon draw:style-name="gr148" draw:text-style-name="P9" draw:layer="layout" svg:width="0.248cm" svg:height="0.248cm" svg:x="13.927cm" svg:y="9.108cm" svg:viewBox="0 0 249 249" draw:points="0,124 249,249 249,0">
          <text:p/>
        </draw:polygon>
        <draw:polyline draw:style-name="gr114" draw:text-style-name="P9" draw:layer="layout" svg:width="0.248cm" svg:height="0.248cm" svg:x="13.927cm" svg:y="9.108cm" svg:viewBox="0 0 249 249" draw:points="0,124 249,249 249,0 0,124">
          <text:p/>
        </draw:polyline>
        <draw:polygon draw:style-name="gr148" draw:text-style-name="P9" draw:layer="layout" svg:width="0.248cm" svg:height="0.248cm" svg:x="15.023cm" svg:y="9.113cm" svg:viewBox="0 0 249 249" draw:points="0,124 249,249 249,0">
          <text:p/>
        </draw:polygon>
        <draw:polyline draw:style-name="gr114" draw:text-style-name="P9" draw:layer="layout" svg:width="0.248cm" svg:height="0.248cm" svg:x="15.023cm" svg:y="9.113cm" svg:viewBox="0 0 249 249" draw:points="0,124 249,249 249,0 0,124">
          <text:p/>
        </draw:polyline>
        <draw:polygon draw:style-name="gr148" draw:text-style-name="P9" draw:layer="layout" svg:width="0.248cm" svg:height="0.248cm" svg:x="16.12cm" svg:y="9.114cm" svg:viewBox="0 0 249 249" draw:points="0,124 249,249 249,0">
          <text:p/>
        </draw:polygon>
        <draw:polyline draw:style-name="gr114" draw:text-style-name="P9" draw:layer="layout" svg:width="0.248cm" svg:height="0.248cm" svg:x="16.12cm" svg:y="9.114cm" svg:viewBox="0 0 249 249" draw:points="0,124 249,249 249,0 0,124">
          <text:p/>
        </draw:polyline>
        <draw:polygon draw:style-name="gr148" draw:text-style-name="P9" draw:layer="layout" svg:width="0.248cm" svg:height="0.248cm" svg:x="17.217cm" svg:y="9.115cm" svg:viewBox="0 0 249 249" draw:points="0,124 249,249 249,0">
          <text:p/>
        </draw:polygon>
        <draw:polyline draw:style-name="gr114" draw:text-style-name="P9" draw:layer="layout" svg:width="0.248cm" svg:height="0.248cm" svg:x="17.217cm" svg:y="9.115cm" svg:viewBox="0 0 249 249" draw:points="0,124 249,249 249,0 0,124">
          <text:p/>
        </draw:polyline>
        <draw:polygon draw:style-name="gr186" draw:text-style-name="P9" draw:layer="layout" svg:width="1.144cm" svg:height="0.796cm" svg:x="7.447cm" svg:y="8.378cm" svg:viewBox="0 0 1145 797" draw:points="48,0 1145,724 1121,760 1097,797 0,74 24,37">
          <text:p/>
        </draw:polygon>
        <draw:polygon draw:style-name="gr186" draw:text-style-name="P9" draw:layer="layout" svg:width="0.023cm" svg:height="0.043cm" svg:x="8.543cm" svg:y="9.138cm" svg:viewBox="0 0 24 44" draw:points="24,0 21,44 13,43 6,40 0,37">
          <text:p/>
        </draw:polygon>
        <draw:polygon draw:style-name="gr186" draw:text-style-name="P9" draw:layer="layout" svg:width="1.102cm" svg:height="0.17cm" svg:x="8.564cm" svg:y="9.095cm" svg:viewBox="0 0 1103 171" draw:points="6,0 1103,84 1100,127 1097,171 0,88 3,44">
          <text:p/>
        </draw:polygon>
        <draw:polygon draw:style-name="gr186" draw:text-style-name="P9" draw:layer="layout" svg:width="0.002cm" svg:height="0.043cm" svg:x="9.661cm" svg:y="9.222cm" svg:viewBox="0 0 3 44" draw:points="3,0 2,44 0,44">
          <text:p/>
        </draw:polygon>
        <draw:polygon draw:style-name="gr186" draw:text-style-name="P9" draw:layer="layout" svg:width="1.098cm" svg:height="0.102cm" svg:x="9.663cm" svg:y="9.178cm" svg:viewBox="0 0 1099 103" draw:points="2,0 1099,15 1098,59 1097,103 0,88 1,44">
          <text:p/>
        </draw:polygon>
        <draw:polygon draw:style-name="gr186" draw:text-style-name="P9" draw:layer="layout" svg:width="0cm" svg:height="0.043cm" svg:x="10.759cm" svg:y="9.237cm" svg:viewBox="0 0 1 44" draw:points="1,0 1,44 0,44">
          <text:p/>
        </draw:polygon>
        <draw:polygon draw:style-name="gr186" draw:text-style-name="P9" draw:layer="layout" svg:width="1.096cm" svg:height="0.09cm" svg:x="10.76cm" svg:y="9.193cm" svg:viewBox="0 0 1097 91" draw:points="0,0 1097,3 1097,47 1097,91 0,88 0,44">
          <text:p/>
        </draw:polygon>
        <draw:polygon draw:style-name="gr186" draw:text-style-name="P9" draw:layer="layout" svg:width="0cm" svg:height="0.043cm" svg:x="11.857cm" svg:y="9.24cm" svg:viewBox="0 0 0 44" draw:points="0,0 0,44 0,44">
          <text:p/>
        </draw:polygon>
        <draw:polygon draw:style-name="gr186" draw:text-style-name="P9" draw:layer="layout" svg:width="1.097cm" svg:height="0.088cm" svg:x="11.857cm" svg:y="9.196cm" svg:viewBox="0 0 1098 89" draw:points="0,0 1098,1 1098,45 1098,89 0,88 0,44">
          <text:p/>
        </draw:polygon>
        <draw:polygon draw:style-name="gr186" draw:text-style-name="P9" draw:layer="layout" svg:width="0cm" svg:height="0.043cm" svg:x="12.955cm" svg:y="9.241cm" svg:viewBox="0 0 0 44" draw:points="0,0 0,44 0,44">
          <text:p/>
        </draw:polygon>
        <draw:polygon draw:style-name="gr186" draw:text-style-name="P9" draw:layer="layout" svg:width="1.096cm" svg:height="0.087cm" svg:x="12.955cm" svg:y="9.197cm" svg:viewBox="0 0 1097 88" draw:points="0,0 1097,0 1097,44 1097,88 0,88 0,44">
          <text:p/>
        </draw:polygon>
        <draw:polygon draw:style-name="gr186" draw:text-style-name="P9" draw:layer="layout" svg:width="1.096cm" svg:height="0.087cm" svg:x="14.051cm" svg:y="9.197cm" svg:viewBox="0 0 1097 88" draw:points="0,0 1097,0 1097,44 1097,88 0,88 0,44">
          <text:p/>
        </draw:polygon>
        <draw:polygon draw:style-name="gr186" draw:text-style-name="P9" draw:layer="layout" svg:width="1.096cm" svg:height="0.087cm" svg:x="15.148cm" svg:y="9.197cm" svg:viewBox="0 0 1097 88" draw:points="0,0 1097,0 1097,44 1097,88 0,88 0,44">
          <text:p/>
        </draw:polygon>
        <draw:polygon draw:style-name="gr186" draw:text-style-name="P9" draw:layer="layout" svg:width="0cm" svg:height="0.043cm" svg:x="16.245cm" svg:y="9.197cm" svg:viewBox="0 0 0 44" draw:points="0,44 0,0 0,0">
          <text:p/>
        </draw:polygon>
        <draw:polygon draw:style-name="gr186" draw:text-style-name="P9" draw:layer="layout" svg:width="1.097cm" svg:height="0.088cm" svg:x="16.245cm" svg:y="9.197cm" svg:viewBox="0 0 1098 89" draw:points="0,0 1098,1 1098,45 1098,89 0,88 0,44">
          <text:p/>
        </draw:polygon>
        <draw:polygon draw:style-name="gr186" draw:text-style-name="P9" draw:layer="layout" svg:width="0.248cm" svg:height="0.248cm" svg:x="7.346cm" svg:y="8.29cm" svg:viewBox="0 0 249 249" draw:points="0,0 0,249 249,0 249,249">
          <text:p/>
        </draw:polygon>
        <draw:polyline draw:style-name="gr114" draw:text-style-name="P9" draw:layer="layout" svg:width="0.248cm" svg:height="0.248cm" svg:x="7.346cm" svg:y="8.29cm" svg:viewBox="0 0 249 249" draw:points="0,0 0,249 249,0 249,249 0,0">
          <text:p/>
        </draw:polyline>
        <draw:polygon draw:style-name="gr186" draw:text-style-name="P9" draw:layer="layout" svg:width="0.248cm" svg:height="0.248cm" svg:x="8.442cm" svg:y="9.014cm" svg:viewBox="0 0 249 249" draw:points="0,0 0,249 249,0 249,249">
          <text:p/>
        </draw:polygon>
        <draw:polyline draw:style-name="gr114" draw:text-style-name="P9" draw:layer="layout" svg:width="0.248cm" svg:height="0.248cm" svg:x="8.442cm" svg:y="9.014cm" svg:viewBox="0 0 249 249" draw:points="0,0 0,249 249,0 249,249 0,0">
          <text:p/>
        </draw:polyline>
        <draw:polygon draw:style-name="gr186" draw:text-style-name="P9" draw:layer="layout" svg:width="0.248cm" svg:height="0.248cm" svg:x="9.539cm" svg:y="9.098cm" svg:viewBox="0 0 249 249" draw:points="0,0 0,249 249,0 249,249">
          <text:p/>
        </draw:polygon>
        <draw:polyline draw:style-name="gr114" draw:text-style-name="P9" draw:layer="layout" svg:width="0.248cm" svg:height="0.248cm" svg:x="9.539cm" svg:y="9.098cm" svg:viewBox="0 0 249 249" draw:points="0,0 0,249 249,0 249,249 0,0">
          <text:p/>
        </draw:polyline>
        <draw:polygon draw:style-name="gr186" draw:text-style-name="P9" draw:layer="layout" svg:width="0.248cm" svg:height="0.248cm" svg:x="10.636cm" svg:y="9.113cm" svg:viewBox="0 0 249 249" draw:points="0,0 0,249 249,0 249,249">
          <text:p/>
        </draw:polygon>
        <draw:polyline draw:style-name="gr114" draw:text-style-name="P9" draw:layer="layout" svg:width="0.248cm" svg:height="0.248cm" svg:x="10.636cm" svg:y="9.113cm" svg:viewBox="0 0 249 249" draw:points="0,0 0,249 249,0 249,249 0,0">
          <text:p/>
        </draw:polyline>
        <draw:polygon draw:style-name="gr186" draw:text-style-name="P9" draw:layer="layout" svg:width="0.248cm" svg:height="0.248cm" svg:x="11.732cm" svg:y="9.115cm" svg:viewBox="0 0 249 249" draw:points="0,0 0,249 249,0 249,249">
          <text:p/>
        </draw:polygon>
        <draw:polyline draw:style-name="gr114" draw:text-style-name="P9" draw:layer="layout" svg:width="0.248cm" svg:height="0.248cm" svg:x="11.732cm" svg:y="9.115cm" svg:viewBox="0 0 249 249" draw:points="0,0 0,249 249,0 249,249 0,0">
          <text:p/>
        </draw:polyline>
        <draw:polygon draw:style-name="gr186" draw:text-style-name="P9" draw:layer="layout" svg:width="0.248cm" svg:height="0.248cm" svg:x="12.83cm" svg:y="9.116cm" svg:viewBox="0 0 249 249" draw:points="0,0 0,249 249,0 249,249">
          <text:p/>
        </draw:polygon>
        <draw:polyline draw:style-name="gr114" draw:text-style-name="P9" draw:layer="layout" svg:width="0.248cm" svg:height="0.248cm" svg:x="12.83cm" svg:y="9.116cm" svg:viewBox="0 0 249 249" draw:points="0,0 0,249 249,0 249,249 0,0">
          <text:p/>
        </draw:polyline>
        <draw:polygon draw:style-name="gr186" draw:text-style-name="P9" draw:layer="layout" svg:width="0.248cm" svg:height="0.248cm" svg:x="13.927cm" svg:y="9.116cm" svg:viewBox="0 0 249 249" draw:points="0,0 0,249 249,0 249,249">
          <text:p/>
        </draw:polygon>
        <draw:polyline draw:style-name="gr114" draw:text-style-name="P9" draw:layer="layout" svg:width="0.248cm" svg:height="0.248cm" svg:x="13.927cm" svg:y="9.116cm" svg:viewBox="0 0 249 249" draw:points="0,0 0,249 249,0 249,249 0,0">
          <text:p/>
        </draw:polyline>
        <draw:polygon draw:style-name="gr186" draw:text-style-name="P9" draw:layer="layout" svg:width="0.248cm" svg:height="0.248cm" svg:x="15.023cm" svg:y="9.116cm" svg:viewBox="0 0 249 249" draw:points="0,0 0,249 249,0 249,249">
          <text:p/>
        </draw:polygon>
        <draw:polyline draw:style-name="gr114" draw:text-style-name="P9" draw:layer="layout" svg:width="0.248cm" svg:height="0.248cm" svg:x="15.023cm" svg:y="9.116cm" svg:viewBox="0 0 249 249" draw:points="0,0 0,249 249,0 249,249 0,0">
          <text:p/>
        </draw:polyline>
        <draw:polygon draw:style-name="gr186" draw:text-style-name="P9" draw:layer="layout" svg:width="0.248cm" svg:height="0.248cm" svg:x="16.12cm" svg:y="9.116cm" svg:viewBox="0 0 249 249" draw:points="0,0 0,249 249,0 249,249">
          <text:p/>
        </draw:polygon>
        <draw:polyline draw:style-name="gr114" draw:text-style-name="P9" draw:layer="layout" svg:width="0.248cm" svg:height="0.248cm" svg:x="16.12cm" svg:y="9.116cm" svg:viewBox="0 0 249 249" draw:points="0,0 0,249 249,0 249,249 0,0">
          <text:p/>
        </draw:polyline>
        <draw:polygon draw:style-name="gr186" draw:text-style-name="P9" draw:layer="layout" svg:width="0.248cm" svg:height="0.248cm" svg:x="17.217cm" svg:y="9.117cm" svg:viewBox="0 0 249 249" draw:points="0,0 0,249 249,0 249,249">
          <text:p/>
        </draw:polygon>
        <draw:polyline draw:style-name="gr114" draw:text-style-name="P9" draw:layer="layout" svg:width="0.248cm" svg:height="0.248cm" svg:x="17.217cm" svg:y="9.117cm" svg:viewBox="0 0 249 249" draw:points="0,0 0,249 249,0 249,249 0,0">
          <text:p/>
        </draw:polyline>
        <draw:polygon draw:style-name="gr187" draw:text-style-name="P9" draw:layer="layout" svg:width="1.132cm" svg:height="0.565cm" svg:x="7.453cm" svg:y="8.689cm" svg:viewBox="0 0 1133 566" draw:points="36,0 1133,487 1115,527 1097,566 0,80 18,40">
          <text:p/>
        </draw:polygon>
        <draw:polygon draw:style-name="gr187" draw:text-style-name="P9" draw:layer="layout" svg:width="0.017cm" svg:height="0.043cm" svg:x="8.549cm" svg:y="9.216cm" svg:viewBox="0 0 18 44" draw:points="18,0 17,44 10,43 2,41 0,40">
          <text:p/>
        </draw:polygon>
        <draw:polygon draw:style-name="gr187" draw:text-style-name="P9" draw:layer="layout" svg:width="1.098cm" svg:height="0.107cm" svg:x="8.566cm" svg:y="9.172cm" svg:viewBox="0 0 1099 108" draw:points="2,0 1099,21 1098,65 1097,108 0,88 1,44">
          <text:p/>
        </draw:polygon>
        <draw:polygon draw:style-name="gr187" draw:text-style-name="P9" draw:layer="layout" svg:width="0cm" svg:height="0.043cm" svg:x="9.663cm" svg:y="9.237cm" svg:viewBox="0 0 1 44" draw:points="1,0 1,44 0,44">
          <text:p/>
        </draw:polygon>
        <draw:polygon draw:style-name="gr187" draw:text-style-name="P9" draw:layer="layout" svg:width="1.096cm" svg:height="0.091cm" svg:x="9.664cm" svg:y="9.193cm" svg:viewBox="0 0 1097 92" draw:points="0,0 1097,4 1097,48 1097,92 0,88 0,44">
          <text:p/>
        </draw:polygon>
        <draw:polygon draw:style-name="gr187" draw:text-style-name="P9" draw:layer="layout" svg:width="0cm" svg:height="0.043cm" svg:x="10.76cm" svg:y="9.241cm" svg:viewBox="0 0 0 44" draw:points="0,0 0,44 0,44">
          <text:p/>
        </draw:polygon>
        <draw:polygon draw:style-name="gr187" draw:text-style-name="P9" draw:layer="layout" svg:width="1.096cm" svg:height="0.087cm" svg:x="10.76cm" svg:y="9.197cm" svg:viewBox="0 0 1097 88" draw:points="0,0 1097,0 1097,44 1097,88 0,88 0,44">
          <text:p/>
        </draw:polygon>
        <draw:polygon draw:style-name="gr187" draw:text-style-name="P9" draw:layer="layout" svg:width="1.097cm" svg:height="0.087cm" svg:x="11.857cm" svg:y="9.197cm" svg:viewBox="0 0 1098 88" draw:points="0,0 1098,0 1098,44 1098,88 0,88 0,44">
          <text:p/>
        </draw:polygon>
        <draw:polygon draw:style-name="gr187" draw:text-style-name="P9" draw:layer="layout" svg:width="1.096cm" svg:height="0.087cm" svg:x="12.955cm" svg:y="9.197cm" svg:viewBox="0 0 1097 88" draw:points="0,0 1097,0 1097,44 1097,88 0,88 0,44">
          <text:p/>
        </draw:polygon>
        <draw:polygon draw:style-name="gr187" draw:text-style-name="P9" draw:layer="layout" svg:width="0cm" svg:height="0.043cm" svg:x="14.051cm" svg:y="9.197cm" svg:viewBox="0 0 0 44" draw:points="0,44 0,0 0,0">
          <text:p/>
        </draw:polygon>
        <draw:polygon draw:style-name="gr187" draw:text-style-name="P9" draw:layer="layout" svg:width="1.096cm" svg:height="0.088cm" svg:x="14.051cm" svg:y="9.197cm" svg:viewBox="0 0 1097 89" draw:points="0,0 1097,1 1097,45 1097,89 0,88 0,44">
          <text:p/>
        </draw:polygon>
        <draw:polygon draw:style-name="gr187" draw:text-style-name="P9" draw:layer="layout" svg:width="0cm" svg:height="0.043cm" svg:x="15.148cm" svg:y="9.242cm" svg:viewBox="0 0 0 44" draw:points="0,0 0,44 0,44">
          <text:p/>
        </draw:polygon>
        <draw:polygon draw:style-name="gr187" draw:text-style-name="P9" draw:layer="layout" svg:width="1.096cm" svg:height="0.088cm" svg:x="15.148cm" svg:y="9.197cm" svg:viewBox="0 0 1097 89" draw:points="0,1 1097,0 1097,44 1097,88 0,89 0,45">
          <text:p/>
        </draw:polygon>
        <draw:polygon draw:style-name="gr187" draw:text-style-name="P9" draw:layer="layout" svg:width="0cm" svg:height="0.043cm" svg:x="16.245cm" svg:y="9.197cm" svg:viewBox="0 0 0 44" draw:points="0,44 0,0 0,0">
          <text:p/>
        </draw:polygon>
        <draw:polygon draw:style-name="gr187" draw:text-style-name="P9" draw:layer="layout" svg:width="1.097cm" svg:height="0.088cm" svg:x="16.245cm" svg:y="9.197cm" svg:viewBox="0 0 1098 89" draw:points="0,0 1098,1 1098,45 1098,89 0,88 0,44">
          <text:p/>
        </draw:polygon>
        <draw:polygon draw:style-name="gr187" draw:text-style-name="P9" draw:layer="layout" svg:width="0.248cm" svg:height="0.248cm" svg:x="7.346cm" svg:y="8.605cm" svg:viewBox="0 0 249 249" draw:points="0,249 249,249 0,0 249,0">
          <text:p/>
        </draw:polygon>
        <draw:polyline draw:style-name="gr114" draw:text-style-name="P9" draw:layer="layout" svg:width="0.248cm" svg:height="0.248cm" svg:x="7.346cm" svg:y="8.605cm" svg:viewBox="0 0 249 249" draw:points="0,249 249,249 0,0 249,0 0,249">
          <text:p/>
        </draw:polyline>
        <draw:polygon draw:style-name="gr187" draw:text-style-name="P9" draw:layer="layout" svg:width="0.248cm" svg:height="0.248cm" svg:x="8.442cm" svg:y="9.092cm" svg:viewBox="0 0 249 249" draw:points="0,249 249,249 0,0 249,0">
          <text:p/>
        </draw:polygon>
        <draw:polyline draw:style-name="gr114" draw:text-style-name="P9" draw:layer="layout" svg:width="0.248cm" svg:height="0.248cm" svg:x="8.442cm" svg:y="9.092cm" svg:viewBox="0 0 249 249" draw:points="0,249 249,249 0,0 249,0 0,249">
          <text:p/>
        </draw:polyline>
        <draw:polygon draw:style-name="gr187" draw:text-style-name="P9" draw:layer="layout" svg:width="0.248cm" svg:height="0.248cm" svg:x="9.539cm" svg:y="9.113cm" svg:viewBox="0 0 249 249" draw:points="0,249 249,249 0,0 249,0">
          <text:p/>
        </draw:polygon>
        <draw:polyline draw:style-name="gr114" draw:text-style-name="P9" draw:layer="layout" svg:width="0.248cm" svg:height="0.248cm" svg:x="9.539cm" svg:y="9.113cm" svg:viewBox="0 0 249 249" draw:points="0,249 249,249 0,0 249,0 0,249">
          <text:p/>
        </draw:polyline>
        <draw:polygon draw:style-name="gr187" draw:text-style-name="P9" draw:layer="layout" svg:width="0.248cm" svg:height="0.248cm" svg:x="10.636cm" svg:y="9.116cm" svg:viewBox="0 0 249 249" draw:points="0,249 249,249 0,0 249,0">
          <text:p/>
        </draw:polygon>
        <draw:polyline draw:style-name="gr114" draw:text-style-name="P9" draw:layer="layout" svg:width="0.248cm" svg:height="0.248cm" svg:x="10.636cm" svg:y="9.116cm" svg:viewBox="0 0 249 249" draw:points="0,249 249,249 0,0 249,0 0,249">
          <text:p/>
        </draw:polyline>
        <draw:polygon draw:style-name="gr187" draw:text-style-name="P9" draw:layer="layout" svg:width="0.248cm" svg:height="0.248cm" svg:x="11.732cm" svg:y="9.116cm" svg:viewBox="0 0 249 249" draw:points="0,249 249,249 0,0 249,0">
          <text:p/>
        </draw:polygon>
        <draw:polyline draw:style-name="gr114" draw:text-style-name="P9" draw:layer="layout" svg:width="0.248cm" svg:height="0.248cm" svg:x="11.732cm" svg:y="9.116cm" svg:viewBox="0 0 249 249" draw:points="0,249 249,249 0,0 249,0 0,249">
          <text:p/>
        </draw:polyline>
        <draw:polygon draw:style-name="gr187" draw:text-style-name="P9" draw:layer="layout" svg:width="0.248cm" svg:height="0.248cm" svg:x="12.83cm" svg:y="9.116cm" svg:viewBox="0 0 249 249" draw:points="0,249 249,249 0,0 249,0">
          <text:p/>
        </draw:polygon>
        <draw:polyline draw:style-name="gr114" draw:text-style-name="P9" draw:layer="layout" svg:width="0.248cm" svg:height="0.248cm" svg:x="12.83cm" svg:y="9.116cm" svg:viewBox="0 0 249 249" draw:points="0,249 249,249 0,0 249,0 0,249">
          <text:p/>
        </draw:polyline>
        <draw:polygon draw:style-name="gr187" draw:text-style-name="P9" draw:layer="layout" svg:width="0.248cm" svg:height="0.248cm" svg:x="13.927cm" svg:y="9.116cm" svg:viewBox="0 0 249 249" draw:points="0,249 249,249 0,0 249,0">
          <text:p/>
        </draw:polygon>
        <draw:polyline draw:style-name="gr114" draw:text-style-name="P9" draw:layer="layout" svg:width="0.248cm" svg:height="0.248cm" svg:x="13.927cm" svg:y="9.116cm" svg:viewBox="0 0 249 249" draw:points="0,249 249,249 0,0 249,0 0,249">
          <text:p/>
        </draw:polyline>
        <draw:polygon draw:style-name="gr187" draw:text-style-name="P9" draw:layer="layout" svg:width="0.248cm" svg:height="0.248cm" svg:x="15.023cm" svg:y="9.117cm" svg:viewBox="0 0 249 249" draw:points="0,249 249,249 0,0 249,0">
          <text:p/>
        </draw:polygon>
        <draw:polyline draw:style-name="gr114" draw:text-style-name="P9" draw:layer="layout" svg:width="0.248cm" svg:height="0.248cm" svg:x="15.023cm" svg:y="9.117cm" svg:viewBox="0 0 249 249" draw:points="0,249 249,249 0,0 249,0 0,249">
          <text:p/>
        </draw:polyline>
        <draw:polygon draw:style-name="gr187" draw:text-style-name="P9" draw:layer="layout" svg:width="0.248cm" svg:height="0.248cm" svg:x="16.12cm" svg:y="9.116cm" svg:viewBox="0 0 249 249" draw:points="0,249 249,249 0,0 249,0">
          <text:p/>
        </draw:polygon>
        <draw:polyline draw:style-name="gr114" draw:text-style-name="P9" draw:layer="layout" svg:width="0.248cm" svg:height="0.248cm" svg:x="16.12cm" svg:y="9.116cm" svg:viewBox="0 0 249 249" draw:points="0,249 249,249 0,0 249,0 0,249">
          <text:p/>
        </draw:polyline>
        <draw:polygon draw:style-name="gr187" draw:text-style-name="P9" draw:layer="layout" svg:width="0.248cm" svg:height="0.248cm" svg:x="17.217cm" svg:y="9.117cm" svg:viewBox="0 0 249 249" draw:points="0,249 249,249 0,0 249,0">
          <text:p/>
        </draw:polygon>
        <draw:polyline draw:style-name="gr114" draw:text-style-name="P9" draw:layer="layout" svg:width="0.248cm" svg:height="0.248cm" svg:x="17.217cm" svg:y="9.117cm" svg:viewBox="0 0 249 249" draw:points="0,249 249,249 0,0 249,0 0,249">
          <text:p/>
        </draw:polyline>
        <draw:polygon draw:style-name="gr115" draw:text-style-name="P9" draw:layer="layout" svg:width="0.315cm" svg:height="0.087cm" svg:x="17.914cm" svg:y="5.581cm" svg:viewBox="0 0 316 88" draw:points="0,0 316,0 316,88 0,88">
          <text:p/>
        </draw:polygon>
        <draw:polygon draw:style-name="gr115" draw:text-style-name="P9" draw:layer="layout" svg:width="0.158cm" svg:height="0.157cm" svg:x="17.993cm" svg:y="5.545cm" svg:viewBox="0 0 159 158" draw:points="0,0 0,158 159,158 159,0">
          <text:p/>
        </draw:polygon>
        <draw:polyline draw:style-name="gr114" draw:text-style-name="P9" draw:layer="layout" svg:width="0.158cm" svg:height="0.157cm" svg:x="17.993cm" svg:y="5.545cm" svg:viewBox="0 0 159 158" draw:points="0,0 0,158 159,158 159,0 0,0">
          <text:p/>
        </draw:polyline>
        <draw:polygon draw:style-name="gr116" draw:text-style-name="P9" draw:layer="layout" svg:width="0.315cm" svg:height="0.087cm" svg:x="17.914cm" svg:y="6.006cm" svg:viewBox="0 0 316 88" draw:points="0,0 316,0 316,88 0,88">
          <text:p/>
        </draw:polygon>
        <draw:polygon draw:style-name="gr116" draw:text-style-name="P9" draw:layer="layout" svg:width="0.158cm" svg:height="0.157cm" svg:x="17.993cm" svg:y="5.97cm" svg:viewBox="0 0 159 158" draw:points="0,80 80,158 159,80 80,0">
          <text:p/>
        </draw:polygon>
        <draw:polyline draw:style-name="gr114" draw:text-style-name="P9" draw:layer="layout" svg:width="0.158cm" svg:height="0.157cm" svg:x="17.993cm" svg:y="5.97cm" svg:viewBox="0 0 159 158" draw:points="0,80 80,158 159,80 80,0 0,80">
          <text:p/>
        </draw:polyline>
        <draw:polygon draw:style-name="gr127" draw:text-style-name="P9" draw:layer="layout" svg:width="0.315cm" svg:height="0.087cm" svg:x="17.914cm" svg:y="6.431cm" svg:viewBox="0 0 316 88" draw:points="0,0 316,0 316,88 0,88">
          <text:p/>
        </draw:polygon>
        <draw:polygon draw:style-name="gr127" draw:text-style-name="P9" draw:layer="layout" svg:width="0.158cm" svg:height="0.157cm" svg:x="17.993cm" svg:y="6.395cm" svg:viewBox="0 0 159 158" draw:points="0,0 80,158 159,0">
          <text:p/>
        </draw:polygon>
        <draw:polyline draw:style-name="gr114" draw:text-style-name="P9" draw:layer="layout" svg:width="0.158cm" svg:height="0.157cm" svg:x="17.993cm" svg:y="6.395cm" svg:viewBox="0 0 159 158" draw:points="0,0 80,158 159,0 0,0">
          <text:p/>
        </draw:polyline>
        <draw:polygon draw:style-name="gr146" draw:text-style-name="P9" draw:layer="layout" svg:width="0.315cm" svg:height="0.087cm" svg:x="17.914cm" svg:y="6.856cm" svg:viewBox="0 0 316 88" draw:points="0,0 316,0 316,88 0,88">
          <text:p/>
        </draw:polygon>
        <draw:polygon draw:style-name="gr146" draw:text-style-name="P9" draw:layer="layout" svg:width="0.158cm" svg:height="0.157cm" svg:x="17.993cm" svg:y="6.82cm" svg:viewBox="0 0 159 158" draw:points="0,158 159,158 80,0">
          <text:p/>
        </draw:polygon>
        <draw:polyline draw:style-name="gr114" draw:text-style-name="P9" draw:layer="layout" svg:width="0.158cm" svg:height="0.157cm" svg:x="17.993cm" svg:y="6.82cm" svg:viewBox="0 0 159 158" draw:points="0,158 159,158 80,0 0,158">
          <text:p/>
        </draw:polyline>
        <draw:polygon draw:style-name="gr147" draw:text-style-name="P9" draw:layer="layout" svg:width="0.315cm" svg:height="0.087cm" svg:x="17.914cm" svg:y="7.281cm" svg:viewBox="0 0 316 88" draw:points="0,0 316,0 316,88 0,88">
          <text:p/>
        </draw:polygon>
        <draw:polygon draw:style-name="gr147" draw:text-style-name="P9" draw:layer="layout" svg:width="0.158cm" svg:height="0.157cm" svg:x="17.993cm" svg:y="7.245cm" svg:viewBox="0 0 159 158" draw:points="0,0 0,158 159,80">
          <text:p/>
        </draw:polygon>
        <draw:polyline draw:style-name="gr114" draw:text-style-name="P9" draw:layer="layout" svg:width="0.158cm" svg:height="0.157cm" svg:x="17.993cm" svg:y="7.245cm" svg:viewBox="0 0 159 158" draw:points="0,0 0,158 159,80 0,0">
          <text:p/>
        </draw:polyline>
        <draw:polygon draw:style-name="gr148" draw:text-style-name="P9" draw:layer="layout" svg:width="0.315cm" svg:height="0.087cm" svg:x="17.914cm" svg:y="7.706cm" svg:viewBox="0 0 316 88" draw:points="0,0 316,0 316,88 0,88">
          <text:p/>
        </draw:polygon>
        <draw:polygon draw:style-name="gr148" draw:text-style-name="P9" draw:layer="layout" svg:width="0.158cm" svg:height="0.157cm" svg:x="17.993cm" svg:y="7.67cm" svg:viewBox="0 0 159 158" draw:points="0,80 159,158 159,0">
          <text:p/>
        </draw:polygon>
        <draw:polyline draw:style-name="gr114" draw:text-style-name="P9" draw:layer="layout" svg:width="0.158cm" svg:height="0.157cm" svg:x="17.993cm" svg:y="7.67cm" svg:viewBox="0 0 159 158" draw:points="0,80 159,158 159,0 0,80">
          <text:p/>
        </draw:polyline>
        <draw:polygon draw:style-name="gr186" draw:text-style-name="P9" draw:layer="layout" svg:width="0.315cm" svg:height="0.087cm" svg:x="17.914cm" svg:y="8.131cm" svg:viewBox="0 0 316 88" draw:points="0,0 316,0 316,88 0,88">
          <text:p/>
        </draw:polygon>
        <draw:polygon draw:style-name="gr186" draw:text-style-name="P9" draw:layer="layout" svg:width="0.158cm" svg:height="0.157cm" svg:x="17.993cm" svg:y="8.095cm" svg:viewBox="0 0 159 158" draw:points="0,0 0,158 159,0 159,158">
          <text:p/>
        </draw:polygon>
        <draw:polyline draw:style-name="gr114" draw:text-style-name="P9" draw:layer="layout" svg:width="0.158cm" svg:height="0.157cm" svg:x="17.993cm" svg:y="8.095cm" svg:viewBox="0 0 159 158" draw:points="0,0 0,158 159,0 159,158 0,0">
          <text:p/>
        </draw:polyline>
        <draw:polygon draw:style-name="gr187" draw:text-style-name="P9" draw:layer="layout" svg:width="0.315cm" svg:height="0.087cm" svg:x="17.914cm" svg:y="8.556cm" svg:viewBox="0 0 316 88" draw:points="0,0 316,0 316,88 0,88">
          <text:p/>
        </draw:polygon>
        <draw:polygon draw:style-name="gr187" draw:text-style-name="P9" draw:layer="layout" svg:width="0.158cm" svg:height="0.157cm" svg:x="17.993cm" svg:y="8.52cm" svg:viewBox="0 0 159 158" draw:points="0,158 159,158 0,0 159,0">
          <text:p/>
        </draw:polygon>
        <draw:polyline draw:style-name="gr114" draw:text-style-name="P9" draw:layer="layout" svg:width="0.158cm" svg:height="0.157cm" svg:x="17.993cm" svg:y="8.52cm" svg:viewBox="0 0 159 158" draw:points="0,158 159,158 0,0 159,0 0,158">
          <text:p/>
        </draw:polyline>
        <draw:frame draw:style-name="gr188" draw:text-style-name="P21" draw:layer="layout" svg:width="1.895cm" svg:height="0.569cm" svg:x="18.285cm" svg:y="5.526cm">
          <draw:text-box>
            <text:p><text:span text:style-name="T15">Max pop. 8</text:span></text:p>
          </draw:text-box>
        </draw:frame>
        <draw:frame draw:style-name="gr189" draw:text-style-name="P21" draw:layer="layout" svg:width="2.051cm" svg:height="0.569cm" svg:x="18.285cm" svg:y="5.948cm">
          <draw:text-box>
            <text:p><text:span text:style-name="T15">Max pop. 16</text:span></text:p>
          </draw:text-box>
        </draw:frame>
        <draw:frame draw:style-name="gr189" draw:text-style-name="P21" draw:layer="layout" svg:width="2.051cm" svg:height="0.569cm" svg:x="18.285cm" svg:y="6.371cm">
          <draw:text-box>
            <text:p><text:span text:style-name="T15">Max pop. 32</text:span></text:p>
          </draw:text-box>
        </draw:frame>
        <draw:frame draw:style-name="gr189" draw:text-style-name="P21" draw:layer="layout" svg:width="2.051cm" svg:height="0.569cm" svg:x="18.285cm" svg:y="6.793cm">
          <draw:text-box>
            <text:p><text:span text:style-name="T15">Max pop. 64</text:span></text:p>
          </draw:text-box>
        </draw:frame>
        <draw:frame draw:style-name="gr190" draw:text-style-name="P21" draw:layer="layout" svg:width="2.208cm" svg:height="0.569cm" svg:x="18.285cm" svg:y="7.215cm">
          <draw:text-box>
            <text:p><text:span text:style-name="T15">Max pop. 128</text:span></text:p>
          </draw:text-box>
        </draw:frame>
        <draw:frame draw:style-name="gr190" draw:text-style-name="P21" draw:layer="layout" svg:width="2.208cm" svg:height="0.569cm" svg:x="18.285cm" svg:y="7.637cm">
          <draw:text-box>
            <text:p><text:span text:style-name="T15">Max pop. 256</text:span></text:p>
          </draw:text-box>
        </draw:frame>
        <draw:frame draw:style-name="gr190" draw:text-style-name="P21" draw:layer="layout" svg:width="2.208cm" svg:height="0.569cm" svg:x="18.285cm" svg:y="8.059cm">
          <draw:text-box>
            <text:p><text:span text:style-name="T15">Max pop. 512</text:span></text:p>
          </draw:text-box>
        </draw:frame>
        <draw:frame draw:style-name="gr191" draw:text-style-name="P21" draw:layer="layout" svg:width="2.365cm" svg:height="0.569cm" svg:x="18.285cm" svg:y="8.508cm">
          <draw:text-box>
            <text:p><text:span text:style-name="T15">Max pop. 1024</text:span></text:p>
          </draw:text-box>
        </draw:frame>
        <draw:frame draw:style-name="gr192" draw:text-style-name="P22" draw:layer="layout" svg:width="3.715cm" svg:height="0.603cm" svg:x="10.357cm" svg:y="10.032cm">
          <draw:text-box>
            <text:p><text:span text:style-name="T16">Schrittzahl (in hundert)</text:span></text:p>
          </draw:text-box>
        </draw:frame>
        <draw:frame draw:style-name="gr193" draw:text-style-name="P22" draw:layer="layout" svg:width="6.314cm" svg:height="0.603cm" draw:transform="rotate (1.5707963267946) translate (6.047cm 9.489cm)">
          <draw:text-box>
            <text:p><text:span text:style-name="T16">Anzahl durch covering erstellter classifier</text:span></text:p>
          </draw:text-box>
        </draw:frame>
        <draw:polygon draw:style-name="gr108" draw:text-style-name="P9" draw:layer="layout" svg:width="15.207cm" svg:height="6.977cm" svg:x="4.445cm" svg:y="12.85cm" svg:viewBox="0 0 15208 6978" draw:points="0,0 15208,0 15208,6978 0,6978">
          <text:p/>
        </draw:polygon>
        <draw:polyline draw:style-name="gr109" draw:text-style-name="P9" draw:layer="layout" svg:width="9.871cm" svg:height="5.221cm" svg:x="6.492cm" svg:y="13.174cm" svg:viewBox="0 0 9872 5222" draw:points="4935,5222 0,5222 0,0 9872,0 9872,5222 4935,5222">
          <text:p/>
        </draw:polyline>
        <draw:line draw:style-name="gr109" draw:text-style-name="P9" draw:layer="layout" svg:x1="16.364cm" svg:y1="18.396cm" svg:x2="6.492cm" svg:y2="18.396cm">
          <text:p/>
        </draw:line>
        <draw:line draw:style-name="gr109" draw:text-style-name="P9" draw:layer="layout" svg:x1="16.364cm" svg:y1="17.743cm" svg:x2="6.492cm" svg:y2="17.743cm">
          <text:p/>
        </draw:line>
        <draw:line draw:style-name="gr109" draw:text-style-name="P9" draw:layer="layout" svg:x1="16.364cm" svg:y1="17.09cm" svg:x2="6.492cm" svg:y2="17.09cm">
          <text:p/>
        </draw:line>
        <draw:line draw:style-name="gr109" draw:text-style-name="P9" draw:layer="layout" svg:x1="16.364cm" svg:y1="16.437cm" svg:x2="6.492cm" svg:y2="16.437cm">
          <text:p/>
        </draw:line>
        <draw:line draw:style-name="gr109" draw:text-style-name="P9" draw:layer="layout" svg:x1="16.364cm" svg:y1="15.784cm" svg:x2="6.492cm" svg:y2="15.784cm">
          <text:p/>
        </draw:line>
        <draw:line draw:style-name="gr109" draw:text-style-name="P9" draw:layer="layout" svg:x1="16.364cm" svg:y1="15.131cm" svg:x2="6.492cm" svg:y2="15.131cm">
          <text:p/>
        </draw:line>
        <draw:line draw:style-name="gr109" draw:text-style-name="P9" draw:layer="layout" svg:x1="16.364cm" svg:y1="14.478cm" svg:x2="6.492cm" svg:y2="14.478cm">
          <text:p/>
        </draw:line>
        <draw:line draw:style-name="gr109" draw:text-style-name="P9" draw:layer="layout" svg:x1="16.364cm" svg:y1="13.825cm" svg:x2="6.492cm" svg:y2="13.825cm">
          <text:p/>
        </draw:line>
        <draw:line draw:style-name="gr109" draw:text-style-name="P9" draw:layer="layout" svg:x1="16.364cm" svg:y1="13.172cm" svg:x2="6.492cm" svg:y2="13.172cm">
          <text:p/>
        </draw:line>
        <draw:frame draw:style-name="gr112" draw:text-style-name="P21" draw:layer="layout" svg:width="0.659cm" svg:height="0.569cm" svg:x="6.413cm" svg:y="18.691cm">
          <draw:text-box>
            <text:p><text:span text:style-name="T15">5</text:span></text:p>
          </draw:text-box>
        </draw:frame>
        <draw:frame draw:style-name="gr112" draw:text-style-name="P21" draw:layer="layout" svg:width="0.815cm" svg:height="0.569cm" svg:x="7.439cm" svg:y="18.691cm">
          <draw:text-box>
            <text:p><text:span text:style-name="T15">10</text:span></text:p>
          </draw:text-box>
        </draw:frame>
        <draw:frame draw:style-name="gr112" draw:text-style-name="P21" draw:layer="layout" svg:width="0.815cm" svg:height="0.569cm" svg:x="8.519cm" svg:y="18.691cm">
          <draw:text-box>
            <text:p><text:span text:style-name="T15">15</text:span></text:p>
          </draw:text-box>
        </draw:frame>
        <draw:frame draw:style-name="gr112" draw:text-style-name="P21" draw:layer="layout" svg:width="0.815cm" svg:height="0.569cm" svg:x="9.628cm" svg:y="18.691cm">
          <draw:text-box>
            <text:p><text:span text:style-name="T15">20</text:span></text:p>
          </draw:text-box>
        </draw:frame>
        <draw:frame draw:style-name="gr112" draw:text-style-name="P21" draw:layer="layout" svg:width="0.815cm" svg:height="0.569cm" svg:x="10.709cm" svg:y="18.691cm">
          <draw:text-box>
            <text:p><text:span text:style-name="T15">25</text:span></text:p>
          </draw:text-box>
        </draw:frame>
        <draw:frame draw:style-name="gr112" draw:text-style-name="P21" draw:layer="layout" svg:width="0.815cm" svg:height="0.569cm" svg:x="11.818cm" svg:y="18.691cm">
          <draw:text-box>
            <text:p><text:span text:style-name="T15">30</text:span></text:p>
          </draw:text-box>
        </draw:frame>
        <draw:frame draw:style-name="gr112" draw:text-style-name="P21" draw:layer="layout" svg:width="0.815cm" svg:height="0.569cm" svg:x="12.927cm" svg:y="18.691cm">
          <draw:text-box>
            <text:p><text:span text:style-name="T15">35</text:span></text:p>
          </draw:text-box>
        </draw:frame>
        <draw:frame draw:style-name="gr112" draw:text-style-name="P21" draw:layer="layout" svg:width="0.815cm" svg:height="0.569cm" svg:x="14.007cm" svg:y="18.691cm">
          <draw:text-box>
            <text:p><text:span text:style-name="T15">40</text:span></text:p>
          </draw:text-box>
        </draw:frame>
        <draw:frame draw:style-name="gr112" draw:text-style-name="P21" draw:layer="layout" svg:width="0.815cm" svg:height="0.569cm" svg:x="15.116cm" svg:y="18.691cm">
          <draw:text-box>
            <text:p><text:span text:style-name="T15">45</text:span></text:p>
          </draw:text-box>
        </draw:frame>
        <draw:frame draw:style-name="gr112" draw:text-style-name="P21" draw:layer="layout" svg:width="0.815cm" svg:height="0.569cm" svg:x="16.198cm" svg:y="18.691cm">
          <draw:text-box>
            <text:p><text:span text:style-name="T15">50</text:span></text:p>
          </draw:text-box>
        </draw:frame>
        <draw:line draw:style-name="gr109" draw:text-style-name="P9" draw:layer="layout" svg:x1="6.492cm" svg:y1="18.545cm" svg:x2="6.492cm" svg:y2="18.396cm">
          <text:p/>
        </draw:line>
        <draw:line draw:style-name="gr109" draw:text-style-name="P9" draw:layer="layout" svg:x1="7.588cm" svg:y1="18.545cm" svg:x2="7.588cm" svg:y2="18.396cm">
          <text:p/>
        </draw:line>
        <draw:line draw:style-name="gr109" draw:text-style-name="P9" draw:layer="layout" svg:x1="8.685cm" svg:y1="18.545cm" svg:x2="8.685cm" svg:y2="18.396cm">
          <text:p/>
        </draw:line>
        <draw:line draw:style-name="gr109" draw:text-style-name="P9" draw:layer="layout" svg:x1="9.781cm" svg:y1="18.545cm" svg:x2="9.781cm" svg:y2="18.396cm">
          <text:p/>
        </draw:line>
        <draw:line draw:style-name="gr109" draw:text-style-name="P9" draw:layer="layout" svg:x1="10.878cm" svg:y1="18.545cm" svg:x2="10.878cm" svg:y2="18.396cm">
          <text:p/>
        </draw:line>
        <draw:line draw:style-name="gr109" draw:text-style-name="P9" draw:layer="layout" svg:x1="11.976cm" svg:y1="18.545cm" svg:x2="11.976cm" svg:y2="18.396cm">
          <text:p/>
        </draw:line>
        <draw:line draw:style-name="gr109" draw:text-style-name="P9" draw:layer="layout" svg:x1="13.072cm" svg:y1="18.545cm" svg:x2="13.072cm" svg:y2="18.396cm">
          <text:p/>
        </draw:line>
        <draw:line draw:style-name="gr109" draw:text-style-name="P9" draw:layer="layout" svg:x1="14.169cm" svg:y1="18.545cm" svg:x2="14.169cm" svg:y2="18.396cm">
          <text:p/>
        </draw:line>
        <draw:line draw:style-name="gr109" draw:text-style-name="P9" draw:layer="layout" svg:x1="15.266cm" svg:y1="18.545cm" svg:x2="15.266cm" svg:y2="18.396cm">
          <text:p/>
        </draw:line>
        <draw:polyline draw:style-name="gr109" draw:text-style-name="P9" draw:layer="layout" svg:width="0.148cm" svg:height="9.871cm" draw:transform="rotate (1.5707963267946) translate (6.49156845413632cm 18.5451895500101cm)" svg:viewBox="0 0 149 9872" draw:points="0,22855 149,22855 149,12983">
          <text:p/>
        </draw:polyline>
        <draw:frame draw:style-name="gr112" draw:text-style-name="P21" draw:layer="layout" svg:width="0.659cm" svg:height="0.569cm" svg:x="6.08cm" svg:y="18.243cm">
          <draw:text-box>
            <text:p><text:span text:style-name="T15">0</text:span></text:p>
          </draw:text-box>
        </draw:frame>
        <draw:frame draw:style-name="gr184" draw:text-style-name="P21" draw:layer="layout" svg:width="1.129cm" svg:height="0.569cm" svg:x="5.609cm" svg:y="17.584cm">
          <draw:text-box>
            <text:p><text:span text:style-name="T15">2000</text:span></text:p>
          </draw:text-box>
        </draw:frame>
        <draw:frame draw:style-name="gr184" draw:text-style-name="P21" draw:layer="layout" svg:width="1.129cm" svg:height="0.569cm" svg:x="5.609cm" svg:y="16.95cm">
          <draw:text-box>
            <text:p><text:span text:style-name="T15">4000</text:span></text:p>
          </draw:text-box>
        </draw:frame>
        <draw:frame draw:style-name="gr184" draw:text-style-name="P21" draw:layer="layout" svg:width="1.129cm" svg:height="0.569cm" svg:x="5.609cm" svg:y="16.29cm">
          <draw:text-box>
            <text:p><text:span text:style-name="T15">6000</text:span></text:p>
          </draw:text-box>
        </draw:frame>
        <draw:frame draw:style-name="gr184" draw:text-style-name="P21" draw:layer="layout" svg:width="1.129cm" svg:height="0.569cm" svg:x="5.609cm" svg:y="15.631cm">
          <draw:text-box>
            <text:p><text:span text:style-name="T15">8000</text:span></text:p>
          </draw:text-box>
        </draw:frame>
        <draw:frame draw:style-name="gr185" draw:text-style-name="P21" draw:layer="layout" svg:width="1.285cm" svg:height="0.569cm" svg:x="5.443cm" svg:y="14.997cm">
          <draw:text-box>
            <text:p><text:span text:style-name="T15">10000</text:span></text:p>
          </draw:text-box>
        </draw:frame>
        <draw:frame draw:style-name="gr185" draw:text-style-name="P21" draw:layer="layout" svg:width="1.285cm" svg:height="0.569cm" svg:x="5.443cm" svg:y="14.337cm">
          <draw:text-box>
            <text:p><text:span text:style-name="T15">12000</text:span></text:p>
          </draw:text-box>
        </draw:frame>
        <draw:frame draw:style-name="gr185" draw:text-style-name="P21" draw:layer="layout" svg:width="1.285cm" svg:height="0.569cm" svg:x="5.443cm" svg:y="13.677cm">
          <draw:text-box>
            <text:p><text:span text:style-name="T15">14000</text:span></text:p>
          </draw:text-box>
        </draw:frame>
        <draw:frame draw:style-name="gr185" draw:text-style-name="P21" draw:layer="layout" svg:width="1.285cm" svg:height="0.569cm" svg:x="5.443cm" svg:y="13.018cm">
          <draw:text-box>
            <text:p><text:span text:style-name="T15">16000</text:span></text:p>
          </draw:text-box>
        </draw:frame>
        <draw:line draw:style-name="gr109" draw:text-style-name="P9" draw:layer="layout" svg:x1="6.342cm" svg:y1="18.396cm" svg:x2="6.492cm" svg:y2="18.396cm">
          <text:p/>
        </draw:line>
        <draw:line draw:style-name="gr109" draw:text-style-name="P9" draw:layer="layout" svg:x1="6.342cm" svg:y1="17.743cm" svg:x2="6.492cm" svg:y2="17.743cm">
          <text:p/>
        </draw:line>
        <draw:line draw:style-name="gr109" draw:text-style-name="P9" draw:layer="layout" svg:x1="6.342cm" svg:y1="17.09cm" svg:x2="6.492cm" svg:y2="17.09cm">
          <text:p/>
        </draw:line>
        <draw:line draw:style-name="gr109" draw:text-style-name="P9" draw:layer="layout" svg:x1="6.342cm" svg:y1="16.437cm" svg:x2="6.492cm" svg:y2="16.437cm">
          <text:p/>
        </draw:line>
        <draw:line draw:style-name="gr109" draw:text-style-name="P9" draw:layer="layout" svg:x1="6.342cm" svg:y1="15.784cm" svg:x2="6.492cm" svg:y2="15.784cm">
          <text:p/>
        </draw:line>
        <draw:line draw:style-name="gr109" draw:text-style-name="P9" draw:layer="layout" svg:x1="6.342cm" svg:y1="15.131cm" svg:x2="6.492cm" svg:y2="15.131cm">
          <text:p/>
        </draw:line>
        <draw:line draw:style-name="gr109" draw:text-style-name="P9" draw:layer="layout" svg:x1="6.342cm" svg:y1="14.478cm" svg:x2="6.492cm" svg:y2="14.478cm">
          <text:p/>
        </draw:line>
        <draw:line draw:style-name="gr109" draw:text-style-name="P9" draw:layer="layout" svg:x1="6.342cm" svg:y1="13.825cm" svg:x2="6.492cm" svg:y2="13.825cm">
          <text:p/>
        </draw:line>
        <draw:polyline draw:style-name="gr109" draw:text-style-name="P9" draw:layer="layout" svg:width="0.149cm" svg:height="5.222cm" svg:x="6.342cm" svg:y="13.172cm" svg:viewBox="0 0 150 5223" draw:points="0,0 150,0 150,5223">
          <text:p/>
        </draw:polyline>
        <draw:polygon draw:style-name="gr113" draw:text-style-name="P9" draw:layer="layout" svg:width="1.098cm" svg:height="0.106cm" svg:x="6.491cm" svg:y="13.884cm" svg:viewBox="0 0 1099 107" draw:points="2,0 1099,20 1098,64 1097,107 0,88 1,44">
          <text:p/>
        </draw:polygon>
        <draw:polygon draw:style-name="gr113" draw:text-style-name="P9" draw:layer="layout" svg:width="0cm" svg:height="0.043cm" svg:x="7.587cm" svg:y="13.948cm" svg:viewBox="0 0 1 44" draw:points="1,0 0,44 0,44">
          <text:p/>
        </draw:polygon>
        <draw:polygon draw:style-name="gr113" draw:text-style-name="P9" draw:layer="layout" svg:width="1.098cm" svg:height="0.1cm" svg:x="7.587cm" svg:y="13.904cm" svg:viewBox="0 0 1099 101" draw:points="2,0 1099,13 1098,57 1097,101 0,88 1,44">
          <text:p/>
        </draw:polygon>
        <draw:polygon draw:style-name="gr113" draw:text-style-name="P9" draw:layer="layout" svg:width="0.002cm" svg:height="0.043cm" svg:x="8.684cm" svg:y="13.961cm" svg:viewBox="0 0 3 44" draw:points="1,0 3,44 0,44">
          <text:p/>
        </draw:polygon>
        <draw:polygon draw:style-name="gr113" draw:text-style-name="P9" draw:layer="layout" svg:width="1.1cm" svg:height="0.128cm" svg:x="8.683cm" svg:y="13.875cm" svg:viewBox="0 0 1101 129" draw:points="0,42 1097,0 1099,44 1101,88 4,129 2,86">
          <text:p/>
        </draw:polygon>
        <draw:polygon draw:style-name="gr113" draw:text-style-name="P9" draw:layer="layout" svg:width="0.005cm" svg:height="0.043cm" svg:x="9.779cm" svg:y="13.875cm" svg:viewBox="0 0 6 44" draw:points="2,44 0,0 6,0">
          <text:p/>
        </draw:polygon>
        <draw:polygon draw:style-name="gr113" draw:text-style-name="P9" draw:layer="layout" svg:width="1.104cm" svg:height="0.188cm" svg:x="9.777cm" svg:y="13.875cm" svg:viewBox="0 0 1105 189" draw:points="8,0 1105,102 1101,145 1097,189 0,88 4,44">
          <text:p/>
        </draw:polygon>
        <draw:polygon draw:style-name="gr113" draw:text-style-name="P9" draw:layer="layout" svg:width="0.003cm" svg:height="0.043cm" svg:x="10.874cm" svg:y="14.02cm" svg:viewBox="0 0 4 44" draw:points="4,0 3,44 0,44">
          <text:p/>
        </draw:polygon>
        <draw:polygon draw:style-name="gr113" draw:text-style-name="P9" draw:layer="layout" svg:width="1.099cm" svg:height="0.111cm" svg:x="10.877cm" svg:y="13.977cm" svg:viewBox="0 0 1100 112" draw:points="2,0 1100,25 1099,69 1098,112 0,88 1,44">
          <text:p/>
        </draw:polygon>
        <draw:polygon draw:style-name="gr113" draw:text-style-name="P9" draw:layer="layout" svg:width="0.004cm" svg:height="0.043cm" svg:x="11.975cm" svg:y="14.045cm" svg:viewBox="0 0 5 44" draw:points="1,0 5,44 0,44">
          <text:p/>
        </draw:polygon>
        <draw:polygon draw:style-name="gr113" draw:text-style-name="P9" draw:layer="layout" svg:width="1.104cm" svg:height="0.195cm" svg:x="11.972cm" svg:y="13.893cm" svg:viewBox="0 0 1105 196" draw:points="0,108 1097,0 1101,44 1105,88 8,196 4,152">
          <text:p/>
        </draw:polygon>
        <draw:polygon draw:style-name="gr113" draw:text-style-name="P9" draw:layer="layout" svg:width="0.003cm" svg:height="0.043cm" svg:x="13.068cm" svg:y="13.893cm" svg:viewBox="0 0 4 44" draw:points="4,44 0,0 2,0">
          <text:p/>
        </draw:polygon>
        <draw:polygon draw:style-name="gr113" draw:text-style-name="P9" draw:layer="layout" svg:width="1.1cm" svg:height="0.14cm" svg:x="13.07cm" svg:y="13.839cm" svg:viewBox="0 0 1101 141" draw:points="0,54 1097,0 1099,44 1101,88 4,141 2,98">
          <text:p/>
        </draw:polygon>
        <draw:polygon draw:style-name="gr113" draw:text-style-name="P9" draw:layer="layout" svg:width="0.004cm" svg:height="0.043cm" svg:x="14.167cm" svg:y="13.839cm" svg:viewBox="0 0 5 44" draw:points="2,44 0,0 5,0">
          <text:p/>
        </draw:polygon>
        <draw:polygon draw:style-name="gr113" draw:text-style-name="P9" draw:layer="layout" svg:width="1.102cm" svg:height="0.164cm" svg:x="14.166cm" svg:y="13.839cm" svg:viewBox="0 0 1103 165" draw:points="6,0 1103,78 1100,121 1097,165 0,88 3,44">
          <text:p/>
        </draw:polygon>
        <draw:polygon draw:style-name="gr113" draw:text-style-name="P9" draw:layer="layout" svg:width="0.004cm" svg:height="0.043cm" svg:x="15.263cm" svg:y="13.961cm" svg:viewBox="0 0 5 44" draw:points="3,0 5,44 0,44">
          <text:p/>
        </draw:polygon>
        <draw:polygon draw:style-name="gr113" draw:text-style-name="P9" draw:layer="layout" svg:width="1.101cm" svg:height="0.128cm" svg:x="15.264cm" svg:y="13.875cm" svg:viewBox="0 0 1102 129" draw:points="0,42 1098,0 1100,44 1102,88 4,129 2,86">
          <text:p/>
        </draw:polygon>
        <draw:polygon draw:style-name="gr113" draw:text-style-name="P9" draw:layer="layout" svg:width="0.248cm" svg:height="0.248cm" svg:x="6.367cm" svg:y="13.804cm" svg:viewBox="0 0 249 249" draw:points="0,0 0,249 249,249 249,0">
          <text:p/>
        </draw:polygon>
        <draw:polyline draw:style-name="gr114" draw:text-style-name="P9" draw:layer="layout" svg:width="0.248cm" svg:height="0.248cm" svg:x="6.367cm" svg:y="13.804cm" svg:viewBox="0 0 249 249" draw:points="0,0 0,249 249,249 249,0 0,0">
          <text:p/>
        </draw:polyline>
        <draw:polygon draw:style-name="gr115" draw:text-style-name="P9" draw:layer="layout" svg:width="0.248cm" svg:height="0.248cm" svg:x="7.463cm" svg:y="13.823cm" svg:viewBox="0 0 249 249" draw:points="0,0 0,249 249,249 249,0">
          <text:p/>
        </draw:polygon>
        <draw:polyline draw:style-name="gr114" draw:text-style-name="P9" draw:layer="layout" svg:width="0.248cm" svg:height="0.248cm" svg:x="7.463cm" svg:y="13.823cm" svg:viewBox="0 0 249 249" draw:points="0,0 0,249 249,249 249,0 0,0">
          <text:p/>
        </draw:polyline>
        <draw:polygon draw:style-name="gr115" draw:text-style-name="P9" draw:layer="layout" svg:width="0.248cm" svg:height="0.248cm" svg:x="8.56cm" svg:y="13.836cm" svg:viewBox="0 0 249 249" draw:points="0,0 0,249 249,249 249,0">
          <text:p/>
        </draw:polygon>
        <draw:polyline draw:style-name="gr114" draw:text-style-name="P9" draw:layer="layout" svg:width="0.248cm" svg:height="0.248cm" svg:x="8.56cm" svg:y="13.836cm" svg:viewBox="0 0 249 249" draw:points="0,0 0,249 249,249 249,0 0,0">
          <text:p/>
        </draw:polyline>
        <draw:polygon draw:style-name="gr115" draw:text-style-name="P9" draw:layer="layout" svg:width="0.248cm" svg:height="0.248cm" svg:x="9.657cm" svg:y="13.795cm" svg:viewBox="0 0 249 249" draw:points="0,0 0,249 249,249 249,0">
          <text:p/>
        </draw:polygon>
        <draw:polyline draw:style-name="gr114" draw:text-style-name="P9" draw:layer="layout" svg:width="0.248cm" svg:height="0.248cm" svg:x="9.657cm" svg:y="13.795cm" svg:viewBox="0 0 249 249" draw:points="0,0 0,249 249,249 249,0 0,0">
          <text:p/>
        </draw:polyline>
        <draw:polygon draw:style-name="gr115" draw:text-style-name="P9" draw:layer="layout" svg:width="0.248cm" svg:height="0.248cm" svg:x="10.753cm" svg:y="13.896cm" svg:viewBox="0 0 249 249" draw:points="0,0 0,249 249,249 249,0">
          <text:p/>
        </draw:polygon>
        <draw:polyline draw:style-name="gr114" draw:text-style-name="P9" draw:layer="layout" svg:width="0.248cm" svg:height="0.248cm" svg:x="10.753cm" svg:y="13.896cm" svg:viewBox="0 0 249 249" draw:points="0,0 0,249 249,249 249,0 0,0">
          <text:p/>
        </draw:polyline>
        <draw:polygon draw:style-name="gr115" draw:text-style-name="P9" draw:layer="layout" svg:width="0.248cm" svg:height="0.248cm" svg:x="11.851cm" svg:y="13.921cm" svg:viewBox="0 0 249 249" draw:points="0,0 0,249 249,249 249,0">
          <text:p/>
        </draw:polygon>
        <draw:polyline draw:style-name="gr114" draw:text-style-name="P9" draw:layer="layout" svg:width="0.248cm" svg:height="0.248cm" svg:x="11.851cm" svg:y="13.921cm" svg:viewBox="0 0 249 249" draw:points="0,0 0,249 249,249 249,0 0,0">
          <text:p/>
        </draw:polyline>
        <draw:polygon draw:style-name="gr115" draw:text-style-name="P9" draw:layer="layout" svg:width="0.248cm" svg:height="0.248cm" svg:x="12.948cm" svg:y="13.812cm" svg:viewBox="0 0 249 249" draw:points="0,0 0,249 249,249 249,0">
          <text:p/>
        </draw:polygon>
        <draw:polyline draw:style-name="gr114" draw:text-style-name="P9" draw:layer="layout" svg:width="0.248cm" svg:height="0.248cm" svg:x="12.948cm" svg:y="13.812cm" svg:viewBox="0 0 249 249" draw:points="0,0 0,249 249,249 249,0 0,0">
          <text:p/>
        </draw:polyline>
        <draw:polygon draw:style-name="gr115" draw:text-style-name="P9" draw:layer="layout" svg:width="0.248cm" svg:height="0.248cm" svg:x="14.044cm" svg:y="13.759cm" svg:viewBox="0 0 249 249" draw:points="0,0 0,249 249,249 249,0">
          <text:p/>
        </draw:polygon>
        <draw:polyline draw:style-name="gr114" draw:text-style-name="P9" draw:layer="layout" svg:width="0.248cm" svg:height="0.248cm" svg:x="14.044cm" svg:y="13.759cm" svg:viewBox="0 0 249 249" draw:points="0,0 0,249 249,249 249,0 0,0">
          <text:p/>
        </draw:polyline>
        <draw:polygon draw:style-name="gr115" draw:text-style-name="P9" draw:layer="layout" svg:width="0.248cm" svg:height="0.248cm" svg:x="15.141cm" svg:y="13.836cm" svg:viewBox="0 0 249 249" draw:points="0,0 0,249 249,249 249,0">
          <text:p/>
        </draw:polygon>
        <draw:polyline draw:style-name="gr114" draw:text-style-name="P9" draw:layer="layout" svg:width="0.248cm" svg:height="0.248cm" svg:x="15.141cm" svg:y="13.836cm" svg:viewBox="0 0 249 249" draw:points="0,0 0,249 249,249 249,0 0,0">
          <text:p/>
        </draw:polyline>
        <draw:polygon draw:style-name="gr115" draw:text-style-name="P9" draw:layer="layout" svg:width="0.248cm" svg:height="0.248cm" svg:x="16.238cm" svg:y="13.795cm" svg:viewBox="0 0 249 249" draw:points="0,0 0,249 249,249 249,0">
          <text:p/>
        </draw:polygon>
        <draw:polyline draw:style-name="gr114" draw:text-style-name="P9" draw:layer="layout" svg:width="0.248cm" svg:height="0.248cm" svg:x="16.238cm" svg:y="13.795cm" svg:viewBox="0 0 249 249" draw:points="0,0 0,249 249,249 249,0 0,0">
          <text:p/>
        </draw:polyline>
        <draw:polygon draw:style-name="gr116" draw:text-style-name="P9" draw:layer="layout" svg:width="1.096cm" svg:height="0.089cm" svg:x="6.492cm" svg:y="14.497cm" svg:viewBox="0 0 1097 90" draw:points="0,0 1097,2 1097,46 1097,90 0,88 0,44">
          <text:p/>
        </draw:polygon>
        <draw:polygon draw:style-name="gr116" draw:text-style-name="P9" draw:layer="layout" svg:width="0.002cm" svg:height="0.043cm" svg:x="7.588cm" svg:y="14.543cm" svg:viewBox="0 0 3 44" draw:points="0,0 3,44 0,44">
          <text:p/>
        </draw:polygon>
        <draw:polygon draw:style-name="gr116" draw:text-style-name="P9" draw:layer="layout" svg:width="1.102cm" svg:height="0.162cm" svg:x="7.585cm" svg:y="14.424cm" svg:viewBox="0 0 1103 163" draw:points="0,76 1097,0 1100,44 1103,88 6,163 3,119">
          <text:p/>
        </draw:polygon>
        <draw:polygon draw:style-name="gr116" draw:text-style-name="P9" draw:layer="layout" svg:width="0.003cm" svg:height="0.043cm" svg:x="8.682cm" svg:y="14.424cm" svg:viewBox="0 0 4 44" draw:points="3,44 0,0 4,0">
          <text:p/>
        </draw:polygon>
        <draw:polygon draw:style-name="gr116" draw:text-style-name="P9" draw:layer="layout" svg:width="1.098cm" svg:height="0.102cm" svg:x="8.684cm" svg:y="14.424cm" svg:viewBox="0 0 1099 103" draw:points="2,0 1099,15 1098,59 1097,103 0,88 1,44">
          <text:p/>
        </draw:polygon>
        <draw:polygon draw:style-name="gr116" draw:text-style-name="P9" draw:layer="layout" svg:width="0cm" svg:height="0.043cm" svg:x="9.78cm" svg:y="14.482cm" svg:viewBox="0 0 1 44" draw:points="1,0 1,44 0,44">
          <text:p/>
        </draw:polygon>
        <draw:polygon draw:style-name="gr116" draw:text-style-name="P9" draw:layer="layout" svg:width="1.096cm" svg:height="0.092cm" svg:x="9.781cm" svg:y="14.439cm" svg:viewBox="0 0 1097 93" draw:points="0,0 1097,5 1097,49 1097,93 0,88 0,44">
          <text:p/>
        </draw:polygon>
        <draw:polygon draw:style-name="gr116" draw:text-style-name="P9" draw:layer="layout" svg:width="0.001cm" svg:height="0.043cm" svg:x="10.878cm" svg:y="14.487cm" svg:viewBox="0 0 2 44" draw:points="0,0 2,44 0,44">
          <text:p/>
        </draw:polygon>
        <draw:polygon draw:style-name="gr116" draw:text-style-name="P9" draw:layer="layout" svg:width="1.101cm" svg:height="0.129cm" svg:x="10.876cm" svg:y="14.401cm" svg:viewBox="0 0 1102 130" draw:points="0,43 1098,0 1100,44 1102,88 4,130 2,87">
          <text:p/>
        </draw:polygon>
        <draw:polygon draw:style-name="gr116" draw:text-style-name="P9" draw:layer="layout" svg:width="0.001cm" svg:height="0.043cm" svg:x="11.976cm" svg:y="14.444cm" svg:viewBox="0 0 2 44" draw:points="0,0 2,44 2,44">
          <text:p/>
        </draw:polygon>
        <draw:polygon draw:style-name="gr116" draw:text-style-name="P9" draw:layer="layout" svg:width="1.1cm" svg:height="0.137cm" svg:x="11.974cm" svg:y="14.35cm" svg:viewBox="0 0 1101 138" draw:points="0,51 1097,0 1099,44 1101,88 4,138 2,95">
          <text:p/>
        </draw:polygon>
        <draw:polygon draw:style-name="gr116" draw:text-style-name="P9" draw:layer="layout" svg:width="0.004cm" svg:height="0.043cm" svg:x="13.07cm" svg:y="14.35cm" svg:viewBox="0 0 5 44" draw:points="2,44 0,0 5,0">
          <text:p/>
        </draw:polygon>
        <draw:polygon draw:style-name="gr116" draw:text-style-name="P9" draw:layer="layout" svg:width="1.102cm" svg:height="0.156cm" svg:x="13.069cm" svg:y="14.35cm" svg:viewBox="0 0 1103 157" draw:points="6,0 1103,70 1100,113 1097,157 0,88 3,44">
          <text:p/>
        </draw:polygon>
        <draw:polygon draw:style-name="gr116" draw:text-style-name="P9" draw:layer="layout" svg:width="0.002cm" svg:height="0.043cm" svg:x="14.166cm" svg:y="14.463cm" svg:viewBox="0 0 3 44" draw:points="3,0 3,44 0,44">
          <text:p/>
        </draw:polygon>
        <draw:polygon draw:style-name="gr116" draw:text-style-name="P9" draw:layer="layout" svg:width="1.096cm" svg:height="0.095cm" svg:x="14.169cm" svg:y="14.412cm" svg:viewBox="0 0 1097 96" draw:points="0,8 1097,0 1097,44 1097,88 0,96 0,52">
          <text:p/>
        </draw:polygon>
        <draw:polygon draw:style-name="gr116" draw:text-style-name="P9" draw:layer="layout" svg:width="0.001cm" svg:height="0.043cm" svg:x="15.266cm" svg:y="14.455cm" svg:viewBox="0 0 2 44" draw:points="0,0 2,44 0,44">
          <text:p/>
        </draw:polygon>
        <draw:polygon draw:style-name="gr116" draw:text-style-name="P9" draw:layer="layout" svg:width="1.101cm" svg:height="0.131cm" svg:x="15.264cm" svg:y="14.367cm" svg:viewBox="0 0 1102 132" draw:points="0,45 1098,0 1100,44 1102,88 4,132 2,89">
          <text:p/>
        </draw:polygon>
        <draw:polygon draw:style-name="gr116" draw:text-style-name="P9" draw:layer="layout" svg:width="0.248cm" svg:height="0.248cm" svg:x="6.367cm" svg:y="14.417cm" svg:viewBox="0 0 249 249" draw:points="0,124 125,249 249,124 125,0">
          <text:p/>
        </draw:polygon>
        <draw:polyline draw:style-name="gr114" draw:text-style-name="P9" draw:layer="layout" svg:width="0.248cm" svg:height="0.248cm" svg:x="6.367cm" svg:y="14.417cm" svg:viewBox="0 0 249 249" draw:points="0,124 125,249 249,124 125,0 0,124">
          <text:p/>
        </draw:polyline>
        <draw:polygon draw:style-name="gr116" draw:text-style-name="P9" draw:layer="layout" svg:width="0.248cm" svg:height="0.248cm" svg:x="7.463cm" svg:y="14.419cm" svg:viewBox="0 0 249 249" draw:points="0,124 125,249 249,124 125,0">
          <text:p/>
        </draw:polygon>
        <draw:polyline draw:style-name="gr114" draw:text-style-name="P9" draw:layer="layout" svg:width="0.248cm" svg:height="0.248cm" svg:x="7.463cm" svg:y="14.419cm" svg:viewBox="0 0 249 249" draw:points="0,124 125,249 249,124 125,0 0,124">
          <text:p/>
        </draw:polyline>
        <draw:polygon draw:style-name="gr116" draw:text-style-name="P9" draw:layer="layout" svg:width="0.248cm" svg:height="0.248cm" svg:x="8.56cm" svg:y="14.343cm" svg:viewBox="0 0 249 249" draw:points="0,124 125,249 249,124 125,0">
          <text:p/>
        </draw:polygon>
        <draw:polyline draw:style-name="gr114" draw:text-style-name="P9" draw:layer="layout" svg:width="0.248cm" svg:height="0.248cm" svg:x="8.56cm" svg:y="14.343cm" svg:viewBox="0 0 249 249" draw:points="0,124 125,249 249,124 125,0 0,124">
          <text:p/>
        </draw:polyline>
        <draw:polygon draw:style-name="gr116" draw:text-style-name="P9" draw:layer="layout" svg:width="0.248cm" svg:height="0.248cm" svg:x="9.657cm" svg:y="14.358cm" svg:viewBox="0 0 249 249" draw:points="0,124 125,249 249,124 125,0">
          <text:p/>
        </draw:polygon>
        <draw:polyline draw:style-name="gr114" draw:text-style-name="P9" draw:layer="layout" svg:width="0.248cm" svg:height="0.248cm" svg:x="9.657cm" svg:y="14.358cm" svg:viewBox="0 0 249 249" draw:points="0,124 125,249 249,124 125,0 0,124">
          <text:p/>
        </draw:polyline>
        <draw:polygon draw:style-name="gr116" draw:text-style-name="P9" draw:layer="layout" svg:width="0.248cm" svg:height="0.248cm" svg:x="10.753cm" svg:y="14.363cm" svg:viewBox="0 0 249 249" draw:points="0,124 125,249 249,124 125,0">
          <text:p/>
        </draw:polygon>
        <draw:polyline draw:style-name="gr114" draw:text-style-name="P9" draw:layer="layout" svg:width="0.248cm" svg:height="0.248cm" svg:x="10.753cm" svg:y="14.363cm" svg:viewBox="0 0 249 249" draw:points="0,124 125,249 249,124 125,0 0,124">
          <text:p/>
        </draw:polyline>
        <draw:polygon draw:style-name="gr116" draw:text-style-name="P9" draw:layer="layout" svg:width="0.248cm" svg:height="0.248cm" svg:x="11.851cm" svg:y="14.32cm" svg:viewBox="0 0 249 249" draw:points="0,124 125,249 249,124 125,0">
          <text:p/>
        </draw:polygon>
        <draw:polyline draw:style-name="gr114" draw:text-style-name="P9" draw:layer="layout" svg:width="0.248cm" svg:height="0.248cm" svg:x="11.851cm" svg:y="14.32cm" svg:viewBox="0 0 249 249" draw:points="0,124 125,249 249,124 125,0 0,124">
          <text:p/>
        </draw:polyline>
        <draw:polygon draw:style-name="gr116" draw:text-style-name="P9" draw:layer="layout" svg:width="0.248cm" svg:height="0.248cm" svg:x="12.948cm" svg:y="14.269cm" svg:viewBox="0 0 249 249" draw:points="0,124 125,249 249,124 125,0">
          <text:p/>
        </draw:polygon>
        <draw:polyline draw:style-name="gr114" draw:text-style-name="P9" draw:layer="layout" svg:width="0.248cm" svg:height="0.248cm" svg:x="12.948cm" svg:y="14.269cm" svg:viewBox="0 0 249 249" draw:points="0,124 125,249 249,124 125,0 0,124">
          <text:p/>
        </draw:polyline>
        <draw:polygon draw:style-name="gr116" draw:text-style-name="P9" draw:layer="layout" svg:width="0.248cm" svg:height="0.248cm" svg:x="14.044cm" svg:y="14.339cm" svg:viewBox="0 0 249 249" draw:points="0,124 125,249 249,124 125,0">
          <text:p/>
        </draw:polygon>
        <draw:polyline draw:style-name="gr114" draw:text-style-name="P9" draw:layer="layout" svg:width="0.248cm" svg:height="0.248cm" svg:x="14.044cm" svg:y="14.339cm" svg:viewBox="0 0 249 249" draw:points="0,124 125,249 249,124 125,0 0,124">
          <text:p/>
        </draw:polyline>
        <draw:polygon draw:style-name="gr116" draw:text-style-name="P9" draw:layer="layout" svg:width="0.248cm" svg:height="0.248cm" svg:x="15.141cm" svg:y="14.331cm" svg:viewBox="0 0 249 249" draw:points="0,124 125,249 249,124 125,0">
          <text:p/>
        </draw:polygon>
        <draw:polyline draw:style-name="gr114" draw:text-style-name="P9" draw:layer="layout" svg:width="0.248cm" svg:height="0.248cm" svg:x="15.141cm" svg:y="14.331cm" svg:viewBox="0 0 249 249" draw:points="0,124 125,249 249,124 125,0 0,124">
          <text:p/>
        </draw:polyline>
        <draw:polygon draw:style-name="gr116" draw:text-style-name="P9" draw:layer="layout" svg:width="0.248cm" svg:height="0.248cm" svg:x="16.238cm" svg:y="14.286cm" svg:viewBox="0 0 249 249" draw:points="0,124 125,249 249,124 125,0">
          <text:p/>
        </draw:polygon>
        <draw:polyline draw:style-name="gr114" draw:text-style-name="P9" draw:layer="layout" svg:width="0.248cm" svg:height="0.248cm" svg:x="16.238cm" svg:y="14.286cm" svg:viewBox="0 0 249 249" draw:points="0,124 125,249 249,124 125,0 0,124">
          <text:p/>
        </draw:polyline>
        <draw:polygon draw:style-name="gr127" draw:text-style-name="P9" draw:layer="layout" svg:width="1.114cm" svg:height="0.304cm" svg:x="6.483cm" svg:y="15.086cm" svg:viewBox="0 0 1115 305" draw:points="18,0 1115,219 1106,262 1097,305 0,86 9,43">
          <text:p/>
        </draw:polygon>
        <draw:polygon draw:style-name="gr127" draw:text-style-name="P9" draw:layer="layout" svg:width="0.008cm" svg:height="0.043cm" svg:x="7.579cm" svg:y="15.348cm" svg:viewBox="0 0 9 44" draw:points="9,0 9,44 1,43 0,43">
          <text:p/>
        </draw:polygon>
        <draw:polygon draw:style-name="gr127" draw:text-style-name="P9" draw:layer="layout" svg:width="1.096cm" svg:height="0.095cm" svg:x="7.588cm" svg:y="15.304cm" svg:viewBox="0 0 1097 96" draw:points="0,0 1097,8 1097,52 1097,96 0,88 0,44">
          <text:p/>
        </draw:polygon>
        <draw:polygon draw:style-name="gr127" draw:text-style-name="P9" draw:layer="layout" svg:width="0cm" svg:height="0.043cm" svg:x="8.685cm" svg:y="15.312cm" svg:viewBox="0 0 1 44" draw:points="0,44 0,0 1,0">
          <text:p/>
        </draw:polygon>
        <draw:polygon draw:style-name="gr127" draw:text-style-name="P9" draw:layer="layout" svg:width="1.098cm" svg:height="0.111cm" svg:x="8.684cm" svg:y="15.312cm" svg:viewBox="0 0 1099 112" draw:points="2,0 1099,25 1098,69 1097,112 0,88 1,44">
          <text:p/>
        </draw:polygon>
        <draw:polygon draw:style-name="gr127" draw:text-style-name="P9" draw:layer="layout" svg:width="0.008cm" svg:height="0.043cm" svg:x="9.78cm" svg:y="15.381cm" svg:viewBox="0 0 9 44" draw:points="1,0 9,43 2,44 0,44">
          <text:p/>
        </draw:polygon>
        <draw:polygon draw:style-name="gr127" draw:text-style-name="P9" draw:layer="layout" svg:width="1.112cm" svg:height="0.291cm" svg:x="9.773cm" svg:y="15.132cm" svg:viewBox="0 0 1113 292" draw:points="0,206 1097,0 1105,43 1113,86 16,292 8,249">
          <text:p/>
        </draw:polygon>
        <draw:polygon draw:style-name="gr127" draw:text-style-name="P9" draw:layer="layout" svg:width="0.009cm" svg:height="0.043cm" svg:x="10.87cm" svg:y="15.131cm" svg:viewBox="0 0 10 44" draw:points="8,44 0,1 7,0 10,0">
          <text:p/>
        </draw:polygon>
        <draw:polygon draw:style-name="gr127" draw:text-style-name="P9" draw:layer="layout" svg:width="1.101cm" svg:height="0.148cm" svg:x="10.876cm" svg:y="15.131cm" svg:viewBox="0 0 1102 149" draw:points="4,0 1102,62 1100,106 1098,149 0,88 2,44">
          <text:p/>
        </draw:polygon>
        <draw:polygon draw:style-name="gr127" draw:text-style-name="P9" draw:layer="layout" svg:width="0.003cm" svg:height="0.043cm" svg:x="11.974cm" svg:y="15.237cm" svg:viewBox="0 0 4 44" draw:points="2,0 4,44 0,44">
          <text:p/>
        </draw:polygon>
        <draw:polygon draw:style-name="gr127" draw:text-style-name="P9" draw:layer="layout" svg:width="1.1cm" svg:height="0.126cm" svg:x="11.974cm" svg:y="15.153cm" svg:viewBox="0 0 1101 127" draw:points="0,40 1097,0 1099,44 1101,88 4,127 2,84">
          <text:p/>
        </draw:polygon>
        <draw:polygon draw:style-name="gr127" draw:text-style-name="P9" draw:layer="layout" svg:width="0.004cm" svg:height="0.043cm" svg:x="13.07cm" svg:y="15.153cm" svg:viewBox="0 0 5 44" draw:points="2,44 0,0 5,0">
          <text:p/>
        </draw:polygon>
        <draw:polygon draw:style-name="gr127" draw:text-style-name="P9" draw:layer="layout" svg:width="1.102cm" svg:height="0.162cm" svg:x="13.069cm" svg:y="15.153cm" svg:viewBox="0 0 1103 163" draw:points="6,0 1103,76 1100,119 1097,163 0,88 3,44">
          <text:p/>
        </draw:polygon>
        <draw:polygon draw:style-name="gr127" draw:text-style-name="P9" draw:layer="layout" svg:width="0.003cm" svg:height="0.043cm" svg:x="14.166cm" svg:y="15.273cm" svg:viewBox="0 0 4 44" draw:points="3,0 4,44 0,44">
          <text:p/>
        </draw:polygon>
        <draw:polygon draw:style-name="gr127" draw:text-style-name="P9" draw:layer="layout" svg:width="1.098cm" svg:height="0.114cm" svg:x="14.168cm" svg:y="15.201cm" svg:viewBox="0 0 1099 115" draw:points="0,28 1097,0 1098,44 1099,88 2,115 1,72">
          <text:p/>
        </draw:polygon>
        <draw:polygon draw:style-name="gr127" draw:text-style-name="P9" draw:layer="layout" svg:width="0cm" svg:height="0.043cm" svg:x="15.265cm" svg:y="15.201cm" svg:viewBox="0 0 1 44" draw:points="1,44 0,0 1,0">
          <text:p/>
        </draw:polygon>
        <draw:polygon draw:style-name="gr127" draw:text-style-name="P9" draw:layer="layout" svg:width="1.097cm" svg:height="0.097cm" svg:x="15.266cm" svg:y="15.201cm" svg:viewBox="0 0 1098 98" draw:points="0,0 1098,10 1098,54 1098,98 0,88 0,44">
          <text:p/>
        </draw:polygon>
        <draw:polygon draw:style-name="gr127" draw:text-style-name="P9" draw:layer="layout" svg:width="0.248cm" svg:height="0.248cm" svg:x="6.367cm" svg:y="15.005cm" svg:viewBox="0 0 249 249" draw:points="0,0 125,249 249,0">
          <text:p/>
        </draw:polygon>
        <draw:polyline draw:style-name="gr114" draw:text-style-name="P9" draw:layer="layout" svg:width="0.248cm" svg:height="0.248cm" svg:x="6.367cm" svg:y="15.005cm" svg:viewBox="0 0 249 249" draw:points="0,0 125,249 249,0 0,0">
          <text:p/>
        </draw:polyline>
        <draw:polygon draw:style-name="gr127" draw:text-style-name="P9" draw:layer="layout" svg:width="0.248cm" svg:height="0.248cm" svg:x="7.463cm" svg:y="15.224cm" svg:viewBox="0 0 249 249" draw:points="0,0 125,249 249,0">
          <text:p/>
        </draw:polygon>
        <draw:polyline draw:style-name="gr114" draw:text-style-name="P9" draw:layer="layout" svg:width="0.248cm" svg:height="0.248cm" svg:x="7.463cm" svg:y="15.224cm" svg:viewBox="0 0 249 249" draw:points="0,0 125,249 249,0 0,0">
          <text:p/>
        </draw:polyline>
        <draw:polygon draw:style-name="gr127" draw:text-style-name="P9" draw:layer="layout" svg:width="0.248cm" svg:height="0.248cm" svg:x="8.56cm" svg:y="15.232cm" svg:viewBox="0 0 249 249" draw:points="0,0 125,249 249,0">
          <text:p/>
        </draw:polygon>
        <draw:polyline draw:style-name="gr114" draw:text-style-name="P9" draw:layer="layout" svg:width="0.248cm" svg:height="0.248cm" svg:x="8.56cm" svg:y="15.232cm" svg:viewBox="0 0 249 249" draw:points="0,0 125,249 249,0 0,0">
          <text:p/>
        </draw:polyline>
        <draw:polygon draw:style-name="gr127" draw:text-style-name="P9" draw:layer="layout" svg:width="0.248cm" svg:height="0.248cm" svg:x="9.657cm" svg:y="15.257cm" svg:viewBox="0 0 249 249" draw:points="0,0 125,249 249,0">
          <text:p/>
        </draw:polygon>
        <draw:polyline draw:style-name="gr114" draw:text-style-name="P9" draw:layer="layout" svg:width="0.248cm" svg:height="0.248cm" svg:x="9.657cm" svg:y="15.257cm" svg:viewBox="0 0 249 249" draw:points="0,0 125,249 249,0 0,0">
          <text:p/>
        </draw:polyline>
        <draw:polygon draw:style-name="gr127" draw:text-style-name="P9" draw:layer="layout" svg:width="0.248cm" svg:height="0.248cm" svg:x="10.753cm" svg:y="15.051cm" svg:viewBox="0 0 249 249" draw:points="0,0 125,249 249,0">
          <text:p/>
        </draw:polygon>
        <draw:polyline draw:style-name="gr114" draw:text-style-name="P9" draw:layer="layout" svg:width="0.248cm" svg:height="0.248cm" svg:x="10.753cm" svg:y="15.051cm" svg:viewBox="0 0 249 249" draw:points="0,0 125,249 249,0 0,0">
          <text:p/>
        </draw:polyline>
        <draw:polygon draw:style-name="gr127" draw:text-style-name="P9" draw:layer="layout" svg:width="0.248cm" svg:height="0.248cm" svg:x="11.851cm" svg:y="15.112cm" svg:viewBox="0 0 249 249" draw:points="0,0 125,249 249,0">
          <text:p/>
        </draw:polygon>
        <draw:polyline draw:style-name="gr114" draw:text-style-name="P9" draw:layer="layout" svg:width="0.248cm" svg:height="0.248cm" svg:x="11.851cm" svg:y="15.112cm" svg:viewBox="0 0 249 249" draw:points="0,0 125,249 249,0 0,0">
          <text:p/>
        </draw:polyline>
        <draw:polygon draw:style-name="gr127" draw:text-style-name="P9" draw:layer="layout" svg:width="0.248cm" svg:height="0.248cm" svg:x="12.948cm" svg:y="15.073cm" svg:viewBox="0 0 249 249" draw:points="0,0 125,249 249,0">
          <text:p/>
        </draw:polygon>
        <draw:polyline draw:style-name="gr114" draw:text-style-name="P9" draw:layer="layout" svg:width="0.248cm" svg:height="0.248cm" svg:x="12.948cm" svg:y="15.073cm" svg:viewBox="0 0 249 249" draw:points="0,0 125,249 249,0 0,0">
          <text:p/>
        </draw:polyline>
        <draw:polygon draw:style-name="gr127" draw:text-style-name="P9" draw:layer="layout" svg:width="0.248cm" svg:height="0.248cm" svg:x="14.044cm" svg:y="15.148cm" svg:viewBox="0 0 249 249" draw:points="0,0 125,249 249,0">
          <text:p/>
        </draw:polygon>
        <draw:polyline draw:style-name="gr114" draw:text-style-name="P9" draw:layer="layout" svg:width="0.248cm" svg:height="0.248cm" svg:x="14.044cm" svg:y="15.148cm" svg:viewBox="0 0 249 249" draw:points="0,0 125,249 249,0 0,0">
          <text:p/>
        </draw:polyline>
        <draw:polygon draw:style-name="gr127" draw:text-style-name="P9" draw:layer="layout" svg:width="0.248cm" svg:height="0.248cm" svg:x="15.141cm" svg:y="15.12cm" svg:viewBox="0 0 249 249" draw:points="0,0 125,249 249,0">
          <text:p/>
        </draw:polygon>
        <draw:polyline draw:style-name="gr114" draw:text-style-name="P9" draw:layer="layout" svg:width="0.248cm" svg:height="0.248cm" svg:x="15.141cm" svg:y="15.12cm" svg:viewBox="0 0 249 249" draw:points="0,0 125,249 249,0 0,0">
          <text:p/>
        </draw:polyline>
        <draw:polygon draw:style-name="gr127" draw:text-style-name="P9" draw:layer="layout" svg:width="0.248cm" svg:height="0.248cm" svg:x="16.238cm" svg:y="15.13cm" svg:viewBox="0 0 249 249" draw:points="0,0 125,249 249,0">
          <text:p/>
        </draw:polygon>
        <draw:polyline draw:style-name="gr114" draw:text-style-name="P9" draw:layer="layout" svg:width="0.248cm" svg:height="0.248cm" svg:x="16.238cm" svg:y="15.13cm" svg:viewBox="0 0 249 249" draw:points="0,0 125,249 249,0 0,0">
          <text:p/>
        </draw:polyline>
        <draw:polygon draw:style-name="gr146" draw:text-style-name="P9" draw:layer="layout" svg:width="1.144cm" svg:height="0.788cm" svg:x="6.468cm" svg:y="16.242cm" svg:viewBox="0 0 1145 789" draw:points="48,0 1145,716 1121,752 1097,789 0,74 24,37">
          <text:p/>
        </draw:polygon>
        <draw:polygon draw:style-name="gr146" draw:text-style-name="P9" draw:layer="layout" svg:width="0.023cm" svg:height="0.042cm" svg:x="7.564cm" svg:y="16.994cm" svg:viewBox="0 0 24 43" draw:points="24,0 17,43 10,42 3,39 0,37">
          <text:p/>
        </draw:polygon>
        <draw:polygon draw:style-name="gr146" draw:text-style-name="P9" draw:layer="layout" svg:width="1.11cm" svg:height="0.257cm" svg:x="7.581cm" svg:y="16.952cm" svg:viewBox="0 0 1111 258" draw:points="14,0 1111,172 1104,215 1097,258 0,86 7,43">
          <text:p/>
        </draw:polygon>
        <draw:polygon draw:style-name="gr146" draw:text-style-name="P9" draw:layer="layout" svg:width="0.007cm" svg:height="0.043cm" svg:x="8.678cm" svg:y="17.167cm" svg:viewBox="0 0 8 44" draw:points="7,0 8,44 1,44 0,43">
          <text:p/>
        </draw:polygon>
        <draw:polygon draw:style-name="gr146" draw:text-style-name="P9" draw:layer="layout" svg:width="1.098cm" svg:height="0.115cm" svg:x="8.684cm" svg:y="17.094cm" svg:viewBox="0 0 1099 116" draw:points="0,29 1097,0 1098,44 1099,88 2,116 1,73">
          <text:p/>
        </draw:polygon>
        <draw:polygon draw:style-name="gr146" draw:text-style-name="P9" draw:layer="layout" svg:width="0.004cm" svg:height="0.043cm" svg:x="9.781cm" svg:y="17.138cm" svg:viewBox="0 0 5 44" draw:points="0,0 5,44 1,44">
          <text:p/>
        </draw:polygon>
        <draw:polygon draw:style-name="gr146" draw:text-style-name="P9" draw:layer="layout" svg:width="1.106cm" svg:height="0.208cm" svg:x="9.776cm" svg:y="16.973cm" svg:viewBox="0 0 1107 209" draw:points="0,121 1097,0 1102,44 1107,88 10,209 5,165">
          <text:p/>
        </draw:polygon>
        <draw:polygon draw:style-name="gr146" draw:text-style-name="P9" draw:layer="layout" svg:width="0.008cm" svg:height="0.043cm" svg:x="10.873cm" svg:y="16.973cm" svg:viewBox="0 0 9 44" draw:points="5,44 0,0 8,0 9,0">
          <text:p/>
        </draw:polygon>
        <draw:polygon draw:style-name="gr146" draw:text-style-name="P9" draw:layer="layout" svg:width="1.105cm" svg:height="0.179cm" svg:x="10.874cm" svg:y="16.973cm" svg:viewBox="0 0 1106 180" draw:points="8,0 1106,93 1102,136 1098,180 0,88 4,44">
          <text:p/>
        </draw:polygon>
        <draw:polygon draw:style-name="gr146" draw:text-style-name="P9" draw:layer="layout" svg:width="0.007cm" svg:height="0.043cm" svg:x="11.972cm" svg:y="17.109cm" svg:viewBox="0 0 8 44" draw:points="4,0 8,44 1,44 0,44">
          <text:p/>
        </draw:polygon>
        <draw:polygon draw:style-name="gr146" draw:text-style-name="P9" draw:layer="layout" svg:width="1.104cm" svg:height="0.193cm" svg:x="11.972cm" svg:y="16.959cm" svg:viewBox="0 0 1105 194" draw:points="0,106 1097,0 1101,44 1105,88 8,194 4,150">
          <text:p/>
        </draw:polygon>
        <draw:polygon draw:style-name="gr146" draw:text-style-name="P9" draw:layer="layout" svg:width="0.006cm" svg:height="0.043cm" svg:x="13.068cm" svg:y="16.959cm" svg:viewBox="0 0 7 44" draw:points="4,44 0,0 7,0">
          <text:p/>
        </draw:polygon>
        <draw:polygon draw:style-name="gr146" draw:text-style-name="P9" draw:layer="layout" svg:width="1.102cm" svg:height="0.161cm" svg:x="13.069cm" svg:y="16.959cm" svg:viewBox="0 0 1103 162" draw:points="6,0 1103,75 1100,118 1097,162 0,88 3,44">
          <text:p/>
        </draw:polygon>
        <draw:polygon draw:style-name="gr146" draw:text-style-name="P9" draw:layer="layout" svg:width="0.008cm" svg:height="0.043cm" svg:x="14.166cm" svg:y="17.077cm" svg:viewBox="0 0 9 44" draw:points="3,0 9,44 1,44 0,44">
          <text:p/>
        </draw:polygon>
        <draw:polygon draw:style-name="gr146" draw:text-style-name="P9" draw:layer="layout" svg:width="1.108cm" svg:height="0.234cm" svg:x="14.163cm" svg:y="16.886cm" svg:viewBox="0 0 1109 235" draw:points="0,147 1097,0 1103,44 1109,88 12,235 6,191">
          <text:p/>
        </draw:polygon>
        <draw:polygon draw:style-name="gr146" draw:text-style-name="P9" draw:layer="layout" svg:width="0.006cm" svg:height="0.043cm" svg:x="15.26cm" svg:y="16.886cm" svg:viewBox="0 0 7 44" draw:points="6,44 0,0 7,0">
          <text:p/>
        </draw:polygon>
        <draw:polygon draw:style-name="gr146" draw:text-style-name="P9" draw:layer="layout" svg:width="1.099cm" svg:height="0.107cm" svg:x="15.265cm" svg:y="16.886cm" svg:viewBox="0 0 1100 108" draw:points="2,0 1100,21 1099,65 1098,108 0,88 1,44">
          <text:p/>
        </draw:polygon>
        <draw:polygon draw:style-name="gr146" draw:text-style-name="P9" draw:layer="layout" svg:width="0.248cm" svg:height="0.248cm" svg:x="6.367cm" svg:y="16.154cm" svg:viewBox="0 0 249 249" draw:points="0,249 249,249 125,0">
          <text:p/>
        </draw:polygon>
        <draw:polyline draw:style-name="gr114" draw:text-style-name="P9" draw:layer="layout" svg:width="0.248cm" svg:height="0.248cm" svg:x="6.367cm" svg:y="16.154cm" svg:viewBox="0 0 249 249" draw:points="0,249 249,249 125,0 0,249">
          <text:p/>
        </draw:polyline>
        <draw:polygon draw:style-name="gr146" draw:text-style-name="P9" draw:layer="layout" svg:width="0.248cm" svg:height="0.248cm" svg:x="7.463cm" svg:y="16.87cm" svg:viewBox="0 0 249 249" draw:points="0,249 249,249 125,0">
          <text:p/>
        </draw:polygon>
        <draw:polyline draw:style-name="gr114" draw:text-style-name="P9" draw:layer="layout" svg:width="0.248cm" svg:height="0.248cm" svg:x="7.463cm" svg:y="16.87cm" svg:viewBox="0 0 249 249" draw:points="0,249 249,249 125,0 0,249">
          <text:p/>
        </draw:polyline>
        <draw:polygon draw:style-name="gr146" draw:text-style-name="P9" draw:layer="layout" svg:width="0.248cm" svg:height="0.248cm" svg:x="8.56cm" svg:y="17.042cm" svg:viewBox="0 0 249 249" draw:points="0,249 249,249 125,0">
          <text:p/>
        </draw:polygon>
        <draw:polyline draw:style-name="gr114" draw:text-style-name="P9" draw:layer="layout" svg:width="0.248cm" svg:height="0.248cm" svg:x="8.56cm" svg:y="17.042cm" svg:viewBox="0 0 249 249" draw:points="0,249 249,249 125,0 0,249">
          <text:p/>
        </draw:polyline>
        <draw:polygon draw:style-name="gr146" draw:text-style-name="P9" draw:layer="layout" svg:width="0.248cm" svg:height="0.248cm" svg:x="9.657cm" svg:y="17.013cm" svg:viewBox="0 0 249 249" draw:points="0,249 249,249 125,0">
          <text:p/>
        </draw:polygon>
        <draw:polyline draw:style-name="gr114" draw:text-style-name="P9" draw:layer="layout" svg:width="0.248cm" svg:height="0.248cm" svg:x="9.657cm" svg:y="17.013cm" svg:viewBox="0 0 249 249" draw:points="0,249 249,249 125,0 0,249">
          <text:p/>
        </draw:polyline>
        <draw:polygon draw:style-name="gr146" draw:text-style-name="P9" draw:layer="layout" svg:width="0.248cm" svg:height="0.248cm" svg:x="10.753cm" svg:y="16.892cm" svg:viewBox="0 0 249 249" draw:points="0,249 249,249 125,0">
          <text:p/>
        </draw:polygon>
        <draw:polyline draw:style-name="gr114" draw:text-style-name="P9" draw:layer="layout" svg:width="0.248cm" svg:height="0.248cm" svg:x="10.753cm" svg:y="16.892cm" svg:viewBox="0 0 249 249" draw:points="0,249 249,249 125,0 0,249">
          <text:p/>
        </draw:polyline>
        <draw:polygon draw:style-name="gr146" draw:text-style-name="P9" draw:layer="layout" svg:width="0.248cm" svg:height="0.248cm" svg:x="11.851cm" svg:y="16.985cm" svg:viewBox="0 0 249 249" draw:points="0,249 249,249 125,0">
          <text:p/>
        </draw:polygon>
        <draw:polyline draw:style-name="gr114" draw:text-style-name="P9" draw:layer="layout" svg:width="0.248cm" svg:height="0.248cm" svg:x="11.851cm" svg:y="16.985cm" svg:viewBox="0 0 249 249" draw:points="0,249 249,249 125,0 0,249">
          <text:p/>
        </draw:polyline>
        <draw:polygon draw:style-name="gr146" draw:text-style-name="P9" draw:layer="layout" svg:width="0.248cm" svg:height="0.248cm" svg:x="12.948cm" svg:y="16.878cm" svg:viewBox="0 0 249 249" draw:points="0,249 249,249 125,0">
          <text:p/>
        </draw:polygon>
        <draw:polyline draw:style-name="gr114" draw:text-style-name="P9" draw:layer="layout" svg:width="0.248cm" svg:height="0.248cm" svg:x="12.948cm" svg:y="16.878cm" svg:viewBox="0 0 249 249" draw:points="0,249 249,249 125,0 0,249">
          <text:p/>
        </draw:polyline>
        <draw:polygon draw:style-name="gr146" draw:text-style-name="P9" draw:layer="layout" svg:width="0.248cm" svg:height="0.248cm" svg:x="14.044cm" svg:y="16.953cm" svg:viewBox="0 0 249 249" draw:points="0,249 249,249 125,0">
          <text:p/>
        </draw:polygon>
        <draw:polyline draw:style-name="gr114" draw:text-style-name="P9" draw:layer="layout" svg:width="0.248cm" svg:height="0.248cm" svg:x="14.044cm" svg:y="16.953cm" svg:viewBox="0 0 249 249" draw:points="0,249 249,249 125,0 0,249">
          <text:p/>
        </draw:polyline>
        <draw:polygon draw:style-name="gr146" draw:text-style-name="P9" draw:layer="layout" svg:width="0.248cm" svg:height="0.248cm" svg:x="15.141cm" svg:y="16.805cm" svg:viewBox="0 0 249 249" draw:points="0,249 249,249 125,0">
          <text:p/>
        </draw:polygon>
        <draw:polyline draw:style-name="gr114" draw:text-style-name="P9" draw:layer="layout" svg:width="0.248cm" svg:height="0.248cm" svg:x="15.141cm" svg:y="16.805cm" svg:viewBox="0 0 249 249" draw:points="0,249 249,249 125,0 0,249">
          <text:p/>
        </draw:polyline>
        <draw:polygon draw:style-name="gr146" draw:text-style-name="P9" draw:layer="layout" svg:width="0.248cm" svg:height="0.248cm" svg:x="16.238cm" svg:y="16.826cm" svg:viewBox="0 0 249 249" draw:points="0,249 249,249 125,0">
          <text:p/>
        </draw:polygon>
        <draw:polyline draw:style-name="gr114" draw:text-style-name="P9" draw:layer="layout" svg:width="0.248cm" svg:height="0.248cm" svg:x="16.238cm" svg:y="16.826cm" svg:viewBox="0 0 249 249" draw:points="0,249 249,249 125,0 0,249">
          <text:p/>
        </draw:polyline>
        <draw:polygon draw:style-name="gr147" draw:text-style-name="P9" draw:layer="layout" svg:width="1.142cm" svg:height="0.728cm" svg:x="6.469cm" svg:y="17.336cm" svg:viewBox="0 0 1143 729" draw:points="46,0 1143,653 1120,691 1097,729 0,76 23,38">
          <text:p/>
        </draw:polygon>
        <draw:polygon draw:style-name="gr147" draw:text-style-name="P9" draw:layer="layout" svg:width="0.022cm" svg:height="0.042cm" svg:x="7.565cm" svg:y="18.027cm" svg:viewBox="0 0 23 43" draw:points="23,0 15,43 7,41 0,38">
          <text:p/>
        </draw:polygon>
        <draw:polygon draw:style-name="gr147" draw:text-style-name="P9" draw:layer="layout" svg:width="1.112cm" svg:height="0.3cm" svg:x="7.58cm" svg:y="17.984cm" svg:viewBox="0 0 1113 301" draw:points="16,0 1113,215 1105,258 1097,301 0,86 8,43">
          <text:p/>
        </draw:polygon>
        <draw:polygon draw:style-name="gr147" draw:text-style-name="P9" draw:layer="layout" svg:width="0.007cm" svg:height="0.043cm" svg:x="8.677cm" svg:y="18.242cm" svg:viewBox="0 0 8 44" draw:points="8,0 5,44 0,43">
          <text:p/>
        </draw:polygon>
        <draw:polygon draw:style-name="gr147" draw:text-style-name="P9" draw:layer="layout" svg:width="1.102cm" svg:height="0.17cm" svg:x="8.682cm" svg:y="18.198cm" svg:viewBox="0 0 1103 171" draw:points="6,0 1103,84 1100,127 1097,171 0,88 3,44">
          <text:p/>
        </draw:polygon>
        <draw:polygon draw:style-name="gr147" draw:text-style-name="P9" draw:layer="layout" svg:width="0.002cm" svg:height="0.043cm" svg:x="9.778cm" svg:y="18.325cm" svg:viewBox="0 0 3 44" draw:points="3,0 2,44 0,44">
          <text:p/>
        </draw:polygon>
        <draw:polygon draw:style-name="gr147" draw:text-style-name="P9" draw:layer="layout" svg:width="1.098cm" svg:height="0.123cm" svg:x="9.78cm" svg:y="18.281cm" svg:viewBox="0 0 1099 124" draw:points="2,0 1099,37 1098,81 1097,124 0,88 1,44">
          <text:p/>
        </draw:polygon>
        <draw:polygon draw:style-name="gr147" draw:text-style-name="P9" draw:layer="layout" svg:width="0cm" svg:height="0.043cm" svg:x="10.877cm" svg:y="18.362cm" svg:viewBox="0 0 1 44" draw:points="1,0 0,44 0,44">
          <text:p/>
        </draw:polygon>
        <draw:polygon draw:style-name="gr147" draw:text-style-name="P9" draw:layer="layout" svg:width="1.099cm" svg:height="0.101cm" svg:x="10.877cm" svg:y="18.318cm" svg:viewBox="0 0 1100 102" draw:points="2,0 1100,14 1099,58 1098,102 0,88 1,44">
          <text:p/>
        </draw:polygon>
        <draw:polygon draw:style-name="gr147" draw:text-style-name="P9" draw:layer="layout" svg:width="0cm" svg:height="0.043cm" svg:x="11.975cm" svg:y="18.376cm" svg:viewBox="0 0 1 44" draw:points="1,0 1,44 0,44">
          <text:p/>
        </draw:polygon>
        <draw:polygon draw:style-name="gr147" draw:text-style-name="P9" draw:layer="layout" svg:width="1.096cm" svg:height="0.098cm" svg:x="11.976cm" svg:y="18.332cm" svg:viewBox="0 0 1097 99" draw:points="0,0 1097,11 1097,55 1097,99 0,88 0,44">
          <text:p/>
        </draw:polygon>
        <draw:polygon draw:style-name="gr147" draw:text-style-name="P9" draw:layer="layout" svg:width="0cm" svg:height="0.043cm" svg:x="13.072cm" svg:y="18.387cm" svg:viewBox="0 0 0 44" draw:points="0,0 0,44 0,44">
          <text:p/>
        </draw:polygon>
        <draw:polygon draw:style-name="gr147" draw:text-style-name="P9" draw:layer="layout" svg:width="1.096cm" svg:height="0.087cm" svg:x="13.072cm" svg:y="18.343cm" svg:viewBox="0 0 1097 88" draw:points="0,0 1097,0 1097,44 1097,88 0,88 0,44">
          <text:p/>
        </draw:polygon>
        <draw:polygon draw:style-name="gr147" draw:text-style-name="P9" draw:layer="layout" svg:width="0cm" svg:height="0.043cm" svg:x="14.169cm" svg:y="18.343cm" svg:viewBox="0 0 0 44" draw:points="0,44 0,0 0,0">
          <text:p/>
        </draw:polygon>
        <draw:polygon draw:style-name="gr147" draw:text-style-name="P9" draw:layer="layout" svg:width="1.096cm" svg:height="0.091cm" svg:x="14.169cm" svg:y="18.343cm" svg:viewBox="0 0 1097 92" draw:points="0,0 1097,4 1097,48 1097,92 0,88 0,44">
          <text:p/>
        </draw:polygon>
        <draw:polygon draw:style-name="gr147" draw:text-style-name="P9" draw:layer="layout" svg:width="0cm" svg:height="0.043cm" svg:x="15.266cm" svg:y="18.391cm" svg:viewBox="0 0 0 44" draw:points="0,0 0,44 0,44">
          <text:p/>
        </draw:polygon>
        <draw:polygon draw:style-name="gr147" draw:text-style-name="P9" draw:layer="layout" svg:width="1.097cm" svg:height="0.088cm" svg:x="15.266cm" svg:y="18.347cm" svg:viewBox="0 0 1098 89" draw:points="0,0 1098,1 1098,45 1098,89 0,88 0,44">
          <text:p/>
        </draw:polygon>
        <draw:polygon draw:style-name="gr147" draw:text-style-name="P9" draw:layer="layout" svg:width="0.248cm" svg:height="0.248cm" svg:x="6.367cm" svg:y="17.249cm" svg:viewBox="0 0 249 249" draw:points="0,0 0,249 249,124">
          <text:p/>
        </draw:polygon>
        <draw:polyline draw:style-name="gr114" draw:text-style-name="P9" draw:layer="layout" svg:width="0.248cm" svg:height="0.248cm" svg:x="6.367cm" svg:y="17.249cm" svg:viewBox="0 0 249 249" draw:points="0,0 0,249 249,124 0,0">
          <text:p/>
        </draw:polyline>
        <draw:polygon draw:style-name="gr147" draw:text-style-name="P9" draw:layer="layout" svg:width="0.248cm" svg:height="0.248cm" svg:x="7.463cm" svg:y="17.902cm" svg:viewBox="0 0 249 249" draw:points="0,0 0,249 249,124">
          <text:p/>
        </draw:polygon>
        <draw:polyline draw:style-name="gr114" draw:text-style-name="P9" draw:layer="layout" svg:width="0.248cm" svg:height="0.248cm" svg:x="7.463cm" svg:y="17.902cm" svg:viewBox="0 0 249 249" draw:points="0,0 0,249 249,124 0,0">
          <text:p/>
        </draw:polyline>
        <draw:polygon draw:style-name="gr147" draw:text-style-name="P9" draw:layer="layout" svg:width="0.248cm" svg:height="0.248cm" svg:x="8.56cm" svg:y="18.117cm" svg:viewBox="0 0 249 249" draw:points="0,0 0,249 249,124">
          <text:p/>
        </draw:polygon>
        <draw:polyline draw:style-name="gr114" draw:text-style-name="P9" draw:layer="layout" svg:width="0.248cm" svg:height="0.248cm" svg:x="8.56cm" svg:y="18.117cm" svg:viewBox="0 0 249 249" draw:points="0,0 0,249 249,124 0,0">
          <text:p/>
        </draw:polyline>
        <draw:polygon draw:style-name="gr147" draw:text-style-name="P9" draw:layer="layout" svg:width="0.248cm" svg:height="0.248cm" svg:x="9.657cm" svg:y="18.201cm" svg:viewBox="0 0 249 249" draw:points="0,0 0,249 249,124">
          <text:p/>
        </draw:polygon>
        <draw:polyline draw:style-name="gr114" draw:text-style-name="P9" draw:layer="layout" svg:width="0.248cm" svg:height="0.248cm" svg:x="9.657cm" svg:y="18.201cm" svg:viewBox="0 0 249 249" draw:points="0,0 0,249 249,124 0,0">
          <text:p/>
        </draw:polyline>
        <draw:polygon draw:style-name="gr147" draw:text-style-name="P9" draw:layer="layout" svg:width="0.248cm" svg:height="0.248cm" svg:x="10.753cm" svg:y="18.238cm" svg:viewBox="0 0 249 249" draw:points="0,0 0,249 249,124">
          <text:p/>
        </draw:polygon>
        <draw:polyline draw:style-name="gr114" draw:text-style-name="P9" draw:layer="layout" svg:width="0.248cm" svg:height="0.248cm" svg:x="10.753cm" svg:y="18.238cm" svg:viewBox="0 0 249 249" draw:points="0,0 0,249 249,124 0,0">
          <text:p/>
        </draw:polyline>
        <draw:polygon draw:style-name="gr147" draw:text-style-name="P9" draw:layer="layout" svg:width="0.248cm" svg:height="0.248cm" svg:x="11.851cm" svg:y="18.252cm" svg:viewBox="0 0 249 249" draw:points="0,0 0,249 249,124">
          <text:p/>
        </draw:polygon>
        <draw:polyline draw:style-name="gr114" draw:text-style-name="P9" draw:layer="layout" svg:width="0.248cm" svg:height="0.248cm" svg:x="11.851cm" svg:y="18.252cm" svg:viewBox="0 0 249 249" draw:points="0,0 0,249 249,124 0,0">
          <text:p/>
        </draw:polyline>
        <draw:polygon draw:style-name="gr147" draw:text-style-name="P9" draw:layer="layout" svg:width="0.248cm" svg:height="0.248cm" svg:x="12.948cm" svg:y="18.263cm" svg:viewBox="0 0 249 249" draw:points="0,0 0,249 249,124">
          <text:p/>
        </draw:polygon>
        <draw:polyline draw:style-name="gr114" draw:text-style-name="P9" draw:layer="layout" svg:width="0.248cm" svg:height="0.248cm" svg:x="12.948cm" svg:y="18.263cm" svg:viewBox="0 0 249 249" draw:points="0,0 0,249 249,124 0,0">
          <text:p/>
        </draw:polyline>
        <draw:polygon draw:style-name="gr147" draw:text-style-name="P9" draw:layer="layout" svg:width="0.248cm" svg:height="0.248cm" svg:x="14.044cm" svg:y="18.263cm" svg:viewBox="0 0 249 249" draw:points="0,0 0,249 249,124">
          <text:p/>
        </draw:polygon>
        <draw:polyline draw:style-name="gr114" draw:text-style-name="P9" draw:layer="layout" svg:width="0.248cm" svg:height="0.248cm" svg:x="14.044cm" svg:y="18.263cm" svg:viewBox="0 0 249 249" draw:points="0,0 0,249 249,124 0,0">
          <text:p/>
        </draw:polyline>
        <draw:polygon draw:style-name="gr147" draw:text-style-name="P9" draw:layer="layout" svg:width="0.248cm" svg:height="0.248cm" svg:x="15.141cm" svg:y="18.267cm" svg:viewBox="0 0 249 249" draw:points="0,0 0,249 249,124">
          <text:p/>
        </draw:polygon>
        <draw:polyline draw:style-name="gr114" draw:text-style-name="P9" draw:layer="layout" svg:width="0.248cm" svg:height="0.248cm" svg:x="15.141cm" svg:y="18.267cm" svg:viewBox="0 0 249 249" draw:points="0,0 0,249 249,124 0,0">
          <text:p/>
        </draw:polyline>
        <draw:polygon draw:style-name="gr147" draw:text-style-name="P9" draw:layer="layout" svg:width="0.248cm" svg:height="0.248cm" svg:x="16.238cm" svg:y="18.267cm" svg:viewBox="0 0 249 249" draw:points="0,0 0,249 249,124">
          <text:p/>
        </draw:polygon>
        <draw:polyline draw:style-name="gr114" draw:text-style-name="P9" draw:layer="layout" svg:width="0.248cm" svg:height="0.248cm" svg:x="16.238cm" svg:y="18.267cm" svg:viewBox="0 0 249 249" draw:points="0,0 0,249 249,124 0,0">
          <text:p/>
        </draw:polyline>
        <draw:polygon draw:style-name="gr148" draw:text-style-name="P9" draw:layer="layout" svg:width="1.128cm" svg:height="0.506cm" svg:x="6.476cm" svg:y="17.877cm" svg:viewBox="0 0 1129 507" draw:points="32,0 1129,425 1113,466 1097,507 0,82 16,41">
          <text:p/>
        </draw:polygon>
        <draw:polygon draw:style-name="gr148" draw:text-style-name="P9" draw:layer="layout" svg:width="0.015cm" svg:height="0.043cm" svg:x="7.572cm" svg:y="18.343cm" svg:viewBox="0 0 16 44" draw:points="16,0 14,44 7,43 0,41">
          <text:p/>
        </draw:polygon>
        <draw:polygon draw:style-name="gr148" draw:text-style-name="P9" draw:layer="layout" svg:width="1.1cm" svg:height="0.125cm" svg:x="7.586cm" svg:y="18.299cm" svg:viewBox="0 0 1101 126" draw:points="4,0 1101,39 1099,83 1097,126 0,88 2,44">
          <text:p/>
        </draw:polygon>
        <draw:polygon draw:style-name="gr148" draw:text-style-name="P9" draw:layer="layout" svg:width="0.001cm" svg:height="0.043cm" svg:x="8.683cm" svg:y="18.382cm" svg:viewBox="0 0 2 44" draw:points="2,0 2,44 0,44">
          <text:p/>
        </draw:polygon>
        <draw:polygon draw:style-name="gr148" draw:text-style-name="P9" draw:layer="layout" svg:width="1.096cm" svg:height="0.096cm" svg:x="8.685cm" svg:y="18.338cm" svg:viewBox="0 0 1097 97" draw:points="0,0 1097,9 1097,53 1097,97 0,88 0,44">
          <text:p/>
        </draw:polygon>
        <draw:polygon draw:style-name="gr148" draw:text-style-name="P9" draw:layer="layout" svg:width="0cm" svg:height="0.043cm" svg:x="9.781cm" svg:y="18.391cm" svg:viewBox="0 0 0 44" draw:points="0,0 0,44 0,44">
          <text:p/>
        </draw:polygon>
        <draw:polygon draw:style-name="gr148" draw:text-style-name="P9" draw:layer="layout" svg:width="1.096cm" svg:height="0.09cm" svg:x="9.781cm" svg:y="18.347cm" svg:viewBox="0 0 1097 91" draw:points="0,0 1097,3 1097,47 1097,91 0,88 0,44">
          <text:p/>
        </draw:polygon>
        <draw:polygon draw:style-name="gr148" draw:text-style-name="P9" draw:layer="layout" svg:width="0cm" svg:height="0.043cm" svg:x="10.878cm" svg:y="18.394cm" svg:viewBox="0 0 0 44" draw:points="0,0 0,44 0,44">
          <text:p/>
        </draw:polygon>
        <draw:polygon draw:style-name="gr148" draw:text-style-name="P9" draw:layer="layout" svg:width="1.097cm" svg:height="0.088cm" svg:x="10.878cm" svg:y="18.35cm" svg:viewBox="0 0 1098 89" draw:points="0,0 1098,1 1098,45 1098,89 0,88 0,44">
          <text:p/>
        </draw:polygon>
        <draw:polygon draw:style-name="gr148" draw:text-style-name="P9" draw:layer="layout" svg:width="0cm" svg:height="0.043cm" svg:x="11.976cm" svg:y="18.395cm" svg:viewBox="0 0 0 44" draw:points="0,0 0,44 0,44">
          <text:p/>
        </draw:polygon>
        <draw:polygon draw:style-name="gr148" draw:text-style-name="P9" draw:layer="layout" svg:width="1.096cm" svg:height="0.087cm" svg:x="11.976cm" svg:y="18.351cm" svg:viewBox="0 0 1097 88" draw:points="0,0 1097,0 1097,44 1097,88 0,88 0,44">
          <text:p/>
        </draw:polygon>
        <draw:polygon draw:style-name="gr148" draw:text-style-name="P9" draw:layer="layout" svg:width="1.096cm" svg:height="0.087cm" svg:x="13.072cm" svg:y="18.351cm" svg:viewBox="0 0 1097 88" draw:points="0,0 1097,0 1097,44 1097,88 0,88 0,44">
          <text:p/>
        </draw:polygon>
        <draw:polygon draw:style-name="gr148" draw:text-style-name="P9" draw:layer="layout" svg:width="1.096cm" svg:height="0.087cm" svg:x="14.169cm" svg:y="18.351cm" svg:viewBox="0 0 1097 88" draw:points="0,0 1097,0 1097,44 1097,88 0,88 0,44">
          <text:p/>
        </draw:polygon>
        <draw:polygon draw:style-name="gr148" draw:text-style-name="P9" draw:layer="layout" svg:width="1.097cm" svg:height="0.087cm" svg:x="15.266cm" svg:y="18.351cm" svg:viewBox="0 0 1098 88" draw:points="0,0 1098,0 1098,44 1098,88 0,88 0,44">
          <text:p/>
        </draw:polygon>
        <draw:polygon draw:style-name="gr148" draw:text-style-name="P9" draw:layer="layout" svg:width="0.248cm" svg:height="0.248cm" svg:x="6.367cm" svg:y="17.794cm" svg:viewBox="0 0 249 249" draw:points="0,124 249,249 249,0">
          <text:p/>
        </draw:polygon>
        <draw:polyline draw:style-name="gr114" draw:text-style-name="P9" draw:layer="layout" svg:width="0.248cm" svg:height="0.248cm" svg:x="6.367cm" svg:y="17.794cm" svg:viewBox="0 0 249 249" draw:points="0,124 249,249 249,0 0,124">
          <text:p/>
        </draw:polyline>
        <draw:polygon draw:style-name="gr148" draw:text-style-name="P9" draw:layer="layout" svg:width="0.248cm" svg:height="0.248cm" svg:x="7.463cm" svg:y="18.219cm" svg:viewBox="0 0 249 249" draw:points="0,124 249,249 249,0">
          <text:p/>
        </draw:polygon>
        <draw:polyline draw:style-name="gr114" draw:text-style-name="P9" draw:layer="layout" svg:width="0.248cm" svg:height="0.248cm" svg:x="7.463cm" svg:y="18.219cm" svg:viewBox="0 0 249 249" draw:points="0,124 249,249 249,0 0,124">
          <text:p/>
        </draw:polyline>
        <draw:polygon draw:style-name="gr148" draw:text-style-name="P9" draw:layer="layout" svg:width="0.248cm" svg:height="0.248cm" svg:x="8.56cm" svg:y="18.258cm" svg:viewBox="0 0 249 249" draw:points="0,124 249,249 249,0">
          <text:p/>
        </draw:polygon>
        <draw:polyline draw:style-name="gr114" draw:text-style-name="P9" draw:layer="layout" svg:width="0.248cm" svg:height="0.248cm" svg:x="8.56cm" svg:y="18.258cm" svg:viewBox="0 0 249 249" draw:points="0,124 249,249 249,0 0,124">
          <text:p/>
        </draw:polyline>
        <draw:polygon draw:style-name="gr148" draw:text-style-name="P9" draw:layer="layout" svg:width="0.248cm" svg:height="0.248cm" svg:x="9.657cm" svg:y="18.267cm" svg:viewBox="0 0 249 249" draw:points="0,124 249,249 249,0">
          <text:p/>
        </draw:polygon>
        <draw:polyline draw:style-name="gr114" draw:text-style-name="P9" draw:layer="layout" svg:width="0.248cm" svg:height="0.248cm" svg:x="9.657cm" svg:y="18.267cm" svg:viewBox="0 0 249 249" draw:points="0,124 249,249 249,0 0,124">
          <text:p/>
        </draw:polyline>
        <draw:polygon draw:style-name="gr148" draw:text-style-name="P9" draw:layer="layout" svg:width="0.248cm" svg:height="0.248cm" svg:x="10.753cm" svg:y="18.269cm" svg:viewBox="0 0 249 249" draw:points="0,124 249,249 249,0">
          <text:p/>
        </draw:polygon>
        <draw:polyline draw:style-name="gr114" draw:text-style-name="P9" draw:layer="layout" svg:width="0.248cm" svg:height="0.248cm" svg:x="10.753cm" svg:y="18.269cm" svg:viewBox="0 0 249 249" draw:points="0,124 249,249 249,0 0,124">
          <text:p/>
        </draw:polyline>
        <draw:polygon draw:style-name="gr148" draw:text-style-name="P9" draw:layer="layout" svg:width="0.248cm" svg:height="0.248cm" svg:x="11.851cm" svg:y="18.27cm" svg:viewBox="0 0 249 249" draw:points="0,124 249,249 249,0">
          <text:p/>
        </draw:polygon>
        <draw:polyline draw:style-name="gr114" draw:text-style-name="P9" draw:layer="layout" svg:width="0.248cm" svg:height="0.248cm" svg:x="11.851cm" svg:y="18.27cm" svg:viewBox="0 0 249 249" draw:points="0,124 249,249 249,0 0,124">
          <text:p/>
        </draw:polyline>
        <draw:polygon draw:style-name="gr148" draw:text-style-name="P9" draw:layer="layout" svg:width="0.248cm" svg:height="0.248cm" svg:x="12.948cm" svg:y="18.27cm" svg:viewBox="0 0 249 249" draw:points="0,124 249,249 249,0">
          <text:p/>
        </draw:polygon>
        <draw:polyline draw:style-name="gr114" draw:text-style-name="P9" draw:layer="layout" svg:width="0.248cm" svg:height="0.248cm" svg:x="12.948cm" svg:y="18.27cm" svg:viewBox="0 0 249 249" draw:points="0,124 249,249 249,0 0,124">
          <text:p/>
        </draw:polyline>
        <draw:polygon draw:style-name="gr148" draw:text-style-name="P9" draw:layer="layout" svg:width="0.248cm" svg:height="0.248cm" svg:x="14.044cm" svg:y="18.27cm" svg:viewBox="0 0 249 249" draw:points="0,124 249,249 249,0">
          <text:p/>
        </draw:polygon>
        <draw:polyline draw:style-name="gr114" draw:text-style-name="P9" draw:layer="layout" svg:width="0.248cm" svg:height="0.248cm" svg:x="14.044cm" svg:y="18.27cm" svg:viewBox="0 0 249 249" draw:points="0,124 249,249 249,0 0,124">
          <text:p/>
        </draw:polyline>
        <draw:polygon draw:style-name="gr148" draw:text-style-name="P9" draw:layer="layout" svg:width="0.248cm" svg:height="0.248cm" svg:x="15.141cm" svg:y="18.27cm" svg:viewBox="0 0 249 249" draw:points="0,124 249,249 249,0">
          <text:p/>
        </draw:polygon>
        <draw:polyline draw:style-name="gr114" draw:text-style-name="P9" draw:layer="layout" svg:width="0.248cm" svg:height="0.248cm" svg:x="15.141cm" svg:y="18.27cm" svg:viewBox="0 0 249 249" draw:points="0,124 249,249 249,0 0,124">
          <text:p/>
        </draw:polyline>
        <draw:polygon draw:style-name="gr148" draw:text-style-name="P9" draw:layer="layout" svg:width="0.248cm" svg:height="0.248cm" svg:x="16.238cm" svg:y="18.27cm" svg:viewBox="0 0 249 249" draw:points="0,124 249,249 249,0">
          <text:p/>
        </draw:polygon>
        <draw:polyline draw:style-name="gr114" draw:text-style-name="P9" draw:layer="layout" svg:width="0.248cm" svg:height="0.248cm" svg:x="16.238cm" svg:y="18.27cm" svg:viewBox="0 0 249 249" draw:points="0,124 249,249 249,0 0,124">
          <text:p/>
        </draw:polyline>
        <draw:polygon draw:style-name="gr186" draw:text-style-name="P9" draw:layer="layout" svg:width="1.116cm" svg:height="0.352cm" svg:x="6.482cm" svg:y="18.076cm" svg:viewBox="0 0 1117 353" draw:points="20,0 1117,268 1107,311 1097,353 0,86 10,43">
          <text:p/>
        </draw:polygon>
        <draw:polygon draw:style-name="gr186" draw:text-style-name="P9" draw:layer="layout" svg:width="0.009cm" svg:height="0.043cm" svg:x="7.578cm" svg:y="18.387cm" svg:viewBox="0 0 10 44" draw:points="10,0 10,44 2,43 0,43">
          <text:p/>
        </draw:polygon>
        <draw:polygon draw:style-name="gr186" draw:text-style-name="P9" draw:layer="layout" svg:width="1.096cm" svg:height="0.093cm" svg:x="7.588cm" svg:y="18.343cm" svg:viewBox="0 0 1097 94" draw:points="0,0 1097,6 1097,50 1097,94 0,88 0,44">
          <text:p/>
        </draw:polygon>
        <draw:polygon draw:style-name="gr186" draw:text-style-name="P9" draw:layer="layout" svg:width="0cm" svg:height="0.043cm" svg:x="8.685cm" svg:y="18.393cm" svg:viewBox="0 0 0 44" draw:points="0,0 0,44 0,44">
          <text:p/>
        </draw:polygon>
        <draw:polygon draw:style-name="gr186" draw:text-style-name="P9" draw:layer="layout" svg:width="1.096cm" svg:height="0.089cm" svg:x="8.685cm" svg:y="18.349cm" svg:viewBox="0 0 1097 90" draw:points="0,0 1097,2 1097,46 1097,90 0,88 0,44">
          <text:p/>
        </draw:polygon>
        <draw:polygon draw:style-name="gr186" draw:text-style-name="P9" draw:layer="layout" svg:width="0cm" svg:height="0.043cm" svg:x="9.781cm" svg:y="18.395cm" svg:viewBox="0 0 0 44" draw:points="0,0 0,44 0,44">
          <text:p/>
        </draw:polygon>
        <draw:polygon draw:style-name="gr186" draw:text-style-name="P9" draw:layer="layout" svg:width="1.096cm" svg:height="0.087cm" svg:x="9.781cm" svg:y="18.351cm" svg:viewBox="0 0 1097 88" draw:points="0,0 1097,0 1097,44 1097,88 0,88 0,44">
          <text:p/>
        </draw:polygon>
        <draw:polygon draw:style-name="gr186" draw:text-style-name="P9" draw:layer="layout" svg:width="1.097cm" svg:height="0.087cm" svg:x="10.878cm" svg:y="18.351cm" svg:viewBox="0 0 1098 88" draw:points="0,0 1098,0 1098,44 1098,88 0,88 0,44">
          <text:p/>
        </draw:polygon>
        <draw:polygon draw:style-name="gr186" draw:text-style-name="P9" draw:layer="layout" svg:width="1.096cm" svg:height="0.087cm" svg:x="11.976cm" svg:y="18.351cm" svg:viewBox="0 0 1097 88" draw:points="0,0 1097,0 1097,44 1097,88 0,88 0,44">
          <text:p/>
        </draw:polygon>
        <draw:polygon draw:style-name="gr186" draw:text-style-name="P9" draw:layer="layout" svg:width="0cm" svg:height="0.043cm" svg:x="13.072cm" svg:y="18.351cm" svg:viewBox="0 0 0 44" draw:points="0,44 0,0 0,0">
          <text:p/>
        </draw:polygon>
        <draw:polygon draw:style-name="gr186" draw:text-style-name="P9" draw:layer="layout" svg:width="1.096cm" svg:height="0.088cm" svg:x="13.072cm" svg:y="18.351cm" svg:viewBox="0 0 1097 89" draw:points="0,0 1097,1 1097,45 1097,89 0,88 0,44">
          <text:p/>
        </draw:polygon>
        <draw:polygon draw:style-name="gr186" draw:text-style-name="P9" draw:layer="layout" svg:width="0cm" svg:height="0.043cm" svg:x="14.169cm" svg:y="18.396cm" svg:viewBox="0 0 0 44" draw:points="0,0 0,44 0,44">
          <text:p/>
        </draw:polygon>
        <draw:polygon draw:style-name="gr186" draw:text-style-name="P9" draw:layer="layout" svg:width="1.096cm" svg:height="0.087cm" svg:x="14.169cm" svg:y="18.352cm" svg:viewBox="0 0 1097 88" draw:points="0,0 1097,0 1097,44 1097,88 0,88 0,44">
          <text:p/>
        </draw:polygon>
        <draw:polygon draw:style-name="gr186" draw:text-style-name="P9" draw:layer="layout" svg:width="1.097cm" svg:height="0.087cm" svg:x="15.266cm" svg:y="18.352cm" svg:viewBox="0 0 1098 88" draw:points="0,0 1098,0 1098,44 1098,88 0,88 0,44">
          <text:p/>
        </draw:polygon>
        <draw:polygon draw:style-name="gr186" draw:text-style-name="P9" draw:layer="layout" svg:width="0.248cm" svg:height="0.248cm" svg:x="6.367cm" svg:y="17.995cm" svg:viewBox="0 0 249 249" draw:points="0,0 0,249 249,0 249,249">
          <text:p/>
        </draw:polygon>
        <draw:polyline draw:style-name="gr114" draw:text-style-name="P9" draw:layer="layout" svg:width="0.248cm" svg:height="0.248cm" svg:x="6.367cm" svg:y="17.995cm" svg:viewBox="0 0 249 249" draw:points="0,0 0,249 249,0 249,249 0,0">
          <text:p/>
        </draw:polyline>
        <draw:polygon draw:style-name="gr186" draw:text-style-name="P9" draw:layer="layout" svg:width="0.248cm" svg:height="0.248cm" svg:x="7.463cm" svg:y="18.263cm" svg:viewBox="0 0 249 249" draw:points="0,0 0,249 249,0 249,249">
          <text:p/>
        </draw:polygon>
        <draw:polyline draw:style-name="gr114" draw:text-style-name="P9" draw:layer="layout" svg:width="0.248cm" svg:height="0.248cm" svg:x="7.463cm" svg:y="18.263cm" svg:viewBox="0 0 249 249" draw:points="0,0 0,249 249,0 249,249 0,0">
          <text:p/>
        </draw:polyline>
        <draw:polygon draw:style-name="gr186" draw:text-style-name="P9" draw:layer="layout" svg:width="0.248cm" svg:height="0.248cm" svg:x="8.56cm" svg:y="18.268cm" svg:viewBox="0 0 249 249" draw:points="0,0 0,249 249,0 249,249">
          <text:p/>
        </draw:polygon>
        <draw:polyline draw:style-name="gr114" draw:text-style-name="P9" draw:layer="layout" svg:width="0.248cm" svg:height="0.248cm" svg:x="8.56cm" svg:y="18.268cm" svg:viewBox="0 0 249 249" draw:points="0,0 0,249 249,0 249,249 0,0">
          <text:p/>
        </draw:polyline>
        <draw:polygon draw:style-name="gr186" draw:text-style-name="P9" draw:layer="layout" svg:width="0.248cm" svg:height="0.248cm" svg:x="9.657cm" svg:y="18.27cm" svg:viewBox="0 0 249 249" draw:points="0,0 0,249 249,0 249,249">
          <text:p/>
        </draw:polygon>
        <draw:polyline draw:style-name="gr114" draw:text-style-name="P9" draw:layer="layout" svg:width="0.248cm" svg:height="0.248cm" svg:x="9.657cm" svg:y="18.27cm" svg:viewBox="0 0 249 249" draw:points="0,0 0,249 249,0 249,249 0,0">
          <text:p/>
        </draw:polyline>
        <draw:polygon draw:style-name="gr186" draw:text-style-name="P9" draw:layer="layout" svg:width="0.248cm" svg:height="0.248cm" svg:x="10.753cm" svg:y="18.27cm" svg:viewBox="0 0 249 249" draw:points="0,0 0,249 249,0 249,249">
          <text:p/>
        </draw:polygon>
        <draw:polyline draw:style-name="gr114" draw:text-style-name="P9" draw:layer="layout" svg:width="0.248cm" svg:height="0.248cm" svg:x="10.753cm" svg:y="18.27cm" svg:viewBox="0 0 249 249" draw:points="0,0 0,249 249,0 249,249 0,0">
          <text:p/>
        </draw:polyline>
        <draw:polygon draw:style-name="gr186" draw:text-style-name="P9" draw:layer="layout" svg:width="0.248cm" svg:height="0.248cm" svg:x="11.851cm" svg:y="18.27cm" svg:viewBox="0 0 249 249" draw:points="0,0 0,249 249,0 249,249">
          <text:p/>
        </draw:polygon>
        <draw:polyline draw:style-name="gr114" draw:text-style-name="P9" draw:layer="layout" svg:width="0.248cm" svg:height="0.248cm" svg:x="11.851cm" svg:y="18.27cm" svg:viewBox="0 0 249 249" draw:points="0,0 0,249 249,0 249,249 0,0">
          <text:p/>
        </draw:polyline>
        <draw:polygon draw:style-name="gr186" draw:text-style-name="P9" draw:layer="layout" svg:width="0.248cm" svg:height="0.248cm" svg:x="12.948cm" svg:y="18.27cm" svg:viewBox="0 0 249 249" draw:points="0,0 0,249 249,0 249,249">
          <text:p/>
        </draw:polygon>
        <draw:polyline draw:style-name="gr114" draw:text-style-name="P9" draw:layer="layout" svg:width="0.248cm" svg:height="0.248cm" svg:x="12.948cm" svg:y="18.27cm" svg:viewBox="0 0 249 249" draw:points="0,0 0,249 249,0 249,249 0,0">
          <text:p/>
        </draw:polyline>
        <draw:polygon draw:style-name="gr186" draw:text-style-name="P9" draw:layer="layout" svg:width="0.248cm" svg:height="0.248cm" svg:x="14.044cm" svg:y="18.271cm" svg:viewBox="0 0 249 249" draw:points="0,0 0,249 249,0 249,249">
          <text:p/>
        </draw:polygon>
        <draw:polyline draw:style-name="gr114" draw:text-style-name="P9" draw:layer="layout" svg:width="0.248cm" svg:height="0.248cm" svg:x="14.044cm" svg:y="18.271cm" svg:viewBox="0 0 249 249" draw:points="0,0 0,249 249,0 249,249 0,0">
          <text:p/>
        </draw:polyline>
        <draw:polygon draw:style-name="gr186" draw:text-style-name="P9" draw:layer="layout" svg:width="0.248cm" svg:height="0.248cm" svg:x="15.141cm" svg:y="18.271cm" svg:viewBox="0 0 249 249" draw:points="0,0 0,249 249,0 249,249">
          <text:p/>
        </draw:polygon>
        <draw:polyline draw:style-name="gr114" draw:text-style-name="P9" draw:layer="layout" svg:width="0.248cm" svg:height="0.248cm" svg:x="15.141cm" svg:y="18.271cm" svg:viewBox="0 0 249 249" draw:points="0,0 0,249 249,0 249,249 0,0">
          <text:p/>
        </draw:polyline>
        <draw:polygon draw:style-name="gr186" draw:text-style-name="P9" draw:layer="layout" svg:width="0.248cm" svg:height="0.248cm" svg:x="16.238cm" svg:y="18.271cm" svg:viewBox="0 0 249 249" draw:points="0,0 0,249 249,0 249,249">
          <text:p/>
        </draw:polygon>
        <draw:polyline draw:style-name="gr114" draw:text-style-name="P9" draw:layer="layout" svg:width="0.248cm" svg:height="0.248cm" svg:x="16.238cm" svg:y="18.271cm" svg:viewBox="0 0 249 249" draw:points="0,0 0,249 249,0 249,249 0,0">
          <text:p/>
        </draw:polyline>
        <draw:polygon draw:style-name="gr187" draw:text-style-name="P9" draw:layer="layout" svg:width="1.114cm" svg:height="0.317cm" svg:x="6.483cm" svg:y="18.118cm" svg:viewBox="0 0 1115 318" draw:points="18,0 1115,232 1106,275 1097,318 0,86 9,43">
          <text:p/>
        </draw:polygon>
        <draw:polygon draw:style-name="gr187" draw:text-style-name="P9" draw:layer="layout" svg:width="0.008cm" svg:height="0.043cm" svg:x="7.579cm" svg:y="18.393cm" svg:viewBox="0 0 9 44" draw:points="9,0 9,44 1,43 0,43">
          <text:p/>
        </draw:polygon>
        <draw:polygon draw:style-name="gr187" draw:text-style-name="P9" draw:layer="layout" svg:width="1.096cm" svg:height="0.089cm" svg:x="7.588cm" svg:y="18.349cm" svg:viewBox="0 0 1097 90" draw:points="0,0 1097,2 1097,46 1097,90 0,88 0,44">
          <text:p/>
        </draw:polygon>
        <draw:polygon draw:style-name="gr187" draw:text-style-name="P9" draw:layer="layout" svg:width="0cm" svg:height="0.043cm" svg:x="8.685cm" svg:y="18.395cm" svg:viewBox="0 0 0 44" draw:points="0,0 0,44 0,44">
          <text:p/>
        </draw:polygon>
        <draw:polygon draw:style-name="gr187" draw:text-style-name="P9" draw:layer="layout" svg:width="1.096cm" svg:height="0.087cm" svg:x="8.685cm" svg:y="18.351cm" svg:viewBox="0 0 1097 88" draw:points="0,0 1097,0 1097,44 1097,88 0,88 0,44">
          <text:p/>
        </draw:polygon>
        <draw:polygon draw:style-name="gr187" draw:text-style-name="P9" draw:layer="layout" svg:width="1.096cm" svg:height="0.087cm" svg:x="9.781cm" svg:y="18.351cm" svg:viewBox="0 0 1097 88" draw:points="0,0 1097,0 1097,44 1097,88 0,88 0,44">
          <text:p/>
        </draw:polygon>
        <draw:polygon draw:style-name="gr187" draw:text-style-name="P9" draw:layer="layout" svg:width="0cm" svg:height="0.043cm" svg:x="10.878cm" svg:y="18.351cm" svg:viewBox="0 0 0 44" draw:points="0,44 0,0 0,0">
          <text:p/>
        </draw:polygon>
        <draw:polygon draw:style-name="gr187" draw:text-style-name="P9" draw:layer="layout" svg:width="1.097cm" svg:height="0.088cm" svg:x="10.878cm" svg:y="18.351cm" svg:viewBox="0 0 1098 89" draw:points="0,0 1098,1 1098,45 1098,89 0,88 0,44">
          <text:p/>
        </draw:polygon>
        <draw:polygon draw:style-name="gr187" draw:text-style-name="P9" draw:layer="layout" svg:width="0cm" svg:height="0.043cm" svg:x="11.976cm" svg:y="18.396cm" svg:viewBox="0 0 0 44" draw:points="0,0 0,44 0,44">
          <text:p/>
        </draw:polygon>
        <draw:polygon draw:style-name="gr187" draw:text-style-name="P9" draw:layer="layout" svg:width="1.096cm" svg:height="0.087cm" svg:x="11.976cm" svg:y="18.352cm" svg:viewBox="0 0 1097 88" draw:points="0,0 1097,0 1097,44 1097,88 0,88 0,44">
          <text:p/>
        </draw:polygon>
        <draw:polygon draw:style-name="gr187" draw:text-style-name="P9" draw:layer="layout" svg:width="1.096cm" svg:height="0.087cm" svg:x="13.072cm" svg:y="18.352cm" svg:viewBox="0 0 1097 88" draw:points="0,0 1097,0 1097,44 1097,88 0,88 0,44">
          <text:p/>
        </draw:polygon>
        <draw:polygon draw:style-name="gr187" draw:text-style-name="P9" draw:layer="layout" svg:width="1.096cm" svg:height="0.087cm" svg:x="14.169cm" svg:y="18.352cm" svg:viewBox="0 0 1097 88" draw:points="0,0 1097,0 1097,44 1097,88 0,88 0,44">
          <text:p/>
        </draw:polygon>
        <draw:polygon draw:style-name="gr187" draw:text-style-name="P9" draw:layer="layout" svg:width="1.097cm" svg:height="0.087cm" svg:x="15.266cm" svg:y="18.352cm" svg:viewBox="0 0 1098 88" draw:points="0,0 1098,0 1098,44 1098,88 0,88 0,44">
          <text:p/>
        </draw:polygon>
        <draw:polygon draw:style-name="gr187" draw:text-style-name="P9" draw:layer="layout" svg:width="0.248cm" svg:height="0.248cm" svg:x="6.367cm" svg:y="18.037cm" svg:viewBox="0 0 249 249" draw:points="0,249 249,249 0,0 249,0">
          <text:p/>
        </draw:polygon>
        <draw:polyline draw:style-name="gr114" draw:text-style-name="P9" draw:layer="layout" svg:width="0.248cm" svg:height="0.248cm" svg:x="6.367cm" svg:y="18.037cm" svg:viewBox="0 0 249 249" draw:points="0,249 249,249 0,0 249,0 0,249">
          <text:p/>
        </draw:polyline>
        <draw:polygon draw:style-name="gr187" draw:text-style-name="P9" draw:layer="layout" svg:width="0.248cm" svg:height="0.248cm" svg:x="7.463cm" svg:y="18.268cm" svg:viewBox="0 0 249 249" draw:points="0,249 249,249 0,0 249,0">
          <text:p/>
        </draw:polygon>
        <draw:polyline draw:style-name="gr114" draw:text-style-name="P9" draw:layer="layout" svg:width="0.248cm" svg:height="0.248cm" svg:x="7.463cm" svg:y="18.268cm" svg:viewBox="0 0 249 249" draw:points="0,249 249,249 0,0 249,0 0,249">
          <text:p/>
        </draw:polyline>
        <draw:polygon draw:style-name="gr187" draw:text-style-name="P9" draw:layer="layout" svg:width="0.248cm" svg:height="0.248cm" svg:x="8.56cm" svg:y="18.27cm" svg:viewBox="0 0 249 249" draw:points="0,249 249,249 0,0 249,0">
          <text:p/>
        </draw:polygon>
        <draw:polyline draw:style-name="gr114" draw:text-style-name="P9" draw:layer="layout" svg:width="0.248cm" svg:height="0.248cm" svg:x="8.56cm" svg:y="18.27cm" svg:viewBox="0 0 249 249" draw:points="0,249 249,249 0,0 249,0 0,249">
          <text:p/>
        </draw:polyline>
        <draw:polygon draw:style-name="gr187" draw:text-style-name="P9" draw:layer="layout" svg:width="0.248cm" svg:height="0.248cm" svg:x="9.657cm" svg:y="18.27cm" svg:viewBox="0 0 249 249" draw:points="0,249 249,249 0,0 249,0">
          <text:p/>
        </draw:polygon>
        <draw:polyline draw:style-name="gr114" draw:text-style-name="P9" draw:layer="layout" svg:width="0.248cm" svg:height="0.248cm" svg:x="9.657cm" svg:y="18.27cm" svg:viewBox="0 0 249 249" draw:points="0,249 249,249 0,0 249,0 0,249">
          <text:p/>
        </draw:polyline>
        <draw:polygon draw:style-name="gr187" draw:text-style-name="P9" draw:layer="layout" svg:width="0.248cm" svg:height="0.248cm" svg:x="10.753cm" svg:y="18.27cm" svg:viewBox="0 0 249 249" draw:points="0,249 249,249 0,0 249,0">
          <text:p/>
        </draw:polygon>
        <draw:polyline draw:style-name="gr114" draw:text-style-name="P9" draw:layer="layout" svg:width="0.248cm" svg:height="0.248cm" svg:x="10.753cm" svg:y="18.27cm" svg:viewBox="0 0 249 249" draw:points="0,249 249,249 0,0 249,0 0,249">
          <text:p/>
        </draw:polyline>
        <draw:polygon draw:style-name="gr187" draw:text-style-name="P9" draw:layer="layout" svg:width="0.248cm" svg:height="0.248cm" svg:x="11.851cm" svg:y="18.271cm" svg:viewBox="0 0 249 249" draw:points="0,249 249,249 0,0 249,0">
          <text:p/>
        </draw:polygon>
        <draw:polyline draw:style-name="gr114" draw:text-style-name="P9" draw:layer="layout" svg:width="0.248cm" svg:height="0.248cm" svg:x="11.851cm" svg:y="18.271cm" svg:viewBox="0 0 249 249" draw:points="0,249 249,249 0,0 249,0 0,249">
          <text:p/>
        </draw:polyline>
        <draw:polygon draw:style-name="gr187" draw:text-style-name="P9" draw:layer="layout" svg:width="0.248cm" svg:height="0.248cm" svg:x="12.948cm" svg:y="18.271cm" svg:viewBox="0 0 249 249" draw:points="0,249 249,249 0,0 249,0">
          <text:p/>
        </draw:polygon>
        <draw:polyline draw:style-name="gr114" draw:text-style-name="P9" draw:layer="layout" svg:width="0.248cm" svg:height="0.248cm" svg:x="12.948cm" svg:y="18.271cm" svg:viewBox="0 0 249 249" draw:points="0,249 249,249 0,0 249,0 0,249">
          <text:p/>
        </draw:polyline>
        <draw:polygon draw:style-name="gr187" draw:text-style-name="P9" draw:layer="layout" svg:width="0.248cm" svg:height="0.248cm" svg:x="14.044cm" svg:y="18.271cm" svg:viewBox="0 0 249 249" draw:points="0,249 249,249 0,0 249,0">
          <text:p/>
        </draw:polygon>
        <draw:polyline draw:style-name="gr114" draw:text-style-name="P9" draw:layer="layout" svg:width="0.248cm" svg:height="0.248cm" svg:x="14.044cm" svg:y="18.271cm" svg:viewBox="0 0 249 249" draw:points="0,249 249,249 0,0 249,0 0,249">
          <text:p/>
        </draw:polyline>
        <draw:polygon draw:style-name="gr187" draw:text-style-name="P9" draw:layer="layout" svg:width="0.248cm" svg:height="0.248cm" svg:x="15.141cm" svg:y="18.271cm" svg:viewBox="0 0 249 249" draw:points="0,249 249,249 0,0 249,0">
          <text:p/>
        </draw:polygon>
        <draw:polyline draw:style-name="gr114" draw:text-style-name="P9" draw:layer="layout" svg:width="0.248cm" svg:height="0.248cm" svg:x="15.141cm" svg:y="18.271cm" svg:viewBox="0 0 249 249" draw:points="0,249 249,249 0,0 249,0 0,249">
          <text:p/>
        </draw:polyline>
        <draw:polygon draw:style-name="gr187" draw:text-style-name="P9" draw:layer="layout" svg:width="0.248cm" svg:height="0.248cm" svg:x="16.238cm" svg:y="18.271cm" svg:viewBox="0 0 249 249" draw:points="0,249 249,249 0,0 249,0">
          <text:p/>
        </draw:polygon>
        <draw:polyline draw:style-name="gr114" draw:text-style-name="P9" draw:layer="layout" svg:width="0.248cm" svg:height="0.248cm" svg:x="16.238cm" svg:y="18.271cm" svg:viewBox="0 0 249 249" draw:points="0,249 249,249 0,0 249,0 0,249">
          <text:p/>
        </draw:polyline>
        <draw:polygon draw:style-name="gr115" draw:text-style-name="P9" draw:layer="layout" svg:width="0.315cm" svg:height="0.087cm" svg:x="16.935cm" svg:y="14.735cm" svg:viewBox="0 0 316 88" draw:points="0,0 316,0 316,88 0,88">
          <text:p/>
        </draw:polygon>
        <draw:polygon draw:style-name="gr115" draw:text-style-name="P9" draw:layer="layout" svg:width="0.158cm" svg:height="0.157cm" svg:x="17.014cm" svg:y="14.699cm" svg:viewBox="0 0 159 158" draw:points="0,0 0,158 159,158 159,0">
          <text:p/>
        </draw:polygon>
        <draw:polyline draw:style-name="gr114" draw:text-style-name="P9" draw:layer="layout" svg:width="0.158cm" svg:height="0.157cm" svg:x="17.014cm" svg:y="14.699cm" svg:viewBox="0 0 159 158" draw:points="0,0 0,158 159,158 159,0 0,0">
          <text:p/>
        </draw:polyline>
        <draw:polygon draw:style-name="gr116" draw:text-style-name="P9" draw:layer="layout" svg:width="0.315cm" svg:height="0.087cm" svg:x="16.935cm" svg:y="15.16cm" svg:viewBox="0 0 316 88" draw:points="0,0 316,0 316,88 0,88">
          <text:p/>
        </draw:polygon>
        <draw:polygon draw:style-name="gr116" draw:text-style-name="P9" draw:layer="layout" svg:width="0.158cm" svg:height="0.157cm" svg:x="17.014cm" svg:y="15.124cm" svg:viewBox="0 0 159 158" draw:points="0,80 80,158 159,80 80,0">
          <text:p/>
        </draw:polygon>
        <draw:polyline draw:style-name="gr114" draw:text-style-name="P9" draw:layer="layout" svg:width="0.158cm" svg:height="0.157cm" svg:x="17.014cm" svg:y="15.124cm" svg:viewBox="0 0 159 158" draw:points="0,80 80,158 159,80 80,0 0,80">
          <text:p/>
        </draw:polyline>
        <draw:polygon draw:style-name="gr127" draw:text-style-name="P9" draw:layer="layout" svg:width="0.315cm" svg:height="0.087cm" svg:x="16.935cm" svg:y="15.585cm" svg:viewBox="0 0 316 88" draw:points="0,0 316,0 316,88 0,88">
          <text:p/>
        </draw:polygon>
        <draw:polygon draw:style-name="gr127" draw:text-style-name="P9" draw:layer="layout" svg:width="0.158cm" svg:height="0.157cm" svg:x="17.014cm" svg:y="15.549cm" svg:viewBox="0 0 159 158" draw:points="0,0 80,158 159,0">
          <text:p/>
        </draw:polygon>
        <draw:polyline draw:style-name="gr114" draw:text-style-name="P9" draw:layer="layout" svg:width="0.158cm" svg:height="0.157cm" svg:x="17.014cm" svg:y="15.549cm" svg:viewBox="0 0 159 158" draw:points="0,0 80,158 159,0 0,0">
          <text:p/>
        </draw:polyline>
        <draw:polygon draw:style-name="gr146" draw:text-style-name="P9" draw:layer="layout" svg:width="0.315cm" svg:height="0.087cm" svg:x="16.935cm" svg:y="16.01cm" svg:viewBox="0 0 316 88" draw:points="0,0 316,0 316,88 0,88">
          <text:p/>
        </draw:polygon>
        <draw:polygon draw:style-name="gr146" draw:text-style-name="P9" draw:layer="layout" svg:width="0.158cm" svg:height="0.157cm" svg:x="17.014cm" svg:y="15.974cm" svg:viewBox="0 0 159 158" draw:points="0,158 159,158 80,0">
          <text:p/>
        </draw:polygon>
        <draw:polyline draw:style-name="gr114" draw:text-style-name="P9" draw:layer="layout" svg:width="0.158cm" svg:height="0.157cm" svg:x="17.014cm" svg:y="15.974cm" svg:viewBox="0 0 159 158" draw:points="0,158 159,158 80,0 0,158">
          <text:p/>
        </draw:polyline>
        <draw:polygon draw:style-name="gr147" draw:text-style-name="P9" draw:layer="layout" svg:width="0.315cm" svg:height="0.087cm" svg:x="16.935cm" svg:y="16.435cm" svg:viewBox="0 0 316 88" draw:points="0,0 316,0 316,88 0,88">
          <text:p/>
        </draw:polygon>
        <draw:polygon draw:style-name="gr147" draw:text-style-name="P9" draw:layer="layout" svg:width="0.158cm" svg:height="0.157cm" svg:x="17.014cm" svg:y="16.399cm" svg:viewBox="0 0 159 158" draw:points="0,0 0,158 159,80">
          <text:p/>
        </draw:polygon>
        <draw:polyline draw:style-name="gr114" draw:text-style-name="P9" draw:layer="layout" svg:width="0.158cm" svg:height="0.157cm" svg:x="17.014cm" svg:y="16.399cm" svg:viewBox="0 0 159 158" draw:points="0,0 0,158 159,80 0,0">
          <text:p/>
        </draw:polyline>
        <draw:polygon draw:style-name="gr148" draw:text-style-name="P9" draw:layer="layout" svg:width="0.315cm" svg:height="0.087cm" svg:x="16.935cm" svg:y="16.86cm" svg:viewBox="0 0 316 88" draw:points="0,0 316,0 316,88 0,88">
          <text:p/>
        </draw:polygon>
        <draw:polygon draw:style-name="gr148" draw:text-style-name="P9" draw:layer="layout" svg:width="0.158cm" svg:height="0.157cm" svg:x="17.014cm" svg:y="16.824cm" svg:viewBox="0 0 159 158" draw:points="0,80 159,158 159,0">
          <text:p/>
        </draw:polygon>
        <draw:polyline draw:style-name="gr114" draw:text-style-name="P9" draw:layer="layout" svg:width="0.158cm" svg:height="0.157cm" svg:x="17.014cm" svg:y="16.824cm" svg:viewBox="0 0 159 158" draw:points="0,80 159,158 159,0 0,80">
          <text:p/>
        </draw:polyline>
        <draw:polygon draw:style-name="gr186" draw:text-style-name="P9" draw:layer="layout" svg:width="0.315cm" svg:height="0.087cm" svg:x="16.935cm" svg:y="17.285cm" svg:viewBox="0 0 316 88" draw:points="0,0 316,0 316,88 0,88">
          <text:p/>
        </draw:polygon>
        <draw:polygon draw:style-name="gr186" draw:text-style-name="P9" draw:layer="layout" svg:width="0.158cm" svg:height="0.157cm" svg:x="17.014cm" svg:y="17.249cm" svg:viewBox="0 0 159 158" draw:points="0,0 0,158 159,0 159,158">
          <text:p/>
        </draw:polygon>
        <draw:polyline draw:style-name="gr114" draw:text-style-name="P9" draw:layer="layout" svg:width="0.158cm" svg:height="0.157cm" svg:x="17.014cm" svg:y="17.249cm" svg:viewBox="0 0 159 158" draw:points="0,0 0,158 159,0 159,158 0,0">
          <text:p/>
        </draw:polyline>
        <draw:polygon draw:style-name="gr187" draw:text-style-name="P9" draw:layer="layout" svg:width="0.315cm" svg:height="0.087cm" svg:x="16.935cm" svg:y="17.71cm" svg:viewBox="0 0 316 88" draw:points="0,0 316,0 316,88 0,88">
          <text:p/>
        </draw:polygon>
        <draw:polygon draw:style-name="gr187" draw:text-style-name="P9" draw:layer="layout" svg:width="0.158cm" svg:height="0.157cm" svg:x="17.014cm" svg:y="17.674cm" svg:viewBox="0 0 159 158" draw:points="0,158 159,158 0,0 159,0">
          <text:p/>
        </draw:polygon>
        <draw:polyline draw:style-name="gr114" draw:text-style-name="P9" draw:layer="layout" svg:width="0.158cm" svg:height="0.157cm" svg:x="17.014cm" svg:y="17.674cm" svg:viewBox="0 0 159 158" draw:points="0,158 159,158 0,0 159,0 0,158">
          <text:p/>
        </draw:polyline>
        <draw:frame draw:style-name="gr188" draw:text-style-name="P21" draw:layer="layout" svg:width="1.895cm" svg:height="0.569cm" svg:x="17.306cm" svg:y="14.68cm">
          <draw:text-box>
            <text:p><text:span text:style-name="T15">Max pop. 8</text:span></text:p>
          </draw:text-box>
        </draw:frame>
        <draw:frame draw:style-name="gr189" draw:text-style-name="P21" draw:layer="layout" svg:width="2.051cm" svg:height="0.569cm" svg:x="17.306cm" svg:y="15.102cm">
          <draw:text-box>
            <text:p><text:span text:style-name="T15">Max pop. 16</text:span></text:p>
          </draw:text-box>
        </draw:frame>
        <draw:frame draw:style-name="gr189" draw:text-style-name="P21" draw:layer="layout" svg:width="2.051cm" svg:height="0.569cm" svg:x="17.306cm" svg:y="15.525cm">
          <draw:text-box>
            <text:p><text:span text:style-name="T15">Max pop. 32</text:span></text:p>
          </draw:text-box>
        </draw:frame>
        <draw:frame draw:style-name="gr189" draw:text-style-name="P21" draw:layer="layout" svg:width="2.051cm" svg:height="0.569cm" svg:x="17.306cm" svg:y="15.947cm">
          <draw:text-box>
            <text:p><text:span text:style-name="T15">Max pop. 64</text:span></text:p>
          </draw:text-box>
        </draw:frame>
        <draw:frame draw:style-name="gr190" draw:text-style-name="P21" draw:layer="layout" svg:width="2.208cm" svg:height="0.569cm" svg:x="17.306cm" svg:y="16.369cm">
          <draw:text-box>
            <text:p><text:span text:style-name="T15">Max pop. 128</text:span></text:p>
          </draw:text-box>
        </draw:frame>
        <draw:frame draw:style-name="gr190" draw:text-style-name="P21" draw:layer="layout" svg:width="2.208cm" svg:height="0.569cm" svg:x="17.306cm" svg:y="16.791cm">
          <draw:text-box>
            <text:p><text:span text:style-name="T15">Max pop. 256</text:span></text:p>
          </draw:text-box>
        </draw:frame>
        <draw:frame draw:style-name="gr190" draw:text-style-name="P21" draw:layer="layout" svg:width="2.208cm" svg:height="0.569cm" svg:x="17.306cm" svg:y="17.213cm">
          <draw:text-box>
            <text:p><text:span text:style-name="T15">Max pop. 512</text:span></text:p>
          </draw:text-box>
        </draw:frame>
        <draw:frame draw:style-name="gr191" draw:text-style-name="P21" draw:layer="layout" svg:width="2.365cm" svg:height="0.569cm" svg:x="17.306cm" svg:y="17.662cm">
          <draw:text-box>
            <text:p><text:span text:style-name="T15">Max pop. 1024</text:span></text:p>
          </draw:text-box>
        </draw:frame>
        <draw:frame draw:style-name="gr192" draw:text-style-name="P22" draw:layer="layout" svg:width="3.715cm" svg:height="0.603cm" svg:x="9.378cm" svg:y="19.186cm">
          <draw:text-box>
            <text:p><text:span text:style-name="T16">Schrittzahl (in hundert)</text:span></text:p>
          </draw:text-box>
        </draw:frame>
        <draw:frame draw:style-name="gr194" draw:text-style-name="P22"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office:forms form:automatic-focus="false" form:apply-design-mode="false"/>
        <draw:line draw:style-name="gr195" draw:layer="layout" svg:x1="1.906cm" svg:y1="11.431cm" svg:x2="1.906cm" svg:y2="6.351cm">
          <text:p/>
        </draw:line>
        <draw:line draw:style-name="gr2" draw:layer="layout" svg:x1="1.271cm" svg:y1="10.796cm" svg:x2="12.066cm" svg:y2="10.796cm">
          <text:p/>
        </draw:line>
        <draw:line draw:style-name="gr196" draw:layer="layout" svg:x1="1.967cm" svg:y1="10.796cm" svg:x2="3.708cm" svg:y2="10.796cm">
          <text:p/>
        </draw:line>
        <draw:line draw:style-name="gr196" draw:layer="layout" svg:x1="3.709cm" svg:y1="10.796cm" svg:x2="3.709cm" svg:y2="7.621cm">
          <text:p/>
        </draw:line>
        <draw:line draw:style-name="gr196" draw:layer="layout" svg:x1="3.709cm" svg:y1="7.621cm" svg:x2="6.843cm" svg:y2="7.621cm">
          <text:p/>
        </draw:line>
        <draw:line draw:style-name="gr196" draw:layer="layout" svg:x1="6.843cm" svg:y1="7.621cm" svg:x2="6.843cm" svg:y2="10.796cm">
          <text:p/>
        </draw:line>
        <draw:line draw:style-name="gr196" draw:layer="layout" svg:x1="6.843cm" svg:y1="10.796cm" svg:x2="10.796cm" svg:y2="10.796cm">
          <text:p/>
        </draw:line>
        <draw:line draw:style-name="gr196" draw:layer="layout" svg:x1="10.796cm" svg:y1="10.796cm" svg:x2="10.796cm" svg:y2="7.621cm">
          <text:p/>
        </draw:line>
        <draw:line draw:style-name="gr196" draw:layer="layout" svg:x1="10.796cm" svg:y1="7.621cm" svg:x2="11.718cm" svg:y2="7.621cm">
          <text:p/>
        </draw:line>
        <draw:line draw:style-name="gr197" draw:text-style-name="P5" draw:layer="layout" svg:x1="1.967cm" svg:y1="10.796cm" svg:x2="3.708cm" svg:y2="7.621cm">
          <text:p/>
        </draw:line>
        <draw:line draw:style-name="gr197" draw:text-style-name="P5" draw:layer="layout" svg:x1="3.709cm" svg:y1="7.621cm" svg:x2="6.843cm" svg:y2="10.796cm">
          <text:p/>
        </draw:line>
        <draw:line draw:style-name="gr195" draw:text-style-name="P26" draw:layer="layout" svg:x1="13.336cm" svg:y1="11.431cm" svg:x2="13.336cm" svg:y2="6.351cm">
          <text:p/>
        </draw:line>
        <draw:line draw:style-name="gr2" draw:text-style-name="P26" draw:layer="layout" svg:x1="12.701cm" svg:y1="10.796cm" svg:x2="23.496cm" svg:y2="10.796cm">
          <text:p/>
        </draw:line>
        <draw:line draw:style-name="gr196" draw:text-style-name="P26" draw:layer="layout" svg:x1="13.397cm" svg:y1="10.796cm" svg:x2="17.781cm" svg:y2="10.796cm">
          <text:p/>
        </draw:line>
        <draw:line draw:style-name="gr196" draw:text-style-name="P26" draw:layer="layout" svg:x1="17.781cm" svg:y1="10.796cm" svg:x2="17.781cm" svg:y2="7.621cm">
          <text:p/>
        </draw:line>
        <draw:line draw:style-name="gr196" draw:text-style-name="P26" draw:layer="layout" svg:x1="17.781cm" svg:y1="7.621cm" svg:x2="19.686cm" svg:y2="7.621cm">
          <text:p/>
        </draw:line>
        <draw:line draw:style-name="gr196" draw:text-style-name="P26" draw:layer="layout" svg:x1="19.686cm" svg:y1="7.621cm" svg:x2="19.686cm" svg:y2="10.796cm">
          <text:p/>
        </draw:line>
        <draw:line draw:style-name="gr196" draw:text-style-name="P26" draw:layer="layout" svg:x1="19.686cm" svg:y1="10.796cm" svg:x2="20.956cm" svg:y2="10.796cm">
          <text:p/>
        </draw:line>
        <draw:line draw:style-name="gr196" draw:text-style-name="P26" draw:layer="layout" svg:x1="20.956cm" svg:y1="10.796cm" svg:x2="20.956cm" svg:y2="7.621cm">
          <text:p/>
        </draw:line>
        <draw:line draw:style-name="gr196" draw:text-style-name="P26" draw:layer="layout" svg:x1="20.956cm" svg:y1="7.621cm" svg:x2="23.148cm" svg:y2="7.621cm">
          <text:p/>
        </draw:line>
        <draw:line draw:style-name="gr198" draw:text-style-name="P26" draw:layer="layout" svg:x1="13.397cm" svg:y1="10.796cm" svg:x2="17.781cm" svg:y2="7.621cm">
          <text:p/>
        </draw:line>
        <draw:line draw:style-name="gr198" draw:text-style-name="P26" draw:layer="layout" svg:x1="17.781cm" svg:y1="7.621cm" svg:x2="19.686cm" svg:y2="10.796cm">
          <text:p/>
        </draw:line>
        <draw:line draw:style-name="gr198" draw:text-style-name="P26"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4"><text:span text:style-name="T1">eines verwandten Agenten</text:span></text:p>
          </draw:text-box>
        </draw:frame>
        <draw:line draw:style-name="gr2" draw:layer="layout" svg:x1="7.621cm" svg:y1="16.511cm" svg:x2="18.416cm" svg:y2="16.511cm">
          <text:p/>
        </draw:line>
        <draw:line draw:style-name="gr199" draw:layer="layout" svg:x1="8.317cm" svg:y1="16.511cm" svg:x2="10.161cm" svg:y2="16.511cm">
          <text:p/>
        </draw:line>
        <draw:line draw:style-name="gr199" draw:layer="layout" svg:x1="10.161cm" svg:y1="16.511cm" svg:x2="10.161cm" svg:y2="13.336cm">
          <text:p/>
        </draw:line>
        <draw:line draw:style-name="gr199" draw:layer="layout" svg:x1="10.161cm" svg:y1="13.336cm" svg:x2="13.295cm" svg:y2="13.336cm">
          <text:p/>
        </draw:line>
        <draw:line draw:style-name="gr199" draw:layer="layout" svg:x1="13.336cm" svg:y1="13.336cm" svg:x2="13.336cm" svg:y2="16.511cm">
          <text:p/>
        </draw:line>
        <draw:line draw:style-name="gr199" draw:layer="layout" svg:x1="13.336cm" svg:y1="16.511cm" svg:x2="17.146cm" svg:y2="16.511cm">
          <text:p/>
        </draw:line>
        <draw:line draw:style-name="gr199" draw:layer="layout" svg:x1="17.146cm" svg:y1="16.511cm" svg:x2="17.146cm" svg:y2="13.336cm">
          <text:p/>
        </draw:line>
        <draw:line draw:style-name="gr199" draw:layer="layout" svg:x1="17.146cm" svg:y1="13.336cm" svg:x2="18.068cm" svg:y2="13.336cm">
          <text:p/>
        </draw:line>
        <draw:line draw:style-name="gr197" draw:text-style-name="P5" draw:layer="layout" svg:x1="6.843cm" svg:y1="10.797cm" svg:x2="10.796cm" svg:y2="7.621cm">
          <text:p/>
        </draw:line>
        <draw:line draw:style-name="gr200" draw:text-style-name="P5" draw:layer="layout" svg:x1="8.419cm" svg:y1="16.511cm" svg:x2="10.161cm" svg:y2="14.606cm">
          <text:p/>
        </draw:line>
        <draw:line draw:style-name="gr200" draw:text-style-name="P5" draw:layer="layout" svg:x1="16.511cm" svg:y1="13.336cm" svg:x2="17.146cm" svg:y2="13.336cm">
          <text:p/>
        </draw:line>
        <draw:line draw:style-name="gr200" draw:text-style-name="P26" draw:layer="layout" svg:x1="10.161cm" svg:y1="14.606cm" svg:x2="12.701cm" svg:y2="14.606cm">
          <text:p/>
        </draw:line>
        <draw:line draw:style-name="gr200" draw:text-style-name="P26" draw:layer="layout" svg:x1="12.701cm" svg:y1="14.606cm" svg:x2="13.336cm" svg:y2="15.876cm">
          <text:p/>
        </draw:line>
        <draw:line draw:style-name="gr200" draw:text-style-name="P26" draw:layer="layout" svg:x1="14.606cm" svg:y1="15.876cm" svg:x2="16.511cm" svg:y2="13.336cm">
          <text:p/>
        </draw:line>
        <draw:line draw:style-name="gr200" draw:text-style-name="P26"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office:forms form:automatic-focus="false" form:apply-design-mode="false"/>
        <draw:polygon draw:style-name="gr108" draw:text-style-name="P9" draw:layer="layout" svg:width="15.207cm" svg:height="6.977cm" svg:x="6.667cm" svg:y="3.378cm" svg:viewBox="0 0 15208 6978" draw:points="0,0 15208,0 15208,6978 0,6978">
          <text:p/>
        </draw:polygon>
        <draw:polyline draw:style-name="gr109" draw:text-style-name="P9" draw:layer="layout" svg:width="9.871cm" svg:height="5.221cm" svg:x="8.714cm" svg:y="3.702cm" svg:viewBox="0 0 9872 5222" draw:points="4935,5222 0,5222 0,0 9872,0 9872,5222 4935,5222">
          <text:p/>
        </draw:polyline>
        <draw:line draw:style-name="gr109" draw:text-style-name="P9" draw:layer="layout" svg:x1="18.586cm" svg:y1="8.924cm" svg:x2="8.714cm" svg:y2="8.924cm">
          <text:p/>
        </draw:line>
        <draw:line draw:style-name="gr109" draw:text-style-name="P9" draw:layer="layout" svg:x1="18.586cm" svg:y1="7.879cm" svg:x2="8.714cm" svg:y2="7.879cm">
          <text:p/>
        </draw:line>
        <draw:line draw:style-name="gr109" draw:text-style-name="P9" draw:layer="layout" svg:x1="18.586cm" svg:y1="6.835cm" svg:x2="8.714cm" svg:y2="6.835cm">
          <text:p/>
        </draw:line>
        <draw:line draw:style-name="gr109" draw:text-style-name="P9" draw:layer="layout" svg:x1="18.586cm" svg:y1="5.79cm" svg:x2="8.714cm" svg:y2="5.79cm">
          <text:p/>
        </draw:line>
        <draw:line draw:style-name="gr109" draw:text-style-name="P9" draw:layer="layout" svg:x1="18.586cm" svg:y1="4.746cm" svg:x2="8.714cm" svg:y2="4.746cm">
          <text:p/>
        </draw:line>
        <draw:line draw:style-name="gr109" draw:text-style-name="P9" draw:layer="layout" svg:x1="18.586cm" svg:y1="3.7cm" svg:x2="8.714cm" svg:y2="3.7cm">
          <text:p/>
        </draw:line>
        <draw:frame draw:style-name="gr112" draw:text-style-name="P21" draw:layer="layout" svg:width="0.659cm" svg:height="0.569cm" svg:x="8.635cm" svg:y="9.219cm">
          <draw:text-box>
            <text:p><text:span text:style-name="T15">5</text:span></text:p>
          </draw:text-box>
        </draw:frame>
        <draw:frame draw:style-name="gr112" draw:text-style-name="P21" draw:layer="layout" svg:width="0.815cm" svg:height="0.569cm" svg:x="9.661cm" svg:y="9.219cm">
          <draw:text-box>
            <text:p><text:span text:style-name="T15">10</text:span></text:p>
          </draw:text-box>
        </draw:frame>
        <draw:frame draw:style-name="gr112" draw:text-style-name="P21" draw:layer="layout" svg:width="0.815cm" svg:height="0.569cm" svg:x="10.741cm" svg:y="9.219cm">
          <draw:text-box>
            <text:p><text:span text:style-name="T15">15</text:span></text:p>
          </draw:text-box>
        </draw:frame>
        <draw:frame draw:style-name="gr112" draw:text-style-name="P21" draw:layer="layout" svg:width="0.815cm" svg:height="0.569cm" svg:x="11.85cm" svg:y="9.219cm">
          <draw:text-box>
            <text:p><text:span text:style-name="T15">20</text:span></text:p>
          </draw:text-box>
        </draw:frame>
        <draw:frame draw:style-name="gr112" draw:text-style-name="P21" draw:layer="layout" svg:width="0.815cm" svg:height="0.569cm" svg:x="12.931cm" svg:y="9.219cm">
          <draw:text-box>
            <text:p><text:span text:style-name="T15">25</text:span></text:p>
          </draw:text-box>
        </draw:frame>
        <draw:frame draw:style-name="gr112" draw:text-style-name="P21" draw:layer="layout" svg:width="0.815cm" svg:height="0.569cm" svg:x="14.04cm" svg:y="9.219cm">
          <draw:text-box>
            <text:p><text:span text:style-name="T15">30</text:span></text:p>
          </draw:text-box>
        </draw:frame>
        <draw:frame draw:style-name="gr112" draw:text-style-name="P21" draw:layer="layout" svg:width="0.815cm" svg:height="0.569cm" svg:x="15.149cm" svg:y="9.219cm">
          <draw:text-box>
            <text:p><text:span text:style-name="T15">35</text:span></text:p>
          </draw:text-box>
        </draw:frame>
        <draw:frame draw:style-name="gr112" draw:text-style-name="P21" draw:layer="layout" svg:width="0.815cm" svg:height="0.569cm" svg:x="16.229cm" svg:y="9.219cm">
          <draw:text-box>
            <text:p><text:span text:style-name="T15">40</text:span></text:p>
          </draw:text-box>
        </draw:frame>
        <draw:frame draw:style-name="gr112" draw:text-style-name="P21" draw:layer="layout" svg:width="0.815cm" svg:height="0.569cm" svg:x="17.338cm" svg:y="9.219cm">
          <draw:text-box>
            <text:p><text:span text:style-name="T15">45</text:span></text:p>
          </draw:text-box>
        </draw:frame>
        <draw:frame draw:style-name="gr112" draw:text-style-name="P21" draw:layer="layout" svg:width="0.815cm" svg:height="0.569cm" svg:x="18.42cm" svg:y="9.219cm">
          <draw:text-box>
            <text:p><text:span text:style-name="T15">50</text:span></text:p>
          </draw:text-box>
        </draw:frame>
        <draw:line draw:style-name="gr109" draw:text-style-name="P9" draw:layer="layout" svg:x1="8.714cm" svg:y1="9.073cm" svg:x2="8.714cm" svg:y2="8.924cm">
          <text:p/>
        </draw:line>
        <draw:line draw:style-name="gr109" draw:text-style-name="P9" draw:layer="layout" svg:x1="9.81cm" svg:y1="9.073cm" svg:x2="9.81cm" svg:y2="8.924cm">
          <text:p/>
        </draw:line>
        <draw:line draw:style-name="gr109" draw:text-style-name="P9" draw:layer="layout" svg:x1="10.907cm" svg:y1="9.073cm" svg:x2="10.907cm" svg:y2="8.924cm">
          <text:p/>
        </draw:line>
        <draw:line draw:style-name="gr109" draw:text-style-name="P9" draw:layer="layout" svg:x1="12.003cm" svg:y1="9.073cm" svg:x2="12.003cm" svg:y2="8.924cm">
          <text:p/>
        </draw:line>
        <draw:line draw:style-name="gr109" draw:text-style-name="P9" draw:layer="layout" svg:x1="13.1cm" svg:y1="9.073cm" svg:x2="13.1cm" svg:y2="8.924cm">
          <text:p/>
        </draw:line>
        <draw:line draw:style-name="gr109" draw:text-style-name="P9" draw:layer="layout" svg:x1="14.198cm" svg:y1="9.073cm" svg:x2="14.198cm" svg:y2="8.924cm">
          <text:p/>
        </draw:line>
        <draw:line draw:style-name="gr109" draw:text-style-name="P9" draw:layer="layout" svg:x1="15.294cm" svg:y1="9.073cm" svg:x2="15.294cm" svg:y2="8.924cm">
          <text:p/>
        </draw:line>
        <draw:line draw:style-name="gr109" draw:text-style-name="P9" draw:layer="layout" svg:x1="16.391cm" svg:y1="9.073cm" svg:x2="16.391cm" svg:y2="8.924cm">
          <text:p/>
        </draw:line>
        <draw:line draw:style-name="gr109" draw:text-style-name="P9" draw:layer="layout" svg:x1="17.488cm" svg:y1="9.073cm" svg:x2="17.488cm" svg:y2="8.924cm">
          <text:p/>
        </draw:line>
        <draw:polyline draw:style-name="gr109" draw:text-style-name="P9" draw:layer="layout" svg:width="0.148cm" svg:height="9.871cm" draw:transform="rotate (1.5707963267946) translate (8.71356845413614cm 9.07318954999853cm)" svg:viewBox="0 0 149 9872" draw:points="0,27299 149,27299 149,17427">
          <text:p/>
        </draw:polyline>
        <draw:frame draw:style-name="gr112" draw:text-style-name="P21" draw:layer="layout" svg:width="0.659cm" svg:height="0.569cm" svg:x="8.302cm" svg:y="8.771cm">
          <draw:text-box>
            <text:p><text:span text:style-name="T15">0</text:span></text:p>
          </draw:text-box>
        </draw:frame>
        <draw:frame draw:style-name="gr184" draw:text-style-name="P21" draw:layer="layout" svg:width="1.129cm" svg:height="0.569cm" svg:x="7.831cm" svg:y="7.741cm">
          <draw:text-box>
            <text:p><text:span text:style-name="T15">5000</text:span></text:p>
          </draw:text-box>
        </draw:frame>
        <draw:frame draw:style-name="gr185" draw:text-style-name="P21" draw:layer="layout" svg:width="1.285cm" svg:height="0.569cm" svg:x="7.665cm" svg:y="6.686cm">
          <draw:text-box>
            <text:p><text:span text:style-name="T15">10000</text:span></text:p>
          </draw:text-box>
        </draw:frame>
        <draw:frame draw:style-name="gr185" draw:text-style-name="P21" draw:layer="layout" svg:width="1.285cm" svg:height="0.569cm" svg:x="7.665cm" svg:y="5.63cm">
          <draw:text-box>
            <text:p><text:span text:style-name="T15">15000</text:span></text:p>
          </draw:text-box>
        </draw:frame>
        <draw:frame draw:style-name="gr185" draw:text-style-name="P21" draw:layer="layout" svg:width="1.285cm" svg:height="0.569cm" svg:x="7.665cm" svg:y="4.601cm">
          <draw:text-box>
            <text:p><text:span text:style-name="T15">20000</text:span></text:p>
          </draw:text-box>
        </draw:frame>
        <draw:frame draw:style-name="gr185" draw:text-style-name="P21" draw:layer="layout" svg:width="1.285cm" svg:height="0.569cm" svg:x="7.665cm" svg:y="3.546cm">
          <draw:text-box>
            <text:p><text:span text:style-name="T15">25000</text:span></text:p>
          </draw:text-box>
        </draw:frame>
        <draw:line draw:style-name="gr109" draw:text-style-name="P9" draw:layer="layout" svg:x1="8.564cm" svg:y1="8.924cm" svg:x2="8.714cm" svg:y2="8.924cm">
          <text:p/>
        </draw:line>
        <draw:line draw:style-name="gr109" draw:text-style-name="P9" draw:layer="layout" svg:x1="8.564cm" svg:y1="7.879cm" svg:x2="8.714cm" svg:y2="7.879cm">
          <text:p/>
        </draw:line>
        <draw:line draw:style-name="gr109" draw:text-style-name="P9" draw:layer="layout" svg:x1="8.564cm" svg:y1="6.835cm" svg:x2="8.714cm" svg:y2="6.835cm">
          <text:p/>
        </draw:line>
        <draw:line draw:style-name="gr109" draw:text-style-name="P9" draw:layer="layout" svg:x1="8.564cm" svg:y1="5.79cm" svg:x2="8.714cm" svg:y2="5.79cm">
          <text:p/>
        </draw:line>
        <draw:line draw:style-name="gr109" draw:text-style-name="P9" draw:layer="layout" svg:x1="8.564cm" svg:y1="4.746cm" svg:x2="8.714cm" svg:y2="4.746cm">
          <text:p/>
        </draw:line>
        <draw:polyline draw:style-name="gr109" draw:text-style-name="P9" draw:layer="layout" svg:width="0.149cm" svg:height="5.222cm" svg:x="8.564cm" svg:y="3.7cm" svg:viewBox="0 0 150 5223" draw:points="0,0 150,0 150,5223">
          <text:p/>
        </draw:polyline>
        <draw:polygon draw:style-name="gr113" draw:text-style-name="P9" draw:layer="layout" svg:width="1.098cm" svg:height="0.107cm" svg:x="8.713cm" svg:y="4.912cm" svg:viewBox="0 0 1099 108" draw:points="0,21 1097,0 1098,44 1099,88 2,108 1,65">
          <text:p/>
        </draw:polygon>
        <draw:polygon draw:style-name="gr113" draw:text-style-name="P9" draw:layer="layout" svg:width="0.001cm" svg:height="0.043cm" svg:x="9.809cm" svg:y="4.912cm" svg:viewBox="0 0 2 44" draw:points="1,44 0,0 2,0">
          <text:p/>
        </draw:polygon>
        <draw:polygon draw:style-name="gr113" draw:text-style-name="P9" draw:layer="layout" svg:width="1.098cm" svg:height="0.118cm" svg:x="9.809cm" svg:y="4.912cm" svg:viewBox="0 0 1099 119" draw:points="2,0 1099,32 1098,76 1097,119 0,88 1,44">
          <text:p/>
        </draw:polygon>
        <draw:polygon draw:style-name="gr113" draw:text-style-name="P9" draw:layer="layout" svg:width="0cm" svg:height="0.043cm" svg:x="10.906cm" svg:y="4.987cm" svg:viewBox="0 0 1 44" draw:points="1,0 1,44 0,44">
          <text:p/>
        </draw:polygon>
        <draw:polygon draw:style-name="gr113" draw:text-style-name="P9" draw:layer="layout" svg:width="1.096cm" svg:height="0.096cm" svg:x="10.907cm" svg:y="4.935cm" svg:viewBox="0 0 1097 97" draw:points="0,9 1097,0 1097,44 1097,88 0,97 0,53">
          <text:p/>
        </draw:polygon>
        <draw:polygon draw:style-name="gr113" draw:text-style-name="P9" draw:layer="layout" svg:width="0cm" svg:height="0.043cm" svg:x="12.003cm" svg:y="4.978cm" svg:viewBox="0 0 1 44" draw:points="0,0 1,44 0,44">
          <text:p/>
        </draw:polygon>
        <draw:polygon draw:style-name="gr113" draw:text-style-name="P9" draw:layer="layout" svg:width="1.098cm" svg:height="0.123cm" svg:x="12.002cm" svg:y="4.898cm" svg:viewBox="0 0 1099 124" draw:points="0,37 1097,0 1098,44 1099,88 2,124 1,81">
          <text:p/>
        </draw:polygon>
        <draw:polygon draw:style-name="gr113" draw:text-style-name="P9" draw:layer="layout" svg:width="0.003cm" svg:height="0.043cm" svg:x="13.099cm" svg:y="4.898cm" svg:viewBox="0 0 4 44" draw:points="1,44 0,0 4,0">
          <text:p/>
        </draw:polygon>
        <draw:polygon draw:style-name="gr113" draw:text-style-name="P9" draw:layer="layout" svg:width="1.103cm" svg:height="0.15cm" svg:x="13.097cm" svg:y="4.898cm" svg:viewBox="0 0 1104 151" draw:points="6,0 1104,64 1101,107 1098,151 0,88 3,44">
          <text:p/>
        </draw:polygon>
        <draw:polygon draw:style-name="gr113" draw:text-style-name="P9" draw:layer="layout" svg:width="0.003cm" svg:height="0.043cm" svg:x="14.195cm" svg:y="5.005cm" svg:viewBox="0 0 4 44" draw:points="3,0 4,44 0,44">
          <text:p/>
        </draw:polygon>
        <draw:polygon draw:style-name="gr113" draw:text-style-name="P9" draw:layer="layout" svg:width="1.098cm" svg:height="0.108cm" svg:x="14.197cm" svg:y="4.94cm" svg:viewBox="0 0 1099 109" draw:points="0,22 1097,0 1098,44 1099,88 2,109 1,66">
          <text:p/>
        </draw:polygon>
        <draw:polygon draw:style-name="gr113" draw:text-style-name="P9" draw:layer="layout" svg:width="0.001cm" svg:height="0.043cm" svg:x="15.294cm" svg:y="4.983cm" svg:viewBox="0 0 2 44" draw:points="0,0 2,44 1,44">
          <text:p/>
        </draw:polygon>
        <draw:polygon draw:style-name="gr113" draw:text-style-name="P9" draw:layer="layout" svg:width="1.1cm" svg:height="0.141cm" svg:x="15.292cm" svg:y="4.885cm" svg:viewBox="0 0 1101 142" draw:points="0,55 1097,0 1099,44 1101,88 4,142 2,99">
          <text:p/>
        </draw:polygon>
        <draw:polygon draw:style-name="gr113" draw:text-style-name="P9" draw:layer="layout" svg:width="0.002cm" svg:height="0.043cm" svg:x="16.389cm" svg:y="4.885cm" svg:viewBox="0 0 3 44" draw:points="2,44 0,0 3,0">
          <text:p/>
        </draw:polygon>
        <draw:polygon draw:style-name="gr113" draw:text-style-name="P9" draw:layer="layout" svg:width="1.098cm" svg:height="0.113cm" svg:x="16.39cm" svg:y="4.885cm" svg:viewBox="0 0 1099 114" draw:points="2,0 1099,27 1098,71 1097,114 0,88 1,44">
          <text:p/>
        </draw:polygon>
        <draw:polygon draw:style-name="gr113" draw:text-style-name="P9" draw:layer="layout" svg:width="0cm" svg:height="0.043cm" svg:x="17.487cm" svg:y="4.956cm" svg:viewBox="0 0 1 44" draw:points="1,0 1,44 0,44">
          <text:p/>
        </draw:polygon>
        <draw:polygon draw:style-name="gr113" draw:text-style-name="P9" draw:layer="layout" svg:width="1.097cm" svg:height="0.099cm" svg:x="17.488cm" svg:y="4.912cm" svg:viewBox="0 0 1098 100" draw:points="0,0 1098,12 1098,56 1098,100 0,88 0,44">
          <text:p/>
        </draw:polygon>
        <draw:polygon draw:style-name="gr113" draw:text-style-name="P9" draw:layer="layout" svg:width="0.248cm" svg:height="0.248cm" svg:x="8.589cm" svg:y="4.852cm" svg:viewBox="0 0 249 249" draw:points="0,0 0,249 249,249 249,0">
          <text:p/>
        </draw:polygon>
        <draw:polyline draw:style-name="gr114" draw:text-style-name="P9" draw:layer="layout" svg:width="0.248cm" svg:height="0.248cm" svg:x="8.589cm" svg:y="4.852cm" svg:viewBox="0 0 249 249" draw:points="0,0 0,249 249,249 249,0 0,0">
          <text:p/>
        </draw:polyline>
        <draw:polygon draw:style-name="gr115" draw:text-style-name="P9" draw:layer="layout" svg:width="0.248cm" svg:height="0.248cm" svg:x="9.685cm" svg:y="4.831cm" svg:viewBox="0 0 249 249" draw:points="0,0 0,249 249,249 249,0">
          <text:p/>
        </draw:polygon>
        <draw:polyline draw:style-name="gr114" draw:text-style-name="P9" draw:layer="layout" svg:width="0.248cm" svg:height="0.248cm" svg:x="9.685cm" svg:y="4.831cm" svg:viewBox="0 0 249 249" draw:points="0,0 0,249 249,249 249,0 0,0">
          <text:p/>
        </draw:polyline>
        <draw:polygon draw:style-name="gr115" draw:text-style-name="P9" draw:layer="layout" svg:width="0.248cm" svg:height="0.248cm" svg:x="10.782cm" svg:y="4.863cm" svg:viewBox="0 0 249 249" draw:points="0,0 0,249 249,249 249,0">
          <text:p/>
        </draw:polygon>
        <draw:polyline draw:style-name="gr114" draw:text-style-name="P9" draw:layer="layout" svg:width="0.248cm" svg:height="0.248cm" svg:x="10.782cm" svg:y="4.863cm" svg:viewBox="0 0 249 249" draw:points="0,0 0,249 249,249 249,0 0,0">
          <text:p/>
        </draw:polyline>
        <draw:polygon draw:style-name="gr115" draw:text-style-name="P9" draw:layer="layout" svg:width="0.248cm" svg:height="0.248cm" svg:x="11.879cm" svg:y="4.854cm" svg:viewBox="0 0 249 249" draw:points="0,0 0,249 249,249 249,0">
          <text:p/>
        </draw:polygon>
        <draw:polyline draw:style-name="gr114" draw:text-style-name="P9" draw:layer="layout" svg:width="0.248cm" svg:height="0.248cm" svg:x="11.879cm" svg:y="4.854cm" svg:viewBox="0 0 249 249" draw:points="0,0 0,249 249,249 249,0 0,0">
          <text:p/>
        </draw:polyline>
        <draw:polygon draw:style-name="gr115" draw:text-style-name="P9" draw:layer="layout" svg:width="0.248cm" svg:height="0.248cm" svg:x="12.975cm" svg:y="4.817cm" svg:viewBox="0 0 249 249" draw:points="0,0 0,249 249,249 249,0">
          <text:p/>
        </draw:polygon>
        <draw:polyline draw:style-name="gr114" draw:text-style-name="P9" draw:layer="layout" svg:width="0.248cm" svg:height="0.248cm" svg:x="12.975cm" svg:y="4.817cm" svg:viewBox="0 0 249 249" draw:points="0,0 0,249 249,249 249,0 0,0">
          <text:p/>
        </draw:polyline>
        <draw:polygon draw:style-name="gr115" draw:text-style-name="P9" draw:layer="layout" svg:width="0.248cm" svg:height="0.248cm" svg:x="14.073cm" svg:y="4.881cm" svg:viewBox="0 0 249 249" draw:points="0,0 0,249 249,249 249,0">
          <text:p/>
        </draw:polygon>
        <draw:polyline draw:style-name="gr114" draw:text-style-name="P9" draw:layer="layout" svg:width="0.248cm" svg:height="0.248cm" svg:x="14.073cm" svg:y="4.881cm" svg:viewBox="0 0 249 249" draw:points="0,0 0,249 249,249 249,0 0,0">
          <text:p/>
        </draw:polyline>
        <draw:polygon draw:style-name="gr115" draw:text-style-name="P9" draw:layer="layout" svg:width="0.248cm" svg:height="0.248cm" svg:x="15.17cm" svg:y="4.859cm" svg:viewBox="0 0 249 249" draw:points="0,0 0,249 249,249 249,0">
          <text:p/>
        </draw:polygon>
        <draw:polyline draw:style-name="gr114" draw:text-style-name="P9" draw:layer="layout" svg:width="0.248cm" svg:height="0.248cm" svg:x="15.17cm" svg:y="4.859cm" svg:viewBox="0 0 249 249" draw:points="0,0 0,249 249,249 249,0 0,0">
          <text:p/>
        </draw:polyline>
        <draw:polygon draw:style-name="gr115" draw:text-style-name="P9" draw:layer="layout" svg:width="0.248cm" svg:height="0.248cm" svg:x="16.266cm" svg:y="4.804cm" svg:viewBox="0 0 249 249" draw:points="0,0 0,249 249,249 249,0">
          <text:p/>
        </draw:polygon>
        <draw:polyline draw:style-name="gr114" draw:text-style-name="P9" draw:layer="layout" svg:width="0.248cm" svg:height="0.248cm" svg:x="16.266cm" svg:y="4.804cm" svg:viewBox="0 0 249 249" draw:points="0,0 0,249 249,249 249,0 0,0">
          <text:p/>
        </draw:polyline>
        <draw:polygon draw:style-name="gr115" draw:text-style-name="P9" draw:layer="layout" svg:width="0.248cm" svg:height="0.248cm" svg:x="17.363cm" svg:y="4.831cm" svg:viewBox="0 0 249 249" draw:points="0,0 0,249 249,249 249,0">
          <text:p/>
        </draw:polygon>
        <draw:polyline draw:style-name="gr114" draw:text-style-name="P9" draw:layer="layout" svg:width="0.248cm" svg:height="0.248cm" svg:x="17.363cm" svg:y="4.831cm" svg:viewBox="0 0 249 249" draw:points="0,0 0,249 249,249 249,0 0,0">
          <text:p/>
        </draw:polyline>
        <draw:polygon draw:style-name="gr115" draw:text-style-name="P9" draw:layer="layout" svg:width="0.248cm" svg:height="0.248cm" svg:x="18.46cm" svg:y="4.843cm" svg:viewBox="0 0 249 249" draw:points="0,0 0,249 249,249 249,0">
          <text:p/>
        </draw:polygon>
        <draw:polyline draw:style-name="gr114" draw:text-style-name="P9" draw:layer="layout" svg:width="0.248cm" svg:height="0.248cm" svg:x="18.46cm" svg:y="4.843cm" svg:viewBox="0 0 249 249" draw:points="0,0 0,249 249,249 249,0 0,0">
          <text:p/>
        </draw:polyline>
        <draw:polygon draw:style-name="gr116" draw:text-style-name="P9" draw:layer="layout" svg:width="1.096cm" svg:height="0.09cm" svg:x="8.714cm" svg:y="5.016cm" svg:viewBox="0 0 1097 91" draw:points="0,0 1097,3 1097,47 1097,91 0,88 0,44">
          <text:p/>
        </draw:polygon>
        <draw:polygon draw:style-name="gr116" draw:text-style-name="P9" draw:layer="layout" svg:width="0cm" svg:height="0.043cm" svg:x="9.81cm" svg:y="5.019cm" svg:viewBox="0 0 1 44" draw:points="0,44 0,0 1,0">
          <text:p/>
        </draw:polygon>
        <draw:polygon draw:style-name="gr116" draw:text-style-name="P9" draw:layer="layout" svg:width="1.098cm" svg:height="0.108cm" svg:x="9.809cm" svg:y="5.019cm" svg:viewBox="0 0 1099 109" draw:points="2,0 1099,22 1098,66 1097,109 0,88 1,44">
          <text:p/>
        </draw:polygon>
        <draw:polygon draw:style-name="gr116" draw:text-style-name="P9" draw:layer="layout" svg:width="0cm" svg:height="0.043cm" svg:x="10.906cm" svg:y="5.085cm" svg:viewBox="0 0 1 44" draw:points="1,0 1,44 0,44">
          <text:p/>
        </draw:polygon>
        <draw:polygon draw:style-name="gr116" draw:text-style-name="P9" draw:layer="layout" svg:width="1.096cm" svg:height="0.094cm" svg:x="10.907cm" svg:y="5.034cm" svg:viewBox="0 0 1097 95" draw:points="0,7 1097,0 1097,44 1097,88 0,95 0,51">
          <text:p/>
        </draw:polygon>
        <draw:polygon draw:style-name="gr116" draw:text-style-name="P9" draw:layer="layout" svg:width="0cm" svg:height="0.043cm" svg:x="12.003cm" svg:y="5.034cm" svg:viewBox="0 0 1 44" draw:points="0,44 0,0 1,0">
          <text:p/>
        </draw:polygon>
        <draw:polygon draw:style-name="gr116" draw:text-style-name="P9" draw:layer="layout" svg:width="1.098cm" svg:height="0.123cm" svg:x="12.002cm" svg:y="5.034cm" svg:viewBox="0 0 1099 124" draw:points="2,0 1099,37 1098,81 1097,124 0,88 1,44">
          <text:p/>
        </draw:polygon>
        <draw:polygon draw:style-name="gr116" draw:text-style-name="P9" draw:layer="layout" svg:width="0.002cm" svg:height="0.043cm" svg:x="13.099cm" svg:y="5.115cm" svg:viewBox="0 0 3 44" draw:points="1,0 3,44 0,44">
          <text:p/>
        </draw:polygon>
        <draw:polygon draw:style-name="gr116" draw:text-style-name="P9" draw:layer="layout" svg:width="1.101cm" svg:height="0.125cm" svg:x="13.098cm" svg:y="5.032cm" svg:viewBox="0 0 1102 126" draw:points="0,39 1098,0 1100,44 1102,88 4,126 2,83">
          <text:p/>
        </draw:polygon>
        <draw:polygon draw:style-name="gr116" draw:text-style-name="P9" draw:layer="layout" svg:width="0.001cm" svg:height="0.043cm" svg:x="14.196cm" svg:y="5.032cm" svg:viewBox="0 0 2 44" draw:points="2,44 0,0 2,0">
          <text:p/>
        </draw:polygon>
        <draw:polygon draw:style-name="gr116" draw:text-style-name="P9" draw:layer="layout" svg:width="1.096cm" svg:height="0.09cm" svg:x="14.198cm" svg:y="5.032cm" svg:viewBox="0 0 1097 91" draw:points="0,0 1097,3 1097,47 1097,91 0,88 0,44">
          <text:p/>
        </draw:polygon>
        <draw:polygon draw:style-name="gr116" draw:text-style-name="P9" draw:layer="layout" svg:width="0cm" svg:height="0.043cm" svg:x="15.294cm" svg:y="5.079cm" svg:viewBox="0 0 1 44" draw:points="0,0 1,44 0,44">
          <text:p/>
        </draw:polygon>
        <draw:polygon draw:style-name="gr116" draw:text-style-name="P9" draw:layer="layout" svg:width="1.098cm" svg:height="0.104cm" svg:x="15.293cm" svg:y="5.018cm" svg:viewBox="0 0 1099 105" draw:points="0,17 1097,0 1098,44 1099,88 2,105 1,61">
          <text:p/>
        </draw:polygon>
        <draw:polygon draw:style-name="gr116" draw:text-style-name="P9" draw:layer="layout" svg:width="0.001cm" svg:height="0.043cm" svg:x="16.39cm" svg:y="5.018cm" svg:viewBox="0 0 2 44" draw:points="1,44 0,0 2,0">
          <text:p/>
        </draw:polygon>
        <draw:polygon draw:style-name="gr116" draw:text-style-name="P9" draw:layer="layout" svg:width="1.098cm" svg:height="0.112cm" svg:x="16.39cm" svg:y="5.018cm" svg:viewBox="0 0 1099 113" draw:points="2,0 1099,26 1098,70 1097,113 0,88 1,44">
          <text:p/>
        </draw:polygon>
        <draw:polygon draw:style-name="gr116" draw:text-style-name="P9" draw:layer="layout" svg:width="0cm" svg:height="0.043cm" svg:x="17.487cm" svg:y="5.088cm" svg:viewBox="0 0 1 44" draw:points="1,0 1,44 0,44">
          <text:p/>
        </draw:polygon>
        <draw:polygon draw:style-name="gr116" draw:text-style-name="P9" draw:layer="layout" svg:width="1.097cm" svg:height="0.09cm" svg:x="17.488cm" svg:y="5.041cm" svg:viewBox="0 0 1098 91" draw:points="0,3 1098,0 1098,44 1098,88 0,91 0,47">
          <text:p/>
        </draw:polygon>
        <draw:polygon draw:style-name="gr116" draw:text-style-name="P9" draw:layer="layout" svg:width="0.248cm" svg:height="0.248cm" svg:x="8.589cm" svg:y="4.936cm" svg:viewBox="0 0 249 249" draw:points="0,124 125,249 249,124 125,0">
          <text:p/>
        </draw:polygon>
        <draw:polyline draw:style-name="gr114" draw:text-style-name="P9" draw:layer="layout" svg:width="0.248cm" svg:height="0.248cm" svg:x="8.589cm" svg:y="4.936cm" svg:viewBox="0 0 249 249" draw:points="0,124 125,249 249,124 125,0 0,124">
          <text:p/>
        </draw:polyline>
        <draw:polygon draw:style-name="gr116" draw:text-style-name="P9" draw:layer="layout" svg:width="0.248cm" svg:height="0.248cm" svg:x="9.685cm" svg:y="4.939cm" svg:viewBox="0 0 249 249" draw:points="0,124 125,249 249,124 125,0">
          <text:p/>
        </draw:polygon>
        <draw:polyline draw:style-name="gr114" draw:text-style-name="P9" draw:layer="layout" svg:width="0.248cm" svg:height="0.248cm" svg:x="9.685cm" svg:y="4.939cm" svg:viewBox="0 0 249 249" draw:points="0,124 125,249 249,124 125,0 0,124">
          <text:p/>
        </draw:polyline>
        <draw:polygon draw:style-name="gr116" draw:text-style-name="P9" draw:layer="layout" svg:width="0.248cm" svg:height="0.248cm" svg:x="10.782cm" svg:y="4.961cm" svg:viewBox="0 0 249 249" draw:points="0,124 125,249 249,124 125,0">
          <text:p/>
        </draw:polygon>
        <draw:polyline draw:style-name="gr114" draw:text-style-name="P9" draw:layer="layout" svg:width="0.248cm" svg:height="0.248cm" svg:x="10.782cm" svg:y="4.961cm" svg:viewBox="0 0 249 249" draw:points="0,124 125,249 249,124 125,0 0,124">
          <text:p/>
        </draw:polyline>
        <draw:polygon draw:style-name="gr116" draw:text-style-name="P9" draw:layer="layout" svg:width="0.248cm" svg:height="0.248cm" svg:x="11.879cm" svg:y="4.954cm" svg:viewBox="0 0 249 249" draw:points="0,124 125,249 249,124 125,0">
          <text:p/>
        </draw:polygon>
        <draw:polyline draw:style-name="gr114" draw:text-style-name="P9" draw:layer="layout" svg:width="0.248cm" svg:height="0.248cm" svg:x="11.879cm" svg:y="4.954cm" svg:viewBox="0 0 249 249" draw:points="0,124 125,249 249,124 125,0 0,124">
          <text:p/>
        </draw:polyline>
        <draw:polygon draw:style-name="gr116" draw:text-style-name="P9" draw:layer="layout" svg:width="0.248cm" svg:height="0.248cm" svg:x="12.975cm" svg:y="4.99cm" svg:viewBox="0 0 249 249" draw:points="0,124 125,249 249,124 125,0">
          <text:p/>
        </draw:polygon>
        <draw:polyline draw:style-name="gr114" draw:text-style-name="P9" draw:layer="layout" svg:width="0.248cm" svg:height="0.248cm" svg:x="12.975cm" svg:y="4.99cm" svg:viewBox="0 0 249 249" draw:points="0,124 125,249 249,124 125,0 0,124">
          <text:p/>
        </draw:polyline>
        <draw:polygon draw:style-name="gr116" draw:text-style-name="P9" draw:layer="layout" svg:width="0.248cm" svg:height="0.248cm" svg:x="14.073cm" svg:y="4.952cm" svg:viewBox="0 0 249 249" draw:points="0,124 125,249 249,124 125,0">
          <text:p/>
        </draw:polygon>
        <draw:polyline draw:style-name="gr114" draw:text-style-name="P9" draw:layer="layout" svg:width="0.248cm" svg:height="0.248cm" svg:x="14.073cm" svg:y="4.952cm" svg:viewBox="0 0 249 249" draw:points="0,124 125,249 249,124 125,0 0,124">
          <text:p/>
        </draw:polyline>
        <draw:polygon draw:style-name="gr116" draw:text-style-name="P9" draw:layer="layout" svg:width="0.248cm" svg:height="0.248cm" svg:x="15.17cm" svg:y="4.955cm" svg:viewBox="0 0 249 249" draw:points="0,124 125,249 249,124 125,0">
          <text:p/>
        </draw:polygon>
        <draw:polyline draw:style-name="gr114" draw:text-style-name="P9" draw:layer="layout" svg:width="0.248cm" svg:height="0.248cm" svg:x="15.17cm" svg:y="4.955cm" svg:viewBox="0 0 249 249" draw:points="0,124 125,249 249,124 125,0 0,124">
          <text:p/>
        </draw:polyline>
        <draw:polygon draw:style-name="gr116" draw:text-style-name="P9" draw:layer="layout" svg:width="0.248cm" svg:height="0.248cm" svg:x="16.266cm" svg:y="4.938cm" svg:viewBox="0 0 249 249" draw:points="0,124 125,249 249,124 125,0">
          <text:p/>
        </draw:polygon>
        <draw:polyline draw:style-name="gr114" draw:text-style-name="P9" draw:layer="layout" svg:width="0.248cm" svg:height="0.248cm" svg:x="16.266cm" svg:y="4.938cm" svg:viewBox="0 0 249 249" draw:points="0,124 125,249 249,124 125,0 0,124">
          <text:p/>
        </draw:polyline>
        <draw:polygon draw:style-name="gr116" draw:text-style-name="P9" draw:layer="layout" svg:width="0.248cm" svg:height="0.248cm" svg:x="17.363cm" svg:y="4.964cm" svg:viewBox="0 0 249 249" draw:points="0,124 125,249 249,124 125,0">
          <text:p/>
        </draw:polygon>
        <draw:polyline draw:style-name="gr114" draw:text-style-name="P9" draw:layer="layout" svg:width="0.248cm" svg:height="0.248cm" svg:x="17.363cm" svg:y="4.964cm" svg:viewBox="0 0 249 249" draw:points="0,124 125,249 249,124 125,0 0,124">
          <text:p/>
        </draw:polyline>
        <draw:polygon draw:style-name="gr116" draw:text-style-name="P9" draw:layer="layout" svg:width="0.248cm" svg:height="0.248cm" svg:x="18.46cm" svg:y="4.961cm" svg:viewBox="0 0 249 249" draw:points="0,124 125,249 249,124 125,0">
          <text:p/>
        </draw:polygon>
        <draw:polyline draw:style-name="gr114" draw:text-style-name="P9" draw:layer="layout" svg:width="0.248cm" svg:height="0.248cm" svg:x="18.46cm" svg:y="4.961cm" svg:viewBox="0 0 249 249" draw:points="0,124 125,249 249,124 125,0 0,124">
          <text:p/>
        </draw:polyline>
        <draw:polygon draw:style-name="gr127" draw:text-style-name="P9" draw:layer="layout" svg:width="1.1cm" svg:height="0.137cm" svg:x="8.712cm" svg:y="5.115cm" svg:viewBox="0 0 1101 138" draw:points="4,0 1101,51 1099,95 1097,138 0,88 2,44">
          <text:p/>
        </draw:polygon>
        <draw:polygon draw:style-name="gr127" draw:text-style-name="P9" draw:layer="layout" svg:width="0.001cm" svg:height="0.043cm" svg:x="9.808cm" svg:y="5.209cm" svg:viewBox="0 0 2 44" draw:points="2,0 2,44 0,44">
          <text:p/>
        </draw:polygon>
        <draw:polygon draw:style-name="gr127" draw:text-style-name="P9" draw:layer="layout" svg:width="1.096cm" svg:height="0.087cm" svg:x="9.81cm" svg:y="5.166cm" svg:viewBox="0 0 1097 88" draw:points="0,0 1097,0 1097,44 1097,88 0,88 0,44">
          <text:p/>
        </draw:polygon>
        <draw:polygon draw:style-name="gr127" draw:text-style-name="P9" draw:layer="layout" svg:width="0cm" svg:height="0.043cm" svg:x="10.907cm" svg:y="5.166cm" svg:viewBox="0 0 1 44" draw:points="0,44 0,0 1,0">
          <text:p/>
        </draw:polygon>
        <draw:polygon draw:style-name="gr127" draw:text-style-name="P9" draw:layer="layout" svg:width="1.098cm" svg:height="0.103cm" svg:x="10.906cm" svg:y="5.166cm" svg:viewBox="0 0 1099 104" draw:points="2,0 1099,16 1098,60 1097,104 0,88 1,44">
          <text:p/>
        </draw:polygon>
        <draw:polygon draw:style-name="gr127" draw:text-style-name="P9" draw:layer="layout" svg:width="0.001cm" svg:height="0.043cm" svg:x="12.003cm" svg:y="5.182cm" svg:viewBox="0 0 2 44" draw:points="0,44 1,0 2,0">
          <text:p/>
        </draw:polygon>
        <draw:polygon draw:style-name="gr127" draw:text-style-name="P9" draw:layer="layout" svg:width="1.1cm" svg:height="0.13cm" svg:x="12.001cm" svg:y="5.182cm" svg:viewBox="0 0 1101 131" draw:points="4,0 1101,44 1099,88 1097,131 0,88 2,44">
          <text:p/>
        </draw:polygon>
        <draw:polygon draw:style-name="gr127" draw:text-style-name="P9" draw:layer="layout" svg:width="0.005cm" svg:height="0.043cm" svg:x="13.098cm" svg:y="5.269cm" svg:viewBox="0 0 6 44" draw:points="2,0 6,44 0,44">
          <text:p/>
        </draw:polygon>
        <draw:polygon draw:style-name="gr127" draw:text-style-name="P9" draw:layer="layout" svg:width="1.105cm" svg:height="0.189cm" svg:x="13.096cm" svg:y="5.123cm" svg:viewBox="0 0 1106 190" draw:points="0,103 1098,0 1102,44 1106,88 8,190 4,146">
          <text:p/>
        </draw:polygon>
        <draw:polygon draw:style-name="gr127" draw:text-style-name="P9" draw:layer="layout" svg:width="0.005cm" svg:height="0.043cm" svg:x="14.194cm" svg:y="5.123cm" svg:viewBox="0 0 6 44" draw:points="4,44 0,0 6,0">
          <text:p/>
        </draw:polygon>
        <draw:polygon draw:style-name="gr127" draw:text-style-name="P9" draw:layer="layout" svg:width="1.1cm" svg:height="0.127cm" svg:x="14.196cm" svg:y="5.123cm" svg:viewBox="0 0 1101 128" draw:points="4,0 1101,41 1099,85 1097,128 0,88 2,44">
          <text:p/>
        </draw:polygon>
        <draw:polygon draw:style-name="gr127" draw:text-style-name="P9" draw:layer="layout" svg:width="0.002cm" svg:height="0.043cm" svg:x="15.292cm" svg:y="5.207cm" svg:viewBox="0 0 3 44" draw:points="2,0 3,44 0,44">
          <text:p/>
        </draw:polygon>
        <draw:polygon draw:style-name="gr127" draw:text-style-name="P9" draw:layer="layout" svg:width="1.098cm" svg:height="0.111cm" svg:x="15.293cm" svg:y="5.139cm" svg:viewBox="0 0 1099 112" draw:points="0,25 1097,0 1098,44 1099,88 2,112 1,69">
          <text:p/>
        </draw:polygon>
        <draw:polygon draw:style-name="gr127" draw:text-style-name="P9" draw:layer="layout" svg:width="0cm" svg:height="0.043cm" svg:x="16.39cm" svg:y="5.139cm" svg:viewBox="0 0 1 44" draw:points="1,44 0,0 0,0">
          <text:p/>
        </draw:polygon>
        <draw:polygon draw:style-name="gr127" draw:text-style-name="P9" draw:layer="layout" svg:width="1.098cm" svg:height="0.109cm" svg:x="16.39cm" svg:y="5.116cm" svg:viewBox="0 0 1099 110" draw:points="0,23 1097,0 1098,44 1099,88 2,110 1,67">
          <text:p/>
        </draw:polygon>
        <draw:polygon draw:style-name="gr127" draw:text-style-name="P9" draw:layer="layout" svg:width="0.002cm" svg:height="0.043cm" svg:x="17.487cm" svg:y="5.116cm" svg:viewBox="0 0 3 44" draw:points="1,44 0,0 3,0">
          <text:p/>
        </draw:polygon>
        <draw:polygon draw:style-name="gr127" draw:text-style-name="P9" draw:layer="layout" svg:width="1.101cm" svg:height="0.145cm" svg:x="17.486cm" svg:y="5.116cm" svg:viewBox="0 0 1102 146" draw:points="4,0 1102,59 1100,103 1098,146 0,88 2,44">
          <text:p/>
        </draw:polygon>
        <draw:polygon draw:style-name="gr127" draw:text-style-name="P9" draw:layer="layout" svg:width="0.248cm" svg:height="0.248cm" svg:x="8.589cm" svg:y="5.034cm" svg:viewBox="0 0 249 249" draw:points="0,0 125,249 249,0">
          <text:p/>
        </draw:polygon>
        <draw:polyline draw:style-name="gr114" draw:text-style-name="P9" draw:layer="layout" svg:width="0.248cm" svg:height="0.248cm" svg:x="8.589cm" svg:y="5.034cm" svg:viewBox="0 0 249 249" draw:points="0,0 125,249 249,0 0,0">
          <text:p/>
        </draw:polyline>
        <draw:polygon draw:style-name="gr127" draw:text-style-name="P9" draw:layer="layout" svg:width="0.248cm" svg:height="0.248cm" svg:x="9.685cm" svg:y="5.085cm" svg:viewBox="0 0 249 249" draw:points="0,0 125,249 249,0">
          <text:p/>
        </draw:polygon>
        <draw:polyline draw:style-name="gr114" draw:text-style-name="P9" draw:layer="layout" svg:width="0.248cm" svg:height="0.248cm" svg:x="9.685cm" svg:y="5.085cm" svg:viewBox="0 0 249 249" draw:points="0,0 125,249 249,0 0,0">
          <text:p/>
        </draw:polyline>
        <draw:polygon draw:style-name="gr127" draw:text-style-name="P9" draw:layer="layout" svg:width="0.248cm" svg:height="0.248cm" svg:x="10.782cm" svg:y="5.085cm" svg:viewBox="0 0 249 249" draw:points="0,0 125,249 249,0">
          <text:p/>
        </draw:polygon>
        <draw:polyline draw:style-name="gr114" draw:text-style-name="P9" draw:layer="layout" svg:width="0.248cm" svg:height="0.248cm" svg:x="10.782cm" svg:y="5.085cm" svg:viewBox="0 0 249 249" draw:points="0,0 125,249 249,0 0,0">
          <text:p/>
        </draw:polyline>
        <draw:polygon draw:style-name="gr127" draw:text-style-name="P9" draw:layer="layout" svg:width="0.248cm" svg:height="0.248cm" svg:x="11.879cm" svg:y="5.101cm" svg:viewBox="0 0 249 249" draw:points="0,0 125,249 249,0">
          <text:p/>
        </draw:polygon>
        <draw:polyline draw:style-name="gr114" draw:text-style-name="P9" draw:layer="layout" svg:width="0.248cm" svg:height="0.248cm" svg:x="11.879cm" svg:y="5.101cm" svg:viewBox="0 0 249 249" draw:points="0,0 125,249 249,0 0,0">
          <text:p/>
        </draw:polyline>
        <draw:polygon draw:style-name="gr127" draw:text-style-name="P9" draw:layer="layout" svg:width="0.248cm" svg:height="0.248cm" svg:x="12.975cm" svg:y="5.145cm" svg:viewBox="0 0 249 249" draw:points="0,0 125,249 249,0">
          <text:p/>
        </draw:polygon>
        <draw:polyline draw:style-name="gr114" draw:text-style-name="P9" draw:layer="layout" svg:width="0.248cm" svg:height="0.248cm" svg:x="12.975cm" svg:y="5.145cm" svg:viewBox="0 0 249 249" draw:points="0,0 125,249 249,0 0,0">
          <text:p/>
        </draw:polyline>
        <draw:polygon draw:style-name="gr127" draw:text-style-name="P9" draw:layer="layout" svg:width="0.248cm" svg:height="0.248cm" svg:x="14.073cm" svg:y="5.042cm" svg:viewBox="0 0 249 249" draw:points="0,0 125,249 249,0">
          <text:p/>
        </draw:polygon>
        <draw:polyline draw:style-name="gr114" draw:text-style-name="P9" draw:layer="layout" svg:width="0.248cm" svg:height="0.248cm" svg:x="14.073cm" svg:y="5.042cm" svg:viewBox="0 0 249 249" draw:points="0,0 125,249 249,0 0,0">
          <text:p/>
        </draw:polyline>
        <draw:polygon draw:style-name="gr127" draw:text-style-name="P9" draw:layer="layout" svg:width="0.248cm" svg:height="0.248cm" svg:x="15.17cm" svg:y="5.083cm" svg:viewBox="0 0 249 249" draw:points="0,0 125,249 249,0">
          <text:p/>
        </draw:polygon>
        <draw:polyline draw:style-name="gr114" draw:text-style-name="P9" draw:layer="layout" svg:width="0.248cm" svg:height="0.248cm" svg:x="15.17cm" svg:y="5.083cm" svg:viewBox="0 0 249 249" draw:points="0,0 125,249 249,0 0,0">
          <text:p/>
        </draw:polyline>
        <draw:polygon draw:style-name="gr127" draw:text-style-name="P9" draw:layer="layout" svg:width="0.248cm" svg:height="0.248cm" svg:x="16.266cm" svg:y="5.058cm" svg:viewBox="0 0 249 249" draw:points="0,0 125,249 249,0">
          <text:p/>
        </draw:polygon>
        <draw:polyline draw:style-name="gr114" draw:text-style-name="P9" draw:layer="layout" svg:width="0.248cm" svg:height="0.248cm" svg:x="16.266cm" svg:y="5.058cm" svg:viewBox="0 0 249 249" draw:points="0,0 125,249 249,0 0,0">
          <text:p/>
        </draw:polyline>
        <draw:polygon draw:style-name="gr127" draw:text-style-name="P9" draw:layer="layout" svg:width="0.248cm" svg:height="0.248cm" svg:x="17.363cm" svg:y="5.035cm" svg:viewBox="0 0 249 249" draw:points="0,0 125,249 249,0">
          <text:p/>
        </draw:polygon>
        <draw:polyline draw:style-name="gr114" draw:text-style-name="P9" draw:layer="layout" svg:width="0.248cm" svg:height="0.248cm" svg:x="17.363cm" svg:y="5.035cm" svg:viewBox="0 0 249 249" draw:points="0,0 125,249 249,0 0,0">
          <text:p/>
        </draw:polyline>
        <draw:polygon draw:style-name="gr127" draw:text-style-name="P9" draw:layer="layout" svg:width="0.248cm" svg:height="0.248cm" svg:x="18.46cm" svg:y="5.094cm" svg:viewBox="0 0 249 249" draw:points="0,0 125,249 249,0">
          <text:p/>
        </draw:polygon>
        <draw:polyline draw:style-name="gr114" draw:text-style-name="P9" draw:layer="layout" svg:width="0.248cm" svg:height="0.248cm" svg:x="18.46cm" svg:y="5.094cm" svg:viewBox="0 0 249 249" draw:points="0,0 125,249 249,0 0,0">
          <text:p/>
        </draw:polyline>
        <draw:polygon draw:style-name="gr146" draw:text-style-name="P9" draw:layer="layout" svg:width="1.128cm" svg:height="0.52cm" svg:x="8.698cm" svg:y="5.462cm" svg:viewBox="0 0 1129 521" draw:points="32,0 1129,439 1113,480 1097,521 0,82 16,41">
          <text:p/>
        </draw:polygon>
        <draw:polygon draw:style-name="gr146" draw:text-style-name="P9" draw:layer="layout" svg:width="0.015cm" svg:height="0.041cm" svg:x="9.794cm" svg:y="5.942cm" svg:viewBox="0 0 16 42" draw:points="16,0 5,42 0,41">
          <text:p/>
        </draw:polygon>
        <draw:polygon draw:style-name="gr146" draw:text-style-name="P9" draw:layer="layout" svg:width="1.118cm" svg:height="0.376cm" svg:x="9.799cm" svg:y="5.9cm" svg:viewBox="0 0 1119 377" draw:points="22,0 1119,294 1108,335 1097,377 0,84 11,42">
          <text:p/>
        </draw:polygon>
        <draw:polygon draw:style-name="gr146" draw:text-style-name="P9" draw:layer="layout" svg:width="0.01cm" svg:height="0.042cm" svg:x="10.896cm" svg:y="6.236cm" svg:viewBox="0 0 11 43" draw:points="11,0 1,43 0,42">
          <text:p/>
        </draw:polygon>
        <draw:polygon draw:style-name="gr146" draw:text-style-name="P9" draw:layer="layout" svg:width="1.116cm" svg:height="0.344cm" svg:x="10.897cm" svg:y="6.193cm" svg:viewBox="0 0 1117 345" draw:points="20,0 1117,260 1107,303 1097,345 0,86 10,43">
          <text:p/>
        </draw:polygon>
        <draw:polygon draw:style-name="gr146" draw:text-style-name="P9" draw:layer="layout" svg:width="0.009cm" svg:height="0.043cm" svg:x="11.993cm" svg:y="6.495cm" svg:viewBox="0 0 10 44" draw:points="10,0 7,44 0,43">
          <text:p/>
        </draw:polygon>
        <draw:polygon draw:style-name="gr146" draw:text-style-name="P9" draw:layer="layout" svg:width="1.102cm" svg:height="0.17cm" svg:x="12cm" svg:y="6.452cm" svg:viewBox="0 0 1103 171" draw:points="6,0 1103,84 1100,127 1097,171 0,88 3,44">
          <text:p/>
        </draw:polygon>
        <draw:polygon draw:style-name="gr146" draw:text-style-name="P9" draw:layer="layout" svg:width="0.003cm" svg:height="0.043cm" svg:x="13.1cm" svg:y="6.535cm" svg:viewBox="0 0 4 44" draw:points="0,44 3,0 4,0">
          <text:p/>
        </draw:polygon>
        <draw:polygon draw:style-name="gr146" draw:text-style-name="P9" draw:layer="layout" svg:width="1.105cm" svg:height="0.187cm" svg:x="13.096cm" svg:y="6.535cm" svg:viewBox="0 0 1106 188" draw:points="8,0 1106,101 1102,144 1098,188 0,88 4,44">
          <text:p/>
        </draw:polygon>
        <draw:polygon draw:style-name="gr146" draw:text-style-name="P9" draw:layer="layout" svg:width="0.01cm" svg:height="0.043cm" svg:x="14.198cm" svg:y="6.636cm" svg:viewBox="0 0 11 44" draw:points="0,44 4,0 11,1">
          <text:p/>
        </draw:polygon>
        <draw:polygon draw:style-name="gr146" draw:text-style-name="P9" draw:layer="layout" svg:width="1.118cm" svg:height="0.371cm" svg:x="14.187cm" svg:y="6.637cm" svg:viewBox="0 0 1119 372" draw:points="22,0 1119,287 1108,329 1097,372 0,86 11,43">
          <text:p/>
        </draw:polygon>
        <draw:polygon draw:style-name="gr146" draw:text-style-name="P9" draw:layer="layout" svg:width="0.01cm" svg:height="0.043cm" svg:x="15.283cm" svg:y="6.966cm" svg:viewBox="0 0 11 44" draw:points="11,0 8,44 0,43 0,43">
          <text:p/>
        </draw:polygon>
        <draw:polygon draw:style-name="gr146" draw:text-style-name="P9" draw:layer="layout" svg:width="1.102cm" svg:height="0.171cm" svg:x="15.291cm" svg:y="6.922cm" svg:viewBox="0 0 1103 172" draw:points="6,0 1103,85 1100,128 1097,172 0,88 3,44">
          <text:p/>
        </draw:polygon>
        <draw:polygon draw:style-name="gr146" draw:text-style-name="P9" draw:layer="layout" svg:width="0.002cm" svg:height="0.043cm" svg:x="16.388cm" svg:y="7.051cm" svg:viewBox="0 0 3 44" draw:points="3,0 1,44 0,44">
          <text:p/>
        </draw:polygon>
        <draw:polygon draw:style-name="gr146" draw:text-style-name="P9" draw:layer="layout" svg:width="1.1cm" svg:height="0.144cm" svg:x="16.389cm" svg:y="7.007cm" svg:viewBox="0 0 1101 145" draw:points="4,0 1101,58 1099,102 1097,145 0,88 2,44">
          <text:p/>
        </draw:polygon>
        <draw:polygon draw:style-name="gr146" draw:text-style-name="P9" draw:layer="layout" svg:width="0.006cm" svg:height="0.043cm" svg:x="17.488cm" svg:y="7.065cm" svg:viewBox="0 0 7 44" draw:points="0,44 2,0 7,1">
          <text:p/>
        </draw:polygon>
        <draw:polygon draw:style-name="gr146" draw:text-style-name="P9" draw:layer="layout" svg:width="1.111cm" svg:height="0.259cm" svg:x="17.481cm" svg:y="7.066cm" svg:viewBox="0 0 1112 260" draw:points="14,0 1112,174 1105,217 1098,260 0,86 7,43">
          <text:p/>
        </draw:polygon>
        <draw:polygon draw:style-name="gr146" draw:text-style-name="P9" draw:layer="layout" svg:width="0.248cm" svg:height="0.248cm" svg:x="8.589cm" svg:y="5.379cm" svg:viewBox="0 0 249 249" draw:points="0,249 249,249 125,0">
          <text:p/>
        </draw:polygon>
        <draw:polyline draw:style-name="gr114" draw:text-style-name="P9" draw:layer="layout" svg:width="0.248cm" svg:height="0.248cm" svg:x="8.589cm" svg:y="5.379cm" svg:viewBox="0 0 249 249" draw:points="0,249 249,249 125,0 0,249">
          <text:p/>
        </draw:polyline>
        <draw:polygon draw:style-name="gr146" draw:text-style-name="P9" draw:layer="layout" svg:width="0.248cm" svg:height="0.248cm" svg:x="9.685cm" svg:y="5.818cm" svg:viewBox="0 0 249 249" draw:points="0,249 249,249 125,0">
          <text:p/>
        </draw:polygon>
        <draw:polyline draw:style-name="gr114" draw:text-style-name="P9" draw:layer="layout" svg:width="0.248cm" svg:height="0.248cm" svg:x="9.685cm" svg:y="5.818cm" svg:viewBox="0 0 249 249" draw:points="0,249 249,249 125,0 0,249">
          <text:p/>
        </draw:polyline>
        <draw:polygon draw:style-name="gr146" draw:text-style-name="P9" draw:layer="layout" svg:width="0.248cm" svg:height="0.248cm" svg:x="10.782cm" svg:y="6.111cm" svg:viewBox="0 0 249 249" draw:points="0,249 249,249 125,0">
          <text:p/>
        </draw:polygon>
        <draw:polyline draw:style-name="gr114" draw:text-style-name="P9" draw:layer="layout" svg:width="0.248cm" svg:height="0.248cm" svg:x="10.782cm" svg:y="6.111cm" svg:viewBox="0 0 249 249" draw:points="0,249 249,249 125,0 0,249">
          <text:p/>
        </draw:polyline>
        <draw:polygon draw:style-name="gr146" draw:text-style-name="P9" draw:layer="layout" svg:width="0.248cm" svg:height="0.248cm" svg:x="11.879cm" svg:y="6.371cm" svg:viewBox="0 0 249 249" draw:points="0,249 249,249 125,0">
          <text:p/>
        </draw:polygon>
        <draw:polyline draw:style-name="gr114" draw:text-style-name="P9" draw:layer="layout" svg:width="0.248cm" svg:height="0.248cm" svg:x="11.879cm" svg:y="6.371cm" svg:viewBox="0 0 249 249" draw:points="0,249 249,249 125,0 0,249">
          <text:p/>
        </draw:polyline>
        <draw:polygon draw:style-name="gr146" draw:text-style-name="P9" draw:layer="layout" svg:width="0.248cm" svg:height="0.248cm" svg:x="12.975cm" svg:y="6.455cm" svg:viewBox="0 0 249 249" draw:points="0,249 249,249 125,0">
          <text:p/>
        </draw:polygon>
        <draw:polyline draw:style-name="gr114" draw:text-style-name="P9" draw:layer="layout" svg:width="0.248cm" svg:height="0.248cm" svg:x="12.975cm" svg:y="6.455cm" svg:viewBox="0 0 249 249" draw:points="0,249 249,249 125,0 0,249">
          <text:p/>
        </draw:polyline>
        <draw:polygon draw:style-name="gr146" draw:text-style-name="P9" draw:layer="layout" svg:width="0.248cm" svg:height="0.248cm" svg:x="14.073cm" svg:y="6.555cm" svg:viewBox="0 0 249 249" draw:points="0,249 249,249 125,0">
          <text:p/>
        </draw:polygon>
        <draw:polyline draw:style-name="gr114" draw:text-style-name="P9" draw:layer="layout" svg:width="0.248cm" svg:height="0.248cm" svg:x="14.073cm" svg:y="6.555cm" svg:viewBox="0 0 249 249" draw:points="0,249 249,249 125,0 0,249">
          <text:p/>
        </draw:polyline>
        <draw:polygon draw:style-name="gr146" draw:text-style-name="P9" draw:layer="layout" svg:width="0.248cm" svg:height="0.248cm" svg:x="15.17cm" svg:y="6.842cm" svg:viewBox="0 0 249 249" draw:points="0,249 249,249 125,0">
          <text:p/>
        </draw:polygon>
        <draw:polyline draw:style-name="gr114" draw:text-style-name="P9" draw:layer="layout" svg:width="0.248cm" svg:height="0.248cm" svg:x="15.17cm" svg:y="6.842cm" svg:viewBox="0 0 249 249" draw:points="0,249 249,249 125,0 0,249">
          <text:p/>
        </draw:polyline>
        <draw:polygon draw:style-name="gr146" draw:text-style-name="P9" draw:layer="layout" svg:width="0.248cm" svg:height="0.248cm" svg:x="16.266cm" svg:y="6.926cm" svg:viewBox="0 0 249 249" draw:points="0,249 249,249 125,0">
          <text:p/>
        </draw:polygon>
        <draw:polyline draw:style-name="gr114" draw:text-style-name="P9" draw:layer="layout" svg:width="0.248cm" svg:height="0.248cm" svg:x="16.266cm" svg:y="6.926cm" svg:viewBox="0 0 249 249" draw:points="0,249 249,249 125,0 0,249">
          <text:p/>
        </draw:polyline>
        <draw:polygon draw:style-name="gr146" draw:text-style-name="P9" draw:layer="layout" svg:width="0.248cm" svg:height="0.248cm" svg:x="17.363cm" svg:y="6.984cm" svg:viewBox="0 0 249 249" draw:points="0,249 249,249 125,0">
          <text:p/>
        </draw:polygon>
        <draw:polyline draw:style-name="gr114" draw:text-style-name="P9" draw:layer="layout" svg:width="0.248cm" svg:height="0.248cm" svg:x="17.363cm" svg:y="6.984cm" svg:viewBox="0 0 249 249" draw:points="0,249 249,249 125,0 0,249">
          <text:p/>
        </draw:polyline>
        <draw:polygon draw:style-name="gr146" draw:text-style-name="P9" draw:layer="layout" svg:width="0.248cm" svg:height="0.248cm" svg:x="18.46cm" svg:y="7.158cm" svg:viewBox="0 0 249 249" draw:points="0,249 249,249 125,0">
          <text:p/>
        </draw:polygon>
        <draw:polyline draw:style-name="gr114" draw:text-style-name="P9" draw:layer="layout" svg:width="0.248cm" svg:height="0.248cm" svg:x="18.46cm" svg:y="7.158cm" svg:viewBox="0 0 249 249" draw:points="0,249 249,249 125,0 0,249">
          <text:p/>
        </draw:polyline>
        <draw:polygon draw:style-name="gr147" draw:text-style-name="P9" draw:layer="layout" svg:width="1.167cm" svg:height="1.553cm" svg:x="8.678cm" svg:y="6.239cm" svg:viewBox="0 0 1168 1554" draw:points="72,0 1168,1502 1133,1528 1097,1554 0,52 36,26">
          <text:p/>
        </draw:polygon>
        <draw:polygon draw:style-name="gr147" draw:text-style-name="P9" draw:layer="layout" svg:width="0.035cm" svg:height="0.037cm" svg:x="9.774cm" svg:y="7.766cm" svg:viewBox="0 0 36 38" draw:points="36,0 13,38 7,33 2,28 0,26">
          <text:p/>
        </draw:polygon>
        <draw:polygon draw:style-name="gr147" draw:text-style-name="P9" draw:layer="layout" svg:width="1.142cm" svg:height="0.735cm" svg:x="9.787cm" svg:y="7.729cm" svg:viewBox="0 0 1143 736" draw:points="46,0 1143,660 1120,698 1097,736 0,76 23,38">
          <text:p/>
        </draw:polygon>
        <draw:polygon draw:style-name="gr147" draw:text-style-name="P9" draw:layer="layout" svg:width="0.022cm" svg:height="0.042cm" svg:x="10.884cm" svg:y="8.426cm" svg:viewBox="0 0 23 43" draw:points="23,0 12,43 5,40 0,38">
          <text:p/>
        </draw:polygon>
        <draw:polygon draw:style-name="gr147" draw:text-style-name="P9" draw:layer="layout" svg:width="1.118cm" svg:height="0.367cm" svg:x="10.896cm" svg:y="8.383cm" svg:viewBox="0 0 1119 368" draw:points="22,0 1119,283 1108,325 1097,368 0,86 11,43">
          <text:p/>
        </draw:polygon>
        <draw:polygon draw:style-name="gr147" draw:text-style-name="P9" draw:layer="layout" svg:width="0.01cm" svg:height="0.043cm" svg:x="11.992cm" svg:y="8.709cm" svg:viewBox="0 0 11 44" draw:points="11,0 7,44 0,43">
          <text:p/>
        </draw:polygon>
        <draw:polygon draw:style-name="gr147" draw:text-style-name="P9" draw:layer="layout" svg:width="1.104cm" svg:height="0.187cm" svg:x="11.999cm" svg:y="8.665cm" svg:viewBox="0 0 1105 188" draw:points="8,0 1105,101 1101,144 1097,188 0,88 4,44">
          <text:p/>
        </draw:polygon>
        <draw:polygon draw:style-name="gr147" draw:text-style-name="P9" draw:layer="layout" svg:width="0.003cm" svg:height="0.043cm" svg:x="13.096cm" svg:y="8.809cm" svg:viewBox="0 0 4 44" draw:points="4,0 2,44 0,44">
          <text:p/>
        </draw:polygon>
        <draw:polygon draw:style-name="gr147" draw:text-style-name="P9" draw:layer="layout" svg:width="1.101cm" svg:height="0.13cm" svg:x="13.098cm" svg:y="8.766cm" svg:viewBox="0 0 1102 131" draw:points="4,0 1102,44 1100,88 1098,131 0,88 2,44">
          <text:p/>
        </draw:polygon>
        <draw:polygon draw:style-name="gr147" draw:text-style-name="P9" draw:layer="layout" svg:width="0.001cm" svg:height="0.043cm" svg:x="14.196cm" svg:y="8.853cm" svg:viewBox="0 0 2 44" draw:points="2,0 1,44 0,44">
          <text:p/>
        </draw:polygon>
        <draw:polygon draw:style-name="gr147" draw:text-style-name="P9" draw:layer="layout" svg:width="1.098cm" svg:height="0.107cm" svg:x="14.197cm" svg:y="8.809cm" svg:viewBox="0 0 1099 108" draw:points="2,0 1099,21 1098,65 1097,108 0,88 1,44">
          <text:p/>
        </draw:polygon>
        <draw:polygon draw:style-name="gr147" draw:text-style-name="P9" draw:layer="layout" svg:width="0cm" svg:height="0.043cm" svg:x="15.293cm" svg:y="8.874cm" svg:viewBox="0 0 1 44" draw:points="1,0 0,44 0,44">
          <text:p/>
        </draw:polygon>
        <draw:polygon draw:style-name="gr147" draw:text-style-name="P9" draw:layer="layout" svg:width="1.098cm" svg:height="0.105cm" svg:x="15.293cm" svg:y="8.83cm" svg:viewBox="0 0 1099 106" draw:points="2,0 1099,18 1098,62 1097,106 0,88 1,44">
          <text:p/>
        </draw:polygon>
        <draw:polygon draw:style-name="gr147" draw:text-style-name="P9" draw:layer="layout" svg:width="0cm" svg:height="0.043cm" svg:x="16.39cm" svg:y="8.892cm" svg:viewBox="0 0 1 44" draw:points="1,0 1,44 0,44">
          <text:p/>
        </draw:polygon>
        <draw:polygon draw:style-name="gr147" draw:text-style-name="P9" draw:layer="layout" svg:width="1.096cm" svg:height="0.096cm" svg:x="16.391cm" svg:y="8.848cm" svg:viewBox="0 0 1097 97" draw:points="0,0 1097,9 1097,53 1097,97 0,88 0,44">
          <text:p/>
        </draw:polygon>
        <draw:polygon draw:style-name="gr147" draw:text-style-name="P9" draw:layer="layout" svg:width="0cm" svg:height="0.043cm" svg:x="17.488cm" svg:y="8.901cm" svg:viewBox="0 0 0 44" draw:points="0,0 0,44 0,44">
          <text:p/>
        </draw:polygon>
        <draw:polygon draw:style-name="gr147" draw:text-style-name="P9" draw:layer="layout" svg:width="1.097cm" svg:height="0.092cm" svg:x="17.488cm" svg:y="8.857cm" svg:viewBox="0 0 1098 93" draw:points="0,0 1098,5 1098,49 1098,93 0,88 0,44">
          <text:p/>
        </draw:polygon>
        <draw:polygon draw:style-name="gr147" draw:text-style-name="P9" draw:layer="layout" svg:width="0.248cm" svg:height="0.248cm" svg:x="8.589cm" svg:y="6.14cm" svg:viewBox="0 0 249 249" draw:points="0,0 0,249 249,124">
          <text:p/>
        </draw:polygon>
        <draw:polyline draw:style-name="gr114" draw:text-style-name="P9" draw:layer="layout" svg:width="0.248cm" svg:height="0.248cm" svg:x="8.589cm" svg:y="6.14cm" svg:viewBox="0 0 249 249" draw:points="0,0 0,249 249,124 0,0">
          <text:p/>
        </draw:polyline>
        <draw:polygon draw:style-name="gr147" draw:text-style-name="P9" draw:layer="layout" svg:width="0.248cm" svg:height="0.248cm" svg:x="9.685cm" svg:y="7.642cm" svg:viewBox="0 0 249 249" draw:points="0,0 0,249 249,124">
          <text:p/>
        </draw:polygon>
        <draw:polyline draw:style-name="gr114" draw:text-style-name="P9" draw:layer="layout" svg:width="0.248cm" svg:height="0.248cm" svg:x="9.685cm" svg:y="7.642cm" svg:viewBox="0 0 249 249" draw:points="0,0 0,249 249,124 0,0">
          <text:p/>
        </draw:polyline>
        <draw:polygon draw:style-name="gr147" draw:text-style-name="P9" draw:layer="layout" svg:width="0.248cm" svg:height="0.248cm" svg:x="10.782cm" svg:y="8.302cm" svg:viewBox="0 0 249 249" draw:points="0,0 0,249 249,124">
          <text:p/>
        </draw:polygon>
        <draw:polyline draw:style-name="gr114" draw:text-style-name="P9" draw:layer="layout" svg:width="0.248cm" svg:height="0.248cm" svg:x="10.782cm" svg:y="8.302cm" svg:viewBox="0 0 249 249" draw:points="0,0 0,249 249,124 0,0">
          <text:p/>
        </draw:polyline>
        <draw:polygon draw:style-name="gr147" draw:text-style-name="P9" draw:layer="layout" svg:width="0.248cm" svg:height="0.248cm" svg:x="11.879cm" svg:y="8.584cm" svg:viewBox="0 0 249 249" draw:points="0,0 0,249 249,124">
          <text:p/>
        </draw:polygon>
        <draw:polyline draw:style-name="gr114" draw:text-style-name="P9" draw:layer="layout" svg:width="0.248cm" svg:height="0.248cm" svg:x="11.879cm" svg:y="8.584cm" svg:viewBox="0 0 249 249" draw:points="0,0 0,249 249,124 0,0">
          <text:p/>
        </draw:polyline>
        <draw:polygon draw:style-name="gr147" draw:text-style-name="P9" draw:layer="layout" svg:width="0.248cm" svg:height="0.248cm" svg:x="12.975cm" svg:y="8.685cm" svg:viewBox="0 0 249 249" draw:points="0,0 0,249 249,124">
          <text:p/>
        </draw:polygon>
        <draw:polyline draw:style-name="gr114" draw:text-style-name="P9" draw:layer="layout" svg:width="0.248cm" svg:height="0.248cm" svg:x="12.975cm" svg:y="8.685cm" svg:viewBox="0 0 249 249" draw:points="0,0 0,249 249,124 0,0">
          <text:p/>
        </draw:polyline>
        <draw:polygon draw:style-name="gr147" draw:text-style-name="P9" draw:layer="layout" svg:width="0.248cm" svg:height="0.248cm" svg:x="14.073cm" svg:y="8.729cm" svg:viewBox="0 0 249 249" draw:points="0,0 0,249 249,124">
          <text:p/>
        </draw:polygon>
        <draw:polyline draw:style-name="gr114" draw:text-style-name="P9" draw:layer="layout" svg:width="0.248cm" svg:height="0.248cm" svg:x="14.073cm" svg:y="8.729cm" svg:viewBox="0 0 249 249" draw:points="0,0 0,249 249,124 0,0">
          <text:p/>
        </draw:polyline>
        <draw:polygon draw:style-name="gr147" draw:text-style-name="P9" draw:layer="layout" svg:width="0.248cm" svg:height="0.248cm" svg:x="15.17cm" svg:y="8.75cm" svg:viewBox="0 0 249 249" draw:points="0,0 0,249 249,124">
          <text:p/>
        </draw:polygon>
        <draw:polyline draw:style-name="gr114" draw:text-style-name="P9" draw:layer="layout" svg:width="0.248cm" svg:height="0.248cm" svg:x="15.17cm" svg:y="8.75cm" svg:viewBox="0 0 249 249" draw:points="0,0 0,249 249,124 0,0">
          <text:p/>
        </draw:polyline>
        <draw:polygon draw:style-name="gr147" draw:text-style-name="P9" draw:layer="layout" svg:width="0.248cm" svg:height="0.248cm" svg:x="16.266cm" svg:y="8.768cm" svg:viewBox="0 0 249 249" draw:points="0,0 0,249 249,124">
          <text:p/>
        </draw:polygon>
        <draw:polyline draw:style-name="gr114" draw:text-style-name="P9" draw:layer="layout" svg:width="0.248cm" svg:height="0.248cm" svg:x="16.266cm" svg:y="8.768cm" svg:viewBox="0 0 249 249" draw:points="0,0 0,249 249,124 0,0">
          <text:p/>
        </draw:polyline>
        <draw:polygon draw:style-name="gr147" draw:text-style-name="P9" draw:layer="layout" svg:width="0.248cm" svg:height="0.248cm" svg:x="17.363cm" svg:y="8.777cm" svg:viewBox="0 0 249 249" draw:points="0,0 0,249 249,124">
          <text:p/>
        </draw:polygon>
        <draw:polyline draw:style-name="gr114" draw:text-style-name="P9" draw:layer="layout" svg:width="0.248cm" svg:height="0.248cm" svg:x="17.363cm" svg:y="8.777cm" svg:viewBox="0 0 249 249" draw:points="0,0 0,249 249,124 0,0">
          <text:p/>
        </draw:polyline>
        <draw:polygon draw:style-name="gr147" draw:text-style-name="P9" draw:layer="layout" svg:width="0.248cm" svg:height="0.248cm" svg:x="18.46cm" svg:y="8.782cm" svg:viewBox="0 0 249 249" draw:points="0,0 0,249 249,124">
          <text:p/>
        </draw:polygon>
        <draw:polyline draw:style-name="gr114" draw:text-style-name="P9" draw:layer="layout" svg:width="0.248cm" svg:height="0.248cm" svg:x="18.46cm" svg:y="8.782cm" svg:viewBox="0 0 249 249" draw:points="0,0 0,249 249,124 0,0">
          <text:p/>
        </draw:polyline>
        <draw:polygon draw:style-name="gr148" draw:text-style-name="P9" draw:layer="layout" svg:width="1.161cm" svg:height="1.322cm" svg:x="8.681cm" svg:y="7.252cm" svg:viewBox="0 0 1162 1323" draw:points="66,0 1162,1265 1130,1294 1097,1323 0,58 33,29">
          <text:p/>
        </draw:polygon>
        <draw:polygon draw:style-name="gr148" draw:text-style-name="P9" draw:layer="layout" svg:width="0.032cm" svg:height="0.042cm" svg:x="9.777cm" svg:y="8.546cm" svg:viewBox="0 0 33 43" draw:points="33,0 22,43 15,40 8,36 2,31 0,29">
          <text:p/>
        </draw:polygon>
        <draw:polygon draw:style-name="gr148" draw:text-style-name="P9" draw:layer="layout" svg:width="1.118cm" svg:height="0.373cm" svg:x="9.799cm" svg:y="8.503cm" svg:viewBox="0 0 1119 374" draw:points="22,0 1119,289 1108,331 1097,374 0,86 11,43">
          <text:p/>
        </draw:polygon>
        <draw:polygon draw:style-name="gr148" draw:text-style-name="P9" draw:layer="layout" svg:width="0.01cm" svg:height="0.043cm" svg:x="10.896cm" svg:y="8.834cm" svg:viewBox="0 0 11 44" draw:points="11,0 9,44 1,43 0,43">
          <text:p/>
        </draw:polygon>
        <draw:polygon draw:style-name="gr148" draw:text-style-name="P9" draw:layer="layout" svg:width="1.1cm" svg:height="0.147cm" svg:x="10.905cm" svg:y="8.791cm" svg:viewBox="0 0 1101 148" draw:points="4,0 1101,61 1099,105 1097,148 0,88 2,44">
          <text:p/>
        </draw:polygon>
        <draw:polygon draw:style-name="gr148" draw:text-style-name="P9" draw:layer="layout" svg:width="0.001cm" svg:height="0.043cm" svg:x="12.001cm" svg:y="8.895cm" svg:viewBox="0 0 2 44" draw:points="2,0 1,44 0,44">
          <text:p/>
        </draw:polygon>
        <draw:polygon draw:style-name="gr148" draw:text-style-name="P9" draw:layer="layout" svg:width="1.098cm" svg:height="0.105cm" svg:x="12.002cm" svg:y="8.851cm" svg:viewBox="0 0 1099 106" draw:points="2,0 1099,18 1098,62 1097,106 0,88 1,44">
          <text:p/>
        </draw:polygon>
        <draw:polygon draw:style-name="gr148" draw:text-style-name="P9" draw:layer="layout" svg:width="0cm" svg:height="0.043cm" svg:x="13.099cm" svg:y="8.913cm" svg:viewBox="0 0 1 44" draw:points="1,0 1,44 0,44">
          <text:p/>
        </draw:polygon>
        <draw:polygon draw:style-name="gr148" draw:text-style-name="P9" draw:layer="layout" svg:width="1.097cm" svg:height="0.092cm" svg:x="13.1cm" svg:y="8.869cm" svg:viewBox="0 0 1098 93" draw:points="0,0 1098,5 1098,49 1098,93 0,88 0,44">
          <text:p/>
        </draw:polygon>
        <draw:polygon draw:style-name="gr148" draw:text-style-name="P9" draw:layer="layout" svg:width="0cm" svg:height="0.043cm" svg:x="14.198cm" svg:y="8.918cm" svg:viewBox="0 0 0 44" draw:points="0,0 0,44 0,44">
          <text:p/>
        </draw:polygon>
        <draw:polygon draw:style-name="gr148" draw:text-style-name="P9" draw:layer="layout" svg:width="1.096cm" svg:height="0.089cm" svg:x="14.198cm" svg:y="8.874cm" svg:viewBox="0 0 1097 90" draw:points="0,0 1097,2 1097,46 1097,90 0,88 0,44">
          <text:p/>
        </draw:polygon>
        <draw:polygon draw:style-name="gr148" draw:text-style-name="P9" draw:layer="layout" svg:width="1.096cm" svg:height="0.089cm" svg:x="15.294cm" svg:y="8.876cm" svg:viewBox="0 0 1097 90" draw:points="0,0 1097,2 1097,46 1097,90 0,88 0,44">
          <text:p/>
        </draw:polygon>
        <draw:polygon draw:style-name="gr148" draw:text-style-name="P9" draw:layer="layout" svg:width="0cm" svg:height="0.043cm" svg:x="16.391cm" svg:y="8.922cm" svg:viewBox="0 0 0 44" draw:points="0,0 0,44 0,44">
          <text:p/>
        </draw:polygon>
        <draw:polygon draw:style-name="gr148" draw:text-style-name="P9" draw:layer="layout" svg:width="1.096cm" svg:height="0.087cm" svg:x="16.391cm" svg:y="8.878cm" svg:viewBox="0 0 1097 88" draw:points="0,0 1097,0 1097,44 1097,88 0,88 0,44">
          <text:p/>
        </draw:polygon>
        <draw:polygon draw:style-name="gr148" draw:text-style-name="P9" draw:layer="layout" svg:width="0cm" svg:height="0.043cm" svg:x="17.488cm" svg:y="8.878cm" svg:viewBox="0 0 0 44" draw:points="0,44 0,0 0,0">
          <text:p/>
        </draw:polygon>
        <draw:polygon draw:style-name="gr148" draw:text-style-name="P9" draw:layer="layout" svg:width="1.097cm" svg:height="0.088cm" svg:x="17.488cm" svg:y="8.878cm" svg:viewBox="0 0 1098 89" draw:points="0,0 1098,1 1098,45 1098,89 0,88 0,44">
          <text:p/>
        </draw:polygon>
        <draw:polygon draw:style-name="gr148" draw:text-style-name="P9" draw:layer="layout" svg:width="0.248cm" svg:height="0.248cm" svg:x="8.589cm" svg:y="7.156cm" svg:viewBox="0 0 249 249" draw:points="0,124 249,249 249,0">
          <text:p/>
        </draw:polygon>
        <draw:polyline draw:style-name="gr114" draw:text-style-name="P9" draw:layer="layout" svg:width="0.248cm" svg:height="0.248cm" svg:x="8.589cm" svg:y="7.156cm" svg:viewBox="0 0 249 249" draw:points="0,124 249,249 249,0 0,124">
          <text:p/>
        </draw:polyline>
        <draw:polygon draw:style-name="gr148" draw:text-style-name="P9" draw:layer="layout" svg:width="0.248cm" svg:height="0.248cm" svg:x="9.685cm" svg:y="8.421cm" svg:viewBox="0 0 249 249" draw:points="0,124 249,249 249,0">
          <text:p/>
        </draw:polygon>
        <draw:polyline draw:style-name="gr114" draw:text-style-name="P9" draw:layer="layout" svg:width="0.248cm" svg:height="0.248cm" svg:x="9.685cm" svg:y="8.421cm" svg:viewBox="0 0 249 249" draw:points="0,124 249,249 249,0 0,124">
          <text:p/>
        </draw:polyline>
        <draw:polygon draw:style-name="gr148" draw:text-style-name="P9" draw:layer="layout" svg:width="0.248cm" svg:height="0.248cm" svg:x="10.782cm" svg:y="8.71cm" svg:viewBox="0 0 249 249" draw:points="0,124 249,249 249,0">
          <text:p/>
        </draw:polygon>
        <draw:polyline draw:style-name="gr114" draw:text-style-name="P9" draw:layer="layout" svg:width="0.248cm" svg:height="0.248cm" svg:x="10.782cm" svg:y="8.71cm" svg:viewBox="0 0 249 249" draw:points="0,124 249,249 249,0 0,124">
          <text:p/>
        </draw:polyline>
        <draw:polygon draw:style-name="gr148" draw:text-style-name="P9" draw:layer="layout" svg:width="0.248cm" svg:height="0.248cm" svg:x="11.879cm" svg:y="8.771cm" svg:viewBox="0 0 249 249" draw:points="0,124 249,249 249,0">
          <text:p/>
        </draw:polygon>
        <draw:polyline draw:style-name="gr114" draw:text-style-name="P9" draw:layer="layout" svg:width="0.248cm" svg:height="0.248cm" svg:x="11.879cm" svg:y="8.771cm" svg:viewBox="0 0 249 249" draw:points="0,124 249,249 249,0 0,124">
          <text:p/>
        </draw:polyline>
        <draw:polygon draw:style-name="gr148" draw:text-style-name="P9" draw:layer="layout" svg:width="0.248cm" svg:height="0.248cm" svg:x="12.975cm" svg:y="8.789cm" svg:viewBox="0 0 249 249" draw:points="0,124 249,249 249,0">
          <text:p/>
        </draw:polygon>
        <draw:polyline draw:style-name="gr114" draw:text-style-name="P9" draw:layer="layout" svg:width="0.248cm" svg:height="0.248cm" svg:x="12.975cm" svg:y="8.789cm" svg:viewBox="0 0 249 249" draw:points="0,124 249,249 249,0 0,124">
          <text:p/>
        </draw:polyline>
        <draw:polygon draw:style-name="gr148" draw:text-style-name="P9" draw:layer="layout" svg:width="0.248cm" svg:height="0.248cm" svg:x="14.073cm" svg:y="8.794cm" svg:viewBox="0 0 249 249" draw:points="0,124 249,249 249,0">
          <text:p/>
        </draw:polygon>
        <draw:polyline draw:style-name="gr114" draw:text-style-name="P9" draw:layer="layout" svg:width="0.248cm" svg:height="0.248cm" svg:x="14.073cm" svg:y="8.794cm" svg:viewBox="0 0 249 249" draw:points="0,124 249,249 249,0 0,124">
          <text:p/>
        </draw:polyline>
        <draw:polygon draw:style-name="gr148" draw:text-style-name="P9" draw:layer="layout" svg:width="0.248cm" svg:height="0.248cm" svg:x="15.17cm" svg:y="8.795cm" svg:viewBox="0 0 249 249" draw:points="0,124 249,249 249,0">
          <text:p/>
        </draw:polygon>
        <draw:polyline draw:style-name="gr114" draw:text-style-name="P9" draw:layer="layout" svg:width="0.248cm" svg:height="0.248cm" svg:x="15.17cm" svg:y="8.795cm" svg:viewBox="0 0 249 249" draw:points="0,124 249,249 249,0 0,124">
          <text:p/>
        </draw:polyline>
        <draw:polygon draw:style-name="gr148" draw:text-style-name="P9" draw:layer="layout" svg:width="0.248cm" svg:height="0.248cm" svg:x="16.266cm" svg:y="8.797cm" svg:viewBox="0 0 249 249" draw:points="0,124 249,249 249,0">
          <text:p/>
        </draw:polygon>
        <draw:polyline draw:style-name="gr114" draw:text-style-name="P9" draw:layer="layout" svg:width="0.248cm" svg:height="0.248cm" svg:x="16.266cm" svg:y="8.797cm" svg:viewBox="0 0 249 249" draw:points="0,124 249,249 249,0 0,124">
          <text:p/>
        </draw:polyline>
        <draw:polygon draw:style-name="gr148" draw:text-style-name="P9" draw:layer="layout" svg:width="0.248cm" svg:height="0.248cm" svg:x="17.363cm" svg:y="8.797cm" svg:viewBox="0 0 249 249" draw:points="0,124 249,249 249,0">
          <text:p/>
        </draw:polygon>
        <draw:polyline draw:style-name="gr114" draw:text-style-name="P9" draw:layer="layout" svg:width="0.248cm" svg:height="0.248cm" svg:x="17.363cm" svg:y="8.797cm" svg:viewBox="0 0 249 249" draw:points="0,124 249,249 249,0 0,124">
          <text:p/>
        </draw:polyline>
        <draw:polygon draw:style-name="gr148" draw:text-style-name="P9" draw:layer="layout" svg:width="0.248cm" svg:height="0.248cm" svg:x="18.46cm" svg:y="8.798cm" svg:viewBox="0 0 249 249" draw:points="0,124 249,249 249,0">
          <text:p/>
        </draw:polygon>
        <draw:polyline draw:style-name="gr114" draw:text-style-name="P9" draw:layer="layout" svg:width="0.248cm" svg:height="0.248cm" svg:x="18.46cm" svg:y="8.798cm" svg:viewBox="0 0 249 249" draw:points="0,124 249,249 249,0 0,124">
          <text:p/>
        </draw:polyline>
        <draw:polygon draw:style-name="gr186" draw:text-style-name="P9" draw:layer="layout" svg:width="1.146cm" svg:height="0.826cm" svg:x="8.689cm" svg:y="8.011cm" svg:viewBox="0 0 1147 827" draw:points="50,0 1147,755 1122,791 1097,827 0,72 25,36">
          <text:p/>
        </draw:polygon>
        <draw:polygon draw:style-name="gr186" draw:text-style-name="P9" draw:layer="layout" svg:width="0.024cm" svg:height="0.043cm" svg:x="9.785cm" svg:y="8.802cm" svg:viewBox="0 0 25 44" draw:points="25,0 21,44 13,42 6,40 0,36">
          <text:p/>
        </draw:polygon>
        <draw:polygon draw:style-name="gr186" draw:text-style-name="P9" draw:layer="layout" svg:width="1.104cm" svg:height="0.187cm" svg:x="9.806cm" svg:y="8.759cm" svg:viewBox="0 0 1105 188" draw:points="8,0 1105,101 1101,144 1097,188 0,88 4,44">
          <text:p/>
        </draw:polygon>
        <draw:polygon draw:style-name="gr186" draw:text-style-name="P9" draw:layer="layout" svg:width="0.003cm" svg:height="0.043cm" svg:x="10.903cm" svg:y="8.903cm" svg:viewBox="0 0 4 44" draw:points="4,0 3,44 0,44">
          <text:p/>
        </draw:polygon>
        <draw:polygon draw:style-name="gr186" draw:text-style-name="P9" draw:layer="layout" svg:width="1.098cm" svg:height="0.102cm" svg:x="10.906cm" svg:y="8.859cm" svg:viewBox="0 0 1099 103" draw:points="2,0 1099,15 1098,59 1097,103 0,88 1,44">
          <text:p/>
        </draw:polygon>
        <draw:polygon draw:style-name="gr186" draw:text-style-name="P9" draw:layer="layout" svg:width="0cm" svg:height="0.043cm" svg:x="12.002cm" svg:y="8.918cm" svg:viewBox="0 0 1 44" draw:points="1,0 1,44 0,44">
          <text:p/>
        </draw:polygon>
        <draw:polygon draw:style-name="gr186" draw:text-style-name="P9" draw:layer="layout" svg:width="1.096cm" svg:height="0.09cm" svg:x="12.003cm" svg:y="8.874cm" svg:viewBox="0 0 1097 91" draw:points="0,0 1097,3 1097,47 1097,91 0,88 0,44">
          <text:p/>
        </draw:polygon>
        <draw:polygon draw:style-name="gr186" draw:text-style-name="P9" draw:layer="layout" svg:width="0cm" svg:height="0.043cm" svg:x="13.1cm" svg:y="8.921cm" svg:viewBox="0 0 0 44" draw:points="0,0 0,44 0,44">
          <text:p/>
        </draw:polygon>
        <draw:polygon draw:style-name="gr186" draw:text-style-name="P9" draw:layer="layout" svg:width="1.097cm" svg:height="0.089cm" svg:x="13.1cm" svg:y="8.877cm" svg:viewBox="0 0 1098 90" draw:points="0,0 1098,2 1098,46 1098,90 0,88 0,44">
          <text:p/>
        </draw:polygon>
        <draw:polygon draw:style-name="gr186" draw:text-style-name="P9" draw:layer="layout" svg:width="0cm" svg:height="0.043cm" svg:x="14.198cm" svg:y="8.923cm" svg:viewBox="0 0 0 44" draw:points="0,0 0,44 0,44">
          <text:p/>
        </draw:polygon>
        <draw:polygon draw:style-name="gr186" draw:text-style-name="P9" draw:layer="layout" svg:width="1.096cm" svg:height="0.087cm" svg:x="14.198cm" svg:y="8.879cm" svg:viewBox="0 0 1097 88" draw:points="0,0 1097,0 1097,44 1097,88 0,88 0,44">
          <text:p/>
        </draw:polygon>
        <draw:polygon draw:style-name="gr186" draw:text-style-name="P9" draw:layer="layout" svg:width="1.096cm" svg:height="0.087cm" svg:x="15.294cm" svg:y="8.879cm" svg:viewBox="0 0 1097 88" draw:points="0,0 1097,0 1097,44 1097,88 0,88 0,44">
          <text:p/>
        </draw:polygon>
        <draw:polygon draw:style-name="gr186" draw:text-style-name="P9" draw:layer="layout" svg:width="1.096cm" svg:height="0.087cm" svg:x="16.391cm" svg:y="8.879cm" svg:viewBox="0 0 1097 88" draw:points="0,0 1097,0 1097,44 1097,88 0,88 0,44">
          <text:p/>
        </draw:polygon>
        <draw:polygon draw:style-name="gr186" draw:text-style-name="P9" draw:layer="layout" svg:width="1.097cm" svg:height="0.087cm" svg:x="17.488cm" svg:y="8.879cm" svg:viewBox="0 0 1098 88" draw:points="0,0 1098,0 1098,44 1098,88 0,88 0,44">
          <text:p/>
        </draw:polygon>
        <draw:polygon draw:style-name="gr186" draw:text-style-name="P9" draw:layer="layout" svg:width="0.248cm" svg:height="0.248cm" svg:x="8.589cm" svg:y="7.923cm" svg:viewBox="0 0 249 249" draw:points="0,0 0,249 249,0 249,249">
          <text:p/>
        </draw:polygon>
        <draw:polyline draw:style-name="gr114" draw:text-style-name="P9" draw:layer="layout" svg:width="0.248cm" svg:height="0.248cm" svg:x="8.589cm" svg:y="7.923cm" svg:viewBox="0 0 249 249" draw:points="0,0 0,249 249,0 249,249 0,0">
          <text:p/>
        </draw:polyline>
        <draw:polygon draw:style-name="gr186" draw:text-style-name="P9" draw:layer="layout" svg:width="0.248cm" svg:height="0.248cm" svg:x="9.685cm" svg:y="8.678cm" svg:viewBox="0 0 249 249" draw:points="0,0 0,249 249,0 249,249">
          <text:p/>
        </draw:polygon>
        <draw:polyline draw:style-name="gr114" draw:text-style-name="P9" draw:layer="layout" svg:width="0.248cm" svg:height="0.248cm" svg:x="9.685cm" svg:y="8.678cm" svg:viewBox="0 0 249 249" draw:points="0,0 0,249 249,0 249,249 0,0">
          <text:p/>
        </draw:polyline>
        <draw:polygon draw:style-name="gr186" draw:text-style-name="P9" draw:layer="layout" svg:width="0.248cm" svg:height="0.248cm" svg:x="10.782cm" svg:y="8.779cm" svg:viewBox="0 0 249 249" draw:points="0,0 0,249 249,0 249,249">
          <text:p/>
        </draw:polygon>
        <draw:polyline draw:style-name="gr114" draw:text-style-name="P9" draw:layer="layout" svg:width="0.248cm" svg:height="0.248cm" svg:x="10.782cm" svg:y="8.779cm" svg:viewBox="0 0 249 249" draw:points="0,0 0,249 249,0 249,249 0,0">
          <text:p/>
        </draw:polyline>
        <draw:polygon draw:style-name="gr186" draw:text-style-name="P9" draw:layer="layout" svg:width="0.248cm" svg:height="0.248cm" svg:x="11.879cm" svg:y="8.794cm" svg:viewBox="0 0 249 249" draw:points="0,0 0,249 249,0 249,249">
          <text:p/>
        </draw:polygon>
        <draw:polyline draw:style-name="gr114" draw:text-style-name="P9" draw:layer="layout" svg:width="0.248cm" svg:height="0.248cm" svg:x="11.879cm" svg:y="8.794cm" svg:viewBox="0 0 249 249" draw:points="0,0 0,249 249,0 249,249 0,0">
          <text:p/>
        </draw:polyline>
        <draw:polygon draw:style-name="gr186" draw:text-style-name="P9" draw:layer="layout" svg:width="0.248cm" svg:height="0.248cm" svg:x="12.975cm" svg:y="8.796cm" svg:viewBox="0 0 249 249" draw:points="0,0 0,249 249,0 249,249">
          <text:p/>
        </draw:polygon>
        <draw:polyline draw:style-name="gr114" draw:text-style-name="P9" draw:layer="layout" svg:width="0.248cm" svg:height="0.248cm" svg:x="12.975cm" svg:y="8.796cm" svg:viewBox="0 0 249 249" draw:points="0,0 0,249 249,0 249,249 0,0">
          <text:p/>
        </draw:polyline>
        <draw:polygon draw:style-name="gr186" draw:text-style-name="P9" draw:layer="layout" svg:width="0.248cm" svg:height="0.248cm" svg:x="14.073cm" svg:y="8.798cm" svg:viewBox="0 0 249 249" draw:points="0,0 0,249 249,0 249,249">
          <text:p/>
        </draw:polygon>
        <draw:polyline draw:style-name="gr114" draw:text-style-name="P9" draw:layer="layout" svg:width="0.248cm" svg:height="0.248cm" svg:x="14.073cm" svg:y="8.798cm" svg:viewBox="0 0 249 249" draw:points="0,0 0,249 249,0 249,249 0,0">
          <text:p/>
        </draw:polyline>
        <draw:polygon draw:style-name="gr186" draw:text-style-name="P9" draw:layer="layout" svg:width="0.248cm" svg:height="0.248cm" svg:x="15.17cm" svg:y="8.798cm" svg:viewBox="0 0 249 249" draw:points="0,0 0,249 249,0 249,249">
          <text:p/>
        </draw:polygon>
        <draw:polyline draw:style-name="gr114" draw:text-style-name="P9" draw:layer="layout" svg:width="0.248cm" svg:height="0.248cm" svg:x="15.17cm" svg:y="8.798cm" svg:viewBox="0 0 249 249" draw:points="0,0 0,249 249,0 249,249 0,0">
          <text:p/>
        </draw:polyline>
        <draw:polygon draw:style-name="gr186" draw:text-style-name="P9" draw:layer="layout" svg:width="0.248cm" svg:height="0.248cm" svg:x="16.266cm" svg:y="8.798cm" svg:viewBox="0 0 249 249" draw:points="0,0 0,249 249,0 249,249">
          <text:p/>
        </draw:polygon>
        <draw:polyline draw:style-name="gr114" draw:text-style-name="P9" draw:layer="layout" svg:width="0.248cm" svg:height="0.248cm" svg:x="16.266cm" svg:y="8.798cm" svg:viewBox="0 0 249 249" draw:points="0,0 0,249 249,0 249,249 0,0">
          <text:p/>
        </draw:polyline>
        <draw:polygon draw:style-name="gr186" draw:text-style-name="P9" draw:layer="layout" svg:width="0.248cm" svg:height="0.248cm" svg:x="17.363cm" svg:y="8.798cm" svg:viewBox="0 0 249 249" draw:points="0,0 0,249 249,0 249,249">
          <text:p/>
        </draw:polygon>
        <draw:polyline draw:style-name="gr114" draw:text-style-name="P9" draw:layer="layout" svg:width="0.248cm" svg:height="0.248cm" svg:x="17.363cm" svg:y="8.798cm" svg:viewBox="0 0 249 249" draw:points="0,0 0,249 249,0 249,249 0,0">
          <text:p/>
        </draw:polyline>
        <draw:polygon draw:style-name="gr186" draw:text-style-name="P9" draw:layer="layout" svg:width="0.248cm" svg:height="0.248cm" svg:x="18.46cm" svg:y="8.798cm" svg:viewBox="0 0 249 249" draw:points="0,0 0,249 249,0 249,249">
          <text:p/>
        </draw:polygon>
        <draw:polyline draw:style-name="gr114" draw:text-style-name="P9" draw:layer="layout" svg:width="0.248cm" svg:height="0.248cm" svg:x="18.46cm" svg:y="8.798cm" svg:viewBox="0 0 249 249" draw:points="0,0 0,249 249,0 249,249 0,0">
          <text:p/>
        </draw:polyline>
        <draw:polygon draw:style-name="gr187" draw:text-style-name="P9" draw:layer="layout" svg:width="1.13cm" svg:height="0.533cm" svg:x="8.697cm" svg:y="8.392cm" svg:viewBox="0 0 1131 534" draw:points="34,0 1131,453 1114,494 1097,534 0,82 17,41">
          <text:p/>
        </draw:polygon>
        <draw:polygon draw:style-name="gr187" draw:text-style-name="P9" draw:layer="layout" svg:width="0.016cm" svg:height="0.043cm" svg:x="9.793cm" svg:y="8.886cm" svg:viewBox="0 0 17 44" draw:points="17,0 16,44 8,43 1,41 0,41">
          <text:p/>
        </draw:polygon>
        <draw:polygon draw:style-name="gr187" draw:text-style-name="P9" draw:layer="layout" svg:width="1.098cm" svg:height="0.118cm" svg:x="9.809cm" svg:y="8.842cm" svg:viewBox="0 0 1099 119" draw:points="2,0 1099,32 1098,76 1097,119 0,88 1,44">
          <text:p/>
        </draw:polygon>
        <draw:polygon draw:style-name="gr187" draw:text-style-name="P9" draw:layer="layout" svg:width="0cm" svg:height="0.043cm" svg:x="10.906cm" svg:y="8.918cm" svg:viewBox="0 0 1 44" draw:points="1,0 1,44 0,44">
          <text:p/>
        </draw:polygon>
        <draw:polygon draw:style-name="gr187" draw:text-style-name="P9" draw:layer="layout" svg:width="1.096cm" svg:height="0.091cm" svg:x="10.907cm" svg:y="8.874cm" svg:viewBox="0 0 1097 92" draw:points="0,0 1097,4 1097,48 1097,92 0,88 0,44">
          <text:p/>
        </draw:polygon>
        <draw:polygon draw:style-name="gr187" draw:text-style-name="P9" draw:layer="layout" svg:width="0cm" svg:height="0.043cm" svg:x="12.003cm" svg:y="8.922cm" svg:viewBox="0 0 0 44" draw:points="0,0 0,44 0,44">
          <text:p/>
        </draw:polygon>
        <draw:polygon draw:style-name="gr187" draw:text-style-name="P9" draw:layer="layout" svg:width="1.096cm" svg:height="0.088cm" svg:x="12.003cm" svg:y="8.878cm" svg:viewBox="0 0 1097 89" draw:points="0,0 1097,1 1097,45 1097,89 0,88 0,44">
          <text:p/>
        </draw:polygon>
        <draw:polygon draw:style-name="gr187" draw:text-style-name="P9" draw:layer="layout" svg:width="0cm" svg:height="0.043cm" svg:x="13.1cm" svg:y="8.923cm" svg:viewBox="0 0 0 44" draw:points="0,0 0,44 0,44">
          <text:p/>
        </draw:polygon>
        <draw:polygon draw:style-name="gr187" draw:text-style-name="P9" draw:layer="layout" svg:width="1.097cm" svg:height="0.087cm" svg:x="13.1cm" svg:y="8.879cm" svg:viewBox="0 0 1098 88" draw:points="0,0 1098,0 1098,44 1098,88 0,88 0,44">
          <text:p/>
        </draw:polygon>
        <draw:polygon draw:style-name="gr187" draw:text-style-name="P9" draw:layer="layout" svg:width="1.096cm" svg:height="0.087cm" svg:x="14.198cm" svg:y="8.879cm" svg:viewBox="0 0 1097 88" draw:points="0,0 1097,0 1097,44 1097,88 0,88 0,44">
          <text:p/>
        </draw:polygon>
        <draw:polygon draw:style-name="gr187" draw:text-style-name="P9" draw:layer="layout" svg:width="1.096cm" svg:height="0.087cm" svg:x="15.294cm" svg:y="8.879cm" svg:viewBox="0 0 1097 88" draw:points="0,0 1097,0 1097,44 1097,88 0,88 0,44">
          <text:p/>
        </draw:polygon>
        <draw:polygon draw:style-name="gr187" draw:text-style-name="P9" draw:layer="layout" svg:width="1.096cm" svg:height="0.087cm" svg:x="16.391cm" svg:y="8.879cm" svg:viewBox="0 0 1097 88" draw:points="0,0 1097,0 1097,44 1097,88 0,88 0,44">
          <text:p/>
        </draw:polygon>
        <draw:polygon draw:style-name="gr187" draw:text-style-name="P9" draw:layer="layout" svg:width="0cm" svg:height="0.043cm" svg:x="17.488cm" svg:y="8.879cm" svg:viewBox="0 0 0 44" draw:points="0,44 0,0 0,0">
          <text:p/>
        </draw:polygon>
        <draw:polygon draw:style-name="gr187" draw:text-style-name="P9" draw:layer="layout" svg:width="1.097cm" svg:height="0.088cm" svg:x="17.488cm" svg:y="8.879cm" svg:viewBox="0 0 1098 89" draw:points="0,0 1098,1 1098,45 1098,89 0,88 0,44">
          <text:p/>
        </draw:polygon>
        <draw:polygon draw:style-name="gr187" draw:text-style-name="P9" draw:layer="layout" svg:width="0.248cm" svg:height="0.248cm" svg:x="8.589cm" svg:y="8.309cm" svg:viewBox="0 0 249 249" draw:points="0,249 249,249 0,0 249,0">
          <text:p/>
        </draw:polygon>
        <draw:polyline draw:style-name="gr114" draw:text-style-name="P9" draw:layer="layout" svg:width="0.248cm" svg:height="0.248cm" svg:x="8.589cm" svg:y="8.309cm" svg:viewBox="0 0 249 249" draw:points="0,249 249,249 0,0 249,0 0,249">
          <text:p/>
        </draw:polyline>
        <draw:polygon draw:style-name="gr187" draw:text-style-name="P9" draw:layer="layout" svg:width="0.248cm" svg:height="0.248cm" svg:x="9.685cm" svg:y="8.762cm" svg:viewBox="0 0 249 249" draw:points="0,249 249,249 0,0 249,0">
          <text:p/>
        </draw:polygon>
        <draw:polyline draw:style-name="gr114" draw:text-style-name="P9" draw:layer="layout" svg:width="0.248cm" svg:height="0.248cm" svg:x="9.685cm" svg:y="8.762cm" svg:viewBox="0 0 249 249" draw:points="0,249 249,249 0,0 249,0 0,249">
          <text:p/>
        </draw:polyline>
        <draw:polygon draw:style-name="gr187" draw:text-style-name="P9" draw:layer="layout" svg:width="0.248cm" svg:height="0.248cm" svg:x="10.782cm" svg:y="8.794cm" svg:viewBox="0 0 249 249" draw:points="0,249 249,249 0,0 249,0">
          <text:p/>
        </draw:polygon>
        <draw:polyline draw:style-name="gr114" draw:text-style-name="P9" draw:layer="layout" svg:width="0.248cm" svg:height="0.248cm" svg:x="10.782cm" svg:y="8.794cm" svg:viewBox="0 0 249 249" draw:points="0,249 249,249 0,0 249,0 0,249">
          <text:p/>
        </draw:polyline>
        <draw:polygon draw:style-name="gr187" draw:text-style-name="P9" draw:layer="layout" svg:width="0.248cm" svg:height="0.248cm" svg:x="11.879cm" svg:y="8.797cm" svg:viewBox="0 0 249 249" draw:points="0,249 249,249 0,0 249,0">
          <text:p/>
        </draw:polygon>
        <draw:polyline draw:style-name="gr114" draw:text-style-name="P9" draw:layer="layout" svg:width="0.248cm" svg:height="0.248cm" svg:x="11.879cm" svg:y="8.797cm" svg:viewBox="0 0 249 249" draw:points="0,249 249,249 0,0 249,0 0,249">
          <text:p/>
        </draw:polyline>
        <draw:polygon draw:style-name="gr187" draw:text-style-name="P9" draw:layer="layout" svg:width="0.248cm" svg:height="0.248cm" svg:x="12.975cm" svg:y="8.798cm" svg:viewBox="0 0 249 249" draw:points="0,249 249,249 0,0 249,0">
          <text:p/>
        </draw:polygon>
        <draw:polyline draw:style-name="gr114" draw:text-style-name="P9" draw:layer="layout" svg:width="0.248cm" svg:height="0.248cm" svg:x="12.975cm" svg:y="8.798cm" svg:viewBox="0 0 249 249" draw:points="0,249 249,249 0,0 249,0 0,249">
          <text:p/>
        </draw:polyline>
        <draw:polygon draw:style-name="gr187" draw:text-style-name="P9" draw:layer="layout" svg:width="0.248cm" svg:height="0.248cm" svg:x="14.073cm" svg:y="8.798cm" svg:viewBox="0 0 249 249" draw:points="0,249 249,249 0,0 249,0">
          <text:p/>
        </draw:polygon>
        <draw:polyline draw:style-name="gr114" draw:text-style-name="P9" draw:layer="layout" svg:width="0.248cm" svg:height="0.248cm" svg:x="14.073cm" svg:y="8.798cm" svg:viewBox="0 0 249 249" draw:points="0,249 249,249 0,0 249,0 0,249">
          <text:p/>
        </draw:polyline>
        <draw:polygon draw:style-name="gr187" draw:text-style-name="P9" draw:layer="layout" svg:width="0.248cm" svg:height="0.248cm" svg:x="15.17cm" svg:y="8.798cm" svg:viewBox="0 0 249 249" draw:points="0,249 249,249 0,0 249,0">
          <text:p/>
        </draw:polygon>
        <draw:polyline draw:style-name="gr114" draw:text-style-name="P9" draw:layer="layout" svg:width="0.248cm" svg:height="0.248cm" svg:x="15.17cm" svg:y="8.798cm" svg:viewBox="0 0 249 249" draw:points="0,249 249,249 0,0 249,0 0,249">
          <text:p/>
        </draw:polyline>
        <draw:polygon draw:style-name="gr187" draw:text-style-name="P9" draw:layer="layout" svg:width="0.248cm" svg:height="0.248cm" svg:x="16.266cm" svg:y="8.798cm" svg:viewBox="0 0 249 249" draw:points="0,249 249,249 0,0 249,0">
          <text:p/>
        </draw:polygon>
        <draw:polyline draw:style-name="gr114" draw:text-style-name="P9" draw:layer="layout" svg:width="0.248cm" svg:height="0.248cm" svg:x="16.266cm" svg:y="8.798cm" svg:viewBox="0 0 249 249" draw:points="0,249 249,249 0,0 249,0 0,249">
          <text:p/>
        </draw:polyline>
        <draw:polygon draw:style-name="gr187" draw:text-style-name="P9" draw:layer="layout" svg:width="0.248cm" svg:height="0.248cm" svg:x="17.363cm" svg:y="8.798cm" svg:viewBox="0 0 249 249" draw:points="0,249 249,249 0,0 249,0">
          <text:p/>
        </draw:polygon>
        <draw:polyline draw:style-name="gr114" draw:text-style-name="P9" draw:layer="layout" svg:width="0.248cm" svg:height="0.248cm" svg:x="17.363cm" svg:y="8.798cm" svg:viewBox="0 0 249 249" draw:points="0,249 249,249 0,0 249,0 0,249">
          <text:p/>
        </draw:polyline>
        <draw:polygon draw:style-name="gr187" draw:text-style-name="P9" draw:layer="layout" svg:width="0.248cm" svg:height="0.248cm" svg:x="18.46cm" svg:y="8.799cm" svg:viewBox="0 0 249 249" draw:points="0,249 249,249 0,0 249,0">
          <text:p/>
        </draw:polygon>
        <draw:polyline draw:style-name="gr114" draw:text-style-name="P9" draw:layer="layout" svg:width="0.248cm" svg:height="0.248cm" svg:x="18.46cm" svg:y="8.799cm" svg:viewBox="0 0 249 249" draw:points="0,249 249,249 0,0 249,0 0,249">
          <text:p/>
        </draw:polyline>
        <draw:polygon draw:style-name="gr115" draw:text-style-name="P9" draw:layer="layout" svg:width="0.315cm" svg:height="0.087cm" svg:x="19.157cm" svg:y="5.263cm" svg:viewBox="0 0 316 88" draw:points="0,0 316,0 316,88 0,88">
          <text:p/>
        </draw:polygon>
        <draw:polygon draw:style-name="gr115" draw:text-style-name="P9" draw:layer="layout" svg:width="0.158cm" svg:height="0.157cm" svg:x="19.236cm" svg:y="5.227cm" svg:viewBox="0 0 159 158" draw:points="0,0 0,158 159,158 159,0">
          <text:p/>
        </draw:polygon>
        <draw:polyline draw:style-name="gr114" draw:text-style-name="P9" draw:layer="layout" svg:width="0.158cm" svg:height="0.157cm" svg:x="19.236cm" svg:y="5.227cm" svg:viewBox="0 0 159 158" draw:points="0,0 0,158 159,158 159,0 0,0">
          <text:p/>
        </draw:polyline>
        <draw:polygon draw:style-name="gr116" draw:text-style-name="P9" draw:layer="layout" svg:width="0.315cm" svg:height="0.087cm" svg:x="19.157cm" svg:y="5.688cm" svg:viewBox="0 0 316 88" draw:points="0,0 316,0 316,88 0,88">
          <text:p/>
        </draw:polygon>
        <draw:polygon draw:style-name="gr116" draw:text-style-name="P9" draw:layer="layout" svg:width="0.158cm" svg:height="0.157cm" svg:x="19.236cm" svg:y="5.652cm" svg:viewBox="0 0 159 158" draw:points="0,80 80,158 159,80 80,0">
          <text:p/>
        </draw:polygon>
        <draw:polyline draw:style-name="gr114" draw:text-style-name="P9" draw:layer="layout" svg:width="0.158cm" svg:height="0.157cm" svg:x="19.236cm" svg:y="5.652cm" svg:viewBox="0 0 159 158" draw:points="0,80 80,158 159,80 80,0 0,80">
          <text:p/>
        </draw:polyline>
        <draw:polygon draw:style-name="gr127" draw:text-style-name="P9" draw:layer="layout" svg:width="0.315cm" svg:height="0.087cm" svg:x="19.157cm" svg:y="6.113cm" svg:viewBox="0 0 316 88" draw:points="0,0 316,0 316,88 0,88">
          <text:p/>
        </draw:polygon>
        <draw:polygon draw:style-name="gr127" draw:text-style-name="P9" draw:layer="layout" svg:width="0.158cm" svg:height="0.157cm" svg:x="19.236cm" svg:y="6.077cm" svg:viewBox="0 0 159 158" draw:points="0,0 80,158 159,0">
          <text:p/>
        </draw:polygon>
        <draw:polyline draw:style-name="gr114" draw:text-style-name="P9" draw:layer="layout" svg:width="0.158cm" svg:height="0.157cm" svg:x="19.236cm" svg:y="6.077cm" svg:viewBox="0 0 159 158" draw:points="0,0 80,158 159,0 0,0">
          <text:p/>
        </draw:polyline>
        <draw:polygon draw:style-name="gr146" draw:text-style-name="P9" draw:layer="layout" svg:width="0.315cm" svg:height="0.087cm" svg:x="19.157cm" svg:y="6.538cm" svg:viewBox="0 0 316 88" draw:points="0,0 316,0 316,88 0,88">
          <text:p/>
        </draw:polygon>
        <draw:polygon draw:style-name="gr146" draw:text-style-name="P9" draw:layer="layout" svg:width="0.158cm" svg:height="0.157cm" svg:x="19.236cm" svg:y="6.502cm" svg:viewBox="0 0 159 158" draw:points="0,158 159,158 80,0">
          <text:p/>
        </draw:polygon>
        <draw:polyline draw:style-name="gr114" draw:text-style-name="P9" draw:layer="layout" svg:width="0.158cm" svg:height="0.157cm" svg:x="19.236cm" svg:y="6.502cm" svg:viewBox="0 0 159 158" draw:points="0,158 159,158 80,0 0,158">
          <text:p/>
        </draw:polyline>
        <draw:polygon draw:style-name="gr147" draw:text-style-name="P9" draw:layer="layout" svg:width="0.315cm" svg:height="0.087cm" svg:x="19.157cm" svg:y="6.963cm" svg:viewBox="0 0 316 88" draw:points="0,0 316,0 316,88 0,88">
          <text:p/>
        </draw:polygon>
        <draw:polygon draw:style-name="gr147" draw:text-style-name="P9" draw:layer="layout" svg:width="0.158cm" svg:height="0.157cm" svg:x="19.236cm" svg:y="6.927cm" svg:viewBox="0 0 159 158" draw:points="0,0 0,158 159,80">
          <text:p/>
        </draw:polygon>
        <draw:polyline draw:style-name="gr114" draw:text-style-name="P9" draw:layer="layout" svg:width="0.158cm" svg:height="0.157cm" svg:x="19.236cm" svg:y="6.927cm" svg:viewBox="0 0 159 158" draw:points="0,0 0,158 159,80 0,0">
          <text:p/>
        </draw:polyline>
        <draw:polygon draw:style-name="gr148" draw:text-style-name="P9" draw:layer="layout" svg:width="0.315cm" svg:height="0.087cm" svg:x="19.157cm" svg:y="7.388cm" svg:viewBox="0 0 316 88" draw:points="0,0 316,0 316,88 0,88">
          <text:p/>
        </draw:polygon>
        <draw:polygon draw:style-name="gr148" draw:text-style-name="P9" draw:layer="layout" svg:width="0.158cm" svg:height="0.157cm" svg:x="19.236cm" svg:y="7.352cm" svg:viewBox="0 0 159 158" draw:points="0,80 159,158 159,0">
          <text:p/>
        </draw:polygon>
        <draw:polyline draw:style-name="gr114" draw:text-style-name="P9" draw:layer="layout" svg:width="0.158cm" svg:height="0.157cm" svg:x="19.236cm" svg:y="7.352cm" svg:viewBox="0 0 159 158" draw:points="0,80 159,158 159,0 0,80">
          <text:p/>
        </draw:polyline>
        <draw:polygon draw:style-name="gr186" draw:text-style-name="P9" draw:layer="layout" svg:width="0.315cm" svg:height="0.087cm" svg:x="19.157cm" svg:y="7.813cm" svg:viewBox="0 0 316 88" draw:points="0,0 316,0 316,88 0,88">
          <text:p/>
        </draw:polygon>
        <draw:polygon draw:style-name="gr186" draw:text-style-name="P9" draw:layer="layout" svg:width="0.158cm" svg:height="0.157cm" svg:x="19.236cm" svg:y="7.777cm" svg:viewBox="0 0 159 158" draw:points="0,0 0,158 159,0 159,158">
          <text:p/>
        </draw:polygon>
        <draw:polyline draw:style-name="gr114" draw:text-style-name="P9" draw:layer="layout" svg:width="0.158cm" svg:height="0.157cm" svg:x="19.236cm" svg:y="7.777cm" svg:viewBox="0 0 159 158" draw:points="0,0 0,158 159,0 159,158 0,0">
          <text:p/>
        </draw:polyline>
        <draw:polygon draw:style-name="gr187" draw:text-style-name="P9" draw:layer="layout" svg:width="0.315cm" svg:height="0.087cm" svg:x="19.157cm" svg:y="8.238cm" svg:viewBox="0 0 316 88" draw:points="0,0 316,0 316,88 0,88">
          <text:p/>
        </draw:polygon>
        <draw:polygon draw:style-name="gr187" draw:text-style-name="P9" draw:layer="layout" svg:width="0.158cm" svg:height="0.157cm" svg:x="19.236cm" svg:y="8.202cm" svg:viewBox="0 0 159 158" draw:points="0,158 159,158 0,0 159,0">
          <text:p/>
        </draw:polygon>
        <draw:polyline draw:style-name="gr114" draw:text-style-name="P9" draw:layer="layout" svg:width="0.158cm" svg:height="0.157cm" svg:x="19.236cm" svg:y="8.202cm" svg:viewBox="0 0 159 158" draw:points="0,158 159,158 0,0 159,0 0,158">
          <text:p/>
        </draw:polyline>
        <draw:frame draw:style-name="gr188" draw:text-style-name="P21" draw:layer="layout" svg:width="1.895cm" svg:height="0.569cm" svg:x="19.528cm" svg:y="5.208cm">
          <draw:text-box>
            <text:p><text:span text:style-name="T15">Max pop. 8</text:span></text:p>
          </draw:text-box>
        </draw:frame>
        <draw:frame draw:style-name="gr189" draw:text-style-name="P21" draw:layer="layout" svg:width="2.051cm" svg:height="0.569cm" svg:x="19.528cm" svg:y="5.63cm">
          <draw:text-box>
            <text:p><text:span text:style-name="T15">Max pop. 16</text:span></text:p>
          </draw:text-box>
        </draw:frame>
        <draw:frame draw:style-name="gr189" draw:text-style-name="P21" draw:layer="layout" svg:width="2.051cm" svg:height="0.569cm" svg:x="19.528cm" svg:y="6.053cm">
          <draw:text-box>
            <text:p><text:span text:style-name="T15">Max pop. 32</text:span></text:p>
          </draw:text-box>
        </draw:frame>
        <draw:frame draw:style-name="gr189" draw:text-style-name="P21" draw:layer="layout" svg:width="2.051cm" svg:height="0.569cm" svg:x="19.528cm" svg:y="6.475cm">
          <draw:text-box>
            <text:p><text:span text:style-name="T15">Max pop. 64</text:span></text:p>
          </draw:text-box>
        </draw:frame>
        <draw:frame draw:style-name="gr190" draw:text-style-name="P21" draw:layer="layout" svg:width="2.208cm" svg:height="0.569cm" svg:x="19.528cm" svg:y="6.897cm">
          <draw:text-box>
            <text:p><text:span text:style-name="T15">Max pop. 128</text:span></text:p>
          </draw:text-box>
        </draw:frame>
        <draw:frame draw:style-name="gr190" draw:text-style-name="P21" draw:layer="layout" svg:width="2.208cm" svg:height="0.569cm" svg:x="19.528cm" svg:y="7.319cm">
          <draw:text-box>
            <text:p><text:span text:style-name="T15">Max pop. 256</text:span></text:p>
          </draw:text-box>
        </draw:frame>
        <draw:frame draw:style-name="gr190" draw:text-style-name="P21" draw:layer="layout" svg:width="2.208cm" svg:height="0.569cm" svg:x="19.528cm" svg:y="7.741cm">
          <draw:text-box>
            <text:p><text:span text:style-name="T15">Max pop. 512</text:span></text:p>
          </draw:text-box>
        </draw:frame>
        <draw:frame draw:style-name="gr191" draw:text-style-name="P21" draw:layer="layout" svg:width="2.365cm" svg:height="0.569cm" svg:x="19.528cm" svg:y="8.19cm">
          <draw:text-box>
            <text:p><text:span text:style-name="T15">Max pop. 1024</text:span></text:p>
          </draw:text-box>
        </draw:frame>
        <draw:frame draw:style-name="gr192" draw:text-style-name="P22" draw:layer="layout" svg:width="3.715cm" svg:height="0.603cm" svg:x="11.6cm" svg:y="9.714cm">
          <draw:text-box>
            <text:p><text:span text:style-name="T16">Schrittzahl (in hundert)</text:span></text:p>
          </draw:text-box>
        </draw:frame>
        <draw:frame draw:style-name="gr193" draw:text-style-name="P22"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office:forms form:automatic-focus="false" form:apply-design-mode="false"/>
        <draw:polygon draw:style-name="gr108" draw:text-style-name="P9" draw:layer="layout" svg:width="15.239cm" svg:height="7.009cm" svg:x="7.569cm" svg:y="3.371cm" svg:viewBox="0 0 15240 7010" draw:points="0,0 15240,0 15240,7010 0,7010">
          <text:p/>
        </draw:polygon>
        <draw:polyline draw:style-name="gr109" draw:text-style-name="P9" draw:layer="layout" svg:width="10.224cm" svg:height="4.875cm" svg:x="9.143cm" svg:y="3.697cm" svg:viewBox="0 0 10225 4876" draw:points="5113,4876 0,4876 0,0 10225,0 10225,4876 5113,4876">
          <text:p/>
        </draw:polyline>
        <draw:line draw:style-name="gr109" draw:text-style-name="P9" draw:layer="layout" svg:x1="19.368cm" svg:y1="8.572cm" svg:x2="9.143cm" svg:y2="8.572cm">
          <text:p/>
        </draw:line>
        <draw:line draw:style-name="gr109" draw:text-style-name="P9" draw:layer="layout" svg:x1="19.368cm" svg:y1="7.875cm" svg:x2="9.143cm" svg:y2="7.875cm">
          <text:p/>
        </draw:line>
        <draw:line draw:style-name="gr109" draw:text-style-name="P9" draw:layer="layout" svg:x1="19.368cm" svg:y1="7.178cm" svg:x2="9.143cm" svg:y2="7.178cm">
          <text:p/>
        </draw:line>
        <draw:line draw:style-name="gr109" draw:text-style-name="P9" draw:layer="layout" svg:x1="19.368cm" svg:y1="6.482cm" svg:x2="9.143cm" svg:y2="6.482cm">
          <text:p/>
        </draw:line>
        <draw:line draw:style-name="gr109" draw:text-style-name="P9" draw:layer="layout" svg:x1="19.368cm" svg:y1="5.786cm" svg:x2="9.143cm" svg:y2="5.786cm">
          <text:p/>
        </draw:line>
        <draw:line draw:style-name="gr109" draw:text-style-name="P9" draw:layer="layout" svg:x1="19.368cm" svg:y1="5.089cm" svg:x2="9.143cm" svg:y2="5.089cm">
          <text:p/>
        </draw:line>
        <draw:line draw:style-name="gr109" draw:text-style-name="P9" draw:layer="layout" svg:x1="19.368cm" svg:y1="4.392cm" svg:x2="9.143cm" svg:y2="4.392cm">
          <text:p/>
        </draw:line>
        <draw:line draw:style-name="gr109" draw:text-style-name="P9" draw:layer="layout" svg:x1="19.368cm" svg:y1="3.696cm" svg:x2="9.143cm" svg:y2="3.696cm">
          <text:p/>
        </draw:line>
        <draw:frame draw:style-name="gr201" draw:text-style-name="P21" draw:layer="layout" svg:width="1.209cm" svg:height="0.569cm" svg:x="8.786cm" svg:y="9.227cm">
          <draw:text-box>
            <text:p><text:span text:style-name="T15">1.000</text:span></text:p>
          </draw:text-box>
        </draw:frame>
        <draw:frame draw:style-name="gr201" draw:text-style-name="P21" draw:layer="layout" svg:width="1.209cm" svg:height="0.569cm" svg:x="9.183cm" svg:y="8.856cm">
          <draw:text-box>
            <text:p><text:span text:style-name="T15">0.999</text:span></text:p>
          </draw:text-box>
        </draw:frame>
        <draw:frame draw:style-name="gr201" draw:text-style-name="P21" draw:layer="layout" svg:width="1.209cm" svg:height="0.569cm" svg:x="9.58cm" svg:y="9.227cm">
          <draw:text-box>
            <text:p><text:span text:style-name="T15">0.995</text:span></text:p>
          </draw:text-box>
        </draw:frame>
        <draw:frame draw:style-name="gr202" draw:text-style-name="P21" draw:layer="layout" svg:width="1.052cm" svg:height="0.569cm" svg:x="10.056cm" svg:y="8.856cm">
          <draw:text-box>
            <text:p><text:span text:style-name="T15">0.99</text:span></text:p>
          </draw:text-box>
        </draw:frame>
        <draw:frame draw:style-name="gr202" draw:text-style-name="P21" draw:layer="layout" svg:width="1.052cm" svg:height="0.569cm" svg:x="10.427cm" svg:y="9.227cm">
          <draw:text-box>
            <text:p><text:span text:style-name="T15">0.98</text:span></text:p>
          </draw:text-box>
        </draw:frame>
        <draw:frame draw:style-name="gr202" draw:text-style-name="P21" draw:layer="layout" svg:width="1.052cm" svg:height="0.569cm" svg:x="10.823cm" svg:y="8.856cm">
          <draw:text-box>
            <text:p><text:span text:style-name="T15">0.97</text:span></text:p>
          </draw:text-box>
        </draw:frame>
        <draw:frame draw:style-name="gr202" draw:text-style-name="P21" draw:layer="layout" svg:width="1.052cm" svg:height="0.569cm" svg:x="11.22cm" svg:y="9.227cm">
          <draw:text-box>
            <text:p><text:span text:style-name="T15">0.96</text:span></text:p>
          </draw:text-box>
        </draw:frame>
        <draw:frame draw:style-name="gr202" draw:text-style-name="P21" draw:layer="layout" svg:width="1.052cm" svg:height="0.569cm" svg:x="11.617cm" svg:y="8.856cm">
          <draw:text-box>
            <text:p><text:span text:style-name="T15">0.95</text:span></text:p>
          </draw:text-box>
        </draw:frame>
        <draw:frame draw:style-name="gr202" draw:text-style-name="P21" draw:layer="layout" svg:width="1.052cm" svg:height="0.569cm" svg:x="12.014cm" svg:y="9.227cm">
          <draw:text-box>
            <text:p><text:span text:style-name="T15">0.94</text:span></text:p>
          </draw:text-box>
        </draw:frame>
        <draw:frame draw:style-name="gr202" draw:text-style-name="P21" draw:layer="layout" svg:width="1.052cm" svg:height="0.569cm" svg:x="12.411cm" svg:y="8.856cm">
          <draw:text-box>
            <text:p><text:span text:style-name="T15">0.93</text:span></text:p>
          </draw:text-box>
        </draw:frame>
        <draw:frame draw:style-name="gr202" draw:text-style-name="P21" draw:layer="layout" svg:width="1.052cm" svg:height="0.569cm" svg:x="12.808cm" svg:y="9.227cm">
          <draw:text-box>
            <text:p><text:span text:style-name="T15">0.92</text:span></text:p>
          </draw:text-box>
        </draw:frame>
        <draw:frame draw:style-name="gr202" draw:text-style-name="P21" draw:layer="layout" svg:width="1.052cm" svg:height="0.569cm" svg:x="13.205cm" svg:y="8.856cm">
          <draw:text-box>
            <text:p><text:span text:style-name="T15">0.91</text:span></text:p>
          </draw:text-box>
        </draw:frame>
        <draw:frame draw:style-name="gr203" draw:text-style-name="P21" draw:layer="layout" svg:width="0.896cm" svg:height="0.569cm" svg:x="13.654cm" svg:y="9.227cm">
          <draw:text-box>
            <text:p><text:span text:style-name="T15">0.9</text:span></text:p>
          </draw:text-box>
        </draw:frame>
        <draw:frame draw:style-name="gr202" draw:text-style-name="P21" draw:layer="layout" svg:width="1.052cm" svg:height="0.569cm" svg:x="13.972cm" svg:y="8.856cm">
          <draw:text-box>
            <text:p><text:span text:style-name="T15">0.85</text:span></text:p>
          </draw:text-box>
        </draw:frame>
        <draw:frame draw:style-name="gr202" draw:text-style-name="P21" draw:layer="layout" svg:width="1.052cm" svg:height="0.569cm" svg:x="14.369cm" svg:y="9.227cm">
          <draw:text-box>
            <text:p><text:span text:style-name="T15">0.84</text:span></text:p>
          </draw:text-box>
        </draw:frame>
        <draw:frame draw:style-name="gr202" draw:text-style-name="P21" draw:layer="layout" svg:width="1.052cm" svg:height="0.569cm" svg:x="14.766cm" svg:y="8.856cm">
          <draw:text-box>
            <text:p><text:span text:style-name="T15">0.83</text:span></text:p>
          </draw:text-box>
        </draw:frame>
        <draw:frame draw:style-name="gr202" draw:text-style-name="P21" draw:layer="layout" svg:width="1.052cm" svg:height="0.569cm" svg:x="15.163cm" svg:y="9.227cm">
          <draw:text-box>
            <text:p><text:span text:style-name="T15">0.82</text:span></text:p>
          </draw:text-box>
        </draw:frame>
        <draw:frame draw:style-name="gr202" draw:text-style-name="P21" draw:layer="layout" svg:width="1.052cm" svg:height="0.569cm" svg:x="15.558cm" svg:y="8.856cm">
          <draw:text-box>
            <text:p><text:span text:style-name="T15">0.81</text:span></text:p>
          </draw:text-box>
        </draw:frame>
        <draw:frame draw:style-name="gr203" draw:text-style-name="P21" draw:layer="layout" svg:width="0.896cm" svg:height="0.569cm" svg:x="16.035cm" svg:y="9.227cm">
          <draw:text-box>
            <text:p><text:span text:style-name="T15">0.8</text:span></text:p>
          </draw:text-box>
        </draw:frame>
        <draw:frame draw:style-name="gr202" draw:text-style-name="P21" draw:layer="layout" svg:width="1.052cm" svg:height="0.569cm" svg:x="16.326cm" svg:y="8.856cm">
          <draw:text-box>
            <text:p><text:span text:style-name="T15">0.79</text:span></text:p>
          </draw:text-box>
        </draw:frame>
        <draw:frame draw:style-name="gr202" draw:text-style-name="P21" draw:layer="layout" svg:width="1.052cm" svg:height="0.569cm" svg:x="16.723cm" svg:y="9.227cm">
          <draw:text-box>
            <text:p><text:span text:style-name="T15">0.78</text:span></text:p>
          </draw:text-box>
        </draw:frame>
        <draw:frame draw:style-name="gr202" draw:text-style-name="P21" draw:layer="layout" svg:width="1.052cm" svg:height="0.569cm" svg:x="17.119cm" svg:y="8.856cm">
          <draw:text-box>
            <text:p><text:span text:style-name="T15">0.77</text:span></text:p>
          </draw:text-box>
        </draw:frame>
        <draw:frame draw:style-name="gr202" draw:text-style-name="P21" draw:layer="layout" svg:width="1.052cm" svg:height="0.569cm" svg:x="17.516cm" svg:y="9.227cm">
          <draw:text-box>
            <text:p><text:span text:style-name="T15">0.76</text:span></text:p>
          </draw:text-box>
        </draw:frame>
        <draw:frame draw:style-name="gr202" draw:text-style-name="P21" draw:layer="layout" svg:width="1.052cm" svg:height="0.569cm" svg:x="17.913cm" svg:y="8.856cm">
          <draw:text-box>
            <text:p><text:span text:style-name="T15">0.75</text:span></text:p>
          </draw:text-box>
        </draw:frame>
        <draw:frame draw:style-name="gr203" draw:text-style-name="P21" draw:layer="layout" svg:width="0.896cm" svg:height="0.569cm" svg:x="18.389cm" svg:y="9.227cm">
          <draw:text-box>
            <text:p><text:span text:style-name="T15">0.7</text:span></text:p>
          </draw:text-box>
        </draw:frame>
        <draw:frame draw:style-name="gr203" draw:text-style-name="P21" draw:layer="layout" svg:width="0.896cm" svg:height="0.569cm" svg:x="18.786cm" svg:y="8.856cm">
          <draw:text-box>
            <text:p><text:span text:style-name="T15">0.6</text:span></text:p>
          </draw:text-box>
        </draw:frame>
        <draw:frame draw:style-name="gr203" draw:text-style-name="P21" draw:layer="layout" svg:width="0.896cm" svg:height="0.569cm" svg:x="19.183cm" svg:y="9.227cm">
          <draw:text-box>
            <text:p><text:span text:style-name="T15">0.5</text:span></text:p>
          </draw:text-box>
        </draw:frame>
        <draw:line draw:style-name="gr109" draw:text-style-name="P9" draw:layer="layout" svg:x1="9.143cm" svg:y1="8.722cm" svg:x2="9.143cm" svg:y2="8.572cm">
          <text:p/>
        </draw:line>
        <draw:line draw:style-name="gr109" draw:text-style-name="P9" draw:layer="layout" svg:x1="9.536cm" svg:y1="8.722cm" svg:x2="9.536cm" svg:y2="8.572cm">
          <text:p/>
        </draw:line>
        <draw:line draw:style-name="gr109" draw:text-style-name="P9" draw:layer="layout" svg:x1="9.929cm" svg:y1="8.722cm" svg:x2="9.929cm" svg:y2="8.572cm">
          <text:p/>
        </draw:line>
        <draw:line draw:style-name="gr109" draw:text-style-name="P9" draw:layer="layout" svg:x1="10.322cm" svg:y1="8.722cm" svg:x2="10.322cm" svg:y2="8.572cm">
          <text:p/>
        </draw:line>
        <draw:line draw:style-name="gr109" draw:text-style-name="P9" draw:layer="layout" svg:x1="10.716cm" svg:y1="8.722cm" svg:x2="10.716cm" svg:y2="8.572cm">
          <text:p/>
        </draw:line>
        <draw:line draw:style-name="gr109" draw:text-style-name="P9" draw:layer="layout" svg:x1="11.109cm" svg:y1="8.722cm" svg:x2="11.109cm" svg:y2="8.572cm">
          <text:p/>
        </draw:line>
        <draw:line draw:style-name="gr109" draw:text-style-name="P9" draw:layer="layout" svg:x1="11.502cm" svg:y1="8.722cm" svg:x2="11.502cm" svg:y2="8.572cm">
          <text:p/>
        </draw:line>
        <draw:line draw:style-name="gr109" draw:text-style-name="P9" draw:layer="layout" svg:x1="11.896cm" svg:y1="8.722cm" svg:x2="11.896cm" svg:y2="8.572cm">
          <text:p/>
        </draw:line>
        <draw:line draw:style-name="gr109" draw:text-style-name="P9" draw:layer="layout" svg:x1="12.289cm" svg:y1="8.722cm" svg:x2="12.289cm" svg:y2="8.572cm">
          <text:p/>
        </draw:line>
        <draw:line draw:style-name="gr109" draw:text-style-name="P9" draw:layer="layout" svg:x1="12.682cm" svg:y1="8.722cm" svg:x2="12.682cm" svg:y2="8.572cm">
          <text:p/>
        </draw:line>
        <draw:line draw:style-name="gr109" draw:text-style-name="P9" draw:layer="layout" svg:x1="13.076cm" svg:y1="8.722cm" svg:x2="13.076cm" svg:y2="8.572cm">
          <text:p/>
        </draw:line>
        <draw:line draw:style-name="gr109" draw:text-style-name="P9" draw:layer="layout" svg:x1="13.469cm" svg:y1="8.722cm" svg:x2="13.469cm" svg:y2="8.572cm">
          <text:p/>
        </draw:line>
        <draw:line draw:style-name="gr109" draw:text-style-name="P9" draw:layer="layout" svg:x1="13.862cm" svg:y1="8.722cm" svg:x2="13.862cm" svg:y2="8.572cm">
          <text:p/>
        </draw:line>
        <draw:line draw:style-name="gr109" draw:text-style-name="P9" draw:layer="layout" svg:x1="14.256cm" svg:y1="8.722cm" svg:x2="14.256cm" svg:y2="8.572cm">
          <text:p/>
        </draw:line>
        <draw:line draw:style-name="gr109" draw:text-style-name="P9" draw:layer="layout" svg:x1="14.649cm" svg:y1="8.722cm" svg:x2="14.649cm" svg:y2="8.572cm">
          <text:p/>
        </draw:line>
        <draw:line draw:style-name="gr109" draw:text-style-name="P9" draw:layer="layout" svg:x1="15.042cm" svg:y1="8.722cm" svg:x2="15.042cm" svg:y2="8.572cm">
          <text:p/>
        </draw:line>
        <draw:line draw:style-name="gr109" draw:text-style-name="P9" draw:layer="layout" svg:x1="15.434cm" svg:y1="8.722cm" svg:x2="15.434cm" svg:y2="8.572cm">
          <text:p/>
        </draw:line>
        <draw:line draw:style-name="gr109" draw:text-style-name="P9" draw:layer="layout" svg:x1="15.828cm" svg:y1="8.722cm" svg:x2="15.828cm" svg:y2="8.572cm">
          <text:p/>
        </draw:line>
        <draw:line draw:style-name="gr109" draw:text-style-name="P9" draw:layer="layout" svg:x1="16.221cm" svg:y1="8.722cm" svg:x2="16.221cm" svg:y2="8.572cm">
          <text:p/>
        </draw:line>
        <draw:line draw:style-name="gr109" draw:text-style-name="P9" draw:layer="layout" svg:x1="16.614cm" svg:y1="8.722cm" svg:x2="16.614cm" svg:y2="8.572cm">
          <text:p/>
        </draw:line>
        <draw:line draw:style-name="gr109" draw:text-style-name="P9" draw:layer="layout" svg:x1="17.008cm" svg:y1="8.722cm" svg:x2="17.008cm" svg:y2="8.572cm">
          <text:p/>
        </draw:line>
        <draw:line draw:style-name="gr109" draw:text-style-name="P9" draw:layer="layout" svg:x1="17.401cm" svg:y1="8.722cm" svg:x2="17.401cm" svg:y2="8.572cm">
          <text:p/>
        </draw:line>
        <draw:line draw:style-name="gr109" draw:text-style-name="P9" draw:layer="layout" svg:x1="17.794cm" svg:y1="8.722cm" svg:x2="17.794cm" svg:y2="8.572cm">
          <text:p/>
        </draw:line>
        <draw:line draw:style-name="gr109" draw:text-style-name="P9" draw:layer="layout" svg:x1="18.188cm" svg:y1="8.722cm" svg:x2="18.188cm" svg:y2="8.572cm">
          <text:p/>
        </draw:line>
        <draw:line draw:style-name="gr109" draw:text-style-name="P9" draw:layer="layout" svg:x1="18.581cm" svg:y1="8.722cm" svg:x2="18.581cm" svg:y2="8.572cm">
          <text:p/>
        </draw:line>
        <draw:line draw:style-name="gr109" draw:text-style-name="P9" draw:layer="layout" svg:x1="18.974cm" svg:y1="8.722cm" svg:x2="18.974cm" svg:y2="8.572cm">
          <text:p/>
        </draw:line>
        <draw:polyline draw:style-name="gr109" draw:text-style-name="P9" draw:layer="layout" svg:width="0.149cm" svg:height="10.224cm" draw:transform="rotate (1.5707963267946) translate (9.14289672593783cm 8.7222366282377cm)" svg:viewBox="0 0 150 10225" draw:points="0,28511 150,28511 150,18286">
          <text:p/>
        </draw:polyline>
        <draw:frame draw:style-name="gr203" draw:text-style-name="P21" draw:layer="layout" svg:width="0.815cm" svg:height="0.569cm" svg:x="8.574cm" svg:y="8.433cm">
          <draw:text-box>
            <text:p><text:span text:style-name="T15">29</text:span></text:p>
          </draw:text-box>
        </draw:frame>
        <draw:frame draw:style-name="gr203" draw:text-style-name="P21" draw:layer="layout" svg:width="0.815cm" svg:height="0.569cm" svg:x="8.574cm" svg:y="7.719cm">
          <draw:text-box>
            <text:p><text:span text:style-name="T15">30</text:span></text:p>
          </draw:text-box>
        </draw:frame>
        <draw:frame draw:style-name="gr203" draw:text-style-name="P21" draw:layer="layout" svg:width="0.815cm" svg:height="0.569cm" svg:x="8.574cm" svg:y="7.031cm">
          <draw:text-box>
            <text:p><text:span text:style-name="T15">31</text:span></text:p>
          </draw:text-box>
        </draw:frame>
        <draw:frame draw:style-name="gr203" draw:text-style-name="P21" draw:layer="layout" svg:width="0.815cm" svg:height="0.569cm" svg:x="8.574cm" svg:y="6.344cm">
          <draw:text-box>
            <text:p><text:span text:style-name="T15">32</text:span></text:p>
          </draw:text-box>
        </draw:frame>
        <draw:frame draw:style-name="gr203" draw:text-style-name="P21" draw:layer="layout" svg:width="0.815cm" svg:height="0.569cm" svg:x="8.574cm" svg:y="5.63cm">
          <draw:text-box>
            <text:p><text:span text:style-name="T15">33</text:span></text:p>
          </draw:text-box>
        </draw:frame>
        <draw:frame draw:style-name="gr203" draw:text-style-name="P21" draw:layer="layout" svg:width="0.815cm" svg:height="0.569cm" svg:x="8.574cm" svg:y="4.942cm">
          <draw:text-box>
            <text:p><text:span text:style-name="T15">34</text:span></text:p>
          </draw:text-box>
        </draw:frame>
        <draw:frame draw:style-name="gr203" draw:text-style-name="P21" draw:layer="layout" svg:width="0.815cm" svg:height="0.569cm" svg:x="8.574cm" svg:y="4.254cm">
          <draw:text-box>
            <text:p><text:span text:style-name="T15">35</text:span></text:p>
          </draw:text-box>
        </draw:frame>
        <draw:frame draw:style-name="gr203" draw:text-style-name="P21" draw:layer="layout" svg:width="0.815cm" svg:height="0.569cm" svg:x="8.574cm" svg:y="3.539cm">
          <draw:text-box>
            <text:p><text:span text:style-name="T15">36</text:span></text:p>
          </draw:text-box>
        </draw:frame>
        <draw:line draw:style-name="gr109" draw:text-style-name="P9" draw:layer="layout" svg:x1="8.993cm" svg:y1="8.572cm" svg:x2="9.143cm" svg:y2="8.572cm">
          <text:p/>
        </draw:line>
        <draw:line draw:style-name="gr109" draw:text-style-name="P9" draw:layer="layout" svg:x1="8.993cm" svg:y1="7.875cm" svg:x2="9.143cm" svg:y2="7.875cm">
          <text:p/>
        </draw:line>
        <draw:line draw:style-name="gr109" draw:text-style-name="P9" draw:layer="layout" svg:x1="8.993cm" svg:y1="7.178cm" svg:x2="9.143cm" svg:y2="7.178cm">
          <text:p/>
        </draw:line>
        <draw:line draw:style-name="gr109" draw:text-style-name="P9" draw:layer="layout" svg:x1="8.993cm" svg:y1="6.482cm" svg:x2="9.143cm" svg:y2="6.482cm">
          <text:p/>
        </draw:line>
        <draw:line draw:style-name="gr109" draw:text-style-name="P9" draw:layer="layout" svg:x1="8.993cm" svg:y1="5.786cm" svg:x2="9.143cm" svg:y2="5.786cm">
          <text:p/>
        </draw:line>
        <draw:line draw:style-name="gr109" draw:text-style-name="P9" draw:layer="layout" svg:x1="8.993cm" svg:y1="5.089cm" svg:x2="9.143cm" svg:y2="5.089cm">
          <text:p/>
        </draw:line>
        <draw:line draw:style-name="gr109" draw:text-style-name="P9" draw:layer="layout" svg:x1="8.993cm" svg:y1="4.392cm" svg:x2="9.143cm" svg:y2="4.392cm">
          <text:p/>
        </draw:line>
        <draw:polyline draw:style-name="gr109" draw:text-style-name="P9" draw:layer="layout" svg:width="0.149cm" svg:height="4.875cm" svg:x="8.993cm" svg:y="3.696cm" svg:viewBox="0 0 150 4876" draw:points="0,0 150,0 150,4876">
          <text:p/>
        </draw:polyline>
        <draw:polygon draw:style-name="gr113" draw:text-style-name="P9" draw:layer="layout" svg:width="0.42cm" svg:height="0.216cm" svg:x="9.129cm" svg:y="5.583cm" svg:viewBox="0 0 421 217" draw:points="28,0 421,133 407,175 393,217 0,84 14,42">
          <text:p/>
        </draw:polygon>
        <draw:polygon draw:style-name="gr113" draw:text-style-name="P9" draw:layer="layout" svg:width="0.023cm" svg:height="0.041cm" svg:x="9.536cm" svg:y="5.716cm" svg:viewBox="0 0 24 42" draw:points="0,42 14,0 21,3 24,5">
          <text:p/>
        </draw:polygon>
        <draw:polygon draw:style-name="gr113" draw:text-style-name="P9" draw:layer="layout" svg:width="0.44cm" svg:height="0.331cm" svg:x="9.512cm" svg:y="5.721cm" svg:viewBox="0 0 441 332" draw:points="48,0 441,258 417,295 393,332 0,74 24,37">
          <text:p/>
        </draw:polygon>
        <draw:polygon draw:style-name="gr113" draw:text-style-name="P9" draw:layer="layout" svg:width="0.055cm" svg:height="0.043cm" svg:x="9.905cm" svg:y="6.016cm" svg:viewBox="0 0 56 44" draw:points="24,0 56,30 50,35 44,39 37,42 29,44 22,44 14,43 7,40 0,37 0,37">
          <text:p/>
        </draw:polygon>
        <draw:polygon draw:style-name="gr113" draw:text-style-name="P9" draw:layer="layout" svg:width="0.456cm" svg:height="0.477cm" svg:x="9.897cm" svg:y="5.568cm" svg:viewBox="0 0 457 478" draw:points="0,418 393,0 425,30 457,60 64,478 32,448">
          <text:p/>
        </draw:polygon>
        <draw:polygon draw:style-name="gr113" draw:text-style-name="P9" draw:layer="layout" svg:width="0.054cm" svg:height="0.043cm" svg:x="10.29cm" svg:y="5.554cm" svg:viewBox="0 0 55 44" draw:points="32,44 0,14 6,9 12,5 19,2 27,0 34,0 42,1 49,4 55,6">
          <text:p/>
        </draw:polygon>
        <draw:polygon draw:style-name="gr113" draw:text-style-name="P9" draw:layer="layout" svg:width="0.439cm" svg:height="0.311cm" svg:x="10.299cm" svg:y="5.56cm" svg:viewBox="0 0 440 312" draw:points="46,0 440,236 417,274 394,312 0,76 23,38">
          <text:p/>
        </draw:polygon>
        <draw:polygon draw:style-name="gr113" draw:text-style-name="P9" draw:layer="layout" svg:width="0.049cm" svg:height="0.043cm" svg:x="10.693cm" svg:y="5.834cm" svg:viewBox="0 0 50 44" draw:points="23,0 50,35 44,39 37,42 29,44 21,44 14,43 6,41 0,38">
          <text:p/>
        </draw:polygon>
        <draw:polygon draw:style-name="gr113" draw:text-style-name="P9" draw:layer="layout" svg:width="0.446cm" svg:height="0.375cm" svg:x="10.689cm" svg:y="5.493cm" svg:viewBox="0 0 447 376" draw:points="0,306 393,0 420,35 447,70 54,376 27,341">
          <text:p/>
        </draw:polygon>
        <draw:polygon draw:style-name="gr113" draw:text-style-name="P9" draw:layer="layout" svg:width="0.034cm" svg:height="0.034cm" svg:x="11.109cm" svg:y="5.528cm" svg:viewBox="0 0 35 35" draw:points="0,0 35,26 30,32 27,35">
          <text:p/>
        </draw:polygon>
        <draw:polygon draw:style-name="gr113" draw:text-style-name="P9" draw:layer="layout" svg:width="0.462cm" svg:height="0.581cm" svg:x="11.074cm" svg:y="4.972cm" svg:viewBox="0 0 463 582" draw:points="0,530 393,0 428,26 463,52 70,582 35,556">
          <text:p/>
        </draw:polygon>
        <draw:polygon draw:style-name="gr113" draw:text-style-name="P9" draw:layer="layout" svg:width="0.034cm" svg:height="0.042cm" svg:x="11.467cm" svg:y="4.955cm" svg:viewBox="0 0 35 43" draw:points="35,43 0,17 5,11 11,6 17,3 25,0 28,0">
          <text:p/>
        </draw:polygon>
        <draw:polygon draw:style-name="gr113" draw:text-style-name="P9" draw:layer="layout" svg:width="0.407cm" svg:height="0.147cm" svg:x="11.495cm" svg:y="4.893cm" svg:viewBox="0 0 408 148" draw:points="0,62 394,0 401,43 408,86 14,148 7,105">
          <text:p/>
        </draw:polygon>
        <draw:polygon draw:style-name="gr113" draw:text-style-name="P9" draw:layer="layout" svg:width="0.035cm" svg:height="0.042cm" svg:x="11.896cm" svg:y="4.936cm" svg:viewBox="0 0 36 43" draw:points="0,0 36,25 31,31 26,36 19,40 12,42 7,43">
          <text:p/>
        </draw:polygon>
        <draw:polygon draw:style-name="gr113" draw:text-style-name="P9" draw:layer="layout" svg:width="0.464cm" svg:height="0.621cm" svg:x="11.86cm" svg:y="4.339cm" svg:viewBox="0 0 465 622" draw:points="0,572 393,0 429,25 465,50 72,622 36,597">
          <text:p/>
        </draw:polygon>
        <draw:polygon draw:style-name="gr113" draw:text-style-name="P9" draw:layer="layout" svg:width="0.035cm" svg:height="0.043cm" svg:x="12.253cm" svg:y="4.32cm" svg:viewBox="0 0 36 44" draw:points="36,44 0,19 5,13 10,8 17,4 24,2 30,0">
          <text:p/>
        </draw:polygon>
        <draw:polygon draw:style-name="gr113" draw:text-style-name="P9" draw:layer="layout" svg:width="0.404cm" svg:height="0.142cm" svg:x="12.283cm" svg:y="4.265cm" svg:viewBox="0 0 405 143" draw:points="0,55 393,0 399,44 405,88 12,143 6,99">
          <text:p/>
        </draw:polygon>
        <draw:polygon draw:style-name="gr113" draw:text-style-name="P9" draw:layer="layout" svg:width="0.043cm" svg:height="0.043cm" svg:x="12.676cm" svg:y="4.265cm" svg:viewBox="0 0 44 44" draw:points="6,44 0,0 8,0 15,1 23,3 29,7 35,11 41,17 44,22">
          <text:p/>
        </draw:polygon>
        <draw:polygon draw:style-name="gr113" draw:text-style-name="P9" draw:layer="layout" svg:width="0.469cm" svg:height="0.718cm" svg:x="12.644cm" svg:y="4.287cm" svg:viewBox="0 0 470 719" draw:points="76,0 470,675 432,697 394,719 0,44 38,22">
          <text:p/>
        </draw:polygon>
        <draw:polygon draw:style-name="gr113" draw:text-style-name="P9" draw:layer="layout" svg:width="0.056cm" svg:height="0.043cm" svg:x="13.038cm" svg:y="4.984cm" svg:viewBox="0 0 57 44" draw:points="38,0 57,40 50,42 42,44 35,44 27,43 20,40 13,36 7,31 2,26 0,22">
          <text:p/>
        </draw:polygon>
        <draw:polygon draw:style-name="gr113" draw:text-style-name="P9" draw:layer="layout" svg:width="0.43cm" svg:height="0.267cm" svg:x="13.057cm" svg:y="4.756cm" svg:viewBox="0 0 431 268" draw:points="0,188 393,0 412,40 431,80 38,268 19,228">
          <text:p/>
        </draw:polygon>
        <draw:polygon draw:style-name="gr113" draw:text-style-name="P9" draw:layer="layout" svg:width="0.029cm" svg:height="0.043cm" svg:x="13.45cm" svg:y="4.752cm" svg:viewBox="0 0 30 44" draw:points="19,44 0,4 7,2 15,0 22,0 30,1 30,1">
          <text:p/>
        </draw:polygon>
        <draw:polygon draw:style-name="gr113" draw:text-style-name="P9" draw:layer="layout" svg:width="0.414cm" svg:height="0.19cm" svg:x="13.458cm" svg:y="4.753cm" svg:viewBox="0 0 415 191" draw:points="22,0 415,105 404,148 393,191 0,86 11,43">
          <text:p/>
        </draw:polygon>
        <draw:polygon draw:style-name="gr113" draw:text-style-name="P9" draw:layer="layout" svg:width="0.044cm" svg:height="0.043cm" svg:x="13.851cm" svg:y="4.901cm" svg:viewBox="0 0 45 44" draw:points="11,0 45,28 40,33 33,38 27,41 19,43 12,44 4,43 0,43">
          <text:p/>
        </draw:polygon>
        <draw:polygon draw:style-name="gr113" draw:text-style-name="P9" draw:layer="layout" svg:width="0.461cm" svg:height="0.536cm" svg:x="13.828cm" svg:y="4.392cm" svg:viewBox="0 0 462 537" draw:points="0,481 394,0 428,28 462,56 68,537 34,509">
          <text:p/>
        </draw:polygon>
        <draw:polygon draw:style-name="gr113" draw:text-style-name="P9" draw:layer="layout" svg:width="0.033cm" svg:height="0.03cm" svg:x="14.222cm" svg:y="4.389cm" svg:viewBox="0 0 34 31" draw:points="34,31 0,3 3,0">
          <text:p/>
        </draw:polygon>
        <draw:polygon draw:style-name="gr113" draw:text-style-name="P9" draw:layer="layout" svg:width="0.454cm" svg:height="0.451cm" svg:x="14.225cm" svg:y="3.999cm" svg:viewBox="0 0 455 452" draw:points="0,390 393,0 424,31 455,62 62,452 31,421">
          <text:p/>
        </draw:polygon>
        <draw:polygon draw:style-name="gr113" draw:text-style-name="P9" draw:layer="layout" svg:width="0.063cm" svg:height="0.043cm" svg:x="14.618cm" svg:y="3.986cm" svg:viewBox="0 0 64 44" draw:points="31,44 0,13 6,8 13,4 20,1 27,0 35,0 43,2 50,4 56,8 62,13 64,15">
          <text:p/>
        </draw:polygon>
        <draw:polygon draw:style-name="gr113" draw:text-style-name="P9" draw:layer="layout" svg:width="0.458cm" svg:height="0.51cm" svg:x="14.616cm" svg:y="4.001cm" svg:viewBox="0 0 459 511" draw:points="66,0 459,453 426,482 393,511 0,58 33,29">
          <text:p/>
        </draw:polygon>
        <draw:polygon draw:style-name="gr113" draw:text-style-name="P9" draw:layer="layout" svg:width="0.038cm" svg:height="0.043cm" svg:x="15.009cm" svg:y="4.483cm" svg:viewBox="0 0 39 44" draw:points="33,0 39,44 32,44 24,43 17,41 10,37 4,33 0,29">
          <text:p/>
        </draw:polygon>
        <draw:polygon draw:style-name="gr113" draw:text-style-name="P9" draw:layer="layout" svg:width="0.404cm" svg:height="0.143cm" svg:x="15.036cm" svg:y="4.383cm" svg:viewBox="0 0 405 144" draw:points="0,56 393,0 399,44 405,88 12,144 6,100">
          <text:p/>
        </draw:polygon>
        <draw:polygon draw:style-name="gr113" draw:text-style-name="P9" draw:layer="layout" svg:width="0.041cm" svg:height="0.043cm" svg:x="15.428cm" svg:y="4.383cm" svg:viewBox="0 0 42 44" draw:points="6,44 0,0 7,0 15,1 22,3 29,7 35,11 41,17 42,19">
          <text:p/>
        </draw:polygon>
        <draw:polygon draw:style-name="gr113" draw:text-style-name="P9" draw:layer="layout" svg:width="0.465cm" svg:height="0.627cm" svg:x="15.398cm" svg:y="4.402cm" svg:viewBox="0 0 466 628" draw:points="72,0 466,578 430,603 394,628 0,50 36,25">
          <text:p/>
        </draw:polygon>
        <draw:polygon draw:style-name="gr113" draw:text-style-name="P9" draw:layer="layout" svg:width="0.069cm" svg:height="0.043cm" svg:x="15.792cm" svg:y="5.005cm" svg:viewBox="0 0 70 44" draw:points="36,0 70,28 64,34 58,38 51,41 44,43 36,44 29,43 21,41 14,38 8,34 2,28 0,25">
          <text:p/>
        </draw:polygon>
        <draw:polygon draw:style-name="gr113" draw:text-style-name="P9" draw:layer="layout" svg:width="0.46cm" svg:height="0.528cm" svg:x="15.794cm" svg:y="4.504cm" svg:viewBox="0 0 461 529" draw:points="0,473 393,0 427,28 461,56 68,529 34,501">
          <text:p/>
        </draw:polygon>
        <draw:polygon draw:style-name="gr113" draw:text-style-name="P9" draw:layer="layout" svg:width="0.055cm" svg:height="0.043cm" svg:x="16.187cm" svg:y="4.488cm" svg:viewBox="0 0 56 44" draw:points="34,44 0,16 6,10 12,6 19,3 26,1 34,0 41,1 49,3 56,6">
          <text:p/>
        </draw:polygon>
        <draw:polygon draw:style-name="gr113" draw:text-style-name="P9" draw:layer="layout" svg:width="0.436cm" svg:height="0.298cm" svg:x="16.199cm" svg:y="4.494cm" svg:viewBox="0 0 437 299" draw:points="44,0 437,223 415,261 393,299 0,76 22,38">
          <text:p/>
        </draw:polygon>
        <draw:polygon draw:style-name="gr113" draw:text-style-name="P9" draw:layer="layout" svg:width="0.031cm" svg:height="0.037cm" svg:x="16.614cm" svg:y="4.717cm" svg:viewBox="0 0 32 38" draw:points="0,38 22,0 28,4 32,8">
          <text:p/>
        </draw:polygon>
        <draw:polygon draw:style-name="gr113" draw:text-style-name="P9" draw:layer="layout" svg:width="0.457cm" svg:height="0.47cm" svg:x="16.582cm" svg:y="4.725cm" svg:viewBox="0 0 458 471" draw:points="64,0 458,411 426,441 394,471 0,60 32,30">
          <text:p/>
        </draw:polygon>
        <draw:polygon draw:style-name="gr113" draw:text-style-name="P9" draw:layer="layout" svg:width="0.064cm" svg:height="0.043cm" svg:x="16.976cm" svg:y="5.166cm" svg:viewBox="0 0 65 44" draw:points="32,0 65,30 59,35 52,39 45,42 38,44 30,44 23,43 15,41 8,37 2,33 0,30">
          <text:p/>
        </draw:polygon>
        <draw:polygon draw:style-name="gr113" draw:text-style-name="P9" draw:layer="layout" svg:width="0.458cm" svg:height="0.491cm" svg:x="16.975cm" svg:y="4.704cm" svg:viewBox="0 0 459 492" draw:points="0,432 393,0 426,30 459,60 66,492 33,462">
          <text:p/>
        </draw:polygon>
        <draw:polygon draw:style-name="gr113" draw:text-style-name="P9" draw:layer="layout" svg:width="0.049cm" svg:height="0.043cm" svg:x="17.368cm" svg:y="4.69cm" svg:viewBox="0 0 50 44" draw:points="33,44 0,14 6,9 13,5 20,2 27,0 35,0 42,1 50,3">
          <text:p/>
        </draw:polygon>
        <draw:polygon draw:style-name="gr113" draw:text-style-name="P9" draw:layer="layout" svg:width="0.426cm" svg:height="0.241cm" svg:x="17.384cm" svg:y="4.693cm" svg:viewBox="0 0 427 242" draw:points="34,0 427,160 410,201 393,242 0,82 17,41">
          <text:p/>
        </draw:polygon>
        <draw:polygon draw:style-name="gr113" draw:text-style-name="P9" draw:layer="layout" svg:width="0.047cm" svg:height="0.043cm" svg:x="17.777cm" svg:y="4.894cm" svg:viewBox="0 0 48 44" draw:points="17,0 48,32 42,36 35,40 28,43 20,44 13,44 5,42 0,41">
          <text:p/>
        </draw:polygon>
        <draw:polygon draw:style-name="gr113" draw:text-style-name="P9" draw:layer="layout" svg:width="0.455cm" svg:height="0.446cm" svg:x="17.763cm" svg:y="4.479cm" svg:viewBox="0 0 456 447" draw:points="0,383 394,0 425,32 456,64 62,447 31,415">
          <text:p/>
        </draw:polygon>
        <draw:polygon draw:style-name="gr113" draw:text-style-name="P9" draw:layer="layout" svg:width="0.057cm" svg:height="0.043cm" svg:x="18.157cm" svg:y="4.467cm" svg:viewBox="0 0 58 44" draw:points="31,44 0,12 6,8 13,4 20,1 28,0 35,0 43,2 50,4 57,8 58,9">
          <text:p/>
        </draw:polygon>
        <draw:polygon draw:style-name="gr113" draw:text-style-name="P9" draw:layer="layout" svg:width="0.446cm" svg:height="0.375cm" svg:x="18.161cm" svg:y="4.476cm" svg:viewBox="0 0 447 376" draw:points="54,0 447,306 420,341 393,376 0,70 27,35">
          <text:p/>
        </draw:polygon>
        <draw:polygon draw:style-name="gr113" draw:text-style-name="P9" draw:layer="layout" svg:width="0.039cm" svg:height="0.034cm" svg:x="18.581cm" svg:y="4.782cm" svg:viewBox="0 0 40 35" draw:points="0,35 27,0 33,6 37,12 40,17">
          <text:p/>
        </draw:polygon>
        <draw:polygon draw:style-name="gr113" draw:text-style-name="P9" draw:layer="layout" svg:width="0.472cm" svg:height="0.934cm" svg:x="18.541cm" svg:y="4.799cm" svg:viewBox="0 0 473 935" draw:points="80,0 473,899 433,917 393,935 0,36 40,18">
          <text:p/>
        </draw:polygon>
        <draw:polygon draw:style-name="gr113" draw:text-style-name="P9" draw:layer="layout" svg:width="0.04cm" svg:height="0.017cm" svg:x="18.974cm" svg:y="5.698cm" svg:viewBox="0 0 41 18" draw:points="0,18 40,0 41,1">
          <text:p/>
        </draw:polygon>
        <draw:polygon draw:style-name="gr113" draw:text-style-name="P9" draw:layer="layout" svg:width="0.475cm" svg:height="1.001cm" svg:x="18.933cm" svg:y="5.699cm" svg:viewBox="0 0 476 1002" draw:points="82,0 476,968 435,985 394,1002 0,34 41,17">
          <text:p/>
        </draw:polygon>
        <draw:polygon draw:style-name="gr113" draw:text-style-name="P9" draw:layer="layout" svg:width="0.249cm" svg:height="0.249cm" svg:x="9.018cm" svg:y="5.5cm" svg:viewBox="0 0 250 250" draw:points="0,0 0,250 250,250 250,0">
          <text:p/>
        </draw:polygon>
        <draw:polyline draw:style-name="gr114" draw:text-style-name="P9" draw:layer="layout" svg:width="0.249cm" svg:height="0.249cm" svg:x="9.018cm" svg:y="5.5cm" svg:viewBox="0 0 250 250" draw:points="0,0 0,250 250,250 250,0 0,0">
          <text:p/>
        </draw:polyline>
        <draw:polygon draw:style-name="gr115" draw:text-style-name="P9" draw:layer="layout" svg:width="0.249cm" svg:height="0.249cm" svg:x="9.411cm" svg:y="5.633cm" svg:viewBox="0 0 250 250" draw:points="0,0 0,250 250,250 250,0">
          <text:p/>
        </draw:polygon>
        <draw:polyline draw:style-name="gr114" draw:text-style-name="P9" draw:layer="layout" svg:width="0.249cm" svg:height="0.249cm" svg:x="9.411cm" svg:y="5.633cm" svg:viewBox="0 0 250 250" draw:points="0,0 0,250 250,250 250,0 0,0">
          <text:p/>
        </draw:polyline>
        <draw:polygon draw:style-name="gr115" draw:text-style-name="P9" draw:layer="layout" svg:width="0.249cm" svg:height="0.249cm" svg:x="9.804cm" svg:y="5.891cm" svg:viewBox="0 0 250 250" draw:points="0,0 0,250 250,250 250,0">
          <text:p/>
        </draw:polygon>
        <draw:polyline draw:style-name="gr114" draw:text-style-name="P9" draw:layer="layout" svg:width="0.249cm" svg:height="0.249cm" svg:x="9.804cm" svg:y="5.891cm" svg:viewBox="0 0 250 250" draw:points="0,0 0,250 250,250 250,0 0,0">
          <text:p/>
        </draw:polyline>
        <draw:polygon draw:style-name="gr115" draw:text-style-name="P9" draw:layer="layout" svg:width="0.249cm" svg:height="0.249cm" svg:x="10.197cm" svg:y="5.473cm" svg:viewBox="0 0 250 250" draw:points="0,0 0,250 250,250 250,0">
          <text:p/>
        </draw:polygon>
        <draw:polyline draw:style-name="gr114" draw:text-style-name="P9" draw:layer="layout" svg:width="0.249cm" svg:height="0.249cm" svg:x="10.197cm" svg:y="5.473cm" svg:viewBox="0 0 250 250" draw:points="0,0 0,250 250,250 250,0 0,0">
          <text:p/>
        </draw:polyline>
        <draw:polygon draw:style-name="gr115" draw:text-style-name="P9" draw:layer="layout" svg:width="0.249cm" svg:height="0.249cm" svg:x="10.591cm" svg:y="5.709cm" svg:viewBox="0 0 250 250" draw:points="0,0 0,250 250,250 250,0">
          <text:p/>
        </draw:polygon>
        <draw:polyline draw:style-name="gr114" draw:text-style-name="P9" draw:layer="layout" svg:width="0.249cm" svg:height="0.249cm" svg:x="10.591cm" svg:y="5.709cm" svg:viewBox="0 0 250 250" draw:points="0,0 0,250 250,250 250,0 0,0">
          <text:p/>
        </draw:polyline>
        <draw:polygon draw:style-name="gr115" draw:text-style-name="P9" draw:layer="layout" svg:width="0.249cm" svg:height="0.249cm" svg:x="10.984cm" svg:y="5.403cm" svg:viewBox="0 0 250 250" draw:points="0,0 0,250 250,250 250,0">
          <text:p/>
        </draw:polygon>
        <draw:polyline draw:style-name="gr114" draw:text-style-name="P9" draw:layer="layout" svg:width="0.249cm" svg:height="0.249cm" svg:x="10.984cm" svg:y="5.403cm" svg:viewBox="0 0 250 250" draw:points="0,0 0,250 250,250 250,0 0,0">
          <text:p/>
        </draw:polyline>
        <draw:polygon draw:style-name="gr115" draw:text-style-name="P9" draw:layer="layout" svg:width="0.249cm" svg:height="0.249cm" svg:x="11.377cm" svg:y="4.873cm" svg:viewBox="0 0 250 250" draw:points="0,0 0,250 250,250 250,0">
          <text:p/>
        </draw:polygon>
        <draw:polyline draw:style-name="gr114" draw:text-style-name="P9" draw:layer="layout" svg:width="0.249cm" svg:height="0.249cm" svg:x="11.377cm" svg:y="4.873cm" svg:viewBox="0 0 250 250" draw:points="0,0 0,250 250,250 250,0 0,0">
          <text:p/>
        </draw:polyline>
        <draw:polygon draw:style-name="gr115" draw:text-style-name="P9" draw:layer="layout" svg:width="0.249cm" svg:height="0.249cm" svg:x="11.771cm" svg:y="4.811cm" svg:viewBox="0 0 250 250" draw:points="0,0 0,250 250,250 250,0">
          <text:p/>
        </draw:polygon>
        <draw:polyline draw:style-name="gr114" draw:text-style-name="P9" draw:layer="layout" svg:width="0.249cm" svg:height="0.249cm" svg:x="11.771cm" svg:y="4.811cm" svg:viewBox="0 0 250 250" draw:points="0,0 0,250 250,250 250,0 0,0">
          <text:p/>
        </draw:polyline>
        <draw:polygon draw:style-name="gr115" draw:text-style-name="P9" draw:layer="layout" svg:width="0.249cm" svg:height="0.249cm" svg:x="12.164cm" svg:y="4.239cm" svg:viewBox="0 0 250 250" draw:points="0,0 0,250 250,250 250,0">
          <text:p/>
        </draw:polygon>
        <draw:polyline draw:style-name="gr114" draw:text-style-name="P9" draw:layer="layout" svg:width="0.249cm" svg:height="0.249cm" svg:x="12.164cm" svg:y="4.239cm" svg:viewBox="0 0 250 250" draw:points="0,0 0,250 250,250 250,0 0,0">
          <text:p/>
        </draw:polyline>
        <draw:polygon draw:style-name="gr115" draw:text-style-name="P9" draw:layer="layout" svg:width="0.249cm" svg:height="0.249cm" svg:x="12.557cm" svg:y="4.184cm" svg:viewBox="0 0 250 250" draw:points="0,0 0,250 250,250 250,0">
          <text:p/>
        </draw:polygon>
        <draw:polyline draw:style-name="gr114" draw:text-style-name="P9" draw:layer="layout" svg:width="0.249cm" svg:height="0.249cm" svg:x="12.557cm" svg:y="4.184cm" svg:viewBox="0 0 250 250" draw:points="0,0 0,250 250,250 250,0 0,0">
          <text:p/>
        </draw:polyline>
        <draw:polygon draw:style-name="gr115" draw:text-style-name="P9" draw:layer="layout" svg:width="0.249cm" svg:height="0.249cm" svg:x="12.951cm" svg:y="4.859cm" svg:viewBox="0 0 250 250" draw:points="0,0 0,250 250,250 250,0">
          <text:p/>
        </draw:polygon>
        <draw:polyline draw:style-name="gr114" draw:text-style-name="P9" draw:layer="layout" svg:width="0.249cm" svg:height="0.249cm" svg:x="12.951cm" svg:y="4.859cm" svg:viewBox="0 0 250 250" draw:points="0,0 0,250 250,250 250,0 0,0">
          <text:p/>
        </draw:polyline>
        <draw:polygon draw:style-name="gr115" draw:text-style-name="P9" draw:layer="layout" svg:width="0.249cm" svg:height="0.249cm" svg:x="13.344cm" svg:y="4.671cm" svg:viewBox="0 0 250 250" draw:points="0,0 0,250 250,250 250,0">
          <text:p/>
        </draw:polygon>
        <draw:polyline draw:style-name="gr114" draw:text-style-name="P9" draw:layer="layout" svg:width="0.249cm" svg:height="0.249cm" svg:x="13.344cm" svg:y="4.671cm" svg:viewBox="0 0 250 250" draw:points="0,0 0,250 250,250 250,0 0,0">
          <text:p/>
        </draw:polyline>
        <draw:polygon draw:style-name="gr115" draw:text-style-name="P9" draw:layer="layout" svg:width="0.249cm" svg:height="0.249cm" svg:x="13.737cm" svg:y="4.776cm" svg:viewBox="0 0 250 250" draw:points="0,0 0,250 250,250 250,0">
          <text:p/>
        </draw:polygon>
        <draw:polyline draw:style-name="gr114" draw:text-style-name="P9" draw:layer="layout" svg:width="0.249cm" svg:height="0.249cm" svg:x="13.737cm" svg:y="4.776cm" svg:viewBox="0 0 250 250" draw:points="0,0 0,250 250,250 250,0 0,0">
          <text:p/>
        </draw:polyline>
        <draw:polygon draw:style-name="gr115" draw:text-style-name="P9" draw:layer="layout" svg:width="0.249cm" svg:height="0.249cm" svg:x="14.131cm" svg:y="4.295cm" svg:viewBox="0 0 250 250" draw:points="0,0 0,250 250,250 250,0">
          <text:p/>
        </draw:polygon>
        <draw:polyline draw:style-name="gr114" draw:text-style-name="P9" draw:layer="layout" svg:width="0.249cm" svg:height="0.249cm" svg:x="14.131cm" svg:y="4.295cm" svg:viewBox="0 0 250 250" draw:points="0,0 0,250 250,250 250,0 0,0">
          <text:p/>
        </draw:polyline>
        <draw:polygon draw:style-name="gr115" draw:text-style-name="P9" draw:layer="layout" svg:width="0.249cm" svg:height="0.249cm" svg:x="14.524cm" svg:y="3.905cm" svg:viewBox="0 0 250 250" draw:points="0,0 0,250 250,250 250,0">
          <text:p/>
        </draw:polygon>
        <draw:polyline draw:style-name="gr114" draw:text-style-name="P9" draw:layer="layout" svg:width="0.249cm" svg:height="0.249cm" svg:x="14.524cm" svg:y="3.905cm" svg:viewBox="0 0 250 250" draw:points="0,0 0,250 250,250 250,0 0,0">
          <text:p/>
        </draw:polyline>
        <draw:polygon draw:style-name="gr115" draw:text-style-name="P9" draw:layer="layout" svg:width="0.249cm" svg:height="0.249cm" svg:x="14.917cm" svg:y="4.358cm" svg:viewBox="0 0 250 250" draw:points="0,0 0,250 250,250 250,0">
          <text:p/>
        </draw:polygon>
        <draw:polyline draw:style-name="gr114" draw:text-style-name="P9" draw:layer="layout" svg:width="0.249cm" svg:height="0.249cm" svg:x="14.917cm" svg:y="4.358cm" svg:viewBox="0 0 250 250" draw:points="0,0 0,250 250,250 250,0 0,0">
          <text:p/>
        </draw:polyline>
        <draw:polygon draw:style-name="gr115" draw:text-style-name="P9" draw:layer="layout" svg:width="0.249cm" svg:height="0.249cm" svg:x="15.309cm" svg:y="4.302cm" svg:viewBox="0 0 250 250" draw:points="0,0 0,250 250,250 250,0">
          <text:p/>
        </draw:polygon>
        <draw:polyline draw:style-name="gr114" draw:text-style-name="P9" draw:layer="layout" svg:width="0.249cm" svg:height="0.249cm" svg:x="15.309cm" svg:y="4.302cm" svg:viewBox="0 0 250 250" draw:points="0,0 0,250 250,250 250,0 0,0">
          <text:p/>
        </draw:polyline>
        <draw:polygon draw:style-name="gr115" draw:text-style-name="P9" draw:layer="layout" svg:width="0.249cm" svg:height="0.249cm" svg:x="15.703cm" svg:y="4.88cm" svg:viewBox="0 0 250 250" draw:points="0,0 0,250 250,250 250,0">
          <text:p/>
        </draw:polygon>
        <draw:polyline draw:style-name="gr114" draw:text-style-name="P9" draw:layer="layout" svg:width="0.249cm" svg:height="0.249cm" svg:x="15.703cm" svg:y="4.88cm" svg:viewBox="0 0 250 250" draw:points="0,0 0,250 250,250 250,0 0,0">
          <text:p/>
        </draw:polyline>
        <draw:polygon draw:style-name="gr115" draw:text-style-name="P9" draw:layer="layout" svg:width="0.249cm" svg:height="0.249cm" svg:x="16.096cm" svg:y="4.407cm" svg:viewBox="0 0 250 250" draw:points="0,0 0,250 250,250 250,0">
          <text:p/>
        </draw:polygon>
        <draw:polyline draw:style-name="gr114" draw:text-style-name="P9" draw:layer="layout" svg:width="0.249cm" svg:height="0.249cm" svg:x="16.096cm" svg:y="4.407cm" svg:viewBox="0 0 250 250" draw:points="0,0 0,250 250,250 250,0 0,0">
          <text:p/>
        </draw:polyline>
        <draw:polygon draw:style-name="gr115" draw:text-style-name="P9" draw:layer="layout" svg:width="0.249cm" svg:height="0.249cm" svg:x="16.489cm" svg:y="4.63cm" svg:viewBox="0 0 250 250" draw:points="0,0 0,250 250,250 250,0">
          <text:p/>
        </draw:polygon>
        <draw:polyline draw:style-name="gr114" draw:text-style-name="P9" draw:layer="layout" svg:width="0.249cm" svg:height="0.249cm" svg:x="16.489cm" svg:y="4.63cm" svg:viewBox="0 0 250 250" draw:points="0,0 0,250 250,250 250,0 0,0">
          <text:p/>
        </draw:polyline>
        <draw:polygon draw:style-name="gr115" draw:text-style-name="P9" draw:layer="layout" svg:width="0.249cm" svg:height="0.249cm" svg:x="16.883cm" svg:y="5.041cm" svg:viewBox="0 0 250 250" draw:points="0,0 0,250 250,250 250,0">
          <text:p/>
        </draw:polygon>
        <draw:polyline draw:style-name="gr114" draw:text-style-name="P9" draw:layer="layout" svg:width="0.249cm" svg:height="0.249cm" svg:x="16.883cm" svg:y="5.041cm" svg:viewBox="0 0 250 250" draw:points="0,0 0,250 250,250 250,0 0,0">
          <text:p/>
        </draw:polyline>
        <draw:polygon draw:style-name="gr115" draw:text-style-name="P9" draw:layer="layout" svg:width="0.249cm" svg:height="0.249cm" svg:x="17.276cm" svg:y="4.609cm" svg:viewBox="0 0 250 250" draw:points="0,0 0,250 250,250 250,0">
          <text:p/>
        </draw:polygon>
        <draw:polyline draw:style-name="gr114" draw:text-style-name="P9" draw:layer="layout" svg:width="0.249cm" svg:height="0.249cm" svg:x="17.276cm" svg:y="4.609cm" svg:viewBox="0 0 250 250" draw:points="0,0 0,250 250,250 250,0 0,0">
          <text:p/>
        </draw:polyline>
        <draw:polygon draw:style-name="gr115" draw:text-style-name="P9" draw:layer="layout" svg:width="0.249cm" svg:height="0.249cm" svg:x="17.669cm" svg:y="4.769cm" svg:viewBox="0 0 250 250" draw:points="0,0 0,250 250,250 250,0">
          <text:p/>
        </draw:polygon>
        <draw:polyline draw:style-name="gr114" draw:text-style-name="P9" draw:layer="layout" svg:width="0.249cm" svg:height="0.249cm" svg:x="17.669cm" svg:y="4.769cm" svg:viewBox="0 0 250 250" draw:points="0,0 0,250 250,250 250,0 0,0">
          <text:p/>
        </draw:polyline>
        <draw:polygon draw:style-name="gr115" draw:text-style-name="P9" draw:layer="layout" svg:width="0.249cm" svg:height="0.249cm" svg:x="18.063cm" svg:y="4.386cm" svg:viewBox="0 0 250 250" draw:points="0,0 0,250 250,250 250,0">
          <text:p/>
        </draw:polygon>
        <draw:polyline draw:style-name="gr114" draw:text-style-name="P9" draw:layer="layout" svg:width="0.249cm" svg:height="0.249cm" svg:x="18.063cm" svg:y="4.386cm" svg:viewBox="0 0 250 250" draw:points="0,0 0,250 250,250 250,0 0,0">
          <text:p/>
        </draw:polyline>
        <draw:polygon draw:style-name="gr115" draw:text-style-name="P9" draw:layer="layout" svg:width="0.249cm" svg:height="0.249cm" svg:x="18.456cm" svg:y="4.692cm" svg:viewBox="0 0 250 250" draw:points="0,0 0,250 250,250 250,0">
          <text:p/>
        </draw:polygon>
        <draw:polyline draw:style-name="gr114" draw:text-style-name="P9" draw:layer="layout" svg:width="0.249cm" svg:height="0.249cm" svg:x="18.456cm" svg:y="4.692cm" svg:viewBox="0 0 250 250" draw:points="0,0 0,250 250,250 250,0 0,0">
          <text:p/>
        </draw:polyline>
        <draw:polygon draw:style-name="gr115" draw:text-style-name="P9" draw:layer="layout" svg:width="0.249cm" svg:height="0.249cm" svg:x="18.849cm" svg:y="5.591cm" svg:viewBox="0 0 250 250" draw:points="0,0 0,250 250,250 250,0">
          <text:p/>
        </draw:polygon>
        <draw:polyline draw:style-name="gr114" draw:text-style-name="P9" draw:layer="layout" svg:width="0.249cm" svg:height="0.249cm" svg:x="18.849cm" svg:y="5.591cm" svg:viewBox="0 0 250 250" draw:points="0,0 0,250 250,250 250,0 0,0">
          <text:p/>
        </draw:polyline>
        <draw:polygon draw:style-name="gr115" draw:text-style-name="P9" draw:layer="layout" svg:width="0.249cm" svg:height="0.249cm" svg:x="19.243cm" svg:y="6.559cm" svg:viewBox="0 0 250 250" draw:points="0,0 0,250 250,250 250,0">
          <text:p/>
        </draw:polygon>
        <draw:polyline draw:style-name="gr114" draw:text-style-name="P9" draw:layer="layout" svg:width="0.249cm" svg:height="0.249cm" svg:x="19.243cm" svg:y="6.559cm" svg:viewBox="0 0 250 250" draw:points="0,0 0,250 250,250 250,0 0,0">
          <text:p/>
        </draw:polyline>
        <draw:polygon draw:style-name="gr115" draw:text-style-name="P9" draw:layer="layout" svg:width="0.316cm" svg:height="0.087cm" svg:x="19.98cm" svg:y="6.759cm" svg:viewBox="0 0 317 88" draw:points="0,0 317,0 317,88 0,88">
          <text:p/>
        </draw:polygon>
        <draw:polygon draw:style-name="gr115" draw:text-style-name="P9" draw:layer="layout" svg:width="0.158cm" svg:height="0.158cm" svg:x="20.059cm" svg:y="6.723cm" svg:viewBox="0 0 159 159" draw:points="0,0 0,159 159,159 159,0">
          <text:p/>
        </draw:polygon>
        <draw:polyline draw:style-name="gr114" draw:text-style-name="P9" draw:layer="layout" svg:width="0.158cm" svg:height="0.158cm" svg:x="20.059cm" svg:y="6.723cm" svg:viewBox="0 0 159 159" draw:points="0,0 0,159 159,159 159,0 0,0">
          <text:p/>
        </draw:polyline>
        <draw:frame draw:style-name="gr204" draw:text-style-name="P21" draw:layer="layout" svg:width="2.513cm" svg:height="0.569cm" svg:x="20.347cm" svg:y="6.687cm">
          <draw:text-box>
            <text:p><text:span text:style-name="T15">Qualität (SXCS)</text:span></text:p>
          </draw:text-box>
        </draw:frame>
        <draw:frame draw:style-name="gr205" draw:text-style-name="P22" draw:layer="layout" svg:width="3.275cm" svg:height="0.603cm" svg:x="12.675cm" svg:y="9.75cm">
          <draw:text-box>
            <text:p><text:span text:style-name="T16">tournament factor p</text:span></text:p>
          </draw:text-box>
        </draw:frame>
        <draw:frame draw:style-name="gr206" draw:text-style-name="P22" draw:layer="layout" svg:width="2.526cm" svg:height="0.603cm" draw:transform="rotate (1.5707963267946) translate (8.196cm 7.261cm)">
          <draw:text-box>
            <text:p><text:span text:style-name="T16">Qualität (in %)</text:span></text:p>
          </draw:text-box>
        </draw:frame>
        <draw:polygon draw:style-name="gr108" draw:text-style-name="P9" draw:layer="layout" svg:width="15.239cm" svg:height="7.009cm" svg:x="5.199cm" svg:y="10.571cm" svg:viewBox="0 0 15240 7010" draw:points="0,0 15240,0 15240,7010 0,7010">
          <text:p/>
        </draw:polygon>
        <draw:polyline draw:style-name="gr109" draw:text-style-name="P9" draw:layer="layout" svg:width="9.655cm" svg:height="4.875cm" svg:x="6.773cm" svg:y="10.897cm" svg:viewBox="0 0 9656 4876" draw:points="4828,4876 0,4876 0,0 9656,0 9656,4876 4828,4876">
          <text:p/>
        </draw:polyline>
        <draw:line draw:style-name="gr109" draw:text-style-name="P9" draw:layer="layout" svg:x1="16.429cm" svg:y1="15.772cm" svg:x2="6.773cm" svg:y2="15.772cm">
          <text:p/>
        </draw:line>
        <draw:line draw:style-name="gr109" draw:text-style-name="P9" draw:layer="layout" svg:x1="16.429cm" svg:y1="14.796cm" svg:x2="6.773cm" svg:y2="14.796cm">
          <text:p/>
        </draw:line>
        <draw:line draw:style-name="gr109" draw:text-style-name="P9" draw:layer="layout" svg:x1="16.429cm" svg:y1="13.822cm" svg:x2="6.773cm" svg:y2="13.822cm">
          <text:p/>
        </draw:line>
        <draw:line draw:style-name="gr109" draw:text-style-name="P9" draw:layer="layout" svg:x1="16.429cm" svg:y1="12.846cm" svg:x2="6.773cm" svg:y2="12.846cm">
          <text:p/>
        </draw:line>
        <draw:line draw:style-name="gr109" draw:text-style-name="P9" draw:layer="layout" svg:x1="16.429cm" svg:y1="11.871cm" svg:x2="6.773cm" svg:y2="11.871cm">
          <text:p/>
        </draw:line>
        <draw:line draw:style-name="gr109" draw:text-style-name="P9" draw:layer="layout" svg:x1="16.429cm" svg:y1="10.896cm" svg:x2="6.773cm" svg:y2="10.896cm">
          <text:p/>
        </draw:line>
        <draw:frame draw:style-name="gr203" draw:text-style-name="P21" draw:layer="layout" svg:width="0.896cm" svg:height="0.569cm" svg:x="6.575cm" svg:y="16.427cm">
          <draw:text-box>
            <text:p><text:span text:style-name="T15">0.6</text:span></text:p>
          </draw:text-box>
        </draw:frame>
        <draw:frame draw:style-name="gr202" draw:text-style-name="P21" draw:layer="layout" svg:width="1.052cm" svg:height="0.569cm" svg:x="6.945cm" svg:y="16.056cm">
          <draw:text-box>
            <text:p><text:span text:style-name="T15">0.62</text:span></text:p>
          </draw:text-box>
        </draw:frame>
        <draw:frame draw:style-name="gr202" draw:text-style-name="P21" draw:layer="layout" svg:width="1.052cm" svg:height="0.569cm" svg:x="7.422cm" svg:y="16.427cm">
          <draw:text-box>
            <text:p><text:span text:style-name="T15">0.64</text:span></text:p>
          </draw:text-box>
        </draw:frame>
        <draw:frame draw:style-name="gr202" draw:text-style-name="P21" draw:layer="layout" svg:width="1.052cm" svg:height="0.569cm" svg:x="7.871cm" svg:y="16.056cm">
          <draw:text-box>
            <text:p><text:span text:style-name="T15">0.66</text:span></text:p>
          </draw:text-box>
        </draw:frame>
        <draw:frame draw:style-name="gr202" draw:text-style-name="P21" draw:layer="layout" svg:width="1.052cm" svg:height="0.569cm" svg:x="8.348cm" svg:y="16.427cm">
          <draw:text-box>
            <text:p><text:span text:style-name="T15">0.68</text:span></text:p>
          </draw:text-box>
        </draw:frame>
        <draw:frame draw:style-name="gr203" draw:text-style-name="P21" draw:layer="layout" svg:width="0.896cm" svg:height="0.569cm" svg:x="8.877cm" svg:y="16.056cm">
          <draw:text-box>
            <text:p><text:span text:style-name="T15">0.7</text:span></text:p>
          </draw:text-box>
        </draw:frame>
        <draw:frame draw:style-name="gr202" draw:text-style-name="P21" draw:layer="layout" svg:width="1.052cm" svg:height="0.569cm" svg:x="9.247cm" svg:y="16.427cm">
          <draw:text-box>
            <text:p><text:span text:style-name="T15">0.72</text:span></text:p>
          </draw:text-box>
        </draw:frame>
        <draw:frame draw:style-name="gr202" draw:text-style-name="P21" draw:layer="layout" svg:width="1.052cm" svg:height="0.569cm" svg:x="9.723cm" svg:y="16.056cm">
          <draw:text-box>
            <text:p><text:span text:style-name="T15">0.74</text:span></text:p>
          </draw:text-box>
        </draw:frame>
        <draw:frame draw:style-name="gr202" draw:text-style-name="P21" draw:layer="layout" svg:width="1.052cm" svg:height="0.569cm" svg:x="10.173cm" svg:y="16.427cm">
          <draw:text-box>
            <text:p><text:span text:style-name="T15">0.76</text:span></text:p>
          </draw:text-box>
        </draw:frame>
        <draw:frame draw:style-name="gr202" draw:text-style-name="P21" draw:layer="layout" svg:width="1.052cm" svg:height="0.569cm" svg:x="10.623cm" svg:y="16.056cm">
          <draw:text-box>
            <text:p><text:span text:style-name="T15">0.78</text:span></text:p>
          </draw:text-box>
        </draw:frame>
        <draw:frame draw:style-name="gr203" draw:text-style-name="P21" draw:layer="layout" svg:width="0.896cm" svg:height="0.569cm" svg:x="11.179cm" svg:y="16.427cm">
          <draw:text-box>
            <text:p><text:span text:style-name="T15">0.8</text:span></text:p>
          </draw:text-box>
        </draw:frame>
        <draw:frame draw:style-name="gr202" draw:text-style-name="P21" draw:layer="layout" svg:width="1.052cm" svg:height="0.569cm" svg:x="11.549cm" svg:y="16.056cm">
          <draw:text-box>
            <text:p><text:span text:style-name="T15">0.82</text:span></text:p>
          </draw:text-box>
        </draw:frame>
        <draw:frame draw:style-name="gr202" draw:text-style-name="P21" draw:layer="layout" svg:width="1.052cm" svg:height="0.569cm" svg:x="12.025cm" svg:y="16.427cm">
          <draw:text-box>
            <text:p><text:span text:style-name="T15">0.84</text:span></text:p>
          </draw:text-box>
        </draw:frame>
        <draw:frame draw:style-name="gr202" draw:text-style-name="P21" draw:layer="layout" svg:width="1.052cm" svg:height="0.569cm" svg:x="12.475cm" svg:y="16.056cm">
          <draw:text-box>
            <text:p><text:span text:style-name="T15">0.86</text:span></text:p>
          </draw:text-box>
        </draw:frame>
        <draw:frame draw:style-name="gr202" draw:text-style-name="P21" draw:layer="layout" svg:width="1.052cm" svg:height="0.569cm" svg:x="12.924cm" svg:y="16.427cm">
          <draw:text-box>
            <text:p><text:span text:style-name="T15">0.88</text:span></text:p>
          </draw:text-box>
        </draw:frame>
        <draw:frame draw:style-name="gr203" draw:text-style-name="P21" draw:layer="layout" svg:width="0.896cm" svg:height="0.569cm" svg:x="13.479cm" svg:y="16.056cm">
          <draw:text-box>
            <text:p><text:span text:style-name="T15">0.9</text:span></text:p>
          </draw:text-box>
        </draw:frame>
        <draw:frame draw:style-name="gr202" draw:text-style-name="P21" draw:layer="layout" svg:width="1.052cm" svg:height="0.569cm" svg:x="13.85cm" svg:y="16.427cm">
          <draw:text-box>
            <text:p><text:span text:style-name="T15">0.92</text:span></text:p>
          </draw:text-box>
        </draw:frame>
        <draw:frame draw:style-name="gr202" draw:text-style-name="P21" draw:layer="layout" svg:width="1.052cm" svg:height="0.569cm" svg:x="14.3cm" svg:y="16.056cm">
          <draw:text-box>
            <text:p><text:span text:style-name="T15">0.94</text:span></text:p>
          </draw:text-box>
        </draw:frame>
        <draw:frame draw:style-name="gr202" draw:text-style-name="P21" draw:layer="layout" svg:width="1.052cm" svg:height="0.569cm" svg:x="14.776cm" svg:y="16.427cm">
          <draw:text-box>
            <text:p><text:span text:style-name="T15">0.96</text:span></text:p>
          </draw:text-box>
        </draw:frame>
        <draw:frame draw:style-name="gr202" draw:text-style-name="P21" draw:layer="layout" svg:width="1.052cm" svg:height="0.569cm" svg:x="15.226cm" svg:y="16.056cm">
          <draw:text-box>
            <text:p><text:span text:style-name="T15">0.98</text:span></text:p>
          </draw:text-box>
        </draw:frame>
        <draw:frame draw:style-name="gr202" draw:text-style-name="P21" draw:layer="layout" svg:width="1.052cm" svg:height="0.569cm" svg:x="15.702cm" svg:y="16.427cm">
          <draw:text-box>
            <text:p><text:span text:style-name="T15">0.99</text:span></text:p>
          </draw:text-box>
        </draw:frame>
        <draw:frame draw:style-name="gr203" draw:text-style-name="P21" draw:layer="layout" svg:width="0.659cm" svg:height="0.569cm" svg:x="16.337cm" svg:y="16.056cm">
          <draw:text-box>
            <text:p><text:span text:style-name="T15">1</text:span></text:p>
          </draw:text-box>
        </draw:frame>
        <draw:line draw:style-name="gr109" draw:text-style-name="P9" draw:layer="layout" svg:x1="6.773cm" svg:y1="15.922cm" svg:x2="6.773cm" svg:y2="15.772cm">
          <text:p/>
        </draw:line>
        <draw:line draw:style-name="gr109" draw:text-style-name="P9" draw:layer="layout" svg:x1="7.232cm" svg:y1="15.922cm" svg:x2="7.232cm" svg:y2="15.772cm">
          <text:p/>
        </draw:line>
        <draw:line draw:style-name="gr109" draw:text-style-name="P9" draw:layer="layout" svg:x1="7.692cm" svg:y1="15.922cm" svg:x2="7.692cm" svg:y2="15.772cm">
          <text:p/>
        </draw:line>
        <draw:line draw:style-name="gr109" draw:text-style-name="P9" draw:layer="layout" svg:x1="8.152cm" svg:y1="15.922cm" svg:x2="8.152cm" svg:y2="15.772cm">
          <text:p/>
        </draw:line>
        <draw:line draw:style-name="gr109" draw:text-style-name="P9" draw:layer="layout" svg:x1="8.612cm" svg:y1="15.922cm" svg:x2="8.612cm" svg:y2="15.772cm">
          <text:p/>
        </draw:line>
        <draw:line draw:style-name="gr109" draw:text-style-name="P9" draw:layer="layout" svg:x1="9.072cm" svg:y1="15.922cm" svg:x2="9.072cm" svg:y2="15.772cm">
          <text:p/>
        </draw:line>
        <draw:line draw:style-name="gr109" draw:text-style-name="P9" draw:layer="layout" svg:x1="9.532cm" svg:y1="15.922cm" svg:x2="9.532cm" svg:y2="15.772cm">
          <text:p/>
        </draw:line>
        <draw:line draw:style-name="gr109" draw:text-style-name="P9" draw:layer="layout" svg:x1="9.992cm" svg:y1="15.922cm" svg:x2="9.992cm" svg:y2="15.772cm">
          <text:p/>
        </draw:line>
        <draw:line draw:style-name="gr109" draw:text-style-name="P9" draw:layer="layout" svg:x1="10.451cm" svg:y1="15.922cm" svg:x2="10.451cm" svg:y2="15.772cm">
          <text:p/>
        </draw:line>
        <draw:line draw:style-name="gr109" draw:text-style-name="P9" draw:layer="layout" svg:x1="10.911cm" svg:y1="15.922cm" svg:x2="10.911cm" svg:y2="15.772cm">
          <text:p/>
        </draw:line>
        <draw:line draw:style-name="gr109" draw:text-style-name="P9" draw:layer="layout" svg:x1="11.371cm" svg:y1="15.922cm" svg:x2="11.371cm" svg:y2="15.772cm">
          <text:p/>
        </draw:line>
        <draw:line draw:style-name="gr109" draw:text-style-name="P9" draw:layer="layout" svg:x1="11.831cm" svg:y1="15.922cm" svg:x2="11.831cm" svg:y2="15.772cm">
          <text:p/>
        </draw:line>
        <draw:line draw:style-name="gr109" draw:text-style-name="P9" draw:layer="layout" svg:x1="12.291cm" svg:y1="15.922cm" svg:x2="12.291cm" svg:y2="15.772cm">
          <text:p/>
        </draw:line>
        <draw:line draw:style-name="gr109" draw:text-style-name="P9" draw:layer="layout" svg:x1="12.751cm" svg:y1="15.922cm" svg:x2="12.751cm" svg:y2="15.772cm">
          <text:p/>
        </draw:line>
        <draw:line draw:style-name="gr109" draw:text-style-name="P9" draw:layer="layout" svg:x1="13.21cm" svg:y1="15.922cm" svg:x2="13.21cm" svg:y2="15.772cm">
          <text:p/>
        </draw:line>
        <draw:line draw:style-name="gr109" draw:text-style-name="P9" draw:layer="layout" svg:x1="13.669cm" svg:y1="15.922cm" svg:x2="13.669cm" svg:y2="15.772cm">
          <text:p/>
        </draw:line>
        <draw:line draw:style-name="gr109" draw:text-style-name="P9" draw:layer="layout" svg:x1="14.129cm" svg:y1="15.922cm" svg:x2="14.129cm" svg:y2="15.772cm">
          <text:p/>
        </draw:line>
        <draw:line draw:style-name="gr109" draw:text-style-name="P9" draw:layer="layout" svg:x1="14.589cm" svg:y1="15.922cm" svg:x2="14.589cm" svg:y2="15.772cm">
          <text:p/>
        </draw:line>
        <draw:line draw:style-name="gr109" draw:text-style-name="P9" draw:layer="layout" svg:x1="15.049cm" svg:y1="15.922cm" svg:x2="15.049cm" svg:y2="15.772cm">
          <text:p/>
        </draw:line>
        <draw:line draw:style-name="gr109" draw:text-style-name="P9" draw:layer="layout" svg:x1="15.509cm" svg:y1="15.922cm" svg:x2="15.509cm" svg:y2="15.772cm">
          <text:p/>
        </draw:line>
        <draw:line draw:style-name="gr109" draw:text-style-name="P9" draw:layer="layout" svg:x1="15.969cm" svg:y1="15.922cm" svg:x2="15.969cm" svg:y2="15.772cm">
          <text:p/>
        </draw:line>
        <draw:polyline draw:style-name="gr109" draw:text-style-name="P9" draw:layer="layout" svg:width="0.149cm" svg:height="9.655cm" draw:transform="rotate (1.5707963267946) translate (6.77289672593783cm 15.9222366282334cm)" svg:viewBox="0 0 150 9656" draw:points="0,23202 150,23202 150,13546">
          <text:p/>
        </draw:polyline>
        <draw:frame draw:style-name="gr203" draw:text-style-name="P21" draw:layer="layout" svg:width="0.659cm" svg:height="0.569cm" svg:x="6.363cm" svg:y="15.633cm">
          <draw:text-box>
            <text:p><text:span text:style-name="T15">0</text:span></text:p>
          </draw:text-box>
        </draw:frame>
        <draw:frame draw:style-name="gr203" draw:text-style-name="P21" draw:layer="layout" svg:width="0.659cm" svg:height="0.569cm" svg:x="6.363cm" svg:y="14.654cm">
          <draw:text-box>
            <text:p><text:span text:style-name="T15">5</text:span></text:p>
          </draw:text-box>
        </draw:frame>
        <draw:frame draw:style-name="gr203" draw:text-style-name="P21" draw:layer="layout" svg:width="0.815cm" svg:height="0.569cm" svg:x="6.204cm" svg:y="13.676cm">
          <draw:text-box>
            <text:p><text:span text:style-name="T15">10</text:span></text:p>
          </draw:text-box>
        </draw:frame>
        <draw:frame draw:style-name="gr203" draw:text-style-name="P21" draw:layer="layout" svg:width="0.815cm" svg:height="0.569cm" svg:x="6.204cm" svg:y="12.697cm">
          <draw:text-box>
            <text:p><text:span text:style-name="T15">15</text:span></text:p>
          </draw:text-box>
        </draw:frame>
        <draw:frame draw:style-name="gr203" draw:text-style-name="P21" draw:layer="layout" svg:width="0.815cm" svg:height="0.569cm" svg:x="6.204cm" svg:y="11.718cm">
          <draw:text-box>
            <text:p><text:span text:style-name="T15">20</text:span></text:p>
          </draw:text-box>
        </draw:frame>
        <draw:frame draw:style-name="gr203" draw:text-style-name="P21" draw:layer="layout" svg:width="0.815cm" svg:height="0.569cm" svg:x="6.204cm" svg:y="10.739cm">
          <draw:text-box>
            <text:p><text:span text:style-name="T15">25</text:span></text:p>
          </draw:text-box>
        </draw:frame>
        <draw:line draw:style-name="gr109" draw:text-style-name="P9" draw:layer="layout" svg:x1="6.623cm" svg:y1="15.772cm" svg:x2="6.773cm" svg:y2="15.772cm">
          <text:p/>
        </draw:line>
        <draw:line draw:style-name="gr109" draw:text-style-name="P9" draw:layer="layout" svg:x1="6.623cm" svg:y1="14.796cm" svg:x2="6.773cm" svg:y2="14.796cm">
          <text:p/>
        </draw:line>
        <draw:line draw:style-name="gr109" draw:text-style-name="P9" draw:layer="layout" svg:x1="6.623cm" svg:y1="13.822cm" svg:x2="6.773cm" svg:y2="13.822cm">
          <text:p/>
        </draw:line>
        <draw:line draw:style-name="gr109" draw:text-style-name="P9" draw:layer="layout" svg:x1="6.623cm" svg:y1="12.846cm" svg:x2="6.773cm" svg:y2="12.846cm">
          <text:p/>
        </draw:line>
        <draw:line draw:style-name="gr109" draw:text-style-name="P9" draw:layer="layout" svg:x1="6.623cm" svg:y1="11.871cm" svg:x2="6.773cm" svg:y2="11.871cm">
          <text:p/>
        </draw:line>
        <draw:polyline draw:style-name="gr109" draw:text-style-name="P9" draw:layer="layout" svg:width="0.149cm" svg:height="4.875cm" svg:x="6.623cm" svg:y="10.896cm" svg:viewBox="0 0 150 4876" draw:points="0,0 150,0 150,4876">
          <text:p/>
        </draw:polyline>
        <draw:polygon draw:style-name="gr113" draw:text-style-name="P9" draw:layer="layout" svg:width="0.48cm" svg:height="0.205cm" svg:x="6.762cm" svg:y="12.082cm" svg:viewBox="0 0 481 206" draw:points="0,120 459,0 470,43 481,86 22,206 11,163">
          <text:p/>
        </draw:polygon>
        <draw:polygon draw:style-name="gr113" draw:text-style-name="P9" draw:layer="layout" svg:width="0.01cm" svg:height="0.043cm" svg:x="7.221cm" svg:y="12.081cm" svg:viewBox="0 0 11 44" draw:points="11,44 0,1 5,0">
          <text:p/>
        </draw:polygon>
        <draw:polygon draw:style-name="gr113" draw:text-style-name="P9" draw:layer="layout" svg:width="0.471cm" svg:height="0.152cm" svg:x="7.226cm" svg:y="12.016cm" svg:viewBox="0 0 472 153" draw:points="0,65 460,0 466,44 472,88 12,153 6,109">
          <text:p/>
        </draw:polygon>
        <draw:polygon draw:style-name="gr113" draw:text-style-name="P9" draw:layer="layout" svg:width="0.005cm" svg:height="0.043cm" svg:x="7.692cm" svg:y="12.06cm" svg:viewBox="0 0 6 44" draw:points="0,0 6,44 6,44">
          <text:p/>
        </draw:polygon>
        <draw:polygon draw:style-name="gr113" draw:text-style-name="P9" draw:layer="layout" svg:width="0.471cm" svg:height="0.155cm" svg:x="7.686cm" svg:y="11.948cm" svg:viewBox="0 0 472 156" draw:points="0,68 460,0 466,44 472,88 12,156 6,112">
          <text:p/>
        </draw:polygon>
        <draw:polygon draw:style-name="gr113" draw:text-style-name="P9" draw:layer="layout" svg:width="0.011cm" svg:height="0.043cm" svg:x="8.152cm" svg:y="11.992cm" svg:viewBox="0 0 12 44" draw:points="0,0 12,42 6,44">
          <text:p/>
        </draw:polygon>
        <draw:polygon draw:style-name="gr113" draw:text-style-name="P9" draw:layer="layout" svg:width="0.483cm" svg:height="0.216cm" svg:x="8.14cm" svg:y="11.817cm" svg:viewBox="0 0 484 217" draw:points="0,133 460,0 472,42 484,84 24,217 12,175">
          <text:p/>
        </draw:polygon>
        <draw:polygon draw:style-name="gr113" draw:text-style-name="P9" draw:layer="layout" svg:width="0.013cm" svg:height="0.043cm" svg:x="8.6cm" svg:y="11.815cm" svg:viewBox="0 0 14 44" draw:points="12,44 0,2 7,0 14,0">
          <text:p/>
        </draw:polygon>
        <draw:polygon draw:style-name="gr113" draw:text-style-name="P9" draw:layer="layout" svg:width="0.463cm" svg:height="0.107cm" svg:x="8.61cm" svg:y="11.815cm" svg:viewBox="0 0 464 108" draw:points="4,0 464,20 462,64 460,108 0,88 2,44">
          <text:p/>
        </draw:polygon>
        <draw:polygon draw:style-name="gr113" draw:text-style-name="P9" draw:layer="layout" svg:width="0.002cm" svg:height="0.043cm" svg:x="9.07cm" svg:y="11.879cm" svg:viewBox="0 0 3 44" draw:points="2,0 3,44 0,44">
          <text:p/>
        </draw:polygon>
        <draw:polygon draw:style-name="gr113" draw:text-style-name="P9" draw:layer="layout" svg:width="0.461cm" svg:height="0.093cm" svg:x="9.071cm" svg:y="11.829cm" svg:viewBox="0 0 462 94" draw:points="0,6 460,0 461,44 462,88 2,94 1,50">
          <text:p/>
        </draw:polygon>
        <draw:polygon draw:style-name="gr113" draw:text-style-name="P9" draw:layer="layout" svg:width="0.01cm" svg:height="0.043cm" svg:x="9.531cm" svg:y="11.829cm" svg:viewBox="0 0 11 44" draw:points="1,44 0,0 8,1 11,1">
          <text:p/>
        </draw:polygon>
        <draw:polygon draw:style-name="gr113" draw:text-style-name="P9" draw:layer="layout" svg:width="0.479cm" svg:height="0.196cm" svg:x="9.522cm" svg:y="11.83cm" svg:viewBox="0 0 480 197" draw:points="20,0 480,111 470,154 460,197 0,86 10,43">
          <text:p/>
        </draw:polygon>
        <draw:polygon draw:style-name="gr113" draw:text-style-name="P9" draw:layer="layout" svg:width="0.019cm" svg:height="0.043cm" svg:x="9.982cm" svg:y="11.984cm" svg:viewBox="0 0 20 44" draw:points="10,0 20,43 12,44 5,44 0,43">
          <text:p/>
        </draw:polygon>
        <draw:polygon draw:style-name="gr113" draw:text-style-name="P9" draw:layer="layout" svg:width="0.478cm" svg:height="0.19cm" svg:x="9.982cm" svg:y="11.836cm" svg:viewBox="0 0 479 191" draw:points="0,105 459,0 469,43 479,86 20,191 10,148">
          <text:p/>
        </draw:polygon>
        <draw:polygon draw:style-name="gr113" draw:text-style-name="P9" draw:layer="layout" svg:width="0.009cm" svg:height="0.043cm" svg:x="10.441cm" svg:y="11.835cm" svg:viewBox="0 0 10 44" draw:points="10,44 0,1 5,0">
          <text:p/>
        </draw:polygon>
        <draw:polygon draw:style-name="gr113" draw:text-style-name="P9" draw:layer="layout" svg:width="0.469cm" svg:height="0.138cm" svg:x="10.446cm" svg:y="11.784cm" svg:viewBox="0 0 470 139" draw:points="0,51 460,0 465,44 470,88 10,139 5,95">
          <text:p/>
        </draw:polygon>
        <draw:polygon draw:style-name="gr113" draw:text-style-name="P9" draw:layer="layout" svg:width="0.017cm" svg:height="0.043cm" svg:x="10.906cm" svg:y="11.784cm" svg:viewBox="0 0 18 44" draw:points="5,44 0,0 8,0 15,1 18,2">
          <text:p/>
        </draw:polygon>
        <draw:polygon draw:style-name="gr113" draw:text-style-name="P9" draw:layer="layout" svg:width="0.485cm" svg:height="0.22cm" svg:x="10.898cm" svg:y="11.786cm" svg:viewBox="0 0 486 221" draw:points="26,0 486,137 473,179 460,221 0,84 13,42">
          <text:p/>
        </draw:polygon>
        <draw:polygon draw:style-name="gr113" draw:text-style-name="P9" draw:layer="layout" svg:width="0.023cm" svg:height="0.043cm" svg:x="11.358cm" svg:y="11.965cm" svg:viewBox="0 0 24 44" draw:points="13,0 24,43 17,44 9,44 1,42 0,42">
          <text:p/>
        </draw:polygon>
        <draw:polygon draw:style-name="gr113" draw:text-style-name="P9" draw:layer="layout" svg:width="0.481cm" svg:height="0.206cm" svg:x="11.36cm" svg:y="11.801cm" svg:viewBox="0 0 482 207" draw:points="0,121 460,0 471,43 482,86 22,207 11,164">
          <text:p/>
        </draw:polygon>
        <draw:polygon draw:style-name="gr113" draw:text-style-name="P9" draw:layer="layout" svg:width="0.01cm" svg:height="0.043cm" svg:x="11.82cm" svg:y="11.8cm" svg:viewBox="0 0 11 44" draw:points="11,44 0,1 7,0 8,0">
          <text:p/>
        </draw:polygon>
        <draw:polygon draw:style-name="gr113" draw:text-style-name="P9" draw:layer="layout" svg:width="0.465cm" svg:height="0.123cm" svg:x="11.828cm" svg:y="11.764cm" svg:viewBox="0 0 466 124" draw:points="0,36 460,0 463,44 466,88 6,124 3,80">
          <text:p/>
        </draw:polygon>
        <draw:polygon draw:style-name="gr113" draw:text-style-name="P9" draw:layer="layout" svg:width="0.007cm" svg:height="0.043cm" svg:x="12.288cm" svg:y="11.764cm" svg:viewBox="0 0 8 44" draw:points="3,44 0,0 7,0 8,0">
          <text:p/>
        </draw:polygon>
        <draw:polygon draw:style-name="gr113" draw:text-style-name="P9" draw:layer="layout" svg:width="0.469cm" svg:height="0.14cm" svg:x="12.286cm" svg:y="11.764cm" svg:viewBox="0 0 470 141" draw:points="10,0 470,53 465,97 460,141 0,88 5,44">
          <text:p/>
        </draw:polygon>
        <draw:polygon draw:style-name="gr113" draw:text-style-name="P9" draw:layer="layout" svg:width="0.008cm" svg:height="0.043cm" svg:x="12.751cm" svg:y="11.817cm" svg:viewBox="0 0 9 44" draw:points="0,44 5,0 9,1">
          <text:p/>
        </draw:polygon>
        <draw:polygon draw:style-name="gr113" draw:text-style-name="P9" draw:layer="layout" svg:width="0.477cm" svg:height="0.185cm" svg:x="12.742cm" svg:y="11.818cm" svg:viewBox="0 0 478 186" draw:points="18,0 478,100 469,143 460,186 0,86 9,43">
          <text:p/>
        </draw:polygon>
        <draw:polygon draw:style-name="gr113" draw:text-style-name="P9" draw:layer="layout" svg:width="0.01cm" svg:height="0.043cm" svg:x="13.201cm" svg:y="11.961cm" svg:viewBox="0 0 11 44" draw:points="9,0 11,44 3,44 0,43">
          <text:p/>
        </draw:polygon>
        <draw:polygon draw:style-name="gr113" draw:text-style-name="P9" draw:layer="layout" svg:width="0.462cm" svg:height="0.109cm" svg:x="13.208cm" svg:y="11.895cm" svg:viewBox="0 0 463 110" draw:points="0,22 459,0 461,44 463,88 4,110 2,66">
          <text:p/>
        </draw:polygon>
        <draw:polygon draw:style-name="gr113" draw:text-style-name="P9" draw:layer="layout" svg:width="0.013cm" svg:height="0.043cm" svg:x="13.667cm" svg:y="11.895cm" svg:viewBox="0 0 14 44" draw:points="2,44 0,0 8,0 14,2">
          <text:p/>
        </draw:polygon>
        <draw:polygon draw:style-name="gr113" draw:text-style-name="P9" draw:layer="layout" svg:width="0.483cm" svg:height="0.216cm" svg:x="13.657cm" svg:y="11.897cm" svg:viewBox="0 0 484 217" draw:points="24,0 484,133 472,175 460,217 0,84 12,42">
          <text:p/>
        </draw:polygon>
        <draw:polygon draw:style-name="gr113" draw:text-style-name="P9" draw:layer="layout" svg:width="0.011cm" svg:height="0.041cm" svg:x="14.117cm" svg:y="12.072cm" svg:viewBox="0 0 12 42" draw:points="12,0 0,42 0,42">
          <text:p/>
        </draw:polygon>
        <draw:polygon draw:style-name="gr113" draw:text-style-name="P9" draw:layer="layout" svg:width="0.483cm" svg:height="0.215cm" svg:x="14.117cm" svg:y="12.03cm" svg:viewBox="0 0 484 216" draw:points="24,0 484,132 472,174 460,216 0,84 12,42">
          <text:p/>
        </draw:polygon>
        <draw:polygon draw:style-name="gr113" draw:text-style-name="P9" draw:layer="layout" svg:width="0.011cm" svg:height="0.042cm" svg:x="14.577cm" svg:y="12.204cm" svg:viewBox="0 0 12 43" draw:points="12,0 3,43 0,42">
          <text:p/>
        </draw:polygon>
        <draw:polygon draw:style-name="gr113" draw:text-style-name="P9" draw:layer="layout" svg:width="0.477cm" svg:height="0.181cm" svg:x="14.58cm" svg:y="12.161cm" svg:viewBox="0 0 478 182" draw:points="18,0 478,96 469,139 460,182 0,86 9,43">
          <text:p/>
        </draw:polygon>
        <draw:polygon draw:style-name="gr113" draw:text-style-name="P9" draw:layer="layout" svg:width="0.023cm" svg:height="0.042cm" svg:x="15.049cm" svg:y="12.257cm" svg:viewBox="0 0 24 43" draw:points="0,43 9,0 16,2 23,6 24,6">
          <text:p/>
        </draw:polygon>
        <draw:polygon draw:style-name="gr113" draw:text-style-name="P9" draw:layer="layout" svg:width="0.507cm" svg:height="0.372cm" svg:x="15.025cm" svg:y="12.263cm" svg:viewBox="0 0 508 373" draw:points="48,0 508,299 484,336 460,373 0,74 24,37">
          <text:p/>
        </draw:polygon>
        <draw:polygon draw:style-name="gr113" draw:text-style-name="P9" draw:layer="layout" svg:width="0.023cm" svg:height="0.037cm" svg:x="15.485cm" svg:y="12.599cm" svg:viewBox="0 0 24 38" draw:points="24,0 1,38 0,37">
          <text:p/>
        </draw:polygon>
        <draw:polygon draw:style-name="gr113" draw:text-style-name="P9" draw:layer="layout" svg:width="0.505cm" svg:height="0.354cm" svg:x="15.486cm" svg:y="12.561cm" svg:viewBox="0 0 506 355" draw:points="46,0 506,279 483,317 460,355 0,76 23,38">
          <text:p/>
        </draw:polygon>
        <draw:polygon draw:style-name="gr113" draw:text-style-name="P9" draw:layer="layout" svg:width="0.022cm" svg:height="0.039cm" svg:x="15.946cm" svg:y="12.878cm" svg:viewBox="0 0 23 40" draw:points="23,0 4,40 0,38">
          <text:p/>
        </draw:polygon>
        <draw:polygon draw:style-name="gr113" draw:text-style-name="P9" draw:layer="layout" svg:width="0.497cm" svg:height="0.299cm" svg:x="15.95cm" svg:y="12.838cm" svg:viewBox="0 0 498 300" draw:points="38,0 498,220 479,260 460,300 0,80 19,40">
          <text:p/>
        </draw:polygon>
        <draw:polygon draw:style-name="gr113" draw:text-style-name="P9" draw:layer="layout" svg:width="0.249cm" svg:height="0.249cm" svg:x="6.648cm" svg:y="12.12cm" svg:viewBox="0 0 250 250" draw:points="0,0 0,250 250,250 250,0">
          <text:p/>
        </draw:polygon>
        <draw:polyline draw:style-name="gr114" draw:text-style-name="P9" draw:layer="layout" svg:width="0.249cm" svg:height="0.249cm" svg:x="6.648cm" svg:y="12.12cm" svg:viewBox="0 0 250 250" draw:points="0,0 0,250 250,250 250,0 0,0">
          <text:p/>
        </draw:polyline>
        <draw:polygon draw:style-name="gr115" draw:text-style-name="P9" draw:layer="layout" svg:width="0.249cm" svg:height="0.249cm" svg:x="7.107cm" svg:y="12cm" svg:viewBox="0 0 250 250" draw:points="0,0 0,250 250,250 250,0">
          <text:p/>
        </draw:polygon>
        <draw:polyline draw:style-name="gr114" draw:text-style-name="P9" draw:layer="layout" svg:width="0.249cm" svg:height="0.249cm" svg:x="7.107cm" svg:y="12cm" svg:viewBox="0 0 250 250" draw:points="0,0 0,250 250,250 250,0 0,0">
          <text:p/>
        </draw:polyline>
        <draw:polygon draw:style-name="gr115" draw:text-style-name="P9" draw:layer="layout" svg:width="0.249cm" svg:height="0.249cm" svg:x="7.567cm" svg:y="11.935cm" svg:viewBox="0 0 250 250" draw:points="0,0 0,250 250,250 250,0">
          <text:p/>
        </draw:polygon>
        <draw:polyline draw:style-name="gr114" draw:text-style-name="P9" draw:layer="layout" svg:width="0.249cm" svg:height="0.249cm" svg:x="7.567cm" svg:y="11.935cm" svg:viewBox="0 0 250 250" draw:points="0,0 0,250 250,250 250,0 0,0">
          <text:p/>
        </draw:polyline>
        <draw:polygon draw:style-name="gr115" draw:text-style-name="P9" draw:layer="layout" svg:width="0.249cm" svg:height="0.249cm" svg:x="8.027cm" svg:y="11.867cm" svg:viewBox="0 0 250 250" draw:points="0,0 0,250 250,250 250,0">
          <text:p/>
        </draw:polygon>
        <draw:polyline draw:style-name="gr114" draw:text-style-name="P9" draw:layer="layout" svg:width="0.249cm" svg:height="0.249cm" svg:x="8.027cm" svg:y="11.867cm" svg:viewBox="0 0 250 250" draw:points="0,0 0,250 250,250 250,0 0,0">
          <text:p/>
        </draw:polyline>
        <draw:polygon draw:style-name="gr115" draw:text-style-name="P9" draw:layer="layout" svg:width="0.249cm" svg:height="0.249cm" svg:x="8.487cm" svg:y="11.734cm" svg:viewBox="0 0 250 250" draw:points="0,0 0,250 250,250 250,0">
          <text:p/>
        </draw:polygon>
        <draw:polyline draw:style-name="gr114" draw:text-style-name="P9" draw:layer="layout" svg:width="0.249cm" svg:height="0.249cm" svg:x="8.487cm" svg:y="11.734cm" svg:viewBox="0 0 250 250" draw:points="0,0 0,250 250,250 250,0 0,0">
          <text:p/>
        </draw:polyline>
        <draw:polygon draw:style-name="gr115" draw:text-style-name="P9" draw:layer="layout" svg:width="0.249cm" svg:height="0.249cm" svg:x="8.947cm" svg:y="11.754cm" svg:viewBox="0 0 250 250" draw:points="0,0 0,250 250,250 250,0">
          <text:p/>
        </draw:polygon>
        <draw:polyline draw:style-name="gr114" draw:text-style-name="P9" draw:layer="layout" svg:width="0.249cm" svg:height="0.249cm" svg:x="8.947cm" svg:y="11.754cm" svg:viewBox="0 0 250 250" draw:points="0,0 0,250 250,250 250,0 0,0">
          <text:p/>
        </draw:polyline>
        <draw:polygon draw:style-name="gr115" draw:text-style-name="P9" draw:layer="layout" svg:width="0.249cm" svg:height="0.249cm" svg:x="9.407cm" svg:y="11.748cm" svg:viewBox="0 0 250 250" draw:points="0,0 0,250 250,250 250,0">
          <text:p/>
        </draw:polygon>
        <draw:polyline draw:style-name="gr114" draw:text-style-name="P9" draw:layer="layout" svg:width="0.249cm" svg:height="0.249cm" svg:x="9.407cm" svg:y="11.748cm" svg:viewBox="0 0 250 250" draw:points="0,0 0,250 250,250 250,0 0,0">
          <text:p/>
        </draw:polyline>
        <draw:polygon draw:style-name="gr115" draw:text-style-name="P9" draw:layer="layout" svg:width="0.249cm" svg:height="0.249cm" svg:x="9.867cm" svg:y="11.859cm" svg:viewBox="0 0 250 250" draw:points="0,0 0,250 250,250 250,0">
          <text:p/>
        </draw:polygon>
        <draw:polyline draw:style-name="gr114" draw:text-style-name="P9" draw:layer="layout" svg:width="0.249cm" svg:height="0.249cm" svg:x="9.867cm" svg:y="11.859cm" svg:viewBox="0 0 250 250" draw:points="0,0 0,250 250,250 250,0 0,0">
          <text:p/>
        </draw:polyline>
        <draw:polygon draw:style-name="gr115" draw:text-style-name="P9" draw:layer="layout" svg:width="0.249cm" svg:height="0.249cm" svg:x="10.326cm" svg:y="11.754cm" svg:viewBox="0 0 250 250" draw:points="0,0 0,250 250,250 250,0">
          <text:p/>
        </draw:polygon>
        <draw:polyline draw:style-name="gr114" draw:text-style-name="P9" draw:layer="layout" svg:width="0.249cm" svg:height="0.249cm" svg:x="10.326cm" svg:y="11.754cm" svg:viewBox="0 0 250 250" draw:points="0,0 0,250 250,250 250,0 0,0">
          <text:p/>
        </draw:polyline>
        <draw:polygon draw:style-name="gr115" draw:text-style-name="P9" draw:layer="layout" svg:width="0.249cm" svg:height="0.249cm" svg:x="10.786cm" svg:y="11.703cm" svg:viewBox="0 0 250 250" draw:points="0,0 0,250 250,250 250,0">
          <text:p/>
        </draw:polygon>
        <draw:polyline draw:style-name="gr114" draw:text-style-name="P9" draw:layer="layout" svg:width="0.249cm" svg:height="0.249cm" svg:x="10.786cm" svg:y="11.703cm" svg:viewBox="0 0 250 250" draw:points="0,0 0,250 250,250 250,0 0,0">
          <text:p/>
        </draw:polyline>
        <draw:polygon draw:style-name="gr115" draw:text-style-name="P9" draw:layer="layout" svg:width="0.249cm" svg:height="0.249cm" svg:x="11.246cm" svg:y="11.84cm" svg:viewBox="0 0 250 250" draw:points="0,0 0,250 250,250 250,0">
          <text:p/>
        </draw:polygon>
        <draw:polyline draw:style-name="gr114" draw:text-style-name="P9" draw:layer="layout" svg:width="0.249cm" svg:height="0.249cm" svg:x="11.246cm" svg:y="11.84cm" svg:viewBox="0 0 250 250" draw:points="0,0 0,250 250,250 250,0 0,0">
          <text:p/>
        </draw:polyline>
        <draw:polygon draw:style-name="gr115" draw:text-style-name="P9" draw:layer="layout" svg:width="0.249cm" svg:height="0.249cm" svg:x="11.706cm" svg:y="11.719cm" svg:viewBox="0 0 250 250" draw:points="0,0 0,250 250,250 250,0">
          <text:p/>
        </draw:polygon>
        <draw:polyline draw:style-name="gr114" draw:text-style-name="P9" draw:layer="layout" svg:width="0.249cm" svg:height="0.249cm" svg:x="11.706cm" svg:y="11.719cm" svg:viewBox="0 0 250 250" draw:points="0,0 0,250 250,250 250,0 0,0">
          <text:p/>
        </draw:polyline>
        <draw:polygon draw:style-name="gr115" draw:text-style-name="P9" draw:layer="layout" svg:width="0.249cm" svg:height="0.249cm" svg:x="12.166cm" svg:y="11.683cm" svg:viewBox="0 0 250 250" draw:points="0,0 0,250 250,250 250,0">
          <text:p/>
        </draw:polygon>
        <draw:polyline draw:style-name="gr114" draw:text-style-name="P9" draw:layer="layout" svg:width="0.249cm" svg:height="0.249cm" svg:x="12.166cm" svg:y="11.683cm" svg:viewBox="0 0 250 250" draw:points="0,0 0,250 250,250 250,0 0,0">
          <text:p/>
        </draw:polyline>
        <draw:polygon draw:style-name="gr115" draw:text-style-name="P9" draw:layer="layout" svg:width="0.249cm" svg:height="0.249cm" svg:x="12.626cm" svg:y="11.736cm" svg:viewBox="0 0 250 250" draw:points="0,0 0,250 250,250 250,0">
          <text:p/>
        </draw:polygon>
        <draw:polyline draw:style-name="gr114" draw:text-style-name="P9" draw:layer="layout" svg:width="0.249cm" svg:height="0.249cm" svg:x="12.626cm" svg:y="11.736cm" svg:viewBox="0 0 250 250" draw:points="0,0 0,250 250,250 250,0 0,0">
          <text:p/>
        </draw:polyline>
        <draw:polygon draw:style-name="gr115" draw:text-style-name="P9" draw:layer="layout" svg:width="0.249cm" svg:height="0.249cm" svg:x="13.085cm" svg:y="11.836cm" svg:viewBox="0 0 250 250" draw:points="0,0 0,250 250,250 250,0">
          <text:p/>
        </draw:polygon>
        <draw:polyline draw:style-name="gr114" draw:text-style-name="P9" draw:layer="layout" svg:width="0.249cm" svg:height="0.249cm" svg:x="13.085cm" svg:y="11.836cm" svg:viewBox="0 0 250 250" draw:points="0,0 0,250 250,250 250,0 0,0">
          <text:p/>
        </draw:polyline>
        <draw:polygon draw:style-name="gr115" draw:text-style-name="P9" draw:layer="layout" svg:width="0.249cm" svg:height="0.249cm" svg:x="13.544cm" svg:y="11.814cm" svg:viewBox="0 0 250 250" draw:points="0,0 0,250 250,250 250,0">
          <text:p/>
        </draw:polygon>
        <draw:polyline draw:style-name="gr114" draw:text-style-name="P9" draw:layer="layout" svg:width="0.249cm" svg:height="0.249cm" svg:x="13.544cm" svg:y="11.814cm" svg:viewBox="0 0 250 250" draw:points="0,0 0,250 250,250 250,0 0,0">
          <text:p/>
        </draw:polyline>
        <draw:polygon draw:style-name="gr115" draw:text-style-name="P9" draw:layer="layout" svg:width="0.249cm" svg:height="0.249cm" svg:x="14.004cm" svg:y="11.947cm" svg:viewBox="0 0 250 250" draw:points="0,0 0,250 250,250 250,0">
          <text:p/>
        </draw:polygon>
        <draw:polyline draw:style-name="gr114" draw:text-style-name="P9" draw:layer="layout" svg:width="0.249cm" svg:height="0.249cm" svg:x="14.004cm" svg:y="11.947cm" svg:viewBox="0 0 250 250" draw:points="0,0 0,250 250,250 250,0 0,0">
          <text:p/>
        </draw:polyline>
        <draw:polygon draw:style-name="gr115" draw:text-style-name="P9" draw:layer="layout" svg:width="0.249cm" svg:height="0.249cm" svg:x="14.464cm" svg:y="12.079cm" svg:viewBox="0 0 250 250" draw:points="0,0 0,250 250,250 250,0">
          <text:p/>
        </draw:polygon>
        <draw:polyline draw:style-name="gr114" draw:text-style-name="P9" draw:layer="layout" svg:width="0.249cm" svg:height="0.249cm" svg:x="14.464cm" svg:y="12.079cm" svg:viewBox="0 0 250 250" draw:points="0,0 0,250 250,250 250,0 0,0">
          <text:p/>
        </draw:polyline>
        <draw:polygon draw:style-name="gr115" draw:text-style-name="P9" draw:layer="layout" svg:width="0.249cm" svg:height="0.249cm" svg:x="14.924cm" svg:y="12.175cm" svg:viewBox="0 0 250 250" draw:points="0,0 0,250 250,250 250,0">
          <text:p/>
        </draw:polygon>
        <draw:polyline draw:style-name="gr114" draw:text-style-name="P9" draw:layer="layout" svg:width="0.249cm" svg:height="0.249cm" svg:x="14.924cm" svg:y="12.175cm" svg:viewBox="0 0 250 250" draw:points="0,0 0,250 250,250 250,0 0,0">
          <text:p/>
        </draw:polyline>
        <draw:polygon draw:style-name="gr115" draw:text-style-name="P9" draw:layer="layout" svg:width="0.249cm" svg:height="0.249cm" svg:x="15.384cm" svg:y="12.474cm" svg:viewBox="0 0 250 250" draw:points="0,0 0,250 250,250 250,0">
          <text:p/>
        </draw:polygon>
        <draw:polyline draw:style-name="gr114" draw:text-style-name="P9" draw:layer="layout" svg:width="0.249cm" svg:height="0.249cm" svg:x="15.384cm" svg:y="12.474cm" svg:viewBox="0 0 250 250" draw:points="0,0 0,250 250,250 250,0 0,0">
          <text:p/>
        </draw:polyline>
        <draw:polygon draw:style-name="gr115" draw:text-style-name="P9" draw:layer="layout" svg:width="0.249cm" svg:height="0.249cm" svg:x="15.844cm" svg:y="12.753cm" svg:viewBox="0 0 250 250" draw:points="0,0 0,250 250,250 250,0">
          <text:p/>
        </draw:polygon>
        <draw:polyline draw:style-name="gr114" draw:text-style-name="P9" draw:layer="layout" svg:width="0.249cm" svg:height="0.249cm" svg:x="15.844cm" svg:y="12.753cm" svg:viewBox="0 0 250 250" draw:points="0,0 0,250 250,250 250,0 0,0">
          <text:p/>
        </draw:polyline>
        <draw:polygon draw:style-name="gr115" draw:text-style-name="P9" draw:layer="layout" svg:width="0.249cm" svg:height="0.249cm" svg:x="16.304cm" svg:y="12.973cm" svg:viewBox="0 0 250 250" draw:points="0,0 0,250 250,250 250,0">
          <text:p/>
        </draw:polygon>
        <draw:polyline draw:style-name="gr114" draw:text-style-name="P9" draw:layer="layout" svg:width="0.249cm" svg:height="0.249cm" svg:x="16.304cm" svg:y="12.973cm" svg:viewBox="0 0 250 250" draw:points="0,0 0,250 250,250 250,0 0,0">
          <text:p/>
        </draw:polyline>
        <draw:polygon draw:style-name="gr115" draw:text-style-name="P9" draw:layer="layout" svg:width="0.316cm" svg:height="0.087cm" svg:x="16.922cm" svg:y="13.774cm" svg:viewBox="0 0 317 88" draw:points="0,0 317,0 317,88 0,88">
          <text:p/>
        </draw:polygon>
        <draw:polygon draw:style-name="gr115" draw:text-style-name="P9" draw:layer="layout" svg:width="0.158cm" svg:height="0.158cm" svg:x="17.001cm" svg:y="13.738cm" svg:viewBox="0 0 159 159" draw:points="0,0 0,159 159,159 159,0">
          <text:p/>
        </draw:polygon>
        <draw:polyline draw:style-name="gr114" draw:text-style-name="P9" draw:layer="layout" svg:width="0.158cm" svg:height="0.158cm" svg:x="17.001cm" svg:y="13.738cm" svg:viewBox="0 0 159 159" draw:points="0,0 0,159 159,159 159,0 0,0">
          <text:p/>
        </draw:polyline>
        <draw:frame draw:style-name="gr207" draw:text-style-name="P21" draw:layer="layout" svg:width="3.288cm" svg:height="0.569cm" svg:x="17.289cm" svg:y="13.703cm">
          <draw:text-box>
            <text:p><text:span text:style-name="T15">Qualität (SXCS, 2000 </text:span></text:p>
          </draw:text-box>
        </draw:frame>
        <draw:frame draw:style-name="gr208" draw:text-style-name="P21" draw:layer="layout" svg:width="1.56cm" svg:height="0.569cm" svg:x="17.289cm" svg:y="14.072cm">
          <draw:text-box>
            <text:p><text:span text:style-name="T15">Schritte)</text:span></text:p>
          </draw:text-box>
        </draw:frame>
        <draw:frame draw:style-name="gr205" draw:text-style-name="P22" draw:layer="layout" svg:width="3.275cm" svg:height="0.603cm" svg:x="9.962cm" svg:y="16.95cm">
          <draw:text-box>
            <text:p><text:span text:style-name="T16">tournament factor p</text:span></text:p>
          </draw:text-box>
        </draw:frame>
        <draw:frame draw:style-name="gr206" draw:text-style-name="P22" draw:layer="layout" svg:width="2.526cm" svg:height="0.603cm" draw:transform="rotate (1.5707963267946) translate (5.826cm 14.461cm)">
          <draw:text-box>
            <text:p><text:span text:style-name="T16">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107"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office:forms form:automatic-focus="false" form:apply-design-mode="false"/>
        <draw:polygon draw:style-name="gr108" draw:text-style-name="P9" draw:layer="layout" svg:width="15.207cm" svg:height="6.977cm" svg:x="6.985cm" svg:y="3.817cm" svg:viewBox="0 0 15208 6978" draw:points="0,0 15208,0 15208,6978 0,6978">
          <text:p/>
        </draw:polygon>
        <draw:polyline draw:style-name="gr109" draw:text-style-name="P9" draw:layer="layout" svg:width="9.278cm" svg:height="5.221cm" svg:x="8.557cm" svg:y="4.141cm" svg:viewBox="0 0 9279 5222" draw:points="4639,5222 0,5222 0,0 9279,0 9279,5222 4639,5222">
          <text:p/>
        </draw:polyline>
        <draw:line draw:style-name="gr109" draw:text-style-name="P9" draw:layer="layout" svg:x1="17.836cm" svg:y1="9.363cm" svg:x2="8.557cm" svg:y2="9.363cm">
          <text:p/>
        </draw:line>
        <draw:line draw:style-name="gr109" draw:text-style-name="P9" draw:layer="layout" svg:x1="17.836cm" svg:y1="8.318cm" svg:x2="8.557cm" svg:y2="8.318cm">
          <text:p/>
        </draw:line>
        <draw:line draw:style-name="gr109" draw:text-style-name="P9" draw:layer="layout" svg:x1="17.836cm" svg:y1="7.274cm" svg:x2="8.557cm" svg:y2="7.274cm">
          <text:p/>
        </draw:line>
        <draw:line draw:style-name="gr109" draw:text-style-name="P9" draw:layer="layout" svg:x1="17.836cm" svg:y1="6.229cm" svg:x2="8.557cm" svg:y2="6.229cm">
          <text:p/>
        </draw:line>
        <draw:line draw:style-name="gr109" draw:text-style-name="P9" draw:layer="layout" svg:x1="17.836cm" svg:y1="5.185cm" svg:x2="8.557cm" svg:y2="5.185cm">
          <text:p/>
        </draw:line>
        <draw:line draw:style-name="gr109" draw:text-style-name="P9" draw:layer="layout" svg:x1="17.836cm" svg:y1="4.139cm" svg:x2="8.557cm" svg:y2="4.139cm">
          <text:p/>
        </draw:line>
        <draw:frame draw:style-name="gr209" draw:text-style-name="P21" draw:layer="layout" svg:width="1.366cm" svg:height="0.569cm" svg:x="8.122cm" svg:y="9.658cm">
          <draw:text-box>
            <text:p><text:span text:style-name="T15">0.0001</text:span></text:p>
          </draw:text-box>
        </draw:frame>
        <draw:frame draw:style-name="gr209" draw:text-style-name="P21" draw:layer="layout" svg:width="1.366cm" svg:height="0.569cm" svg:x="9.452cm" svg:y="9.658cm">
          <draw:text-box>
            <text:p><text:span text:style-name="T15">0.0005</text:span></text:p>
          </draw:text-box>
        </draw:frame>
        <draw:frame draw:style-name="gr210" draw:text-style-name="P21" draw:layer="layout" svg:width="1.209cm" svg:height="0.569cm" svg:x="10.866cm" svg:y="9.658cm">
          <draw:text-box>
            <text:p><text:span text:style-name="T15">0.001</text:span></text:p>
          </draw:text-box>
        </draw:frame>
        <draw:frame draw:style-name="gr210" draw:text-style-name="P21" draw:layer="layout" svg:width="1.209cm" svg:height="0.569cm" svg:x="12.168cm" svg:y="9.658cm">
          <draw:text-box>
            <text:p><text:span text:style-name="T15">0.005</text:span></text:p>
          </draw:text-box>
        </draw:frame>
        <draw:frame draw:style-name="gr111" draw:text-style-name="P21" draw:layer="layout" svg:width="1.052cm" svg:height="0.569cm" svg:x="13.582cm" svg:y="9.658cm">
          <draw:text-box>
            <text:p><text:span text:style-name="T15">0.01</text:span></text:p>
          </draw:text-box>
        </draw:frame>
        <draw:frame draw:style-name="gr111" draw:text-style-name="P21" draw:layer="layout" svg:width="1.052cm" svg:height="0.569cm" svg:x="14.912cm" svg:y="9.658cm">
          <draw:text-box>
            <text:p><text:span text:style-name="T15">0.05</text:span></text:p>
          </draw:text-box>
        </draw:frame>
        <draw:frame draw:style-name="gr112" draw:text-style-name="P21" draw:layer="layout" svg:width="0.896cm" svg:height="0.569cm" svg:x="16.298cm" svg:y="9.658cm">
          <draw:text-box>
            <text:p><text:span text:style-name="T15">0.1</text:span></text:p>
          </draw:text-box>
        </draw:frame>
        <draw:frame draw:style-name="gr112" draw:text-style-name="P21" draw:layer="layout" svg:width="0.896cm" svg:height="0.569cm" svg:x="17.629cm" svg:y="9.658cm">
          <draw:text-box>
            <text:p><text:span text:style-name="T15">0.5</text:span></text:p>
          </draw:text-box>
        </draw:frame>
        <draw:line draw:style-name="gr109" draw:text-style-name="P9" draw:layer="layout" svg:x1="8.557cm" svg:y1="9.512cm" svg:x2="8.557cm" svg:y2="9.363cm">
          <text:p/>
        </draw:line>
        <draw:line draw:style-name="gr109" draw:text-style-name="P9" draw:layer="layout" svg:x1="9.882cm" svg:y1="9.512cm" svg:x2="9.882cm" svg:y2="9.363cm">
          <text:p/>
        </draw:line>
        <draw:line draw:style-name="gr109" draw:text-style-name="P9" draw:layer="layout" svg:x1="11.207cm" svg:y1="9.512cm" svg:x2="11.207cm" svg:y2="9.363cm">
          <text:p/>
        </draw:line>
        <draw:line draw:style-name="gr109" draw:text-style-name="P9" draw:layer="layout" svg:x1="12.533cm" svg:y1="9.512cm" svg:x2="12.533cm" svg:y2="9.363cm">
          <text:p/>
        </draw:line>
        <draw:line draw:style-name="gr109" draw:text-style-name="P9" draw:layer="layout" svg:x1="13.858cm" svg:y1="9.512cm" svg:x2="13.858cm" svg:y2="9.363cm">
          <text:p/>
        </draw:line>
        <draw:line draw:style-name="gr109" draw:text-style-name="P9" draw:layer="layout" svg:x1="15.184cm" svg:y1="9.512cm" svg:x2="15.184cm" svg:y2="9.363cm">
          <text:p/>
        </draw:line>
        <draw:line draw:style-name="gr109" draw:text-style-name="P9" draw:layer="layout" svg:x1="16.509cm" svg:y1="9.512cm" svg:x2="16.509cm" svg:y2="9.363cm">
          <text:p/>
        </draw:line>
        <draw:polyline draw:style-name="gr109" draw:text-style-name="P9" draw:layer="layout" svg:width="0.148cm" svg:height="9.278cm" draw:transform="rotate (1.5707963267946) translate (8.55659693577004cm 9.51218954997104cm)" svg:viewBox="0 0 149 9279" draw:points="0,26392 149,26392 149,17113">
          <text:p/>
        </draw:polyline>
        <draw:frame draw:style-name="gr112" draw:text-style-name="P21" draw:layer="layout" svg:width="0.659cm" svg:height="0.569cm" svg:x="8.149cm" svg:y="9.21cm">
          <draw:text-box>
            <text:p><text:span text:style-name="T15">0</text:span></text:p>
          </draw:text-box>
        </draw:frame>
        <draw:frame draw:style-name="gr112" draw:text-style-name="P21" draw:layer="layout" svg:width="0.659cm" svg:height="0.569cm" svg:x="8.149cm" svg:y="8.18cm">
          <draw:text-box>
            <text:p><text:span text:style-name="T15">5</text:span></text:p>
          </draw:text-box>
        </draw:frame>
        <draw:frame draw:style-name="gr112" draw:text-style-name="P21" draw:layer="layout" svg:width="0.815cm" svg:height="0.569cm" svg:x="7.983cm" svg:y="7.125cm">
          <draw:text-box>
            <text:p><text:span text:style-name="T15">10</text:span></text:p>
          </draw:text-box>
        </draw:frame>
        <draw:frame draw:style-name="gr112" draw:text-style-name="P21" draw:layer="layout" svg:width="0.815cm" svg:height="0.569cm" svg:x="7.983cm" svg:y="6.069cm">
          <draw:text-box>
            <text:p><text:span text:style-name="T15">15</text:span></text:p>
          </draw:text-box>
        </draw:frame>
        <draw:frame draw:style-name="gr112" draw:text-style-name="P21" draw:layer="layout" svg:width="0.815cm" svg:height="0.569cm" svg:x="7.983cm" svg:y="5.04cm">
          <draw:text-box>
            <text:p><text:span text:style-name="T15">20</text:span></text:p>
          </draw:text-box>
        </draw:frame>
        <draw:frame draw:style-name="gr112" draw:text-style-name="P21" draw:layer="layout" svg:width="0.815cm" svg:height="0.569cm" svg:x="7.983cm" svg:y="3.985cm">
          <draw:text-box>
            <text:p><text:span text:style-name="T15">25</text:span></text:p>
          </draw:text-box>
        </draw:frame>
        <draw:line draw:style-name="gr109" draw:text-style-name="P9" draw:layer="layout" svg:x1="8.407cm" svg:y1="9.363cm" svg:x2="8.557cm" svg:y2="9.363cm">
          <text:p/>
        </draw:line>
        <draw:line draw:style-name="gr109" draw:text-style-name="P9" draw:layer="layout" svg:x1="8.407cm" svg:y1="8.318cm" svg:x2="8.557cm" svg:y2="8.318cm">
          <text:p/>
        </draw:line>
        <draw:line draw:style-name="gr109" draw:text-style-name="P9" draw:layer="layout" svg:x1="8.407cm" svg:y1="7.274cm" svg:x2="8.557cm" svg:y2="7.274cm">
          <text:p/>
        </draw:line>
        <draw:line draw:style-name="gr109" draw:text-style-name="P9" draw:layer="layout" svg:x1="8.407cm" svg:y1="6.229cm" svg:x2="8.557cm" svg:y2="6.229cm">
          <text:p/>
        </draw:line>
        <draw:line draw:style-name="gr109" draw:text-style-name="P9" draw:layer="layout" svg:x1="8.407cm" svg:y1="5.185cm" svg:x2="8.557cm" svg:y2="5.185cm">
          <text:p/>
        </draw:line>
        <draw:polyline draw:style-name="gr109" draw:text-style-name="P9" draw:layer="layout" svg:width="0.149cm" svg:height="5.222cm" svg:x="8.407cm" svg:y="4.139cm" svg:viewBox="0 0 150 5223" draw:points="0,0 150,0 150,5223">
          <text:p/>
        </draw:polyline>
        <draw:polygon draw:style-name="gr113" draw:text-style-name="P9" draw:layer="layout" svg:width="1.33cm" svg:height="0.173cm" svg:x="8.554cm" svg:y="4.624cm" svg:viewBox="0 0 1331 174" draw:points="0,87 1325,0 1328,44 1331,88 6,174 3,130">
          <text:p/>
        </draw:polygon>
        <draw:polygon draw:style-name="gr113" draw:text-style-name="P9" draw:layer="layout" svg:width="0.002cm" svg:height="0.043cm" svg:x="9.879cm" svg:y="4.624cm" svg:viewBox="0 0 3 44" draw:points="3,44 0,0 1,0">
          <text:p/>
        </draw:polygon>
        <draw:polygon draw:style-name="gr113" draw:text-style-name="P9" draw:layer="layout" svg:width="1.328cm" svg:height="0.155cm" svg:x="9.88cm" svg:y="4.556cm" svg:viewBox="0 0 1329 156" draw:points="0,69 1325,0 1327,44 1329,88 4,156 2,112">
          <text:p/>
        </draw:polygon>
        <draw:polygon draw:style-name="gr113" draw:text-style-name="P9" draw:layer="layout" svg:width="0.014cm" svg:height="0.043cm" svg:x="11.205cm" svg:y="4.556cm" svg:viewBox="0 0 15 44" draw:points="2,44 0,0 7,0 15,2">
          <text:p/>
        </draw:polygon>
        <draw:polygon draw:style-name="gr113" draw:text-style-name="P9" draw:layer="layout" svg:width="1.351cm" svg:height="0.48cm" svg:x="11.194cm" svg:y="4.558cm" svg:viewBox="0 0 1352 481" draw:points="26,0 1352,397 1339,439 1326,481 0,84 13,42">
          <text:p/>
        </draw:polygon>
        <draw:polygon draw:style-name="gr113" draw:text-style-name="P9" draw:layer="layout" svg:width="0.012cm" svg:height="0.042cm" svg:x="12.52cm" svg:y="4.996cm" svg:viewBox="0 0 13 43" draw:points="13,0 6,43 0,42">
          <text:p/>
        </draw:polygon>
        <draw:polygon draw:style-name="gr113" draw:text-style-name="P9" draw:layer="layout" svg:width="1.338cm" svg:height="0.296cm" svg:x="12.526cm" svg:y="4.954cm" svg:viewBox="0 0 1339 297" draw:points="14,0 1339,211 1332,254 1325,297 0,86 7,43">
          <text:p/>
        </draw:polygon>
        <draw:polygon draw:style-name="gr113" draw:text-style-name="P9" draw:layer="layout" svg:width="0.031cm" svg:height="0.042cm" svg:x="13.858cm" svg:y="5.165cm" svg:viewBox="0 0 32 43" draw:points="0,43 7,0 14,1 21,5 28,9 32,13">
          <text:p/>
        </draw:polygon>
        <draw:polygon draw:style-name="gr113" draw:text-style-name="P9" draw:layer="layout" svg:width="1.389cm" svg:height="1.452cm" svg:x="13.826cm" svg:y="5.178cm" svg:viewBox="0 0 1390 1453" draw:points="64,0 1390,1393 1358,1423 1326,1453 0,60 32,30">
          <text:p/>
        </draw:polygon>
        <draw:polygon draw:style-name="gr113" draw:text-style-name="P9" draw:layer="layout" svg:width="0.031cm" svg:height="0.034cm" svg:x="15.152cm" svg:y="6.601cm" svg:viewBox="0 0 32 35" draw:points="32,0 6,35 0,30 0,30">
          <text:p/>
        </draw:polygon>
        <draw:polygon draw:style-name="gr113" draw:text-style-name="P9" draw:layer="layout" svg:width="1.376cm" svg:height="1.038cm" svg:x="15.158cm" svg:y="6.566cm" svg:viewBox="0 0 1377 1039" draw:points="52,0 1377,969 1351,1004 1325,1039 0,70 26,35">
          <text:p/>
        </draw:polygon>
        <draw:polygon draw:style-name="gr113" draw:text-style-name="P9" draw:layer="layout" svg:width="0.025cm" svg:height="0.042cm" svg:x="16.483cm" svg:y="7.57cm" svg:viewBox="0 0 26 43" draw:points="26,0 18,43 10,41 3,38 0,35">
          <text:p/>
        </draw:polygon>
        <draw:polygon draw:style-name="gr113" draw:text-style-name="P9" draw:layer="layout" svg:width="1.341cm" svg:height="0.337cm" svg:x="16.501cm" svg:y="7.528cm" svg:viewBox="0 0 1342 338" draw:points="16,0 1342,253 1334,296 1326,338 0,86 8,43">
          <text:p/>
        </draw:polygon>
        <draw:polygon draw:style-name="gr113" draw:text-style-name="P9" draw:layer="layout" svg:width="0.248cm" svg:height="0.248cm" svg:x="8.432cm" svg:y="4.63cm" svg:viewBox="0 0 249 249" draw:points="0,0 0,249 249,249 249,0">
          <text:p/>
        </draw:polygon>
        <draw:polyline draw:style-name="gr114" draw:text-style-name="P9" draw:layer="layout" svg:width="0.248cm" svg:height="0.248cm" svg:x="8.432cm" svg:y="4.63cm" svg:viewBox="0 0 249 249" draw:points="0,0 0,249 249,249 249,0 0,0">
          <text:p/>
        </draw:polyline>
        <draw:polygon draw:style-name="gr115" draw:text-style-name="P9" draw:layer="layout" svg:width="0.248cm" svg:height="0.248cm" svg:x="9.757cm" svg:y="4.544cm" svg:viewBox="0 0 249 249" draw:points="0,0 0,249 249,249 249,0">
          <text:p/>
        </draw:polygon>
        <draw:polyline draw:style-name="gr114" draw:text-style-name="P9" draw:layer="layout" svg:width="0.248cm" svg:height="0.248cm" svg:x="9.757cm" svg:y="4.544cm" svg:viewBox="0 0 249 249" draw:points="0,0 0,249 249,249 249,0 0,0">
          <text:p/>
        </draw:polyline>
        <draw:polygon draw:style-name="gr115" draw:text-style-name="P9" draw:layer="layout" svg:width="0.248cm" svg:height="0.248cm" svg:x="11.082cm" svg:y="4.475cm" svg:viewBox="0 0 249 249" draw:points="0,0 0,249 249,249 249,0">
          <text:p/>
        </draw:polygon>
        <draw:polyline draw:style-name="gr114" draw:text-style-name="P9" draw:layer="layout" svg:width="0.248cm" svg:height="0.248cm" svg:x="11.082cm" svg:y="4.475cm" svg:viewBox="0 0 249 249" draw:points="0,0 0,249 249,249 249,0 0,0">
          <text:p/>
        </draw:polyline>
        <draw:polygon draw:style-name="gr115" draw:text-style-name="P9" draw:layer="layout" svg:width="0.248cm" svg:height="0.248cm" svg:x="12.408cm" svg:y="4.872cm" svg:viewBox="0 0 249 249" draw:points="0,0 0,249 249,249 249,0">
          <text:p/>
        </draw:polygon>
        <draw:polyline draw:style-name="gr114" draw:text-style-name="P9" draw:layer="layout" svg:width="0.248cm" svg:height="0.248cm" svg:x="12.408cm" svg:y="4.872cm" svg:viewBox="0 0 249 249" draw:points="0,0 0,249 249,249 249,0 0,0">
          <text:p/>
        </draw:polyline>
        <draw:polygon draw:style-name="gr115" draw:text-style-name="P9" draw:layer="layout" svg:width="0.248cm" svg:height="0.248cm" svg:x="13.733cm" svg:y="5.083cm" svg:viewBox="0 0 249 249" draw:points="0,0 0,249 249,249 249,0">
          <text:p/>
        </draw:polygon>
        <draw:polyline draw:style-name="gr114" draw:text-style-name="P9" draw:layer="layout" svg:width="0.248cm" svg:height="0.248cm" svg:x="13.733cm" svg:y="5.083cm" svg:viewBox="0 0 249 249" draw:points="0,0 0,249 249,249 249,0 0,0">
          <text:p/>
        </draw:polyline>
        <draw:polygon draw:style-name="gr115" draw:text-style-name="P9" draw:layer="layout" svg:width="0.248cm" svg:height="0.248cm" svg:x="15.06cm" svg:y="6.476cm" svg:viewBox="0 0 249 249" draw:points="0,0 0,249 249,249 249,0">
          <text:p/>
        </draw:polygon>
        <draw:polyline draw:style-name="gr114" draw:text-style-name="P9" draw:layer="layout" svg:width="0.248cm" svg:height="0.248cm" svg:x="15.06cm" svg:y="6.476cm" svg:viewBox="0 0 249 249" draw:points="0,0 0,249 249,249 249,0 0,0">
          <text:p/>
        </draw:polyline>
        <draw:polygon draw:style-name="gr115" draw:text-style-name="P9" draw:layer="layout" svg:width="0.248cm" svg:height="0.248cm" svg:x="16.385cm" svg:y="7.446cm" svg:viewBox="0 0 249 249" draw:points="0,0 0,249 249,249 249,0">
          <text:p/>
        </draw:polygon>
        <draw:polyline draw:style-name="gr114" draw:text-style-name="P9" draw:layer="layout" svg:width="0.248cm" svg:height="0.248cm" svg:x="16.385cm" svg:y="7.446cm" svg:viewBox="0 0 249 249" draw:points="0,0 0,249 249,249 249,0 0,0">
          <text:p/>
        </draw:polyline>
        <draw:polygon draw:style-name="gr115" draw:text-style-name="P9" draw:layer="layout" svg:width="0.248cm" svg:height="0.248cm" svg:x="17.711cm" svg:y="7.699cm" svg:viewBox="0 0 249 249" draw:points="0,0 0,249 249,249 249,0">
          <text:p/>
        </draw:polygon>
        <draw:polyline draw:style-name="gr114" draw:text-style-name="P9" draw:layer="layout" svg:width="0.248cm" svg:height="0.248cm" svg:x="17.711cm" svg:y="7.699cm" svg:viewBox="0 0 249 249" draw:points="0,0 0,249 249,249 249,0 0,0">
          <text:p/>
        </draw:polyline>
        <draw:polygon draw:style-name="gr116" draw:text-style-name="P9" draw:layer="layout" svg:width="1.33cm" svg:height="0.18cm" svg:x="8.554cm" svg:y="5.409cm" svg:viewBox="0 0 1331 181" draw:points="6,0 1331,94 1328,137 1325,181 0,88 3,44">
          <text:p/>
        </draw:polygon>
        <draw:polygon draw:style-name="gr116" draw:text-style-name="P9" draw:layer="layout" svg:width="0.003cm" svg:height="0.043cm" svg:x="9.879cm" svg:y="5.546cm" svg:viewBox="0 0 4 44" draw:points="3,0 4,44 0,44">
          <text:p/>
        </draw:polygon>
        <draw:polygon draw:style-name="gr116" draw:text-style-name="P9" draw:layer="layout" svg:width="1.326cm" svg:height="0.105cm" svg:x="9.881cm" svg:y="5.483cm" svg:viewBox="0 0 1327 106" draw:points="0,19 1325,0 1326,44 1327,88 2,106 1,63">
          <text:p/>
        </draw:polygon>
        <draw:polygon draw:style-name="gr116" draw:text-style-name="P9" draw:layer="layout" svg:width="0cm" svg:height="0.043cm" svg:x="11.207cm" svg:y="5.527cm" svg:viewBox="0 0 1 44" draw:points="0,0 1,44 1,44">
          <text:p/>
        </draw:polygon>
        <draw:polygon draw:style-name="gr116" draw:text-style-name="P9" draw:layer="layout" svg:width="1.327cm" svg:height="0.117cm" svg:x="11.206cm" svg:y="5.452cm" svg:viewBox="0 0 1328 118" draw:points="0,31 1326,0 1327,44 1328,88 2,118 1,75">
          <text:p/>
        </draw:polygon>
        <draw:polygon draw:style-name="gr116" draw:text-style-name="P9" draw:layer="layout" svg:width="0.003cm" svg:height="0.043cm" svg:x="12.532cm" svg:y="5.452cm" svg:viewBox="0 0 4 44" draw:points="1,44 0,0 4,0">
          <text:p/>
        </draw:polygon>
        <draw:polygon draw:style-name="gr116" draw:text-style-name="P9" draw:layer="layout" svg:width="1.33cm" svg:height="0.17cm" svg:x="12.53cm" svg:y="5.452cm" svg:viewBox="0 0 1331 171" draw:points="6,0 1331,84 1328,127 1325,171 0,88 3,44">
          <text:p/>
        </draw:polygon>
        <draw:polygon draw:style-name="gr116" draw:text-style-name="P9" draw:layer="layout" svg:width="0.036cm" svg:height="0.043cm" svg:x="13.858cm" svg:y="5.536cm" svg:viewBox="0 0 37 44" draw:points="0,44 3,0 10,1 18,4 24,7 30,12 35,18 37,20">
          <text:p/>
        </draw:polygon>
        <draw:polygon draw:style-name="gr116" draw:text-style-name="P9" draw:layer="layout" svg:width="1.399cm" svg:height="2.102cm" svg:x="13.821cm" svg:y="5.556cm" svg:viewBox="0 0 1400 2103" draw:points="74,0 1400,2055 1363,2079 1326,2103 0,48 37,24">
          <text:p/>
        </draw:polygon>
        <draw:polygon draw:style-name="gr116" draw:text-style-name="P9" draw:layer="layout" svg:width="0.036cm" svg:height="0.042cm" svg:x="15.147cm" svg:y="7.635cm" svg:viewBox="0 0 37 43" draw:points="37,0 28,43 20,41 14,37 7,33 2,27 0,24">
          <text:p/>
        </draw:polygon>
        <draw:polygon draw:style-name="gr116" draw:text-style-name="P9" draw:layer="layout" svg:width="1.342cm" svg:height="0.372cm" svg:x="15.175cm" svg:y="7.592cm" svg:viewBox="0 0 1343 373" draw:points="18,0 1343,288 1334,330 1325,373 0,86 9,43">
          <text:p/>
        </draw:polygon>
        <draw:polygon draw:style-name="gr116" draw:text-style-name="P9" draw:layer="layout" svg:width="0.008cm" svg:height="0.043cm" svg:x="16.5cm" svg:y="7.923cm" svg:viewBox="0 0 9 44" draw:points="9,0 6,44 0,43">
          <text:p/>
        </draw:polygon>
        <draw:polygon draw:style-name="gr116" draw:text-style-name="P9" draw:layer="layout" svg:width="1.331cm" svg:height="0.185cm" svg:x="16.506cm" svg:y="7.879cm" svg:viewBox="0 0 1332 186" draw:points="6,0 1332,99 1329,142 1326,186 0,88 3,44">
          <text:p/>
        </draw:polygon>
        <draw:polygon draw:style-name="gr116" draw:text-style-name="P9" draw:layer="layout" svg:width="0.248cm" svg:height="0.248cm" svg:x="8.432cm" svg:y="5.328cm" svg:viewBox="0 0 249 249" draw:points="0,124 125,249 249,124 125,0">
          <text:p/>
        </draw:polygon>
        <draw:polyline draw:style-name="gr114" draw:text-style-name="P9" draw:layer="layout" svg:width="0.248cm" svg:height="0.248cm" svg:x="8.432cm" svg:y="5.328cm" svg:viewBox="0 0 249 249" draw:points="0,124 125,249 249,124 125,0 0,124">
          <text:p/>
        </draw:polyline>
        <draw:polygon draw:style-name="gr116" draw:text-style-name="P9" draw:layer="layout" svg:width="0.248cm" svg:height="0.248cm" svg:x="9.757cm" svg:y="5.421cm" svg:viewBox="0 0 249 249" draw:points="0,124 125,249 249,124 125,0">
          <text:p/>
        </draw:polygon>
        <draw:polyline draw:style-name="gr114" draw:text-style-name="P9" draw:layer="layout" svg:width="0.248cm" svg:height="0.248cm" svg:x="9.757cm" svg:y="5.421cm" svg:viewBox="0 0 249 249" draw:points="0,124 125,249 249,124 125,0 0,124">
          <text:p/>
        </draw:polyline>
        <draw:polygon draw:style-name="gr116" draw:text-style-name="P9" draw:layer="layout" svg:width="0.248cm" svg:height="0.248cm" svg:x="11.082cm" svg:y="5.403cm" svg:viewBox="0 0 249 249" draw:points="0,124 125,249 249,124 125,0">
          <text:p/>
        </draw:polygon>
        <draw:polyline draw:style-name="gr114" draw:text-style-name="P9" draw:layer="layout" svg:width="0.248cm" svg:height="0.248cm" svg:x="11.082cm" svg:y="5.403cm" svg:viewBox="0 0 249 249" draw:points="0,124 125,249 249,124 125,0 0,124">
          <text:p/>
        </draw:polyline>
        <draw:polygon draw:style-name="gr116" draw:text-style-name="P9" draw:layer="layout" svg:width="0.248cm" svg:height="0.248cm" svg:x="12.408cm" svg:y="5.372cm" svg:viewBox="0 0 249 249" draw:points="0,124 125,249 249,124 125,0">
          <text:p/>
        </draw:polygon>
        <draw:polyline draw:style-name="gr114" draw:text-style-name="P9" draw:layer="layout" svg:width="0.248cm" svg:height="0.248cm" svg:x="12.408cm" svg:y="5.372cm" svg:viewBox="0 0 249 249" draw:points="0,124 125,249 249,124 125,0 0,124">
          <text:p/>
        </draw:polyline>
        <draw:polygon draw:style-name="gr116" draw:text-style-name="P9" draw:layer="layout" svg:width="0.248cm" svg:height="0.248cm" svg:x="13.733cm" svg:y="5.455cm" svg:viewBox="0 0 249 249" draw:points="0,124 125,249 249,124 125,0">
          <text:p/>
        </draw:polygon>
        <draw:polyline draw:style-name="gr114" draw:text-style-name="P9" draw:layer="layout" svg:width="0.248cm" svg:height="0.248cm" svg:x="13.733cm" svg:y="5.455cm" svg:viewBox="0 0 249 249" draw:points="0,124 125,249 249,124 125,0 0,124">
          <text:p/>
        </draw:polyline>
        <draw:polygon draw:style-name="gr116" draw:text-style-name="P9" draw:layer="layout" svg:width="0.248cm" svg:height="0.248cm" svg:x="15.06cm" svg:y="7.511cm" svg:viewBox="0 0 249 249" draw:points="0,124 125,249 249,124 125,0">
          <text:p/>
        </draw:polygon>
        <draw:polyline draw:style-name="gr114" draw:text-style-name="P9" draw:layer="layout" svg:width="0.248cm" svg:height="0.248cm" svg:x="15.06cm" svg:y="7.511cm" svg:viewBox="0 0 249 249" draw:points="0,124 125,249 249,124 125,0 0,124">
          <text:p/>
        </draw:polyline>
        <draw:polygon draw:style-name="gr116" draw:text-style-name="P9" draw:layer="layout" svg:width="0.248cm" svg:height="0.248cm" svg:x="16.385cm" svg:y="7.798cm" svg:viewBox="0 0 249 249" draw:points="0,124 125,249 249,124 125,0">
          <text:p/>
        </draw:polygon>
        <draw:polyline draw:style-name="gr114" draw:text-style-name="P9" draw:layer="layout" svg:width="0.248cm" svg:height="0.248cm" svg:x="16.385cm" svg:y="7.798cm" svg:viewBox="0 0 249 249" draw:points="0,124 125,249 249,124 125,0 0,124">
          <text:p/>
        </draw:polyline>
        <draw:polygon draw:style-name="gr116" draw:text-style-name="P9" draw:layer="layout" svg:width="0.248cm" svg:height="0.248cm" svg:x="17.711cm" svg:y="7.897cm" svg:viewBox="0 0 249 249" draw:points="0,124 125,249 249,124 125,0">
          <text:p/>
        </draw:polygon>
        <draw:polyline draw:style-name="gr114" draw:text-style-name="P9" draw:layer="layout" svg:width="0.248cm" svg:height="0.248cm" svg:x="17.711cm" svg:y="7.897cm" svg:viewBox="0 0 249 249" draw:points="0,124 125,249 249,124 125,0 0,124">
          <text:p/>
        </draw:polyline>
        <draw:polygon draw:style-name="gr115" draw:text-style-name="P9" draw:layer="layout" svg:width="0.315cm" svg:height="0.087cm" svg:x="18.446cm" svg:y="6.793cm" svg:viewBox="0 0 316 88" draw:points="0,0 316,0 316,88 0,88">
          <text:p/>
        </draw:polygon>
        <draw:polygon draw:style-name="gr115" draw:text-style-name="P9" draw:layer="layout" svg:width="0.158cm" svg:height="0.157cm" svg:x="18.525cm" svg:y="6.757cm" svg:viewBox="0 0 159 158" draw:points="0,0 0,158 159,158 159,0">
          <text:p/>
        </draw:polygon>
        <draw:polyline draw:style-name="gr114" draw:text-style-name="P9" draw:layer="layout" svg:width="0.158cm" svg:height="0.157cm" svg:x="18.525cm" svg:y="6.757cm" svg:viewBox="0 0 159 158" draw:points="0,0 0,158 159,158 159,0 0,0">
          <text:p/>
        </draw:polyline>
        <draw:polygon draw:style-name="gr116" draw:text-style-name="P9" draw:layer="layout" svg:width="0.315cm" svg:height="0.087cm" svg:x="18.446cm" svg:y="7.218cm" svg:viewBox="0 0 316 88" draw:points="0,0 316,0 316,88 0,88">
          <text:p/>
        </draw:polygon>
        <draw:polygon draw:style-name="gr116" draw:text-style-name="P9" draw:layer="layout" svg:width="0.158cm" svg:height="0.157cm" svg:x="18.525cm" svg:y="7.182cm" svg:viewBox="0 0 159 158" draw:points="0,80 80,158 159,80 80,0">
          <text:p/>
        </draw:polygon>
        <draw:polyline draw:style-name="gr114" draw:text-style-name="P9" draw:layer="layout" svg:width="0.158cm" svg:height="0.157cm" svg:x="18.525cm" svg:y="7.182cm" svg:viewBox="0 0 159 158" draw:points="0,80 80,158 159,80 80,0 0,80">
          <text:p/>
        </draw:polyline>
        <draw:frame draw:style-name="gr211" draw:text-style-name="P21" draw:layer="layout" svg:width="2.775cm" svg:height="0.569cm" svg:x="18.82cm" svg:y="6.729cm">
          <draw:text-box>
            <text:p><text:span text:style-name="T15">Andauernd exploit</text:span></text:p>
          </draw:text-box>
        </draw:frame>
        <draw:frame draw:style-name="gr212" draw:text-style-name="P21" draw:layer="layout" svg:width="3.262cm" svg:height="0.569cm" svg:x="18.82cm" svg:y="7.151cm">
          <draw:text-box>
            <text:p><text:span text:style-name="T15">Abwechselnd explore/</text:span></text:p>
          </draw:text-box>
        </draw:frame>
        <draw:frame draw:style-name="gr213" draw:text-style-name="P21" draw:layer="layout" svg:width="1.315cm" svg:height="0.569cm" svg:x="18.82cm" svg:y="7.519cm">
          <draw:text-box>
            <text:p><text:span text:style-name="T15">exploit</text:span></text:p>
          </draw:text-box>
        </draw:frame>
        <draw:frame draw:style-name="gr214" draw:text-style-name="P22" draw:layer="layout" svg:width="2.403cm" svg:height="0.603cm" svg:x="12.057cm" svg:y="10.153cm">
          <draw:text-box>
            <text:p><text:span text:style-name="T16">Lernrate beta</text:span></text:p>
          </draw:text-box>
        </draw:frame>
        <draw:frame draw:style-name="gr162" draw:text-style-name="P22" draw:layer="layout" svg:width="2.526cm" svg:height="0.603cm" draw:transform="rotate (1.5707963267946) translate (7.608cm 7.688cm)">
          <draw:text-box>
            <text:p><text:span text:style-name="T16">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office:forms form:automatic-focus="false" form:apply-design-mode="false"/>
        <draw:polygon draw:style-name="gr108" draw:text-style-name="P9" draw:layer="layout" svg:width="15.239cm" svg:height="7.009cm" svg:x="-3.082cm" svg:y="2.707cm" svg:viewBox="0 0 15240 7010" draw:points="0,0 15240,0 15240,7010 0,7010">
          <text:p/>
        </draw:polygon>
        <draw:polyline draw:style-name="gr109" draw:text-style-name="P9" draw:layer="layout" svg:width="9.496cm" svg:height="5.246cm" svg:x="-1.667cm" svg:y="3.033cm" svg:viewBox="0 0 9497 5247" draw:points="4749,5247 0,5247 0,0 9497,0 9497,5247 4749,5247">
          <text:p/>
        </draw:polyline>
        <draw:line draw:style-name="gr109" draw:text-style-name="P9" draw:layer="layout" svg:x1="7.83cm" svg:y1="8.279cm" svg:x2="-1.667cm" svg:y2="8.279cm">
          <text:p/>
        </draw:line>
        <draw:line draw:style-name="gr109" draw:text-style-name="P9" draw:layer="layout" svg:x1="7.83cm" svg:y1="7.623cm" svg:x2="-1.667cm" svg:y2="7.623cm">
          <text:p/>
        </draw:line>
        <draw:line draw:style-name="gr109" draw:text-style-name="P9" draw:layer="layout" svg:x1="7.83cm" svg:y1="6.967cm" svg:x2="-1.667cm" svg:y2="6.967cm">
          <text:p/>
        </draw:line>
        <draw:line draw:style-name="gr109" draw:text-style-name="P9" draw:layer="layout" svg:x1="7.83cm" svg:y1="6.311cm" svg:x2="-1.667cm" svg:y2="6.311cm">
          <text:p/>
        </draw:line>
        <draw:line draw:style-name="gr109" draw:text-style-name="P9" draw:layer="layout" svg:x1="7.83cm" svg:y1="5.656cm" svg:x2="-1.667cm" svg:y2="5.656cm">
          <text:p/>
        </draw:line>
        <draw:line draw:style-name="gr109" draw:text-style-name="P9" draw:layer="layout" svg:x1="7.83cm" svg:y1="5cm" svg:x2="-1.667cm" svg:y2="5cm">
          <text:p/>
        </draw:line>
        <draw:line draw:style-name="gr109" draw:text-style-name="P9" draw:layer="layout" svg:x1="7.83cm" svg:y1="4.344cm" svg:x2="-1.667cm" svg:y2="4.344cm">
          <text:p/>
        </draw:line>
        <draw:line draw:style-name="gr109" draw:text-style-name="P9" draw:layer="layout" svg:x1="7.83cm" svg:y1="3.688cm" svg:x2="-1.667cm" svg:y2="3.688cm">
          <text:p/>
        </draw:line>
        <draw:line draw:style-name="gr109" draw:text-style-name="P9" draw:layer="layout" svg:x1="7.83cm" svg:y1="3.032cm" svg:x2="-1.667cm" svg:y2="3.032cm">
          <text:p/>
        </draw:line>
        <draw:frame draw:style-name="gr203" draw:text-style-name="P21" draw:layer="layout" svg:width="0.896cm" svg:height="0.569cm" svg:x="-1.865cm" svg:y="8.563cm">
          <draw:text-box>
            <text:p><text:span text:style-name="T15">0.6</text:span></text:p>
          </draw:text-box>
        </draw:frame>
        <draw:frame draw:style-name="gr202" draw:text-style-name="P21" draw:layer="layout" svg:width="1.052cm" svg:height="0.569cm" svg:x="-0.992cm" svg:y="8.563cm">
          <draw:text-box>
            <text:p><text:span text:style-name="T15">0.64</text:span></text:p>
          </draw:text-box>
        </draw:frame>
        <draw:frame draw:style-name="gr202" draw:text-style-name="P21" draw:layer="layout" svg:width="1.052cm" svg:height="0.569cm" svg:x="-0.039cm" svg:y="8.563cm">
          <draw:text-box>
            <text:p><text:span text:style-name="T15">0.68</text:span></text:p>
          </draw:text-box>
        </draw:frame>
        <draw:frame draw:style-name="gr202" draw:text-style-name="P21" draw:layer="layout" svg:width="1.052cm" svg:height="0.569cm" svg:x="0.913cm" svg:y="8.563cm">
          <draw:text-box>
            <text:p><text:span text:style-name="T15">0.72</text:span></text:p>
          </draw:text-box>
        </draw:frame>
        <draw:frame draw:style-name="gr202" draw:text-style-name="P21" draw:layer="layout" svg:width="1.052cm" svg:height="0.569cm" svg:x="1.866cm" svg:y="8.563cm">
          <draw:text-box>
            <text:p><text:span text:style-name="T15">0.76</text:span></text:p>
          </draw:text-box>
        </draw:frame>
        <draw:frame draw:style-name="gr203" draw:text-style-name="P21" draw:layer="layout" svg:width="0.896cm" svg:height="0.569cm" svg:x="2.871cm" svg:y="8.563cm">
          <draw:text-box>
            <text:p><text:span text:style-name="T15">0.8</text:span></text:p>
          </draw:text-box>
        </draw:frame>
        <draw:frame draw:style-name="gr202" draw:text-style-name="P21" draw:layer="layout" svg:width="1.052cm" svg:height="0.569cm" svg:x="3.744cm" svg:y="8.563cm">
          <draw:text-box>
            <text:p><text:span text:style-name="T15">0.84</text:span></text:p>
          </draw:text-box>
        </draw:frame>
        <draw:frame draw:style-name="gr202" draw:text-style-name="P21" draw:layer="layout" svg:width="1.052cm" svg:height="0.569cm" svg:x="4.696cm" svg:y="8.563cm">
          <draw:text-box>
            <text:p><text:span text:style-name="T15">0.88</text:span></text:p>
          </draw:text-box>
        </draw:frame>
        <draw:frame draw:style-name="gr202" draw:text-style-name="P21" draw:layer="layout" svg:width="1.052cm" svg:height="0.569cm" svg:x="5.648cm" svg:y="8.563cm">
          <draw:text-box>
            <text:p><text:span text:style-name="T15">0.92</text:span></text:p>
          </draw:text-box>
        </draw:frame>
        <draw:frame draw:style-name="gr202" draw:text-style-name="P21" draw:layer="layout" svg:width="1.052cm" svg:height="0.569cm" svg:x="6.601cm" svg:y="8.563cm">
          <draw:text-box>
            <text:p><text:span text:style-name="T15">0.96</text:span></text:p>
          </draw:text-box>
        </draw:frame>
        <draw:frame draw:style-name="gr203" draw:text-style-name="P21" draw:layer="layout" svg:width="0.659cm" svg:height="0.569cm" svg:x="7.738cm" svg:y="8.563cm">
          <draw:text-box>
            <text:p><text:span text:style-name="T15">1</text:span></text:p>
          </draw:text-box>
        </draw:frame>
        <draw:line draw:style-name="gr109" draw:text-style-name="P9" draw:layer="layout" svg:x1="-1.667cm" svg:y1="8.429cm" svg:x2="-1.667cm" svg:y2="8.279cm">
          <text:p/>
        </draw:line>
        <draw:line draw:style-name="gr109" draw:text-style-name="P9" draw:layer="layout" svg:x1="-0.718cm" svg:y1="8.429cm" svg:x2="-0.718cm" svg:y2="8.279cm">
          <text:p/>
        </draw:line>
        <draw:line draw:style-name="gr109" draw:text-style-name="P9" draw:layer="layout" svg:x1="0.232cm" svg:y1="8.429cm" svg:x2="0.232cm" svg:y2="8.279cm">
          <text:p/>
        </draw:line>
        <draw:line draw:style-name="gr109" draw:text-style-name="P9" draw:layer="layout" svg:x1="1.182cm" svg:y1="8.429cm" svg:x2="1.182cm" svg:y2="8.279cm">
          <text:p/>
        </draw:line>
        <draw:line draw:style-name="gr109" draw:text-style-name="P9" draw:layer="layout" svg:x1="2.132cm" svg:y1="8.429cm" svg:x2="2.132cm" svg:y2="8.279cm">
          <text:p/>
        </draw:line>
        <draw:line draw:style-name="gr109" draw:text-style-name="P9" draw:layer="layout" svg:x1="3.082cm" svg:y1="8.429cm" svg:x2="3.082cm" svg:y2="8.279cm">
          <text:p/>
        </draw:line>
        <draw:line draw:style-name="gr109" draw:text-style-name="P9" draw:layer="layout" svg:x1="4.031cm" svg:y1="8.429cm" svg:x2="4.031cm" svg:y2="8.279cm">
          <text:p/>
        </draw:line>
        <draw:line draw:style-name="gr109" draw:text-style-name="P9" draw:layer="layout" svg:x1="4.98cm" svg:y1="8.429cm" svg:x2="4.98cm" svg:y2="8.279cm">
          <text:p/>
        </draw:line>
        <draw:line draw:style-name="gr109" draw:text-style-name="P9" draw:layer="layout" svg:x1="5.93cm" svg:y1="8.429cm" svg:x2="5.93cm" svg:y2="8.279cm">
          <text:p/>
        </draw:line>
        <draw:line draw:style-name="gr109" draw:text-style-name="P9" draw:layer="layout" svg:x1="6.88cm" svg:y1="8.429cm" svg:x2="6.88cm" svg:y2="8.279cm">
          <text:p/>
        </draw:line>
        <draw:polyline draw:style-name="gr109" draw:text-style-name="P9" draw:layer="layout" svg:width="0.149cm" svg:height="9.496cm" draw:transform="rotate (1.5707963267946) translate (-1.6670928416762cm 8.42918371136433cm)" svg:viewBox="0 0 150 9497" draw:points="0,6163 150,6163 150,-3334">
          <text:p/>
        </draw:polyline>
        <draw:frame draw:style-name="gr203" draw:text-style-name="P21" draw:layer="layout" svg:width="0.659cm" svg:height="0.569cm" svg:x="-2.077cm" svg:y="8.14cm">
          <draw:text-box>
            <text:p><text:span text:style-name="T15">0</text:span></text:p>
          </draw:text-box>
        </draw:frame>
        <draw:frame draw:style-name="gr203" draw:text-style-name="P21" draw:layer="layout" svg:width="0.659cm" svg:height="0.569cm" svg:x="-2.077cm" svg:y="7.478cm">
          <draw:text-box>
            <text:p><text:span text:style-name="T15">1</text:span></text:p>
          </draw:text-box>
        </draw:frame>
        <draw:frame draw:style-name="gr203" draw:text-style-name="P21" draw:layer="layout" svg:width="0.659cm" svg:height="0.569cm" svg:x="-2.077cm" svg:y="6.817cm">
          <draw:text-box>
            <text:p><text:span text:style-name="T15">2</text:span></text:p>
          </draw:text-box>
        </draw:frame>
        <draw:frame draw:style-name="gr203" draw:text-style-name="P21" draw:layer="layout" svg:width="0.659cm" svg:height="0.569cm" svg:x="-2.077cm" svg:y="6.155cm">
          <draw:text-box>
            <text:p><text:span text:style-name="T15">3</text:span></text:p>
          </draw:text-box>
        </draw:frame>
        <draw:frame draw:style-name="gr203" draw:text-style-name="P21" draw:layer="layout" svg:width="0.659cm" svg:height="0.569cm" svg:x="-2.077cm" svg:y="5.521cm">
          <draw:text-box>
            <text:p><text:span text:style-name="T15">4</text:span></text:p>
          </draw:text-box>
        </draw:frame>
        <draw:frame draw:style-name="gr203" draw:text-style-name="P21" draw:layer="layout" svg:width="0.659cm" svg:height="0.569cm" svg:x="-2.077cm" svg:y="4.86cm">
          <draw:text-box>
            <text:p><text:span text:style-name="T15">5</text:span></text:p>
          </draw:text-box>
        </draw:frame>
        <draw:frame draw:style-name="gr203" draw:text-style-name="P21" draw:layer="layout" svg:width="0.659cm" svg:height="0.569cm" svg:x="-2.077cm" svg:y="4.198cm">
          <draw:text-box>
            <text:p><text:span text:style-name="T15">6</text:span></text:p>
          </draw:text-box>
        </draw:frame>
        <draw:frame draw:style-name="gr203" draw:text-style-name="P21" draw:layer="layout" svg:width="0.659cm" svg:height="0.569cm" svg:x="-2.077cm" svg:y="3.537cm">
          <draw:text-box>
            <text:p><text:span text:style-name="T15">7</text:span></text:p>
          </draw:text-box>
        </draw:frame>
        <draw:frame draw:style-name="gr203" draw:text-style-name="P21" draw:layer="layout" svg:width="0.659cm" svg:height="0.569cm" svg:x="-2.077cm" svg:y="2.875cm">
          <draw:text-box>
            <text:p><text:span text:style-name="T15">8</text:span></text:p>
          </draw:text-box>
        </draw:frame>
        <draw:line draw:style-name="gr109" draw:text-style-name="P9" draw:layer="layout" svg:x1="-1.817cm" svg:y1="8.279cm" svg:x2="-1.667cm" svg:y2="8.279cm">
          <text:p/>
        </draw:line>
        <draw:line draw:style-name="gr109" draw:text-style-name="P9" draw:layer="layout" svg:x1="-1.817cm" svg:y1="7.623cm" svg:x2="-1.667cm" svg:y2="7.623cm">
          <text:p/>
        </draw:line>
        <draw:line draw:style-name="gr109" draw:text-style-name="P9" draw:layer="layout" svg:x1="-1.817cm" svg:y1="6.967cm" svg:x2="-1.667cm" svg:y2="6.967cm">
          <text:p/>
        </draw:line>
        <draw:line draw:style-name="gr109" draw:text-style-name="P9" draw:layer="layout" svg:x1="-1.817cm" svg:y1="6.311cm" svg:x2="-1.667cm" svg:y2="6.311cm">
          <text:p/>
        </draw:line>
        <draw:line draw:style-name="gr109" draw:text-style-name="P9" draw:layer="layout" svg:x1="-1.817cm" svg:y1="5.656cm" svg:x2="-1.667cm" svg:y2="5.656cm">
          <text:p/>
        </draw:line>
        <draw:line draw:style-name="gr109" draw:text-style-name="P9" draw:layer="layout" svg:x1="-1.817cm" svg:y1="5cm" svg:x2="-1.667cm" svg:y2="5cm">
          <text:p/>
        </draw:line>
        <draw:line draw:style-name="gr109" draw:text-style-name="P9" draw:layer="layout" svg:x1="-1.817cm" svg:y1="4.344cm" svg:x2="-1.667cm" svg:y2="4.344cm">
          <text:p/>
        </draw:line>
        <draw:line draw:style-name="gr109" draw:text-style-name="P9" draw:layer="layout" svg:x1="-1.817cm" svg:y1="3.688cm" svg:x2="-1.667cm" svg:y2="3.688cm">
          <text:p/>
        </draw:line>
        <draw:polyline draw:style-name="gr109" draw:text-style-name="P9" draw:layer="layout" svg:width="0.149cm" svg:height="5.246cm" svg:x="-1.817cm" svg:y="3.032cm" svg:viewBox="0 0 150 5247" draw:points="0,0 150,0 150,5247">
          <text:p/>
        </draw:polyline>
        <draw:polygon draw:style-name="gr113" draw:text-style-name="P9" draw:layer="layout" svg:width="0.952cm" svg:height="0.139cm" svg:x="-1.669cm" svg:y="6.071cm" svg:viewBox="0 0 953 140" draw:points="0,52 949,0 951,44 953,88 4,140 2,96">
          <text:p/>
        </draw:polygon>
        <draw:polygon draw:style-name="gr113" draw:text-style-name="P9" draw:layer="layout" svg:width="0.001cm" svg:height="0.043cm" svg:x="-0.72cm" svg:y="6.071cm" svg:viewBox="0 0 2 44" draw:points="2,44 0,0 2,0">
          <text:p/>
        </draw:polygon>
        <draw:polygon draw:style-name="gr113" draw:text-style-name="P9" draw:layer="layout" svg:width="0.949cm" svg:height="0.087cm" svg:x="-0.718cm" svg:y="6.071cm" svg:viewBox="0 0 950 88" draw:points="0,0 950,0 950,44 950,88 0,88 0,44">
          <text:p/>
        </draw:polygon>
        <draw:polygon draw:style-name="gr113" draw:text-style-name="P9" draw:layer="layout" svg:width="0.004cm" svg:height="0.043cm" svg:x="0.232cm" svg:y="6.115cm" svg:viewBox="0 0 5 44" draw:points="0,0 5,44 0,44">
          <text:p/>
        </draw:polygon>
        <draw:polygon draw:style-name="gr113" draw:text-style-name="P9" draw:layer="layout" svg:width="0.959cm" svg:height="0.186cm" svg:x="0.227cm" svg:y="5.972cm" svg:viewBox="0 0 960 187" draw:points="0,99 950,0 955,44 960,88 10,187 5,143">
          <text:p/>
        </draw:polygon>
        <draw:polygon draw:style-name="gr113" draw:text-style-name="P9" draw:layer="layout" svg:width="0.01cm" svg:height="0.043cm" svg:x="1.182cm" svg:y="6.016cm" svg:viewBox="0 0 11 44" draw:points="0,0 11,42 5,44">
          <text:p/>
        </draw:polygon>
        <draw:polygon draw:style-name="gr113" draw:text-style-name="P9" draw:layer="layout" svg:width="0.971cm" svg:height="0.339cm" svg:x="1.171cm" svg:y="5.718cm" svg:viewBox="0 0 972 340" draw:points="0,256 950,0 961,42 972,84 22,340 11,298">
          <text:p/>
        </draw:polygon>
        <draw:polygon draw:style-name="gr113" draw:text-style-name="P9" draw:layer="layout" svg:width="0.01cm" svg:height="0.042cm" svg:x="2.121cm" svg:y="5.717cm" svg:viewBox="0 0 11 43" draw:points="11,43 0,1 1,0">
          <text:p/>
        </draw:polygon>
        <draw:polygon draw:style-name="gr113" draw:text-style-name="P9" draw:layer="layout" svg:width="0.968cm" svg:height="0.308cm" svg:x="2.122cm" svg:y="5.494cm" svg:viewBox="0 0 969 309" draw:points="0,223 949,0 959,43 969,86 20,309 10,266">
          <text:p/>
        </draw:polygon>
        <draw:polygon draw:style-name="gr113" draw:text-style-name="P9" draw:layer="layout" svg:width="0.009cm" svg:height="0.043cm" svg:x="3.071cm" svg:y="5.493cm" svg:viewBox="0 0 10 44" draw:points="10,44 0,1 7,0">
          <text:p/>
        </draw:polygon>
        <draw:polygon draw:style-name="gr113" draw:text-style-name="P9" draw:layer="layout" svg:width="0.955cm" svg:height="0.152cm" svg:x="3.078cm" svg:y="5.428cm" svg:viewBox="0 0 956 153" draw:points="0,65 950,0 953,44 956,88 6,153 3,109">
          <text:p/>
        </draw:polygon>
        <draw:polygon draw:style-name="gr113" draw:text-style-name="P9" draw:layer="layout" svg:width="0.007cm" svg:height="0.043cm" svg:x="4.028cm" svg:y="5.428cm" svg:viewBox="0 0 8 44" draw:points="3,44 0,0 8,0 8,0">
          <text:p/>
        </draw:polygon>
        <draw:polygon draw:style-name="gr113" draw:text-style-name="P9" draw:layer="layout" svg:width="0.959cm" svg:height="0.205cm" svg:x="4.026cm" svg:y="5.428cm" svg:viewBox="0 0 960 206" draw:points="10,0 960,118 955,162 950,206 0,88 5,44">
          <text:p/>
        </draw:polygon>
        <draw:polygon draw:style-name="gr113" draw:text-style-name="P9" draw:layer="layout" svg:width="0.01cm" svg:height="0.043cm" svg:x="4.975cm" svg:y="5.59cm" svg:viewBox="0 0 11 44" draw:points="5,0 11,44 3,44 0,44">
          <text:p/>
        </draw:polygon>
        <draw:polygon draw:style-name="gr113" draw:text-style-name="P9" draw:layer="layout" svg:width="0.961cm" svg:height="0.218cm" svg:x="4.974cm" svg:y="5.415cm" svg:viewBox="0 0 962 219" draw:points="0,131 950,0 956,44 962,88 12,219 6,175">
          <text:p/>
        </draw:polygon>
        <draw:polygon draw:style-name="gr113" draw:text-style-name="P9" draw:layer="layout" svg:width="0.03cm" svg:height="0.043cm" svg:x="5.924cm" svg:y="5.415cm" svg:viewBox="0 0 31 44" draw:points="6,44 0,0 8,0 15,1 23,3 29,7 31,8">
          <text:p/>
        </draw:polygon>
        <draw:polygon draw:style-name="gr113" draw:text-style-name="P9" draw:layer="layout" svg:width="0.999cm" svg:height="0.72cm" svg:x="5.905cm" svg:y="5.423cm" svg:viewBox="0 0 1000 721" draw:points="50,0 1000,649 975,685 950,721 0,72 25,36">
          <text:p/>
        </draw:polygon>
        <draw:polygon draw:style-name="gr113" draw:text-style-name="P9" draw:layer="layout" svg:width="0.025cm" svg:height="0.035cm" svg:x="6.88cm" svg:y="6.072cm" svg:viewBox="0 0 26 36" draw:points="0,36 25,0 26,1">
          <text:p/>
        </draw:polygon>
        <draw:polygon draw:style-name="gr113" draw:text-style-name="P9" draw:layer="layout" svg:width="1.001cm" svg:height="0.784cm" svg:x="6.854cm" svg:y="6.073cm" svg:viewBox="0 0 1002 785" draw:points="52,0 1002,715 976,750 950,785 0,70 26,35">
          <text:p/>
        </draw:polygon>
        <draw:polygon draw:style-name="gr113" draw:text-style-name="P9" draw:layer="layout" svg:width="0.249cm" svg:height="0.249cm" svg:x="-1.792cm" svg:y="6.042cm" svg:viewBox="0 0 250 250" draw:points="0,0 0,250 250,250 250,0">
          <text:p/>
        </draw:polygon>
        <draw:polyline draw:style-name="gr114" draw:text-style-name="P9" draw:layer="layout" svg:width="0.249cm" svg:height="0.249cm" svg:x="-1.792cm" svg:y="6.042cm" svg:viewBox="0 0 250 250" draw:points="0,0 0,250 250,250 250,0 0,0">
          <text:p/>
        </draw:polyline>
        <draw:polygon draw:style-name="gr115" draw:text-style-name="P9" draw:layer="layout" svg:width="0.249cm" svg:height="0.249cm" svg:x="-0.843cm" svg:y="5.99cm" svg:viewBox="0 0 250 250" draw:points="0,0 0,250 250,250 250,0">
          <text:p/>
        </draw:polygon>
        <draw:polyline draw:style-name="gr114" draw:text-style-name="P9" draw:layer="layout" svg:width="0.249cm" svg:height="0.249cm" svg:x="-0.843cm" svg:y="5.99cm" svg:viewBox="0 0 250 250" draw:points="0,0 0,250 250,250 250,0 0,0">
          <text:p/>
        </draw:polyline>
        <draw:polygon draw:style-name="gr115" draw:text-style-name="P9" draw:layer="layout" svg:width="0.249cm" svg:height="0.249cm" svg:x="0.107cm" svg:y="5.99cm" svg:viewBox="0 0 250 250" draw:points="0,0 0,250 250,250 250,0">
          <text:p/>
        </draw:polygon>
        <draw:polyline draw:style-name="gr114" draw:text-style-name="P9" draw:layer="layout" svg:width="0.249cm" svg:height="0.249cm" svg:x="0.107cm" svg:y="5.99cm" svg:viewBox="0 0 250 250" draw:points="0,0 0,250 250,250 250,0 0,0">
          <text:p/>
        </draw:polyline>
        <draw:polygon draw:style-name="gr115" draw:text-style-name="P9" draw:layer="layout" svg:width="0.249cm" svg:height="0.249cm" svg:x="1.057cm" svg:y="5.891cm" svg:viewBox="0 0 250 250" draw:points="0,0 0,250 250,250 250,0">
          <text:p/>
        </draw:polygon>
        <draw:polyline draw:style-name="gr114" draw:text-style-name="P9" draw:layer="layout" svg:width="0.249cm" svg:height="0.249cm" svg:x="1.057cm" svg:y="5.891cm" svg:viewBox="0 0 250 250" draw:points="0,0 0,250 250,250 250,0 0,0">
          <text:p/>
        </draw:polyline>
        <draw:polygon draw:style-name="gr115" draw:text-style-name="P9" draw:layer="layout" svg:width="0.249cm" svg:height="0.249cm" svg:x="2.007cm" svg:y="5.635cm" svg:viewBox="0 0 250 250" draw:points="0,0 0,250 250,250 250,0">
          <text:p/>
        </draw:polygon>
        <draw:polyline draw:style-name="gr114" draw:text-style-name="P9" draw:layer="layout" svg:width="0.249cm" svg:height="0.249cm" svg:x="2.007cm" svg:y="5.635cm" svg:viewBox="0 0 250 250" draw:points="0,0 0,250 250,250 250,0 0,0">
          <text:p/>
        </draw:polyline>
        <draw:polygon draw:style-name="gr115" draw:text-style-name="P9" draw:layer="layout" svg:width="0.249cm" svg:height="0.249cm" svg:x="2.956cm" svg:y="5.412cm" svg:viewBox="0 0 250 250" draw:points="0,0 0,250 250,250 250,0">
          <text:p/>
        </draw:polygon>
        <draw:polyline draw:style-name="gr114" draw:text-style-name="P9" draw:layer="layout" svg:width="0.249cm" svg:height="0.249cm" svg:x="2.956cm" svg:y="5.412cm" svg:viewBox="0 0 250 250" draw:points="0,0 0,250 250,250 250,0 0,0">
          <text:p/>
        </draw:polyline>
        <draw:polygon draw:style-name="gr115" draw:text-style-name="P9" draw:layer="layout" svg:width="0.249cm" svg:height="0.249cm" svg:x="3.906cm" svg:y="5.347cm" svg:viewBox="0 0 250 250" draw:points="0,0 0,250 250,250 250,0">
          <text:p/>
        </draw:polygon>
        <draw:polyline draw:style-name="gr114" draw:text-style-name="P9" draw:layer="layout" svg:width="0.249cm" svg:height="0.249cm" svg:x="3.906cm" svg:y="5.347cm" svg:viewBox="0 0 250 250" draw:points="0,0 0,250 250,250 250,0 0,0">
          <text:p/>
        </draw:polyline>
        <draw:polygon draw:style-name="gr115" draw:text-style-name="P9" draw:layer="layout" svg:width="0.249cm" svg:height="0.249cm" svg:x="4.855cm" svg:y="5.465cm" svg:viewBox="0 0 250 250" draw:points="0,0 0,250 250,250 250,0">
          <text:p/>
        </draw:polygon>
        <draw:polyline draw:style-name="gr114" draw:text-style-name="P9" draw:layer="layout" svg:width="0.249cm" svg:height="0.249cm" svg:x="4.855cm" svg:y="5.465cm" svg:viewBox="0 0 250 250" draw:points="0,0 0,250 250,250 250,0 0,0">
          <text:p/>
        </draw:polyline>
        <draw:polygon draw:style-name="gr115" draw:text-style-name="P9" draw:layer="layout" svg:width="0.249cm" svg:height="0.249cm" svg:x="5.805cm" svg:y="5.334cm" svg:viewBox="0 0 250 250" draw:points="0,0 0,250 250,250 250,0">
          <text:p/>
        </draw:polygon>
        <draw:polyline draw:style-name="gr114" draw:text-style-name="P9" draw:layer="layout" svg:width="0.249cm" svg:height="0.249cm" svg:x="5.805cm" svg:y="5.334cm" svg:viewBox="0 0 250 250" draw:points="0,0 0,250 250,250 250,0 0,0">
          <text:p/>
        </draw:polyline>
        <draw:polygon draw:style-name="gr115" draw:text-style-name="P9" draw:layer="layout" svg:width="0.249cm" svg:height="0.249cm" svg:x="6.755cm" svg:y="5.983cm" svg:viewBox="0 0 250 250" draw:points="0,0 0,250 250,250 250,0">
          <text:p/>
        </draw:polygon>
        <draw:polyline draw:style-name="gr114" draw:text-style-name="P9" draw:layer="layout" svg:width="0.249cm" svg:height="0.249cm" svg:x="6.755cm" svg:y="5.983cm" svg:viewBox="0 0 250 250" draw:points="0,0 0,250 250,250 250,0 0,0">
          <text:p/>
        </draw:polyline>
        <draw:polygon draw:style-name="gr115" draw:text-style-name="P9" draw:layer="layout" svg:width="0.249cm" svg:height="0.249cm" svg:x="7.705cm" svg:y="6.697cm" svg:viewBox="0 0 250 250" draw:points="0,0 0,250 250,250 250,0">
          <text:p/>
        </draw:polygon>
        <draw:polyline draw:style-name="gr114" draw:text-style-name="P9" draw:layer="layout" svg:width="0.249cm" svg:height="0.249cm" svg:x="7.705cm" svg:y="6.697cm" svg:viewBox="0 0 250 250" draw:points="0,0 0,250 250,250 250,0 0,0">
          <text:p/>
        </draw:polyline>
        <draw:polygon draw:style-name="gr116" draw:text-style-name="P9" draw:layer="layout" svg:width="0.972cm" svg:height="0.345cm" svg:x="-1.679cm" svg:y="4.144cm" svg:viewBox="0 0 973 346" draw:points="0,262 949,0 961,42 973,84 24,346 12,304">
          <text:p/>
        </draw:polygon>
        <draw:polygon draw:style-name="gr116" draw:text-style-name="P9" draw:layer="layout" svg:width="0.011cm" svg:height="0.043cm" svg:x="-0.73cm" svg:y="4.142cm" svg:viewBox="0 0 12 44" draw:points="12,44 0,2 7,0">
          <text:p/>
        </draw:polygon>
        <draw:polygon draw:style-name="gr116" draw:text-style-name="P9" draw:layer="layout" svg:width="0.959cm" svg:height="0.198cm" svg:x="-0.723cm" svg:y="4.031cm" svg:viewBox="0 0 960 199" draw:points="0,111 950,0 955,44 960,88 10,199 5,155">
          <text:p/>
        </draw:polygon>
        <draw:polygon draw:style-name="gr116" draw:text-style-name="P9" draw:layer="layout" svg:width="0.018cm" svg:height="0.043cm" svg:x="0.232cm" svg:y="4.075cm" svg:viewBox="0 0 19 44" draw:points="0,0 19,40 12,42 5,44">
          <text:p/>
        </draw:polygon>
        <draw:polygon draw:style-name="gr116" draw:text-style-name="P9" draw:layer="layout" svg:width="0.987cm" svg:height="0.532cm" svg:x="0.213cm" svg:y="3.582cm" svg:viewBox="0 0 988 533" draw:points="0,453 950,0 969,40 988,80 38,533 19,493">
          <text:p/>
        </draw:polygon>
        <draw:polygon draw:style-name="gr116" draw:text-style-name="P9" draw:layer="layout" svg:width="0.018cm" svg:height="0.043cm" svg:x="1.163cm" svg:y="3.578cm" svg:viewBox="0 0 19 44" draw:points="19,44 0,4 7,2 13,0">
          <text:p/>
        </draw:polygon>
        <draw:polygon draw:style-name="gr116" draw:text-style-name="P9" draw:layer="layout" svg:width="0.961cm" svg:height="0.212cm" svg:x="1.176cm" svg:y="3.453cm" svg:viewBox="0 0 962 213" draw:points="0,125 950,0 956,44 962,88 12,213 6,169">
          <text:p/>
        </draw:polygon>
        <draw:polygon draw:style-name="gr116" draw:text-style-name="P9" draw:layer="layout" svg:width="0.009cm" svg:height="0.043cm" svg:x="2.126cm" svg:y="3.453cm" svg:viewBox="0 0 10 44" draw:points="6,44 0,0 8,0 10,0">
          <text:p/>
        </draw:polygon>
        <draw:polygon draw:style-name="gr116" draw:text-style-name="P9" draw:layer="layout" svg:width="0.956cm" svg:height="0.166cm" svg:x="2.128cm" svg:y="3.453cm" svg:viewBox="0 0 957 167" draw:points="8,0 957,79 953,123 949,167 0,88 4,44">
          <text:p/>
        </draw:polygon>
        <draw:polygon draw:style-name="gr116" draw:text-style-name="P9" draw:layer="layout" svg:width="0.003cm" svg:height="0.043cm" svg:x="3.077cm" svg:y="3.576cm" svg:viewBox="0 0 4 44" draw:points="4,0 1,44 0,44">
          <text:p/>
        </draw:polygon>
        <draw:polygon draw:style-name="gr116" draw:text-style-name="P9" draw:layer="layout" svg:width="0.955cm" svg:height="0.159cm" svg:x="3.078cm" svg:y="3.532cm" svg:viewBox="0 0 956 160" draw:points="6,0 956,72 953,116 950,160 0,88 3,44">
          <text:p/>
        </draw:polygon>
        <draw:polygon draw:style-name="gr116" draw:text-style-name="P9" draw:layer="layout" svg:width="0.004cm" svg:height="0.043cm" svg:x="4.028cm" svg:y="3.648cm" svg:viewBox="0 0 5 44" draw:points="3,0 5,44 0,44">
          <text:p/>
        </draw:polygon>
        <draw:polygon draw:style-name="gr116" draw:text-style-name="P9" draw:layer="layout" svg:width="0.953cm" svg:height="0.139cm" svg:x="4.029cm" svg:y="3.552cm" svg:viewBox="0 0 954 140" draw:points="0,52 950,0 952,44 954,88 4,140 2,96">
          <text:p/>
        </draw:polygon>
        <draw:polygon draw:style-name="gr116" draw:text-style-name="P9" draw:layer="layout" svg:width="0.024cm" svg:height="0.043cm" svg:x="4.978cm" svg:y="3.552cm" svg:viewBox="0 0 25 44" draw:points="2,44 0,0 7,0 15,2 22,5 25,7">
          <text:p/>
        </draw:polygon>
        <draw:polygon draw:style-name="gr116" draw:text-style-name="P9" draw:layer="layout" svg:width="0.995cm" svg:height="0.663cm" svg:x="4.957cm" svg:y="3.559cm" svg:viewBox="0 0 996 664" draw:points="46,0 996,590 973,627 950,664 0,74 23,37">
          <text:p/>
        </draw:polygon>
        <draw:polygon draw:style-name="gr116" draw:text-style-name="P9" draw:layer="layout" svg:width="0.022cm" svg:height="0.042cm" svg:x="5.907cm" svg:y="4.186cm" svg:viewBox="0 0 23 43" draw:points="23,0 13,43 6,40 0,37">
          <text:p/>
        </draw:polygon>
        <draw:polygon draw:style-name="gr116" draw:text-style-name="P9" draw:layer="layout" svg:width="0.969cm" svg:height="0.308cm" svg:x="5.92cm" svg:y="4.143cm" svg:viewBox="0 0 970 309" draw:points="20,0 970,223 960,266 950,309 0,86 10,43">
          <text:p/>
        </draw:polygon>
        <draw:polygon draw:style-name="gr116" draw:text-style-name="P9" draw:layer="layout" svg:width="0.021cm" svg:height="0.042cm" svg:x="6.88cm" svg:y="4.366cm" svg:viewBox="0 0 22 43" draw:points="0,43 10,0 17,3 22,5">
          <text:p/>
        </draw:polygon>
        <draw:polygon draw:style-name="gr116" draw:text-style-name="P9" draw:layer="layout" svg:width="0.993cm" svg:height="0.62cm" svg:x="6.858cm" svg:y="4.371cm" svg:viewBox="0 0 994 621" draw:points="44,0 994,545 972,583 950,621 0,76 22,38">
          <text:p/>
        </draw:polygon>
        <draw:polygon draw:style-name="gr116" draw:text-style-name="P9" draw:layer="layout" svg:width="0.249cm" svg:height="0.249cm" svg:x="-1.792cm" svg:y="4.323cm" svg:viewBox="0 0 250 250" draw:points="0,125 125,250 250,125 125,0">
          <text:p/>
        </draw:polygon>
        <draw:polyline draw:style-name="gr114" draw:text-style-name="P9" draw:layer="layout" svg:width="0.249cm" svg:height="0.249cm" svg:x="-1.792cm" svg:y="4.323cm" svg:viewBox="0 0 250 250" draw:points="0,125 125,250 250,125 125,0 0,125">
          <text:p/>
        </draw:polyline>
        <draw:polygon draw:style-name="gr116" draw:text-style-name="P9" draw:layer="layout" svg:width="0.249cm" svg:height="0.249cm" svg:x="-0.843cm" svg:y="4.061cm" svg:viewBox="0 0 250 250" draw:points="0,125 125,250 250,125 125,0">
          <text:p/>
        </draw:polygon>
        <draw:polyline draw:style-name="gr114" draw:text-style-name="P9" draw:layer="layout" svg:width="0.249cm" svg:height="0.249cm" svg:x="-0.843cm" svg:y="4.061cm" svg:viewBox="0 0 250 250" draw:points="0,125 125,250 250,125 125,0 0,125">
          <text:p/>
        </draw:polyline>
        <draw:polygon draw:style-name="gr116" draw:text-style-name="P9" draw:layer="layout" svg:width="0.249cm" svg:height="0.249cm" svg:x="0.107cm" svg:y="3.95cm" svg:viewBox="0 0 250 250" draw:points="0,125 125,250 250,125 125,0">
          <text:p/>
        </draw:polygon>
        <draw:polyline draw:style-name="gr114" draw:text-style-name="P9" draw:layer="layout" svg:width="0.249cm" svg:height="0.249cm" svg:x="0.107cm" svg:y="3.95cm" svg:viewBox="0 0 250 250" draw:points="0,125 125,250 250,125 125,0 0,125">
          <text:p/>
        </draw:polyline>
        <draw:polygon draw:style-name="gr116" draw:text-style-name="P9" draw:layer="layout" svg:width="0.249cm" svg:height="0.249cm" svg:x="1.057cm" svg:y="3.497cm" svg:viewBox="0 0 250 250" draw:points="0,125 125,250 250,125 125,0">
          <text:p/>
        </draw:polygon>
        <draw:polyline draw:style-name="gr114" draw:text-style-name="P9" draw:layer="layout" svg:width="0.249cm" svg:height="0.249cm" svg:x="1.057cm" svg:y="3.497cm" svg:viewBox="0 0 250 250" draw:points="0,125 125,250 250,125 125,0 0,125">
          <text:p/>
        </draw:polyline>
        <draw:polygon draw:style-name="gr116" draw:text-style-name="P9" draw:layer="layout" svg:width="0.249cm" svg:height="0.249cm" svg:x="2.007cm" svg:y="3.372cm" svg:viewBox="0 0 250 250" draw:points="0,125 125,250 250,125 125,0">
          <text:p/>
        </draw:polygon>
        <draw:polyline draw:style-name="gr114" draw:text-style-name="P9" draw:layer="layout" svg:width="0.249cm" svg:height="0.249cm" svg:x="2.007cm" svg:y="3.372cm" svg:viewBox="0 0 250 250" draw:points="0,125 125,250 250,125 125,0 0,125">
          <text:p/>
        </draw:polyline>
        <draw:polygon draw:style-name="gr116" draw:text-style-name="P9" draw:layer="layout" svg:width="0.249cm" svg:height="0.249cm" svg:x="2.956cm" svg:y="3.451cm" svg:viewBox="0 0 250 250" draw:points="0,125 125,250 250,125 125,0">
          <text:p/>
        </draw:polygon>
        <draw:polyline draw:style-name="gr114" draw:text-style-name="P9" draw:layer="layout" svg:width="0.249cm" svg:height="0.249cm" svg:x="2.956cm" svg:y="3.451cm" svg:viewBox="0 0 250 250" draw:points="0,125 125,250 250,125 125,0 0,125">
          <text:p/>
        </draw:polyline>
        <draw:polygon draw:style-name="gr116" draw:text-style-name="P9" draw:layer="layout" svg:width="0.249cm" svg:height="0.249cm" svg:x="3.906cm" svg:y="3.523cm" svg:viewBox="0 0 250 250" draw:points="0,125 125,250 250,125 125,0">
          <text:p/>
        </draw:polygon>
        <draw:polyline draw:style-name="gr114" draw:text-style-name="P9" draw:layer="layout" svg:width="0.249cm" svg:height="0.249cm" svg:x="3.906cm" svg:y="3.523cm" svg:viewBox="0 0 250 250" draw:points="0,125 125,250 250,125 125,0 0,125">
          <text:p/>
        </draw:polyline>
        <draw:polygon draw:style-name="gr116" draw:text-style-name="P9" draw:layer="layout" svg:width="0.249cm" svg:height="0.249cm" svg:x="4.855cm" svg:y="3.471cm" svg:viewBox="0 0 250 250" draw:points="0,125 125,250 250,125 125,0">
          <text:p/>
        </draw:polygon>
        <draw:polyline draw:style-name="gr114" draw:text-style-name="P9" draw:layer="layout" svg:width="0.249cm" svg:height="0.249cm" svg:x="4.855cm" svg:y="3.471cm" svg:viewBox="0 0 250 250" draw:points="0,125 125,250 250,125 125,0 0,125">
          <text:p/>
        </draw:polyline>
        <draw:polygon draw:style-name="gr116" draw:text-style-name="P9" draw:layer="layout" svg:width="0.249cm" svg:height="0.249cm" svg:x="5.805cm" svg:y="4.061cm" svg:viewBox="0 0 250 250" draw:points="0,125 125,250 250,125 125,0">
          <text:p/>
        </draw:polygon>
        <draw:polyline draw:style-name="gr114" draw:text-style-name="P9" draw:layer="layout" svg:width="0.249cm" svg:height="0.249cm" svg:x="5.805cm" svg:y="4.061cm" svg:viewBox="0 0 250 250" draw:points="0,125 125,250 250,125 125,0 0,125">
          <text:p/>
        </draw:polyline>
        <draw:polygon draw:style-name="gr116" draw:text-style-name="P9" draw:layer="layout" svg:width="0.249cm" svg:height="0.249cm" svg:x="6.755cm" svg:y="4.284cm" svg:viewBox="0 0 250 250" draw:points="0,125 125,250 250,125 125,0">
          <text:p/>
        </draw:polygon>
        <draw:polyline draw:style-name="gr114" draw:text-style-name="P9" draw:layer="layout" svg:width="0.249cm" svg:height="0.249cm" svg:x="6.755cm" svg:y="4.284cm" svg:viewBox="0 0 250 250" draw:points="0,125 125,250 250,125 125,0 0,125">
          <text:p/>
        </draw:polyline>
        <draw:polygon draw:style-name="gr116" draw:text-style-name="P9" draw:layer="layout" svg:width="0.249cm" svg:height="0.249cm" svg:x="7.705cm" svg:y="4.829cm" svg:viewBox="0 0 250 250" draw:points="0,125 125,250 250,125 125,0">
          <text:p/>
        </draw:polygon>
        <draw:polyline draw:style-name="gr114" draw:text-style-name="P9" draw:layer="layout" svg:width="0.249cm" svg:height="0.249cm" svg:x="7.705cm" svg:y="4.829cm" svg:viewBox="0 0 250 250" draw:points="0,125 125,250 250,125 125,0 0,125">
          <text:p/>
        </draw:polyline>
        <draw:polygon draw:style-name="gr127" draw:text-style-name="P9" draw:layer="layout" svg:width="0.954cm" svg:height="0.146cm" svg:x="-1.67cm" svg:y="7.362cm" svg:viewBox="0 0 955 147" draw:points="6,0 955,59 952,103 949,147 0,88 3,44">
          <text:p/>
        </draw:polygon>
        <draw:polygon draw:style-name="gr127" draw:text-style-name="P9" draw:layer="layout" svg:width="0.018cm" svg:height="0.043cm" svg:x="-0.721cm" svg:y="7.465cm" svg:viewBox="0 0 19 44" draw:points="3,0 19,41 12,43 4,44 0,44">
          <text:p/>
        </draw:polygon>
        <draw:polygon draw:style-name="gr127" draw:text-style-name="P9" draw:layer="layout" svg:width="0.981cm" svg:height="0.455cm" svg:x="-0.734cm" svg:y="7.05cm" svg:viewBox="0 0 982 456" draw:points="0,374 950,0 966,41 982,82 32,456 16,415">
          <text:p/>
        </draw:polygon>
        <draw:polygon draw:style-name="gr127" draw:text-style-name="P9" draw:layer="layout" svg:width="0.015cm" svg:height="0.041cm" svg:x="0.216cm" svg:y="7.049cm" svg:viewBox="0 0 16 42" draw:points="16,42 0,1 2,0">
          <text:p/>
        </draw:polygon>
        <draw:polygon draw:style-name="gr127" draw:text-style-name="P9" draw:layer="layout" svg:width="0.977cm" svg:height="0.404cm" svg:x="0.218cm" svg:y="6.728cm" svg:viewBox="0 0 978 405" draw:points="0,321 950,0 964,42 978,84 28,405 14,363">
          <text:p/>
        </draw:polygon>
        <draw:polygon draw:style-name="gr127" draw:text-style-name="P9" draw:layer="layout" svg:width="0.015cm" svg:height="0.043cm" svg:x="1.168cm" svg:y="6.726cm" svg:viewBox="0 0 16 44" draw:points="14,44 0,2 7,1 15,0 16,0">
          <text:p/>
        </draw:polygon>
        <draw:polygon draw:style-name="gr127" draw:text-style-name="P9" draw:layer="layout" svg:width="0.953cm" svg:height="0.139cm" svg:x="1.18cm" svg:y="6.726cm" svg:viewBox="0 0 954 140" draw:points="4,0 954,52 952,96 950,140 0,88 2,44">
          <text:p/>
        </draw:polygon>
        <draw:polygon draw:style-name="gr127" draw:text-style-name="P9" draw:layer="layout" svg:width="0.022cm" svg:height="0.043cm" svg:x="2.13cm" svg:y="6.822cm" svg:viewBox="0 0 23 44" draw:points="2,0 23,39 16,42 8,44 0,44 0,44">
          <text:p/>
        </draw:polygon>
        <draw:polygon draw:style-name="gr127" draw:text-style-name="P9" draw:layer="layout" svg:width="0.99cm" svg:height="0.582cm" svg:x="2.111cm" svg:y="6.278cm" svg:viewBox="0 0 991 583" draw:points="0,505 949,0 970,39 991,78 42,583 21,544">
          <text:p/>
        </draw:polygon>
        <draw:polygon draw:style-name="gr127" draw:text-style-name="P9" draw:layer="layout" svg:width="0.02cm" svg:height="0.038cm" svg:x="3.06cm" svg:y="6.278cm" svg:viewBox="0 0 21 39" draw:points="21,39 0,0 1,0">
          <text:p/>
        </draw:polygon>
        <draw:polygon draw:style-name="gr127" draw:text-style-name="P9" draw:layer="layout" svg:width="0.989cm" svg:height="0.549cm" svg:x="3.061cm" svg:y="5.807cm" svg:viewBox="0 0 990 550" draw:points="0,472 950,0 970,39 990,78 40,550 20,511">
          <text:p/>
        </draw:polygon>
        <draw:polygon draw:style-name="gr127" draw:text-style-name="P9" draw:layer="layout" svg:width="0.019cm" svg:height="0.042cm" svg:x="4.011cm" svg:y="5.803cm" svg:viewBox="0 0 20 43" draw:points="20,43 0,4 8,1 12,0">
          <text:p/>
        </draw:polygon>
        <draw:polygon draw:style-name="gr127" draw:text-style-name="P9" draw:layer="layout" svg:width="0.965cm" svg:height="0.262cm" svg:x="4.023cm" svg:y="5.626cm" svg:viewBox="0 0 966 263" draw:points="0,177 950,0 958,43 966,86 16,263 8,220">
          <text:p/>
        </draw:polygon>
        <draw:polygon draw:style-name="gr127" draw:text-style-name="P9" draw:layer="layout" svg:width="0.013cm" svg:height="0.043cm" svg:x="4.972cm" svg:y="5.625cm" svg:viewBox="0 0 14 44" draw:points="8,44 0,1 8,0 14,0">
          <text:p/>
        </draw:polygon>
        <draw:polygon draw:style-name="gr127" draw:text-style-name="P9" draw:layer="layout" svg:width="0.961cm" svg:height="0.218cm" svg:x="4.974cm" svg:y="5.625cm" svg:viewBox="0 0 962 219" draw:points="12,0 962,131 956,175 950,219 0,88 6,44">
          <text:p/>
        </draw:polygon>
        <draw:polygon draw:style-name="gr127" draw:text-style-name="P9" draw:layer="layout" svg:width="0.019cm" svg:height="0.043cm" svg:x="5.93cm" svg:y="5.756cm" svg:viewBox="0 0 20 44" draw:points="0,44 6,0 13,2 20,5">
          <text:p/>
        </draw:polygon>
        <draw:polygon draw:style-name="gr127" draw:text-style-name="P9" draw:layer="layout" svg:width="0.989cm" svg:height="0.556cm" svg:x="5.91cm" svg:y="5.761cm" svg:viewBox="0 0 990 557" draw:points="40,0 990,479 970,518 950,557 0,78 20,39">
          <text:p/>
        </draw:polygon>
        <draw:polygon draw:style-name="gr127" draw:text-style-name="P9" draw:layer="layout" svg:width="0.019cm" svg:height="0.042cm" svg:x="6.86cm" svg:y="6.278cm" svg:viewBox="0 0 20 43" draw:points="20,0 13,43 5,41 0,39">
          <text:p/>
        </draw:polygon>
        <draw:polygon draw:style-name="gr127" draw:text-style-name="P9" draw:layer="layout" svg:width="0.963cm" svg:height="0.249cm" svg:x="6.873cm" svg:y="6.235cm" svg:viewBox="0 0 964 250" draw:points="14,0 964,164 957,207 950,250 0,86 7,43">
          <text:p/>
        </draw:polygon>
        <draw:polygon draw:style-name="gr127" draw:text-style-name="P9" draw:layer="layout" svg:width="0.249cm" svg:height="0.249cm" svg:x="-1.792cm" svg:y="7.281cm" svg:viewBox="0 0 250 250" draw:points="0,0 125,250 250,0">
          <text:p/>
        </draw:polygon>
        <draw:polyline draw:style-name="gr114" draw:text-style-name="P9" draw:layer="layout" svg:width="0.249cm" svg:height="0.249cm" svg:x="-1.792cm" svg:y="7.281cm" svg:viewBox="0 0 250 250" draw:points="0,0 125,250 250,0 0,0">
          <text:p/>
        </draw:polyline>
        <draw:polygon draw:style-name="gr127" draw:text-style-name="P9" draw:layer="layout" svg:width="0.249cm" svg:height="0.249cm" svg:x="-0.843cm" svg:y="7.34cm" svg:viewBox="0 0 250 250" draw:points="0,0 125,250 250,0">
          <text:p/>
        </draw:polygon>
        <draw:polyline draw:style-name="gr114" draw:text-style-name="P9" draw:layer="layout" svg:width="0.249cm" svg:height="0.249cm" svg:x="-0.843cm" svg:y="7.34cm" svg:viewBox="0 0 250 250" draw:points="0,0 125,250 250,0 0,0">
          <text:p/>
        </draw:polyline>
        <draw:polygon draw:style-name="gr127" draw:text-style-name="P9" draw:layer="layout" svg:width="0.249cm" svg:height="0.249cm" svg:x="0.107cm" svg:y="6.966cm" svg:viewBox="0 0 250 250" draw:points="0,0 125,250 250,0">
          <text:p/>
        </draw:polygon>
        <draw:polyline draw:style-name="gr114" draw:text-style-name="P9" draw:layer="layout" svg:width="0.249cm" svg:height="0.249cm" svg:x="0.107cm" svg:y="6.966cm" svg:viewBox="0 0 250 250" draw:points="0,0 125,250 250,0 0,0">
          <text:p/>
        </draw:polyline>
        <draw:polygon draw:style-name="gr127" draw:text-style-name="P9" draw:layer="layout" svg:width="0.249cm" svg:height="0.249cm" svg:x="1.057cm" svg:y="6.645cm" svg:viewBox="0 0 250 250" draw:points="0,0 125,250 250,0">
          <text:p/>
        </draw:polygon>
        <draw:polyline draw:style-name="gr114" draw:text-style-name="P9" draw:layer="layout" svg:width="0.249cm" svg:height="0.249cm" svg:x="1.057cm" svg:y="6.645cm" svg:viewBox="0 0 250 250" draw:points="0,0 125,250 250,0 0,0">
          <text:p/>
        </draw:polyline>
        <draw:polygon draw:style-name="gr127" draw:text-style-name="P9" draw:layer="layout" svg:width="0.249cm" svg:height="0.249cm" svg:x="2.007cm" svg:y="6.697cm" svg:viewBox="0 0 250 250" draw:points="0,0 125,250 250,0">
          <text:p/>
        </draw:polygon>
        <draw:polyline draw:style-name="gr114" draw:text-style-name="P9" draw:layer="layout" svg:width="0.249cm" svg:height="0.249cm" svg:x="2.007cm" svg:y="6.697cm" svg:viewBox="0 0 250 250" draw:points="0,0 125,250 250,0 0,0">
          <text:p/>
        </draw:polyline>
        <draw:polygon draw:style-name="gr127" draw:text-style-name="P9" draw:layer="layout" svg:width="0.249cm" svg:height="0.249cm" svg:x="2.956cm" svg:y="6.193cm" svg:viewBox="0 0 250 250" draw:points="0,0 125,250 250,0">
          <text:p/>
        </draw:polygon>
        <draw:polyline draw:style-name="gr114" draw:text-style-name="P9" draw:layer="layout" svg:width="0.249cm" svg:height="0.249cm" svg:x="2.956cm" svg:y="6.193cm" svg:viewBox="0 0 250 250" draw:points="0,0 125,250 250,0 0,0">
          <text:p/>
        </draw:polyline>
        <draw:polygon draw:style-name="gr127" draw:text-style-name="P9" draw:layer="layout" svg:width="0.249cm" svg:height="0.249cm" svg:x="3.906cm" svg:y="5.721cm" svg:viewBox="0 0 250 250" draw:points="0,0 125,250 250,0">
          <text:p/>
        </draw:polygon>
        <draw:polyline draw:style-name="gr114" draw:text-style-name="P9" draw:layer="layout" svg:width="0.249cm" svg:height="0.249cm" svg:x="3.906cm" svg:y="5.721cm" svg:viewBox="0 0 250 250" draw:points="0,0 125,250 250,0 0,0">
          <text:p/>
        </draw:polyline>
        <draw:polygon draw:style-name="gr127" draw:text-style-name="P9" draw:layer="layout" svg:width="0.249cm" svg:height="0.249cm" svg:x="4.855cm" svg:y="5.544cm" svg:viewBox="0 0 250 250" draw:points="0,0 125,250 250,0">
          <text:p/>
        </draw:polygon>
        <draw:polyline draw:style-name="gr114" draw:text-style-name="P9" draw:layer="layout" svg:width="0.249cm" svg:height="0.249cm" svg:x="4.855cm" svg:y="5.544cm" svg:viewBox="0 0 250 250" draw:points="0,0 125,250 250,0 0,0">
          <text:p/>
        </draw:polyline>
        <draw:polygon draw:style-name="gr127" draw:text-style-name="P9" draw:layer="layout" svg:width="0.249cm" svg:height="0.249cm" svg:x="5.805cm" svg:y="5.675cm" svg:viewBox="0 0 250 250" draw:points="0,0 125,250 250,0">
          <text:p/>
        </draw:polygon>
        <draw:polyline draw:style-name="gr114" draw:text-style-name="P9" draw:layer="layout" svg:width="0.249cm" svg:height="0.249cm" svg:x="5.805cm" svg:y="5.675cm" svg:viewBox="0 0 250 250" draw:points="0,0 125,250 250,0 0,0">
          <text:p/>
        </draw:polyline>
        <draw:polygon draw:style-name="gr127" draw:text-style-name="P9" draw:layer="layout" svg:width="0.249cm" svg:height="0.249cm" svg:x="6.755cm" svg:y="6.154cm" svg:viewBox="0 0 250 250" draw:points="0,0 125,250 250,0">
          <text:p/>
        </draw:polygon>
        <draw:polyline draw:style-name="gr114" draw:text-style-name="P9" draw:layer="layout" svg:width="0.249cm" svg:height="0.249cm" svg:x="6.755cm" svg:y="6.154cm" svg:viewBox="0 0 250 250" draw:points="0,0 125,250 250,0 0,0">
          <text:p/>
        </draw:polyline>
        <draw:polygon draw:style-name="gr127" draw:text-style-name="P9" draw:layer="layout" svg:width="0.249cm" svg:height="0.249cm" svg:x="7.705cm" svg:y="6.317cm" svg:viewBox="0 0 250 250" draw:points="0,0 125,250 250,0">
          <text:p/>
        </draw:polygon>
        <draw:polyline draw:style-name="gr114" draw:text-style-name="P9" draw:layer="layout" svg:width="0.249cm" svg:height="0.249cm" svg:x="7.705cm" svg:y="6.317cm" svg:viewBox="0 0 250 250" draw:points="0,0 125,250 250,0 0,0">
          <text:p/>
        </draw:polyline>
        <draw:polygon draw:style-name="gr115" draw:text-style-name="P9" draw:layer="layout" svg:width="0.316cm" svg:height="0.087cm" svg:x="8.323cm" svg:y="5.298cm" svg:viewBox="0 0 317 88" draw:points="0,0 317,0 317,88 0,88">
          <text:p/>
        </draw:polygon>
        <draw:polygon draw:style-name="gr115" draw:text-style-name="P9" draw:layer="layout" svg:width="0.158cm" svg:height="0.158cm" svg:x="8.402cm" svg:y="5.262cm" svg:viewBox="0 0 159 159" draw:points="0,0 0,159 159,159 159,0">
          <text:p/>
        </draw:polygon>
        <draw:polyline draw:style-name="gr114" draw:text-style-name="P9" draw:layer="layout" svg:width="0.158cm" svg:height="0.158cm" svg:x="8.402cm" svg:y="5.262cm" svg:viewBox="0 0 159 159" draw:points="0,0 0,159 159,159 159,0 0,0">
          <text:p/>
        </draw:polyline>
        <draw:polygon draw:style-name="gr116" draw:text-style-name="P9" draw:layer="layout" svg:width="0.316cm" svg:height="0.087cm" svg:x="8.323cm" svg:y="6.095cm" svg:viewBox="0 0 317 88" draw:points="0,0 317,0 317,88 0,88">
          <text:p/>
        </draw:polygon>
        <draw:polygon draw:style-name="gr116" draw:text-style-name="P9" draw:layer="layout" svg:width="0.158cm" svg:height="0.158cm" svg:x="8.402cm" svg:y="6.059cm" svg:viewBox="0 0 159 159" draw:points="0,80 80,159 159,80 80,0">
          <text:p/>
        </draw:polygon>
        <draw:polyline draw:style-name="gr114" draw:text-style-name="P9" draw:layer="layout" svg:width="0.158cm" svg:height="0.158cm" svg:x="8.402cm" svg:y="6.059cm" svg:viewBox="0 0 159 159" draw:points="0,80 80,159 159,80 80,0 0,80">
          <text:p/>
        </draw:polyline>
        <draw:polygon draw:style-name="gr127" draw:text-style-name="P9" draw:layer="layout" svg:width="0.316cm" svg:height="0.087cm" svg:x="8.323cm" svg:y="6.891cm" svg:viewBox="0 0 317 88" draw:points="0,0 317,0 317,88 0,88">
          <text:p/>
        </draw:polygon>
        <draw:polygon draw:style-name="gr127" draw:text-style-name="P9" draw:layer="layout" svg:width="0.158cm" svg:height="0.158cm" svg:x="8.402cm" svg:y="6.855cm" svg:viewBox="0 0 159 159" draw:points="0,0 80,159 159,0">
          <text:p/>
        </draw:polygon>
        <draw:polyline draw:style-name="gr114" draw:text-style-name="P9" draw:layer="layout" svg:width="0.158cm" svg:height="0.158cm" svg:x="8.402cm" svg:y="6.855cm" svg:viewBox="0 0 159 159" draw:points="0,0 80,159 159,0 0,0">
          <text:p/>
        </draw:polyline>
        <draw:frame draw:style-name="gr215" draw:text-style-name="P21" draw:layer="layout" svg:width="2.856cm" svg:height="0.569cm" svg:x="8.691cm" svg:y="5.23cm">
          <draw:text-box>
            <text:p><text:span text:style-name="T15">SXCS, andauernd </text:span></text:p>
          </draw:text-box>
        </draw:frame>
        <draw:frame draw:style-name="gr216" draw:text-style-name="P21" draw:layer="layout" svg:width="1.315cm" svg:height="0.569cm" svg:x="8.691cm" svg:y="5.6cm">
          <draw:text-box>
            <text:p><text:span text:style-name="T15">exploit</text:span></text:p>
          </draw:text-box>
        </draw:frame>
        <draw:frame draw:style-name="gr217" draw:text-style-name="P21" draw:layer="layout" svg:width="3.156cm" svg:height="0.569cm" svg:x="8.691cm" svg:y="6.023cm">
          <draw:text-box>
            <text:p><text:span text:style-name="T15">SXCS, abwechselnd </text:span></text:p>
          </draw:text-box>
        </draw:frame>
        <draw:frame draw:style-name="gr218" draw:text-style-name="P21" draw:layer="layout" svg:width="2.314cm" svg:height="0.569cm" svg:x="8.691cm" svg:y="6.393cm">
          <draw:text-box>
            <text:p><text:span text:style-name="T15">explore/exploit</text:span></text:p>
          </draw:text-box>
        </draw:frame>
        <draw:frame draw:style-name="gr219" draw:text-style-name="P21" draw:layer="layout" svg:width="3.478cm" svg:height="0.569cm" svg:x="8.691cm" svg:y="6.843cm">
          <draw:text-box>
            <text:p><text:span text:style-name="T15">XCS, andauernd exploit</text:span></text:p>
          </draw:text-box>
        </draw:frame>
        <draw:frame draw:style-name="gr205" draw:text-style-name="P22" draw:layer="layout" svg:width="3.275cm" svg:height="0.603cm" svg:x="1.522cm" svg:y="9.086cm">
          <draw:text-box>
            <text:p><text:span text:style-name="T16">tournament factor p</text:span></text:p>
          </draw:text-box>
        </draw:frame>
        <draw:frame draw:style-name="gr220" draw:text-style-name="P22" draw:layer="layout" svg:width="3.906cm" svg:height="0.603cm" draw:transform="rotate (1.5707963267946) translate (-2.455cm 7.295cm)">
          <draw:text-box>
            <text:p><text:span text:style-name="T16">Qualitätsdifferenz (in %)</text:span></text:p>
          </draw:text-box>
        </draw:frame>
        <draw:polygon draw:style-name="gr108" draw:text-style-name="P9" draw:layer="layout" svg:width="15.239cm" svg:height="7.009cm" svg:x="-3.331cm" svg:y="10.836cm" svg:viewBox="0 0 15240 7010" draw:points="0,0 15240,0 15240,7010 0,7010">
          <text:p/>
        </draw:polygon>
        <draw:polyline draw:style-name="gr109" draw:text-style-name="P9" draw:layer="layout" svg:width="9.39cm" svg:height="5.246cm" svg:x="-1.81cm" svg:y="11.162cm" svg:viewBox="0 0 9391 5247" draw:points="4696,5247 0,5247 0,0 9391,0 9391,5247 4696,5247">
          <text:p/>
        </draw:polyline>
        <draw:line draw:style-name="gr109" draw:text-style-name="P9" draw:layer="layout" svg:x1="7.581cm" svg:y1="16.408cm" svg:x2="-1.81cm" svg:y2="16.408cm">
          <text:p/>
        </draw:line>
        <draw:line draw:style-name="gr109" draw:text-style-name="P9" draw:layer="layout" svg:x1="7.581cm" svg:y1="15.752cm" svg:x2="-1.81cm" svg:y2="15.752cm">
          <text:p/>
        </draw:line>
        <draw:line draw:style-name="gr109" draw:text-style-name="P9" draw:layer="layout" svg:x1="7.581cm" svg:y1="15.096cm" svg:x2="-1.81cm" svg:y2="15.096cm">
          <text:p/>
        </draw:line>
        <draw:line draw:style-name="gr109" draw:text-style-name="P9" draw:layer="layout" svg:x1="7.581cm" svg:y1="14.44cm" svg:x2="-1.81cm" svg:y2="14.44cm">
          <text:p/>
        </draw:line>
        <draw:line draw:style-name="gr109" draw:text-style-name="P9" draw:layer="layout" svg:x1="7.581cm" svg:y1="13.785cm" svg:x2="-1.81cm" svg:y2="13.785cm">
          <text:p/>
        </draw:line>
        <draw:line draw:style-name="gr109" draw:text-style-name="P9" draw:layer="layout" svg:x1="7.581cm" svg:y1="13.129cm" svg:x2="-1.81cm" svg:y2="13.129cm">
          <text:p/>
        </draw:line>
        <draw:line draw:style-name="gr109" draw:text-style-name="P9" draw:layer="layout" svg:x1="7.581cm" svg:y1="12.473cm" svg:x2="-1.81cm" svg:y2="12.473cm">
          <text:p/>
        </draw:line>
        <draw:line draw:style-name="gr109" draw:text-style-name="P9" draw:layer="layout" svg:x1="7.581cm" svg:y1="11.817cm" svg:x2="-1.81cm" svg:y2="11.817cm">
          <text:p/>
        </draw:line>
        <draw:line draw:style-name="gr109" draw:text-style-name="P9" draw:layer="layout" svg:x1="7.581cm" svg:y1="11.161cm" svg:x2="-1.81cm" svg:y2="11.161cm">
          <text:p/>
        </draw:line>
        <draw:frame draw:style-name="gr203" draw:text-style-name="P21" draw:layer="layout" svg:width="0.896cm" svg:height="0.569cm" svg:x="-2.008cm" svg:y="16.692cm">
          <draw:text-box>
            <text:p><text:span text:style-name="T15">0.6</text:span></text:p>
          </draw:text-box>
        </draw:frame>
        <draw:frame draw:style-name="gr202" draw:text-style-name="P21" draw:layer="layout" svg:width="1.052cm" svg:height="0.569cm" svg:x="-1.135cm" svg:y="16.692cm">
          <draw:text-box>
            <text:p><text:span text:style-name="T15">0.64</text:span></text:p>
          </draw:text-box>
        </draw:frame>
        <draw:frame draw:style-name="gr202" draw:text-style-name="P21" draw:layer="layout" svg:width="1.052cm" svg:height="0.569cm" svg:x="-0.209cm" svg:y="16.692cm">
          <draw:text-box>
            <text:p><text:span text:style-name="T15">0.68</text:span></text:p>
          </draw:text-box>
        </draw:frame>
        <draw:frame draw:style-name="gr202" draw:text-style-name="P21" draw:layer="layout" svg:width="1.052cm" svg:height="0.569cm" svg:x="0.717cm" svg:y="16.692cm">
          <draw:text-box>
            <text:p><text:span text:style-name="T15">0.72</text:span></text:p>
          </draw:text-box>
        </draw:frame>
        <draw:frame draw:style-name="gr202" draw:text-style-name="P21" draw:layer="layout" svg:width="1.052cm" svg:height="0.569cm" svg:x="1.67cm" svg:y="16.692cm">
          <draw:text-box>
            <text:p><text:span text:style-name="T15">0.76</text:span></text:p>
          </draw:text-box>
        </draw:frame>
        <draw:frame draw:style-name="gr203" draw:text-style-name="P21" draw:layer="layout" svg:width="0.896cm" svg:height="0.569cm" svg:x="2.675cm" svg:y="16.692cm">
          <draw:text-box>
            <text:p><text:span text:style-name="T15">0.8</text:span></text:p>
          </draw:text-box>
        </draw:frame>
        <draw:frame draw:style-name="gr202" draw:text-style-name="P21" draw:layer="layout" svg:width="1.052cm" svg:height="0.569cm" svg:x="3.548cm" svg:y="16.692cm">
          <draw:text-box>
            <text:p><text:span text:style-name="T15">0.84</text:span></text:p>
          </draw:text-box>
        </draw:frame>
        <draw:frame draw:style-name="gr202" draw:text-style-name="P21" draw:layer="layout" svg:width="1.052cm" svg:height="0.569cm" svg:x="4.473cm" svg:y="16.692cm">
          <draw:text-box>
            <text:p><text:span text:style-name="T15">0.88</text:span></text:p>
          </draw:text-box>
        </draw:frame>
        <draw:frame draw:style-name="gr202" draw:text-style-name="P21" draw:layer="layout" svg:width="1.052cm" svg:height="0.569cm" svg:x="5.426cm" svg:y="16.692cm">
          <draw:text-box>
            <text:p><text:span text:style-name="T15">0.92</text:span></text:p>
          </draw:text-box>
        </draw:frame>
        <draw:frame draw:style-name="gr202" draw:text-style-name="P21" draw:layer="layout" svg:width="1.052cm" svg:height="0.569cm" svg:x="6.352cm" svg:y="16.692cm">
          <draw:text-box>
            <text:p><text:span text:style-name="T15">0.96</text:span></text:p>
          </draw:text-box>
        </draw:frame>
        <draw:frame draw:style-name="gr203" draw:text-style-name="P21" draw:layer="layout" svg:width="0.659cm" svg:height="0.569cm" svg:x="7.489cm" svg:y="16.692cm">
          <draw:text-box>
            <text:p><text:span text:style-name="T15">1</text:span></text:p>
          </draw:text-box>
        </draw:frame>
        <draw:line draw:style-name="gr109" draw:text-style-name="P9" draw:layer="layout" svg:x1="-1.81cm" svg:y1="16.558cm" svg:x2="-1.81cm" svg:y2="16.408cm">
          <text:p/>
        </draw:line>
        <draw:line draw:style-name="gr109" draw:text-style-name="P9" draw:layer="layout" svg:x1="-0.871cm" svg:y1="16.558cm" svg:x2="-0.871cm" svg:y2="16.408cm">
          <text:p/>
        </draw:line>
        <draw:line draw:style-name="gr109" draw:text-style-name="P9" draw:layer="layout" svg:x1="0.068cm" svg:y1="16.558cm" svg:x2="0.068cm" svg:y2="16.408cm">
          <text:p/>
        </draw:line>
        <draw:line draw:style-name="gr109" draw:text-style-name="P9" draw:layer="layout" svg:x1="1.007cm" svg:y1="16.558cm" svg:x2="1.007cm" svg:y2="16.408cm">
          <text:p/>
        </draw:line>
        <draw:line draw:style-name="gr109" draw:text-style-name="P9" draw:layer="layout" svg:x1="1.946cm" svg:y1="16.558cm" svg:x2="1.946cm" svg:y2="16.408cm">
          <text:p/>
        </draw:line>
        <draw:line draw:style-name="gr109" draw:text-style-name="P9" draw:layer="layout" svg:x1="2.886cm" svg:y1="16.558cm" svg:x2="2.886cm" svg:y2="16.408cm">
          <text:p/>
        </draw:line>
        <draw:line draw:style-name="gr109" draw:text-style-name="P9" draw:layer="layout" svg:x1="3.825cm" svg:y1="16.558cm" svg:x2="3.825cm" svg:y2="16.408cm">
          <text:p/>
        </draw:line>
        <draw:line draw:style-name="gr109" draw:text-style-name="P9" draw:layer="layout" svg:x1="4.763cm" svg:y1="16.558cm" svg:x2="4.763cm" svg:y2="16.408cm">
          <text:p/>
        </draw:line>
        <draw:line draw:style-name="gr109" draw:text-style-name="P9" draw:layer="layout" svg:x1="5.702cm" svg:y1="16.558cm" svg:x2="5.702cm" svg:y2="16.408cm">
          <text:p/>
        </draw:line>
        <draw:line draw:style-name="gr109" draw:text-style-name="P9" draw:layer="layout" svg:x1="6.641cm" svg:y1="16.558cm" svg:x2="6.641cm" svg:y2="16.408cm">
          <text:p/>
        </draw:line>
        <draw:polyline draw:style-name="gr109" draw:text-style-name="P9" draw:layer="layout" svg:width="0.149cm" svg:height="9.39cm" draw:transform="rotate (1.5707963267946) translate (-1.81009979660042cm 16.5581837113638cm)" svg:viewBox="0 0 150 9391" draw:points="0,5771 150,5771 150,-3620">
          <text:p/>
        </draw:polyline>
        <draw:line draw:style-name="gr109" draw:text-style-name="P9" draw:layer="layout" svg:x1="-1.81cm" svg:y1="15.096cm" svg:x2="7.581cm" svg:y2="15.096cm">
          <text:p/>
        </draw:line>
        <draw:frame draw:style-name="gr203" draw:text-style-name="P21" draw:layer="layout" svg:width="0.752cm" svg:height="0.569cm" svg:x="-2.326cm" svg:y="16.269cm">
          <draw:text-box>
            <text:p><text:span text:style-name="T15">-2</text:span></text:p>
          </draw:text-box>
        </draw:frame>
        <draw:frame draw:style-name="gr203" draw:text-style-name="P21" draw:layer="layout" svg:width="0.752cm" svg:height="0.569cm" svg:x="-2.326cm" svg:y="15.607cm">
          <draw:text-box>
            <text:p><text:span text:style-name="T15">-1</text:span></text:p>
          </draw:text-box>
        </draw:frame>
        <draw:frame draw:style-name="gr203" draw:text-style-name="P21" draw:layer="layout" svg:width="0.659cm" svg:height="0.569cm" svg:x="-2.22cm" svg:y="14.946cm">
          <draw:text-box>
            <text:p><text:span text:style-name="T15">0</text:span></text:p>
          </draw:text-box>
        </draw:frame>
        <draw:frame draw:style-name="gr203" draw:text-style-name="P21" draw:layer="layout" svg:width="0.659cm" svg:height="0.569cm" svg:x="-2.22cm" svg:y="14.284cm">
          <draw:text-box>
            <text:p><text:span text:style-name="T15">1</text:span></text:p>
          </draw:text-box>
        </draw:frame>
        <draw:frame draw:style-name="gr203" draw:text-style-name="P21" draw:layer="layout" svg:width="0.659cm" svg:height="0.569cm" svg:x="-2.22cm" svg:y="13.65cm">
          <draw:text-box>
            <text:p><text:span text:style-name="T15">2</text:span></text:p>
          </draw:text-box>
        </draw:frame>
        <draw:frame draw:style-name="gr203" draw:text-style-name="P21" draw:layer="layout" svg:width="0.659cm" svg:height="0.569cm" svg:x="-2.22cm" svg:y="12.989cm">
          <draw:text-box>
            <text:p><text:span text:style-name="T15">3</text:span></text:p>
          </draw:text-box>
        </draw:frame>
        <draw:frame draw:style-name="gr203" draw:text-style-name="P21" draw:layer="layout" svg:width="0.659cm" svg:height="0.569cm" svg:x="-2.22cm" svg:y="12.327cm">
          <draw:text-box>
            <text:p><text:span text:style-name="T15">4</text:span></text:p>
          </draw:text-box>
        </draw:frame>
        <draw:frame draw:style-name="gr203" draw:text-style-name="P21" draw:layer="layout" svg:width="0.659cm" svg:height="0.569cm" svg:x="-2.22cm" svg:y="11.666cm">
          <draw:text-box>
            <text:p><text:span text:style-name="T15">5</text:span></text:p>
          </draw:text-box>
        </draw:frame>
        <draw:frame draw:style-name="gr203" draw:text-style-name="P21" draw:layer="layout" svg:width="0.659cm" svg:height="0.569cm" svg:x="-2.22cm" svg:y="11.004cm">
          <draw:text-box>
            <text:p><text:span text:style-name="T15">6</text:span></text:p>
          </draw:text-box>
        </draw:frame>
        <draw:line draw:style-name="gr109" draw:text-style-name="P9" draw:layer="layout" svg:x1="-1.96cm" svg:y1="16.408cm" svg:x2="-1.81cm" svg:y2="16.408cm">
          <text:p/>
        </draw:line>
        <draw:line draw:style-name="gr109" draw:text-style-name="P9" draw:layer="layout" svg:x1="-1.96cm" svg:y1="15.752cm" svg:x2="-1.81cm" svg:y2="15.752cm">
          <text:p/>
        </draw:line>
        <draw:line draw:style-name="gr109" draw:text-style-name="P9" draw:layer="layout" svg:x1="-1.96cm" svg:y1="15.096cm" svg:x2="-1.81cm" svg:y2="15.096cm">
          <text:p/>
        </draw:line>
        <draw:line draw:style-name="gr109" draw:text-style-name="P9" draw:layer="layout" svg:x1="-1.96cm" svg:y1="14.44cm" svg:x2="-1.81cm" svg:y2="14.44cm">
          <text:p/>
        </draw:line>
        <draw:line draw:style-name="gr109" draw:text-style-name="P9" draw:layer="layout" svg:x1="-1.96cm" svg:y1="13.785cm" svg:x2="-1.81cm" svg:y2="13.785cm">
          <text:p/>
        </draw:line>
        <draw:line draw:style-name="gr109" draw:text-style-name="P9" draw:layer="layout" svg:x1="-1.96cm" svg:y1="13.129cm" svg:x2="-1.81cm" svg:y2="13.129cm">
          <text:p/>
        </draw:line>
        <draw:line draw:style-name="gr109" draw:text-style-name="P9" draw:layer="layout" svg:x1="-1.96cm" svg:y1="12.473cm" svg:x2="-1.81cm" svg:y2="12.473cm">
          <text:p/>
        </draw:line>
        <draw:line draw:style-name="gr109" draw:text-style-name="P9" draw:layer="layout" svg:x1="-1.96cm" svg:y1="11.817cm" svg:x2="-1.81cm" svg:y2="11.817cm">
          <text:p/>
        </draw:line>
        <draw:polyline draw:style-name="gr109" draw:text-style-name="P9" draw:layer="layout" svg:width="0.149cm" svg:height="5.246cm" svg:x="-1.96cm" svg:y="11.161cm" svg:viewBox="0 0 150 5247" draw:points="0,0 150,0 150,5247">
          <text:p/>
        </draw:polyline>
        <draw:polygon draw:style-name="gr113" draw:text-style-name="P9" draw:layer="layout" svg:width="0.99cm" svg:height="0.764cm" svg:x="-1.836cm" svg:y="13.73cm" svg:viewBox="0 0 991 765" draw:points="52,0 991,695 965,730 939,765 0,70 26,35">
          <text:p/>
        </draw:polygon>
        <draw:polygon draw:style-name="gr113" draw:text-style-name="P9" draw:layer="layout" svg:width="0.032cm" svg:height="0.043cm" svg:x="-0.897cm" svg:y="14.459cm" svg:viewBox="0 0 33 44" draw:points="26,0 33,43 26,44 18,43 11,41 4,38 0,35">
          <text:p/>
        </draw:polygon>
        <draw:polygon draw:style-name="gr113" draw:text-style-name="P9" draw:layer="layout" svg:width="0.952cm" svg:height="0.242cm" svg:x="-0.878cm" svg:y="14.26cm" svg:viewBox="0 0 953 243" draw:points="0,157 939,0 946,43 953,86 14,243 7,200">
          <text:p/>
        </draw:polygon>
        <draw:polygon draw:style-name="gr113" draw:text-style-name="P9" draw:layer="layout" svg:width="0.011cm" svg:height="0.042cm" svg:x="0.068cm" svg:y="14.303cm" svg:viewBox="0 0 12 43" draw:points="0,0 12,42 7,43">
          <text:p/>
        </draw:polygon>
        <draw:polygon draw:style-name="gr113" draw:text-style-name="P9" draw:layer="layout" svg:width="0.962cm" svg:height="0.352cm" svg:x="0.056cm" svg:y="13.992cm" svg:viewBox="0 0 963 353" draw:points="0,269 939,0 951,42 963,84 24,353 12,311">
          <text:p/>
        </draw:polygon>
        <draw:polygon draw:style-name="gr113" draw:text-style-name="P9" draw:layer="layout" svg:width="0.021cm" svg:height="0.043cm" svg:x="0.995cm" svg:y="13.99cm" svg:viewBox="0 0 22 44" draw:points="12,44 0,2 7,0 15,0 22,1">
          <text:p/>
        </draw:polygon>
        <draw:polygon draw:style-name="gr113" draw:text-style-name="P9" draw:layer="layout" svg:width="0.958cm" svg:height="0.295cm" svg:x="0.997cm" svg:y="13.991cm" svg:viewBox="0 0 959 296" draw:points="20,0 959,210 949,253 939,296 0,86 10,43">
          <text:p/>
        </draw:polygon>
        <draw:polygon draw:style-name="gr113" draw:text-style-name="P9" draw:layer="layout" svg:width="0.009cm" svg:height="0.043cm" svg:x="1.936cm" svg:y="14.244cm" svg:viewBox="0 0 10 44" draw:points="10,0 4,44 0,43">
          <text:p/>
        </draw:polygon>
        <draw:polygon draw:style-name="gr113" draw:text-style-name="P9" draw:layer="layout" svg:width="0.951cm" svg:height="0.211cm" svg:x="1.94cm" svg:y="14.2cm" svg:viewBox="0 0 952 212" draw:points="12,0 952,124 946,168 940,212 0,88 6,44">
          <text:p/>
        </draw:polygon>
        <draw:polygon draw:style-name="gr113" draw:text-style-name="P9" draw:layer="layout" svg:width="0.012cm" svg:height="0.043cm" svg:x="2.88cm" svg:y="14.367cm" svg:viewBox="0 0 13 44" draw:points="6,0 13,43 5,44 0,44">
          <text:p/>
        </draw:polygon>
        <draw:polygon draw:style-name="gr113" draw:text-style-name="P9" draw:layer="layout" svg:width="0.952cm" svg:height="0.236cm" svg:x="2.879cm" svg:y="14.174cm" svg:viewBox="0 0 953 237" draw:points="0,151 939,0 946,43 953,86 14,237 7,194">
          <text:p/>
        </draw:polygon>
        <draw:polygon draw:style-name="gr113" draw:text-style-name="P9" draw:layer="layout" svg:width="0.025cm" svg:height="0.043cm" svg:x="3.818cm" svg:y="14.173cm" svg:viewBox="0 0 26 44" draw:points="7,44 0,1 8,0 15,1 23,3 26,4">
          <text:p/>
        </draw:polygon>
        <draw:polygon draw:style-name="gr113" draw:text-style-name="P9" draw:layer="layout" svg:width="0.976cm" svg:height="0.532cm" svg:x="3.806cm" svg:y="14.177cm" svg:viewBox="0 0 977 533" draw:points="38,0 977,453 958,493 939,533 0,80 19,40">
          <text:p/>
        </draw:polygon>
        <draw:polygon draw:style-name="gr113" draw:text-style-name="P9" draw:layer="layout" svg:width="0.018cm" svg:height="0.043cm" svg:x="4.744cm" svg:y="14.669cm" svg:viewBox="0 0 19 44" draw:points="19,0 15,44 7,42 0,40 0,40">
          <text:p/>
        </draw:polygon>
        <draw:polygon draw:style-name="gr113" draw:text-style-name="P9" draw:layer="layout" svg:width="0.946cm" svg:height="0.179cm" svg:x="4.759cm" svg:y="14.625cm" svg:viewBox="0 0 947 180" draw:points="8,0 947,92 943,136 939,180 0,88 4,44">
          <text:p/>
        </draw:polygon>
        <draw:polygon draw:style-name="gr113" draw:text-style-name="P9" draw:layer="layout" svg:width="0.012cm" svg:height="0.043cm" svg:x="5.702cm" svg:y="14.717cm" svg:viewBox="0 0 13 44" draw:points="0,44 4,0 12,2 13,2">
          <text:p/>
        </draw:polygon>
        <draw:polygon draw:style-name="gr113" draw:text-style-name="P9" draw:layer="layout" svg:width="0.964cm" svg:height="0.385cm" svg:x="5.689cm" svg:y="14.719cm" svg:viewBox="0 0 965 386" draw:points="26,0 965,302 952,344 939,386 0,84 13,42">
          <text:p/>
        </draw:polygon>
        <draw:polygon draw:style-name="gr113" draw:text-style-name="P9" draw:layer="layout" svg:width="0.026cm" svg:height="0.041cm" svg:x="6.641cm" svg:y="15.021cm" svg:viewBox="0 0 27 42" draw:points="0,42 13,0 21,3 27,7">
          <text:p/>
        </draw:polygon>
        <draw:polygon draw:style-name="gr113" draw:text-style-name="P9" draw:layer="layout" svg:width="0.993cm" svg:height="0.784cm" svg:x="6.614cm" svg:y="15.028cm" svg:viewBox="0 0 994 785" draw:points="54,0 994,715 967,750 940,785 0,70 27,35">
          <text:p/>
        </draw:polygon>
        <draw:polygon draw:style-name="gr113" draw:text-style-name="P9" draw:layer="layout" svg:width="0.249cm" svg:height="0.249cm" svg:x="-1.935cm" svg:y="13.64cm" svg:viewBox="0 0 250 250" draw:points="0,0 0,250 250,250 250,0">
          <text:p/>
        </draw:polygon>
        <draw:polyline draw:style-name="gr114" draw:text-style-name="P9" draw:layer="layout" svg:width="0.249cm" svg:height="0.249cm" svg:x="-1.935cm" svg:y="13.64cm" svg:viewBox="0 0 250 250" draw:points="0,0 0,250 250,250 250,0 0,0">
          <text:p/>
        </draw:polyline>
        <draw:polygon draw:style-name="gr115" draw:text-style-name="P9" draw:layer="layout" svg:width="0.249cm" svg:height="0.249cm" svg:x="-0.996cm" svg:y="14.335cm" svg:viewBox="0 0 250 250" draw:points="0,0 0,250 250,250 250,0">
          <text:p/>
        </draw:polygon>
        <draw:polyline draw:style-name="gr114" draw:text-style-name="P9" draw:layer="layout" svg:width="0.249cm" svg:height="0.249cm" svg:x="-0.996cm" svg:y="14.335cm" svg:viewBox="0 0 250 250" draw:points="0,0 0,250 250,250 250,0 0,0">
          <text:p/>
        </draw:polyline>
        <draw:polygon draw:style-name="gr115" draw:text-style-name="P9" draw:layer="layout" svg:width="0.249cm" svg:height="0.249cm" svg:x="-0.057cm" svg:y="14.178cm" svg:viewBox="0 0 250 250" draw:points="0,0 0,250 250,250 250,0">
          <text:p/>
        </draw:polygon>
        <draw:polyline draw:style-name="gr114" draw:text-style-name="P9" draw:layer="layout" svg:width="0.249cm" svg:height="0.249cm" svg:x="-0.057cm" svg:y="14.178cm" svg:viewBox="0 0 250 250" draw:points="0,0 0,250 250,250 250,0 0,0">
          <text:p/>
        </draw:polyline>
        <draw:polygon draw:style-name="gr115" draw:text-style-name="P9" draw:layer="layout" svg:width="0.249cm" svg:height="0.249cm" svg:x="0.882cm" svg:y="13.909cm" svg:viewBox="0 0 250 250" draw:points="0,0 0,250 250,250 250,0">
          <text:p/>
        </draw:polygon>
        <draw:polyline draw:style-name="gr114" draw:text-style-name="P9" draw:layer="layout" svg:width="0.249cm" svg:height="0.249cm" svg:x="0.882cm" svg:y="13.909cm" svg:viewBox="0 0 250 250" draw:points="0,0 0,250 250,250 250,0 0,0">
          <text:p/>
        </draw:polyline>
        <draw:polygon draw:style-name="gr115" draw:text-style-name="P9" draw:layer="layout" svg:width="0.249cm" svg:height="0.249cm" svg:x="1.821cm" svg:y="14.119cm" svg:viewBox="0 0 250 250" draw:points="0,0 0,250 250,250 250,0">
          <text:p/>
        </draw:polygon>
        <draw:polyline draw:style-name="gr114" draw:text-style-name="P9" draw:layer="layout" svg:width="0.249cm" svg:height="0.249cm" svg:x="1.821cm" svg:y="14.119cm" svg:viewBox="0 0 250 250" draw:points="0,0 0,250 250,250 250,0 0,0">
          <text:p/>
        </draw:polyline>
        <draw:polygon draw:style-name="gr115" draw:text-style-name="P9" draw:layer="layout" svg:width="0.249cm" svg:height="0.249cm" svg:x="2.761cm" svg:y="14.243cm" svg:viewBox="0 0 250 250" draw:points="0,0 0,250 250,250 250,0">
          <text:p/>
        </draw:polygon>
        <draw:polyline draw:style-name="gr114" draw:text-style-name="P9" draw:layer="layout" svg:width="0.249cm" svg:height="0.249cm" svg:x="2.761cm" svg:y="14.243cm" svg:viewBox="0 0 250 250" draw:points="0,0 0,250 250,250 250,0 0,0">
          <text:p/>
        </draw:polyline>
        <draw:polygon draw:style-name="gr115" draw:text-style-name="P9" draw:layer="layout" svg:width="0.249cm" svg:height="0.249cm" svg:x="3.7cm" svg:y="14.092cm" svg:viewBox="0 0 250 250" draw:points="0,0 0,250 250,250 250,0">
          <text:p/>
        </draw:polygon>
        <draw:polyline draw:style-name="gr114" draw:text-style-name="P9" draw:layer="layout" svg:width="0.249cm" svg:height="0.249cm" svg:x="3.7cm" svg:y="14.092cm" svg:viewBox="0 0 250 250" draw:points="0,0 0,250 250,250 250,0 0,0">
          <text:p/>
        </draw:polyline>
        <draw:polygon draw:style-name="gr115" draw:text-style-name="P9" draw:layer="layout" svg:width="0.249cm" svg:height="0.249cm" svg:x="4.638cm" svg:y="14.544cm" svg:viewBox="0 0 250 250" draw:points="0,0 0,250 250,250 250,0">
          <text:p/>
        </draw:polygon>
        <draw:polyline draw:style-name="gr114" draw:text-style-name="P9" draw:layer="layout" svg:width="0.249cm" svg:height="0.249cm" svg:x="4.638cm" svg:y="14.544cm" svg:viewBox="0 0 250 250" draw:points="0,0 0,250 250,250 250,0 0,0">
          <text:p/>
        </draw:polyline>
        <draw:polygon draw:style-name="gr115" draw:text-style-name="P9" draw:layer="layout" svg:width="0.249cm" svg:height="0.249cm" svg:x="5.577cm" svg:y="14.636cm" svg:viewBox="0 0 250 250" draw:points="0,0 0,250 250,250 250,0">
          <text:p/>
        </draw:polygon>
        <draw:polyline draw:style-name="gr114" draw:text-style-name="P9" draw:layer="layout" svg:width="0.249cm" svg:height="0.249cm" svg:x="5.577cm" svg:y="14.636cm" svg:viewBox="0 0 250 250" draw:points="0,0 0,250 250,250 250,0 0,0">
          <text:p/>
        </draw:polyline>
        <draw:polygon draw:style-name="gr115" draw:text-style-name="P9" draw:layer="layout" svg:width="0.249cm" svg:height="0.249cm" svg:x="6.516cm" svg:y="14.938cm" svg:viewBox="0 0 250 250" draw:points="0,0 0,250 250,250 250,0">
          <text:p/>
        </draw:polygon>
        <draw:polyline draw:style-name="gr114" draw:text-style-name="P9" draw:layer="layout" svg:width="0.249cm" svg:height="0.249cm" svg:x="6.516cm" svg:y="14.938cm" svg:viewBox="0 0 250 250" draw:points="0,0 0,250 250,250 250,0 0,0">
          <text:p/>
        </draw:polyline>
        <draw:polygon draw:style-name="gr115" draw:text-style-name="P9" draw:layer="layout" svg:width="0.249cm" svg:height="0.249cm" svg:x="7.456cm" svg:y="15.653cm" svg:viewBox="0 0 250 250" draw:points="0,0 0,250 250,250 250,0">
          <text:p/>
        </draw:polygon>
        <draw:polyline draw:style-name="gr114" draw:text-style-name="P9" draw:layer="layout" svg:width="0.249cm" svg:height="0.249cm" svg:x="7.456cm" svg:y="15.653cm" svg:viewBox="0 0 250 250" draw:points="0,0 0,250 250,250 250,0 0,0">
          <text:p/>
        </draw:polyline>
        <draw:polygon draw:style-name="gr116" draw:text-style-name="P9" draw:layer="layout" svg:width="0.96cm" svg:height="0.321cm" svg:x="-1.821cm" svg:y="12.777cm" svg:viewBox="0 0 961 322" draw:points="0,236 939,0 950,43 961,86 22,322 11,279">
          <text:p/>
        </draw:polygon>
        <draw:polygon draw:style-name="gr116" draw:text-style-name="P9" draw:layer="layout" svg:width="0.01cm" svg:height="0.043cm" svg:x="-0.882cm" svg:y="12.776cm" svg:viewBox="0 0 11 44" draw:points="11,44 0,1 6,0">
          <text:p/>
        </draw:polygon>
        <draw:polygon draw:style-name="gr116" draw:text-style-name="P9" draw:layer="layout" svg:width="0.948cm" svg:height="0.198cm" svg:x="-0.876cm" svg:y="12.665cm" svg:viewBox="0 0 949 199" draw:points="0,111 939,0 944,44 949,88 10,199 5,155">
          <text:p/>
        </draw:polygon>
        <draw:polygon draw:style-name="gr116" draw:text-style-name="P9" draw:layer="layout" svg:width="0.008cm" svg:height="0.043cm" svg:x="0.068cm" svg:y="12.709cm" svg:viewBox="0 0 9 44" draw:points="0,0 9,43 5,44">
          <text:p/>
        </draw:polygon>
        <draw:polygon draw:style-name="gr116" draw:text-style-name="P9" draw:layer="layout" svg:width="0.956cm" svg:height="0.282cm" svg:x="0.059cm" svg:y="12.469cm" svg:viewBox="0 0 957 283" draw:points="0,197 939,0 948,43 957,86 18,283 9,240">
          <text:p/>
        </draw:polygon>
        <draw:polygon draw:style-name="gr116" draw:text-style-name="P9" draw:layer="layout" svg:width="0.008cm" svg:height="0.043cm" svg:x="0.998cm" svg:y="12.468cm" svg:viewBox="0 0 9 44" draw:points="9,44 0,1 5,0">
          <text:p/>
        </draw:polygon>
        <draw:polygon draw:style-name="gr116" draw:text-style-name="P9" draw:layer="layout" svg:width="0.946cm" svg:height="0.179cm" svg:x="1.003cm" svg:y="12.376cm" svg:viewBox="0 0 947 180" draw:points="0,92 939,0 943,44 947,88 8,180 4,136">
          <text:p/>
        </draw:polygon>
        <draw:polygon draw:style-name="gr116" draw:text-style-name="P9" draw:layer="layout" svg:width="0.009cm" svg:height="0.043cm" svg:x="1.946cm" svg:y="12.42cm" svg:viewBox="0 0 10 44" draw:points="0,0 10,43 4,44">
          <text:p/>
        </draw:polygon>
        <draw:polygon draw:style-name="gr116" draw:text-style-name="P9" draw:layer="layout" svg:width="0.959cm" svg:height="0.315cm" svg:x="1.936cm" svg:y="12.147cm" svg:viewBox="0 0 960 316" draw:points="0,230 940,0 950,43 960,86 20,316 10,273">
          <text:p/>
        </draw:polygon>
        <draw:polygon draw:style-name="gr116" draw:text-style-name="P9" draw:layer="layout" svg:width="0.009cm" svg:height="0.043cm" svg:x="2.876cm" svg:y="12.146cm" svg:viewBox="0 0 10 44" draw:points="10,44 0,1 7,0 9,0">
          <text:p/>
        </draw:polygon>
        <draw:polygon draw:style-name="gr116" draw:text-style-name="P9" draw:layer="layout" svg:width="0.94cm" svg:height="0.1cm" svg:x="2.885cm" svg:y="12.133cm" svg:viewBox="0 0 941 101" draw:points="0,13 939,0 940,44 941,88 2,101 1,57">
          <text:p/>
        </draw:polygon>
        <draw:polygon draw:style-name="gr116" draw:text-style-name="P9" draw:layer="layout" svg:width="0.003cm" svg:height="0.043cm" svg:x="3.825cm" svg:y="12.177cm" svg:viewBox="0 0 4 44" draw:points="0,0 4,44 1,44">
          <text:p/>
        </draw:polygon>
        <draw:polygon draw:style-name="gr116" draw:text-style-name="P9" draw:layer="layout" svg:width="0.946cm" svg:height="0.172cm" svg:x="3.821cm" svg:y="12.048cm" svg:viewBox="0 0 947 173" draw:points="0,85 939,0 943,44 947,88 8,173 4,129">
          <text:p/>
        </draw:polygon>
        <draw:polygon draw:style-name="gr116" draw:text-style-name="P9" draw:layer="layout" svg:width="0.006cm" svg:height="0.043cm" svg:x="4.763cm" svg:y="12.092cm" svg:viewBox="0 0 7 44" draw:points="0,0 7,43 4,44">
          <text:p/>
        </draw:polygon>
        <draw:polygon draw:style-name="gr116" draw:text-style-name="P9" draw:layer="layout" svg:width="0.952cm" svg:height="0.236cm" svg:x="4.756cm" svg:y="11.898cm" svg:viewBox="0 0 953 237" draw:points="0,151 939,0 946,43 953,86 14,237 7,194">
          <text:p/>
        </draw:polygon>
        <draw:polygon draw:style-name="gr116" draw:text-style-name="P9" draw:layer="layout" svg:width="0.013cm" svg:height="0.043cm" svg:x="5.695cm" svg:y="11.897cm" svg:viewBox="0 0 14 44" draw:points="7,44 0,1 8,0 14,1">
          <text:p/>
        </draw:polygon>
        <draw:polygon draw:style-name="gr116" draw:text-style-name="P9" draw:layer="layout" svg:width="0.952cm" svg:height="0.243cm" svg:x="5.695cm" svg:y="11.898cm" svg:viewBox="0 0 953 244" draw:points="14,0 953,158 946,201 939,244 0,86 7,43">
          <text:p/>
        </draw:polygon>
        <draw:polygon draw:style-name="gr116" draw:text-style-name="P9" draw:layer="layout" svg:width="0.017cm" svg:height="0.042cm" svg:x="6.641cm" svg:y="12.056cm" svg:viewBox="0 0 18 43" draw:points="0,43 7,0 15,2 18,3">
          <text:p/>
        </draw:polygon>
        <draw:polygon draw:style-name="gr116" draw:text-style-name="P9" draw:layer="layout" svg:width="0.975cm" svg:height="0.492cm" svg:x="6.623cm" svg:y="12.059cm" svg:viewBox="0 0 976 493" draw:points="36,0 976,413 958,453 940,493 0,80 18,40">
          <text:p/>
        </draw:polygon>
        <draw:polygon draw:style-name="gr116" draw:text-style-name="P9" draw:layer="layout" svg:width="0.249cm" svg:height="0.249cm" svg:x="-1.935cm" svg:y="12.931cm" svg:viewBox="0 0 250 250" draw:points="0,125 125,250 250,125 125,0">
          <text:p/>
        </draw:polygon>
        <draw:polyline draw:style-name="gr114" draw:text-style-name="P9" draw:layer="layout" svg:width="0.249cm" svg:height="0.249cm" svg:x="-1.935cm" svg:y="12.931cm" svg:viewBox="0 0 250 250" draw:points="0,125 125,250 250,125 125,0 0,125">
          <text:p/>
        </draw:polyline>
        <draw:polygon draw:style-name="gr116" draw:text-style-name="P9" draw:layer="layout" svg:width="0.249cm" svg:height="0.249cm" svg:x="-0.996cm" svg:y="12.695cm" svg:viewBox="0 0 250 250" draw:points="0,125 125,250 250,125 125,0">
          <text:p/>
        </draw:polygon>
        <draw:polyline draw:style-name="gr114" draw:text-style-name="P9" draw:layer="layout" svg:width="0.249cm" svg:height="0.249cm" svg:x="-0.996cm" svg:y="12.695cm" svg:viewBox="0 0 250 250" draw:points="0,125 125,250 250,125 125,0 0,125">
          <text:p/>
        </draw:polyline>
        <draw:polygon draw:style-name="gr116" draw:text-style-name="P9" draw:layer="layout" svg:width="0.249cm" svg:height="0.249cm" svg:x="-0.057cm" svg:y="12.584cm" svg:viewBox="0 0 250 250" draw:points="0,125 125,250 250,125 125,0">
          <text:p/>
        </draw:polygon>
        <draw:polyline draw:style-name="gr114" draw:text-style-name="P9" draw:layer="layout" svg:width="0.249cm" svg:height="0.249cm" svg:x="-0.057cm" svg:y="12.584cm" svg:viewBox="0 0 250 250" draw:points="0,125 125,250 250,125 125,0 0,125">
          <text:p/>
        </draw:polyline>
        <draw:polygon draw:style-name="gr116" draw:text-style-name="P9" draw:layer="layout" svg:width="0.249cm" svg:height="0.249cm" svg:x="0.882cm" svg:y="12.387cm" svg:viewBox="0 0 250 250" draw:points="0,125 125,250 250,125 125,0">
          <text:p/>
        </draw:polygon>
        <draw:polyline draw:style-name="gr114" draw:text-style-name="P9" draw:layer="layout" svg:width="0.249cm" svg:height="0.249cm" svg:x="0.882cm" svg:y="12.387cm" svg:viewBox="0 0 250 250" draw:points="0,125 125,250 250,125 125,0 0,125">
          <text:p/>
        </draw:polyline>
        <draw:polygon draw:style-name="gr116" draw:text-style-name="P9" draw:layer="layout" svg:width="0.249cm" svg:height="0.249cm" svg:x="1.821cm" svg:y="12.295cm" svg:viewBox="0 0 250 250" draw:points="0,125 125,250 250,125 125,0">
          <text:p/>
        </draw:polygon>
        <draw:polyline draw:style-name="gr114" draw:text-style-name="P9" draw:layer="layout" svg:width="0.249cm" svg:height="0.249cm" svg:x="1.821cm" svg:y="12.295cm" svg:viewBox="0 0 250 250" draw:points="0,125 125,250 250,125 125,0 0,125">
          <text:p/>
        </draw:polyline>
        <draw:polygon draw:style-name="gr116" draw:text-style-name="P9" draw:layer="layout" svg:width="0.249cm" svg:height="0.249cm" svg:x="2.761cm" svg:y="12.065cm" svg:viewBox="0 0 250 250" draw:points="0,125 125,250 250,125 125,0">
          <text:p/>
        </draw:polygon>
        <draw:polyline draw:style-name="gr114" draw:text-style-name="P9" draw:layer="layout" svg:width="0.249cm" svg:height="0.249cm" svg:x="2.761cm" svg:y="12.065cm" svg:viewBox="0 0 250 250" draw:points="0,125 125,250 250,125 125,0 0,125">
          <text:p/>
        </draw:polyline>
        <draw:polygon draw:style-name="gr116" draw:text-style-name="P9" draw:layer="layout" svg:width="0.249cm" svg:height="0.249cm" svg:x="3.7cm" svg:y="12.052cm" svg:viewBox="0 0 250 250" draw:points="0,125 125,250 250,125 125,0">
          <text:p/>
        </draw:polygon>
        <draw:polyline draw:style-name="gr114" draw:text-style-name="P9" draw:layer="layout" svg:width="0.249cm" svg:height="0.249cm" svg:x="3.7cm" svg:y="12.052cm" svg:viewBox="0 0 250 250" draw:points="0,125 125,250 250,125 125,0 0,125">
          <text:p/>
        </draw:polyline>
        <draw:polygon draw:style-name="gr116" draw:text-style-name="P9" draw:layer="layout" svg:width="0.249cm" svg:height="0.249cm" svg:x="4.638cm" svg:y="11.967cm" svg:viewBox="0 0 250 250" draw:points="0,125 125,250 250,125 125,0">
          <text:p/>
        </draw:polygon>
        <draw:polyline draw:style-name="gr114" draw:text-style-name="P9" draw:layer="layout" svg:width="0.249cm" svg:height="0.249cm" svg:x="4.638cm" svg:y="11.967cm" svg:viewBox="0 0 250 250" draw:points="0,125 125,250 250,125 125,0 0,125">
          <text:p/>
        </draw:polyline>
        <draw:polygon draw:style-name="gr116" draw:text-style-name="P9" draw:layer="layout" svg:width="0.249cm" svg:height="0.249cm" svg:x="5.577cm" svg:y="11.816cm" svg:viewBox="0 0 250 250" draw:points="0,125 125,250 250,125 125,0">
          <text:p/>
        </draw:polygon>
        <draw:polyline draw:style-name="gr114" draw:text-style-name="P9" draw:layer="layout" svg:width="0.249cm" svg:height="0.249cm" svg:x="5.577cm" svg:y="11.816cm" svg:viewBox="0 0 250 250" draw:points="0,125 125,250 250,125 125,0 0,125">
          <text:p/>
        </draw:polyline>
        <draw:polygon draw:style-name="gr116" draw:text-style-name="P9" draw:layer="layout" svg:width="0.249cm" svg:height="0.249cm" svg:x="6.516cm" svg:y="11.974cm" svg:viewBox="0 0 250 250" draw:points="0,125 125,250 250,125 125,0">
          <text:p/>
        </draw:polygon>
        <draw:polyline draw:style-name="gr114" draw:text-style-name="P9" draw:layer="layout" svg:width="0.249cm" svg:height="0.249cm" svg:x="6.516cm" svg:y="11.974cm" svg:viewBox="0 0 250 250" draw:points="0,125 125,250 250,125 125,0 0,125">
          <text:p/>
        </draw:polyline>
        <draw:polygon draw:style-name="gr116" draw:text-style-name="P9" draw:layer="layout" svg:width="0.249cm" svg:height="0.249cm" svg:x="7.456cm" svg:y="12.387cm" svg:viewBox="0 0 250 250" draw:points="0,125 125,250 250,125 125,0">
          <text:p/>
        </draw:polygon>
        <draw:polyline draw:style-name="gr114" draw:text-style-name="P9" draw:layer="layout" svg:width="0.249cm" svg:height="0.249cm" svg:x="7.456cm" svg:y="12.387cm" svg:viewBox="0 0 250 250" draw:points="0,125 125,250 250,125 125,0 0,125">
          <text:p/>
        </draw:polyline>
        <draw:polygon draw:style-name="gr127" draw:text-style-name="P9" draw:layer="layout" svg:width="0.944cm" svg:height="0.159cm" svg:x="-1.813cm" svg:y="14.671cm" svg:viewBox="0 0 945 160" draw:points="6,0 945,72 942,116 939,160 0,88 3,44">
          <text:p/>
        </draw:polygon>
        <draw:polygon draw:style-name="gr127" draw:text-style-name="P9" draw:layer="layout" svg:width="0.007cm" svg:height="0.043cm" svg:x="-0.874cm" svg:y="14.787cm" svg:viewBox="0 0 8 44" draw:points="3,0 8,44 0,44 0,44">
          <text:p/>
        </draw:polygon>
        <draw:polygon draw:style-name="gr127" draw:text-style-name="P9" draw:layer="layout" svg:width="0.948cm" svg:height="0.192cm" svg:x="-0.876cm" svg:y="14.638cm" svg:viewBox="0 0 949 193" draw:points="0,105 939,0 944,44 949,88 10,193 5,149">
          <text:p/>
        </draw:polygon>
        <draw:polygon draw:style-name="gr127" draw:text-style-name="P9" draw:layer="layout" svg:width="0.005cm" svg:height="0.043cm" svg:x="0.068cm" svg:y="14.682cm" svg:viewBox="0 0 6 44" draw:points="0,0 6,44 5,44">
          <text:p/>
        </draw:polygon>
        <draw:polygon draw:style-name="gr127" draw:text-style-name="P9" draw:layer="layout" svg:width="0.95cm" svg:height="0.218cm" svg:x="0.062cm" svg:y="14.507cm" svg:viewBox="0 0 951 219" draw:points="0,131 939,0 945,44 951,88 12,219 6,175">
          <text:p/>
        </draw:polygon>
        <draw:polygon draw:style-name="gr127" draw:text-style-name="P9" draw:layer="layout" svg:width="0.01cm" svg:height="0.043cm" svg:x="1.001cm" svg:y="14.507cm" svg:viewBox="0 0 11 44" draw:points="6,44 0,0 8,0 11,0">
          <text:p/>
        </draw:polygon>
        <draw:polygon draw:style-name="gr127" draw:text-style-name="P9" draw:layer="layout" svg:width="0.948cm" svg:height="0.205cm" svg:x="1.002cm" svg:y="14.507cm" svg:viewBox="0 0 949 206" draw:points="10,0 949,118 944,162 939,206 0,88 5,44">
          <text:p/>
        </draw:polygon>
        <draw:polygon draw:style-name="gr127" draw:text-style-name="P9" draw:layer="layout" svg:width="0.016cm" svg:height="0.043cm" svg:x="1.941cm" svg:y="14.669cm" svg:viewBox="0 0 17 44" draw:points="5,0 17,42 10,44 2,44 0,44">
          <text:p/>
        </draw:polygon>
        <draw:polygon draw:style-name="gr127" draw:text-style-name="P9" draw:layer="layout" svg:width="0.963cm" svg:height="0.358cm" svg:x="1.934cm" svg:y="14.352cm" svg:viewBox="0 0 964 359" draw:points="0,275 940,0 952,42 964,84 24,359 12,317">
          <text:p/>
        </draw:polygon>
        <draw:polygon draw:style-name="gr127" draw:text-style-name="P9" draw:layer="layout" svg:width="0.016cm" svg:height="0.043cm" svg:x="2.874cm" svg:y="14.35cm" svg:viewBox="0 0 17 44" draw:points="12,44 0,2 7,0 15,0 17,0">
          <text:p/>
        </draw:polygon>
        <draw:polygon draw:style-name="gr127" draw:text-style-name="P9" draw:layer="layout" svg:width="0.948cm" svg:height="0.198cm" svg:x="2.881cm" svg:y="14.35cm" svg:viewBox="0 0 949 199" draw:points="10,0 949,111 944,155 939,199 0,88 5,44">
          <text:p/>
        </draw:polygon>
        <draw:polygon draw:style-name="gr127" draw:text-style-name="P9" draw:layer="layout" svg:width="0.004cm" svg:height="0.043cm" svg:x="3.82cm" svg:y="14.505cm" svg:viewBox="0 0 5 44" draw:points="5,0 1,44 0,44">
          <text:p/>
        </draw:polygon>
        <draw:polygon draw:style-name="gr127" draw:text-style-name="P9" draw:layer="layout" svg:width="0.946cm" svg:height="0.172cm" svg:x="3.821cm" svg:y="14.461cm" svg:viewBox="0 0 947 173" draw:points="8,0 947,85 943,129 939,173 0,88 4,44">
          <text:p/>
        </draw:polygon>
        <draw:polygon draw:style-name="gr127" draw:text-style-name="P9" draw:layer="layout" svg:width="0.006cm" svg:height="0.043cm" svg:x="4.763cm" svg:y="14.546cm" svg:viewBox="0 0 7 44" draw:points="0,44 4,0 7,1">
          <text:p/>
        </draw:polygon>
        <draw:polygon draw:style-name="gr127" draw:text-style-name="P9" draw:layer="layout" svg:width="0.952cm" svg:height="0.243cm" svg:x="4.756cm" svg:y="14.547cm" svg:viewBox="0 0 953 244" draw:points="14,0 953,158 946,201 939,244 0,86 7,43">
          <text:p/>
        </draw:polygon>
        <draw:polygon draw:style-name="gr127" draw:text-style-name="P9" draw:layer="layout" svg:width="0.006cm" svg:height="0.043cm" svg:x="5.695cm" svg:y="14.748cm" svg:viewBox="0 0 7 44" draw:points="7,0 1,44 0,43">
          <text:p/>
        </draw:polygon>
        <draw:polygon draw:style-name="gr127" draw:text-style-name="P9" draw:layer="layout" svg:width="0.95cm" svg:height="0.225cm" svg:x="5.696cm" svg:y="14.704cm" svg:viewBox="0 0 951 226" draw:points="12,0 951,138 945,182 939,226 0,88 6,44">
          <text:p/>
        </draw:polygon>
        <draw:polygon draw:style-name="gr127" draw:text-style-name="P9" draw:layer="layout" svg:width="0.013cm" svg:height="0.043cm" svg:x="6.641cm" svg:y="14.842cm" svg:viewBox="0 0 14 44" draw:points="0,44 6,0 14,2">
          <text:p/>
        </draw:polygon>
        <draw:polygon draw:style-name="gr127" draw:text-style-name="P9" draw:layer="layout" svg:width="0.967cm" svg:height="0.391cm" svg:x="6.627cm" svg:y="14.844cm" svg:viewBox="0 0 968 392" draw:points="28,0 968,308 954,350 940,392 0,84 14,42">
          <text:p/>
        </draw:polygon>
        <draw:polygon draw:style-name="gr127" draw:text-style-name="P9" draw:layer="layout" svg:width="0.249cm" svg:height="0.249cm" svg:x="-1.935cm" svg:y="14.59cm" svg:viewBox="0 0 250 250" draw:points="0,0 125,250 250,0">
          <text:p/>
        </draw:polygon>
        <draw:polyline draw:style-name="gr114" draw:text-style-name="P9" draw:layer="layout" svg:width="0.249cm" svg:height="0.249cm" svg:x="-1.935cm" svg:y="14.59cm" svg:viewBox="0 0 250 250" draw:points="0,0 125,250 250,0 0,0">
          <text:p/>
        </draw:polyline>
        <draw:polygon draw:style-name="gr127" draw:text-style-name="P9" draw:layer="layout" svg:width="0.249cm" svg:height="0.249cm" svg:x="-0.996cm" svg:y="14.662cm" svg:viewBox="0 0 250 250" draw:points="0,0 125,250 250,0">
          <text:p/>
        </draw:polygon>
        <draw:polyline draw:style-name="gr114" draw:text-style-name="P9" draw:layer="layout" svg:width="0.249cm" svg:height="0.249cm" svg:x="-0.996cm" svg:y="14.662cm" svg:viewBox="0 0 250 250" draw:points="0,0 125,250 250,0 0,0">
          <text:p/>
        </draw:polyline>
        <draw:polygon draw:style-name="gr127" draw:text-style-name="P9" draw:layer="layout" svg:width="0.249cm" svg:height="0.249cm" svg:x="-0.057cm" svg:y="14.557cm" svg:viewBox="0 0 250 250" draw:points="0,0 125,250 250,0">
          <text:p/>
        </draw:polygon>
        <draw:polyline draw:style-name="gr114" draw:text-style-name="P9" draw:layer="layout" svg:width="0.249cm" svg:height="0.249cm" svg:x="-0.057cm" svg:y="14.557cm" svg:viewBox="0 0 250 250" draw:points="0,0 125,250 250,0 0,0">
          <text:p/>
        </draw:polyline>
        <draw:polygon draw:style-name="gr127" draw:text-style-name="P9" draw:layer="layout" svg:width="0.249cm" svg:height="0.249cm" svg:x="0.882cm" svg:y="14.426cm" svg:viewBox="0 0 250 250" draw:points="0,0 125,250 250,0">
          <text:p/>
        </draw:polygon>
        <draw:polyline draw:style-name="gr114" draw:text-style-name="P9" draw:layer="layout" svg:width="0.249cm" svg:height="0.249cm" svg:x="0.882cm" svg:y="14.426cm" svg:viewBox="0 0 250 250" draw:points="0,0 125,250 250,0 0,0">
          <text:p/>
        </draw:polyline>
        <draw:polygon draw:style-name="gr127" draw:text-style-name="P9" draw:layer="layout" svg:width="0.249cm" svg:height="0.249cm" svg:x="1.821cm" svg:y="14.544cm" svg:viewBox="0 0 250 250" draw:points="0,0 125,250 250,0">
          <text:p/>
        </draw:polygon>
        <draw:polyline draw:style-name="gr114" draw:text-style-name="P9" draw:layer="layout" svg:width="0.249cm" svg:height="0.249cm" svg:x="1.821cm" svg:y="14.544cm" svg:viewBox="0 0 250 250" draw:points="0,0 125,250 250,0 0,0">
          <text:p/>
        </draw:polyline>
        <draw:polygon draw:style-name="gr127" draw:text-style-name="P9" draw:layer="layout" svg:width="0.249cm" svg:height="0.249cm" svg:x="2.761cm" svg:y="14.27cm" svg:viewBox="0 0 250 250" draw:points="0,0 125,250 250,0">
          <text:p/>
        </draw:polygon>
        <draw:polyline draw:style-name="gr114" draw:text-style-name="P9" draw:layer="layout" svg:width="0.249cm" svg:height="0.249cm" svg:x="2.761cm" svg:y="14.27cm" svg:viewBox="0 0 250 250" draw:points="0,0 125,250 250,0 0,0">
          <text:p/>
        </draw:polyline>
        <draw:polygon draw:style-name="gr127" draw:text-style-name="P9" draw:layer="layout" svg:width="0.249cm" svg:height="0.249cm" svg:x="3.7cm" svg:y="14.38cm" svg:viewBox="0 0 250 250" draw:points="0,0 125,250 250,0">
          <text:p/>
        </draw:polygon>
        <draw:polyline draw:style-name="gr114" draw:text-style-name="P9" draw:layer="layout" svg:width="0.249cm" svg:height="0.249cm" svg:x="3.7cm" svg:y="14.38cm" svg:viewBox="0 0 250 250" draw:points="0,0 125,250 250,0 0,0">
          <text:p/>
        </draw:polyline>
        <draw:polygon draw:style-name="gr127" draw:text-style-name="P9" draw:layer="layout" svg:width="0.249cm" svg:height="0.249cm" svg:x="4.638cm" svg:y="14.465cm" svg:viewBox="0 0 250 250" draw:points="0,0 125,250 250,0">
          <text:p/>
        </draw:polygon>
        <draw:polyline draw:style-name="gr114" draw:text-style-name="P9" draw:layer="layout" svg:width="0.249cm" svg:height="0.249cm" svg:x="4.638cm" svg:y="14.465cm" svg:viewBox="0 0 250 250" draw:points="0,0 125,250 250,0 0,0">
          <text:p/>
        </draw:polyline>
        <draw:polygon draw:style-name="gr127" draw:text-style-name="P9" draw:layer="layout" svg:width="0.249cm" svg:height="0.249cm" svg:x="5.577cm" svg:y="14.623cm" svg:viewBox="0 0 250 250" draw:points="0,0 125,250 250,0">
          <text:p/>
        </draw:polygon>
        <draw:polyline draw:style-name="gr114" draw:text-style-name="P9" draw:layer="layout" svg:width="0.249cm" svg:height="0.249cm" svg:x="5.577cm" svg:y="14.623cm" svg:viewBox="0 0 250 250" draw:points="0,0 125,250 250,0 0,0">
          <text:p/>
        </draw:polyline>
        <draw:polygon draw:style-name="gr127" draw:text-style-name="P9" draw:layer="layout" svg:width="0.249cm" svg:height="0.249cm" svg:x="6.516cm" svg:y="14.761cm" svg:viewBox="0 0 250 250" draw:points="0,0 125,250 250,0">
          <text:p/>
        </draw:polygon>
        <draw:polyline draw:style-name="gr114" draw:text-style-name="P9" draw:layer="layout" svg:width="0.249cm" svg:height="0.249cm" svg:x="6.516cm" svg:y="14.761cm" svg:viewBox="0 0 250 250" draw:points="0,0 125,250 250,0 0,0">
          <text:p/>
        </draw:polyline>
        <draw:polygon draw:style-name="gr127" draw:text-style-name="P9" draw:layer="layout" svg:width="0.249cm" svg:height="0.249cm" svg:x="7.456cm" svg:y="15.069cm" svg:viewBox="0 0 250 250" draw:points="0,0 125,250 250,0">
          <text:p/>
        </draw:polygon>
        <draw:polyline draw:style-name="gr114" draw:text-style-name="P9" draw:layer="layout" svg:width="0.249cm" svg:height="0.249cm" svg:x="7.456cm" svg:y="15.069cm" svg:viewBox="0 0 250 250" draw:points="0,0 125,250 250,0 0,0">
          <text:p/>
        </draw:polyline>
        <draw:polygon draw:style-name="gr115" draw:text-style-name="P9" draw:layer="layout" svg:width="0.316cm" svg:height="0.087cm" svg:x="8.074cm" svg:y="13.427cm" svg:viewBox="0 0 317 88" draw:points="0,0 317,0 317,88 0,88">
          <text:p/>
        </draw:polygon>
        <draw:polygon draw:style-name="gr115" draw:text-style-name="P9" draw:layer="layout" svg:width="0.158cm" svg:height="0.158cm" svg:x="8.153cm" svg:y="13.391cm" svg:viewBox="0 0 159 159" draw:points="0,0 0,159 159,159 159,0">
          <text:p/>
        </draw:polygon>
        <draw:polyline draw:style-name="gr114" draw:text-style-name="P9" draw:layer="layout" svg:width="0.158cm" svg:height="0.158cm" svg:x="8.153cm" svg:y="13.391cm" svg:viewBox="0 0 159 159" draw:points="0,0 0,159 159,159 159,0 0,0">
          <text:p/>
        </draw:polyline>
        <draw:polygon draw:style-name="gr116" draw:text-style-name="P9" draw:layer="layout" svg:width="0.316cm" svg:height="0.087cm" svg:x="8.074cm" svg:y="14.224cm" svg:viewBox="0 0 317 88" draw:points="0,0 317,0 317,88 0,88">
          <text:p/>
        </draw:polygon>
        <draw:polygon draw:style-name="gr116" draw:text-style-name="P9" draw:layer="layout" svg:width="0.158cm" svg:height="0.158cm" svg:x="8.153cm" svg:y="14.188cm" svg:viewBox="0 0 159 159" draw:points="0,80 80,159 159,80 80,0">
          <text:p/>
        </draw:polygon>
        <draw:polyline draw:style-name="gr114" draw:text-style-name="P9" draw:layer="layout" svg:width="0.158cm" svg:height="0.158cm" svg:x="8.153cm" svg:y="14.188cm" svg:viewBox="0 0 159 159" draw:points="0,80 80,159 159,80 80,0 0,80">
          <text:p/>
        </draw:polyline>
        <draw:polygon draw:style-name="gr127" draw:text-style-name="P9" draw:layer="layout" svg:width="0.316cm" svg:height="0.087cm" svg:x="8.074cm" svg:y="15.02cm" svg:viewBox="0 0 317 88" draw:points="0,0 317,0 317,88 0,88">
          <text:p/>
        </draw:polygon>
        <draw:polygon draw:style-name="gr127" draw:text-style-name="P9" draw:layer="layout" svg:width="0.158cm" svg:height="0.158cm" svg:x="8.153cm" svg:y="14.984cm" svg:viewBox="0 0 159 159" draw:points="0,0 80,159 159,0">
          <text:p/>
        </draw:polygon>
        <draw:polyline draw:style-name="gr114" draw:text-style-name="P9" draw:layer="layout" svg:width="0.158cm" svg:height="0.158cm" svg:x="8.153cm" svg:y="14.984cm" svg:viewBox="0 0 159 159" draw:points="0,0 80,159 159,0 0,0">
          <text:p/>
        </draw:polyline>
        <draw:frame draw:style-name="gr215" draw:text-style-name="P21" draw:layer="layout" svg:width="2.856cm" svg:height="0.569cm" svg:x="8.442cm" svg:y="13.359cm">
          <draw:text-box>
            <text:p><text:span text:style-name="T15">SXCS, andauernd </text:span></text:p>
          </draw:text-box>
        </draw:frame>
        <draw:frame draw:style-name="gr216" draw:text-style-name="P21" draw:layer="layout" svg:width="1.315cm" svg:height="0.569cm" svg:x="8.442cm" svg:y="13.729cm">
          <draw:text-box>
            <text:p><text:span text:style-name="T15">exploit</text:span></text:p>
          </draw:text-box>
        </draw:frame>
        <draw:frame draw:style-name="gr217" draw:text-style-name="P21" draw:layer="layout" svg:width="3.156cm" svg:height="0.569cm" svg:x="8.442cm" svg:y="14.152cm">
          <draw:text-box>
            <text:p><text:span text:style-name="T15">SXCS, abwechselnd </text:span></text:p>
          </draw:text-box>
        </draw:frame>
        <draw:frame draw:style-name="gr218" draw:text-style-name="P21" draw:layer="layout" svg:width="2.314cm" svg:height="0.569cm" svg:x="8.442cm" svg:y="14.522cm">
          <draw:text-box>
            <text:p><text:span text:style-name="T15">explore/exploit</text:span></text:p>
          </draw:text-box>
        </draw:frame>
        <draw:frame draw:style-name="gr219" draw:text-style-name="P21" draw:layer="layout" svg:width="3.478cm" svg:height="0.569cm" svg:x="8.442cm" svg:y="14.972cm">
          <draw:text-box>
            <text:p><text:span text:style-name="T15">XCS, andauernd exploit</text:span></text:p>
          </draw:text-box>
        </draw:frame>
        <draw:frame draw:style-name="gr205" draw:text-style-name="P22" draw:layer="layout" svg:width="3.275cm" svg:height="0.603cm" svg:x="1.273cm" svg:y="17.215cm">
          <draw:text-box>
            <text:p><text:span text:style-name="T16">tournament factor p</text:span></text:p>
          </draw:text-box>
        </draw:frame>
        <draw:frame draw:style-name="gr220" draw:text-style-name="P22" draw:layer="layout" svg:width="3.906cm" svg:height="0.603cm" draw:transform="rotate (1.5707963267946) translate (-2.704cm 15.424cm)">
          <draw:text-box>
            <text:p><text:span text:style-name="T16">Qualitätsdifferenz (in %)</text:span></text:p>
          </draw:text-box>
        </draw:frame>
        <draw:polygon draw:style-name="gr108" draw:text-style-name="P9" draw:layer="layout" svg:width="15.239cm" svg:height="7.009cm" svg:x="16.099cm" svg:y="2.76cm" svg:viewBox="0 0 15240 7010" draw:points="0,0 15240,0 15240,7010 0,7010">
          <text:p/>
        </draw:polygon>
        <draw:polyline draw:style-name="gr109" draw:text-style-name="P9" draw:layer="layout" svg:width="9.55cm" svg:height="5.246cm" svg:x="17.673cm" svg:y="3.086cm" svg:viewBox="0 0 9551 5247" draw:points="4776,5247 0,5247 0,0 9551,0 9551,5247 4776,5247">
          <text:p/>
        </draw:polyline>
        <draw:line draw:style-name="gr109" draw:text-style-name="P9" draw:layer="layout" svg:x1="27.224cm" svg:y1="8.332cm" svg:x2="17.673cm" svg:y2="8.332cm">
          <text:p/>
        </draw:line>
        <draw:line draw:style-name="gr109" draw:text-style-name="P9" draw:layer="layout" svg:x1="27.224cm" svg:y1="7.457cm" svg:x2="17.673cm" svg:y2="7.457cm">
          <text:p/>
        </draw:line>
        <draw:line draw:style-name="gr109" draw:text-style-name="P9" draw:layer="layout" svg:x1="27.224cm" svg:y1="6.582cm" svg:x2="17.673cm" svg:y2="6.582cm">
          <text:p/>
        </draw:line>
        <draw:line draw:style-name="gr109" draw:text-style-name="P9" draw:layer="layout" svg:x1="27.224cm" svg:y1="5.709cm" svg:x2="17.673cm" svg:y2="5.709cm">
          <text:p/>
        </draw:line>
        <draw:line draw:style-name="gr109" draw:text-style-name="P9" draw:layer="layout" svg:x1="27.224cm" svg:y1="4.834cm" svg:x2="17.673cm" svg:y2="4.834cm">
          <text:p/>
        </draw:line>
        <draw:line draw:style-name="gr109" draw:text-style-name="P9" draw:layer="layout" svg:x1="27.224cm" svg:y1="3.959cm" svg:x2="17.673cm" svg:y2="3.959cm">
          <text:p/>
        </draw:line>
        <draw:line draw:style-name="gr109" draw:text-style-name="P9" draw:layer="layout" svg:x1="27.224cm" svg:y1="3.085cm" svg:x2="17.673cm" svg:y2="3.085cm">
          <text:p/>
        </draw:line>
        <draw:frame draw:style-name="gr203" draw:text-style-name="P21" draw:layer="layout" svg:width="0.896cm" svg:height="0.569cm" svg:x="17.475cm" svg:y="8.616cm">
          <draw:text-box>
            <text:p><text:span text:style-name="T15">0.6</text:span></text:p>
          </draw:text-box>
        </draw:frame>
        <draw:frame draw:style-name="gr202" draw:text-style-name="P21" draw:layer="layout" svg:width="1.052cm" svg:height="0.569cm" svg:x="18.348cm" svg:y="8.616cm">
          <draw:text-box>
            <text:p><text:span text:style-name="T15">0.64</text:span></text:p>
          </draw:text-box>
        </draw:frame>
        <draw:frame draw:style-name="gr202" draw:text-style-name="P21" draw:layer="layout" svg:width="1.052cm" svg:height="0.569cm" svg:x="19.3cm" svg:y="8.616cm">
          <draw:text-box>
            <text:p><text:span text:style-name="T15">0.68</text:span></text:p>
          </draw:text-box>
        </draw:frame>
        <draw:frame draw:style-name="gr202" draw:text-style-name="P21" draw:layer="layout" svg:width="1.052cm" svg:height="0.569cm" svg:x="20.253cm" svg:y="8.616cm">
          <draw:text-box>
            <text:p><text:span text:style-name="T15">0.72</text:span></text:p>
          </draw:text-box>
        </draw:frame>
        <draw:frame draw:style-name="gr202" draw:text-style-name="P21" draw:layer="layout" svg:width="1.052cm" svg:height="0.569cm" svg:x="21.205cm" svg:y="8.616cm">
          <draw:text-box>
            <text:p><text:span text:style-name="T15">0.76</text:span></text:p>
          </draw:text-box>
        </draw:frame>
        <draw:frame draw:style-name="gr203" draw:text-style-name="P21" draw:layer="layout" svg:width="0.896cm" svg:height="0.569cm" svg:x="22.264cm" svg:y="8.616cm">
          <draw:text-box>
            <text:p><text:span text:style-name="T15">0.8</text:span></text:p>
          </draw:text-box>
        </draw:frame>
        <draw:frame draw:style-name="gr202" draw:text-style-name="P21" draw:layer="layout" svg:width="1.052cm" svg:height="0.569cm" svg:x="23.137cm" svg:y="8.616cm">
          <draw:text-box>
            <text:p><text:span text:style-name="T15">0.84</text:span></text:p>
          </draw:text-box>
        </draw:frame>
        <draw:frame draw:style-name="gr202" draw:text-style-name="P21" draw:layer="layout" svg:width="1.052cm" svg:height="0.569cm" svg:x="24.088cm" svg:y="8.616cm">
          <draw:text-box>
            <text:p><text:span text:style-name="T15">0.88</text:span></text:p>
          </draw:text-box>
        </draw:frame>
        <draw:frame draw:style-name="gr202" draw:text-style-name="P21" draw:layer="layout" svg:width="1.052cm" svg:height="0.569cm" svg:x="25.041cm" svg:y="8.616cm">
          <draw:text-box>
            <text:p><text:span text:style-name="T15">0.92</text:span></text:p>
          </draw:text-box>
        </draw:frame>
        <draw:frame draw:style-name="gr202" draw:text-style-name="P21" draw:layer="layout" svg:width="1.052cm" svg:height="0.569cm" svg:x="25.993cm" svg:y="8.616cm">
          <draw:text-box>
            <text:p><text:span text:style-name="T15">0.96</text:span></text:p>
          </draw:text-box>
        </draw:frame>
        <draw:frame draw:style-name="gr203" draw:text-style-name="P21" draw:layer="layout" svg:width="0.659cm" svg:height="0.569cm" svg:x="27.158cm" svg:y="8.616cm">
          <draw:text-box>
            <text:p><text:span text:style-name="T15">1</text:span></text:p>
          </draw:text-box>
        </draw:frame>
        <draw:line draw:style-name="gr109" draw:text-style-name="P9" draw:layer="layout" svg:x1="17.673cm" svg:y1="8.482cm" svg:x2="17.673cm" svg:y2="8.332cm">
          <text:p/>
        </draw:line>
        <draw:line draw:style-name="gr109" draw:text-style-name="P9" draw:layer="layout" svg:x1="18.628cm" svg:y1="8.482cm" svg:x2="18.628cm" svg:y2="8.332cm">
          <text:p/>
        </draw:line>
        <draw:line draw:style-name="gr109" draw:text-style-name="P9" draw:layer="layout" svg:x1="19.583cm" svg:y1="8.482cm" svg:x2="19.583cm" svg:y2="8.332cm">
          <text:p/>
        </draw:line>
        <draw:line draw:style-name="gr109" draw:text-style-name="P9" draw:layer="layout" svg:x1="20.538cm" svg:y1="8.482cm" svg:x2="20.538cm" svg:y2="8.332cm">
          <text:p/>
        </draw:line>
        <draw:line draw:style-name="gr109" draw:text-style-name="P9" draw:layer="layout" svg:x1="21.493cm" svg:y1="8.482cm" svg:x2="21.493cm" svg:y2="8.332cm">
          <text:p/>
        </draw:line>
        <draw:line draw:style-name="gr109" draw:text-style-name="P9" draw:layer="layout" svg:x1="22.449cm" svg:y1="8.482cm" svg:x2="22.449cm" svg:y2="8.332cm">
          <text:p/>
        </draw:line>
        <draw:line draw:style-name="gr109" draw:text-style-name="P9" draw:layer="layout" svg:x1="23.404cm" svg:y1="8.482cm" svg:x2="23.404cm" svg:y2="8.332cm">
          <text:p/>
        </draw:line>
        <draw:line draw:style-name="gr109" draw:text-style-name="P9" draw:layer="layout" svg:x1="24.358cm" svg:y1="8.482cm" svg:x2="24.358cm" svg:y2="8.332cm">
          <text:p/>
        </draw:line>
        <draw:line draw:style-name="gr109" draw:text-style-name="P9" draw:layer="layout" svg:x1="25.313cm" svg:y1="8.482cm" svg:x2="25.313cm" svg:y2="8.332cm">
          <text:p/>
        </draw:line>
        <draw:line draw:style-name="gr109" draw:text-style-name="P9" draw:layer="layout" svg:x1="26.268cm" svg:y1="8.482cm" svg:x2="26.268cm" svg:y2="8.332cm">
          <text:p/>
        </draw:line>
        <draw:polyline draw:style-name="gr109" draw:text-style-name="P9" draw:layer="layout" svg:width="0.149cm" svg:height="9.55cm" draw:transform="rotate (1.5707963267946) translate (17.6728967259376cm 8.48218371136466cm)" svg:viewBox="0 0 150 9551" draw:points="0,44897 150,44897 150,35346">
          <text:p/>
        </draw:polyline>
        <draw:frame draw:style-name="gr203" draw:text-style-name="P21" draw:layer="layout" svg:width="0.659cm" svg:height="0.569cm" svg:x="17.263cm" svg:y="8.193cm">
          <draw:text-box>
            <text:p><text:span text:style-name="T15">0</text:span></text:p>
          </draw:text-box>
        </draw:frame>
        <draw:frame draw:style-name="gr203" draw:text-style-name="P21" draw:layer="layout" svg:width="0.659cm" svg:height="0.569cm" svg:x="17.263cm" svg:y="7.319cm">
          <draw:text-box>
            <text:p><text:span text:style-name="T15">2</text:span></text:p>
          </draw:text-box>
        </draw:frame>
        <draw:frame draw:style-name="gr203" draw:text-style-name="P21" draw:layer="layout" svg:width="0.659cm" svg:height="0.569cm" svg:x="17.263cm" svg:y="6.446cm">
          <draw:text-box>
            <text:p><text:span text:style-name="T15">4</text:span></text:p>
          </draw:text-box>
        </draw:frame>
        <draw:frame draw:style-name="gr203" draw:text-style-name="P21" draw:layer="layout" svg:width="0.659cm" svg:height="0.569cm" svg:x="17.263cm" svg:y="5.574cm">
          <draw:text-box>
            <text:p><text:span text:style-name="T15">6</text:span></text:p>
          </draw:text-box>
        </draw:frame>
        <draw:frame draw:style-name="gr203" draw:text-style-name="P21" draw:layer="layout" svg:width="0.659cm" svg:height="0.569cm" svg:x="17.263cm" svg:y="4.675cm">
          <draw:text-box>
            <text:p><text:span text:style-name="T15">8</text:span></text:p>
          </draw:text-box>
        </draw:frame>
        <draw:frame draw:style-name="gr203" draw:text-style-name="P21" draw:layer="layout" svg:width="0.815cm" svg:height="0.569cm" svg:x="17.104cm" svg:y="3.801cm">
          <draw:text-box>
            <text:p><text:span text:style-name="T15">10</text:span></text:p>
          </draw:text-box>
        </draw:frame>
        <draw:frame draw:style-name="gr203" draw:text-style-name="P21" draw:layer="layout" svg:width="0.815cm" svg:height="0.569cm" svg:x="17.104cm" svg:y="2.928cm">
          <draw:text-box>
            <text:p><text:span text:style-name="T15">12</text:span></text:p>
          </draw:text-box>
        </draw:frame>
        <draw:line draw:style-name="gr109" draw:text-style-name="P9" draw:layer="layout" svg:x1="17.523cm" svg:y1="8.332cm" svg:x2="17.673cm" svg:y2="8.332cm">
          <text:p/>
        </draw:line>
        <draw:line draw:style-name="gr109" draw:text-style-name="P9" draw:layer="layout" svg:x1="17.523cm" svg:y1="7.457cm" svg:x2="17.673cm" svg:y2="7.457cm">
          <text:p/>
        </draw:line>
        <draw:line draw:style-name="gr109" draw:text-style-name="P9" draw:layer="layout" svg:x1="17.523cm" svg:y1="6.582cm" svg:x2="17.673cm" svg:y2="6.582cm">
          <text:p/>
        </draw:line>
        <draw:line draw:style-name="gr109" draw:text-style-name="P9" draw:layer="layout" svg:x1="17.523cm" svg:y1="5.709cm" svg:x2="17.673cm" svg:y2="5.709cm">
          <text:p/>
        </draw:line>
        <draw:line draw:style-name="gr109" draw:text-style-name="P9" draw:layer="layout" svg:x1="17.523cm" svg:y1="4.834cm" svg:x2="17.673cm" svg:y2="4.834cm">
          <text:p/>
        </draw:line>
        <draw:line draw:style-name="gr109" draw:text-style-name="P9" draw:layer="layout" svg:x1="17.523cm" svg:y1="3.959cm" svg:x2="17.673cm" svg:y2="3.959cm">
          <text:p/>
        </draw:line>
        <draw:polyline draw:style-name="gr109" draw:text-style-name="P9" draw:layer="layout" svg:width="0.149cm" svg:height="5.246cm" svg:x="17.523cm" svg:y="3.085cm" svg:viewBox="0 0 150 5247" draw:points="0,0 150,0 150,5247">
          <text:p/>
        </draw:polyline>
        <draw:polygon draw:style-name="gr113" draw:text-style-name="P9" draw:layer="layout" svg:width="0.998cm" svg:height="0.643cm" svg:x="17.651cm" svg:y="4.608cm" svg:viewBox="0 0 999 644" draw:points="0,568 955,0 977,38 999,76 44,644 22,606">
          <text:p/>
        </draw:polygon>
        <draw:polygon draw:style-name="gr113" draw:text-style-name="P9" draw:layer="layout" svg:width="0.021cm" svg:height="0.04cm" svg:x="18.606cm" svg:y="4.605cm" svg:viewBox="0 0 22 41" draw:points="22,41 0,3 6,0">
          <text:p/>
        </draw:polygon>
        <draw:polygon draw:style-name="gr113" draw:text-style-name="P9" draw:layer="layout" svg:width="0.986cm" svg:height="0.453cm" svg:x="18.612cm" svg:y="4.233cm" svg:viewBox="0 0 987 454" draw:points="0,372 955,0 971,41 987,82 32,454 16,413">
          <text:p/>
        </draw:polygon>
        <draw:polygon draw:style-name="gr113" draw:text-style-name="P9" draw:layer="layout" svg:width="0.015cm" svg:height="0.043cm" svg:x="19.567cm" svg:y="4.23cm" svg:viewBox="0 0 16 44" draw:points="16,44 0,3 7,1 15,0 16,0">
          <text:p/>
        </draw:polygon>
        <draw:polygon draw:style-name="gr113" draw:text-style-name="P9" draw:layer="layout" svg:width="0.954cm" svg:height="0.091cm" svg:x="19.583cm" svg:y="4.23cm" svg:viewBox="0 0 955 92" draw:points="0,0 955,4 955,48 955,92 0,88 0,44">
          <text:p/>
        </draw:polygon>
        <draw:polygon draw:style-name="gr113" draw:text-style-name="P9" draw:layer="layout" svg:width="0cm" svg:height="0.043cm" svg:x="20.538cm" svg:y="4.234cm" svg:viewBox="0 0 0 44" draw:points="0,44 0,0 0,0">
          <text:p/>
        </draw:polygon>
        <draw:polygon draw:style-name="gr113" draw:text-style-name="P9" draw:layer="layout" svg:width="0.954cm" svg:height="0.092cm" svg:x="20.538cm" svg:y="4.234cm" svg:viewBox="0 0 955 93" draw:points="0,0 955,5 955,49 955,93 0,88 0,44">
          <text:p/>
        </draw:polygon>
        <draw:polygon draw:style-name="gr113" draw:text-style-name="P9" draw:layer="layout" svg:width="0.011cm" svg:height="0.043cm" svg:x="21.493cm" svg:y="4.283cm" svg:viewBox="0 0 12 44" draw:points="0,0 12,42 4,44 0,44">
          <text:p/>
        </draw:polygon>
        <draw:polygon draw:style-name="gr113" draw:text-style-name="P9" draw:layer="layout" svg:width="0.979cm" svg:height="0.35cm" svg:x="21.481cm" svg:y="3.974cm" svg:viewBox="0 0 980 351" draw:points="0,267 956,0 968,42 980,84 24,351 12,309">
          <text:p/>
        </draw:polygon>
        <draw:polygon draw:style-name="gr113" draw:text-style-name="P9" draw:layer="layout" svg:width="0.018cm" svg:height="0.043cm" svg:x="22.437cm" svg:y="3.972cm" svg:viewBox="0 0 19 44" draw:points="12,44 0,2 8,0 15,0 19,1">
          <text:p/>
        </draw:polygon>
        <draw:polygon draw:style-name="gr113" draw:text-style-name="P9" draw:layer="layout" svg:width="0.968cm" svg:height="0.234cm" svg:x="22.442cm" svg:y="3.973cm" svg:viewBox="0 0 969 235" draw:points="14,0 969,149 962,192 955,235 0,86 7,43">
          <text:p/>
        </draw:polygon>
        <draw:polygon draw:style-name="gr113" draw:text-style-name="P9" draw:layer="layout" svg:width="0.013cm" svg:height="0.042cm" svg:x="23.404cm" svg:y="4.122cm" svg:viewBox="0 0 14 43" draw:points="0,43 7,0 14,1 14,1">
          <text:p/>
        </draw:polygon>
        <draw:polygon draw:style-name="gr113" draw:text-style-name="P9" draw:layer="layout" svg:width="0.982cm" svg:height="0.415cm" svg:x="23.39cm" svg:y="4.123cm" svg:viewBox="0 0 983 416" draw:points="28,0 983,332 969,374 955,416 0,84 14,42">
          <text:p/>
        </draw:polygon>
        <draw:polygon draw:style-name="gr113" draw:text-style-name="P9" draw:layer="layout" svg:width="0.018cm" svg:height="0.041cm" svg:x="24.358cm" svg:y="4.455cm" svg:viewBox="0 0 19 42" draw:points="0,42 14,0 19,3">
          <text:p/>
        </draw:polygon>
        <draw:polygon draw:style-name="gr113" draw:text-style-name="P9" draw:layer="layout" svg:width="0.992cm" svg:height="0.549cm" svg:x="24.339cm" svg:y="4.458cm" svg:viewBox="0 0 993 550" draw:points="38,0 993,472 974,511 955,550 0,78 19,39">
          <text:p/>
        </draw:polygon>
        <draw:polygon draw:style-name="gr113" draw:text-style-name="P9" draw:layer="layout" svg:width="0.019cm" svg:height="0.038cm" svg:x="25.313cm" svg:y="4.93cm" svg:viewBox="0 0 20 39" draw:points="0,39 19,0 20,0">
          <text:p/>
        </draw:polygon>
        <draw:polygon draw:style-name="gr113" draw:text-style-name="P9" draw:layer="layout" svg:width="0.994cm" svg:height="0.572cm" svg:x="25.293cm" svg:y="4.93cm" svg:viewBox="0 0 995 573" draw:points="40,0 995,495 975,534 955,573 0,78 20,39">
          <text:p/>
        </draw:polygon>
        <draw:polygon draw:style-name="gr113" draw:text-style-name="P9" draw:layer="layout" svg:width="0.039cm" svg:height="0.038cm" svg:x="26.268cm" svg:y="5.425cm" svg:viewBox="0 0 40 39" draw:points="0,39 20,0 27,4 32,9 37,15 40,20">
          <text:p/>
        </draw:polygon>
        <draw:polygon draw:style-name="gr113" draw:text-style-name="P9" draw:layer="layout" svg:width="1.035cm" svg:height="2.057cm" svg:x="26.228cm" svg:y="5.445cm" svg:viewBox="0 0 1036 2058" draw:points="80,0 1036,2020 996,2039 956,2058 0,38 40,19">
          <text:p/>
        </draw:polygon>
        <draw:polygon draw:style-name="gr113" draw:text-style-name="P9" draw:layer="layout" svg:width="0.249cm" svg:height="0.249cm" svg:x="17.548cm" svg:y="5.089cm" svg:viewBox="0 0 250 250" draw:points="0,0 0,250 250,250 250,0">
          <text:p/>
        </draw:polygon>
        <draw:polyline draw:style-name="gr114" draw:text-style-name="P9" draw:layer="layout" svg:width="0.249cm" svg:height="0.249cm" svg:x="17.548cm" svg:y="5.089cm" svg:viewBox="0 0 250 250" draw:points="0,0 0,250 250,250 250,0 0,0">
          <text:p/>
        </draw:polyline>
        <draw:polygon draw:style-name="gr115" draw:text-style-name="P9" draw:layer="layout" svg:width="0.249cm" svg:height="0.249cm" svg:x="18.503cm" svg:y="4.521cm" svg:viewBox="0 0 250 250" draw:points="0,0 0,250 250,250 250,0">
          <text:p/>
        </draw:polygon>
        <draw:polyline draw:style-name="gr114" draw:text-style-name="P9" draw:layer="layout" svg:width="0.249cm" svg:height="0.249cm" svg:x="18.503cm" svg:y="4.521cm" svg:viewBox="0 0 250 250" draw:points="0,0 0,250 250,250 250,0 0,0">
          <text:p/>
        </draw:polyline>
        <draw:polygon draw:style-name="gr115" draw:text-style-name="P9" draw:layer="layout" svg:width="0.249cm" svg:height="0.249cm" svg:x="19.458cm" svg:y="4.149cm" svg:viewBox="0 0 250 250" draw:points="0,0 0,250 250,250 250,0">
          <text:p/>
        </draw:polygon>
        <draw:polyline draw:style-name="gr114" draw:text-style-name="P9" draw:layer="layout" svg:width="0.249cm" svg:height="0.249cm" svg:x="19.458cm" svg:y="4.149cm" svg:viewBox="0 0 250 250" draw:points="0,0 0,250 250,250 250,0 0,0">
          <text:p/>
        </draw:polyline>
        <draw:polygon draw:style-name="gr115" draw:text-style-name="P9" draw:layer="layout" svg:width="0.249cm" svg:height="0.249cm" svg:x="20.413cm" svg:y="4.153cm" svg:viewBox="0 0 250 250" draw:points="0,0 0,250 250,250 250,0">
          <text:p/>
        </draw:polygon>
        <draw:polyline draw:style-name="gr114" draw:text-style-name="P9" draw:layer="layout" svg:width="0.249cm" svg:height="0.249cm" svg:x="20.413cm" svg:y="4.153cm" svg:viewBox="0 0 250 250" draw:points="0,0 0,250 250,250 250,0 0,0">
          <text:p/>
        </draw:polyline>
        <draw:polygon draw:style-name="gr115" draw:text-style-name="P9" draw:layer="layout" svg:width="0.249cm" svg:height="0.249cm" svg:x="21.368cm" svg:y="4.158cm" svg:viewBox="0 0 250 250" draw:points="0,0 0,250 250,250 250,0">
          <text:p/>
        </draw:polygon>
        <draw:polyline draw:style-name="gr114" draw:text-style-name="P9" draw:layer="layout" svg:width="0.249cm" svg:height="0.249cm" svg:x="21.368cm" svg:y="4.158cm" svg:viewBox="0 0 250 250" draw:points="0,0 0,250 250,250 250,0 0,0">
          <text:p/>
        </draw:polyline>
        <draw:polygon draw:style-name="gr115" draw:text-style-name="P9" draw:layer="layout" svg:width="0.249cm" svg:height="0.249cm" svg:x="22.324cm" svg:y="3.891cm" svg:viewBox="0 0 250 250" draw:points="0,0 0,250 250,250 250,0">
          <text:p/>
        </draw:polygon>
        <draw:polyline draw:style-name="gr114" draw:text-style-name="P9" draw:layer="layout" svg:width="0.249cm" svg:height="0.249cm" svg:x="22.324cm" svg:y="3.891cm" svg:viewBox="0 0 250 250" draw:points="0,0 0,250 250,250 250,0 0,0">
          <text:p/>
        </draw:polyline>
        <draw:polygon draw:style-name="gr115" draw:text-style-name="P9" draw:layer="layout" svg:width="0.249cm" svg:height="0.249cm" svg:x="23.279cm" svg:y="4.04cm" svg:viewBox="0 0 250 250" draw:points="0,0 0,250 250,250 250,0">
          <text:p/>
        </draw:polygon>
        <draw:polyline draw:style-name="gr114" draw:text-style-name="P9" draw:layer="layout" svg:width="0.249cm" svg:height="0.249cm" svg:x="23.279cm" svg:y="4.04cm" svg:viewBox="0 0 250 250" draw:points="0,0 0,250 250,250 250,0 0,0">
          <text:p/>
        </draw:polyline>
        <draw:polygon draw:style-name="gr115" draw:text-style-name="P9" draw:layer="layout" svg:width="0.249cm" svg:height="0.249cm" svg:x="24.233cm" svg:y="4.372cm" svg:viewBox="0 0 250 250" draw:points="0,0 0,250 250,250 250,0">
          <text:p/>
        </draw:polygon>
        <draw:polyline draw:style-name="gr114" draw:text-style-name="P9" draw:layer="layout" svg:width="0.249cm" svg:height="0.249cm" svg:x="24.233cm" svg:y="4.372cm" svg:viewBox="0 0 250 250" draw:points="0,0 0,250 250,250 250,0 0,0">
          <text:p/>
        </draw:polyline>
        <draw:polygon draw:style-name="gr115" draw:text-style-name="P9" draw:layer="layout" svg:width="0.249cm" svg:height="0.249cm" svg:x="25.188cm" svg:y="4.844cm" svg:viewBox="0 0 250 250" draw:points="0,0 0,250 250,250 250,0">
          <text:p/>
        </draw:polygon>
        <draw:polyline draw:style-name="gr114" draw:text-style-name="P9" draw:layer="layout" svg:width="0.249cm" svg:height="0.249cm" svg:x="25.188cm" svg:y="4.844cm" svg:viewBox="0 0 250 250" draw:points="0,0 0,250 250,250 250,0 0,0">
          <text:p/>
        </draw:polyline>
        <draw:polygon draw:style-name="gr115" draw:text-style-name="P9" draw:layer="layout" svg:width="0.249cm" svg:height="0.249cm" svg:x="26.143cm" svg:y="5.339cm" svg:viewBox="0 0 250 250" draw:points="0,0 0,250 250,250 250,0">
          <text:p/>
        </draw:polygon>
        <draw:polyline draw:style-name="gr114" draw:text-style-name="P9" draw:layer="layout" svg:width="0.249cm" svg:height="0.249cm" svg:x="26.143cm" svg:y="5.339cm" svg:viewBox="0 0 250 250" draw:points="0,0 0,250 250,250 250,0 0,0">
          <text:p/>
        </draw:polyline>
        <draw:polygon draw:style-name="gr115" draw:text-style-name="P9" draw:layer="layout" svg:width="0.249cm" svg:height="0.249cm" svg:x="27.099cm" svg:y="7.358cm" svg:viewBox="0 0 250 250" draw:points="0,0 0,250 250,250 250,0">
          <text:p/>
        </draw:polygon>
        <draw:polyline draw:style-name="gr114" draw:text-style-name="P9" draw:layer="layout" svg:width="0.249cm" svg:height="0.249cm" svg:x="27.099cm" svg:y="7.358cm" svg:viewBox="0 0 250 250" draw:points="0,0 0,250 250,250 250,0 0,0">
          <text:p/>
        </draw:polyline>
        <draw:polygon draw:style-name="gr116" draw:text-style-name="P9" draw:layer="layout" svg:width="0.98cm" svg:height="0.38cm" svg:x="17.66cm" svg:y="5.575cm" svg:viewBox="0 0 981 381" draw:points="0,297 955,0 968,42 981,84 26,381 13,339">
          <text:p/>
        </draw:polygon>
        <draw:polygon draw:style-name="gr116" draw:text-style-name="P9" draw:layer="layout" svg:width="0.012cm" svg:height="0.043cm" svg:x="18.615cm" svg:y="5.573cm" svg:viewBox="0 0 13 44" draw:points="13,44 0,2 6,0">
          <text:p/>
        </draw:polygon>
        <draw:polygon draw:style-name="gr116" draw:text-style-name="P9" draw:layer="layout" svg:width="0.968cm" svg:height="0.232cm" svg:x="18.621cm" svg:y="5.428cm" svg:viewBox="0 0 969 233" draw:points="0,145 955,0 962,44 969,88 14,233 7,189">
          <text:p/>
        </draw:polygon>
        <draw:polygon draw:style-name="gr116" draw:text-style-name="P9" draw:layer="layout" svg:width="0.016cm" svg:height="0.043cm" svg:x="19.583cm" svg:y="5.472cm" svg:viewBox="0 0 17 44" draw:points="0,0 17,40 10,43 7,44">
          <text:p/>
        </draw:polygon>
        <draw:polygon draw:style-name="gr116" draw:text-style-name="P9" draw:layer="layout" svg:width="0.988cm" svg:height="0.485cm" svg:x="19.566cm" svg:y="5.026cm" svg:viewBox="0 0 989 486" draw:points="0,406 955,0 972,40 989,80 34,486 17,446">
          <text:p/>
        </draw:polygon>
        <draw:polygon draw:style-name="gr116" draw:text-style-name="P9" draw:layer="layout" svg:width="0.029cm" svg:height="0.043cm" svg:x="20.521cm" svg:y="5.022cm" svg:viewBox="0 0 30 44" draw:points="17,44 0,4 7,1 15,0 22,0 30,2">
          <text:p/>
        </draw:polygon>
        <draw:polygon draw:style-name="gr116" draw:text-style-name="P9" draw:layer="layout" svg:width="0.98cm" svg:height="0.367cm" svg:x="20.525cm" svg:y="5.024cm" svg:viewBox="0 0 981 368" draw:points="26,0 981,284 968,326 955,368 0,84 13,42">
          <text:p/>
        </draw:polygon>
        <draw:polygon draw:style-name="gr116" draw:text-style-name="P9" draw:layer="layout" svg:width="0.014cm" svg:height="0.043cm" svg:x="21.48cm" svg:y="5.35cm" svg:viewBox="0 0 15 44" draw:points="13,0 15,44 7,44 0,42">
          <text:p/>
        </draw:polygon>
        <draw:polygon draw:style-name="gr116" draw:text-style-name="P9" draw:layer="layout" svg:width="0.959cm" svg:height="0.122cm" svg:x="21.491cm" svg:y="5.271cm" svg:viewBox="0 0 960 123" draw:points="0,35 956,0 958,44 960,88 4,123 2,79">
          <text:p/>
        </draw:polygon>
        <draw:polygon draw:style-name="gr116" draw:text-style-name="P9" draw:layer="layout" svg:width="0.015cm" svg:height="0.043cm" svg:x="22.449cm" svg:y="5.315cm" svg:viewBox="0 0 16 44" draw:points="0,0 16,41 9,43 2,44">
          <text:p/>
        </draw:polygon>
        <draw:polygon draw:style-name="gr116" draw:text-style-name="P9" draw:layer="layout" svg:width="0.986cm" svg:height="0.453cm" svg:x="22.433cm" svg:y="4.902cm" svg:viewBox="0 0 987 454" draw:points="0,372 955,0 971,41 987,82 32,454 16,413">
          <text:p/>
        </draw:polygon>
        <draw:polygon draw:style-name="gr116" draw:text-style-name="P9" draw:layer="layout" svg:width="0.033cm" svg:height="0.043cm" svg:x="23.388cm" svg:y="4.899cm" svg:viewBox="0 0 34 44" draw:points="16,44 0,3 7,1 15,0 23,1 30,2 34,4">
          <text:p/>
        </draw:polygon>
        <draw:polygon draw:style-name="gr116" draw:text-style-name="P9" draw:layer="layout" svg:width="0.99cm" svg:height="0.499cm" svg:x="23.386cm" svg:y="4.903cm" svg:viewBox="0 0 991 500" draw:points="36,0 991,420 973,460 955,500 0,80 18,40">
          <text:p/>
        </draw:polygon>
        <draw:polygon draw:style-name="gr116" draw:text-style-name="P9" draw:layer="layout" svg:width="0.017cm" svg:height="0.041cm" svg:x="24.34cm" svg:y="5.363cm" svg:viewBox="0 0 18 42" draw:points="18,0 4,42 0,40">
          <text:p/>
        </draw:polygon>
        <draw:polygon draw:style-name="gr116" draw:text-style-name="P9" draw:layer="layout" svg:width="0.982cm" svg:height="0.407cm" svg:x="24.344cm" svg:y="5.321cm" svg:viewBox="0 0 983 408" draw:points="28,0 983,324 969,366 955,408 0,84 14,42">
          <text:p/>
        </draw:polygon>
        <draw:polygon draw:style-name="gr116" draw:text-style-name="P9" draw:layer="layout" svg:width="0.024cm" svg:height="0.041cm" svg:x="25.313cm" svg:y="5.645cm" svg:viewBox="0 0 25 42" draw:points="0,42 14,0 21,3 25,6">
          <text:p/>
        </draw:polygon>
        <draw:polygon draw:style-name="gr116" draw:text-style-name="P9" draw:layer="layout" svg:width="1.004cm" svg:height="0.727cm" svg:x="25.288cm" svg:y="5.651cm" svg:viewBox="0 0 1005 728" draw:points="50,0 1005,656 980,692 955,728 0,72 25,36">
          <text:p/>
        </draw:polygon>
        <draw:polygon draw:style-name="gr116" draw:text-style-name="P9" draw:layer="layout" svg:width="0.036cm" svg:height="0.035cm" svg:x="26.268cm" svg:y="6.306cm" svg:viewBox="0 0 37 36" draw:points="0,36 25,0 31,5 36,10 37,12">
          <text:p/>
        </draw:polygon>
        <draw:polygon draw:style-name="gr116" draw:text-style-name="P9" draw:layer="layout" svg:width="1.029cm" svg:height="1.547cm" svg:x="26.231cm" svg:y="6.318cm" svg:viewBox="0 0 1030 1548" draw:points="74,0 1030,1500 993,1524 956,1548 0,48 37,24">
          <text:p/>
        </draw:polygon>
        <draw:polygon draw:style-name="gr116" draw:text-style-name="P9" draw:layer="layout" svg:width="0.249cm" svg:height="0.249cm" svg:x="17.548cm" svg:y="5.789cm" svg:viewBox="0 0 250 250" draw:points="0,125 125,250 250,125 125,0">
          <text:p/>
        </draw:polygon>
        <draw:polyline draw:style-name="gr114" draw:text-style-name="P9" draw:layer="layout" svg:width="0.249cm" svg:height="0.249cm" svg:x="17.548cm" svg:y="5.789cm" svg:viewBox="0 0 250 250" draw:points="0,125 125,250 250,125 125,0 0,125">
          <text:p/>
        </draw:polyline>
        <draw:polygon draw:style-name="gr116" draw:text-style-name="P9" draw:layer="layout" svg:width="0.249cm" svg:height="0.249cm" svg:x="18.503cm" svg:y="5.492cm" svg:viewBox="0 0 250 250" draw:points="0,125 125,250 250,125 125,0">
          <text:p/>
        </draw:polygon>
        <draw:polyline draw:style-name="gr114" draw:text-style-name="P9" draw:layer="layout" svg:width="0.249cm" svg:height="0.249cm" svg:x="18.503cm" svg:y="5.492cm" svg:viewBox="0 0 250 250" draw:points="0,125 125,250 250,125 125,0 0,125">
          <text:p/>
        </draw:polyline>
        <draw:polygon draw:style-name="gr116" draw:text-style-name="P9" draw:layer="layout" svg:width="0.249cm" svg:height="0.249cm" svg:x="19.458cm" svg:y="5.347cm" svg:viewBox="0 0 250 250" draw:points="0,125 125,250 250,125 125,0">
          <text:p/>
        </draw:polygon>
        <draw:polyline draw:style-name="gr114" draw:text-style-name="P9" draw:layer="layout" svg:width="0.249cm" svg:height="0.249cm" svg:x="19.458cm" svg:y="5.347cm" svg:viewBox="0 0 250 250" draw:points="0,125 125,250 250,125 125,0 0,125">
          <text:p/>
        </draw:polyline>
        <draw:polygon draw:style-name="gr116" draw:text-style-name="P9" draw:layer="layout" svg:width="0.249cm" svg:height="0.249cm" svg:x="20.413cm" svg:y="4.941cm" svg:viewBox="0 0 250 250" draw:points="0,125 125,250 250,125 125,0">
          <text:p/>
        </draw:polygon>
        <draw:polyline draw:style-name="gr114" draw:text-style-name="P9" draw:layer="layout" svg:width="0.249cm" svg:height="0.249cm" svg:x="20.413cm" svg:y="4.941cm" svg:viewBox="0 0 250 250" draw:points="0,125 125,250 250,125 125,0 0,125">
          <text:p/>
        </draw:polyline>
        <draw:polygon draw:style-name="gr116" draw:text-style-name="P9" draw:layer="layout" svg:width="0.249cm" svg:height="0.249cm" svg:x="21.368cm" svg:y="5.225cm" svg:viewBox="0 0 250 250" draw:points="0,125 125,250 250,125 125,0">
          <text:p/>
        </draw:polygon>
        <draw:polyline draw:style-name="gr114" draw:text-style-name="P9" draw:layer="layout" svg:width="0.249cm" svg:height="0.249cm" svg:x="21.368cm" svg:y="5.225cm" svg:viewBox="0 0 250 250" draw:points="0,125 125,250 250,125 125,0 0,125">
          <text:p/>
        </draw:polyline>
        <draw:polygon draw:style-name="gr116" draw:text-style-name="P9" draw:layer="layout" svg:width="0.249cm" svg:height="0.249cm" svg:x="22.324cm" svg:y="5.19cm" svg:viewBox="0 0 250 250" draw:points="0,125 125,250 250,125 125,0">
          <text:p/>
        </draw:polygon>
        <draw:polyline draw:style-name="gr114" draw:text-style-name="P9" draw:layer="layout" svg:width="0.249cm" svg:height="0.249cm" svg:x="22.324cm" svg:y="5.19cm" svg:viewBox="0 0 250 250" draw:points="0,125 125,250 250,125 125,0 0,125">
          <text:p/>
        </draw:polyline>
        <draw:polygon draw:style-name="gr116" draw:text-style-name="P9" draw:layer="layout" svg:width="0.249cm" svg:height="0.249cm" svg:x="23.279cm" svg:y="4.818cm" svg:viewBox="0 0 250 250" draw:points="0,125 125,250 250,125 125,0">
          <text:p/>
        </draw:polygon>
        <draw:polyline draw:style-name="gr114" draw:text-style-name="P9" draw:layer="layout" svg:width="0.249cm" svg:height="0.249cm" svg:x="23.279cm" svg:y="4.818cm" svg:viewBox="0 0 250 250" draw:points="0,125 125,250 250,125 125,0 0,125">
          <text:p/>
        </draw:polyline>
        <draw:polygon draw:style-name="gr116" draw:text-style-name="P9" draw:layer="layout" svg:width="0.249cm" svg:height="0.249cm" svg:x="24.233cm" svg:y="5.238cm" svg:viewBox="0 0 250 250" draw:points="0,125 125,250 250,125 125,0">
          <text:p/>
        </draw:polygon>
        <draw:polyline draw:style-name="gr114" draw:text-style-name="P9" draw:layer="layout" svg:width="0.249cm" svg:height="0.249cm" svg:x="24.233cm" svg:y="5.238cm" svg:viewBox="0 0 250 250" draw:points="0,125 125,250 250,125 125,0 0,125">
          <text:p/>
        </draw:polyline>
        <draw:polygon draw:style-name="gr116" draw:text-style-name="P9" draw:layer="layout" svg:width="0.249cm" svg:height="0.249cm" svg:x="25.188cm" svg:y="5.562cm" svg:viewBox="0 0 250 250" draw:points="0,125 125,250 250,125 125,0">
          <text:p/>
        </draw:polygon>
        <draw:polyline draw:style-name="gr114" draw:text-style-name="P9" draw:layer="layout" svg:width="0.249cm" svg:height="0.249cm" svg:x="25.188cm" svg:y="5.562cm" svg:viewBox="0 0 250 250" draw:points="0,125 125,250 250,125 125,0 0,125">
          <text:p/>
        </draw:polyline>
        <draw:polygon draw:style-name="gr116" draw:text-style-name="P9" draw:layer="layout" svg:width="0.249cm" svg:height="0.249cm" svg:x="26.143cm" svg:y="6.218cm" svg:viewBox="0 0 250 250" draw:points="0,125 125,250 250,125 125,0">
          <text:p/>
        </draw:polygon>
        <draw:polyline draw:style-name="gr114" draw:text-style-name="P9" draw:layer="layout" svg:width="0.249cm" svg:height="0.249cm" svg:x="26.143cm" svg:y="6.218cm" svg:viewBox="0 0 250 250" draw:points="0,125 125,250 250,125 125,0 0,125">
          <text:p/>
        </draw:polyline>
        <draw:polygon draw:style-name="gr116" draw:text-style-name="P9" draw:layer="layout" svg:width="0.249cm" svg:height="0.249cm" svg:x="27.099cm" svg:y="7.717cm" svg:viewBox="0 0 250 250" draw:points="0,125 125,250 250,125 125,0">
          <text:p/>
        </draw:polygon>
        <draw:polyline draw:style-name="gr114" draw:text-style-name="P9" draw:layer="layout" svg:width="0.249cm" svg:height="0.249cm" svg:x="27.099cm" svg:y="7.717cm" svg:viewBox="0 0 250 250" draw:points="0,125 125,250 250,125 125,0 0,125">
          <text:p/>
        </draw:polyline>
        <draw:polygon draw:style-name="gr127" draw:text-style-name="P9" draw:layer="layout" svg:width="0.984cm" svg:height="0.431cm" svg:x="17.658cm" svg:y="5.781cm" svg:viewBox="0 0 985 432" draw:points="0,350 955,0 970,41 985,82 30,432 15,391">
          <text:p/>
        </draw:polygon>
        <draw:polygon draw:style-name="gr127" draw:text-style-name="P9" draw:layer="layout" svg:width="0.019cm" svg:height="0.04cm" svg:x="18.628cm" svg:y="5.822cm" svg:viewBox="0 0 20 41" draw:points="0,0 20,39 15,41">
          <text:p/>
        </draw:polygon>
        <draw:polygon draw:style-name="gr127" draw:text-style-name="P9" draw:layer="layout" svg:width="0.994cm" svg:height="0.553cm" svg:x="18.608cm" svg:y="5.307cm" svg:viewBox="0 0 995 554" draw:points="0,476 955,0 975,39 995,78 40,554 20,515">
          <text:p/>
        </draw:polygon>
        <draw:polygon draw:style-name="gr127" draw:text-style-name="P9" draw:layer="layout" svg:width="0.019cm" svg:height="0.04cm" svg:x="19.563cm" svg:y="5.305cm" svg:viewBox="0 0 20 41" draw:points="20,41 0,2 4,0">
          <text:p/>
        </draw:polygon>
        <draw:polygon draw:style-name="gr127" draw:text-style-name="P9" draw:layer="layout" svg:width="0.986cm" svg:height="0.449cm" svg:x="19.567cm" svg:y="4.937cm" svg:viewBox="0 0 987 450" draw:points="0,368 955,0 971,41 987,82 32,450 16,409">
          <text:p/>
        </draw:polygon>
        <draw:polygon draw:style-name="gr127" draw:text-style-name="P9" draw:layer="layout" svg:width="0.015cm" svg:height="0.042cm" svg:x="20.522cm" svg:y="4.935cm" svg:viewBox="0 0 16 43" draw:points="16,43 0,2 8,0">
          <text:p/>
        </draw:polygon>
        <draw:polygon draw:style-name="gr127" draw:text-style-name="P9" draw:layer="layout" svg:width="0.97cm" svg:height="0.273cm" svg:x="20.53cm" svg:y="4.747cm" svg:viewBox="0 0 971 274" draw:points="0,188 955,0 963,43 971,86 16,274 8,231">
          <text:p/>
        </draw:polygon>
        <draw:polygon draw:style-name="gr127" draw:text-style-name="P9" draw:layer="layout" svg:width="0.007cm" svg:height="0.043cm" svg:x="21.485cm" svg:y="4.746cm" svg:viewBox="0 0 8 44" draw:points="8,44 0,1 3,0">
          <text:p/>
        </draw:polygon>
        <draw:polygon draw:style-name="gr127" draw:text-style-name="P9" draw:layer="layout" svg:width="0.965cm" svg:height="0.187cm" svg:x="21.488cm" svg:y="4.646cm" svg:viewBox="0 0 966 188" draw:points="0,100 956,0 961,44 966,88 10,188 5,144">
          <text:p/>
        </draw:polygon>
        <draw:polygon draw:style-name="gr127" draw:text-style-name="P9" draw:layer="layout" svg:width="0.006cm" svg:height="0.043cm" svg:x="22.444cm" svg:y="4.646cm" svg:viewBox="0 0 7 44" draw:points="5,44 0,0 7,0">
          <text:p/>
        </draw:polygon>
        <draw:polygon draw:style-name="gr127" draw:text-style-name="P9" draw:layer="layout" svg:width="0.958cm" svg:height="0.121cm" svg:x="22.447cm" svg:y="4.646cm" svg:viewBox="0 0 959 122" draw:points="4,0 959,34 957,78 955,122 0,88 2,44">
          <text:p/>
        </draw:polygon>
        <draw:polygon draw:style-name="gr127" draw:text-style-name="P9" draw:layer="layout" svg:width="0.001cm" svg:height="0.043cm" svg:x="23.404cm" svg:y="4.68cm" svg:viewBox="0 0 2 44" draw:points="0,44 2,0 2,0">
          <text:p/>
        </draw:polygon>
        <draw:polygon draw:style-name="gr127" draw:text-style-name="P9" draw:layer="layout" svg:width="0.958cm" svg:height="0.127cm" svg:x="23.402cm" svg:y="4.68cm" svg:viewBox="0 0 959 128" draw:points="4,0 959,40 957,84 955,128 0,88 2,44">
          <text:p/>
        </draw:polygon>
        <draw:polygon draw:style-name="gr127" draw:text-style-name="P9" draw:layer="layout" svg:width="0.001cm" svg:height="0.043cm" svg:x="24.356cm" svg:y="4.764cm" svg:viewBox="0 0 2 44" draw:points="2,0 1,44 0,44">
          <text:p/>
        </draw:polygon>
        <draw:polygon draw:style-name="gr127" draw:text-style-name="P9" draw:layer="layout" svg:width="0.956cm" svg:height="0.109cm" svg:x="24.357cm" svg:y="4.72cm" svg:viewBox="0 0 957 110" draw:points="2,0 957,22 956,66 955,110 0,88 1,44">
          <text:p/>
        </draw:polygon>
        <draw:polygon draw:style-name="gr127" draw:text-style-name="P9" draw:layer="layout" svg:width="0.017cm" svg:height="0.043cm" svg:x="25.313cm" svg:y="4.742cm" svg:viewBox="0 0 18 44" draw:points="0,44 1,0 9,1 16,3 18,4">
          <text:p/>
        </draw:polygon>
        <draw:polygon draw:style-name="gr127" draw:text-style-name="P9" draw:layer="layout" svg:width="0.99cm" svg:height="0.516cm" svg:x="25.295cm" svg:y="4.746cm" svg:viewBox="0 0 991 517" draw:points="36,0 991,437 973,477 955,517 0,80 18,40">
          <text:p/>
        </draw:polygon>
        <draw:polygon draw:style-name="gr127" draw:text-style-name="P9" draw:layer="layout" svg:width="0.037cm" svg:height="0.039cm" svg:x="26.268cm" svg:y="5.183cm" svg:viewBox="0 0 38 40" draw:points="0,40 18,0 25,4 31,9 36,15 38,19">
          <text:p/>
        </draw:polygon>
        <draw:polygon draw:style-name="gr127" draw:text-style-name="P9" draw:layer="layout" svg:width="1.031cm" svg:height="1.76cm" svg:x="26.23cm" svg:y="5.202cm" svg:viewBox="0 0 1032 1761" draw:points="76,0 1032,1719 994,1740 956,1761 0,42 38,21">
          <text:p/>
        </draw:polygon>
        <draw:polygon draw:style-name="gr127" draw:text-style-name="P9" draw:layer="layout" svg:width="0.249cm" svg:height="0.249cm" svg:x="17.548cm" svg:y="6.047cm" svg:viewBox="0 0 250 250" draw:points="0,0 125,250 250,0">
          <text:p/>
        </draw:polygon>
        <draw:polyline draw:style-name="gr114" draw:text-style-name="P9" draw:layer="layout" svg:width="0.249cm" svg:height="0.249cm" svg:x="17.548cm" svg:y="6.047cm" svg:viewBox="0 0 250 250" draw:points="0,0 125,250 250,0 0,0">
          <text:p/>
        </draw:polyline>
        <draw:polygon draw:style-name="gr127" draw:text-style-name="P9" draw:layer="layout" svg:width="0.249cm" svg:height="0.249cm" svg:x="18.503cm" svg:y="5.697cm" svg:viewBox="0 0 250 250" draw:points="0,0 125,250 250,0">
          <text:p/>
        </draw:polygon>
        <draw:polyline draw:style-name="gr114" draw:text-style-name="P9" draw:layer="layout" svg:width="0.249cm" svg:height="0.249cm" svg:x="18.503cm" svg:y="5.697cm" svg:viewBox="0 0 250 250" draw:points="0,0 125,250 250,0 0,0">
          <text:p/>
        </draw:polyline>
        <draw:polygon draw:style-name="gr127" draw:text-style-name="P9" draw:layer="layout" svg:width="0.249cm" svg:height="0.249cm" svg:x="19.458cm" svg:y="5.221cm" svg:viewBox="0 0 250 250" draw:points="0,0 125,250 250,0">
          <text:p/>
        </draw:polygon>
        <draw:polyline draw:style-name="gr114" draw:text-style-name="P9" draw:layer="layout" svg:width="0.249cm" svg:height="0.249cm" svg:x="19.458cm" svg:y="5.221cm" svg:viewBox="0 0 250 250" draw:points="0,0 125,250 250,0 0,0">
          <text:p/>
        </draw:polyline>
        <draw:polygon draw:style-name="gr127" draw:text-style-name="P9" draw:layer="layout" svg:width="0.249cm" svg:height="0.249cm" svg:x="20.413cm" svg:y="4.853cm" svg:viewBox="0 0 250 250" draw:points="0,0 125,250 250,0">
          <text:p/>
        </draw:polygon>
        <draw:polyline draw:style-name="gr114" draw:text-style-name="P9" draw:layer="layout" svg:width="0.249cm" svg:height="0.249cm" svg:x="20.413cm" svg:y="4.853cm" svg:viewBox="0 0 250 250" draw:points="0,0 125,250 250,0 0,0">
          <text:p/>
        </draw:polyline>
        <draw:polygon draw:style-name="gr127" draw:text-style-name="P9" draw:layer="layout" svg:width="0.249cm" svg:height="0.249cm" svg:x="21.368cm" svg:y="4.665cm" svg:viewBox="0 0 250 250" draw:points="0,0 125,250 250,0">
          <text:p/>
        </draw:polygon>
        <draw:polyline draw:style-name="gr114" draw:text-style-name="P9" draw:layer="layout" svg:width="0.249cm" svg:height="0.249cm" svg:x="21.368cm" svg:y="4.665cm" svg:viewBox="0 0 250 250" draw:points="0,0 125,250 250,0 0,0">
          <text:p/>
        </draw:polyline>
        <draw:polygon draw:style-name="gr127" draw:text-style-name="P9" draw:layer="layout" svg:width="0.249cm" svg:height="0.249cm" svg:x="22.324cm" svg:y="4.565cm" svg:viewBox="0 0 250 250" draw:points="0,0 125,250 250,0">
          <text:p/>
        </draw:polygon>
        <draw:polyline draw:style-name="gr114" draw:text-style-name="P9" draw:layer="layout" svg:width="0.249cm" svg:height="0.249cm" svg:x="22.324cm" svg:y="4.565cm" svg:viewBox="0 0 250 250" draw:points="0,0 125,250 250,0 0,0">
          <text:p/>
        </draw:polyline>
        <draw:polygon draw:style-name="gr127" draw:text-style-name="P9" draw:layer="layout" svg:width="0.249cm" svg:height="0.249cm" svg:x="23.279cm" svg:y="4.599cm" svg:viewBox="0 0 250 250" draw:points="0,0 125,250 250,0">
          <text:p/>
        </draw:polygon>
        <draw:polyline draw:style-name="gr114" draw:text-style-name="P9" draw:layer="layout" svg:width="0.249cm" svg:height="0.249cm" svg:x="23.279cm" svg:y="4.599cm" svg:viewBox="0 0 250 250" draw:points="0,0 125,250 250,0 0,0">
          <text:p/>
        </draw:polyline>
        <draw:polygon draw:style-name="gr127" draw:text-style-name="P9" draw:layer="layout" svg:width="0.249cm" svg:height="0.249cm" svg:x="24.233cm" svg:y="4.639cm" svg:viewBox="0 0 250 250" draw:points="0,0 125,250 250,0">
          <text:p/>
        </draw:polygon>
        <draw:polyline draw:style-name="gr114" draw:text-style-name="P9" draw:layer="layout" svg:width="0.249cm" svg:height="0.249cm" svg:x="24.233cm" svg:y="4.639cm" svg:viewBox="0 0 250 250" draw:points="0,0 125,250 250,0 0,0">
          <text:p/>
        </draw:polyline>
        <draw:polygon draw:style-name="gr127" draw:text-style-name="P9" draw:layer="layout" svg:width="0.249cm" svg:height="0.249cm" svg:x="25.188cm" svg:y="4.661cm" svg:viewBox="0 0 250 250" draw:points="0,0 125,250 250,0">
          <text:p/>
        </draw:polygon>
        <draw:polyline draw:style-name="gr114" draw:text-style-name="P9" draw:layer="layout" svg:width="0.249cm" svg:height="0.249cm" svg:x="25.188cm" svg:y="4.661cm" svg:viewBox="0 0 250 250" draw:points="0,0 125,250 250,0 0,0">
          <text:p/>
        </draw:polyline>
        <draw:polygon draw:style-name="gr127" draw:text-style-name="P9" draw:layer="layout" svg:width="0.249cm" svg:height="0.249cm" svg:x="26.143cm" svg:y="5.098cm" svg:viewBox="0 0 250 250" draw:points="0,0 125,250 250,0">
          <text:p/>
        </draw:polygon>
        <draw:polyline draw:style-name="gr114" draw:text-style-name="P9" draw:layer="layout" svg:width="0.249cm" svg:height="0.249cm" svg:x="26.143cm" svg:y="5.098cm" svg:viewBox="0 0 250 250" draw:points="0,0 125,250 250,0 0,0">
          <text:p/>
        </draw:polyline>
        <draw:polygon draw:style-name="gr127" draw:text-style-name="P9" draw:layer="layout" svg:width="0.249cm" svg:height="0.249cm" svg:x="27.099cm" svg:y="6.816cm" svg:viewBox="0 0 250 250" draw:points="0,0 125,250 250,0">
          <text:p/>
        </draw:polygon>
        <draw:polyline draw:style-name="gr114" draw:text-style-name="P9" draw:layer="layout" svg:width="0.249cm" svg:height="0.249cm" svg:x="27.099cm" svg:y="6.816cm" svg:viewBox="0 0 250 250" draw:points="0,0 125,250 250,0 0,0">
          <text:p/>
        </draw:polyline>
        <draw:polygon draw:style-name="gr115" draw:text-style-name="P9" draw:layer="layout" svg:width="0.316cm" svg:height="0.087cm" svg:x="27.716cm" svg:y="5.166cm" svg:viewBox="0 0 317 88" draw:points="0,0 317,0 317,88 0,88">
          <text:p/>
        </draw:polygon>
        <draw:polygon draw:style-name="gr115" draw:text-style-name="P9" draw:layer="layout" svg:width="0.158cm" svg:height="0.158cm" svg:x="27.795cm" svg:y="5.13cm" svg:viewBox="0 0 159 159" draw:points="0,0 0,159 159,159 159,0">
          <text:p/>
        </draw:polygon>
        <draw:polyline draw:style-name="gr114" draw:text-style-name="P9" draw:layer="layout" svg:width="0.158cm" svg:height="0.158cm" svg:x="27.795cm" svg:y="5.13cm" svg:viewBox="0 0 159 159" draw:points="0,0 0,159 159,159 159,0 0,0">
          <text:p/>
        </draw:polyline>
        <draw:polygon draw:style-name="gr116" draw:text-style-name="P9" draw:layer="layout" svg:width="0.316cm" svg:height="0.087cm" svg:x="27.716cm" svg:y="5.963cm" svg:viewBox="0 0 317 88" draw:points="0,0 317,0 317,88 0,88">
          <text:p/>
        </draw:polygon>
        <draw:polygon draw:style-name="gr116" draw:text-style-name="P9" draw:layer="layout" svg:width="0.158cm" svg:height="0.158cm" svg:x="27.795cm" svg:y="5.927cm" svg:viewBox="0 0 159 159" draw:points="0,80 80,159 159,80 80,0">
          <text:p/>
        </draw:polygon>
        <draw:polyline draw:style-name="gr114" draw:text-style-name="P9" draw:layer="layout" svg:width="0.158cm" svg:height="0.158cm" svg:x="27.795cm" svg:y="5.927cm" svg:viewBox="0 0 159 159" draw:points="0,80 80,159 159,80 80,0 0,80">
          <text:p/>
        </draw:polyline>
        <draw:polygon draw:style-name="gr127" draw:text-style-name="P9" draw:layer="layout" svg:width="0.316cm" svg:height="0.087cm" svg:x="27.716cm" svg:y="6.759cm" svg:viewBox="0 0 317 88" draw:points="0,0 317,0 317,88 0,88">
          <text:p/>
        </draw:polygon>
        <draw:polygon draw:style-name="gr127" draw:text-style-name="P9" draw:layer="layout" svg:width="0.158cm" svg:height="0.158cm" svg:x="27.795cm" svg:y="6.723cm" svg:viewBox="0 0 159 159" draw:points="0,0 80,159 159,0">
          <text:p/>
        </draw:polygon>
        <draw:polyline draw:style-name="gr114" draw:text-style-name="P9" draw:layer="layout" svg:width="0.158cm" svg:height="0.158cm" svg:x="27.795cm" svg:y="6.723cm" svg:viewBox="0 0 159 159" draw:points="0,0 80,159 159,0 0,0">
          <text:p/>
        </draw:polyline>
        <draw:frame draw:style-name="gr215" draw:text-style-name="P21" draw:layer="layout" svg:width="2.856cm" svg:height="0.569cm" svg:x="28.084cm" svg:y="5.098cm">
          <draw:text-box>
            <text:p><text:span text:style-name="T15">SXCS, andauernd </text:span></text:p>
          </draw:text-box>
        </draw:frame>
        <draw:frame draw:style-name="gr216" draw:text-style-name="P21" draw:layer="layout" svg:width="1.315cm" svg:height="0.569cm" svg:x="28.084cm" svg:y="5.468cm">
          <draw:text-box>
            <text:p><text:span text:style-name="T15">exploit</text:span></text:p>
          </draw:text-box>
        </draw:frame>
        <draw:frame draw:style-name="gr217" draw:text-style-name="P21" draw:layer="layout" svg:width="3.156cm" svg:height="0.569cm" svg:x="28.084cm" svg:y="5.892cm">
          <draw:text-box>
            <text:p><text:span text:style-name="T15">SXCS, abwechselnd </text:span></text:p>
          </draw:text-box>
        </draw:frame>
        <draw:frame draw:style-name="gr218" draw:text-style-name="P21" draw:layer="layout" svg:width="2.314cm" svg:height="0.569cm" svg:x="28.084cm" svg:y="6.261cm">
          <draw:text-box>
            <text:p><text:span text:style-name="T15">explore/exploit</text:span></text:p>
          </draw:text-box>
        </draw:frame>
        <draw:frame draw:style-name="gr221" draw:text-style-name="P21" draw:layer="layout" svg:width="2.746cm" svg:height="0.569cm" svg:x="28.084cm" svg:y="6.711cm">
          <draw:text-box>
            <text:p><text:span text:style-name="T15">XCS, <text:s/>andauernd </text:span></text:p>
          </draw:text-box>
        </draw:frame>
        <draw:frame draw:style-name="gr216" draw:text-style-name="P21" draw:layer="layout" svg:width="1.315cm" svg:height="0.569cm" svg:x="28.084cm" svg:y="7.081cm">
          <draw:text-box>
            <text:p><text:span text:style-name="T15">exploit</text:span></text:p>
          </draw:text-box>
        </draw:frame>
        <draw:frame draw:style-name="gr205" draw:text-style-name="P22" draw:layer="layout" svg:width="3.275cm" svg:height="0.603cm" svg:x="20.809cm" svg:y="9.139cm">
          <draw:text-box>
            <text:p><text:span text:style-name="T16">tournament factor p</text:span></text:p>
          </draw:text-box>
        </draw:frame>
        <draw:frame draw:style-name="gr220" draw:text-style-name="P22" draw:layer="layout" svg:width="3.906cm" svg:height="0.603cm" draw:transform="rotate (1.5707963267946) translate (16.726cm 7.348cm)">
          <draw:text-box>
            <text:p><text:span text:style-name="T16">Qualitätsdifferenz (in %)</text:span></text:p>
          </draw:text-box>
        </draw:frame>
        <draw:frame draw:style-name="gr107" draw:text-style-name="P9" draw:layer="layout" svg:width="15.251cm" svg:height="7.01cm" svg:x="15.682cm" svg:y="11.235cm">
          <draw:image xlink:href="Pictures/2000061300003BB400001B830B24A84D.svm" xlink:type="simple" xlink:show="embed" xlink:actuate="onLoad">
            <text:p/>
          </draw:image>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office:forms form:automatic-focus="false" form:apply-design-mode="false"/>
        <draw:polygon draw:style-name="gr108" draw:text-style-name="P9" draw:layer="layout" svg:width="15.207cm" svg:height="6.977cm" svg:x="4.133cm" svg:y="3.81cm" svg:viewBox="0 0 15208 6978" draw:points="0,0 15208,0 15208,6978 0,6978">
          <text:p/>
        </draw:polygon>
        <draw:polyline draw:style-name="gr109" draw:text-style-name="P9" draw:layer="layout" svg:width="9.211cm" svg:height="5.221cm" svg:x="5.705cm" svg:y="4.134cm" svg:viewBox="0 0 9212 5222" draw:points="4606,5222 0,5222 0,0 9212,0 9212,5222 4606,5222">
          <text:p/>
        </draw:polyline>
        <draw:line draw:style-name="gr109" draw:text-style-name="P9" draw:layer="layout" svg:x1="14.917cm" svg:y1="9.356cm" svg:x2="5.705cm" svg:y2="9.356cm">
          <text:p/>
        </draw:line>
        <draw:line draw:style-name="gr109" draw:text-style-name="P9" draw:layer="layout" svg:x1="14.917cm" svg:y1="8.609cm" svg:x2="5.705cm" svg:y2="8.609cm">
          <text:p/>
        </draw:line>
        <draw:line draw:style-name="gr109" draw:text-style-name="P9" draw:layer="layout" svg:x1="14.917cm" svg:y1="7.863cm" svg:x2="5.705cm" svg:y2="7.863cm">
          <text:p/>
        </draw:line>
        <draw:line draw:style-name="gr109" draw:text-style-name="P9" draw:layer="layout" svg:x1="14.917cm" svg:y1="7.117cm" svg:x2="5.705cm" svg:y2="7.117cm">
          <text:p/>
        </draw:line>
        <draw:line draw:style-name="gr109" draw:text-style-name="P9" draw:layer="layout" svg:x1="14.917cm" svg:y1="6.371cm" svg:x2="5.705cm" svg:y2="6.371cm">
          <text:p/>
        </draw:line>
        <draw:line draw:style-name="gr109" draw:text-style-name="P9" draw:layer="layout" svg:x1="14.917cm" svg:y1="5.625cm" svg:x2="5.705cm" svg:y2="5.625cm">
          <text:p/>
        </draw:line>
        <draw:line draw:style-name="gr109" draw:text-style-name="P9" draw:layer="layout" svg:x1="14.917cm" svg:y1="4.879cm" svg:x2="5.705cm" svg:y2="4.879cm">
          <text:p/>
        </draw:line>
        <draw:line draw:style-name="gr109" draw:text-style-name="P9" draw:layer="layout" svg:x1="14.917cm" svg:y1="4.132cm" svg:x2="5.705cm" svg:y2="4.132cm">
          <text:p/>
        </draw:line>
        <draw:frame draw:style-name="gr112" draw:text-style-name="P21" draw:layer="layout" svg:width="0.659cm" svg:height="0.569cm" svg:x="5.63cm" svg:y="9.651cm">
          <draw:text-box>
            <text:p><text:span text:style-name="T15">8</text:span></text:p>
          </draw:text-box>
        </draw:frame>
        <draw:frame draw:style-name="gr112" draw:text-style-name="P21" draw:layer="layout" svg:width="0.815cm" svg:height="0.569cm" svg:x="6.849cm" svg:y="9.651cm">
          <draw:text-box>
            <text:p><text:span text:style-name="T15">16</text:span></text:p>
          </draw:text-box>
        </draw:frame>
        <draw:frame draw:style-name="gr112" draw:text-style-name="P21" draw:layer="layout" svg:width="0.815cm" svg:height="0.569cm" svg:x="8.18cm" svg:y="9.651cm">
          <draw:text-box>
            <text:p><text:span text:style-name="T15">32</text:span></text:p>
          </draw:text-box>
        </draw:frame>
        <draw:frame draw:style-name="gr112" draw:text-style-name="P21" draw:layer="layout" svg:width="0.815cm" svg:height="0.569cm" svg:x="9.482cm" svg:y="9.651cm">
          <draw:text-box>
            <text:p><text:span text:style-name="T15">64</text:span></text:p>
          </draw:text-box>
        </draw:frame>
        <draw:frame draw:style-name="gr112" draw:text-style-name="P21" draw:layer="layout" svg:width="0.815cm" svg:height="0.569cm" svg:x="10.813cm" svg:y="9.651cm">
          <draw:text-box>
            <text:p><text:span text:style-name="T15">96</text:span></text:p>
          </draw:text-box>
        </draw:frame>
        <draw:frame draw:style-name="gr112" draw:text-style-name="P21" draw:layer="layout" svg:width="0.972cm" svg:height="0.569cm" svg:x="12.06cm" svg:y="9.651cm">
          <draw:text-box>
            <text:p><text:span text:style-name="T15">128</text:span></text:p>
          </draw:text-box>
        </draw:frame>
        <draw:frame draw:style-name="gr112" draw:text-style-name="P21" draw:layer="layout" svg:width="0.972cm" svg:height="0.569cm" svg:x="13.363cm" svg:y="9.651cm">
          <draw:text-box>
            <text:p><text:span text:style-name="T15">160</text:span></text:p>
          </draw:text-box>
        </draw:frame>
        <draw:frame draw:style-name="gr112" draw:text-style-name="P21" draw:layer="layout" svg:width="0.972cm" svg:height="0.569cm" svg:x="14.693cm" svg:y="9.651cm">
          <draw:text-box>
            <text:p><text:span text:style-name="T15">256</text:span></text:p>
          </draw:text-box>
        </draw:frame>
        <draw:line draw:style-name="gr109" draw:text-style-name="P9" draw:layer="layout" svg:x1="5.705cm" svg:y1="9.505cm" svg:x2="5.705cm" svg:y2="9.356cm">
          <text:p/>
        </draw:line>
        <draw:line draw:style-name="gr109" draw:text-style-name="P9" draw:layer="layout" svg:x1="7.02cm" svg:y1="9.505cm" svg:x2="7.02cm" svg:y2="9.356cm">
          <text:p/>
        </draw:line>
        <draw:line draw:style-name="gr109" draw:text-style-name="P9" draw:layer="layout" svg:x1="8.336cm" svg:y1="9.505cm" svg:x2="8.336cm" svg:y2="9.356cm">
          <text:p/>
        </draw:line>
        <draw:line draw:style-name="gr109" draw:text-style-name="P9" draw:layer="layout" svg:x1="9.652cm" svg:y1="9.505cm" svg:x2="9.652cm" svg:y2="9.356cm">
          <text:p/>
        </draw:line>
        <draw:line draw:style-name="gr109" draw:text-style-name="P9" draw:layer="layout" svg:x1="10.968cm" svg:y1="9.505cm" svg:x2="10.968cm" svg:y2="9.356cm">
          <text:p/>
        </draw:line>
        <draw:line draw:style-name="gr109" draw:text-style-name="P9" draw:layer="layout" svg:x1="12.284cm" svg:y1="9.505cm" svg:x2="12.284cm" svg:y2="9.356cm">
          <text:p/>
        </draw:line>
        <draw:line draw:style-name="gr109" draw:text-style-name="P9" draw:layer="layout" svg:x1="13.6cm" svg:y1="9.505cm" svg:x2="13.6cm" svg:y2="9.356cm">
          <text:p/>
        </draw:line>
        <draw:polyline draw:style-name="gr109" draw:text-style-name="P9" draw:layer="layout" svg:width="0.148cm" svg:height="9.211cm" draw:transform="rotate (1.5707963267946) translate (5.70459693576968cm 9.50518954994872cm)" svg:viewBox="0 0 149 9212" draw:points="0,20621 149,20621 149,11409">
          <text:p/>
        </draw:polyline>
        <draw:line draw:style-name="gr109" draw:text-style-name="P9" draw:layer="layout" svg:x1="5.705cm" svg:y1="8.609cm" svg:x2="14.917cm" svg:y2="8.609cm">
          <text:p/>
        </draw:line>
        <draw:frame draw:style-name="gr112" draw:text-style-name="P21" draw:layer="layout" svg:width="0.752cm" svg:height="0.569cm" svg:x="5.187cm" svg:y="9.203cm">
          <draw:text-box>
            <text:p><text:span text:style-name="T15">-2</text:span></text:p>
          </draw:text-box>
        </draw:frame>
        <draw:frame draw:style-name="gr112" draw:text-style-name="P21" draw:layer="layout" svg:width="0.659cm" svg:height="0.569cm" svg:x="5.297cm" svg:y="8.464cm">
          <draw:text-box>
            <text:p><text:span text:style-name="T15">0</text:span></text:p>
          </draw:text-box>
        </draw:frame>
        <draw:frame draw:style-name="gr112" draw:text-style-name="P21" draw:layer="layout" svg:width="0.659cm" svg:height="0.569cm" svg:x="5.297cm" svg:y="7.725cm">
          <draw:text-box>
            <text:p><text:span text:style-name="T15">2</text:span></text:p>
          </draw:text-box>
        </draw:frame>
        <draw:frame draw:style-name="gr112" draw:text-style-name="P21" draw:layer="layout" svg:width="0.659cm" svg:height="0.569cm" svg:x="5.297cm" svg:y="6.96cm">
          <draw:text-box>
            <text:p><text:span text:style-name="T15">4</text:span></text:p>
          </draw:text-box>
        </draw:frame>
        <draw:frame draw:style-name="gr112" draw:text-style-name="P21" draw:layer="layout" svg:width="0.659cm" svg:height="0.569cm" svg:x="5.297cm" svg:y="6.22cm">
          <draw:text-box>
            <text:p><text:span text:style-name="T15">6</text:span></text:p>
          </draw:text-box>
        </draw:frame>
        <draw:frame draw:style-name="gr112" draw:text-style-name="P21" draw:layer="layout" svg:width="0.659cm" svg:height="0.569cm" svg:x="5.297cm" svg:y="5.482cm">
          <draw:text-box>
            <text:p><text:span text:style-name="T15">8</text:span></text:p>
          </draw:text-box>
        </draw:frame>
        <draw:frame draw:style-name="gr112" draw:text-style-name="P21" draw:layer="layout" svg:width="0.815cm" svg:height="0.569cm" svg:x="5.131cm" svg:y="4.743cm">
          <draw:text-box>
            <text:p><text:span text:style-name="T15">10</text:span></text:p>
          </draw:text-box>
        </draw:frame>
        <draw:frame draw:style-name="gr112" draw:text-style-name="P21" draw:layer="layout" svg:width="0.815cm" svg:height="0.569cm" svg:x="5.131cm" svg:y="3.978cm">
          <draw:text-box>
            <text:p><text:span text:style-name="T15">12</text:span></text:p>
          </draw:text-box>
        </draw:frame>
        <draw:line draw:style-name="gr109" draw:text-style-name="P9" draw:layer="layout" svg:x1="5.555cm" svg:y1="9.356cm" svg:x2="5.705cm" svg:y2="9.356cm">
          <text:p/>
        </draw:line>
        <draw:line draw:style-name="gr109" draw:text-style-name="P9" draw:layer="layout" svg:x1="5.555cm" svg:y1="8.609cm" svg:x2="5.705cm" svg:y2="8.609cm">
          <text:p/>
        </draw:line>
        <draw:line draw:style-name="gr109" draw:text-style-name="P9" draw:layer="layout" svg:x1="5.555cm" svg:y1="7.863cm" svg:x2="5.705cm" svg:y2="7.863cm">
          <text:p/>
        </draw:line>
        <draw:line draw:style-name="gr109" draw:text-style-name="P9" draw:layer="layout" svg:x1="5.555cm" svg:y1="7.117cm" svg:x2="5.705cm" svg:y2="7.117cm">
          <text:p/>
        </draw:line>
        <draw:line draw:style-name="gr109" draw:text-style-name="P9" draw:layer="layout" svg:x1="5.555cm" svg:y1="6.371cm" svg:x2="5.705cm" svg:y2="6.371cm">
          <text:p/>
        </draw:line>
        <draw:line draw:style-name="gr109" draw:text-style-name="P9" draw:layer="layout" svg:x1="5.555cm" svg:y1="5.625cm" svg:x2="5.705cm" svg:y2="5.625cm">
          <text:p/>
        </draw:line>
        <draw:line draw:style-name="gr109" draw:text-style-name="P9" draw:layer="layout" svg:x1="5.555cm" svg:y1="4.879cm" svg:x2="5.705cm" svg:y2="4.879cm">
          <text:p/>
        </draw:line>
        <draw:polyline draw:style-name="gr109" draw:text-style-name="P9" draw:layer="layout" svg:width="0.149cm" svg:height="5.222cm" svg:x="5.555cm" svg:y="4.132cm" svg:viewBox="0 0 150 5223" draw:points="0,0 150,0 150,5223">
          <text:p/>
        </draw:polyline>
        <draw:polygon draw:style-name="gr113" draw:text-style-name="P9" draw:layer="layout" svg:width="1.326cm" svg:height="0.274cm" svg:x="5.699cm" svg:y="7.096cm" svg:viewBox="0 0 1327 275" draw:points="0,187 1315,0 1321,44 1327,88 12,275 6,231">
          <text:p/>
        </draw:polygon>
        <draw:polygon draw:style-name="gr113" draw:text-style-name="P9" draw:layer="layout" svg:width="0.005cm" svg:height="0.043cm" svg:x="7.014cm" svg:y="7.096cm" svg:viewBox="0 0 6 44" draw:points="6,44 0,0 5,0">
          <text:p/>
        </draw:polygon>
        <draw:polygon draw:style-name="gr113" draw:text-style-name="P9" draw:layer="layout" svg:width="1.317cm" svg:height="0.119cm" svg:x="7.019cm" svg:y="7.063cm" svg:viewBox="0 0 1318 120" draw:points="0,33 1316,0 1317,44 1318,88 2,120 1,77">
          <text:p/>
        </draw:polygon>
        <draw:polygon draw:style-name="gr113" draw:text-style-name="P9" draw:layer="layout" svg:width="0.002cm" svg:height="0.043cm" svg:x="8.335cm" svg:y="7.063cm" svg:viewBox="0 0 3 44" draw:points="1,44 0,0 3,0">
          <text:p/>
        </draw:polygon>
        <draw:polygon draw:style-name="gr113" draw:text-style-name="P9" draw:layer="layout" svg:width="1.319cm" svg:height="0.157cm" svg:x="8.334cm" svg:y="7.063cm" svg:viewBox="0 0 1320 158" draw:points="4,0 1320,71 1318,114 1316,158 0,88 2,44">
          <text:p/>
        </draw:polygon>
        <draw:polygon draw:style-name="gr113" draw:text-style-name="P9" draw:layer="layout" svg:width="0.004cm" svg:height="0.043cm" svg:x="9.65cm" svg:y="7.177cm" svg:viewBox="0 0 5 44" draw:points="2,0 5,44 0,44">
          <text:p/>
        </draw:polygon>
        <draw:polygon draw:style-name="gr113" draw:text-style-name="P9" draw:layer="layout" svg:width="1.321cm" svg:height="0.169cm" svg:x="9.649cm" svg:y="7.051cm" svg:viewBox="0 0 1322 170" draw:points="0,83 1316,0 1319,44 1322,88 6,170 3,126">
          <text:p/>
        </draw:polygon>
        <draw:polygon draw:style-name="gr113" draw:text-style-name="P9" draw:layer="layout" svg:width="0.007cm" svg:height="0.043cm" svg:x="10.965cm" svg:y="7.051cm" svg:viewBox="0 0 8 44" draw:points="3,44 0,0 8,0">
          <text:p/>
        </draw:polygon>
        <draw:polygon draw:style-name="gr113" draw:text-style-name="P9" draw:layer="layout" svg:width="1.325cm" svg:height="0.225cm" svg:x="10.963cm" svg:y="7.051cm" svg:viewBox="0 0 1326 226" draw:points="10,0 1326,138 1321,182 1316,226 0,88 5,44">
          <text:p/>
        </draw:polygon>
        <draw:polygon draw:style-name="gr113" draw:text-style-name="P9" draw:layer="layout" svg:width="0.004cm" svg:height="0.043cm" svg:x="12.279cm" svg:y="7.233cm" svg:viewBox="0 0 5 44" draw:points="5,0 5,44 0,44">
          <text:p/>
        </draw:polygon>
        <draw:polygon draw:style-name="gr113" draw:text-style-name="P9" draw:layer="layout" svg:width="1.315cm" svg:height="0.095cm" svg:x="12.284cm" svg:y="7.181cm" svg:viewBox="0 0 1316 96" draw:points="0,8 1316,0 1316,44 1316,88 0,96 0,52">
          <text:p/>
        </draw:polygon>
        <draw:polygon draw:style-name="gr113" draw:text-style-name="P9" draw:layer="layout" svg:width="0.001cm" svg:height="0.043cm" svg:x="13.6cm" svg:y="7.225cm" svg:viewBox="0 0 2 44" draw:points="0,0 2,44 0,44">
          <text:p/>
        </draw:polygon>
        <draw:polygon draw:style-name="gr113" draw:text-style-name="P9" draw:layer="layout" svg:width="1.319cm" svg:height="0.131cm" svg:x="13.599cm" svg:y="7.136cm" svg:viewBox="0 0 1320 132" draw:points="0,45 1316,0 1318,44 1320,88 4,132 2,89">
          <text:p/>
        </draw:polygon>
        <draw:polygon draw:style-name="gr113" draw:text-style-name="P9" draw:layer="layout" svg:width="0.248cm" svg:height="0.248cm" svg:x="5.58cm" svg:y="7.202cm" svg:viewBox="0 0 249 249" draw:points="0,0 0,249 249,249 249,0">
          <text:p/>
        </draw:polygon>
        <draw:polyline draw:style-name="gr114" draw:text-style-name="P9" draw:layer="layout" svg:width="0.248cm" svg:height="0.248cm" svg:x="5.58cm" svg:y="7.202cm" svg:viewBox="0 0 249 249" draw:points="0,0 0,249 249,249 249,0 0,0">
          <text:p/>
        </draw:polyline>
        <draw:polygon draw:style-name="gr115" draw:text-style-name="P9" draw:layer="layout" svg:width="0.248cm" svg:height="0.248cm" svg:x="6.895cm" svg:y="7.015cm" svg:viewBox="0 0 249 249" draw:points="0,0 0,249 249,249 249,0">
          <text:p/>
        </draw:polygon>
        <draw:polyline draw:style-name="gr114" draw:text-style-name="P9" draw:layer="layout" svg:width="0.248cm" svg:height="0.248cm" svg:x="6.895cm" svg:y="7.015cm" svg:viewBox="0 0 249 249" draw:points="0,0 0,249 249,249 249,0 0,0">
          <text:p/>
        </draw:polyline>
        <draw:polygon draw:style-name="gr115" draw:text-style-name="P9" draw:layer="layout" svg:width="0.248cm" svg:height="0.248cm" svg:x="8.211cm" svg:y="6.982cm" svg:viewBox="0 0 249 249" draw:points="0,0 0,249 249,249 249,0">
          <text:p/>
        </draw:polygon>
        <draw:polyline draw:style-name="gr114" draw:text-style-name="P9" draw:layer="layout" svg:width="0.248cm" svg:height="0.248cm" svg:x="8.211cm" svg:y="6.982cm" svg:viewBox="0 0 249 249" draw:points="0,0 0,249 249,249 249,0 0,0">
          <text:p/>
        </draw:polyline>
        <draw:polygon draw:style-name="gr115" draw:text-style-name="P9" draw:layer="layout" svg:width="0.248cm" svg:height="0.248cm" svg:x="9.527cm" svg:y="7.053cm" svg:viewBox="0 0 249 249" draw:points="0,0 0,249 249,249 249,0">
          <text:p/>
        </draw:polygon>
        <draw:polyline draw:style-name="gr114" draw:text-style-name="P9" draw:layer="layout" svg:width="0.248cm" svg:height="0.248cm" svg:x="9.527cm" svg:y="7.053cm" svg:viewBox="0 0 249 249" draw:points="0,0 0,249 249,249 249,0 0,0">
          <text:p/>
        </draw:polyline>
        <draw:polygon draw:style-name="gr115" draw:text-style-name="P9" draw:layer="layout" svg:width="0.248cm" svg:height="0.248cm" svg:x="10.843cm" svg:y="6.97cm" svg:viewBox="0 0 249 249" draw:points="0,0 0,249 249,249 249,0">
          <text:p/>
        </draw:polygon>
        <draw:polyline draw:style-name="gr114" draw:text-style-name="P9" draw:layer="layout" svg:width="0.248cm" svg:height="0.248cm" svg:x="10.843cm" svg:y="6.97cm" svg:viewBox="0 0 249 249" draw:points="0,0 0,249 249,249 249,0 0,0">
          <text:p/>
        </draw:polyline>
        <draw:polygon draw:style-name="gr115" draw:text-style-name="P9" draw:layer="layout" svg:width="0.248cm" svg:height="0.248cm" svg:x="12.16cm" svg:y="7.108cm" svg:viewBox="0 0 249 249" draw:points="0,0 0,249 249,249 249,0">
          <text:p/>
        </draw:polygon>
        <draw:polyline draw:style-name="gr114" draw:text-style-name="P9" draw:layer="layout" svg:width="0.248cm" svg:height="0.248cm" svg:x="12.16cm" svg:y="7.108cm" svg:viewBox="0 0 249 249" draw:points="0,0 0,249 249,249 249,0 0,0">
          <text:p/>
        </draw:polyline>
        <draw:polygon draw:style-name="gr115" draw:text-style-name="P9" draw:layer="layout" svg:width="0.248cm" svg:height="0.248cm" svg:x="13.476cm" svg:y="7.101cm" svg:viewBox="0 0 249 249" draw:points="0,0 0,249 249,249 249,0">
          <text:p/>
        </draw:polygon>
        <draw:polyline draw:style-name="gr114" draw:text-style-name="P9" draw:layer="layout" svg:width="0.248cm" svg:height="0.248cm" svg:x="13.476cm" svg:y="7.101cm" svg:viewBox="0 0 249 249" draw:points="0,0 0,249 249,249 249,0 0,0">
          <text:p/>
        </draw:polyline>
        <draw:polygon draw:style-name="gr115" draw:text-style-name="P9" draw:layer="layout" svg:width="0.248cm" svg:height="0.248cm" svg:x="14.792cm" svg:y="7.056cm" svg:viewBox="0 0 249 249" draw:points="0,0 0,249 249,249 249,0">
          <text:p/>
        </draw:polygon>
        <draw:polyline draw:style-name="gr114" draw:text-style-name="P9" draw:layer="layout" svg:width="0.248cm" svg:height="0.248cm" svg:x="14.792cm" svg:y="7.056cm" svg:viewBox="0 0 249 249" draw:points="0,0 0,249 249,249 249,0 0,0">
          <text:p/>
        </draw:polyline>
        <draw:polygon draw:style-name="gr116" draw:text-style-name="P9" draw:layer="layout" svg:width="1.328cm" svg:height="0.287cm" svg:x="5.698cm" svg:y="7.745cm" svg:viewBox="0 0 1329 288" draw:points="0,202 1315,0 1322,43 1329,86 14,288 7,245">
          <text:p/>
        </draw:polygon>
        <draw:polygon draw:style-name="gr116" draw:text-style-name="P9" draw:layer="layout" svg:width="0.006cm" svg:height="0.043cm" svg:x="7.013cm" svg:y="7.744cm" svg:viewBox="0 0 7 44" draw:points="7,44 0,1 4,0">
          <text:p/>
        </draw:polygon>
        <draw:polygon draw:style-name="gr116" draw:text-style-name="P9" draw:layer="layout" svg:width="1.321cm" svg:height="0.172cm" svg:x="7.017cm" svg:y="7.659cm" svg:viewBox="0 0 1322 173" draw:points="0,86 1316,0 1319,44 1322,88 6,173 3,129">
          <text:p/>
        </draw:polygon>
        <draw:polygon draw:style-name="gr116" draw:text-style-name="P9" draw:layer="layout" svg:width="0.006cm" svg:height="0.043cm" svg:x="8.336cm" svg:y="7.703cm" svg:viewBox="0 0 7 44" draw:points="0,0 7,43 3,44">
          <text:p/>
        </draw:polygon>
        <draw:polygon draw:style-name="gr116" draw:text-style-name="P9" draw:layer="layout" svg:width="1.329cm" svg:height="0.301cm" svg:x="8.329cm" svg:y="7.444cm" svg:viewBox="0 0 1330 302" draw:points="0,216 1316,0 1323,43 1330,86 14,302 7,259">
          <text:p/>
        </draw:polygon>
        <draw:polygon draw:style-name="gr116" draw:text-style-name="P9" draw:layer="layout" svg:width="0.006cm" svg:height="0.043cm" svg:x="9.645cm" svg:y="7.443cm" svg:viewBox="0 0 7 44" draw:points="7,44 0,1 7,0">
          <text:p/>
        </draw:polygon>
        <draw:polygon draw:style-name="gr116" draw:text-style-name="P9" draw:layer="layout" svg:width="1.315cm" svg:height="0.091cm" svg:x="9.652cm" svg:y="7.443cm" svg:viewBox="0 0 1316 92" draw:points="0,0 1316,4 1316,48 1316,92 0,88 0,44">
          <text:p/>
        </draw:polygon>
        <draw:polygon draw:style-name="gr116" draw:text-style-name="P9" draw:layer="layout" svg:width="0.002cm" svg:height="0.043cm" svg:x="10.968cm" svg:y="7.447cm" svg:viewBox="0 0 3 44" draw:points="0,44 0,0 3,0">
          <text:p/>
        </draw:polygon>
        <draw:polygon draw:style-name="gr116" draw:text-style-name="P9" draw:layer="layout" svg:width="1.321cm" svg:height="0.164cm" svg:x="10.965cm" svg:y="7.447cm" svg:viewBox="0 0 1322 165" draw:points="6,0 1322,78 1319,121 1316,165 0,88 3,44">
          <text:p/>
        </draw:polygon>
        <draw:polygon draw:style-name="gr116" draw:text-style-name="P9" draw:layer="layout" svg:width="0.004cm" svg:height="0.043cm" svg:x="12.281cm" svg:y="7.568cm" svg:viewBox="0 0 5 44" draw:points="3,0 5,44 0,44">
          <text:p/>
        </draw:polygon>
        <draw:polygon draw:style-name="gr116" draw:text-style-name="P9" draw:layer="layout" svg:width="1.319cm" svg:height="0.149cm" svg:x="12.282cm" svg:y="7.462cm" svg:viewBox="0 0 1320 150" draw:points="0,63 1316,0 1318,44 1320,88 4,150 2,106">
          <text:p/>
        </draw:polygon>
        <draw:polygon draw:style-name="gr116" draw:text-style-name="P9" draw:layer="layout" svg:width="0.003cm" svg:height="0.043cm" svg:x="13.599cm" svg:y="7.462cm" svg:viewBox="0 0 4 44" draw:points="2,44 0,0 4,0">
          <text:p/>
        </draw:polygon>
        <draw:polygon draw:style-name="gr116" draw:text-style-name="P9" draw:layer="layout" svg:width="1.319cm" svg:height="0.153cm" svg:x="13.599cm" svg:y="7.462cm" svg:viewBox="0 0 1320 154" draw:points="4,0 1320,67 1318,110 1316,154 0,88 2,44">
          <text:p/>
        </draw:polygon>
        <draw:polygon draw:style-name="gr116" draw:text-style-name="P9" draw:layer="layout" svg:width="0.248cm" svg:height="0.248cm" svg:x="5.58cm" svg:y="7.866cm" svg:viewBox="0 0 249 249" draw:points="0,124 125,249 249,124 125,0">
          <text:p/>
        </draw:polygon>
        <draw:polyline draw:style-name="gr114" draw:text-style-name="P9" draw:layer="layout" svg:width="0.248cm" svg:height="0.248cm" svg:x="5.58cm" svg:y="7.866cm" svg:viewBox="0 0 249 249" draw:points="0,124 125,249 249,124 125,0 0,124">
          <text:p/>
        </draw:polyline>
        <draw:polygon draw:style-name="gr116" draw:text-style-name="P9" draw:layer="layout" svg:width="0.248cm" svg:height="0.248cm" svg:x="6.895cm" svg:y="7.664cm" svg:viewBox="0 0 249 249" draw:points="0,124 125,249 249,124 125,0">
          <text:p/>
        </draw:polygon>
        <draw:polyline draw:style-name="gr114" draw:text-style-name="P9" draw:layer="layout" svg:width="0.248cm" svg:height="0.248cm" svg:x="6.895cm" svg:y="7.664cm" svg:viewBox="0 0 249 249" draw:points="0,124 125,249 249,124 125,0 0,124">
          <text:p/>
        </draw:polyline>
        <draw:polygon draw:style-name="gr116" draw:text-style-name="P9" draw:layer="layout" svg:width="0.248cm" svg:height="0.248cm" svg:x="8.211cm" svg:y="7.578cm" svg:viewBox="0 0 249 249" draw:points="0,124 125,249 249,124 125,0">
          <text:p/>
        </draw:polygon>
        <draw:polyline draw:style-name="gr114" draw:text-style-name="P9" draw:layer="layout" svg:width="0.248cm" svg:height="0.248cm" svg:x="8.211cm" svg:y="7.578cm" svg:viewBox="0 0 249 249" draw:points="0,124 125,249 249,124 125,0 0,124">
          <text:p/>
        </draw:polyline>
        <draw:polygon draw:style-name="gr116" draw:text-style-name="P9" draw:layer="layout" svg:width="0.248cm" svg:height="0.248cm" svg:x="9.527cm" svg:y="7.362cm" svg:viewBox="0 0 249 249" draw:points="0,124 125,249 249,124 125,0">
          <text:p/>
        </draw:polygon>
        <draw:polyline draw:style-name="gr114" draw:text-style-name="P9" draw:layer="layout" svg:width="0.248cm" svg:height="0.248cm" svg:x="9.527cm" svg:y="7.362cm" svg:viewBox="0 0 249 249" draw:points="0,124 125,249 249,124 125,0 0,124">
          <text:p/>
        </draw:polyline>
        <draw:polygon draw:style-name="gr116" draw:text-style-name="P9" draw:layer="layout" svg:width="0.248cm" svg:height="0.248cm" svg:x="10.843cm" svg:y="7.366cm" svg:viewBox="0 0 249 249" draw:points="0,124 125,249 249,124 125,0">
          <text:p/>
        </draw:polygon>
        <draw:polyline draw:style-name="gr114" draw:text-style-name="P9" draw:layer="layout" svg:width="0.248cm" svg:height="0.248cm" svg:x="10.843cm" svg:y="7.366cm" svg:viewBox="0 0 249 249" draw:points="0,124 125,249 249,124 125,0 0,124">
          <text:p/>
        </draw:polyline>
        <draw:polygon draw:style-name="gr116" draw:text-style-name="P9" draw:layer="layout" svg:width="0.248cm" svg:height="0.248cm" svg:x="12.16cm" svg:y="7.444cm" svg:viewBox="0 0 249 249" draw:points="0,124 125,249 249,124 125,0">
          <text:p/>
        </draw:polygon>
        <draw:polyline draw:style-name="gr114" draw:text-style-name="P9" draw:layer="layout" svg:width="0.248cm" svg:height="0.248cm" svg:x="12.16cm" svg:y="7.444cm" svg:viewBox="0 0 249 249" draw:points="0,124 125,249 249,124 125,0 0,124">
          <text:p/>
        </draw:polyline>
        <draw:polygon draw:style-name="gr116" draw:text-style-name="P9" draw:layer="layout" svg:width="0.248cm" svg:height="0.248cm" svg:x="13.476cm" svg:y="7.381cm" svg:viewBox="0 0 249 249" draw:points="0,124 125,249 249,124 125,0">
          <text:p/>
        </draw:polygon>
        <draw:polyline draw:style-name="gr114" draw:text-style-name="P9" draw:layer="layout" svg:width="0.248cm" svg:height="0.248cm" svg:x="13.476cm" svg:y="7.381cm" svg:viewBox="0 0 249 249" draw:points="0,124 125,249 249,124 125,0 0,124">
          <text:p/>
        </draw:polyline>
        <draw:polygon draw:style-name="gr116" draw:text-style-name="P9" draw:layer="layout" svg:width="0.248cm" svg:height="0.248cm" svg:x="14.792cm" svg:y="7.448cm" svg:viewBox="0 0 249 249" draw:points="0,124 125,249 249,124 125,0">
          <text:p/>
        </draw:polygon>
        <draw:polyline draw:style-name="gr114" draw:text-style-name="P9" draw:layer="layout" svg:width="0.248cm" svg:height="0.248cm" svg:x="14.792cm" svg:y="7.448cm" svg:viewBox="0 0 249 249" draw:points="0,124 125,249 249,124 125,0 0,124">
          <text:p/>
        </draw:polyline>
        <draw:polygon draw:style-name="gr127" draw:text-style-name="P9" draw:layer="layout" svg:width="1.334cm" svg:height="0.394cm" svg:x="5.695cm" svg:y="7.284cm" svg:viewBox="0 0 1335 395" draw:points="20,0 1335,310 1325,352 1315,395 0,86 10,43">
          <text:p/>
        </draw:polygon>
        <draw:polygon draw:style-name="gr127" draw:text-style-name="P9" draw:layer="layout" svg:width="0.012cm" svg:height="0.043cm" svg:x="7.01cm" svg:y="7.636cm" svg:viewBox="0 0 13 44" draw:points="10,0 13,44 5,44 0,43">
          <text:p/>
        </draw:polygon>
        <draw:polygon draw:style-name="gr127" draw:text-style-name="P9" draw:layer="layout" svg:width="1.321cm" svg:height="0.176cm" svg:x="7.017cm" svg:y="7.503cm" svg:viewBox="0 0 1322 177" draw:points="0,90 1316,0 1319,44 1322,88 6,177 3,133">
          <text:p/>
        </draw:polygon>
        <draw:polygon draw:style-name="gr127" draw:text-style-name="P9" draw:layer="layout" svg:width="0.002cm" svg:height="0.043cm" svg:x="8.336cm" svg:y="7.546cm" svg:viewBox="0 0 3 44" draw:points="0,0 3,44 3,44">
          <text:p/>
        </draw:polygon>
        <draw:polygon draw:style-name="gr127" draw:text-style-name="P9" draw:layer="layout" svg:width="1.321cm" svg:height="0.18cm" svg:x="8.333cm" svg:y="7.409cm" svg:viewBox="0 0 1322 181" draw:points="0,94 1316,0 1319,44 1322,88 6,181 3,137">
          <text:p/>
        </draw:polygon>
        <draw:polygon draw:style-name="gr127" draw:text-style-name="P9" draw:layer="layout" svg:width="0.009cm" svg:height="0.043cm" svg:x="9.649cm" svg:y="7.409cm" svg:viewBox="0 0 10 44" draw:points="3,44 0,0 8,0 10,1">
          <text:p/>
        </draw:polygon>
        <draw:polygon draw:style-name="gr127" draw:text-style-name="P9" draw:layer="layout" svg:width="1.329cm" svg:height="0.294cm" svg:x="9.645cm" svg:y="7.41cm" svg:viewBox="0 0 1330 295" draw:points="14,0 1330,209 1323,252 1316,295 0,86 7,43">
          <text:p/>
        </draw:polygon>
        <draw:polygon draw:style-name="gr127" draw:text-style-name="P9" draw:layer="layout" svg:width="0.012cm" svg:height="0.042cm" svg:x="10.968cm" svg:y="7.619cm" svg:viewBox="0 0 13 43" draw:points="0,43 7,0 13,1">
          <text:p/>
        </draw:polygon>
        <draw:polygon draw:style-name="gr127" draw:text-style-name="P9" draw:layer="layout" svg:width="1.341cm" svg:height="0.504cm" svg:x="10.955cm" svg:y="7.62cm" svg:viewBox="0 0 1342 505" draw:points="26,0 1342,421 1329,463 1316,505 0,84 13,42">
          <text:p/>
        </draw:polygon>
        <draw:polygon draw:style-name="gr127" draw:text-style-name="P9" draw:layer="layout" svg:width="0.015cm" svg:height="0.043cm" svg:x="12.271cm" svg:y="8.083cm" svg:viewBox="0 0 16 44" draw:points="13,0 16,44 8,44 1,42 0,42">
          <text:p/>
        </draw:polygon>
        <draw:polygon draw:style-name="gr127" draw:text-style-name="P9" draw:layer="layout" svg:width="1.321cm" svg:height="0.172cm" svg:x="12.281cm" svg:y="7.953cm" svg:viewBox="0 0 1322 173" draw:points="0,86 1316,0 1319,44 1322,88 6,173 3,129">
          <text:p/>
        </draw:polygon>
        <draw:polygon draw:style-name="gr127" draw:text-style-name="P9" draw:layer="layout" svg:width="0.021cm" svg:height="0.043cm" svg:x="13.598cm" svg:y="7.953cm" svg:viewBox="0 0 22 44" draw:points="3,44 0,0 8,0 15,2 22,4">
          <text:p/>
        </draw:polygon>
        <draw:polygon draw:style-name="gr127" draw:text-style-name="P9" draw:layer="layout" svg:width="1.353cm" svg:height="0.695cm" svg:x="13.582cm" svg:y="7.957cm" svg:viewBox="0 0 1354 696" draw:points="38,0 1354,616 1335,656 1316,696 0,80 19,40">
          <text:p/>
        </draw:polygon>
        <draw:polygon draw:style-name="gr127" draw:text-style-name="P9" draw:layer="layout" svg:width="0.248cm" svg:height="0.248cm" svg:x="5.58cm" svg:y="7.202cm" svg:viewBox="0 0 249 249" draw:points="0,0 125,249 249,0">
          <text:p/>
        </draw:polygon>
        <draw:polyline draw:style-name="gr114" draw:text-style-name="P9" draw:layer="layout" svg:width="0.248cm" svg:height="0.248cm" svg:x="5.58cm" svg:y="7.202cm" svg:viewBox="0 0 249 249" draw:points="0,0 125,249 249,0 0,0">
          <text:p/>
        </draw:polyline>
        <draw:polygon draw:style-name="gr127" draw:text-style-name="P9" draw:layer="layout" svg:width="0.248cm" svg:height="0.248cm" svg:x="6.895cm" svg:y="7.512cm" svg:viewBox="0 0 249 249" draw:points="0,0 125,249 249,0">
          <text:p/>
        </draw:polygon>
        <draw:polyline draw:style-name="gr114" draw:text-style-name="P9" draw:layer="layout" svg:width="0.248cm" svg:height="0.248cm" svg:x="6.895cm" svg:y="7.512cm" svg:viewBox="0 0 249 249" draw:points="0,0 125,249 249,0 0,0">
          <text:p/>
        </draw:polyline>
        <draw:polygon draw:style-name="gr127" draw:text-style-name="P9" draw:layer="layout" svg:width="0.248cm" svg:height="0.248cm" svg:x="8.211cm" svg:y="7.422cm" svg:viewBox="0 0 249 249" draw:points="0,0 125,249 249,0">
          <text:p/>
        </draw:polygon>
        <draw:polyline draw:style-name="gr114" draw:text-style-name="P9" draw:layer="layout" svg:width="0.248cm" svg:height="0.248cm" svg:x="8.211cm" svg:y="7.422cm" svg:viewBox="0 0 249 249" draw:points="0,0 125,249 249,0 0,0">
          <text:p/>
        </draw:polyline>
        <draw:polygon draw:style-name="gr127" draw:text-style-name="P9" draw:layer="layout" svg:width="0.248cm" svg:height="0.248cm" svg:x="9.527cm" svg:y="7.328cm" svg:viewBox="0 0 249 249" draw:points="0,0 125,249 249,0">
          <text:p/>
        </draw:polygon>
        <draw:polyline draw:style-name="gr114" draw:text-style-name="P9" draw:layer="layout" svg:width="0.248cm" svg:height="0.248cm" svg:x="9.527cm" svg:y="7.328cm" svg:viewBox="0 0 249 249" draw:points="0,0 125,249 249,0 0,0">
          <text:p/>
        </draw:polyline>
        <draw:polygon draw:style-name="gr127" draw:text-style-name="P9" draw:layer="layout" svg:width="0.248cm" svg:height="0.248cm" svg:x="10.843cm" svg:y="7.537cm" svg:viewBox="0 0 249 249" draw:points="0,0 125,249 249,0">
          <text:p/>
        </draw:polygon>
        <draw:polyline draw:style-name="gr114" draw:text-style-name="P9" draw:layer="layout" svg:width="0.248cm" svg:height="0.248cm" svg:x="10.843cm" svg:y="7.537cm" svg:viewBox="0 0 249 249" draw:points="0,0 125,249 249,0 0,0">
          <text:p/>
        </draw:polyline>
        <draw:polygon draw:style-name="gr127" draw:text-style-name="P9" draw:layer="layout" svg:width="0.248cm" svg:height="0.248cm" svg:x="12.16cm" svg:y="7.958cm" svg:viewBox="0 0 249 249" draw:points="0,0 125,249 249,0">
          <text:p/>
        </draw:polygon>
        <draw:polyline draw:style-name="gr114" draw:text-style-name="P9" draw:layer="layout" svg:width="0.248cm" svg:height="0.248cm" svg:x="12.16cm" svg:y="7.958cm" svg:viewBox="0 0 249 249" draw:points="0,0 125,249 249,0 0,0">
          <text:p/>
        </draw:polyline>
        <draw:polygon draw:style-name="gr127" draw:text-style-name="P9" draw:layer="layout" svg:width="0.248cm" svg:height="0.248cm" svg:x="13.476cm" svg:y="7.873cm" svg:viewBox="0 0 249 249" draw:points="0,0 125,249 249,0">
          <text:p/>
        </draw:polygon>
        <draw:polyline draw:style-name="gr114" draw:text-style-name="P9" draw:layer="layout" svg:width="0.248cm" svg:height="0.248cm" svg:x="13.476cm" svg:y="7.873cm" svg:viewBox="0 0 249 249" draw:points="0,0 125,249 249,0 0,0">
          <text:p/>
        </draw:polyline>
        <draw:polygon draw:style-name="gr127" draw:text-style-name="P9" draw:layer="layout" svg:width="0.248cm" svg:height="0.248cm" svg:x="14.792cm" svg:y="8.489cm" svg:viewBox="0 0 249 249" draw:points="0,0 125,249 249,0">
          <text:p/>
        </draw:polygon>
        <draw:polyline draw:style-name="gr114" draw:text-style-name="P9" draw:layer="layout" svg:width="0.248cm" svg:height="0.248cm" svg:x="14.792cm" svg:y="8.489cm" svg:viewBox="0 0 249 249" draw:points="0,0 125,249 249,0 0,0">
          <text:p/>
        </draw:polyline>
        <draw:polygon draw:style-name="gr146" draw:text-style-name="P9" draw:layer="layout" svg:width="1.318cm" svg:height="0.135cm" svg:x="5.703cm" svg:y="4.746cm" svg:viewBox="0 0 1319 136" draw:points="4,0 1319,49 1317,93 1315,136 0,88 2,44">
          <text:p/>
        </draw:polygon>
        <draw:polygon draw:style-name="gr146" draw:text-style-name="P9" draw:layer="layout" svg:width="0.001cm" svg:height="0.043cm" svg:x="7.018cm" svg:y="4.838cm" svg:viewBox="0 0 2 44" draw:points="2,0 1,44 0,44">
          <text:p/>
        </draw:polygon>
        <draw:polygon draw:style-name="gr146" draw:text-style-name="P9" draw:layer="layout" svg:width="1.317cm" svg:height="0.116cm" svg:x="7.019cm" svg:y="4.794cm" svg:viewBox="0 0 1318 117" draw:points="2,0 1318,30 1317,74 1316,117 0,88 1,44">
          <text:p/>
        </draw:polygon>
        <draw:polygon draw:style-name="gr146" draw:text-style-name="P9" draw:layer="layout" svg:width="0.008cm" svg:height="0.043cm" svg:x="8.336cm" svg:y="4.824cm" svg:viewBox="0 0 9 44" draw:points="0,44 1,0 9,1 9,1">
          <text:p/>
        </draw:polygon>
        <draw:polygon draw:style-name="gr146" draw:text-style-name="P9" draw:layer="layout" svg:width="1.333cm" svg:height="0.368cm" svg:x="8.327cm" svg:y="4.825cm" svg:viewBox="0 0 1334 369" draw:points="18,0 1334,284 1325,326 1316,369 0,86 9,43">
          <text:p/>
        </draw:polygon>
        <draw:polygon draw:style-name="gr146" draw:text-style-name="P9" draw:layer="layout" svg:width="0.013cm" svg:height="0.043cm" svg:x="9.643cm" svg:y="5.152cm" svg:viewBox="0 0 14 44" draw:points="9,0 14,44 6,44 0,43">
          <text:p/>
        </draw:polygon>
        <draw:polygon draw:style-name="gr146" draw:text-style-name="P9" draw:layer="layout" svg:width="1.325cm" svg:height="0.233cm" svg:x="9.647cm" svg:y="4.962cm" svg:viewBox="0 0 1326 234" draw:points="0,146 1316,0 1321,44 1326,88 10,234 5,190">
          <text:p/>
        </draw:polygon>
        <draw:polygon draw:style-name="gr146" draw:text-style-name="P9" draw:layer="layout" svg:width="0.005cm" svg:height="0.043cm" svg:x="10.963cm" svg:y="4.962cm" svg:viewBox="0 0 6 44" draw:points="5,44 0,0 6,0">
          <text:p/>
        </draw:polygon>
        <draw:polygon draw:style-name="gr146" draw:text-style-name="P9" draw:layer="layout" svg:width="1.317cm" svg:height="0.113cm" svg:x="10.967cm" svg:y="4.962cm" svg:viewBox="0 0 1318 114" draw:points="2,0 1318,27 1317,71 1316,114 0,88 1,44">
          <text:p/>
        </draw:polygon>
        <draw:polygon draw:style-name="gr146" draw:text-style-name="P9" draw:layer="layout" svg:width="0.006cm" svg:height="0.043cm" svg:x="12.284cm" svg:y="4.988cm" svg:viewBox="0 0 7 44" draw:points="0,44 1,0 7,1">
          <text:p/>
        </draw:polygon>
        <draw:polygon draw:style-name="gr146" draw:text-style-name="P9" draw:layer="layout" svg:width="1.329cm" svg:height="0.305cm" svg:x="12.277cm" svg:y="4.989cm" svg:viewBox="0 0 1330 306" draw:points="14,0 1330,220 1323,263 1316,306 0,86 7,43">
          <text:p/>
        </draw:polygon>
        <draw:polygon draw:style-name="gr146" draw:text-style-name="P9" draw:layer="layout" svg:width="0.014cm" svg:height="0.043cm" svg:x="13.594cm" svg:y="5.252cm" svg:viewBox="0 0 15 44" draw:points="7,0 15,43 8,44 0,43 0,43">
          <text:p/>
        </draw:polygon>
        <draw:polygon draw:style-name="gr146" draw:text-style-name="P9" draw:layer="layout" svg:width="1.331cm" svg:height="0.342cm" svg:x="13.593cm" svg:y="4.952cm" svg:viewBox="0 0 1332 343" draw:points="0,258 1316,0 1324,43 1332,86 16,343 8,301">
          <text:p/>
        </draw:polygon>
        <draw:polygon draw:style-name="gr146" draw:text-style-name="P9" draw:layer="layout" svg:width="0.248cm" svg:height="0.248cm" svg:x="5.58cm" svg:y="4.665cm" svg:viewBox="0 0 249 249" draw:points="0,249 249,249 125,0">
          <text:p/>
        </draw:polygon>
        <draw:polyline draw:style-name="gr114" draw:text-style-name="P9" draw:layer="layout" svg:width="0.248cm" svg:height="0.248cm" svg:x="5.58cm" svg:y="4.665cm" svg:viewBox="0 0 249 249" draw:points="0,249 249,249 125,0 0,249">
          <text:p/>
        </draw:polyline>
        <draw:polygon draw:style-name="gr146" draw:text-style-name="P9" draw:layer="layout" svg:width="0.248cm" svg:height="0.248cm" svg:x="6.895cm" svg:y="4.714cm" svg:viewBox="0 0 249 249" draw:points="0,249 249,249 125,0">
          <text:p/>
        </draw:polygon>
        <draw:polyline draw:style-name="gr114" draw:text-style-name="P9" draw:layer="layout" svg:width="0.248cm" svg:height="0.248cm" svg:x="6.895cm" svg:y="4.714cm" svg:viewBox="0 0 249 249" draw:points="0,249 249,249 125,0 0,249">
          <text:p/>
        </draw:polyline>
        <draw:polygon draw:style-name="gr146" draw:text-style-name="P9" draw:layer="layout" svg:width="0.248cm" svg:height="0.248cm" svg:x="8.211cm" svg:y="4.744cm" svg:viewBox="0 0 249 249" draw:points="0,249 249,249 125,0">
          <text:p/>
        </draw:polygon>
        <draw:polyline draw:style-name="gr114" draw:text-style-name="P9" draw:layer="layout" svg:width="0.248cm" svg:height="0.248cm" svg:x="8.211cm" svg:y="4.744cm" svg:viewBox="0 0 249 249" draw:points="0,249 249,249 125,0 0,249">
          <text:p/>
        </draw:polyline>
        <draw:polygon draw:style-name="gr146" draw:text-style-name="P9" draw:layer="layout" svg:width="0.248cm" svg:height="0.248cm" svg:x="9.527cm" svg:y="5.027cm" svg:viewBox="0 0 249 249" draw:points="0,249 249,249 125,0">
          <text:p/>
        </draw:polygon>
        <draw:polyline draw:style-name="gr114" draw:text-style-name="P9" draw:layer="layout" svg:width="0.248cm" svg:height="0.248cm" svg:x="9.527cm" svg:y="5.027cm" svg:viewBox="0 0 249 249" draw:points="0,249 249,249 125,0 0,249">
          <text:p/>
        </draw:polyline>
        <draw:polygon draw:style-name="gr146" draw:text-style-name="P9" draw:layer="layout" svg:width="0.248cm" svg:height="0.248cm" svg:x="10.843cm" svg:y="4.881cm" svg:viewBox="0 0 249 249" draw:points="0,249 249,249 125,0">
          <text:p/>
        </draw:polygon>
        <draw:polyline draw:style-name="gr114" draw:text-style-name="P9" draw:layer="layout" svg:width="0.248cm" svg:height="0.248cm" svg:x="10.843cm" svg:y="4.881cm" svg:viewBox="0 0 249 249" draw:points="0,249 249,249 125,0 0,249">
          <text:p/>
        </draw:polyline>
        <draw:polygon draw:style-name="gr146" draw:text-style-name="P9" draw:layer="layout" svg:width="0.248cm" svg:height="0.248cm" svg:x="12.16cm" svg:y="4.908cm" svg:viewBox="0 0 249 249" draw:points="0,249 249,249 125,0">
          <text:p/>
        </draw:polygon>
        <draw:polyline draw:style-name="gr114" draw:text-style-name="P9" draw:layer="layout" svg:width="0.248cm" svg:height="0.248cm" svg:x="12.16cm" svg:y="4.908cm" svg:viewBox="0 0 249 249" draw:points="0,249 249,249 125,0 0,249">
          <text:p/>
        </draw:polyline>
        <draw:polygon draw:style-name="gr146" draw:text-style-name="P9" draw:layer="layout" svg:width="0.248cm" svg:height="0.248cm" svg:x="13.476cm" svg:y="5.128cm" svg:viewBox="0 0 249 249" draw:points="0,249 249,249 125,0">
          <text:p/>
        </draw:polygon>
        <draw:polyline draw:style-name="gr114" draw:text-style-name="P9" draw:layer="layout" svg:width="0.248cm" svg:height="0.248cm" svg:x="13.476cm" svg:y="5.128cm" svg:viewBox="0 0 249 249" draw:points="0,249 249,249 125,0 0,249">
          <text:p/>
        </draw:polyline>
        <draw:polygon draw:style-name="gr146" draw:text-style-name="P9" draw:layer="layout" svg:width="0.248cm" svg:height="0.248cm" svg:x="14.792cm" svg:y="4.87cm" svg:viewBox="0 0 249 249" draw:points="0,249 249,249 125,0">
          <text:p/>
        </draw:polygon>
        <draw:polyline draw:style-name="gr114" draw:text-style-name="P9" draw:layer="layout" svg:width="0.248cm" svg:height="0.248cm" svg:x="14.792cm" svg:y="4.87cm" svg:viewBox="0 0 249 249" draw:points="0,249 249,249 125,0 0,249">
          <text:p/>
        </draw:polyline>
        <draw:polygon draw:style-name="gr147" draw:text-style-name="P9" draw:layer="layout" svg:width="1.32cm" svg:height="0.179cm" svg:x="5.702cm" svg:y="6.574cm" svg:viewBox="0 0 1321 180" draw:points="0,93 1315,0 1318,44 1321,88 6,180 3,136">
          <text:p/>
        </draw:polygon>
        <draw:polygon draw:style-name="gr147" draw:text-style-name="P9" draw:layer="layout" svg:width="0.005cm" svg:height="0.043cm" svg:x="7.017cm" svg:y="6.574cm" svg:viewBox="0 0 6 44" draw:points="3,44 0,0 6,0">
          <text:p/>
        </draw:polygon>
        <draw:polygon draw:style-name="gr147" draw:text-style-name="P9" draw:layer="layout" svg:width="1.321cm" svg:height="0.168cm" svg:x="7.017cm" svg:y="6.574cm" svg:viewBox="0 0 1322 169" draw:points="6,0 1322,82 1319,125 1316,169 0,88 3,44">
          <text:p/>
        </draw:polygon>
        <draw:polygon draw:style-name="gr147" draw:text-style-name="P9" draw:layer="layout" svg:width="0.002cm" svg:height="0.043cm" svg:x="8.333cm" svg:y="6.699cm" svg:viewBox="0 0 3 44" draw:points="3,0 1,44 0,44">
          <text:p/>
        </draw:polygon>
        <draw:polygon draw:style-name="gr147" draw:text-style-name="P9" draw:layer="layout" svg:width="1.319cm" svg:height="0.157cm" svg:x="8.334cm" svg:y="6.656cm" svg:viewBox="0 0 1320 158" draw:points="4,0 1320,71 1318,114 1316,158 0,88 2,44">
          <text:p/>
        </draw:polygon>
        <draw:polygon draw:style-name="gr147" draw:text-style-name="P9" draw:layer="layout" svg:width="0.001cm" svg:height="0.043cm" svg:x="9.65cm" svg:y="6.77cm" svg:viewBox="0 0 2 44" draw:points="2,0 2,44 0,44">
          <text:p/>
        </draw:polygon>
        <draw:polygon draw:style-name="gr147" draw:text-style-name="P9" draw:layer="layout" svg:width="1.315cm" svg:height="0.095cm" svg:x="9.652cm" svg:y="6.726cm" svg:viewBox="0 0 1316 96" draw:points="0,0 1316,8 1316,52 1316,96 0,88 0,44">
          <text:p/>
        </draw:polygon>
        <draw:polygon draw:style-name="gr147" draw:text-style-name="P9" draw:layer="layout" svg:width="0.002cm" svg:height="0.043cm" svg:x="10.968cm" svg:y="6.734cm" svg:viewBox="0 0 3 44" draw:points="0,44 0,0 3,0">
          <text:p/>
        </draw:polygon>
        <draw:polygon draw:style-name="gr147" draw:text-style-name="P9" draw:layer="layout" svg:width="1.321cm" svg:height="0.168cm" svg:x="10.965cm" svg:y="6.734cm" svg:viewBox="0 0 1322 169" draw:points="6,0 1322,82 1319,125 1316,169 0,88 3,44">
          <text:p/>
        </draw:polygon>
        <draw:polygon draw:style-name="gr147" draw:text-style-name="P9" draw:layer="layout" svg:width="0.004cm" svg:height="0.043cm" svg:x="12.281cm" svg:y="6.86cm" svg:viewBox="0 0 5 44" draw:points="3,0 5,44 0,44">
          <text:p/>
        </draw:polygon>
        <draw:polygon draw:style-name="gr147" draw:text-style-name="P9" draw:layer="layout" svg:width="1.319cm" svg:height="0.161cm" svg:x="12.282cm" svg:y="6.741cm" svg:viewBox="0 0 1320 162" draw:points="0,75 1316,0 1318,44 1320,88 4,162 2,118">
          <text:p/>
        </draw:polygon>
        <draw:polygon draw:style-name="gr147" draw:text-style-name="P9" draw:layer="layout" svg:width="0.008cm" svg:height="0.043cm" svg:x="13.599cm" svg:y="6.741cm" svg:viewBox="0 0 9 44" draw:points="2,44 0,0 7,0 9,1">
          <text:p/>
        </draw:polygon>
        <draw:polygon draw:style-name="gr147" draw:text-style-name="P9" draw:layer="layout" svg:width="1.329cm" svg:height="0.305cm" svg:x="13.594cm" svg:y="6.742cm" svg:viewBox="0 0 1330 306" draw:points="14,0 1330,220 1323,263 1316,306 0,86 7,43">
          <text:p/>
        </draw:polygon>
        <draw:polygon draw:style-name="gr147" draw:text-style-name="P9" draw:layer="layout" svg:width="0.248cm" svg:height="0.248cm" svg:x="5.58cm" svg:y="6.586cm" svg:viewBox="0 0 249 249" draw:points="0,0 0,249 249,124">
          <text:p/>
        </draw:polygon>
        <draw:polyline draw:style-name="gr114" draw:text-style-name="P9" draw:layer="layout" svg:width="0.248cm" svg:height="0.248cm" svg:x="5.58cm" svg:y="6.586cm" svg:viewBox="0 0 249 249" draw:points="0,0 0,249 249,124 0,0">
          <text:p/>
        </draw:polyline>
        <draw:polygon draw:style-name="gr147" draw:text-style-name="P9" draw:layer="layout" svg:width="0.248cm" svg:height="0.248cm" svg:x="6.895cm" svg:y="6.493cm" svg:viewBox="0 0 249 249" draw:points="0,0 0,249 249,124">
          <text:p/>
        </draw:polygon>
        <draw:polyline draw:style-name="gr114" draw:text-style-name="P9" draw:layer="layout" svg:width="0.248cm" svg:height="0.248cm" svg:x="6.895cm" svg:y="6.493cm" svg:viewBox="0 0 249 249" draw:points="0,0 0,249 249,124 0,0">
          <text:p/>
        </draw:polyline>
        <draw:polygon draw:style-name="gr147" draw:text-style-name="P9" draw:layer="layout" svg:width="0.248cm" svg:height="0.248cm" svg:x="8.211cm" svg:y="6.575cm" svg:viewBox="0 0 249 249" draw:points="0,0 0,249 249,124">
          <text:p/>
        </draw:polygon>
        <draw:polyline draw:style-name="gr114" draw:text-style-name="P9" draw:layer="layout" svg:width="0.248cm" svg:height="0.248cm" svg:x="8.211cm" svg:y="6.575cm" svg:viewBox="0 0 249 249" draw:points="0,0 0,249 249,124 0,0">
          <text:p/>
        </draw:polyline>
        <draw:polygon draw:style-name="gr147" draw:text-style-name="P9" draw:layer="layout" svg:width="0.248cm" svg:height="0.248cm" svg:x="9.527cm" svg:y="6.646cm" svg:viewBox="0 0 249 249" draw:points="0,0 0,249 249,124">
          <text:p/>
        </draw:polygon>
        <draw:polyline draw:style-name="gr114" draw:text-style-name="P9" draw:layer="layout" svg:width="0.248cm" svg:height="0.248cm" svg:x="9.527cm" svg:y="6.646cm" svg:viewBox="0 0 249 249" draw:points="0,0 0,249 249,124 0,0">
          <text:p/>
        </draw:polyline>
        <draw:polygon draw:style-name="gr147" draw:text-style-name="P9" draw:layer="layout" svg:width="0.248cm" svg:height="0.248cm" svg:x="10.843cm" svg:y="6.654cm" svg:viewBox="0 0 249 249" draw:points="0,0 0,249 249,124">
          <text:p/>
        </draw:polygon>
        <draw:polyline draw:style-name="gr114" draw:text-style-name="P9" draw:layer="layout" svg:width="0.248cm" svg:height="0.248cm" svg:x="10.843cm" svg:y="6.654cm" svg:viewBox="0 0 249 249" draw:points="0,0 0,249 249,124 0,0">
          <text:p/>
        </draw:polyline>
        <draw:polygon draw:style-name="gr147" draw:text-style-name="P9" draw:layer="layout" svg:width="0.248cm" svg:height="0.248cm" svg:x="12.16cm" svg:y="6.735cm" svg:viewBox="0 0 249 249" draw:points="0,0 0,249 249,124">
          <text:p/>
        </draw:polygon>
        <draw:polyline draw:style-name="gr114" draw:text-style-name="P9" draw:layer="layout" svg:width="0.248cm" svg:height="0.248cm" svg:x="12.16cm" svg:y="6.735cm" svg:viewBox="0 0 249 249" draw:points="0,0 0,249 249,124 0,0">
          <text:p/>
        </draw:polyline>
        <draw:polygon draw:style-name="gr147" draw:text-style-name="P9" draw:layer="layout" svg:width="0.248cm" svg:height="0.248cm" svg:x="13.476cm" svg:y="6.661cm" svg:viewBox="0 0 249 249" draw:points="0,0 0,249 249,124">
          <text:p/>
        </draw:polygon>
        <draw:polyline draw:style-name="gr114" draw:text-style-name="P9" draw:layer="layout" svg:width="0.248cm" svg:height="0.248cm" svg:x="13.476cm" svg:y="6.661cm" svg:viewBox="0 0 249 249" draw:points="0,0 0,249 249,124 0,0">
          <text:p/>
        </draw:polyline>
        <draw:polygon draw:style-name="gr147" draw:text-style-name="P9" draw:layer="layout" svg:width="0.248cm" svg:height="0.248cm" svg:x="14.792cm" svg:y="6.881cm" svg:viewBox="0 0 249 249" draw:points="0,0 0,249 249,124">
          <text:p/>
        </draw:polygon>
        <draw:polyline draw:style-name="gr114" draw:text-style-name="P9" draw:layer="layout" svg:width="0.248cm" svg:height="0.248cm" svg:x="14.792cm" svg:y="6.881cm" svg:viewBox="0 0 249 249" draw:points="0,0 0,249 249,124 0,0">
          <text:p/>
        </draw:polyline>
        <draw:polygon draw:style-name="gr115" draw:text-style-name="P9" draw:layer="layout" svg:width="0.315cm" svg:height="0.087cm" svg:x="15.567cm" svg:y="4.675cm" svg:viewBox="0 0 316 88" draw:points="0,0 316,0 316,88 0,88">
          <text:p/>
        </draw:polygon>
        <draw:polygon draw:style-name="gr115" draw:text-style-name="P9" draw:layer="layout" svg:width="0.158cm" svg:height="0.157cm" svg:x="15.646cm" svg:y="4.639cm" svg:viewBox="0 0 159 158" draw:points="0,0 0,158 159,158 159,0">
          <text:p/>
        </draw:polygon>
        <draw:polyline draw:style-name="gr114" draw:text-style-name="P9" draw:layer="layout" svg:width="0.158cm" svg:height="0.157cm" svg:x="15.646cm" svg:y="4.639cm" svg:viewBox="0 0 159 158" draw:points="0,0 0,158 159,158 159,0 0,0">
          <text:p/>
        </draw:polyline>
        <draw:polygon draw:style-name="gr116" draw:text-style-name="P9" draw:layer="layout" svg:width="0.315cm" svg:height="0.087cm" svg:x="15.567cm" svg:y="5.836cm" svg:viewBox="0 0 316 88" draw:points="0,0 316,0 316,88 0,88">
          <text:p/>
        </draw:polygon>
        <draw:polygon draw:style-name="gr116" draw:text-style-name="P9" draw:layer="layout" svg:width="0.158cm" svg:height="0.157cm" svg:x="15.646cm" svg:y="5.801cm" svg:viewBox="0 0 159 158" draw:points="0,80 80,158 159,80 80,0">
          <text:p/>
        </draw:polygon>
        <draw:polyline draw:style-name="gr114" draw:text-style-name="P9" draw:layer="layout" svg:width="0.158cm" svg:height="0.157cm" svg:x="15.646cm" svg:y="5.801cm" svg:viewBox="0 0 159 158" draw:points="0,80 80,158 159,80 80,0 0,80">
          <text:p/>
        </draw:polyline>
        <draw:polygon draw:style-name="gr127" draw:text-style-name="P9" draw:layer="layout" svg:width="0.315cm" svg:height="0.087cm" svg:x="15.567cm" svg:y="6.998cm" svg:viewBox="0 0 316 88" draw:points="0,0 316,0 316,88 0,88">
          <text:p/>
        </draw:polygon>
        <draw:polygon draw:style-name="gr127" draw:text-style-name="P9" draw:layer="layout" svg:width="0.158cm" svg:height="0.157cm" svg:x="15.646cm" svg:y="6.962cm" svg:viewBox="0 0 159 158" draw:points="0,0 80,158 159,0">
          <text:p/>
        </draw:polygon>
        <draw:polyline draw:style-name="gr114" draw:text-style-name="P9" draw:layer="layout" svg:width="0.158cm" svg:height="0.157cm" svg:x="15.646cm" svg:y="6.962cm" svg:viewBox="0 0 159 158" draw:points="0,0 80,158 159,0 0,0">
          <text:p/>
        </draw:polyline>
        <draw:polygon draw:style-name="gr146" draw:text-style-name="P9" draw:layer="layout" svg:width="0.315cm" svg:height="0.087cm" svg:x="15.567cm" svg:y="8.16cm" svg:viewBox="0 0 316 88" draw:points="0,0 316,0 316,88 0,88">
          <text:p/>
        </draw:polygon>
        <draw:polygon draw:style-name="gr146" draw:text-style-name="P9" draw:layer="layout" svg:width="0.158cm" svg:height="0.157cm" svg:x="15.646cm" svg:y="8.124cm" svg:viewBox="0 0 159 158" draw:points="0,158 159,158 80,0">
          <text:p/>
        </draw:polygon>
        <draw:polyline draw:style-name="gr114" draw:text-style-name="P9" draw:layer="layout" svg:width="0.158cm" svg:height="0.157cm" svg:x="15.646cm" svg:y="8.124cm" svg:viewBox="0 0 159 158" draw:points="0,158 159,158 80,0 0,158">
          <text:p/>
        </draw:polyline>
        <draw:polygon draw:style-name="gr147" draw:text-style-name="P9" draw:layer="layout" svg:width="0.315cm" svg:height="0.087cm" svg:x="15.567cm" svg:y="9.321cm" svg:viewBox="0 0 316 88" draw:points="0,0 316,0 316,88 0,88">
          <text:p/>
        </draw:polygon>
        <draw:polygon draw:style-name="gr147" draw:text-style-name="P9" draw:layer="layout" svg:width="0.158cm" svg:height="0.157cm" svg:x="15.646cm" svg:y="9.285cm" svg:viewBox="0 0 159 158" draw:points="0,0 0,158 159,80">
          <text:p/>
        </draw:polygon>
        <draw:polyline draw:style-name="gr114" draw:text-style-name="P9" draw:layer="layout" svg:width="0.158cm" svg:height="0.157cm" svg:x="15.646cm" svg:y="9.285cm" svg:viewBox="0 0 159 158" draw:points="0,0 0,158 159,80 0,0">
          <text:p/>
        </draw:polyline>
        <draw:frame draw:style-name="gr222" draw:text-style-name="P21" draw:layer="layout" svg:width="3.453cm" svg:height="0.569cm" svg:x="15.94cm" svg:y="4.611cm">
          <draw:text-box>
            <text:p><text:span text:style-name="T15">Säulenszenario 16x16, </text:span></text:p>
          </draw:text-box>
        </draw:frame>
        <draw:frame draw:style-name="gr223" draw:text-style-name="P21" draw:layer="layout" svg:width="3.228cm" svg:height="0.569cm" svg:x="15.94cm" svg:y="4.979cm">
          <draw:text-box>
            <text:p><text:span text:style-name="T15">einfache Richtungsän</text:span></text:p>
          </draw:text-box>
        </draw:frame>
        <draw:frame draw:style-name="gr112" draw:text-style-name="P21" draw:layer="layout" svg:width="0.595cm" svg:height="0.569cm" svg:x="18.712cm" svg:y="4.979cm">
          <draw:text-box>
            <text:p><text:span text:style-name="T15">-</text:span></text:p>
          </draw:text-box>
        </draw:frame>
        <draw:frame draw:style-name="gr224" draw:text-style-name="P21" draw:layer="layout" svg:width="1.378cm" svg:height="0.569cm" svg:x="15.94cm" svg:y="5.348cm">
          <draw:text-box>
            <text:p><text:span text:style-name="T15">derung</text:span></text:p>
          </draw:text-box>
        </draw:frame>
        <draw:frame draw:style-name="gr222" draw:text-style-name="P21" draw:layer="layout" svg:width="3.453cm" svg:height="0.569cm" svg:x="15.94cm" svg:y="5.773cm">
          <draw:text-box>
            <text:p><text:span text:style-name="T15">Säulenszenario 32x32, </text:span></text:p>
          </draw:text-box>
        </draw:frame>
        <draw:frame draw:style-name="gr223" draw:text-style-name="P21" draw:layer="layout" svg:width="3.228cm" svg:height="0.569cm" svg:x="15.94cm" svg:y="6.141cm">
          <draw:text-box>
            <text:p><text:span text:style-name="T15">einfache Richtungsän</text:span></text:p>
          </draw:text-box>
        </draw:frame>
        <draw:frame draw:style-name="gr112" draw:text-style-name="P21" draw:layer="layout" svg:width="0.595cm" svg:height="0.569cm" svg:x="18.712cm" svg:y="6.141cm">
          <draw:text-box>
            <text:p><text:span text:style-name="T15">-</text:span></text:p>
          </draw:text-box>
        </draw:frame>
        <draw:frame draw:style-name="gr224" draw:text-style-name="P21" draw:layer="layout" svg:width="1.378cm" svg:height="0.569cm" svg:x="15.94cm" svg:y="6.509cm">
          <draw:text-box>
            <text:p><text:span text:style-name="T15">derung</text:span></text:p>
          </draw:text-box>
        </draw:frame>
        <draw:frame draw:style-name="gr225" draw:text-style-name="P21" draw:layer="layout" svg:width="3.381cm" svg:height="0.569cm" svg:x="15.94cm" svg:y="6.933cm">
          <draw:text-box>
            <text:p><text:span text:style-name="T15">Schwieriges Szenario, </text:span></text:p>
          </draw:text-box>
        </draw:frame>
        <draw:frame draw:style-name="gr226" draw:text-style-name="P21" draw:layer="layout" svg:width="3.19cm" svg:height="0.569cm" svg:x="15.94cm" svg:y="7.301cm">
          <draw:text-box>
            <text:p><text:span text:style-name="T15">ohne Richtungsänder</text:span></text:p>
          </draw:text-box>
        </draw:frame>
        <draw:frame draw:style-name="gr112" draw:text-style-name="P21" draw:layer="layout" svg:width="0.595cm" svg:height="0.569cm" svg:x="18.66cm" svg:y="7.301cm">
          <draw:text-box>
            <text:p><text:span text:style-name="T15">-</text:span></text:p>
          </draw:text-box>
        </draw:frame>
        <draw:frame draw:style-name="gr112" draw:text-style-name="P21" draw:layer="layout" svg:width="0.972cm" svg:height="0.569cm" svg:x="15.94cm" svg:y="7.67cm">
          <draw:text-box>
            <text:p><text:span text:style-name="T15">ung</text:span></text:p>
          </draw:text-box>
        </draw:frame>
        <draw:frame draw:style-name="gr227" draw:text-style-name="P21" draw:layer="layout" svg:width="3.131cm" svg:height="0.569cm" svg:x="15.94cm" svg:y="8.095cm">
          <draw:text-box>
            <text:p><text:span text:style-name="T15">Säulenszenario, intel</text:span></text:p>
          </draw:text-box>
        </draw:frame>
        <draw:frame draw:style-name="gr112" draw:text-style-name="P21" draw:layer="layout" svg:width="0.595cm" svg:height="0.569cm" svg:x="18.581cm" svg:y="8.095cm">
          <draw:text-box>
            <text:p><text:span text:style-name="T15">-</text:span></text:p>
          </draw:text-box>
        </draw:frame>
        <draw:frame draw:style-name="gr228" draw:text-style-name="P21" draw:layer="layout" svg:width="2.856cm" svg:height="0.569cm" svg:x="15.94cm" svg:y="8.463cm">
          <draw:text-box>
            <text:p><text:span text:style-name="T15">ligentes Zielobjekt </text:span></text:p>
          </draw:text-box>
        </draw:frame>
        <draw:frame draw:style-name="gr229" draw:text-style-name="P21" draw:layer="layout" svg:width="2.987cm" svg:height="0.569cm" svg:x="15.94cm" svg:y="8.831cm">
          <draw:text-box>
            <text:p><text:span text:style-name="T15">(Geschwindigkeit 1)</text:span></text:p>
          </draw:text-box>
        </draw:frame>
        <draw:frame draw:style-name="gr227" draw:text-style-name="P21" draw:layer="layout" svg:width="3.131cm" svg:height="0.569cm" svg:x="15.94cm" svg:y="9.256cm">
          <draw:text-box>
            <text:p><text:span text:style-name="T15">Säulenszenario, intel</text:span></text:p>
          </draw:text-box>
        </draw:frame>
        <draw:frame draw:style-name="gr112" draw:text-style-name="P21" draw:layer="layout" svg:width="0.595cm" svg:height="0.569cm" svg:x="18.581cm" svg:y="9.256cm">
          <draw:text-box>
            <text:p><text:span text:style-name="T15">-</text:span></text:p>
          </draw:text-box>
        </draw:frame>
        <draw:frame draw:style-name="gr230" draw:text-style-name="P21" draw:layer="layout" svg:width="2.775cm" svg:height="0.569cm" svg:x="15.94cm" svg:y="9.624cm">
          <draw:text-box>
            <text:p><text:span text:style-name="T15">ligentes Zielobjekt</text:span></text:p>
          </draw:text-box>
        </draw:frame>
        <draw:frame draw:style-name="gr231" draw:text-style-name="P22" draw:layer="layout" svg:width="2.517cm" svg:height="0.603cm" svg:x="9.15cm" svg:y="10.146cm">
          <draw:text-box>
            <text:p><text:span text:style-name="T16">maxStackSize</text:span></text:p>
          </draw:text-box>
        </draw:frame>
        <draw:frame draw:style-name="gr232" draw:text-style-name="P22" draw:layer="layout" svg:width="3.906cm" svg:height="0.603cm" draw:transform="rotate (1.5707963267946) translate (4.756cm 8.379cm)">
          <draw:text-box>
            <text:p><text:span text:style-name="T16">Qualitätsdifferenz (in %)</text:span></text:p>
          </draw:text-box>
        </draw:frame>
        <presentation:notes draw:style-name="dp2">
          <draw:page-thumbnail draw:style-name="gr14"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office:forms form:automatic-focus="false" form:apply-design-mode="false"/>
        <draw:polygon draw:style-name="gr108" draw:text-style-name="P9" draw:layer="layout" svg:width="15.207cm" svg:height="6.977cm" svg:x="4.477cm" svg:y="4.445cm" svg:viewBox="0 0 15208 6978" draw:points="0,0 15208,0 15208,6978 0,6978">
          <text:p/>
        </draw:polygon>
        <draw:polyline draw:style-name="gr109" draw:text-style-name="P9" draw:layer="layout" svg:width="9.765cm" svg:height="5.221cm" svg:x="6.049cm" svg:y="4.769cm" svg:viewBox="0 0 9766 5222" draw:points="4882,5222 0,5222 0,0 9766,0 9766,5222 4882,5222">
          <text:p/>
        </draw:polyline>
        <draw:line draw:style-name="gr109" draw:text-style-name="P9" draw:layer="layout" svg:x1="15.815cm" svg:y1="9.991cm" svg:x2="6.049cm" svg:y2="9.991cm">
          <text:p/>
        </draw:line>
        <draw:line draw:style-name="gr109" draw:text-style-name="P9" draw:layer="layout" svg:x1="15.815cm" svg:y1="9.244cm" svg:x2="6.049cm" svg:y2="9.244cm">
          <text:p/>
        </draw:line>
        <draw:line draw:style-name="gr109" draw:text-style-name="P9" draw:layer="layout" svg:x1="15.815cm" svg:y1="8.498cm" svg:x2="6.049cm" svg:y2="8.498cm">
          <text:p/>
        </draw:line>
        <draw:line draw:style-name="gr109" draw:text-style-name="P9" draw:layer="layout" svg:x1="15.815cm" svg:y1="7.752cm" svg:x2="6.049cm" svg:y2="7.752cm">
          <text:p/>
        </draw:line>
        <draw:line draw:style-name="gr109" draw:text-style-name="P9" draw:layer="layout" svg:x1="15.815cm" svg:y1="7.006cm" svg:x2="6.049cm" svg:y2="7.006cm">
          <text:p/>
        </draw:line>
        <draw:line draw:style-name="gr109" draw:text-style-name="P9" draw:layer="layout" svg:x1="15.815cm" svg:y1="6.26cm" svg:x2="6.049cm" svg:y2="6.26cm">
          <text:p/>
        </draw:line>
        <draw:line draw:style-name="gr109" draw:text-style-name="P9" draw:layer="layout" svg:x1="15.815cm" svg:y1="5.514cm" svg:x2="6.049cm" svg:y2="5.514cm">
          <text:p/>
        </draw:line>
        <draw:line draw:style-name="gr109" draw:text-style-name="P9" draw:layer="layout" svg:x1="15.815cm" svg:y1="4.767cm" svg:x2="6.049cm" svg:y2="4.767cm">
          <text:p/>
        </draw:line>
        <draw:frame draw:style-name="gr112" draw:text-style-name="P21" draw:layer="layout" svg:width="0.659cm" svg:height="0.569cm" svg:x="5.974cm" svg:y="10.286cm">
          <draw:text-box>
            <text:p><text:span text:style-name="T15">1</text:span></text:p>
          </draw:text-box>
        </draw:frame>
        <draw:frame draw:style-name="gr112" draw:text-style-name="P21" draw:layer="layout" svg:width="0.659cm" svg:height="0.569cm" svg:x="7.054cm" svg:y="10.286cm">
          <draw:text-box>
            <text:p><text:span text:style-name="T15">2</text:span></text:p>
          </draw:text-box>
        </draw:frame>
        <draw:frame draw:style-name="gr112" draw:text-style-name="P21" draw:layer="layout" svg:width="0.659cm" svg:height="0.569cm" svg:x="8.136cm" svg:y="10.286cm">
          <draw:text-box>
            <text:p><text:span text:style-name="T15">3</text:span></text:p>
          </draw:text-box>
        </draw:frame>
        <draw:frame draw:style-name="gr112" draw:text-style-name="P21" draw:layer="layout" svg:width="0.659cm" svg:height="0.569cm" svg:x="9.217cm" svg:y="10.286cm">
          <draw:text-box>
            <text:p><text:span text:style-name="T15">4</text:span></text:p>
          </draw:text-box>
        </draw:frame>
        <draw:frame draw:style-name="gr112" draw:text-style-name="P21" draw:layer="layout" svg:width="0.659cm" svg:height="0.569cm" svg:x="10.297cm" svg:y="10.286cm">
          <draw:text-box>
            <text:p><text:span text:style-name="T15">5</text:span></text:p>
          </draw:text-box>
        </draw:frame>
        <draw:frame draw:style-name="gr112" draw:text-style-name="P21" draw:layer="layout" svg:width="0.659cm" svg:height="0.569cm" svg:x="11.406cm" svg:y="10.286cm">
          <draw:text-box>
            <text:p><text:span text:style-name="T15">6</text:span></text:p>
          </draw:text-box>
        </draw:frame>
        <draw:frame draw:style-name="gr112" draw:text-style-name="P21" draw:layer="layout" svg:width="0.659cm" svg:height="0.569cm" svg:x="12.488cm" svg:y="10.286cm">
          <draw:text-box>
            <text:p><text:span text:style-name="T15">7</text:span></text:p>
          </draw:text-box>
        </draw:frame>
        <draw:frame draw:style-name="gr112" draw:text-style-name="P21" draw:layer="layout" svg:width="0.659cm" svg:height="0.569cm" svg:x="13.568cm" svg:y="10.286cm">
          <draw:text-box>
            <text:p><text:span text:style-name="T15">8</text:span></text:p>
          </draw:text-box>
        </draw:frame>
        <draw:frame draw:style-name="gr112" draw:text-style-name="P21" draw:layer="layout" svg:width="0.659cm" svg:height="0.569cm" svg:x="14.649cm" svg:y="10.286cm">
          <draw:text-box>
            <text:p><text:span text:style-name="T15">9</text:span></text:p>
          </draw:text-box>
        </draw:frame>
        <draw:frame draw:style-name="gr112" draw:text-style-name="P21" draw:layer="layout" svg:width="0.815cm" svg:height="0.569cm" svg:x="15.647cm" svg:y="10.286cm">
          <draw:text-box>
            <text:p><text:span text:style-name="T15">10</text:span></text:p>
          </draw:text-box>
        </draw:frame>
        <draw:line draw:style-name="gr109" draw:text-style-name="P9" draw:layer="layout" svg:x1="6.049cm" svg:y1="10.14cm" svg:x2="6.049cm" svg:y2="9.991cm">
          <text:p/>
        </draw:line>
        <draw:line draw:style-name="gr109" draw:text-style-name="P9" draw:layer="layout" svg:x1="7.133cm" svg:y1="10.14cm" svg:x2="7.133cm" svg:y2="9.991cm">
          <text:p/>
        </draw:line>
        <draw:line draw:style-name="gr109" draw:text-style-name="P9" draw:layer="layout" svg:x1="8.218cm" svg:y1="10.14cm" svg:x2="8.218cm" svg:y2="9.991cm">
          <text:p/>
        </draw:line>
        <draw:line draw:style-name="gr109" draw:text-style-name="P9" draw:layer="layout" svg:x1="9.304cm" svg:y1="10.14cm" svg:x2="9.304cm" svg:y2="9.991cm">
          <text:p/>
        </draw:line>
        <draw:line draw:style-name="gr109" draw:text-style-name="P9" draw:layer="layout" svg:x1="10.388cm" svg:y1="10.14cm" svg:x2="10.388cm" svg:y2="9.991cm">
          <text:p/>
        </draw:line>
        <draw:line draw:style-name="gr109" draw:text-style-name="P9" draw:layer="layout" svg:x1="11.474cm" svg:y1="10.14cm" svg:x2="11.474cm" svg:y2="9.991cm">
          <text:p/>
        </draw:line>
        <draw:line draw:style-name="gr109" draw:text-style-name="P9" draw:layer="layout" svg:x1="12.559cm" svg:y1="10.14cm" svg:x2="12.559cm" svg:y2="9.991cm">
          <text:p/>
        </draw:line>
        <draw:line draw:style-name="gr109" draw:text-style-name="P9" draw:layer="layout" svg:x1="13.644cm" svg:y1="10.14cm" svg:x2="13.644cm" svg:y2="9.991cm">
          <text:p/>
        </draw:line>
        <draw:line draw:style-name="gr109" draw:text-style-name="P9" draw:layer="layout" svg:x1="14.729cm" svg:y1="10.14cm" svg:x2="14.729cm" svg:y2="9.991cm">
          <text:p/>
        </draw:line>
        <draw:polyline draw:style-name="gr109" draw:text-style-name="P9" draw:layer="layout" svg:width="0.148cm" svg:height="9.765cm" draw:transform="rotate (1.5707963267946) translate (6.04859693576968cm 10.1401895499512cm)" svg:viewBox="0 0 149 9766" draw:points="0,21863 149,21863 149,12097">
          <text:p/>
        </draw:polyline>
        <draw:frame draw:style-name="gr112" draw:text-style-name="P21" draw:layer="layout" svg:width="0.659cm" svg:height="0.569cm" svg:x="5.641cm" svg:y="9.838cm">
          <draw:text-box>
            <text:p><text:span text:style-name="T15">0</text:span></text:p>
          </draw:text-box>
        </draw:frame>
        <draw:frame draw:style-name="gr112" draw:text-style-name="P21" draw:layer="layout" svg:width="0.659cm" svg:height="0.569cm" svg:x="5.641cm" svg:y="9.099cm">
          <draw:text-box>
            <text:p><text:span text:style-name="T15">2</text:span></text:p>
          </draw:text-box>
        </draw:frame>
        <draw:frame draw:style-name="gr112" draw:text-style-name="P21" draw:layer="layout" svg:width="0.659cm" svg:height="0.569cm" svg:x="5.641cm" svg:y="8.36cm">
          <draw:text-box>
            <text:p><text:span text:style-name="T15">4</text:span></text:p>
          </draw:text-box>
        </draw:frame>
        <draw:frame draw:style-name="gr112" draw:text-style-name="P21" draw:layer="layout" svg:width="0.659cm" svg:height="0.569cm" svg:x="5.641cm" svg:y="7.595cm">
          <draw:text-box>
            <text:p><text:span text:style-name="T15">6</text:span></text:p>
          </draw:text-box>
        </draw:frame>
        <draw:frame draw:style-name="gr112" draw:text-style-name="P21" draw:layer="layout" svg:width="0.659cm" svg:height="0.569cm" svg:x="5.641cm" svg:y="6.855cm">
          <draw:text-box>
            <text:p><text:span text:style-name="T15">8</text:span></text:p>
          </draw:text-box>
        </draw:frame>
        <draw:frame draw:style-name="gr112" draw:text-style-name="P21" draw:layer="layout" svg:width="0.815cm" svg:height="0.569cm" svg:x="5.475cm" svg:y="6.117cm">
          <draw:text-box>
            <text:p><text:span text:style-name="T15">10</text:span></text:p>
          </draw:text-box>
        </draw:frame>
        <draw:frame draw:style-name="gr112" draw:text-style-name="P21" draw:layer="layout" svg:width="0.815cm" svg:height="0.569cm" svg:x="5.475cm" svg:y="5.378cm">
          <draw:text-box>
            <text:p><text:span text:style-name="T15">12</text:span></text:p>
          </draw:text-box>
        </draw:frame>
        <draw:frame draw:style-name="gr112" draw:text-style-name="P21" draw:layer="layout" svg:width="0.815cm" svg:height="0.569cm" svg:x="5.475cm" svg:y="4.613cm">
          <draw:text-box>
            <text:p><text:span text:style-name="T15">14</text:span></text:p>
          </draw:text-box>
        </draw:frame>
        <draw:line draw:style-name="gr109" draw:text-style-name="P9" draw:layer="layout" svg:x1="5.899cm" svg:y1="9.991cm" svg:x2="6.049cm" svg:y2="9.991cm">
          <text:p/>
        </draw:line>
        <draw:line draw:style-name="gr109" draw:text-style-name="P9" draw:layer="layout" svg:x1="5.899cm" svg:y1="9.244cm" svg:x2="6.049cm" svg:y2="9.244cm">
          <text:p/>
        </draw:line>
        <draw:line draw:style-name="gr109" draw:text-style-name="P9" draw:layer="layout" svg:x1="5.899cm" svg:y1="8.498cm" svg:x2="6.049cm" svg:y2="8.498cm">
          <text:p/>
        </draw:line>
        <draw:line draw:style-name="gr109" draw:text-style-name="P9" draw:layer="layout" svg:x1="5.899cm" svg:y1="7.752cm" svg:x2="6.049cm" svg:y2="7.752cm">
          <text:p/>
        </draw:line>
        <draw:line draw:style-name="gr109" draw:text-style-name="P9" draw:layer="layout" svg:x1="5.899cm" svg:y1="7.006cm" svg:x2="6.049cm" svg:y2="7.006cm">
          <text:p/>
        </draw:line>
        <draw:line draw:style-name="gr109" draw:text-style-name="P9" draw:layer="layout" svg:x1="5.899cm" svg:y1="6.26cm" svg:x2="6.049cm" svg:y2="6.26cm">
          <text:p/>
        </draw:line>
        <draw:line draw:style-name="gr109" draw:text-style-name="P9" draw:layer="layout" svg:x1="5.899cm" svg:y1="5.514cm" svg:x2="6.049cm" svg:y2="5.514cm">
          <text:p/>
        </draw:line>
        <draw:polyline draw:style-name="gr109" draw:text-style-name="P9" draw:layer="layout" svg:width="0.149cm" svg:height="5.222cm" svg:x="5.899cm" svg:y="4.767cm" svg:viewBox="0 0 150 5223" draw:points="0,0 150,0 150,5223">
          <text:p/>
        </draw:polyline>
        <draw:polygon draw:style-name="gr113" draw:text-style-name="P9" draw:layer="layout" svg:width="1.157cm" svg:height="1.807cm" svg:x="6.012cm" svg:y="5.368cm" svg:viewBox="0 0 1158 1808" draw:points="74,0 1158,1763 1122,1786 1085,1808 0,46 37,23">
          <text:p/>
        </draw:polygon>
        <draw:polygon draw:style-name="gr113" draw:text-style-name="P9" draw:layer="layout" svg:width="0.039cm" svg:height="0.022cm" svg:x="7.133cm" svg:y="7.13cm" svg:viewBox="0 0 40 23" draw:points="0,23 37,0 40,4">
          <text:p/>
        </draw:polygon>
        <draw:polygon draw:style-name="gr113" draw:text-style-name="P9" draw:layer="layout" svg:width="1.163cm" svg:height="2.318cm" svg:x="7.093cm" svg:y="7.134cm" svg:viewBox="0 0 1164 2319" draw:points="80,0 1164,2281 1125,2300 1085,2319 0,38 40,19">
          <text:p/>
        </draw:polygon>
        <draw:polygon draw:style-name="gr113" draw:text-style-name="P9" draw:layer="layout" svg:width="0.062cm" svg:height="0.043cm" svg:x="8.178cm" svg:y="9.435cm" svg:viewBox="0 0 63 44" draw:points="40,0 63,38 56,41 49,43 41,44 33,44 26,42 19,39 13,34 7,29 2,23 0,19">
          <text:p/>
        </draw:polygon>
        <draw:polygon draw:style-name="gr113" draw:text-style-name="P9" draw:layer="layout" svg:width="1.131cm" svg:height="0.737cm" svg:x="8.195cm" svg:y="8.735cm" svg:viewBox="0 0 1132 738" draw:points="0,662 1086,0 1109,38 1132,76 46,738 23,700">
          <text:p/>
        </draw:polygon>
        <draw:polygon draw:style-name="gr113" draw:text-style-name="P9" draw:layer="layout" svg:width="0.026cm" svg:height="0.037cm" svg:x="9.304cm" svg:y="8.773cm" svg:viewBox="0 0 27 38" draw:points="0,0 27,35 23,38">
          <text:p/>
        </draw:polygon>
        <draw:polygon draw:style-name="gr113" draw:text-style-name="P9" draw:layer="layout" svg:width="1.138cm" svg:height="0.89cm" svg:x="9.277cm" svg:y="7.917cm" svg:viewBox="0 0 1139 891" draw:points="0,821 1085,0 1112,35 1139,70 54,891 27,856">
          <text:p/>
        </draw:polygon>
        <draw:polygon draw:style-name="gr113" draw:text-style-name="P9" draw:layer="layout" svg:width="0.062cm" svg:height="0.043cm" svg:x="10.361cm" svg:y="7.908cm" svg:viewBox="0 0 63 44" draw:points="27,44 0,9 7,5 14,2 21,0 29,0 37,1 44,3 51,7 57,12 62,17 63,18">
          <text:p/>
        </draw:polygon>
        <draw:polygon draw:style-name="gr113" draw:text-style-name="P9" draw:layer="layout" svg:width="1.156cm" svg:height="1.57cm" svg:x="10.352cm" svg:y="7.926cm" svg:viewBox="0 0 1157 1571" draw:points="72,0 1157,1519 1122,1545 1086,1571 0,52 36,26">
          <text:p/>
        </draw:polygon>
        <draw:polygon draw:style-name="gr113" draw:text-style-name="P9" draw:layer="layout" svg:width="0.046cm" svg:height="0.043cm" svg:x="11.438cm" svg:y="9.47cm" svg:viewBox="0 0 47 44" draw:points="36,0 47,43 40,44 32,44 24,42 17,40 11,36 5,31 0,26">
          <text:p/>
        </draw:polygon>
        <draw:polygon draw:style-name="gr113" draw:text-style-name="P9" draw:layer="layout" svg:width="1.106cm" svg:height="0.366cm" svg:x="11.463cm" svg:y="9.146cm" svg:viewBox="0 0 1107 367" draw:points="0,282 1085,0 1096,43 1107,86 22,367 11,324">
          <text:p/>
        </draw:polygon>
        <draw:polygon draw:style-name="gr113" draw:text-style-name="P9" draw:layer="layout" svg:width="0.031cm" svg:height="0.043cm" svg:x="12.548cm" svg:y="9.145cm" svg:viewBox="0 0 32 44" draw:points="11,44 0,1 7,0 15,0 23,2 30,4 32,6">
          <text:p/>
        </draw:polygon>
        <draw:polygon draw:style-name="gr113" draw:text-style-name="P9" draw:layer="layout" svg:width="1.127cm" svg:height="0.681cm" svg:x="12.538cm" svg:y="9.151cm" svg:viewBox="0 0 1128 682" draw:points="42,0 1128,606 1107,644 1086,682 0,76 21,38">
          <text:p/>
        </draw:polygon>
        <draw:polygon draw:style-name="gr113" draw:text-style-name="P9" draw:layer="layout" svg:width="0.021cm" svg:height="0.043cm" svg:x="13.623cm" svg:y="9.795cm" svg:viewBox="0 0 22 44" draw:points="21,0 22,44 15,44 7,42 0,39 0,38">
          <text:p/>
        </draw:polygon>
        <draw:polygon draw:style-name="gr113" draw:text-style-name="P9" draw:layer="layout" svg:width="1.086cm" svg:height="0.115cm" svg:x="13.643cm" svg:y="9.722cm" svg:viewBox="0 0 1087 116" draw:points="0,29 1085,0 1086,44 1087,88 2,116 1,73">
          <text:p/>
        </draw:polygon>
        <draw:polygon draw:style-name="gr113" draw:text-style-name="P9" draw:layer="layout" svg:width="0.001cm" svg:height="0.043cm" svg:x="14.729cm" svg:y="9.766cm" svg:viewBox="0 0 2 44" draw:points="0,0 2,44 1,44">
          <text:p/>
        </draw:polygon>
        <draw:polygon draw:style-name="gr113" draw:text-style-name="P9" draw:layer="layout" svg:width="1.089cm" svg:height="0.147cm" svg:x="14.727cm" svg:y="9.661cm" svg:viewBox="0 0 1090 148" draw:points="0,61 1086,0 1088,44 1090,88 4,148 2,105">
          <text:p/>
        </draw:polygon>
        <draw:polygon draw:style-name="gr113" draw:text-style-name="P9" draw:layer="layout" svg:width="0.248cm" svg:height="0.248cm" svg:x="5.924cm" svg:y="5.266cm" svg:viewBox="0 0 249 249" draw:points="0,0 0,249 249,249 249,0">
          <text:p/>
        </draw:polygon>
        <draw:polyline draw:style-name="gr114" draw:text-style-name="P9" draw:layer="layout" svg:width="0.248cm" svg:height="0.248cm" svg:x="5.924cm" svg:y="5.266cm" svg:viewBox="0 0 249 249" draw:points="0,0 0,249 249,249 249,0 0,0">
          <text:p/>
        </draw:polyline>
        <draw:polygon draw:style-name="gr115" draw:text-style-name="P9" draw:layer="layout" svg:width="0.248cm" svg:height="0.248cm" svg:x="7.009cm" svg:y="7.029cm" svg:viewBox="0 0 249 249" draw:points="0,0 0,249 249,249 249,0">
          <text:p/>
        </draw:polygon>
        <draw:polyline draw:style-name="gr114" draw:text-style-name="P9" draw:layer="layout" svg:width="0.248cm" svg:height="0.248cm" svg:x="7.009cm" svg:y="7.029cm" svg:viewBox="0 0 249 249" draw:points="0,0 0,249 249,249 249,0 0,0">
          <text:p/>
        </draw:polyline>
        <draw:polygon draw:style-name="gr115" draw:text-style-name="P9" draw:layer="layout" svg:width="0.248cm" svg:height="0.248cm" svg:x="8.093cm" svg:y="9.31cm" svg:viewBox="0 0 249 249" draw:points="0,0 0,249 249,249 249,0">
          <text:p/>
        </draw:polygon>
        <draw:polyline draw:style-name="gr114" draw:text-style-name="P9" draw:layer="layout" svg:width="0.248cm" svg:height="0.248cm" svg:x="8.093cm" svg:y="9.31cm" svg:viewBox="0 0 249 249" draw:points="0,0 0,249 249,249 249,0 0,0">
          <text:p/>
        </draw:polyline>
        <draw:polygon draw:style-name="gr115" draw:text-style-name="P9" draw:layer="layout" svg:width="0.248cm" svg:height="0.248cm" svg:x="9.179cm" svg:y="8.648cm" svg:viewBox="0 0 249 249" draw:points="0,0 0,249 249,249 249,0">
          <text:p/>
        </draw:polygon>
        <draw:polyline draw:style-name="gr114" draw:text-style-name="P9" draw:layer="layout" svg:width="0.248cm" svg:height="0.248cm" svg:x="9.179cm" svg:y="8.648cm" svg:viewBox="0 0 249 249" draw:points="0,0 0,249 249,249 249,0 0,0">
          <text:p/>
        </draw:polyline>
        <draw:polygon draw:style-name="gr115" draw:text-style-name="P9" draw:layer="layout" svg:width="0.248cm" svg:height="0.248cm" svg:x="10.263cm" svg:y="7.827cm" svg:viewBox="0 0 249 249" draw:points="0,0 0,249 249,249 249,0">
          <text:p/>
        </draw:polygon>
        <draw:polyline draw:style-name="gr114" draw:text-style-name="P9" draw:layer="layout" svg:width="0.248cm" svg:height="0.248cm" svg:x="10.263cm" svg:y="7.827cm" svg:viewBox="0 0 249 249" draw:points="0,0 0,249 249,249 249,0 0,0">
          <text:p/>
        </draw:polyline>
        <draw:polygon draw:style-name="gr115" draw:text-style-name="P9" draw:layer="layout" svg:width="0.248cm" svg:height="0.248cm" svg:x="11.349cm" svg:y="9.346cm" svg:viewBox="0 0 249 249" draw:points="0,0 0,249 249,249 249,0">
          <text:p/>
        </draw:polygon>
        <draw:polyline draw:style-name="gr114" draw:text-style-name="P9" draw:layer="layout" svg:width="0.248cm" svg:height="0.248cm" svg:x="11.349cm" svg:y="9.346cm" svg:viewBox="0 0 249 249" draw:points="0,0 0,249 249,249 249,0 0,0">
          <text:p/>
        </draw:polyline>
        <draw:polygon draw:style-name="gr115" draw:text-style-name="P9" draw:layer="layout" svg:width="0.248cm" svg:height="0.248cm" svg:x="12.434cm" svg:y="9.064cm" svg:viewBox="0 0 249 249" draw:points="0,0 0,249 249,249 249,0">
          <text:p/>
        </draw:polygon>
        <draw:polyline draw:style-name="gr114" draw:text-style-name="P9" draw:layer="layout" svg:width="0.248cm" svg:height="0.248cm" svg:x="12.434cm" svg:y="9.064cm" svg:viewBox="0 0 249 249" draw:points="0,0 0,249 249,249 249,0 0,0">
          <text:p/>
        </draw:polyline>
        <draw:polygon draw:style-name="gr115" draw:text-style-name="P9" draw:layer="layout" svg:width="0.248cm" svg:height="0.248cm" svg:x="13.519cm" svg:y="9.67cm" svg:viewBox="0 0 249 249" draw:points="0,0 0,249 249,249 249,0">
          <text:p/>
        </draw:polygon>
        <draw:polyline draw:style-name="gr114" draw:text-style-name="P9" draw:layer="layout" svg:width="0.248cm" svg:height="0.248cm" svg:x="13.519cm" svg:y="9.67cm" svg:viewBox="0 0 249 249" draw:points="0,0 0,249 249,249 249,0 0,0">
          <text:p/>
        </draw:polyline>
        <draw:polygon draw:style-name="gr115" draw:text-style-name="P9" draw:layer="layout" svg:width="0.248cm" svg:height="0.248cm" svg:x="14.604cm" svg:y="9.642cm" svg:viewBox="0 0 249 249" draw:points="0,0 0,249 249,249 249,0">
          <text:p/>
        </draw:polygon>
        <draw:polyline draw:style-name="gr114" draw:text-style-name="P9" draw:layer="layout" svg:width="0.248cm" svg:height="0.248cm" svg:x="14.604cm" svg:y="9.642cm" svg:viewBox="0 0 249 249" draw:points="0,0 0,249 249,249 249,0 0,0">
          <text:p/>
        </draw:polyline>
        <draw:polygon draw:style-name="gr115" draw:text-style-name="P9" draw:layer="layout" svg:width="0.248cm" svg:height="0.248cm" svg:x="15.69cm" svg:y="9.581cm" svg:viewBox="0 0 249 249" draw:points="0,0 0,249 249,249 249,0">
          <text:p/>
        </draw:polygon>
        <draw:polyline draw:style-name="gr114" draw:text-style-name="P9" draw:layer="layout" svg:width="0.248cm" svg:height="0.248cm" svg:x="15.69cm" svg:y="9.581cm" svg:viewBox="0 0 249 249" draw:points="0,0 0,249 249,249 249,0 0,0">
          <text:p/>
        </draw:polyline>
        <draw:polygon draw:style-name="gr115" draw:text-style-name="P9" draw:layer="layout" svg:width="0.315cm" svg:height="0.087cm" svg:x="16.386cm" svg:y="7.633cm" svg:viewBox="0 0 316 88" draw:points="0,0 316,0 316,88 0,88">
          <text:p/>
        </draw:polygon>
        <draw:polygon draw:style-name="gr115" draw:text-style-name="P9" draw:layer="layout" svg:width="0.158cm" svg:height="0.157cm" svg:x="16.465cm" svg:y="7.597cm" svg:viewBox="0 0 159 158" draw:points="0,0 0,158 159,158 159,0">
          <text:p/>
        </draw:polygon>
        <draw:polyline draw:style-name="gr114" draw:text-style-name="P9" draw:layer="layout" svg:width="0.158cm" svg:height="0.157cm" svg:x="16.465cm" svg:y="7.597cm" svg:viewBox="0 0 159 158" draw:points="0,0 0,158 159,158 159,0 0,0">
          <text:p/>
        </draw:polyline>
        <draw:frame draw:style-name="gr233" draw:text-style-name="P21" draw:layer="layout" svg:width="2.411cm" svg:height="0.569cm" svg:x="16.756cm" svg:y="7.568cm">
          <draw:text-box>
            <text:p><text:span text:style-name="T15">Sich zufällig be</text:span></text:p>
          </draw:text-box>
        </draw:frame>
        <draw:frame draw:style-name="gr112" draw:text-style-name="P21" draw:layer="layout" svg:width="0.595cm" svg:height="0.569cm" svg:x="18.683cm" svg:y="7.568cm">
          <draw:text-box>
            <text:p><text:span text:style-name="T15">-</text:span></text:p>
          </draw:text-box>
        </draw:frame>
        <draw:frame draw:style-name="gr211" draw:text-style-name="P21" draw:layer="layout" svg:width="2.758cm" svg:height="0.569cm" svg:x="16.756cm" svg:y="7.936cm">
          <draw:text-box>
            <text:p><text:span text:style-name="T15">wegende Agenten</text:span></text:p>
          </draw:text-box>
        </draw:frame>
        <draw:frame draw:style-name="gr234" draw:text-style-name="P22" draw:layer="layout" svg:width="3.351cm" svg:height="0.603cm" svg:x="9.3cm" svg:y="10.781cm">
          <draw:text-box>
            <text:p><text:span text:style-name="T16">Anzahl Experimente</text:span></text:p>
          </draw:text-box>
        </draw:frame>
        <draw:frame draw:style-name="gr235" draw:text-style-name="P22" draw:layer="layout" svg:width="2.479cm" svg:height="0.603cm" draw:transform="rotate (1.5707963267946) translate (5.1cm 8.29cm)">
          <draw:text-box>
            <text:p><text:span text:style-name="T16">Varianz (in %)</text:span></text:p>
          </draw:text-box>
        </draw:frame>
        <presentation:notes draw:style-name="dp2">
          <draw:page-thumbnail draw:style-name="gr14" draw:layer="layout" svg:width="13.968cm" svg:height="10.476cm" svg:x="3.81cm" svg:y="2.123cm" draw:page-number="44" presentation:class="page"/>
          <draw:frame presentation:style-name="pr2" draw:text-style-name="P27" draw:layer="layout" svg:width="17.271cm" svg:height="12.32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107" draw:text-style-name="P9" draw:layer="layout" svg:width="15.237cm" svg:height="6.978cm" svg:x="6.35cm" svg:y="3.817cm">
          <draw:image xlink:href="Pictures/200008BC00003BA600001B639AD8580D.svm" xlink:type="simple" xlink:show="embed" xlink:actuate="onLoad">
            <text:p/>
          </draw:image>
        </draw:frame>
        <presentation:notes draw:style-name="dp2">
          <draw:page-thumbnail draw:style-name="gr14"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107" draw:text-style-name="P9" draw:layer="layout" svg:width="15.208cm" svg:height="6.953cm" svg:x="2.857cm" svg:y="2.857cm">
          <draw:image xlink:href="Pictures/2000071800003B8900001B4AD397E596.svm" xlink:type="simple" xlink:show="embed" xlink:actuate="onLoad">
            <text:p/>
          </draw:image>
        </draw:frame>
        <presentation:notes draw:style-name="dp2">
          <draw:page-thumbnail draw:style-name="gr14" draw:layer="layout" svg:width="13.968cm" svg:height="10.476cm" svg:x="3.81cm" svg:y="2.123cm" draw:page-number="46"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117H23M14S</meta:editing-duration>
    <meta:editing-cycles>36</meta:editing-cycles>
    <dc:date>2009-03-16T23:31:54.90</dc:date>
    <dc:creator>Clemens Lode</dc:creator>
    <meta:generator>OpenOffice.org/3.0$Win32 OpenOffice.org_project/300m9$Build-9358</meta:generator>
    <meta:document-statistic meta:object-count="73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